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44pt"/>
    </style:style>
    <style:style style:name="co2" style:family="table-column">
      <style:table-column-properties fo:break-before="auto" style:column-width="18.99pt"/>
    </style:style>
    <style:style style:name="co3" style:family="table-column">
      <style:table-column-properties fo:break-before="auto" style:column-width="48.19pt"/>
    </style:style>
    <style:style style:name="co4" style:family="table-column">
      <style:table-column-properties fo:break-before="auto" style:column-width="109.5pt"/>
    </style:style>
    <style:style style:name="co5" style:family="table-column">
      <style:table-column-properties fo:break-before="auto" style:column-width="63.44pt"/>
    </style:style>
    <style:style style:name="co6" style:family="table-column">
      <style:table-column-properties fo:break-before="auto" style:column-width="52.36pt"/>
    </style:style>
    <style:style style:name="co7" style:family="table-column">
      <style:table-column-properties fo:break-before="auto" style:column-width="53.21pt"/>
    </style:style>
    <style:style style:name="co8" style:family="table-column">
      <style:table-column-properties fo:break-before="auto" style:column-width="126.14pt"/>
    </style:style>
    <style:style style:name="co9" style:family="table-column">
      <style:table-column-properties fo:break-before="auto" style:column-width="54.74pt"/>
    </style:style>
    <style:style style:name="co10" style:family="table-column">
      <style:table-column-properties fo:break-before="auto" style:column-width="72.99pt"/>
    </style:style>
    <style:style style:name="co11" style:family="table-column">
      <style:table-column-properties fo:break-before="auto" style:column-width="56.35pt"/>
    </style:style>
    <style:style style:name="co12" style:family="table-column">
      <style:table-column-properties fo:break-before="auto" style:column-width="43.65pt"/>
    </style:style>
    <style:style style:name="co13" style:family="table-column">
      <style:table-column-properties fo:break-before="auto" style:column-width="92.86pt"/>
    </style:style>
    <style:style style:name="co14" style:family="table-column">
      <style:table-column-properties fo:break-before="auto" style:column-width="57.15pt"/>
    </style:style>
    <style:style style:name="co15" style:family="table-column">
      <style:table-column-properties fo:break-before="auto" style:column-width="143.66pt"/>
    </style:style>
    <style:style style:name="co16" style:family="table-column">
      <style:table-column-properties fo:break-before="auto" style:column-width="69pt"/>
    </style:style>
    <style:style style:name="co17" style:family="table-column">
      <style:table-column-properties fo:break-before="auto" style:column-width="59.5pt"/>
    </style:style>
    <style:style style:name="co18" style:family="table-column">
      <style:table-column-properties fo:break-before="auto" style:column-width="60.29pt"/>
    </style:style>
    <style:style style:name="co19" style:family="table-column">
      <style:table-column-properties fo:break-before="auto" style:column-width="130.14pt"/>
    </style:style>
    <style:style style:name="co20" style:family="table-column">
      <style:table-column-properties fo:break-before="auto" style:column-width="48.39pt"/>
    </style:style>
    <style:style style:name="co21" style:family="table-column">
      <style:table-column-properties fo:break-before="auto" style:column-width="311.16pt"/>
    </style:style>
    <style:style style:name="co22" style:family="table-column">
      <style:table-column-properties fo:break-before="auto" style:column-width="49.21pt"/>
    </style:style>
    <style:style style:name="co28" style:family="table-column">
      <style:table-column-properties fo:break-before="auto" style:column-width="75.4pt"/>
    </style:style>
    <style:style style:name="co27" style:family="table-column">
      <style:table-column-properties fo:break-before="auto" style:column-width="50.8pt"/>
    </style:style>
    <style:style style:name="co29" style:family="table-column">
      <style:table-column-properties fo:break-before="auto" style:column-width="47.59pt"/>
    </style:style>
    <style:style style:name="co30" style:family="table-column">
      <style:table-column-properties fo:break-before="auto" style:column-width="45.24pt"/>
    </style:style>
    <style:style style:name="co31" style:family="table-column">
      <style:table-column-properties fo:break-before="auto" style:column-width="50pt"/>
    </style:style>
    <style:style style:name="co32" style:family="table-column">
      <style:table-column-properties fo:break-before="auto" style:column-width="146.81pt"/>
    </style:style>
    <style:style style:name="co33" style:family="table-column">
      <style:table-column-properties fo:break-before="auto" style:column-width="44.45pt"/>
    </style:style>
    <style:style style:name="co34" style:family="table-column">
      <style:table-column-properties fo:break-before="auto" style:column-width="86.51pt"/>
    </style:style>
    <style:style style:name="co35" style:family="table-column">
      <style:table-column-properties fo:break-before="auto" style:column-width="61.91pt"/>
    </style:style>
    <style:style style:name="co36" style:family="table-column">
      <style:table-column-properties fo:break-before="auto" style:column-width="46.06pt"/>
    </style:style>
    <style:style style:name="co37" style:family="table-column">
      <style:table-column-properties fo:break-before="auto" style:column-width="173.79pt"/>
    </style:style>
    <style:style style:name="co38" style:family="table-column">
      <style:table-column-properties fo:break-before="auto" style:column-width="61.09pt"/>
    </style:style>
    <style:style style:name="co39" style:family="table-column">
      <style:table-column-properties fo:break-before="auto" style:column-width="215.89pt"/>
    </style:style>
    <style:style style:name="co40" style:family="table-column">
      <style:table-column-properties fo:break-before="auto" style:column-width="102.36pt"/>
    </style:style>
    <style:style style:name="ro1" style:family="table-row">
      <style:table-row-properties style:row-height="18.74pt" fo:break-before="auto" style:use-optimal-row-height="true"/>
    </style:style>
    <style:style style:name="ro2" style:family="table-row">
      <style:table-row-properties style:row-height="15.76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12.76pt" fo:break-before="auto" style:use-optimal-row-height="true"/>
    </style:style>
    <style:style style:name="ro5" style:family="table-row">
      <style:table-row-properties style:row-height="12.76pt" fo:break-before="auto" style:use-optimal-row-height="false"/>
    </style:style>
    <style:style style:name="ro6" style:family="table-row">
      <style:table-row-properties style:row-height="25.14pt" fo:break-before="auto" style:use-optimal-row-height="false"/>
    </style:style>
    <style:style style:name="ro7" style:family="table-row">
      <style:table-row-properties style:row-height="25.51pt" fo:break-before="auto" style:use-optimal-row-height="false"/>
    </style:style>
    <style:style style:name="ro8" style:family="table-row">
      <style:table-row-properties style:row-height="33pt" fo:break-before="auto" style:use-optimal-row-height="false"/>
    </style:style>
    <style:style style:name="ro9" style:family="table-row">
      <style:table-row-properties style:row-height="15pt" fo:break-before="auto" style:use-optimal-row-height="false"/>
    </style:style>
    <style:style style:name="ro10" style:family="table-row">
      <style:table-row-properties style:row-height="39.6pt" fo:break-before="auto" style:use-optimal-row-height="true"/>
    </style:style>
    <style:style style:name="ro11" style:family="table-row">
      <style:table-row-properties style:row-height="49.24pt" fo:break-before="auto" style:use-optimal-row-height="true"/>
    </style:style>
    <style:style style:name="ro12" style:family="table-row">
      <style:table-row-properties style:row-height="13.8pt" fo:break-before="auto" style:use-optimal-row-height="true"/>
    </style:style>
    <style:style style:name="ro13" style:family="table-row">
      <style:table-row-properties style:row-height="24.01pt" fo:break-before="auto" style:use-optimal-row-height="true"/>
    </style:style>
    <style:style style:name="ro14" style:family="table-row">
      <style:table-row-properties style:row-height="36pt" fo:break-before="auto" style:use-optimal-row-height="true"/>
    </style:style>
    <style:style style:name="ro15" style:family="table-row">
      <style:table-row-properties style:row-height="11.99pt" fo:break-before="auto" style:use-optimal-row-height="true"/>
    </style:style>
    <style:style style:name="ro16" style:family="table-row">
      <style:table-row-properties style:row-height="47.99pt" fo:break-before="auto" style:use-optimal-row-height="true"/>
    </style:style>
    <style:style style:name="ro28" style:family="table-row">
      <style:table-row-properties style:row-height="38.24pt" fo:break-before="auto" style:use-optimal-row-height="true"/>
    </style:style>
    <style:style style:name="ro29" style:family="table-row">
      <style:table-row-properties style:row-height="35.26pt" fo:break-before="auto" style:use-optimal-row-height="false"/>
    </style:style>
    <style:style style:name="ro30" style:family="table-row">
      <style:table-row-properties style:row-height="37.5pt" fo:break-before="auto" style:use-optimal-row-height="false"/>
    </style:style>
    <style:style style:name="ro31" style:family="table-row">
      <style:table-row-properties style:row-height="53.26pt" fo:break-before="auto" style:use-optimal-row-height="false"/>
    </style:style>
    <style:style style:name="ro21" style:family="table-row">
      <style:table-row-properties style:row-height="46.26pt" fo:break-before="auto" style:use-optimal-row-height="true"/>
    </style:style>
    <style:style style:name="ro22" style:family="table-row">
      <style:table-row-properties style:row-height="78.21pt" fo:break-before="auto" style:use-optimal-row-height="true"/>
    </style:style>
    <style:style style:name="ro23" style:family="table-row">
      <style:table-row-properties style:row-height="29.96pt" fo:break-before="auto" style:use-optimal-row-height="true"/>
    </style:style>
    <style:style style:name="ro24" style:family="table-row">
      <style:table-row-properties style:row-height="12.81pt" fo:break-before="auto" style:use-optimal-row-height="true"/>
    </style:style>
    <style:style style:name="ro25" style:family="table-row">
      <style:table-row-properties style:row-height="19.39pt" fo:break-before="auto" style:use-optimal-row-height="true"/>
    </style:style>
    <style:style style:name="ro26" style:family="table-row">
      <style:table-row-properties style:row-height="20.35pt" fo:break-before="auto" style:use-optimal-row-height="true"/>
    </style:style>
    <style:style style:name="ro27" style:family="table-row">
      <style:table-row-properties style:row-height="24.6pt" fo:break-before="auto" style:use-optimal-row-height="false"/>
    </style:style>
    <style:style style:name="ro32" style:family="table-row">
      <style:table-row-properties style:row-height="37.3pt" fo:break-before="auto" style:use-optimal-row-height="true"/>
    </style:style>
    <style:style style:name="ro33" style:family="table-row">
      <style:table-row-properties style:row-height="28.35pt" fo:break-before="auto" style:use-optimal-row-height="true"/>
    </style:style>
    <style:style style:name="ro34" style:family="table-row">
      <style:table-row-properties style:row-height="51pt" fo:break-before="auto" style:use-optimal-row-height="false"/>
    </style:style>
    <style:style style:name="ro35" style:family="table-row">
      <style:table-row-properties style:row-height="64.15pt" fo:break-before="auto" style:use-optimal-row-height="true"/>
    </style:style>
    <style:style style:name="ta1" style:family="table" style:master-page-name="PageStyle_5f_1_20_Methodology_20__26__20_Index">
      <style:table-properties table:display="true" style:writing-mode="lr-tb"/>
    </style:style>
    <style:style style:name="ta2" style:family="table" style:master-page-name="PageStyle_5f_2_20_MA_20_Step_20_1_20__26__20_5th_20_Yr">
      <style:table-properties table:display="true" style:writing-mode="lr-tb"/>
    </style:style>
    <style:style style:name="ta3" style:family="table" style:master-page-name="PageStyle_5f_3_20_MA30_20_Highest_20_w-o_20__26__20_w_20_PhD">
      <style:table-properties table:display="true" style:writing-mode="lr-tb"/>
    </style:style>
    <style:style style:name="ta4" style:family="table" style:master-page-name="PageStyle_5f_4_20_Steps_20_Cols">
      <style:table-properties table:display="true" style:writing-mode="lr-tb"/>
    </style:style>
    <style:style style:name="ta6" style:family="table" style:master-page-name="PageStyle_5f_6_20_FT_20_MA_20_Steps_20_1_20__26__20_5">
      <style:table-properties table:display="true" style:writing-mode="lr-tb"/>
    </style:style>
    <style:style style:name="ta7" style:family="table" style:master-page-name="PageStyle_5f_7_20_FT_20_MA30_20_Highest_20_w-o_20__26__20_w_20_PhD">
      <style:table-properties table:display="true" style:writing-mode="lr-tb"/>
    </style:style>
    <style:style style:name="ta8" style:family="table" style:master-page-name="PageStyle_5f_8_20_FTES_20__26__20_GF_20_Funding">
      <style:table-properties table:display="true" style:writing-mode="lr-tb"/>
    </style:style>
    <style:style style:name="ta9" style:family="table" style:master-page-name="PageStyle_5f_5_20_Office_20_Hours">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2e75b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8"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19"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1"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0126">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c0c0c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c0c0c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data-style-name="N10126">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10129">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136">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136">
      <style:table-cell-properties style:diagonal-bl-tr="none" style:diagonal-tl-br="none" fo:border="0.74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Excel_20_Built-in_20_Currency" style:data-style-name="N135">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35">
      <style:table-cell-properties style:diagonal-bl-tr="none" style:diagonal-tl-br="none" fo:border="0.74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10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136">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data-style-name="N1">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51" style:family="table-cell" style:parent-style-name="Default">
      <style:table-cell-properties style:diagonal-bl-tr="none" style:diagonal-tl-br="none" fo:border="0.74pt solid #000000" style:rotation-align="none"/>
    </style:style>
    <style:style style:name="ce52" style:family="table-cell" style:parent-style-name="Default">
      <style:table-cell-properties fo:background-color="#bfbfb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 style:family="table-cell" style:parent-style-name="Default" style:data-style-name="N3">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data-style-name="N3">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 style:family="table-cell" style:parent-style-name="Default">
      <style:table-cell-properties fo:background-color="#bfbfb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 style:family="table-cell" style:parent-style-name="Default" style:data-style-name="N10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1" style:family="table-cell" style:parent-style-name="Default" style:data-style-name="N0">
      <style:table-cell-properties fo:background-color="#bfbfb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 style:family="table-cell" style:parent-style-name="Default" style:data-style-name="N100">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 style:family="table-cell" style:parent-style-name="Default" style:data-style-name="N100">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3" style:family="table-cell" style:parent-style-name="Default">
      <style:table-cell-properties fo:background-color="#bfbfbf" style:diagonal-bl-tr="none" style:diagonal-tl-br="none" fo:border="0.74pt solid #000000"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5"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data-style-name="N10126">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data-style-name="N1012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data-style-name="N1012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data-style-name="N10126">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data-style-name="N1">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data-style-name="N10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data-style-name="N124">
      <style:table-cell-properties style:diagonal-bl-tr="none" style:diagonal-tl-br="none" fo:border="0.74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Excel_20_Built-in_20_Currency" style:data-style-name="N1">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data-style-name="N3">
      <style:table-cell-properties fo:border-bottom="0.74pt solid #000000"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data-style-name="N3">
      <style:table-cell-properties fo:border-bottom="0.74pt solid #000000" style:diagonal-bl-tr="none" style:diagonal-tl-br="none" fo:background-color="transparent" fo:border-left="0.74pt solid #000000"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cell-protect="none"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data-style-name="N4">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pt" style:writing-mode="lr-tb"/>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data-style-name="N3">
      <style:table-cell-properties style:diagonal-bl-tr="none" style:diagonal-tl-br="none" fo:background-color="transparent" fo:border="0.74pt solid #000000"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data-style-name="N10148">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pt" style:writing-mode="lr-tb"/>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data-style-name="N126">
      <style:table-cell-properties style:diagonal-bl-tr="none" style:diagonal-tl-br="none" fo:background-color="transparent" fo:border="0.74pt solid #000000"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Default" style:data-style-name="N126">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1" style:family="table-cell" style:parent-style-name="Excel_20_Built-in_20_Currency" style:data-style-name="N124">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Default" style:data-style-name="N13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Default" style:data-style-name="N124">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4"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2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13"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6"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7"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9"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2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2e75b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27"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228"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30"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4" style:family="table-cell" style:parent-style-name="Default" style:data-style-name="N10126">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6"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7" style:family="table-cell" style:parent-style-name="Default">
      <style:table-cell-properties fo:background-color="#c0c0c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8" style:family="table-cell" style:parent-style-name="Default">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0"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1" style:family="table-cell" style:parent-style-name="Default">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3" style:family="table-cell" style:parent-style-name="Default">
      <style:table-cell-properties fo:background-color="#c0c0c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4" style:family="table-cell" style:parent-style-name="Default" style:data-style-name="N10126">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5" style:family="table-cell" style:parent-style-name="Default" style:data-style-name="N10129">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6" style:family="table-cell" style:parent-style-name="Default" style:data-style-name="N136">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7" style:family="table-cell" style:parent-style-name="Default" style:data-style-name="N136">
      <style:table-cell-properties style:diagonal-bl-tr="none" style:diagonal-tl-br="none" fo:border="0.74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8" style:family="table-cell" style:parent-style-name="Excel_20_Built-in_20_Currency" style:data-style-name="N135">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9" style:family="table-cell" style:parent-style-name="Default" style:data-style-name="N135">
      <style:table-cell-properties style:diagonal-bl-tr="none" style:diagonal-tl-br="none" fo:border="0.74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0" style:family="table-cell" style:parent-style-name="Default" style:data-style-name="N1">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1"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4"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5" style:family="table-cell" style:parent-style-name="Default" style:data-style-name="N10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6" style:family="table-cell" style:parent-style-name="Default" style:data-style-name="N136">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7"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8" style:family="table-cell" style:parent-style-name="Default" style:data-style-name="N1">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60" style:family="table-cell" style:parent-style-name="Default">
      <style:table-cell-properties style:diagonal-bl-tr="none" style:diagonal-tl-br="none" fo:border="0.74pt solid #000000" style:rotation-align="none"/>
    </style:style>
    <style:style style:name="ce261" style:family="table-cell" style:parent-style-name="Default">
      <style:table-cell-properties fo:background-color="#bfbfb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2" style:family="table-cell" style:parent-style-name="Default" style:data-style-name="N3">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Default" style:data-style-name="N3">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4"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5" style:family="table-cell" style:parent-style-name="Default">
      <style:table-cell-properties fo:background-color="#bfbfb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6"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8" style:family="table-cell" style:parent-style-name="Default" style:data-style-name="N10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0" style:family="table-cell" style:parent-style-name="Default" style:data-style-name="N0">
      <style:table-cell-properties fo:background-color="#bfbfb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1" style:family="table-cell" style:parent-style-name="Default" style:data-style-name="N100">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2" style:family="table-cell" style:parent-style-name="Default" style:data-style-name="N100">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5"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9" style:family="table-cell" style:parent-style-name="Default" style:data-style-name="N3">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data-style-name="N100">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100">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data-style-name="N100">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81" style:family="table-cell" style:parent-style-name="Default">
      <style:table-cell-properties fo:wrap-option="wrap"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data-style-name="N104">
      <style:table-cell-properties fo:wrap-option="wrap"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2" style:family="table-cell" style:parent-style-name="Default">
      <style:table-cell-properties fo:background-color="#bfbfbf" style:diagonal-bl-tr="none" style:diagonal-tl-br="none" fo:border="0.74pt solid #000000"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4"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5" style:family="table-cell" style:parent-style-name="Default" style:data-style-name="N10126">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6" style:family="table-cell" style:parent-style-name="Default" style:data-style-name="N1012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8" style:family="table-cell" style:parent-style-name="Default" style:data-style-name="N1012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0" style:family="table-cell" style:parent-style-name="Default" style:data-style-name="N10126">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1" style:family="table-cell" style:parent-style-name="Default" style:data-style-name="N1">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2" style:family="table-cell" style:parent-style-name="Default" style:data-style-name="N10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3" style:family="table-cell" style:parent-style-name="Default">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4" style:family="table-cell" style:parent-style-name="Default" style:data-style-name="N124">
      <style:table-cell-properties style:diagonal-bl-tr="none" style:diagonal-tl-br="none" fo:border="0.74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5"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6"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7" style:family="table-cell" style:parent-style-name="Excel_20_Built-in_20_Currency" style:data-style-name="N1">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0" style:family="table-cell" style:parent-style-name="Default" style:data-style-name="N3">
      <style:table-cell-properties fo:border-bottom="0.74pt solid #000000"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1" style:family="table-cell" style:parent-style-name="Default" style:data-style-name="N3">
      <style:table-cell-properties fo:border-bottom="0.74pt solid #000000" style:diagonal-bl-tr="none" style:diagonal-tl-br="none" fo:background-color="transparent" fo:border-left="0.74pt solid #000000"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2" style:family="table-cell" style:parent-style-name="Default">
      <style:table-cell-properties style:cell-protect="none"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3"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4" style:family="table-cell" style:parent-style-name="Default" style:data-style-name="N4">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pt" style:writing-mode="lr-tb"/>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5" style:family="table-cell" style:parent-style-name="Default" style:data-style-name="N3">
      <style:table-cell-properties style:diagonal-bl-tr="none" style:diagonal-tl-br="none" fo:background-color="transparent" fo:border="0.74pt solid #000000"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7" style:family="table-cell" style:parent-style-name="Default" style:data-style-name="N10148">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pt" style:writing-mode="lr-tb"/>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8" style:family="table-cell" style:parent-style-name="Default" style:data-style-name="N126">
      <style:table-cell-properties style:diagonal-bl-tr="none" style:diagonal-tl-br="none" fo:background-color="transparent" fo:border="0.74pt solid #000000"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9" style:family="table-cell" style:parent-style-name="Default" style:data-style-name="N126">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0" style:family="table-cell" style:parent-style-name="Excel_20_Built-in_20_Currency" style:data-style-name="N124">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1" style:family="table-cell" style:parent-style-name="Default" style:data-style-name="N13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2" style:family="table-cell" style:parent-style-name="Default" style:data-style-name="N124">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3"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Methodology &amp; Index" table:style-name="ta1" table:print-ranges="'1 Methodology &amp; Index'.A1:'1 Methodology &amp; Index'.I42">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number-columns-repeated="2" table:default-cell-style-name="Default"/>
        <table:table-column table:style-name="co3" table:number-columns-repeated="1012" table:default-cell-style-name="Default"/>
        <table:table-row table:style-name="ro1">
          <table:table-cell table:style-name="ce1" office:value-type="string" calcext:value-type="string" table:number-columns-spanned="9" table:number-rows-spanned="1">
            <text:p>Part-Time Faculty Salary Comparisons in California Community Colleges 2017</text:p>
          </table:table-cell>
          <table:covered-table-cell table:number-columns-repeated="8" table:style-name="ce11"/>
          <table:table-cell table:style-name="ce22"/>
          <table:table-cell table:style-name="ce26" table:number-columns-repeated="2"/>
          <table:table-cell table:number-columns-repeated="1012"/>
        </table:table-row>
        <table:table-row table:style-name="ro1">
          <table:table-cell table:style-name="ce1" office:value-type="string" calcext:value-type="string" table:number-columns-spanned="9" table:number-rows-spanned="1">
            <text:p>Methodology and Index</text:p>
          </table:table-cell>
          <table:covered-table-cell table:number-columns-repeated="8" table:style-name="ce11"/>
          <table:table-cell table:style-name="ce22"/>
          <table:table-cell table:style-name="ce26" table:number-columns-repeated="2"/>
          <table:table-cell table:number-columns-repeated="1012"/>
        </table:table-row>
        <table:table-row table:style-name="ro2">
          <table:table-cell table:style-name="ce2" office:value-type="string" calcext:value-type="string">
            <text:p>There are eight (8) Pages on this workbook</text:p>
          </table:table-cell>
          <table:table-cell table:number-columns-repeated="1023"/>
        </table:table-row>
        <table:table-row table:style-name="ro3">
          <table:table-cell table:style-name="ce3"/>
          <table:table-cell table:number-columns-repeated="1023"/>
        </table:table-row>
        <table:table-row table:style-name="ro4">
          <table:table-cell table:style-name="ce4" office:value-type="string" calcext:value-type="string">
            <text:p>Goals:</text:p>
          </table:table-cell>
          <table:table-cell table:style-name="ce7" table:number-columns-repeated="1023"/>
        </table:table-row>
        <table:table-row table:style-name="ro4">
          <table:table-cell table:style-name="ce5" office:value-type="float" office:value="1" calcext:value-type="float">
            <text:p>1</text:p>
          </table:table-cell>
          <table:table-cell table:style-name="ce7" office:value-type="string" calcext:value-type="string">
            <text:p>Salary comparison of part-timers in all 72 districts utilizing salary schedules</text:p>
          </table:table-cell>
          <table:table-cell table:style-name="ce7" table:number-columns-repeated="1022"/>
        </table:table-row>
        <table:table-row table:style-name="ro4">
          <table:table-cell table:style-name="ce5" office:value-type="float" office:value="2" calcext:value-type="float">
            <text:p>2</text:p>
          </table:table-cell>
          <table:table-cell table:style-name="ce7" office:value-type="string" calcext:value-type="string">
            <text:p>Convert all salaries to hourly rate if not already an hourly rate</text:p>
          </table:table-cell>
          <table:table-cell table:style-name="ce7" table:number-columns-repeated="1022"/>
        </table:table-row>
        <table:table-row table:style-name="ro5">
          <table:table-cell table:style-name="ce6" office:value-type="float" office:value="3" calcext:value-type="float">
            <text:p>3</text:p>
          </table:table-cell>
          <table:table-cell table:style-name="ce12" office:value-type="string" calcext:value-type="string" table:number-columns-spanned="8" table:number-rows-spanned="1">
            <text:p>Compare hourly rates and note if rate includes office hours.</text:p>
          </table:table-cell>
          <table:covered-table-cell table:number-columns-repeated="7" table:style-name="ce14"/>
          <table:table-cell table:style-name="ce23" table:number-columns-repeated="3"/>
          <table:table-cell table:style-name="ce7" table:number-columns-repeated="1012"/>
        </table:table-row>
        <table:table-row table:style-name="ro4">
          <table:table-cell table:style-name="ce5" office:value-type="float" office:value="4" calcext:value-type="float">
            <text:p>4</text:p>
          </table:table-cell>
          <table:table-cell table:style-name="ce7" office:value-type="string" calcext:value-type="string">
            <text:p>Compare pay rates in four separate areas:</text:p>
          </table:table-cell>
          <table:table-cell table:style-name="ce7" table:number-columns-repeated="5"/>
          <table:table-cell table:style-name="ce5"/>
          <table:table-cell table:style-name="ce7" table:number-columns-repeated="1016"/>
        </table:table-row>
        <table:table-row table:style-name="ro3">
          <table:table-cell table:style-name="ce5"/>
          <table:table-cell table:style-name="ce5" office:value-type="string" calcext:value-type="string">
            <text:p>A</text:p>
          </table:table-cell>
          <table:table-cell table:style-name="ce7" office:value-type="string" calcext:value-type="string">
            <text:p>Masters Degree/Step 1</text:p>
          </table:table-cell>
          <table:table-cell table:style-name="ce7" table:number-columns-repeated="4"/>
          <table:table-cell table:style-name="ce16" office:value-type="string" calcext:value-type="string">
            <text:p>Page 2</text:p>
          </table:table-cell>
          <table:table-cell table:style-name="ce19"/>
          <table:table-cell table:style-name="ce7" table:number-columns-repeated="1015"/>
        </table:table-row>
        <table:table-row table:style-name="ro3">
          <table:table-cell table:style-name="ce5"/>
          <table:table-cell table:style-name="ce5" office:value-type="string" calcext:value-type="string">
            <text:p>B</text:p>
          </table:table-cell>
          <table:table-cell table:style-name="ce7" office:value-type="string" calcext:value-type="string">
            <text:p>Masters Degree/Step 5 or beginning of 5th Year or 9th Semester </text:p>
          </table:table-cell>
          <table:table-cell table:style-name="ce7" table:number-columns-repeated="4"/>
          <table:table-cell table:style-name="ce16" office:value-type="string" calcext:value-type="string">
            <text:p>Page 2</text:p>
          </table:table-cell>
          <table:table-cell table:style-name="ce19"/>
          <table:table-cell table:style-name="ce7" table:number-columns-repeated="1015"/>
        </table:table-row>
        <table:table-row table:style-name="ro3">
          <table:table-cell table:style-name="ce5"/>
          <table:table-cell table:style-name="ce5" office:value-type="string" calcext:value-type="string">
            <text:p>C</text:p>
          </table:table-cell>
          <table:table-cell table:style-name="ce7" office:value-type="string" calcext:value-type="string">
            <text:p>MA+30/Step 10 or beginning of 10th year or 19th Semester </text:p>
          </table:table-cell>
          <table:table-cell table:style-name="ce7" table:number-columns-repeated="4"/>
          <table:table-cell table:style-name="ce16" office:value-type="string" calcext:value-type="string">
            <text:p>Page 4</text:p>
          </table:table-cell>
          <table:table-cell table:style-name="ce20" office:value-type="string" calcext:value-type="string">
            <text:p>NEW</text:p>
          </table:table-cell>
          <table:table-cell table:style-name="ce7" table:number-columns-repeated="1015"/>
        </table:table-row>
        <table:table-row table:style-name="ro3">
          <table:table-cell table:style-name="ce5"/>
          <table:table-cell table:style-name="ce5" office:value-type="string" calcext:value-type="string">
            <text:p>D</text:p>
          </table:table-cell>
          <table:table-cell table:style-name="ce7" office:value-type="string" calcext:value-type="string">
            <text:p>Highest Salary (including longevity) without a PhD</text:p>
          </table:table-cell>
          <table:table-cell table:style-name="ce7" table:number-columns-repeated="4"/>
          <table:table-cell table:style-name="ce16" office:value-type="string" calcext:value-type="string">
            <text:p>Page 4</text:p>
          </table:table-cell>
          <table:table-cell table:style-name="ce19"/>
          <table:table-cell table:style-name="ce7" table:number-columns-repeated="1015"/>
        </table:table-row>
        <table:table-row table:style-name="ro3">
          <table:table-cell table:style-name="ce5"/>
          <table:table-cell table:style-name="ce5" office:value-type="string" calcext:value-type="string">
            <text:p>E</text:p>
          </table:table-cell>
          <table:table-cell table:style-name="ce7" office:value-type="string" calcext:value-type="string">
            <text:p>Highest Salary (including longevity) with a PhD</text:p>
          </table:table-cell>
          <table:table-cell table:style-name="ce7" table:number-columns-repeated="4"/>
          <table:table-cell table:style-name="ce16" office:value-type="string" calcext:value-type="string">
            <text:p>Page 4</text:p>
          </table:table-cell>
          <table:table-cell table:style-name="ce19"/>
          <table:table-cell table:style-name="ce7" table:number-columns-repeated="1015"/>
        </table:table-row>
        <table:table-row table:style-name="ro3">
          <table:table-cell table:style-name="ce5" office:value-type="float" office:value="5" calcext:value-type="float">
            <text:p>5</text:p>
          </table:table-cell>
          <table:table-cell table:style-name="ce7" office:value-type="string" calcext:value-type="string">
            <text:p>Comparative rank of each district on the above four areas</text:p>
          </table:table-cell>
          <table:table-cell table:style-name="ce7" table:number-columns-repeated="5"/>
          <table:table-cell table:style-name="ce16" office:value-type="string" calcext:value-type="string">
            <text:p>Page 2</text:p>
          </table:table-cell>
          <table:table-cell table:style-name="ce16" office:value-type="string" calcext:value-type="string">
            <text:p>Page 4</text:p>
          </table:table-cell>
          <table:table-cell table:style-name="ce7" table:number-columns-repeated="1015"/>
        </table:table-row>
        <table:table-row table:style-name="ro3">
          <table:table-cell table:style-name="ce5" office:value-type="float" office:value="6" calcext:value-type="float">
            <text:p>6</text:p>
          </table:table-cell>
          <table:table-cell table:style-name="ce7" office:value-type="string" calcext:value-type="string">
            <text:p>Convert full-time salaries to hourly rate for equivalent work</text:p>
          </table:table-cell>
          <table:table-cell table:style-name="ce7" table:number-columns-repeated="5"/>
          <table:table-cell table:style-name="ce16" office:value-type="string" calcext:value-type="string">
            <text:p>Page 11</text:p>
          </table:table-cell>
          <table:table-cell table:style-name="ce16" office:value-type="string" calcext:value-type="string">
            <text:p>Page 13</text:p>
          </table:table-cell>
          <table:table-cell table:style-name="ce7" table:number-columns-repeated="1015"/>
        </table:table-row>
        <table:table-row table:style-name="ro3">
          <table:table-cell table:style-name="ce5" office:value-type="float" office:value="7" calcext:value-type="float">
            <text:p>7</text:p>
          </table:table-cell>
          <table:table-cell table:style-name="ce7" office:value-type="string" calcext:value-type="string">
            <text:p>Comparative rank of full-time hourly rates on the above four areas </text:p>
          </table:table-cell>
          <table:table-cell table:style-name="ce7" table:number-columns-repeated="5"/>
          <table:table-cell table:style-name="ce16" office:value-type="string" calcext:value-type="string">
            <text:p>Page 11</text:p>
          </table:table-cell>
          <table:table-cell table:style-name="ce16" office:value-type="string" calcext:value-type="string">
            <text:p>Page 13</text:p>
          </table:table-cell>
          <table:table-cell table:style-name="ce7" table:number-columns-repeated="1015"/>
        </table:table-row>
        <table:table-row table:style-name="ro3">
          <table:table-cell table:style-name="ce5" office:value-type="float" office:value="8" calcext:value-type="float">
            <text:p>8</text:p>
          </table:table-cell>
          <table:table-cell table:style-name="ce7" office:value-type="string" calcext:value-type="string">
            <text:p>Percent increase in salary over CFT 2016 Report</text:p>
          </table:table-cell>
          <table:table-cell table:style-name="ce7" table:number-columns-repeated="5"/>
          <table:table-cell table:style-name="ce16" office:value-type="string" calcext:value-type="string">
            <text:p>Page 2</text:p>
          </table:table-cell>
          <table:table-cell table:style-name="ce21" office:value-type="string" calcext:value-type="string">
            <text:p>NEW</text:p>
          </table:table-cell>
          <table:table-cell table:style-name="ce7" table:number-columns-repeated="1015"/>
        </table:table-row>
        <table:table-row table:style-name="ro3">
          <table:table-cell table:style-name="ce5"/>
          <table:table-cell table:number-columns-repeated="1023"/>
        </table:table-row>
        <table:table-row table:style-name="ro4">
          <table:table-cell table:style-name="ce4" office:value-type="string" calcext:value-type="string">
            <text:p>Assumptions:</text:p>
          </table:table-cell>
          <table:table-cell table:style-name="ce7" table:number-columns-repeated="1023"/>
        </table:table-row>
        <table:table-row table:style-name="ro4">
          <table:table-cell table:style-name="ce7" office:value-type="string" calcext:value-type="string">
            <text:p>Part-time = 9 units per semester (although a part-timer can now teach up to 67% or 10.5 hours)</text:p>
          </table:table-cell>
          <table:table-cell table:style-name="ce7" table:number-columns-repeated="1023"/>
        </table:table-row>
        <table:table-row table:style-name="ro4">
          <table:table-cell table:style-name="ce7" office:value-type="string" calcext:value-type="string">
            <text:p>Unless otherwise noted by district: 17 ½ weeks per semester</text:p>
          </table:table-cell>
          <table:table-cell table:style-name="ce7" table:number-columns-repeated="1023"/>
        </table:table-row>
        <table:table-row table:style-name="ro4">
          <table:table-cell table:style-name="ce7" office:value-type="string" calcext:value-type="string">
            <text:p>17 ½ weeks x 9 units = 157.50 hours a semester</text:p>
          </table:table-cell>
          <table:table-cell table:style-name="ce7" table:number-columns-repeated="1023"/>
        </table:table-row>
        <table:table-row table:style-name="ro6">
          <table:table-cell table:style-name="ce8" office:value-type="string" calcext:value-type="string" table:number-columns-spanned="9" table:number-rows-spanned="1">
            <text:p>For those schedules where part-time faculty move steps according to a specified number of units, the assumption was that they carried a 9 unit/hour load each semester.</text:p>
          </table:table-cell>
          <table:covered-table-cell table:number-columns-repeated="8" table:style-name="ce13"/>
          <table:table-cell table:style-name="ce24" table:number-columns-repeated="3"/>
          <table:table-cell table:style-name="ce7" table:number-columns-repeated="1012"/>
        </table:table-row>
        <table:table-row table:style-name="ro4">
          <table:table-cell table:style-name="ce7" office:value-type="string" calcext:value-type="string">
            <text:p>Full-time loads were counted as 15 units a semester</text:p>
          </table:table-cell>
          <table:table-cell table:style-name="ce7" table:number-columns-repeated="1023"/>
        </table:table-row>
        <table:table-row table:style-name="ro7">
          <table:table-cell table:style-name="ce8" office:value-type="string" calcext:value-type="string" table:number-columns-spanned="9" table:number-rows-spanned="1">
            <text:p>Full-time hours were considered to be 40 hours (30 hours class and prep, 5 office hours, 5 governance </text:p>
            <text:p>and committees)</text:p>
          </table:table-cell>
          <table:covered-table-cell table:number-columns-repeated="8" table:style-name="ce13"/>
          <table:table-cell table:style-name="ce24"/>
          <table:table-cell table:style-name="ce7" table:number-columns-repeated="1014"/>
        </table:table-row>
        <table:table-row table:style-name="ro8">
          <table:table-cell table:style-name="ce8" office:value-type="string" calcext:value-type="string" table:number-columns-spanned="9" table:number-rows-spanned="1">
            <text:p>Full-time faculty were assumed to receive 75% of their annual salary for prep &amp; grading only (no office hours, no governance work) 30 hours/40 hours = .75</text:p>
          </table:table-cell>
          <table:covered-table-cell table:number-columns-repeated="8" table:style-name="ce13"/>
          <table:table-cell table:style-name="ce24" table:number-columns-repeated="3"/>
          <table:table-cell table:style-name="ce7" table:number-columns-repeated="1012"/>
        </table:table-row>
        <table:table-row table:style-name="ro4">
          <table:table-cell table:style-name="ce7" office:value-type="string" calcext:value-type="string">
            <text:p>35 weeks x 15 units (hours) = 525 hours annually</text:p>
          </table:table-cell>
          <table:table-cell table:style-name="ce7" table:number-columns-repeated="1023"/>
        </table:table-row>
        <table:table-row table:style-name="ro4">
          <table:table-cell table:style-name="ce7" office:value-type="string" calcext:value-type="string">
            <text:p>To convert full-time annual salary to hourly the formula used was: (Full-time annual salary x .75)/525</text:p>
          </table:table-cell>
          <table:table-cell table:style-name="ce7" table:number-columns-repeated="1023"/>
        </table:table-row>
        <table:table-row table:style-name="ro4">
          <table:table-cell table:style-name="ce9" table:number-columns-repeated="12"/>
          <table:table-cell table:style-name="ce7" table:number-columns-repeated="1012"/>
        </table:table-row>
        <table:table-row table:style-name="ro4">
          <table:table-cell table:style-name="ce4" office:value-type="string" calcext:value-type="string">
            <text:p>Other information provided:</text:p>
          </table:table-cell>
          <table:table-cell table:style-name="ce7" table:number-columns-repeated="1023"/>
        </table:table-row>
        <table:table-row table:style-name="ro3">
          <table:table-cell table:style-name="ce7" office:value-type="string" calcext:value-type="string">
            <text:p># of steps and columns on part-time faculty schedules</text:p>
          </table:table-cell>
          <table:table-cell table:style-name="ce7" table:number-columns-repeated="6"/>
          <table:table-cell table:style-name="ce17"/>
          <table:table-cell table:style-name="ce16" office:value-type="string" calcext:value-type="string">
            <text:p>Page 6</text:p>
          </table:table-cell>
          <table:table-cell table:style-name="ce7" table:number-columns-repeated="1015"/>
        </table:table-row>
        <table:table-row table:style-name="ro3">
          <table:table-cell table:style-name="ce7" office:value-type="string" calcext:value-type="string">
            <text:p>Step advancement process</text:p>
          </table:table-cell>
          <table:table-cell table:style-name="ce7" table:number-columns-repeated="7"/>
          <table:table-cell table:style-name="ce16" office:value-type="string" calcext:value-type="string">
            <text:p>Page 6</text:p>
          </table:table-cell>
          <table:table-cell table:style-name="ce7" table:number-columns-repeated="1015"/>
        </table:table-row>
        <table:table-row table:style-name="ro3">
          <table:table-cell table:style-name="ce7" office:value-type="string" calcext:value-type="string">
            <text:p>Date of salary schedules</text:p>
          </table:table-cell>
          <table:table-cell table:style-name="ce7" table:number-columns-repeated="7"/>
          <table:table-cell table:style-name="ce16" office:value-type="string" calcext:value-type="string">
            <text:p>Page 2</text:p>
          </table:table-cell>
          <table:table-cell table:style-name="ce7" table:number-columns-repeated="1015"/>
        </table:table-row>
        <table:table-row table:style-name="ro3">
          <table:table-cell table:style-name="ce7" office:value-type="string" calcext:value-type="string">
            <text:p>Information regarding office hours including if PT Office Hour funding was received</text:p>
          </table:table-cell>
          <table:table-cell table:style-name="ce7" table:number-columns-repeated="7"/>
          <table:table-cell table:style-name="ce16" office:value-type="string" calcext:value-type="string">
            <text:p>Page 8</text:p>
          </table:table-cell>
          <table:table-cell table:style-name="ce7" table:number-columns-repeated="1015"/>
        </table:table-row>
        <table:table-row table:style-name="ro3">
          <table:table-cell table:style-name="ce7" office:value-type="string" calcext:value-type="string">
            <text:p>CCD Region (Southern, Northern, Bay Area, Central)</text:p>
          </table:table-cell>
          <table:table-cell table:style-name="ce7" table:number-columns-repeated="7"/>
          <table:table-cell table:style-name="ce16" office:value-type="string" calcext:value-type="string">
            <text:p>Page 2</text:p>
          </table:table-cell>
          <table:table-cell table:style-name="ce7" table:number-columns-repeated="1015"/>
        </table:table-row>
        <table:table-row table:style-name="ro3">
          <table:table-cell table:style-name="ce7" office:value-type="string" calcext:value-type="string">
            <text:p>2015-16 FTES and General Fund Revenue Ranking</text:p>
          </table:table-cell>
          <table:table-cell table:style-name="ce7" table:number-columns-repeated="6"/>
          <table:table-cell table:style-name="ce18"/>
          <table:table-cell table:style-name="ce16" office:value-type="string" calcext:value-type="string">
            <text:p>Page 15</text:p>
          </table:table-cell>
          <table:table-cell table:style-name="ce7" table:number-columns-repeated="1015"/>
        </table:table-row>
        <table:table-row table:style-name="ro9">
          <table:table-cell table:style-name="ce7" table:number-columns-repeated="1024"/>
        </table:table-row>
        <table:table-row table:style-name="ro3">
          <table:table-cell table:number-columns-repeated="1024"/>
        </table:table-row>
        <table:table-row table:style-name="ro3">
          <table:table-cell table:style-name="ce3" office:value-type="string" calcext:value-type="string">
            <text:p>California Federation of Teachers</text:p>
          </table:table-cell>
          <table:table-cell table:number-columns-repeated="1023"/>
        </table:table-row>
        <table:table-row table:style-name="ro3">
          <table:table-cell table:style-name="ce10" office:value-type="string" calcext:value-type="string">
            <text:p>Research Department</text:p>
          </table:table-cell>
          <table:table-cell table:number-columns-repeated="4"/>
          <table:table-cell table:style-name="ce10" office:value-type="string" calcext:value-type="string">
            <text:p>Contact:</text:p>
          </table:table-cell>
          <table:table-cell table:style-name="ce15" office:value-type="string" calcext:value-type="string">
            <text:p><text:a xlink:href="mailto:jvalentine@cft.org" xlink:type="simple">jvalentine@cft.org</text:a></text:p>
          </table:table-cell>
          <table:table-cell table:number-columns-repeated="2"/>
          <table:table-cell table:style-name="ce25"/>
          <table:table-cell table:number-columns-repeated="1014"/>
        </table:table-row>
        <table:table-row table:style-name="ro3" table:number-rows-repeated="9">
          <table:table-cell table:number-columns-repeated="1024"/>
        </table:table-row>
        <table:table-row table:style-name="ro4">
          <table:table-cell table:style-name="ce7" table:number-columns-repeated="1024"/>
        </table:table-row>
        <table:table-row table:style-name="ro3" table:number-rows-repeated="1048524">
          <table:table-cell table:number-columns-repeated="1024"/>
        </table:table-row>
        <table:table-row table:style-name="ro3">
          <table:table-cell table:number-columns-repeated="1024"/>
        </table:table-row>
        <table:named-expressions>
          <table:named-range table:name="_xlnm.Print_Area" table:base-cell-address="$'1 Methodology &amp; Index'.$A$1" table:cell-range-address="$'1 Methodology &amp; Index'.$A$1:.$I$42" table:range-usable-as="print-range"/>
        </table:named-expressions>
      </table:table>
      <table:table table:name="2 MA Step 1 &amp; 5th Yr" table:style-name="ta2">
        <office:forms form:automatic-focus="false" form:apply-design-mode="false"/>
        <table:table-column table:style-name="co8" table:default-cell-style-name="ce7"/>
        <table:table-column table:style-name="co9" table:default-cell-style-name="ce5"/>
        <table:table-column table:style-name="co10" table:default-cell-style-name="ce7"/>
        <table:table-column table:style-name="co11" table:number-columns-repeated="4" table:default-cell-style-name="ce7"/>
        <table:table-column table:style-name="co12" table:default-cell-style-name="ce7"/>
        <table:table-column table:style-name="co13" table:default-cell-style-name="ce5"/>
        <table:table-column table:style-name="co14" table:number-columns-repeated="4" table:default-cell-style-name="ce7"/>
        <table:table-column table:style-name="co15" table:number-columns-repeated="1011" table:default-cell-style-name="ce7"/>
        <table:table-header-rows>
          <table:table-row table:style-name="ro2">
            <table:table-cell table:style-name="ce27" office:value-type="string" calcext:value-type="string">
              <text:p>Part-Time Faculty Salary Comparison at MA Column/Step 1 and MA Column/5th Year or 9th Semester</text:p>
            </table:table-cell>
            <table:table-cell table:style-name="ce31"/>
            <table:table-cell table:style-name="ce27" table:number-columns-repeated="6"/>
            <table:table-cell table:number-columns-repeated="1016"/>
          </table:table-row>
          <table:table-row table:style-name="ro10">
            <table:table-cell table:style-name="ce28" office:value-type="string" calcext:value-type="string">
              <text:p>District Name</text:p>
            </table:table-cell>
            <table:table-cell table:style-name="ce28" office:value-type="string" calcext:value-type="string">
              <text:p>CCD Region</text:p>
            </table:table-cell>
            <table:table-cell table:style-name="ce34" office:value-type="string" calcext:value-type="string">
              <text:p>Salary Schedule Date</text:p>
            </table:table-cell>
            <table:table-cell table:style-name="ce34" office:value-type="string" calcext:value-type="string">
              <text:p>MA Column</text:p>
              <text:p>Step 1</text:p>
            </table:table-cell>
            <table:table-cell table:style-name="ce34" office:value-type="string" calcext:value-type="string">
              <text:p>Rank MA Column Step 1</text:p>
            </table:table-cell>
            <table:table-cell table:style-name="ce34" office:value-type="string" calcext:value-type="string">
              <text:p>MA Column</text:p>
              <text:p>Step 5 or 9th Semester</text:p>
            </table:table-cell>
            <table:table-cell table:style-name="ce34" office:value-type="string" calcext:value-type="string">
              <text:p>Rank MA Column Step 1</text:p>
            </table:table-cell>
            <table:table-cell table:style-name="ce42" office:value-type="string" calcext:value-type="string">
              <text:p>Office Hours Included in Rate</text:p>
            </table:table-cell>
            <table:table-cell table:style-name="ce42" office:value-type="string" calcext:value-type="string">
              <text:p>% Increase over CFT 2016 Report</text:p>
            </table:table-cell>
            <table:table-cell table:style-name="ce34" office:value-type="string" calcext:value-type="string">
              <text:p>MA Column</text:p>
              <text:p>Step 1</text:p>
            </table:table-cell>
            <table:table-cell table:style-name="ce34" office:value-type="string" calcext:value-type="string">
              <text:p>MA Column</text:p>
              <text:p>Step 5 or 9th Semester</text:p>
            </table:table-cell>
            <table:table-cell table:number-columns-repeated="1013"/>
          </table:table-row>
        </table:table-header-rows>
        <table:table-row table:style-name="ro9">
          <table:table-cell table:style-name="ce29" office:value-type="string" calcext:value-type="string">
            <text:p>Allan Hancock Jt CCD</text:p>
          </table:table-cell>
          <table:table-cell table:style-name="ce32" office:value-type="string" calcext:value-type="string">
            <text:p>Southern</text:p>
          </table:table-cell>
          <table:table-cell table:style-name="ce35" office:value-type="string" calcext:value-type="string">
            <text:p>Fall 2016</text:p>
          </table:table-cell>
          <table:table-cell table:style-name="ce37" office:value-type="float" office:value="52.92" calcext:value-type="float">
            <text:p>$52.92</text:p>
          </table:table-cell>
          <table:table-cell table:style-name="ce41" table:formula="of:=RANK([.D3];[.$D$3:.$D$74])" office:value-type="float" office:value="57" calcext:value-type="float">
            <text:p>57</text:p>
          </table:table-cell>
          <table:table-cell table:style-name="ce37" office:value-type="float" office:value="57.73" calcext:value-type="float">
            <text:p>$57.73</text:p>
          </table:table-cell>
          <table:table-cell table:style-name="ce33" table:formula="of:=RANK([.F3];[.$F$3:.$F$74])" office:value-type="float" office:value="56" calcext:value-type="float">
            <text:p>56</text:p>
          </table:table-cell>
          <table:table-cell table:style-name="ce43" office:value-type="string" calcext:value-type="string">
            <text:p>No</text:p>
          </table:table-cell>
          <table:table-cell table:style-name="ce45" office:value-type="string" calcext:value-type="string">
            <text:p>1.275%</text:p>
          </table:table-cell>
          <table:table-cell table:style-name="ce47" table:formula="of:=IF([.H3] = &quot;no&quot;; [.D3]; [.D3] * 17.5 / (17.5+5.83))" office:value-type="float" office:value="52.92" calcext:value-type="float">
            <text:p>$52.92</text:p>
          </table:table-cell>
          <table:table-cell table:style-name="ce47" table:formula="of:=IF([.H3] = &quot;no&quot;; [.F3]; [.F3] * 17.5 / (17.5+5.83))" office:value-type="float" office:value="57.73" calcext:value-type="float">
            <text:p>$57.73</text:p>
          </table:table-cell>
          <table:table-cell table:number-columns-repeated="1013"/>
        </table:table-row>
        <table:table-row table:style-name="ro9">
          <table:table-cell table:style-name="ce29" office:value-type="string" calcext:value-type="string">
            <text:p>Antelope Valley CCD</text:p>
          </table:table-cell>
          <table:table-cell table:style-name="ce32" office:value-type="string" calcext:value-type="string">
            <text:p>Southern</text:p>
          </table:table-cell>
          <table:table-cell table:style-name="ce35" office:value-type="date" office:date-value="2016-07-01" calcext:value-type="date">
            <text:p>7/1/2016</text:p>
          </table:table-cell>
          <table:table-cell table:style-name="ce37" office:value-type="float" office:value="71.51" calcext:value-type="float">
            <text:p>$71.51</text:p>
          </table:table-cell>
          <table:table-cell table:style-name="ce41" table:formula="of:=RANK([.D4];[.$D$3:.$D$74])" office:value-type="float" office:value="16" calcext:value-type="float">
            <text:p>16</text:p>
          </table:table-cell>
          <table:table-cell table:style-name="ce37" office:value-type="float" office:value="74.73" calcext:value-type="float">
            <text:p>$74.73</text:p>
          </table:table-cell>
          <table:table-cell table:style-name="ce33" table:formula="of:=RANK([.F4];[.$F$3:.$F$74])" office:value-type="float" office:value="26" calcext:value-type="float">
            <text:p>26</text:p>
          </table:table-cell>
          <table:table-cell table:style-name="ce43" office:value-type="string" calcext:value-type="string">
            <text:p>No</text:p>
          </table:table-cell>
          <table:table-cell table:style-name="ce45" office:value-type="string" calcext:value-type="string">
            <text:p>2.0%</text:p>
          </table:table-cell>
          <table:table-cell table:style-name="ce47" table:formula="of:=IF([.H4] = &quot;no&quot;; [.D4]; [.D4] * 17.5 / (17.5+5.83))" office:value-type="float" office:value="71.51" calcext:value-type="float">
            <text:p>$71.51</text:p>
          </table:table-cell>
          <table:table-cell table:style-name="ce47" table:formula="of:=IF([.H4] = &quot;no&quot;; [.F4]; [.F4] * 17.5 / (17.5+5.83))" office:value-type="float" office:value="74.73" calcext:value-type="float">
            <text:p>$74.73</text:p>
          </table:table-cell>
          <table:table-cell table:number-columns-repeated="1013"/>
        </table:table-row>
        <table:table-row table:style-name="ro9">
          <table:table-cell table:style-name="ce29" office:value-type="string" calcext:value-type="string">
            <text:p>Barstow CCD</text:p>
          </table:table-cell>
          <table:table-cell table:style-name="ce32" office:value-type="string" calcext:value-type="string">
            <text:p>Southern</text:p>
          </table:table-cell>
          <table:table-cell table:style-name="ce35" office:value-type="string" calcext:value-type="string">
            <text:p>2016-17</text:p>
          </table:table-cell>
          <table:table-cell table:style-name="ce37" office:value-type="float" office:value="51" calcext:value-type="float">
            <text:p>$51.00</text:p>
          </table:table-cell>
          <table:table-cell table:style-name="ce41" table:formula="of:=RANK([.D5];[.$D$3:.$D$74])" office:value-type="float" office:value="63" calcext:value-type="float">
            <text:p>63</text:p>
          </table:table-cell>
          <table:table-cell table:style-name="ce37" office:value-type="float" office:value="51" calcext:value-type="float">
            <text:p>$51.00</text:p>
          </table:table-cell>
          <table:table-cell table:style-name="ce33" table:formula="of:=RANK([.F5];[.$F$3:.$F$74])" office:value-type="float" office:value="66" calcext:value-type="float">
            <text:p>66</text:p>
          </table:table-cell>
          <table:table-cell table:style-name="ce43" office:value-type="string" calcext:value-type="string">
            <text:p>No</text:p>
          </table:table-cell>
          <table:table-cell table:style-name="ce45" office:value-type="string" calcext:value-type="string">
            <text:p>2.0%</text:p>
          </table:table-cell>
          <table:table-cell table:style-name="ce47" table:formula="of:=IF([.H5] = &quot;no&quot;; [.D5]; [.D5] * 17.5 / (17.5+5.83))" office:value-type="float" office:value="51" calcext:value-type="float">
            <text:p>$51.00</text:p>
          </table:table-cell>
          <table:table-cell table:style-name="ce47" table:formula="of:=IF([.H5] = &quot;no&quot;; [.F5]; [.F5] * 17.5 / (17.5+5.83))" office:value-type="float" office:value="51" calcext:value-type="float">
            <text:p>$51.00</text:p>
          </table:table-cell>
          <table:table-cell table:number-columns-repeated="1013"/>
        </table:table-row>
        <table:table-row table:style-name="ro9">
          <table:table-cell table:style-name="ce29" office:value-type="string" calcext:value-type="string">
            <text:p>Butte-Glenn CCD</text:p>
          </table:table-cell>
          <table:table-cell table:style-name="ce32" office:value-type="string" calcext:value-type="string">
            <text:p>Northern</text:p>
          </table:table-cell>
          <table:table-cell table:style-name="ce32" office:value-type="string" calcext:value-type="string">
            <text:p>Fall 2016</text:p>
          </table:table-cell>
          <table:table-cell table:style-name="ce37" office:value-type="float" office:value="52.46" calcext:value-type="float">
            <text:p>$52.46</text:p>
          </table:table-cell>
          <table:table-cell table:style-name="ce41" table:formula="of:=RANK([.D6];[.$D$3:.$D$74])" office:value-type="float" office:value="59" calcext:value-type="float">
            <text:p>59</text:p>
          </table:table-cell>
          <table:table-cell table:style-name="ce37" office:value-type="float" office:value="55.08" calcext:value-type="float">
            <text:p>$55.08</text:p>
          </table:table-cell>
          <table:table-cell table:style-name="ce33" table:formula="of:=RANK([.F6];[.$F$3:.$F$74])" office:value-type="float" office:value="61" calcext:value-type="float">
            <text:p>61</text:p>
          </table:table-cell>
          <table:table-cell table:style-name="ce43" office:value-type="string" calcext:value-type="string">
            <text:p>No</text:p>
          </table:table-cell>
          <table:table-cell table:style-name="ce45" office:value-type="string" calcext:value-type="string">
            <text:p>3.82%</text:p>
          </table:table-cell>
          <table:table-cell table:style-name="ce47" table:formula="of:=IF([.H6] = &quot;no&quot;; [.D6]; [.D6] * 17.5 / (17.5+5.83))" office:value-type="float" office:value="52.46" calcext:value-type="float">
            <text:p>$52.46</text:p>
          </table:table-cell>
          <table:table-cell table:style-name="ce47" table:formula="of:=IF([.H6] = &quot;no&quot;; [.F6]; [.F6] * 17.5 / (17.5+5.83))" office:value-type="float" office:value="55.08" calcext:value-type="float">
            <text:p>$55.08</text:p>
          </table:table-cell>
          <table:table-cell table:number-columns-repeated="1013"/>
        </table:table-row>
        <table:table-row table:style-name="ro9">
          <table:table-cell table:style-name="ce29" office:value-type="string" calcext:value-type="string">
            <text:p>Cabrillo CCD</text:p>
          </table:table-cell>
          <table:table-cell table:style-name="ce32" office:value-type="string" calcext:value-type="string">
            <text:p>Bay Area</text:p>
          </table:table-cell>
          <table:table-cell table:style-name="ce32" office:value-type="string" calcext:value-type="string">
            <text:p>2016-17</text:p>
          </table:table-cell>
          <table:table-cell table:style-name="ce37" table:formula="of:=(1204*9)/157.5" office:value-type="float" office:value="68.8" calcext:value-type="float">
            <text:p>$68.80</text:p>
          </table:table-cell>
          <table:table-cell table:style-name="ce41" table:formula="of:=RANK([.D7];[.$D$3:.$D$74])" office:value-type="float" office:value="21" calcext:value-type="float">
            <text:p>21</text:p>
          </table:table-cell>
          <table:table-cell table:style-name="ce37" office:value-type="float" office:value="80.86" calcext:value-type="float">
            <text:p>$80.86</text:p>
          </table:table-cell>
          <table:table-cell table:style-name="ce33" table:formula="of:=RANK([.F7];[.$F$3:.$F$74])" office:value-type="float" office:value="15" calcext:value-type="float">
            <text:p>15</text:p>
          </table:table-cell>
          <table:table-cell table:style-name="ce43" office:value-type="string" calcext:value-type="string">
            <text:p>Yes</text:p>
          </table:table-cell>
          <table:table-cell table:style-name="ce45" office:value-type="string" calcext:value-type="string">
            <text:p>2.75%</text:p>
          </table:table-cell>
          <table:table-cell table:style-name="ce47" table:formula="of:=IF([.H7] = &quot;no&quot;; [.D7]; [.D7] * 17.5 / (17.5+5.83))" office:value-type="float" office:value="51.6073724817831" calcext:value-type="float">
            <text:p>$51.61</text:p>
          </table:table-cell>
          <table:table-cell table:style-name="ce47" table:formula="of:=IF([.H7] = &quot;no&quot;; [.F7]; [.F7] * 17.5 / (17.5+5.83))" office:value-type="float" office:value="60.6536648092585" calcext:value-type="float">
            <text:p>$60.65</text:p>
          </table:table-cell>
          <table:table-cell table:number-columns-repeated="1013"/>
        </table:table-row>
        <table:table-row table:style-name="ro9">
          <table:table-cell table:style-name="ce29" office:value-type="string" calcext:value-type="string">
            <text:p>Cerritos CCD</text:p>
          </table:table-cell>
          <table:table-cell table:style-name="ce32" office:value-type="string" calcext:value-type="string">
            <text:p>Southern</text:p>
          </table:table-cell>
          <table:table-cell table:style-name="ce35" office:value-type="string" calcext:value-type="string">
            <text:p>2016-17</text:p>
          </table:table-cell>
          <table:table-cell table:style-name="ce37" office:value-type="float" office:value="61.03" calcext:value-type="float">
            <text:p>$61.03</text:p>
          </table:table-cell>
          <table:table-cell table:style-name="ce41" table:formula="of:=RANK([.D8];[.$D$3:.$D$74])" office:value-type="float" office:value="33" calcext:value-type="float">
            <text:p>33</text:p>
          </table:table-cell>
          <table:table-cell table:style-name="ce37" office:value-type="float" office:value="74.76" calcext:value-type="float">
            <text:p>$74.76</text:p>
          </table:table-cell>
          <table:table-cell table:style-name="ce33" table:formula="of:=RANK([.F8];[.$F$3:.$F$74])" office:value-type="float" office:value="25" calcext:value-type="float">
            <text:p>25</text:p>
          </table:table-cell>
          <table:table-cell table:style-name="ce43" office:value-type="string" calcext:value-type="string">
            <text:p>No</text:p>
          </table:table-cell>
          <table:table-cell table:style-name="ce45" office:value-type="string" calcext:value-type="string">
            <text:p>2.5%</text:p>
          </table:table-cell>
          <table:table-cell table:style-name="ce47" table:formula="of:=IF([.H8] = &quot;no&quot;; [.D8]; [.D8] * 17.5 / (17.5+5.83))" office:value-type="float" office:value="61.03" calcext:value-type="float">
            <text:p>$61.03</text:p>
          </table:table-cell>
          <table:table-cell table:style-name="ce47" table:formula="of:=IF([.H8] = &quot;no&quot;; [.F8]; [.F8] * 17.5 / (17.5+5.83))" office:value-type="float" office:value="74.76" calcext:value-type="float">
            <text:p>$74.76</text:p>
          </table:table-cell>
          <table:table-cell table:number-columns-repeated="1013"/>
        </table:table-row>
        <table:table-row table:style-name="ro9">
          <table:table-cell table:style-name="ce29" office:value-type="string" calcext:value-type="string">
            <text:p>Chabot CCD</text:p>
          </table:table-cell>
          <table:table-cell table:style-name="ce32" office:value-type="string" calcext:value-type="string">
            <text:p>Bay Area</text:p>
          </table:table-cell>
          <table:table-cell table:style-name="ce32" office:value-type="string" calcext:value-type="string">
            <text:p>2016-17</text:p>
          </table:table-cell>
          <table:table-cell table:style-name="ce37" office:value-type="float" office:value="82.6" calcext:value-type="float">
            <text:p>$82.60</text:p>
          </table:table-cell>
          <table:table-cell table:style-name="ce41" table:formula="of:=RANK([.D9];[.$D$3:.$D$74])" office:value-type="float" office:value="10" calcext:value-type="float">
            <text:p>10</text:p>
          </table:table-cell>
          <table:table-cell table:style-name="ce37" office:value-type="float" office:value="98.37" calcext:value-type="float">
            <text:p>$98.37</text:p>
          </table:table-cell>
          <table:table-cell table:style-name="ce33" table:formula="of:=RANK([.F9];[.$F$3:.$F$74])" office:value-type="float" office:value="8" calcext:value-type="float">
            <text:p>8</text:p>
          </table:table-cell>
          <table:table-cell table:style-name="ce43" office:value-type="string" calcext:value-type="string">
            <text:p>No</text:p>
          </table:table-cell>
          <table:table-cell table:style-name="ce46" office:value-type="string" calcext:value-type="string">
            <text:p>5.5%</text:p>
          </table:table-cell>
          <table:table-cell table:style-name="ce47" table:formula="of:=IF([.H9] = &quot;no&quot;; [.D9]; [.D9] * 17.5 / (17.5+5.83))" office:value-type="float" office:value="82.6" calcext:value-type="float">
            <text:p>$82.60</text:p>
          </table:table-cell>
          <table:table-cell table:style-name="ce47" table:formula="of:=IF([.H9] = &quot;no&quot;; [.F9]; [.F9] * 17.5 / (17.5+5.83))" office:value-type="float" office:value="98.37" calcext:value-type="float">
            <text:p>$98.37</text:p>
          </table:table-cell>
          <table:table-cell table:number-columns-repeated="1013"/>
        </table:table-row>
        <table:table-row table:style-name="ro9">
          <table:table-cell table:style-name="ce29" office:value-type="string" calcext:value-type="string">
            <text:p>Chaffey CCD</text:p>
          </table:table-cell>
          <table:table-cell table:style-name="ce32" office:value-type="string" calcext:value-type="string">
            <text:p>Southern</text:p>
          </table:table-cell>
          <table:table-cell table:style-name="ce35" office:value-type="date" office:date-value="2016-08-01" calcext:value-type="date">
            <text:p>8/1/2016</text:p>
          </table:table-cell>
          <table:table-cell table:style-name="ce37" office:value-type="float" office:value="71" calcext:value-type="float">
            <text:p>$71.00</text:p>
          </table:table-cell>
          <table:table-cell table:style-name="ce41" table:formula="of:=RANK([.D10];[.$D$3:.$D$74])" office:value-type="float" office:value="18" calcext:value-type="float">
            <text:p>18</text:p>
          </table:table-cell>
          <table:table-cell table:style-name="ce37" office:value-type="float" office:value="76" calcext:value-type="float">
            <text:p>$76.00</text:p>
          </table:table-cell>
          <table:table-cell table:style-name="ce33" table:formula="of:=RANK([.F10];[.$F$3:.$F$74])" office:value-type="float" office:value="22" calcext:value-type="float">
            <text:p>22</text:p>
          </table:table-cell>
          <table:table-cell table:style-name="ce43" office:value-type="string" calcext:value-type="string">
            <text:p>No</text:p>
          </table:table-cell>
          <table:table-cell table:style-name="ce46" office:value-type="string" calcext:value-type="string">
            <text:p>2.8%</text:p>
          </table:table-cell>
          <table:table-cell table:style-name="ce47" table:formula="of:=IF([.H10] = &quot;no&quot;; [.D10]; [.D10] * 17.5 / (17.5+5.83))" office:value-type="float" office:value="71" calcext:value-type="float">
            <text:p>$71.00</text:p>
          </table:table-cell>
          <table:table-cell table:style-name="ce47" table:formula="of:=IF([.H10] = &quot;no&quot;; [.F10]; [.F10] * 17.5 / (17.5+5.83))" office:value-type="float" office:value="76" calcext:value-type="float">
            <text:p>$76.00</text:p>
          </table:table-cell>
          <table:table-cell table:number-columns-repeated="1013"/>
        </table:table-row>
        <table:table-row table:style-name="ro9">
          <table:table-cell table:style-name="ce29" office:value-type="string" calcext:value-type="string">
            <text:p>Citrus CCD</text:p>
          </table:table-cell>
          <table:table-cell table:style-name="ce32" office:value-type="string" calcext:value-type="string">
            <text:p>Southern</text:p>
          </table:table-cell>
          <table:table-cell table:style-name="ce32" office:value-type="float" office:value="2017" calcext:value-type="float">
            <text:p>2017</text:p>
          </table:table-cell>
          <table:table-cell table:style-name="ce37" table:formula="of:=1178/17.5" office:value-type="float" office:value="67.3142857142857" calcext:value-type="float">
            <text:p>$67.31</text:p>
          </table:table-cell>
          <table:table-cell table:style-name="ce41" table:formula="of:=RANK([.D11];[.$D$3:.$D$74])" office:value-type="float" office:value="24" calcext:value-type="float">
            <text:p>24</text:p>
          </table:table-cell>
          <table:table-cell table:style-name="ce37" table:formula="of:=1224/17.5" office:value-type="float" office:value="69.9428571428571" calcext:value-type="float">
            <text:p>$69.94</text:p>
          </table:table-cell>
          <table:table-cell table:style-name="ce33" table:formula="of:=RANK([.F11];[.$F$3:.$F$74])" office:value-type="float" office:value="30" calcext:value-type="float">
            <text:p>30</text:p>
          </table:table-cell>
          <table:table-cell table:style-name="ce43" office:value-type="string" calcext:value-type="string">
            <text:p>Yes</text:p>
          </table:table-cell>
          <table:table-cell table:style-name="ce46" office:value-type="string" calcext:value-type="string">
            <text:p>2.0%</text:p>
          </table:table-cell>
          <table:table-cell table:style-name="ce47" table:formula="of:=IF([.H11] = &quot;no&quot;; [.D11]; [.D11] * 17.5 / (17.5+5.83))" office:value-type="float" office:value="50.4929275610802" calcext:value-type="float">
            <text:p>$50.49</text:p>
          </table:table-cell>
          <table:table-cell table:style-name="ce47" table:formula="of:=IF([.H11] = &quot;no&quot;; [.F11]; [.F11] * 17.5 / (17.5+5.83))" office:value-type="float" office:value="52.4646378054008" calcext:value-type="float">
            <text:p>$52.46</text:p>
          </table:table-cell>
          <table:table-cell table:number-columns-repeated="1013"/>
        </table:table-row>
        <table:table-row table:style-name="ro9">
          <table:table-cell table:style-name="ce29" office:value-type="string" calcext:value-type="string">
            <text:p>Coast CCD</text:p>
          </table:table-cell>
          <table:table-cell table:style-name="ce32" office:value-type="string" calcext:value-type="string">
            <text:p>Southern</text:p>
          </table:table-cell>
          <table:table-cell table:style-name="ce35" office:value-type="date" office:date-value="2016-07-01" calcext:value-type="date">
            <text:p>7/1/2016</text:p>
          </table:table-cell>
          <table:table-cell table:style-name="ce37" office:value-type="float" office:value="59.5" calcext:value-type="float">
            <text:p>$59.50</text:p>
          </table:table-cell>
          <table:table-cell table:style-name="ce41" table:formula="of:=RANK([.D12];[.$D$3:.$D$74])" office:value-type="float" office:value="39" calcext:value-type="float">
            <text:p>39</text:p>
          </table:table-cell>
          <table:table-cell table:style-name="ce37" office:value-type="float" office:value="76.56" calcext:value-type="float">
            <text:p>$76.56</text:p>
          </table:table-cell>
          <table:table-cell table:style-name="ce33" table:formula="of:=RANK([.F12];[.$F$3:.$F$74])" office:value-type="float" office:value="21" calcext:value-type="float">
            <text:p>21</text:p>
          </table:table-cell>
          <table:table-cell table:style-name="ce43" office:value-type="string" calcext:value-type="string">
            <text:p>No</text:p>
          </table:table-cell>
          <table:table-cell table:style-name="ce46" office:value-type="string" calcext:value-type="string">
            <text:p>NA</text:p>
          </table:table-cell>
          <table:table-cell table:style-name="ce47" table:formula="of:=IF([.H12] = &quot;no&quot;; [.D12]; [.D12] * 17.5 / (17.5+5.83))" office:value-type="float" office:value="59.5" calcext:value-type="float">
            <text:p>$59.50</text:p>
          </table:table-cell>
          <table:table-cell table:style-name="ce47" table:formula="of:=IF([.H12] = &quot;no&quot;; [.F12]; [.F12] * 17.5 / (17.5+5.83))" office:value-type="float" office:value="76.56" calcext:value-type="float">
            <text:p>$76.56</text:p>
          </table:table-cell>
          <table:table-cell table:number-columns-repeated="1013"/>
        </table:table-row>
        <table:table-row table:style-name="ro9">
          <table:table-cell table:style-name="ce29" office:value-type="string" calcext:value-type="string">
            <text:p>Compton CCD</text:p>
          </table:table-cell>
          <table:table-cell table:style-name="ce32" office:value-type="string" calcext:value-type="string">
            <text:p>Southern</text:p>
          </table:table-cell>
          <table:table-cell table:style-name="ce35" office:value-type="date" office:date-value="2016-07-01" calcext:value-type="date">
            <text:p>7/1/2016</text:p>
          </table:table-cell>
          <table:table-cell table:style-name="ce37" office:value-type="float" office:value="42.66" calcext:value-type="float">
            <text:p>$42.66</text:p>
          </table:table-cell>
          <table:table-cell table:style-name="ce41" table:formula="of:=RANK([.D13];[.$D$3:.$D$74])" office:value-type="float" office:value="71" calcext:value-type="float">
            <text:p>71</text:p>
          </table:table-cell>
          <table:table-cell table:style-name="ce37" office:value-type="float" office:value="47.2" calcext:value-type="float">
            <text:p>$47.20</text:p>
          </table:table-cell>
          <table:table-cell table:style-name="ce33" table:formula="of:=RANK([.F13];[.$F$3:.$F$74])" office:value-type="float" office:value="70" calcext:value-type="float">
            <text:p>70</text:p>
          </table:table-cell>
          <table:table-cell table:style-name="ce43" office:value-type="string" calcext:value-type="string">
            <text:p>No</text:p>
          </table:table-cell>
          <table:table-cell table:style-name="ce46" office:value-type="string" calcext:value-type="string">
            <text:p>NA</text:p>
          </table:table-cell>
          <table:table-cell table:style-name="ce47" table:formula="of:=IF([.H13] = &quot;no&quot;; [.D13]; [.D13] * 17.5 / (17.5+5.83))" office:value-type="float" office:value="42.66" calcext:value-type="float">
            <text:p>$42.66</text:p>
          </table:table-cell>
          <table:table-cell table:style-name="ce47" table:formula="of:=IF([.H13] = &quot;no&quot;; [.F13]; [.F13] * 17.5 / (17.5+5.83))" office:value-type="float" office:value="47.2" calcext:value-type="float">
            <text:p>$47.20</text:p>
          </table:table-cell>
          <table:table-cell table:number-columns-repeated="1013"/>
        </table:table-row>
        <table:table-row table:style-name="ro9">
          <table:table-cell table:style-name="ce29" office:value-type="string" calcext:value-type="string">
            <text:p>Contra Costa CCD</text:p>
          </table:table-cell>
          <table:table-cell table:style-name="ce32" office:value-type="string" calcext:value-type="string">
            <text:p>Bay Area</text:p>
          </table:table-cell>
          <table:table-cell table:style-name="ce32" office:value-type="string" calcext:value-type="string">
            <text:p>2016-17</text:p>
          </table:table-cell>
          <table:table-cell table:style-name="ce37" office:value-type="float" office:value="68.53" calcext:value-type="float">
            <text:p>$68.53</text:p>
          </table:table-cell>
          <table:table-cell table:style-name="ce41" table:formula="of:=RANK([.D14];[.$D$3:.$D$74])" office:value-type="float" office:value="22" calcext:value-type="float">
            <text:p>22</text:p>
          </table:table-cell>
          <table:table-cell table:style-name="ce37" office:value-type="float" office:value="73.69" calcext:value-type="float">
            <text:p>$73.69</text:p>
          </table:table-cell>
          <table:table-cell table:style-name="ce33" table:formula="of:=RANK([.F14];[.$F$3:.$F$74])" office:value-type="float" office:value="28" calcext:value-type="float">
            <text:p>28</text:p>
          </table:table-cell>
          <table:table-cell table:style-name="ce43" office:value-type="string" calcext:value-type="string">
            <text:p>No</text:p>
          </table:table-cell>
          <table:table-cell table:style-name="ce46" office:value-type="string" calcext:value-type="string">
            <text:p>14.8%</text:p>
          </table:table-cell>
          <table:table-cell table:style-name="ce47" table:formula="of:=IF([.H14] = &quot;no&quot;; [.D14]; [.D14] * 17.5 / (17.5+5.83))" office:value-type="float" office:value="68.53" calcext:value-type="float">
            <text:p>$68.53</text:p>
          </table:table-cell>
          <table:table-cell table:style-name="ce47" table:formula="of:=IF([.H14] = &quot;no&quot;; [.F14]; [.F14] * 17.5 / (17.5+5.83))" office:value-type="float" office:value="73.69" calcext:value-type="float">
            <text:p>$73.69</text:p>
          </table:table-cell>
          <table:table-cell table:number-columns-repeated="1013"/>
        </table:table-row>
        <table:table-row table:style-name="ro9">
          <table:table-cell table:style-name="ce29" office:value-type="string" calcext:value-type="string">
            <text:p>Copper Mt CCD</text:p>
          </table:table-cell>
          <table:table-cell table:style-name="ce32" office:value-type="string" calcext:value-type="string">
            <text:p>Southern</text:p>
          </table:table-cell>
          <table:table-cell table:style-name="ce35" office:value-type="date" office:date-value="2015-07-01" calcext:value-type="date">
            <text:p>7/1/2015</text:p>
          </table:table-cell>
          <table:table-cell table:style-name="ce37" office:value-type="float" office:value="51.29" calcext:value-type="float">
            <text:p>$51.29</text:p>
          </table:table-cell>
          <table:table-cell table:style-name="ce41" table:formula="of:=RANK([.D15];[.$D$3:.$D$74])" office:value-type="float" office:value="62" calcext:value-type="float">
            <text:p>62</text:p>
          </table:table-cell>
          <table:table-cell table:style-name="ce37" office:value-type="float" office:value="51.29" calcext:value-type="float">
            <text:p>$51.29</text:p>
          </table:table-cell>
          <table:table-cell table:style-name="ce33" table:formula="of:=RANK([.F15];[.$F$3:.$F$74])" office:value-type="float" office:value="65" calcext:value-type="float">
            <text:p>65</text:p>
          </table:table-cell>
          <table:table-cell table:style-name="ce43" office:value-type="string" calcext:value-type="string">
            <text:p>No</text:p>
          </table:table-cell>
          <table:table-cell table:style-name="ce46" office:value-type="string" calcext:value-type="string">
            <text:p>NA</text:p>
          </table:table-cell>
          <table:table-cell table:style-name="ce47" table:formula="of:=IF([.H15] = &quot;no&quot;; [.D15]; [.D15] * 17.5 / (17.5+5.83))" office:value-type="float" office:value="51.29" calcext:value-type="float">
            <text:p>$51.29</text:p>
          </table:table-cell>
          <table:table-cell table:style-name="ce47" table:formula="of:=IF([.H15] = &quot;no&quot;; [.F15]; [.F15] * 17.5 / (17.5+5.83))" office:value-type="float" office:value="51.29" calcext:value-type="float">
            <text:p>$51.29</text:p>
          </table:table-cell>
          <table:table-cell table:number-columns-repeated="1013"/>
        </table:table-row>
        <table:table-row table:style-name="ro9">
          <table:table-cell table:style-name="ce29" office:value-type="string" calcext:value-type="string">
            <text:p>Desert CCD</text:p>
          </table:table-cell>
          <table:table-cell table:style-name="ce32" office:value-type="string" calcext:value-type="string">
            <text:p>Southern</text:p>
          </table:table-cell>
          <table:table-cell table:style-name="ce32" office:value-type="string" calcext:value-type="string">
            <text:p>2016-17</text:p>
          </table:table-cell>
          <table:table-cell table:style-name="ce37" office:value-type="float" office:value="55.25" calcext:value-type="float">
            <text:p>$55.25</text:p>
          </table:table-cell>
          <table:table-cell table:style-name="ce41" table:formula="of:=RANK([.D16];[.$D$3:.$D$74])" office:value-type="float" office:value="52" calcext:value-type="float">
            <text:p>52</text:p>
          </table:table-cell>
          <table:table-cell table:style-name="ce37" office:value-type="float" office:value="67.82" calcext:value-type="float">
            <text:p>$67.82</text:p>
          </table:table-cell>
          <table:table-cell table:style-name="ce33" table:formula="of:=RANK([.F16];[.$F$3:.$F$74])" office:value-type="float" office:value="36" calcext:value-type="float">
            <text:p>36</text:p>
          </table:table-cell>
          <table:table-cell table:style-name="ce43" office:value-type="string" calcext:value-type="string">
            <text:p>No</text:p>
          </table:table-cell>
          <table:table-cell table:style-name="ce46" office:value-type="string" calcext:value-type="string">
            <text:p>3.9%</text:p>
          </table:table-cell>
          <table:table-cell table:style-name="ce47" table:formula="of:=IF([.H16] = &quot;no&quot;; [.D16]; [.D16] * 17.5 / (17.5+5.83))" office:value-type="float" office:value="55.25" calcext:value-type="float">
            <text:p>$55.25</text:p>
          </table:table-cell>
          <table:table-cell table:style-name="ce47" table:formula="of:=IF([.H16] = &quot;no&quot;; [.F16]; [.F16] * 17.5 / (17.5+5.83))" office:value-type="float" office:value="67.82" calcext:value-type="float">
            <text:p>$67.82</text:p>
          </table:table-cell>
          <table:table-cell table:number-columns-repeated="1013"/>
        </table:table-row>
        <table:table-row table:style-name="ro9">
          <table:table-cell table:style-name="ce29" office:value-type="string" calcext:value-type="string">
            <text:p>El Camino CCD</text:p>
          </table:table-cell>
          <table:table-cell table:style-name="ce32" office:value-type="string" calcext:value-type="string">
            <text:p>Southern</text:p>
          </table:table-cell>
          <table:table-cell table:style-name="ce35" office:value-type="date" office:date-value="2017-01-01" calcext:value-type="date">
            <text:p>1/1/2017</text:p>
          </table:table-cell>
          <table:table-cell table:style-name="ce37" office:value-type="float" office:value="86.21" calcext:value-type="float">
            <text:p>$86.21</text:p>
          </table:table-cell>
          <table:table-cell table:style-name="ce41" table:formula="of:=RANK([.D17];[.$D$3:.$D$74])" office:value-type="float" office:value="7" calcext:value-type="float">
            <text:p>7</text:p>
          </table:table-cell>
          <table:table-cell table:style-name="ce37" office:value-type="float" office:value="100.32" calcext:value-type="float">
            <text:p>$100.32</text:p>
          </table:table-cell>
          <table:table-cell table:style-name="ce33" table:formula="of:=RANK([.F17];[.$F$3:.$F$74])" office:value-type="float" office:value="6" calcext:value-type="float">
            <text:p>6</text:p>
          </table:table-cell>
          <table:table-cell table:style-name="ce43" office:value-type="string" calcext:value-type="string">
            <text:p>Yes</text:p>
          </table:table-cell>
          <table:table-cell table:style-name="ce46" office:value-type="string" calcext:value-type="string">
            <text:p>5.0%</text:p>
          </table:table-cell>
          <table:table-cell table:style-name="ce47" table:formula="of:=IF([.H17] = &quot;no&quot;; [.D17]; [.D17] * 17.5 / (17.5+5.83))" office:value-type="float" office:value="64.6667381054436" calcext:value-type="float">
            <text:p>$64.67</text:p>
          </table:table-cell>
          <table:table-cell table:style-name="ce47" table:formula="of:=IF([.H17] = &quot;no&quot;; [.F17]; [.F17] * 17.5 / (17.5+5.83))" office:value-type="float" office:value="75.2507501071582" calcext:value-type="float">
            <text:p>$75.25</text:p>
          </table:table-cell>
          <table:table-cell table:number-columns-repeated="1013"/>
        </table:table-row>
        <table:table-row table:style-name="ro9">
          <table:table-cell table:style-name="ce29" office:value-type="string" calcext:value-type="string">
            <text:p>Feather River CCD</text:p>
          </table:table-cell>
          <table:table-cell table:style-name="ce32" office:value-type="string" calcext:value-type="string">
            <text:p>Northern</text:p>
          </table:table-cell>
          <table:table-cell table:style-name="ce32" office:value-type="string" calcext:value-type="string">
            <text:p>2015-2018</text:p>
          </table:table-cell>
          <table:table-cell table:style-name="ce37" office:value-type="float" office:value="44.46" calcext:value-type="float">
            <text:p>$44.46</text:p>
          </table:table-cell>
          <table:table-cell table:style-name="ce41" table:formula="of:=RANK([.D18];[.$D$3:.$D$74])" office:value-type="float" office:value="70" calcext:value-type="float">
            <text:p>70</text:p>
          </table:table-cell>
          <table:table-cell table:style-name="ce37" office:value-type="float" office:value="49.25" calcext:value-type="float">
            <text:p>$49.25</text:p>
          </table:table-cell>
          <table:table-cell table:style-name="ce33" table:formula="of:=RANK([.F18];[.$F$3:.$F$74])" office:value-type="float" office:value="69" calcext:value-type="float">
            <text:p>69</text:p>
          </table:table-cell>
          <table:table-cell table:style-name="ce43" office:value-type="string" calcext:value-type="string">
            <text:p>No</text:p>
          </table:table-cell>
          <table:table-cell table:style-name="ce46" office:value-type="string" calcext:value-type="string">
            <text:p>NA</text:p>
          </table:table-cell>
          <table:table-cell table:style-name="ce47" table:formula="of:=IF([.H18] = &quot;no&quot;; [.D18]; [.D18] * 17.5 / (17.5+5.83))" office:value-type="float" office:value="44.46" calcext:value-type="float">
            <text:p>$44.46</text:p>
          </table:table-cell>
          <table:table-cell table:style-name="ce47" table:formula="of:=IF([.H18] = &quot;no&quot;; [.F18]; [.F18] * 17.5 / (17.5+5.83))" office:value-type="float" office:value="49.25" calcext:value-type="float">
            <text:p>$49.25</text:p>
          </table:table-cell>
          <table:table-cell table:number-columns-repeated="1013"/>
        </table:table-row>
        <table:table-row table:style-name="ro9">
          <table:table-cell table:style-name="ce29" office:value-type="string" calcext:value-type="string">
            <text:p>Foothill-Deanza CCD</text:p>
          </table:table-cell>
          <table:table-cell table:style-name="ce32" office:value-type="string" calcext:value-type="string">
            <text:p>Bay Area</text:p>
          </table:table-cell>
          <table:table-cell table:style-name="ce32" office:value-type="string" calcext:value-type="string">
            <text:p>2016-17</text:p>
          </table:table-cell>
          <table:table-cell table:style-name="ce37" office:value-type="float" office:value="95.52" calcext:value-type="float">
            <text:p>$95.52</text:p>
          </table:table-cell>
          <table:table-cell table:style-name="ce41" table:formula="of:=RANK([.D19];[.$D$3:.$D$74])" office:value-type="float" office:value="3" calcext:value-type="float">
            <text:p>3</text:p>
          </table:table-cell>
          <table:table-cell table:style-name="ce37" office:value-type="float" office:value="105.34" calcext:value-type="float">
            <text:p>$105.34</text:p>
          </table:table-cell>
          <table:table-cell table:style-name="ce33" table:formula="of:=RANK([.F19];[.$F$3:.$F$74])" office:value-type="float" office:value="4" calcext:value-type="float">
            <text:p>4</text:p>
          </table:table-cell>
          <table:table-cell table:style-name="ce43" office:value-type="string" calcext:value-type="string">
            <text:p>Yes</text:p>
          </table:table-cell>
          <table:table-cell table:style-name="ce46" office:value-type="string" calcext:value-type="string">
            <text:p>3.6%</text:p>
          </table:table-cell>
          <table:table-cell table:style-name="ce47" table:formula="of:=IF([.H19] = &quot;no&quot;; [.D19]; [.D19] * 17.5 / (17.5+5.83))" office:value-type="float" office:value="71.650235747964" calcext:value-type="float">
            <text:p>$71.65</text:p>
          </table:table-cell>
          <table:table-cell table:style-name="ce47" table:formula="of:=IF([.H19] = &quot;no&quot;; [.F19]; [.F19] * 17.5 / (17.5+5.83))" office:value-type="float" office:value="79.0162880411487" calcext:value-type="float">
            <text:p>$79.02</text:p>
          </table:table-cell>
          <table:table-cell table:number-columns-repeated="1013"/>
        </table:table-row>
        <table:table-row table:style-name="ro9">
          <table:table-cell table:style-name="ce29" office:value-type="string" calcext:value-type="string">
            <text:p>Gavilan CCD</text:p>
          </table:table-cell>
          <table:table-cell table:style-name="ce32" office:value-type="string" calcext:value-type="string">
            <text:p>Central</text:p>
          </table:table-cell>
          <table:table-cell table:style-name="ce32" office:value-type="string" calcext:value-type="string">
            <text:p>2016-17</text:p>
          </table:table-cell>
          <table:table-cell table:style-name="ce37" office:value-type="float" office:value="66.044" calcext:value-type="float">
            <text:p>$66.04</text:p>
          </table:table-cell>
          <table:table-cell table:style-name="ce41" table:formula="of:=RANK([.D20];[.$D$3:.$D$74])" office:value-type="float" office:value="25" calcext:value-type="float">
            <text:p>25</text:p>
          </table:table-cell>
          <table:table-cell table:style-name="ce37" office:value-type="float" office:value="73.88" calcext:value-type="float">
            <text:p>$73.88</text:p>
          </table:table-cell>
          <table:table-cell table:style-name="ce33" table:formula="of:=RANK([.F20];[.$F$3:.$F$74])" office:value-type="float" office:value="27" calcext:value-type="float">
            <text:p>27</text:p>
          </table:table-cell>
          <table:table-cell table:style-name="ce43" office:value-type="string" calcext:value-type="string">
            <text:p>Yes</text:p>
          </table:table-cell>
          <table:table-cell table:style-name="ce46" office:value-type="string" calcext:value-type="string">
            <text:p>3.0%</text:p>
          </table:table-cell>
          <table:table-cell table:style-name="ce47" table:formula="of:=IF([.H20] = &quot;no&quot;; [.D20]; [.D20] * 17.5 / (17.5+5.83))" office:value-type="float" office:value="49.5400771538791" calcext:value-type="float">
            <text:p>$49.54</text:p>
          </table:table-cell>
          <table:table-cell table:style-name="ce47" table:formula="of:=IF([.H20] = &quot;no&quot;; [.F20]; [.F20] * 17.5 / (17.5+5.83))" office:value-type="float" office:value="55.4179168452636" calcext:value-type="float">
            <text:p>$55.42</text:p>
          </table:table-cell>
          <table:table-cell table:number-columns-repeated="1013"/>
        </table:table-row>
        <table:table-row table:style-name="ro9">
          <table:table-cell table:style-name="ce29" office:value-type="string" calcext:value-type="string">
            <text:p>Glendale CCD</text:p>
          </table:table-cell>
          <table:table-cell table:style-name="ce32" office:value-type="string" calcext:value-type="string">
            <text:p>Southern</text:p>
          </table:table-cell>
          <table:table-cell table:style-name="ce35" office:value-type="date" office:date-value="2016-07-01" calcext:value-type="date">
            <text:p>7/1/2016</text:p>
          </table:table-cell>
          <table:table-cell table:style-name="ce37" office:value-type="float" office:value="61.43" calcext:value-type="float">
            <text:p>$61.43</text:p>
          </table:table-cell>
          <table:table-cell table:style-name="ce41" table:formula="of:=RANK([.D21];[.$D$3:.$D$74])" office:value-type="float" office:value="32" calcext:value-type="float">
            <text:p>32</text:p>
          </table:table-cell>
          <table:table-cell table:style-name="ce37" office:value-type="float" office:value="66.75" calcext:value-type="float">
            <text:p>$66.75</text:p>
          </table:table-cell>
          <table:table-cell table:style-name="ce33" table:formula="of:=RANK([.F21];[.$F$3:.$F$74])" office:value-type="float" office:value="40" calcext:value-type="float">
            <text:p>40</text:p>
          </table:table-cell>
          <table:table-cell table:style-name="ce43" office:value-type="string" calcext:value-type="string">
            <text:p>No</text:p>
          </table:table-cell>
          <table:table-cell table:style-name="ce46" office:value-type="string" calcext:value-type="string">
            <text:p>NA</text:p>
          </table:table-cell>
          <table:table-cell table:style-name="ce47" table:formula="of:=IF([.H21] = &quot;no&quot;; [.D21]; [.D21] * 17.5 / (17.5+5.83))" office:value-type="float" office:value="61.43" calcext:value-type="float">
            <text:p>$61.43</text:p>
          </table:table-cell>
          <table:table-cell table:style-name="ce47" table:formula="of:=IF([.H21] = &quot;no&quot;; [.F21]; [.F21] * 17.5 / (17.5+5.83))" office:value-type="float" office:value="66.75" calcext:value-type="float">
            <text:p>$66.75</text:p>
          </table:table-cell>
          <table:table-cell table:number-columns-repeated="1013"/>
        </table:table-row>
        <table:table-row table:style-name="ro9">
          <table:table-cell table:style-name="ce29" office:value-type="string" calcext:value-type="string">
            <text:p>Grossmont-Cuyamaca CCD</text:p>
          </table:table-cell>
          <table:table-cell table:style-name="ce32" office:value-type="string" calcext:value-type="string">
            <text:p>Southern</text:p>
          </table:table-cell>
          <table:table-cell table:style-name="ce35" office:value-type="date" office:date-value="2016-01-01" calcext:value-type="date">
            <text:p>1/1/2016</text:p>
          </table:table-cell>
          <table:table-cell table:style-name="ce37" office:value-type="float" office:value="60.45" calcext:value-type="float">
            <text:p>$60.45</text:p>
          </table:table-cell>
          <table:table-cell table:style-name="ce41" table:formula="of:=RANK([.D22];[.$D$3:.$D$74])" office:value-type="float" office:value="34" calcext:value-type="float">
            <text:p>34</text:p>
          </table:table-cell>
          <table:table-cell table:style-name="ce37" office:value-type="float" office:value="66.99" calcext:value-type="float">
            <text:p>$66.99</text:p>
          </table:table-cell>
          <table:table-cell table:style-name="ce33" table:formula="of:=RANK([.F22];[.$F$3:.$F$74])" office:value-type="float" office:value="38" calcext:value-type="float">
            <text:p>38</text:p>
          </table:table-cell>
          <table:table-cell table:style-name="ce43" office:value-type="string" calcext:value-type="string">
            <text:p>No</text:p>
          </table:table-cell>
          <table:table-cell table:style-name="ce46" office:value-type="string" calcext:value-type="string">
            <text:p>NA</text:p>
          </table:table-cell>
          <table:table-cell table:style-name="ce47" table:formula="of:=IF([.H22] = &quot;no&quot;; [.D22]; [.D22] * 17.5 / (17.5+5.83))" office:value-type="float" office:value="60.45" calcext:value-type="float">
            <text:p>$60.45</text:p>
          </table:table-cell>
          <table:table-cell table:style-name="ce47" table:formula="of:=IF([.H22] = &quot;no&quot;; [.F22]; [.F22] * 17.5 / (17.5+5.83))" office:value-type="float" office:value="66.99" calcext:value-type="float">
            <text:p>$66.99</text:p>
          </table:table-cell>
          <table:table-cell table:number-columns-repeated="1013"/>
        </table:table-row>
        <table:table-row table:style-name="ro9">
          <table:table-cell table:style-name="ce29" office:value-type="string" calcext:value-type="string">
            <text:p>Hartnell CCD</text:p>
          </table:table-cell>
          <table:table-cell table:style-name="ce32" office:value-type="string" calcext:value-type="string">
            <text:p>Bay Area</text:p>
          </table:table-cell>
          <table:table-cell table:style-name="ce32" office:value-type="string" calcext:value-type="string">
            <text:p>2014-17</text:p>
          </table:table-cell>
          <table:table-cell table:style-name="ce37" office:value-type="float" office:value="57.75" calcext:value-type="float">
            <text:p>$57.75</text:p>
          </table:table-cell>
          <table:table-cell table:style-name="ce41" table:formula="of:=RANK([.D23];[.$D$3:.$D$74])" office:value-type="float" office:value="45" calcext:value-type="float">
            <text:p>45</text:p>
          </table:table-cell>
          <table:table-cell table:style-name="ce37" office:value-type="float" office:value="62.47" calcext:value-type="float">
            <text:p>$62.47</text:p>
          </table:table-cell>
          <table:table-cell table:style-name="ce33" table:formula="of:=RANK([.F23];[.$F$3:.$F$74])" office:value-type="float" office:value="49" calcext:value-type="float">
            <text:p>49</text:p>
          </table:table-cell>
          <table:table-cell table:style-name="ce43" office:value-type="string" calcext:value-type="string">
            <text:p>Yes</text:p>
          </table:table-cell>
          <table:table-cell table:style-name="ce46" office:value-type="string" calcext:value-type="string">
            <text:p>NA</text:p>
          </table:table-cell>
          <table:table-cell table:style-name="ce47" table:formula="of:=IF([.H23] = &quot;no&quot;; [.D23]; [.D23] * 17.5 / (17.5+5.83))" office:value-type="float" office:value="43.3186883840549" calcext:value-type="float">
            <text:p>$43.32</text:p>
          </table:table-cell>
          <table:table-cell table:style-name="ce47" table:formula="of:=IF([.H23] = &quot;no&quot;; [.F23]; [.F23] * 17.5 / (17.5+5.83))" office:value-type="float" office:value="46.8591941705958" calcext:value-type="float">
            <text:p>$46.86</text:p>
          </table:table-cell>
          <table:table-cell table:number-columns-repeated="1013"/>
        </table:table-row>
        <table:table-row table:style-name="ro9">
          <table:table-cell table:style-name="ce29" office:value-type="string" calcext:value-type="string">
            <text:p>Imperial CCD</text:p>
          </table:table-cell>
          <table:table-cell table:style-name="ce32" office:value-type="string" calcext:value-type="string">
            <text:p>Southern</text:p>
          </table:table-cell>
          <table:table-cell table:style-name="ce32" office:value-type="string" calcext:value-type="string">
            <text:p>Fall 2016</text:p>
          </table:table-cell>
          <table:table-cell table:style-name="ce37" office:value-type="float" office:value="65" calcext:value-type="float">
            <text:p>$65.00</text:p>
          </table:table-cell>
          <table:table-cell table:style-name="ce41" table:formula="of:=RANK([.D24];[.$D$3:.$D$74])" office:value-type="float" office:value="27" calcext:value-type="float">
            <text:p>27</text:p>
          </table:table-cell>
          <table:table-cell table:style-name="ce37" office:value-type="float" office:value="65" calcext:value-type="float">
            <text:p>$65.00</text:p>
          </table:table-cell>
          <table:table-cell table:style-name="ce33" table:formula="of:=RANK([.F24];[.$F$3:.$F$74])" office:value-type="float" office:value="43" calcext:value-type="float">
            <text:p>43</text:p>
          </table:table-cell>
          <table:table-cell table:style-name="ce43" office:value-type="string" calcext:value-type="string">
            <text:p>No</text:p>
          </table:table-cell>
          <table:table-cell table:style-name="ce46" office:value-type="string" calcext:value-type="string">
            <text:p>8.3%</text:p>
          </table:table-cell>
          <table:table-cell table:style-name="ce47" table:formula="of:=IF([.H24] = &quot;no&quot;; [.D24]; [.D24] * 17.5 / (17.5+5.83))" office:value-type="float" office:value="65" calcext:value-type="float">
            <text:p>$65.00</text:p>
          </table:table-cell>
          <table:table-cell table:style-name="ce47" table:formula="of:=IF([.H24] = &quot;no&quot;; [.F24]; [.F24] * 17.5 / (17.5+5.83))" office:value-type="float" office:value="65" calcext:value-type="float">
            <text:p>$65.00</text:p>
          </table:table-cell>
          <table:table-cell table:number-columns-repeated="1013"/>
        </table:table-row>
        <table:table-row table:style-name="ro9">
          <table:table-cell table:style-name="ce29" office:value-type="string" calcext:value-type="string">
            <text:p>Kern CCD</text:p>
          </table:table-cell>
          <table:table-cell table:style-name="ce32" office:value-type="string" calcext:value-type="string">
            <text:p>Central</text:p>
          </table:table-cell>
          <table:table-cell table:style-name="ce32" office:value-type="string" calcext:value-type="string">
            <text:p>2014-2017</text:p>
          </table:table-cell>
          <table:table-cell table:style-name="ce37" office:value-type="float" office:value="60" calcext:value-type="float">
            <text:p>$60.00</text:p>
          </table:table-cell>
          <table:table-cell table:style-name="ce41" table:formula="of:=RANK([.D25];[.$D$3:.$D$74])" office:value-type="float" office:value="37" calcext:value-type="float">
            <text:p>37</text:p>
          </table:table-cell>
          <table:table-cell table:style-name="ce37" office:value-type="float" office:value="62.5" calcext:value-type="float">
            <text:p>$62.50</text:p>
          </table:table-cell>
          <table:table-cell table:style-name="ce33" table:formula="of:=RANK([.F25];[.$F$3:.$F$74])" office:value-type="float" office:value="48" calcext:value-type="float">
            <text:p>48</text:p>
          </table:table-cell>
          <table:table-cell table:style-name="ce43" office:value-type="string" calcext:value-type="string">
            <text:p>Yes</text:p>
          </table:table-cell>
          <table:table-cell table:style-name="ce46" office:value-type="string" calcext:value-type="string">
            <text:p>NA</text:p>
          </table:table-cell>
          <table:table-cell table:style-name="ce47" table:formula="of:=IF([.H25] = &quot;no&quot;; [.D25]; [.D25] * 17.5 / (17.5+5.83))" office:value-type="float" office:value="45.0064294899271" calcext:value-type="float">
            <text:p>$45.01</text:p>
          </table:table-cell>
          <table:table-cell table:style-name="ce47" table:formula="of:=IF([.H25] = &quot;no&quot;; [.F25]; [.F25] * 17.5 / (17.5+5.83))" office:value-type="float" office:value="46.8816973853408" calcext:value-type="float">
            <text:p>$46.88</text:p>
          </table:table-cell>
          <table:table-cell table:number-columns-repeated="1013"/>
        </table:table-row>
        <table:table-row table:style-name="ro9">
          <table:table-cell table:style-name="ce29" office:value-type="string" calcext:value-type="string">
            <text:p>Lake Tahoe CCD</text:p>
          </table:table-cell>
          <table:table-cell table:style-name="ce32" office:value-type="string" calcext:value-type="string">
            <text:p>Central</text:p>
          </table:table-cell>
          <table:table-cell table:style-name="ce35" office:value-type="string" calcext:value-type="string">
            <text:p>2016-17</text:p>
          </table:table-cell>
          <table:table-cell table:style-name="ce37" office:value-type="float" office:value="46.78" calcext:value-type="float">
            <text:p>$46.78</text:p>
          </table:table-cell>
          <table:table-cell table:style-name="ce41" table:formula="of:=RANK([.D26];[.$D$3:.$D$74])" office:value-type="float" office:value="69" calcext:value-type="float">
            <text:p>69</text:p>
          </table:table-cell>
          <table:table-cell table:style-name="ce37" office:value-type="float" office:value="46.78" calcext:value-type="float">
            <text:p>$46.78</text:p>
          </table:table-cell>
          <table:table-cell table:style-name="ce33" table:formula="of:=RANK([.F26];[.$F$3:.$F$74])" office:value-type="float" office:value="71" calcext:value-type="float">
            <text:p>71</text:p>
          </table:table-cell>
          <table:table-cell table:style-name="ce43" office:value-type="string" calcext:value-type="string">
            <text:p>No</text:p>
          </table:table-cell>
          <table:table-cell table:style-name="ce46" office:value-type="string" calcext:value-type="string">
            <text:p>1.5%</text:p>
          </table:table-cell>
          <table:table-cell table:style-name="ce47" table:formula="of:=IF([.H26] = &quot;no&quot;; [.D26]; [.D26] * 17.5 / (17.5+5.83))" office:value-type="float" office:value="46.78" calcext:value-type="float">
            <text:p>$46.78</text:p>
          </table:table-cell>
          <table:table-cell table:style-name="ce47" table:formula="of:=IF([.H26] = &quot;no&quot;; [.F26]; [.F26] * 17.5 / (17.5+5.83))" office:value-type="float" office:value="46.78" calcext:value-type="float">
            <text:p>$46.78</text:p>
          </table:table-cell>
          <table:table-cell table:number-columns-repeated="1013"/>
        </table:table-row>
        <table:table-row table:style-name="ro9">
          <table:table-cell table:style-name="ce29" office:value-type="string" calcext:value-type="string">
            <text:p>Lassen CCD</text:p>
          </table:table-cell>
          <table:table-cell table:style-name="ce32" office:value-type="string" calcext:value-type="string">
            <text:p>Northern</text:p>
          </table:table-cell>
          <table:table-cell table:style-name="ce32" office:value-type="string" calcext:value-type="string">
            <text:p>2016-17</text:p>
          </table:table-cell>
          <table:table-cell table:style-name="ce37" office:value-type="float" office:value="38.72" calcext:value-type="float">
            <text:p>$38.72</text:p>
          </table:table-cell>
          <table:table-cell table:style-name="ce41" table:formula="of:=RANK([.D27];[.$D$3:.$D$74])" office:value-type="float" office:value="72" calcext:value-type="float">
            <text:p>72</text:p>
          </table:table-cell>
          <table:table-cell table:style-name="ce37" office:value-type="float" office:value="38.72" calcext:value-type="float">
            <text:p>$38.72</text:p>
          </table:table-cell>
          <table:table-cell table:style-name="ce33" table:formula="of:=RANK([.F27];[.$F$3:.$F$74])" office:value-type="float" office:value="72" calcext:value-type="float">
            <text:p>72</text:p>
          </table:table-cell>
          <table:table-cell table:style-name="ce43" office:value-type="string" calcext:value-type="string">
            <text:p>No</text:p>
          </table:table-cell>
          <table:table-cell table:style-name="ce46" office:value-type="string" calcext:value-type="string">
            <text:p>NA</text:p>
          </table:table-cell>
          <table:table-cell table:style-name="ce47" table:formula="of:=IF([.H27] = &quot;no&quot;; [.D27]; [.D27] * 17.5 / (17.5+5.83))" office:value-type="float" office:value="38.72" calcext:value-type="float">
            <text:p>$38.72</text:p>
          </table:table-cell>
          <table:table-cell table:style-name="ce47" table:formula="of:=IF([.H27] = &quot;no&quot;; [.F27]; [.F27] * 17.5 / (17.5+5.83))" office:value-type="float" office:value="38.72" calcext:value-type="float">
            <text:p>$38.72</text:p>
          </table:table-cell>
          <table:table-cell table:number-columns-repeated="1013"/>
        </table:table-row>
        <table:table-row table:style-name="ro9">
          <table:table-cell table:style-name="ce29" office:value-type="string" calcext:value-type="string">
            <text:p>Long Beach CCD</text:p>
          </table:table-cell>
          <table:table-cell table:style-name="ce32" office:value-type="string" calcext:value-type="string">
            <text:p>Southern</text:p>
          </table:table-cell>
          <table:table-cell table:style-name="ce32" office:value-type="string" calcext:value-type="string">
            <text:p>Fall 2017</text:p>
          </table:table-cell>
          <table:table-cell table:style-name="ce37" office:value-type="float" office:value="57.71" calcext:value-type="float">
            <text:p>$57.71</text:p>
          </table:table-cell>
          <table:table-cell table:style-name="ce41" table:formula="of:=RANK([.D28];[.$D$3:.$D$74])" office:value-type="float" office:value="46" calcext:value-type="float">
            <text:p>46</text:p>
          </table:table-cell>
          <table:table-cell table:style-name="ce37" office:value-type="float" office:value="70.09" calcext:value-type="float">
            <text:p>$70.09</text:p>
          </table:table-cell>
          <table:table-cell table:style-name="ce33" table:formula="of:=RANK([.F28];[.$F$3:.$F$74])" office:value-type="float" office:value="29" calcext:value-type="float">
            <text:p>29</text:p>
          </table:table-cell>
          <table:table-cell table:style-name="ce43" office:value-type="string" calcext:value-type="string">
            <text:p>No</text:p>
          </table:table-cell>
          <table:table-cell table:style-name="ce46" office:value-type="string" calcext:value-type="string">
            <text:p>2-3%</text:p>
          </table:table-cell>
          <table:table-cell table:style-name="ce47" table:formula="of:=IF([.H28] = &quot;no&quot;; [.D28]; [.D28] * 17.5 / (17.5+5.83))" office:value-type="float" office:value="57.71" calcext:value-type="float">
            <text:p>$57.71</text:p>
          </table:table-cell>
          <table:table-cell table:style-name="ce47" table:formula="of:=IF([.H28] = &quot;no&quot;; [.F28]; [.F28] * 17.5 / (17.5+5.83))" office:value-type="float" office:value="70.09" calcext:value-type="float">
            <text:p>$70.09</text:p>
          </table:table-cell>
          <table:table-cell table:number-columns-repeated="1013"/>
        </table:table-row>
        <table:table-row table:style-name="ro9">
          <table:table-cell table:style-name="ce29" office:value-type="string" calcext:value-type="string">
            <text:p>Los Angeles CCD</text:p>
          </table:table-cell>
          <table:table-cell table:style-name="ce32" office:value-type="string" calcext:value-type="string">
            <text:p>Southern</text:p>
          </table:table-cell>
          <table:table-cell table:style-name="ce32" office:value-type="string" calcext:value-type="string">
            <text:p>2016-2017</text:p>
          </table:table-cell>
          <table:table-cell table:style-name="ce37" office:value-type="float" office:value="96.1" calcext:value-type="float">
            <text:p>$96.10</text:p>
          </table:table-cell>
          <table:table-cell table:style-name="ce41" table:formula="of:=RANK([.D29];[.$D$3:.$D$74])" office:value-type="float" office:value="2" calcext:value-type="float">
            <text:p>2</text:p>
          </table:table-cell>
          <table:table-cell table:style-name="ce37" office:value-type="float" office:value="105.89" calcext:value-type="float">
            <text:p>$105.89</text:p>
          </table:table-cell>
          <table:table-cell table:style-name="ce33" table:formula="of:=RANK([.F29];[.$F$3:.$F$74])" office:value-type="float" office:value="3" calcext:value-type="float">
            <text:p>3</text:p>
          </table:table-cell>
          <table:table-cell table:style-name="ce43" office:value-type="string" calcext:value-type="string">
            <text:p>Yes</text:p>
          </table:table-cell>
          <table:table-cell table:style-name="ce46" office:value-type="string" calcext:value-type="string">
            <text:p>2.83%</text:p>
          </table:table-cell>
          <table:table-cell table:style-name="ce47" table:formula="of:=IF([.H29] = &quot;no&quot;; [.D29]; [.D29] * 17.5 / (17.5+5.83))" office:value-type="float" office:value="72.0852978997" calcext:value-type="float">
            <text:p>$72.09</text:p>
          </table:table-cell>
          <table:table-cell table:style-name="ce47" table:formula="of:=IF([.H29] = &quot;no&quot;; [.F29]; [.F29] * 17.5 / (17.5+5.83))" office:value-type="float" office:value="79.4288469781398" calcext:value-type="float">
            <text:p>$79.43</text:p>
          </table:table-cell>
          <table:table-cell table:number-columns-repeated="1013"/>
        </table:table-row>
        <table:table-row table:style-name="ro9">
          <table:table-cell table:style-name="ce29" office:value-type="string" calcext:value-type="string">
            <text:p>Los Rios CCD</text:p>
          </table:table-cell>
          <table:table-cell table:style-name="ce32" office:value-type="string" calcext:value-type="string">
            <text:p>Northern</text:p>
          </table:table-cell>
          <table:table-cell table:style-name="ce32" office:value-type="string" calcext:value-type="string">
            <text:p>2016-17</text:p>
          </table:table-cell>
          <table:table-cell table:style-name="ce37" office:value-type="float" office:value="63.28" calcext:value-type="float">
            <text:p>$63.28</text:p>
          </table:table-cell>
          <table:table-cell table:style-name="ce41" table:formula="of:=RANK([.D30];[.$D$3:.$D$74])" office:value-type="float" office:value="31" calcext:value-type="float">
            <text:p>31</text:p>
          </table:table-cell>
          <table:table-cell table:style-name="ce37" office:value-type="float" office:value="68.43" calcext:value-type="float">
            <text:p>$68.43</text:p>
          </table:table-cell>
          <table:table-cell table:style-name="ce33" table:formula="of:=RANK([.F30];[.$F$3:.$F$74])" office:value-type="float" office:value="34" calcext:value-type="float">
            <text:p>34</text:p>
          </table:table-cell>
          <table:table-cell table:style-name="ce43" office:value-type="string" calcext:value-type="string">
            <text:p>No</text:p>
          </table:table-cell>
          <table:table-cell table:style-name="ce46" office:value-type="string" calcext:value-type="string">
            <text:p>0.0%</text:p>
          </table:table-cell>
          <table:table-cell table:style-name="ce47" table:formula="of:=IF([.H30] = &quot;no&quot;; [.D30]; [.D30] * 17.5 / (17.5+5.83))" office:value-type="float" office:value="63.28" calcext:value-type="float">
            <text:p>$63.28</text:p>
          </table:table-cell>
          <table:table-cell table:style-name="ce47" table:formula="of:=IF([.H30] = &quot;no&quot;; [.F30]; [.F30] * 17.5 / (17.5+5.83))" office:value-type="float" office:value="68.43" calcext:value-type="float">
            <text:p>$68.43</text:p>
          </table:table-cell>
          <table:table-cell table:number-columns-repeated="1013"/>
        </table:table-row>
        <table:table-row table:style-name="ro9">
          <table:table-cell table:style-name="ce29" office:value-type="string" calcext:value-type="string">
            <text:p>Marin CCD</text:p>
          </table:table-cell>
          <table:table-cell table:style-name="ce32" office:value-type="string" calcext:value-type="string">
            <text:p>Bay Area</text:p>
          </table:table-cell>
          <table:table-cell table:style-name="ce35" office:value-type="date" office:date-value="2016-01-01" calcext:value-type="date">
            <text:p>1/1/2016</text:p>
          </table:table-cell>
          <table:table-cell table:style-name="ce37" office:value-type="float" office:value="106.88" calcext:value-type="float">
            <text:p>$106.88</text:p>
          </table:table-cell>
          <table:table-cell table:style-name="ce41" table:formula="of:=RANK([.D31];[.$D$3:.$D$74])" office:value-type="float" office:value="1" calcext:value-type="float">
            <text:p>1</text:p>
          </table:table-cell>
          <table:table-cell table:style-name="ce37" office:value-type="float" office:value="114.78" calcext:value-type="float">
            <text:p>$114.78</text:p>
          </table:table-cell>
          <table:table-cell table:style-name="ce33" table:formula="of:=RANK([.F31];[.$F$3:.$F$74])" office:value-type="float" office:value="1" calcext:value-type="float">
            <text:p>1</text:p>
          </table:table-cell>
          <table:table-cell table:style-name="ce43" office:value-type="string" calcext:value-type="string">
            <text:p>Yes</text:p>
          </table:table-cell>
          <table:table-cell table:style-name="ce46" office:value-type="string" calcext:value-type="string">
            <text:p>NA</text:p>
          </table:table-cell>
          <table:table-cell table:style-name="ce47" table:formula="of:=IF([.H31] = &quot;no&quot;; [.D31]; [.D31] * 17.5 / (17.5+5.83))" office:value-type="float" office:value="80.1714530647235" calcext:value-type="float">
            <text:p>$80.17</text:p>
          </table:table-cell>
          <table:table-cell table:style-name="ce47" table:formula="of:=IF([.H31] = &quot;no&quot;; [.F31]; [.F31] * 17.5 / (17.5+5.83))" office:value-type="float" office:value="86.0972996142306" calcext:value-type="float">
            <text:p>$86.10</text:p>
          </table:table-cell>
          <table:table-cell table:number-columns-repeated="1013"/>
        </table:table-row>
        <table:table-row table:style-name="ro9">
          <table:table-cell table:style-name="ce29" office:value-type="string" calcext:value-type="string">
            <text:p>Mendocino-Lake CCD</text:p>
          </table:table-cell>
          <table:table-cell table:style-name="ce32" office:value-type="string" calcext:value-type="string">
            <text:p>Northern</text:p>
          </table:table-cell>
          <table:table-cell table:style-name="ce35" office:value-type="date" office:date-value="2016-07-01" calcext:value-type="date">
            <text:p>7/1/2016</text:p>
          </table:table-cell>
          <table:table-cell table:style-name="ce37" office:value-type="float" office:value="54.86" calcext:value-type="float">
            <text:p>$54.86</text:p>
          </table:table-cell>
          <table:table-cell table:style-name="ce41" table:formula="of:=RANK([.D32];[.$D$3:.$D$74])" office:value-type="float" office:value="53" calcext:value-type="float">
            <text:p>53</text:p>
          </table:table-cell>
          <table:table-cell table:style-name="ce37" office:value-type="float" office:value="57.61" calcext:value-type="float">
            <text:p>$57.61</text:p>
          </table:table-cell>
          <table:table-cell table:style-name="ce33" table:formula="of:=RANK([.F32];[.$F$3:.$F$74])" office:value-type="float" office:value="57" calcext:value-type="float">
            <text:p>57</text:p>
          </table:table-cell>
          <table:table-cell table:style-name="ce43" office:value-type="string" calcext:value-type="string">
            <text:p>No</text:p>
          </table:table-cell>
          <table:table-cell table:style-name="ce46" office:value-type="string" calcext:value-type="string">
            <text:p>NA</text:p>
          </table:table-cell>
          <table:table-cell table:style-name="ce47" table:formula="of:=IF([.H32] = &quot;no&quot;; [.D32]; [.D32] * 17.5 / (17.5+5.83))" office:value-type="float" office:value="54.86" calcext:value-type="float">
            <text:p>$54.86</text:p>
          </table:table-cell>
          <table:table-cell table:style-name="ce47" table:formula="of:=IF([.H32] = &quot;no&quot;; [.F32]; [.F32] * 17.5 / (17.5+5.83))" office:value-type="float" office:value="57.61" calcext:value-type="float">
            <text:p>$57.61</text:p>
          </table:table-cell>
          <table:table-cell table:number-columns-repeated="1013"/>
        </table:table-row>
        <table:table-row table:style-name="ro9">
          <table:table-cell table:style-name="ce29" office:value-type="string" calcext:value-type="string">
            <text:p>Merced CCD</text:p>
          </table:table-cell>
          <table:table-cell table:style-name="ce32" office:value-type="string" calcext:value-type="string">
            <text:p>Central</text:p>
          </table:table-cell>
          <table:table-cell table:style-name="ce32" office:value-type="string" calcext:value-type="string">
            <text:p>2016-17</text:p>
          </table:table-cell>
          <table:table-cell table:style-name="ce37" office:value-type="float" office:value="48.95" calcext:value-type="float">
            <text:p>$48.95</text:p>
          </table:table-cell>
          <table:table-cell table:style-name="ce41" table:formula="of:=RANK([.D33];[.$D$3:.$D$74])" office:value-type="float" office:value="64" calcext:value-type="float">
            <text:p>64</text:p>
          </table:table-cell>
          <table:table-cell table:style-name="ce37" office:value-type="float" office:value="49.88" calcext:value-type="float">
            <text:p>$49.88</text:p>
          </table:table-cell>
          <table:table-cell table:style-name="ce33" table:formula="of:=RANK([.F33];[.$F$3:.$F$74])" office:value-type="float" office:value="67" calcext:value-type="float">
            <text:p>67</text:p>
          </table:table-cell>
          <table:table-cell table:style-name="ce43" office:value-type="string" calcext:value-type="string">
            <text:p>Yes</text:p>
          </table:table-cell>
          <table:table-cell table:style-name="ce46" office:value-type="string" calcext:value-type="string">
            <text:p>2.0%</text:p>
          </table:table-cell>
          <table:table-cell table:style-name="ce47" table:formula="of:=IF([.H33] = &quot;no&quot;; [.D33]; [.D33] * 17.5 / (17.5+5.83))" office:value-type="float" office:value="36.7177453921989" calcext:value-type="float">
            <text:p>$36.72</text:p>
          </table:table-cell>
          <table:table-cell table:style-name="ce47" table:formula="of:=IF([.H33] = &quot;no&quot;; [.F33]; [.F33] * 17.5 / (17.5+5.83))" office:value-type="float" office:value="37.4153450492928" calcext:value-type="float">
            <text:p>$37.42</text:p>
          </table:table-cell>
          <table:table-cell table:number-columns-repeated="1013"/>
        </table:table-row>
        <table:table-row table:style-name="ro9">
          <table:table-cell table:style-name="ce29" office:value-type="string" calcext:value-type="string">
            <text:p>MiraCosta CCD</text:p>
          </table:table-cell>
          <table:table-cell table:style-name="ce32" office:value-type="string" calcext:value-type="string">
            <text:p>Southern</text:p>
          </table:table-cell>
          <table:table-cell table:style-name="ce32" office:value-type="string" calcext:value-type="string">
            <text:p>2016-17</text:p>
          </table:table-cell>
          <table:table-cell table:style-name="ce37" office:value-type="float" office:value="73.12" calcext:value-type="float">
            <text:p>$73.12</text:p>
          </table:table-cell>
          <table:table-cell table:style-name="ce41" table:formula="of:=RANK([.D34];[.$D$3:.$D$74])" office:value-type="float" office:value="14" calcext:value-type="float">
            <text:p>14</text:p>
          </table:table-cell>
          <table:table-cell table:style-name="ce37" office:value-type="float" office:value="88.44" calcext:value-type="float">
            <text:p>$88.44</text:p>
          </table:table-cell>
          <table:table-cell table:style-name="ce33" table:formula="of:=RANK([.F34];[.$F$3:.$F$74])" office:value-type="float" office:value="11" calcext:value-type="float">
            <text:p>11</text:p>
          </table:table-cell>
          <table:table-cell table:style-name="ce43" office:value-type="string" calcext:value-type="string">
            <text:p>No</text:p>
          </table:table-cell>
          <table:table-cell table:style-name="ce45" office:value-type="string" calcext:value-type="string">
            <text:p>1.5%</text:p>
          </table:table-cell>
          <table:table-cell table:style-name="ce47" table:formula="of:=IF([.H34] = &quot;no&quot;; [.D34]; [.D34] * 17.5 / (17.5+5.83))" office:value-type="float" office:value="73.12" calcext:value-type="float">
            <text:p>$73.12</text:p>
          </table:table-cell>
          <table:table-cell table:style-name="ce47" table:formula="of:=IF([.H34] = &quot;no&quot;; [.F34]; [.F34] * 17.5 / (17.5+5.83))" office:value-type="float" office:value="88.44" calcext:value-type="float">
            <text:p>$88.44</text:p>
          </table:table-cell>
          <table:table-cell table:number-columns-repeated="1013"/>
        </table:table-row>
        <table:table-row table:style-name="ro9">
          <table:table-cell table:style-name="ce29" office:value-type="string" calcext:value-type="string">
            <text:p>Monterey Peninsula CCD</text:p>
          </table:table-cell>
          <table:table-cell table:style-name="ce32" office:value-type="string" calcext:value-type="string">
            <text:p>Bay Area</text:p>
          </table:table-cell>
          <table:table-cell table:style-name="ce35" office:value-type="string" calcext:value-type="string">
            <text:p>2016-17</text:p>
          </table:table-cell>
          <table:table-cell table:style-name="ce37" office:value-type="float" office:value="48.16" calcext:value-type="float">
            <text:p>$48.16</text:p>
          </table:table-cell>
          <table:table-cell table:style-name="ce41" table:formula="of:=RANK([.D35];[.$D$3:.$D$74])" office:value-type="float" office:value="68" calcext:value-type="float">
            <text:p>68</text:p>
          </table:table-cell>
          <table:table-cell table:style-name="ce37" office:value-type="float" office:value="57.19" calcext:value-type="float">
            <text:p>$57.19</text:p>
          </table:table-cell>
          <table:table-cell table:style-name="ce33" table:formula="of:=RANK([.F35];[.$F$3:.$F$74])" office:value-type="float" office:value="59" calcext:value-type="float">
            <text:p>59</text:p>
          </table:table-cell>
          <table:table-cell table:style-name="ce44" office:value-type="string" calcext:value-type="string">
            <text:p>Yes</text:p>
          </table:table-cell>
          <table:table-cell table:style-name="ce46" office:value-type="string" calcext:value-type="string">
            <text:p>1.0%</text:p>
          </table:table-cell>
          <table:table-cell table:style-name="ce47" table:formula="of:=IF([.H35] = &quot;no&quot;; [.D35]; [.D35] * 17.5 / (17.5+5.83))" office:value-type="float" office:value="36.1251607372482" calcext:value-type="float">
            <text:p>$36.13</text:p>
          </table:table-cell>
          <table:table-cell table:style-name="ce47" table:formula="of:=IF([.H35] = &quot;no&quot;; [.F35]; [.F35] * 17.5 / (17.5+5.83))" office:value-type="float" office:value="42.8986283754822" calcext:value-type="float">
            <text:p>$42.90</text:p>
          </table:table-cell>
          <table:table-cell table:number-columns-repeated="1013"/>
        </table:table-row>
        <table:table-row table:style-name="ro9">
          <table:table-cell table:style-name="ce29" office:value-type="string" calcext:value-type="string">
            <text:p>Mt. San Antonio CCD</text:p>
          </table:table-cell>
          <table:table-cell table:style-name="ce32" office:value-type="string" calcext:value-type="string">
            <text:p>Southern</text:p>
          </table:table-cell>
          <table:table-cell table:style-name="ce32" office:value-type="string" calcext:value-type="string">
            <text:p>2016-17</text:p>
          </table:table-cell>
          <table:table-cell table:style-name="ce37" office:value-type="float" office:value="77.12" calcext:value-type="float">
            <text:p>$77.12</text:p>
          </table:table-cell>
          <table:table-cell table:style-name="ce41" table:formula="of:=RANK([.D36];[.$D$3:.$D$74])" office:value-type="float" office:value="11" calcext:value-type="float">
            <text:p>11</text:p>
          </table:table-cell>
          <table:table-cell table:style-name="ce37" office:value-type="float" office:value="82.62" calcext:value-type="float">
            <text:p>$82.62</text:p>
          </table:table-cell>
          <table:table-cell table:style-name="ce33" table:formula="of:=RANK([.F36];[.$F$3:.$F$74])" office:value-type="float" office:value="14" calcext:value-type="float">
            <text:p>14</text:p>
          </table:table-cell>
          <table:table-cell table:style-name="ce43" office:value-type="string" calcext:value-type="string">
            <text:p>No</text:p>
          </table:table-cell>
          <table:table-cell table:style-name="ce45" office:value-type="string" calcext:value-type="string">
            <text:p>1.0%</text:p>
          </table:table-cell>
          <table:table-cell table:style-name="ce47" table:formula="of:=IF([.H36] = &quot;no&quot;; [.D36]; [.D36] * 17.5 / (17.5+5.83))" office:value-type="float" office:value="77.12" calcext:value-type="float">
            <text:p>$77.12</text:p>
          </table:table-cell>
          <table:table-cell table:style-name="ce47" table:formula="of:=IF([.H36] = &quot;no&quot;; [.F36]; [.F36] * 17.5 / (17.5+5.83))" office:value-type="float" office:value="82.62" calcext:value-type="float">
            <text:p>$82.62</text:p>
          </table:table-cell>
          <table:table-cell table:number-columns-repeated="1013"/>
        </table:table-row>
        <table:table-row table:style-name="ro9">
          <table:table-cell table:style-name="ce29" office:value-type="string" calcext:value-type="string">
            <text:p>Mt. San Jacinto CCD</text:p>
          </table:table-cell>
          <table:table-cell table:style-name="ce32" office:value-type="string" calcext:value-type="string">
            <text:p>Southern</text:p>
          </table:table-cell>
          <table:table-cell table:style-name="ce36" office:value-type="date" office:date-value="2016-07-01" calcext:value-type="date">
            <text:p>Jul-16</text:p>
          </table:table-cell>
          <table:table-cell table:style-name="ce37" office:value-type="float" office:value="54.84" calcext:value-type="float">
            <text:p>$54.84</text:p>
          </table:table-cell>
          <table:table-cell table:style-name="ce41" table:formula="of:=RANK([.D37];[.$D$3:.$D$74])" office:value-type="float" office:value="54" calcext:value-type="float">
            <text:p>54</text:p>
          </table:table-cell>
          <table:table-cell table:style-name="ce37" office:value-type="float" office:value="57.51" calcext:value-type="float">
            <text:p>$57.51</text:p>
          </table:table-cell>
          <table:table-cell table:style-name="ce33" table:formula="of:=RANK([.F37];[.$F$3:.$F$74])" office:value-type="float" office:value="58" calcext:value-type="float">
            <text:p>58</text:p>
          </table:table-cell>
          <table:table-cell table:style-name="ce43" office:value-type="string" calcext:value-type="string">
            <text:p>No</text:p>
          </table:table-cell>
          <table:table-cell table:style-name="ce45" office:value-type="string" calcext:value-type="string">
            <text:p>4.0%</text:p>
          </table:table-cell>
          <table:table-cell table:style-name="ce47" table:formula="of:=IF([.H37] = &quot;no&quot;; [.D37]; [.D37] * 17.5 / (17.5+5.83))" office:value-type="float" office:value="54.84" calcext:value-type="float">
            <text:p>$54.84</text:p>
          </table:table-cell>
          <table:table-cell table:style-name="ce47" table:formula="of:=IF([.H37] = &quot;no&quot;; [.F37]; [.F37] * 17.5 / (17.5+5.83))" office:value-type="float" office:value="57.51" calcext:value-type="float">
            <text:p>$57.51</text:p>
          </table:table-cell>
          <table:table-cell table:number-columns-repeated="1013"/>
        </table:table-row>
        <table:table-row table:style-name="ro9">
          <table:table-cell table:style-name="ce29" office:value-type="string" calcext:value-type="string">
            <text:p>Napa Valley CCD</text:p>
          </table:table-cell>
          <table:table-cell table:style-name="ce32" office:value-type="string" calcext:value-type="string">
            <text:p>Northern</text:p>
          </table:table-cell>
          <table:table-cell table:style-name="ce32" office:value-type="string" calcext:value-type="string">
            <text:p>2016-17</text:p>
          </table:table-cell>
          <table:table-cell table:style-name="ce37" office:value-type="float" office:value="57.07" calcext:value-type="float">
            <text:p>$57.07</text:p>
          </table:table-cell>
          <table:table-cell table:style-name="ce41" table:formula="of:=RANK([.D38];[.$D$3:.$D$74])" office:value-type="float" office:value="48" calcext:value-type="float">
            <text:p>48</text:p>
          </table:table-cell>
          <table:table-cell table:style-name="ce37" office:value-type="float" office:value="64.19" calcext:value-type="float">
            <text:p>$64.19</text:p>
          </table:table-cell>
          <table:table-cell table:style-name="ce33" table:formula="of:=RANK([.F38];[.$F$3:.$F$74])" office:value-type="float" office:value="45" calcext:value-type="float">
            <text:p>45</text:p>
          </table:table-cell>
          <table:table-cell table:style-name="ce43" office:value-type="string" calcext:value-type="string">
            <text:p>No</text:p>
          </table:table-cell>
          <table:table-cell table:style-name="ce45" office:value-type="string" calcext:value-type="string">
            <text:p>2.0%</text:p>
          </table:table-cell>
          <table:table-cell table:style-name="ce47" table:formula="of:=IF([.H38] = &quot;no&quot;; [.D38]; [.D38] * 17.5 / (17.5+5.83))" office:value-type="float" office:value="57.07" calcext:value-type="float">
            <text:p>$57.07</text:p>
          </table:table-cell>
          <table:table-cell table:style-name="ce47" table:formula="of:=IF([.H38] = &quot;no&quot;; [.F38]; [.F38] * 17.5 / (17.5+5.83))" office:value-type="float" office:value="64.19" calcext:value-type="float">
            <text:p>$64.19</text:p>
          </table:table-cell>
          <table:table-cell table:number-columns-repeated="1013"/>
        </table:table-row>
        <table:table-row table:style-name="ro9">
          <table:table-cell table:style-name="ce29" office:value-type="string" calcext:value-type="string">
            <text:p>North Orange County CCD</text:p>
          </table:table-cell>
          <table:table-cell table:style-name="ce32" office:value-type="string" calcext:value-type="string">
            <text:p>Southern</text:p>
          </table:table-cell>
          <table:table-cell table:style-name="ce35" office:value-type="date" office:date-value="2017-01-29" calcext:value-type="date">
            <text:p>1/29/2017</text:p>
          </table:table-cell>
          <table:table-cell table:style-name="ce37" office:value-type="float" office:value="63.928" calcext:value-type="float">
            <text:p>$63.93</text:p>
          </table:table-cell>
          <table:table-cell table:style-name="ce41" table:formula="of:=RANK([.D39];[.$D$3:.$D$74])" office:value-type="float" office:value="29" calcext:value-type="float">
            <text:p>29</text:p>
          </table:table-cell>
          <table:table-cell table:style-name="ce37" office:value-type="float" office:value="74.79" calcext:value-type="float">
            <text:p>$74.79</text:p>
          </table:table-cell>
          <table:table-cell table:style-name="ce33" table:formula="of:=RANK([.F39];[.$F$3:.$F$74])" office:value-type="float" office:value="24" calcext:value-type="float">
            <text:p>24</text:p>
          </table:table-cell>
          <table:table-cell table:style-name="ce43" office:value-type="string" calcext:value-type="string">
            <text:p>Yes</text:p>
          </table:table-cell>
          <table:table-cell table:style-name="ce45" office:value-type="string" calcext:value-type="string">
            <text:p>3.2-7.4%</text:p>
          </table:table-cell>
          <table:table-cell table:style-name="ce47" table:formula="of:=IF([.H39] = &quot;no&quot;; [.D39]; [.D39] * 17.5 / (17.5+5.83))" office:value-type="float" office:value="47.952850407201" calcext:value-type="float">
            <text:p>$47.95</text:p>
          </table:table-cell>
          <table:table-cell table:style-name="ce47" table:formula="of:=IF([.H39] = &quot;no&quot;; [.F39]; [.F39] * 17.5 / (17.5+5.83))" office:value-type="float" office:value="56.1005143591942" calcext:value-type="float">
            <text:p>$56.10</text:p>
          </table:table-cell>
          <table:table-cell table:number-columns-repeated="1013"/>
        </table:table-row>
        <table:table-row table:style-name="ro9">
          <table:table-cell table:style-name="ce29" office:value-type="string" calcext:value-type="string">
            <text:p>Ohlone CCD</text:p>
          </table:table-cell>
          <table:table-cell table:style-name="ce32" office:value-type="string" calcext:value-type="string">
            <text:p>Bay Area</text:p>
          </table:table-cell>
          <table:table-cell table:style-name="ce35" office:value-type="string" calcext:value-type="string">
            <text:p>Spring 2017</text:p>
          </table:table-cell>
          <table:table-cell table:style-name="ce37" office:value-type="float" office:value="69.75" calcext:value-type="float">
            <text:p>$69.75</text:p>
          </table:table-cell>
          <table:table-cell table:style-name="ce41" table:formula="of:=RANK([.D40];[.$D$3:.$D$74])" office:value-type="float" office:value="19" calcext:value-type="float">
            <text:p>19</text:p>
          </table:table-cell>
          <table:table-cell table:style-name="ce37" office:value-type="float" office:value="84.79" calcext:value-type="float">
            <text:p>$84.79</text:p>
          </table:table-cell>
          <table:table-cell table:style-name="ce33" table:formula="of:=RANK([.F40];[.$F$3:.$F$74])" office:value-type="float" office:value="13" calcext:value-type="float">
            <text:p>13</text:p>
          </table:table-cell>
          <table:table-cell table:style-name="ce43" office:value-type="string" calcext:value-type="string">
            <text:p>No</text:p>
          </table:table-cell>
          <table:table-cell table:style-name="ce45" office:value-type="string" calcext:value-type="string">
            <text:p>1.0%</text:p>
          </table:table-cell>
          <table:table-cell table:style-name="ce47" table:formula="of:=IF([.H40] = &quot;no&quot;; [.D40]; [.D40] * 17.5 / (17.5+5.83))" office:value-type="float" office:value="69.75" calcext:value-type="float">
            <text:p>$69.75</text:p>
          </table:table-cell>
          <table:table-cell table:style-name="ce47" table:formula="of:=IF([.H40] = &quot;no&quot;; [.F40]; [.F40] * 17.5 / (17.5+5.83))" office:value-type="float" office:value="84.79" calcext:value-type="float">
            <text:p>$84.79</text:p>
          </table:table-cell>
          <table:table-cell table:number-columns-repeated="1013"/>
        </table:table-row>
        <table:table-row table:style-name="ro9">
          <table:table-cell table:style-name="ce29" office:value-type="string" calcext:value-type="string">
            <text:p>Palo Verde CCD</text:p>
          </table:table-cell>
          <table:table-cell table:style-name="ce32" office:value-type="string" calcext:value-type="string">
            <text:p>Southern</text:p>
          </table:table-cell>
          <table:table-cell table:style-name="ce35" office:value-type="date" office:date-value="2016-07-01" calcext:value-type="date">
            <text:p>7/1/2016</text:p>
          </table:table-cell>
          <table:table-cell table:style-name="ce37" office:value-type="float" office:value="54.66" calcext:value-type="float">
            <text:p>$54.66</text:p>
          </table:table-cell>
          <table:table-cell table:style-name="ce41" table:formula="of:=RANK([.D41];[.$D$3:.$D$74])" office:value-type="float" office:value="55" calcext:value-type="float">
            <text:p>55</text:p>
          </table:table-cell>
          <table:table-cell table:style-name="ce37" office:value-type="float" office:value="57.99" calcext:value-type="float">
            <text:p>$57.99</text:p>
          </table:table-cell>
          <table:table-cell table:style-name="ce33" table:formula="of:=RANK([.F41];[.$F$3:.$F$74])" office:value-type="float" office:value="55" calcext:value-type="float">
            <text:p>55</text:p>
          </table:table-cell>
          <table:table-cell table:style-name="ce43" office:value-type="string" calcext:value-type="string">
            <text:p>No</text:p>
          </table:table-cell>
          <table:table-cell table:style-name="ce45" office:value-type="string" calcext:value-type="string">
            <text:p>9.0% (over 2009)</text:p>
          </table:table-cell>
          <table:table-cell table:style-name="ce47" table:formula="of:=IF([.H41] = &quot;no&quot;; [.D41]; [.D41] * 17.5 / (17.5+5.83))" office:value-type="float" office:value="54.66" calcext:value-type="float">
            <text:p>$54.66</text:p>
          </table:table-cell>
          <table:table-cell table:style-name="ce47" table:formula="of:=IF([.H41] = &quot;no&quot;; [.F41]; [.F41] * 17.5 / (17.5+5.83))" office:value-type="float" office:value="57.99" calcext:value-type="float">
            <text:p>$57.99</text:p>
          </table:table-cell>
          <table:table-cell table:number-columns-repeated="1013"/>
        </table:table-row>
        <table:table-row table:style-name="ro9">
          <table:table-cell table:style-name="ce29" office:value-type="string" calcext:value-type="string">
            <text:p>Palomar CCD</text:p>
          </table:table-cell>
          <table:table-cell table:style-name="ce32" office:value-type="string" calcext:value-type="string">
            <text:p>Southern</text:p>
          </table:table-cell>
          <table:table-cell table:style-name="ce32" office:value-type="string" calcext:value-type="string">
            <text:p>2016-17</text:p>
          </table:table-cell>
          <table:table-cell table:style-name="ce37" office:value-type="float" office:value="58.87" calcext:value-type="float">
            <text:p>$58.87</text:p>
          </table:table-cell>
          <table:table-cell table:style-name="ce41" table:formula="of:=RANK([.D42];[.$D$3:.$D$74])" office:value-type="float" office:value="41" calcext:value-type="float">
            <text:p>41</text:p>
          </table:table-cell>
          <table:table-cell table:style-name="ce37" office:value-type="float" office:value="65.9" calcext:value-type="float">
            <text:p>$65.90</text:p>
          </table:table-cell>
          <table:table-cell table:style-name="ce33" table:formula="of:=RANK([.F42];[.$F$3:.$F$74])" office:value-type="float" office:value="42" calcext:value-type="float">
            <text:p>42</text:p>
          </table:table-cell>
          <table:table-cell table:style-name="ce43" office:value-type="string" calcext:value-type="string">
            <text:p>No</text:p>
          </table:table-cell>
          <table:table-cell table:style-name="ce45" office:value-type="string" calcext:value-type="string">
            <text:p>3.0%</text:p>
          </table:table-cell>
          <table:table-cell table:style-name="ce47" table:formula="of:=IF([.H42] = &quot;no&quot;; [.D42]; [.D42] * 17.5 / (17.5+5.83))" office:value-type="float" office:value="58.87" calcext:value-type="float">
            <text:p>$58.87</text:p>
          </table:table-cell>
          <table:table-cell table:style-name="ce47" table:formula="of:=IF([.H42] = &quot;no&quot;; [.F42]; [.F42] * 17.5 / (17.5+5.83))" office:value-type="float" office:value="65.9" calcext:value-type="float">
            <text:p>$65.90</text:p>
          </table:table-cell>
          <table:table-cell table:number-columns-repeated="1013"/>
        </table:table-row>
        <table:table-row table:style-name="ro9">
          <table:table-cell table:style-name="ce29" office:value-type="string" calcext:value-type="string">
            <text:p>Pasadena Area CCD</text:p>
          </table:table-cell>
          <table:table-cell table:style-name="ce32" office:value-type="string" calcext:value-type="string">
            <text:p>Southern</text:p>
          </table:table-cell>
          <table:table-cell table:style-name="ce35" office:value-type="date" office:date-value="2016-07-01" calcext:value-type="date">
            <text:p>7/1/2016</text:p>
          </table:table-cell>
          <table:table-cell table:style-name="ce37" office:value-type="float" office:value="58.69" calcext:value-type="float">
            <text:p>$58.69</text:p>
          </table:table-cell>
          <table:table-cell table:style-name="ce41" table:formula="of:=RANK([.D43];[.$D$3:.$D$74])" office:value-type="float" office:value="42" calcext:value-type="float">
            <text:p>42</text:p>
          </table:table-cell>
          <table:table-cell table:style-name="ce37" office:value-type="float" office:value="69.87" calcext:value-type="float">
            <text:p>$69.87</text:p>
          </table:table-cell>
          <table:table-cell table:style-name="ce33" table:formula="of:=RANK([.F43];[.$F$3:.$F$74])" office:value-type="float" office:value="31" calcext:value-type="float">
            <text:p>31</text:p>
          </table:table-cell>
          <table:table-cell table:style-name="ce43" office:value-type="string" calcext:value-type="string">
            <text:p>No</text:p>
          </table:table-cell>
          <table:table-cell table:style-name="ce45" office:value-type="string" calcext:value-type="string">
            <text:p>3.0%</text:p>
          </table:table-cell>
          <table:table-cell table:style-name="ce47" table:formula="of:=IF([.H43] = &quot;no&quot;; [.D43]; [.D43] * 17.5 / (17.5+5.83))" office:value-type="float" office:value="58.69" calcext:value-type="float">
            <text:p>$58.69</text:p>
          </table:table-cell>
          <table:table-cell table:style-name="ce47" table:formula="of:=IF([.H43] = &quot;no&quot;; [.F43]; [.F43] * 17.5 / (17.5+5.83))" office:value-type="float" office:value="69.87" calcext:value-type="float">
            <text:p>$69.87</text:p>
          </table:table-cell>
          <table:table-cell table:number-columns-repeated="1013"/>
        </table:table-row>
        <table:table-row table:style-name="ro9">
          <table:table-cell table:style-name="ce29" office:value-type="string" calcext:value-type="string">
            <text:p>Peralta CCD</text:p>
          </table:table-cell>
          <table:table-cell table:style-name="ce32" office:value-type="string" calcext:value-type="string">
            <text:p>Bay Area</text:p>
          </table:table-cell>
          <table:table-cell table:style-name="ce35" office:value-type="date" office:date-value="2015-07-01" calcext:value-type="date">
            <text:p>7/1/2015</text:p>
          </table:table-cell>
          <table:table-cell table:style-name="ce37" office:value-type="float" office:value="55.44" calcext:value-type="float">
            <text:p>$55.44</text:p>
          </table:table-cell>
          <table:table-cell table:style-name="ce41" table:formula="of:=RANK([.D44];[.$D$3:.$D$74])" office:value-type="float" office:value="51" calcext:value-type="float">
            <text:p>51</text:p>
          </table:table-cell>
          <table:table-cell table:style-name="ce37" office:value-type="float" office:value="62.27" calcext:value-type="float">
            <text:p>$62.27</text:p>
          </table:table-cell>
          <table:table-cell table:style-name="ce33" table:formula="of:=RANK([.F44];[.$F$3:.$F$74])" office:value-type="float" office:value="50" calcext:value-type="float">
            <text:p>50</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44] = &quot;no&quot;; [.D44]; [.D44] * 17.5 / (17.5+5.83))" office:value-type="float" office:value="55.44" calcext:value-type="float">
            <text:p>$55.44</text:p>
          </table:table-cell>
          <table:table-cell table:style-name="ce47" table:formula="of:=IF([.H44] = &quot;no&quot;; [.F44]; [.F44] * 17.5 / (17.5+5.83))" office:value-type="float" office:value="62.27" calcext:value-type="float">
            <text:p>$62.27</text:p>
          </table:table-cell>
          <table:table-cell table:number-columns-repeated="1013"/>
        </table:table-row>
        <table:table-row table:style-name="ro9">
          <table:table-cell table:style-name="ce29" office:value-type="string" calcext:value-type="string">
            <text:p>Rancho Santiago CCD</text:p>
          </table:table-cell>
          <table:table-cell table:style-name="ce32" office:value-type="string" calcext:value-type="string">
            <text:p>Southern</text:p>
          </table:table-cell>
          <table:table-cell table:style-name="ce35" office:value-type="date" office:date-value="2016-07-01" calcext:value-type="date">
            <text:p>7/1/2016</text:p>
          </table:table-cell>
          <table:table-cell table:style-name="ce37" office:value-type="float" office:value="57.09" calcext:value-type="float">
            <text:p>$57.09</text:p>
          </table:table-cell>
          <table:table-cell table:style-name="ce41" table:formula="of:=RANK([.D45];[.$D$3:.$D$74])" office:value-type="float" office:value="47" calcext:value-type="float">
            <text:p>47</text:p>
          </table:table-cell>
          <table:table-cell table:style-name="ce37" office:value-type="float" office:value="62.94" calcext:value-type="float">
            <text:p>$62.94</text:p>
          </table:table-cell>
          <table:table-cell table:style-name="ce33" table:formula="of:=RANK([.F45];[.$F$3:.$F$74])" office:value-type="float" office:value="47" calcext:value-type="float">
            <text:p>47</text:p>
          </table:table-cell>
          <table:table-cell table:style-name="ce43" office:value-type="string" calcext:value-type="string">
            <text:p>No</text:p>
          </table:table-cell>
          <table:table-cell table:style-name="ce45" office:value-type="string" calcext:value-type="string">
            <text:p>.005%</text:p>
          </table:table-cell>
          <table:table-cell table:style-name="ce47" table:formula="of:=IF([.H45] = &quot;no&quot;; [.D45]; [.D45] * 17.5 / (17.5+5.83))" office:value-type="float" office:value="57.09" calcext:value-type="float">
            <text:p>$57.09</text:p>
          </table:table-cell>
          <table:table-cell table:style-name="ce47" table:formula="of:=IF([.H45] = &quot;no&quot;; [.F45]; [.F45] * 17.5 / (17.5+5.83))" office:value-type="float" office:value="62.94" calcext:value-type="float">
            <text:p>$62.94</text:p>
          </table:table-cell>
          <table:table-cell table:number-columns-repeated="1013"/>
        </table:table-row>
        <table:table-row table:style-name="ro9">
          <table:table-cell table:style-name="ce29" office:value-type="string" calcext:value-type="string">
            <text:p>Redwoods CCD</text:p>
          </table:table-cell>
          <table:table-cell table:style-name="ce32" office:value-type="string" calcext:value-type="string">
            <text:p>Northern</text:p>
          </table:table-cell>
          <table:table-cell table:style-name="ce32" office:value-type="string" calcext:value-type="string">
            <text:p>2013-2016</text:p>
          </table:table-cell>
          <table:table-cell table:style-name="ce37" office:value-type="float" office:value="59.08" calcext:value-type="float">
            <text:p>$59.08</text:p>
          </table:table-cell>
          <table:table-cell table:style-name="ce41" table:formula="of:=RANK([.D46];[.$D$3:.$D$74])" office:value-type="float" office:value="40" calcext:value-type="float">
            <text:p>40</text:p>
          </table:table-cell>
          <table:table-cell table:style-name="ce37" office:value-type="float" office:value="63.83" calcext:value-type="float">
            <text:p>$63.83</text:p>
          </table:table-cell>
          <table:table-cell table:style-name="ce33" table:formula="of:=RANK([.F46];[.$F$3:.$F$74])" office:value-type="float" office:value="46" calcext:value-type="float">
            <text:p>46</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46] = &quot;no&quot;; [.D46]; [.D46] * 17.5 / (17.5+5.83))" office:value-type="float" office:value="59.08" calcext:value-type="float">
            <text:p>$59.08</text:p>
          </table:table-cell>
          <table:table-cell table:style-name="ce47" table:formula="of:=IF([.H46] = &quot;no&quot;; [.F46]; [.F46] * 17.5 / (17.5+5.83))" office:value-type="float" office:value="63.83" calcext:value-type="float">
            <text:p>$63.83</text:p>
          </table:table-cell>
          <table:table-cell table:number-columns-repeated="1013"/>
        </table:table-row>
        <table:table-row table:style-name="ro9">
          <table:table-cell table:style-name="ce29" office:value-type="string" calcext:value-type="string">
            <text:p>Rio Hondo CCD</text:p>
          </table:table-cell>
          <table:table-cell table:style-name="ce32" office:value-type="string" calcext:value-type="string">
            <text:p>Southern</text:p>
          </table:table-cell>
          <table:table-cell table:style-name="ce35" office:value-type="string" calcext:value-type="string">
            <text:p>2016-17</text:p>
          </table:table-cell>
          <table:table-cell table:style-name="ce37" office:value-type="float" office:value="63.96" calcext:value-type="float">
            <text:p>$63.96</text:p>
          </table:table-cell>
          <table:table-cell table:style-name="ce41" table:formula="of:=RANK([.D47];[.$D$3:.$D$74])" office:value-type="float" office:value="28" calcext:value-type="float">
            <text:p>28</text:p>
          </table:table-cell>
          <table:table-cell table:style-name="ce37" office:value-type="float" office:value="76.93" calcext:value-type="float">
            <text:p>$76.93</text:p>
          </table:table-cell>
          <table:table-cell table:style-name="ce33" table:formula="of:=RANK([.F47];[.$F$3:.$F$74])" office:value-type="float" office:value="19" calcext:value-type="float">
            <text:p>19</text:p>
          </table:table-cell>
          <table:table-cell table:style-name="ce43" office:value-type="string" calcext:value-type="string">
            <text:p>No</text:p>
          </table:table-cell>
          <table:table-cell table:style-name="ce45" office:value-type="string" calcext:value-type="string">
            <text:p>2.0%</text:p>
          </table:table-cell>
          <table:table-cell table:style-name="ce47" table:formula="of:=IF([.H47] = &quot;no&quot;; [.D47]; [.D47] * 17.5 / (17.5+5.83))" office:value-type="float" office:value="63.96" calcext:value-type="float">
            <text:p>$63.96</text:p>
          </table:table-cell>
          <table:table-cell table:style-name="ce47" table:formula="of:=IF([.H47] = &quot;no&quot;; [.F47]; [.F47] * 17.5 / (17.5+5.83))" office:value-type="float" office:value="76.93" calcext:value-type="float">
            <text:p>$76.93</text:p>
          </table:table-cell>
          <table:table-cell table:number-columns-repeated="1013"/>
        </table:table-row>
        <table:table-row table:style-name="ro9">
          <table:table-cell table:style-name="ce29" office:value-type="string" calcext:value-type="string">
            <text:p>Riverside CCD</text:p>
          </table:table-cell>
          <table:table-cell table:style-name="ce32" office:value-type="string" calcext:value-type="string">
            <text:p>Southern</text:p>
          </table:table-cell>
          <table:table-cell table:style-name="ce35" office:value-type="string" calcext:value-type="string">
            <text:p>2016-17</text:p>
          </table:table-cell>
          <table:table-cell table:style-name="ce37" office:value-type="float" office:value="68.82" calcext:value-type="float">
            <text:p>$68.82</text:p>
          </table:table-cell>
          <table:table-cell table:style-name="ce41" table:formula="of:=RANK([.D48];[.$D$3:.$D$74])" office:value-type="float" office:value="20" calcext:value-type="float">
            <text:p>20</text:p>
          </table:table-cell>
          <table:table-cell table:style-name="ce37" office:value-type="float" office:value="79.49" calcext:value-type="float">
            <text:p>$79.49</text:p>
          </table:table-cell>
          <table:table-cell table:style-name="ce33" table:formula="of:=RANK([.F48];[.$F$3:.$F$74])" office:value-type="float" office:value="17" calcext:value-type="float">
            <text:p>17</text:p>
          </table:table-cell>
          <table:table-cell table:style-name="ce43" office:value-type="string" calcext:value-type="string">
            <text:p>No</text:p>
          </table:table-cell>
          <table:table-cell table:style-name="ce45" office:value-type="string" calcext:value-type="string">
            <text:p>2.5%</text:p>
          </table:table-cell>
          <table:table-cell table:style-name="ce47" table:formula="of:=IF([.H48] = &quot;no&quot;; [.D48]; [.D48] * 17.5 / (17.5+5.83))" office:value-type="float" office:value="68.82" calcext:value-type="float">
            <text:p>$68.82</text:p>
          </table:table-cell>
          <table:table-cell table:style-name="ce47" table:formula="of:=IF([.H48] = &quot;no&quot;; [.F48]; [.F48] * 17.5 / (17.5+5.83))" office:value-type="float" office:value="79.49" calcext:value-type="float">
            <text:p>$79.49</text:p>
          </table:table-cell>
          <table:table-cell table:number-columns-repeated="1013"/>
        </table:table-row>
        <table:table-row table:style-name="ro9">
          <table:table-cell table:style-name="ce29" office:value-type="string" calcext:value-type="string">
            <text:p>San Bernardino CCD</text:p>
          </table:table-cell>
          <table:table-cell table:style-name="ce32" office:value-type="string" calcext:value-type="string">
            <text:p>Southern</text:p>
          </table:table-cell>
          <table:table-cell table:style-name="ce35" office:value-type="date" office:date-value="2014-07-01" calcext:value-type="date">
            <text:p>7/1/2014</text:p>
          </table:table-cell>
          <table:table-cell table:style-name="ce37" office:value-type="float" office:value="60" calcext:value-type="float">
            <text:p>$60.00</text:p>
          </table:table-cell>
          <table:table-cell table:style-name="ce41" table:formula="of:=RANK([.D49];[.$D$3:.$D$74])" office:value-type="float" office:value="37" calcext:value-type="float">
            <text:p>37</text:p>
          </table:table-cell>
          <table:table-cell table:style-name="ce37" office:value-type="float" office:value="60" calcext:value-type="float">
            <text:p>$60.00</text:p>
          </table:table-cell>
          <table:table-cell table:style-name="ce33" table:formula="of:=RANK([.F49];[.$F$3:.$F$74])" office:value-type="float" office:value="51" calcext:value-type="float">
            <text:p>51</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49] = &quot;no&quot;; [.D49]; [.D49] * 17.5 / (17.5+5.83))" office:value-type="float" office:value="60" calcext:value-type="float">
            <text:p>$60.00</text:p>
          </table:table-cell>
          <table:table-cell table:style-name="ce47" table:formula="of:=IF([.H49] = &quot;no&quot;; [.F49]; [.F49] * 17.5 / (17.5+5.83))" office:value-type="float" office:value="60" calcext:value-type="float">
            <text:p>$60.00</text:p>
          </table:table-cell>
          <table:table-cell table:number-columns-repeated="1013"/>
        </table:table-row>
        <table:table-row table:style-name="ro9">
          <table:table-cell table:style-name="ce29" office:value-type="string" calcext:value-type="string">
            <text:p>San Diego CCD</text:p>
          </table:table-cell>
          <table:table-cell table:style-name="ce32" office:value-type="string" calcext:value-type="string">
            <text:p>Southern</text:p>
          </table:table-cell>
          <table:table-cell table:style-name="ce35" office:value-type="date" office:date-value="2016-01-01" calcext:value-type="date">
            <text:p>1/1/2016</text:p>
          </table:table-cell>
          <table:table-cell table:style-name="ce37" office:value-type="float" office:value="63.3" calcext:value-type="float">
            <text:p>$63.30</text:p>
          </table:table-cell>
          <table:table-cell table:style-name="ce41" table:formula="of:=RANK([.D50];[.$D$3:.$D$74])" office:value-type="float" office:value="30" calcext:value-type="float">
            <text:p>30</text:p>
          </table:table-cell>
          <table:table-cell table:style-name="ce37" office:value-type="float" office:value="66.84" calcext:value-type="float">
            <text:p>$66.84</text:p>
          </table:table-cell>
          <table:table-cell table:style-name="ce33" table:formula="of:=RANK([.F50];[.$F$3:.$F$74])" office:value-type="float" office:value="39" calcext:value-type="float">
            <text:p>39</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50] = &quot;no&quot;; [.D50]; [.D50] * 17.5 / (17.5+5.83))" office:value-type="float" office:value="63.3" calcext:value-type="float">
            <text:p>$63.30</text:p>
          </table:table-cell>
          <table:table-cell table:style-name="ce47" table:formula="of:=IF([.H50] = &quot;no&quot;; [.F50]; [.F50] * 17.5 / (17.5+5.83))" office:value-type="float" office:value="66.84" calcext:value-type="float">
            <text:p>$66.84</text:p>
          </table:table-cell>
          <table:table-cell table:number-columns-repeated="1013"/>
        </table:table-row>
        <table:table-row table:style-name="ro9">
          <table:table-cell table:style-name="ce29" office:value-type="string" calcext:value-type="string">
            <text:p>San Francisco CCD</text:p>
          </table:table-cell>
          <table:table-cell table:style-name="ce32" office:value-type="string" calcext:value-type="string">
            <text:p>Bay Area</text:p>
          </table:table-cell>
          <table:table-cell table:style-name="ce35" office:value-type="string" calcext:value-type="string">
            <text:p>2016-2017</text:p>
          </table:table-cell>
          <table:table-cell table:style-name="ce37" office:value-type="float" office:value="94.35" calcext:value-type="float">
            <text:p>$94.35</text:p>
          </table:table-cell>
          <table:table-cell table:style-name="ce41" table:formula="of:=RANK([.D51];[.$D$3:.$D$74])" office:value-type="float" office:value="4" calcext:value-type="float">
            <text:p>4</text:p>
          </table:table-cell>
          <table:table-cell table:style-name="ce37" office:value-type="float" office:value="102.97" calcext:value-type="float">
            <text:p>$102.97</text:p>
          </table:table-cell>
          <table:table-cell table:style-name="ce33" table:formula="of:=RANK([.F51];[.$F$3:.$F$74])" office:value-type="float" office:value="5" calcext:value-type="float">
            <text:p>5</text:p>
          </table:table-cell>
          <table:table-cell table:style-name="ce43" office:value-type="string" calcext:value-type="string">
            <text:p>No</text:p>
          </table:table-cell>
          <table:table-cell table:style-name="ce45" office:value-type="string" calcext:value-type="string">
            <text:p>10.6% (over 1/1/15)</text:p>
          </table:table-cell>
          <table:table-cell table:style-name="ce47" table:formula="of:=IF([.H51] = &quot;no&quot;; [.D51]; [.D51] * 17.5 / (17.5+5.83))" office:value-type="float" office:value="94.35" calcext:value-type="float">
            <text:p>$94.35</text:p>
          </table:table-cell>
          <table:table-cell table:style-name="ce47" table:formula="of:=IF([.H51] = &quot;no&quot;; [.F51]; [.F51] * 17.5 / (17.5+5.83))" office:value-type="float" office:value="102.97" calcext:value-type="float">
            <text:p>$102.97</text:p>
          </table:table-cell>
          <table:table-cell table:number-columns-repeated="1013"/>
        </table:table-row>
        <table:table-row table:style-name="ro9">
          <table:table-cell table:style-name="ce29" office:value-type="string" calcext:value-type="string">
            <text:p>San Joaquin Delta CCD</text:p>
          </table:table-cell>
          <table:table-cell table:style-name="ce32" office:value-type="string" calcext:value-type="string">
            <text:p>Central</text:p>
          </table:table-cell>
          <table:table-cell table:style-name="ce32" office:value-type="string" calcext:value-type="string">
            <text:p>2016-17</text:p>
          </table:table-cell>
          <table:table-cell table:style-name="ce37" office:value-type="float" office:value="57.02" calcext:value-type="float">
            <text:p>$57.02</text:p>
          </table:table-cell>
          <table:table-cell table:style-name="ce41" table:formula="of:=RANK([.D52];[.$D$3:.$D$74])" office:value-type="float" office:value="49" calcext:value-type="float">
            <text:p>49</text:p>
          </table:table-cell>
          <table:table-cell table:style-name="ce37" office:value-type="float" office:value="68.78" calcext:value-type="float">
            <text:p>$68.78</text:p>
          </table:table-cell>
          <table:table-cell table:style-name="ce33" table:formula="of:=RANK([.F52];[.$F$3:.$F$74])" office:value-type="float" office:value="33" calcext:value-type="float">
            <text:p>33</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52] = &quot;no&quot;; [.D52]; [.D52] * 17.5 / (17.5+5.83))" office:value-type="float" office:value="57.02" calcext:value-type="float">
            <text:p>$57.02</text:p>
          </table:table-cell>
          <table:table-cell table:style-name="ce47" table:formula="of:=IF([.H52] = &quot;no&quot;; [.F52]; [.F52] * 17.5 / (17.5+5.83))" office:value-type="float" office:value="68.78" calcext:value-type="float">
            <text:p>$68.78</text:p>
          </table:table-cell>
          <table:table-cell table:number-columns-repeated="1013"/>
        </table:table-row>
        <table:table-row table:style-name="ro9">
          <table:table-cell table:style-name="ce29" office:value-type="string" calcext:value-type="string">
            <text:p>San Jose-Evergreen CCD</text:p>
          </table:table-cell>
          <table:table-cell table:style-name="ce32" office:value-type="string" calcext:value-type="string">
            <text:p>Bay Area</text:p>
          </table:table-cell>
          <table:table-cell table:style-name="ce32" office:value-type="string" calcext:value-type="string">
            <text:p>2015-16</text:p>
          </table:table-cell>
          <table:table-cell table:style-name="ce37" office:value-type="float" office:value="83.76" calcext:value-type="float">
            <text:p>$83.76</text:p>
          </table:table-cell>
          <table:table-cell table:style-name="ce41" table:formula="of:=RANK([.D53];[.$D$3:.$D$74])" office:value-type="float" office:value="8" calcext:value-type="float">
            <text:p>8</text:p>
          </table:table-cell>
          <table:table-cell table:style-name="ce37" office:value-type="float" office:value="96.21" calcext:value-type="float">
            <text:p>$96.21</text:p>
          </table:table-cell>
          <table:table-cell table:style-name="ce33" table:formula="of:=RANK([.F53];[.$F$3:.$F$74])" office:value-type="float" office:value="10" calcext:value-type="float">
            <text:p>10</text:p>
          </table:table-cell>
          <table:table-cell table:style-name="ce43" office:value-type="string" calcext:value-type="string">
            <text:p>Yes</text:p>
          </table:table-cell>
          <table:table-cell table:style-name="ce45" office:value-type="string" calcext:value-type="string">
            <text:p>3.0%</text:p>
          </table:table-cell>
          <table:table-cell table:style-name="ce47" table:formula="of:=IF([.H53] = &quot;no&quot;; [.D53]; [.D53] * 17.5 / (17.5+5.83))" office:value-type="float" office:value="62.8289755679383" calcext:value-type="float">
            <text:p>$62.83</text:p>
          </table:table-cell>
          <table:table-cell table:style-name="ce47" table:formula="of:=IF([.H53] = &quot;no&quot;; [.F53]; [.F53] * 17.5 / (17.5+5.83))" office:value-type="float" office:value="72.1678096870982" calcext:value-type="float">
            <text:p>$72.17</text:p>
          </table:table-cell>
          <table:table-cell table:number-columns-repeated="1013"/>
        </table:table-row>
        <table:table-row table:style-name="ro9">
          <table:table-cell table:style-name="ce29" office:value-type="string" calcext:value-type="string">
            <text:p>San Luis Obispo CCD</text:p>
          </table:table-cell>
          <table:table-cell table:style-name="ce32" office:value-type="string" calcext:value-type="string">
            <text:p>Southern</text:p>
          </table:table-cell>
          <table:table-cell table:style-name="ce35" office:value-type="date" office:date-value="2015-07-01" calcext:value-type="date">
            <text:p>7/1/2015</text:p>
          </table:table-cell>
          <table:table-cell table:style-name="ce37" office:value-type="float" office:value="51.52" calcext:value-type="float">
            <text:p>$51.52</text:p>
          </table:table-cell>
          <table:table-cell table:style-name="ce41" table:formula="of:=RANK([.D54];[.$D$3:.$D$74])" office:value-type="float" office:value="60" calcext:value-type="float">
            <text:p>60</text:p>
          </table:table-cell>
          <table:table-cell table:style-name="ce37" office:value-type="float" office:value="57.11" calcext:value-type="float">
            <text:p>$57.11</text:p>
          </table:table-cell>
          <table:table-cell table:style-name="ce33" table:formula="of:=RANK([.F54];[.$F$3:.$F$74])" office:value-type="float" office:value="60" calcext:value-type="float">
            <text:p>60</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54] = &quot;no&quot;; [.D54]; [.D54] * 17.5 / (17.5+5.83))" office:value-type="float" office:value="51.52" calcext:value-type="float">
            <text:p>$51.52</text:p>
          </table:table-cell>
          <table:table-cell table:style-name="ce47" table:formula="of:=IF([.H54] = &quot;no&quot;; [.F54]; [.F54] * 17.5 / (17.5+5.83))" office:value-type="float" office:value="57.11" calcext:value-type="float">
            <text:p>$57.11</text:p>
          </table:table-cell>
          <table:table-cell table:number-columns-repeated="1013"/>
        </table:table-row>
        <table:table-row table:style-name="ro9">
          <table:table-cell table:style-name="ce29" office:value-type="string" calcext:value-type="string">
            <text:p>San Mateo CCD</text:p>
          </table:table-cell>
          <table:table-cell table:style-name="ce32" office:value-type="string" calcext:value-type="string">
            <text:p>Bay Area</text:p>
          </table:table-cell>
          <table:table-cell table:style-name="ce35" office:value-type="date" office:date-value="2015-08-13" calcext:value-type="date">
            <text:p>8/13/2015</text:p>
          </table:table-cell>
          <table:table-cell table:style-name="ce37" office:value-type="float" office:value="65.13" calcext:value-type="float">
            <text:p>$65.13</text:p>
          </table:table-cell>
          <table:table-cell table:style-name="ce41" table:formula="of:=RANK([.D55];[.$D$3:.$D$74])" office:value-type="float" office:value="26" calcext:value-type="float">
            <text:p>26</text:p>
          </table:table-cell>
          <table:table-cell table:style-name="ce37" office:value-type="float" office:value="80.35" calcext:value-type="float">
            <text:p>$80.35</text:p>
          </table:table-cell>
          <table:table-cell table:style-name="ce33" table:formula="of:=RANK([.F55];[.$F$3:.$F$74])" office:value-type="float" office:value="16" calcext:value-type="float">
            <text:p>16</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55] = &quot;no&quot;; [.D55]; [.D55] * 17.5 / (17.5+5.83))" office:value-type="float" office:value="65.13" calcext:value-type="float">
            <text:p>$65.13</text:p>
          </table:table-cell>
          <table:table-cell table:style-name="ce47" table:formula="of:=IF([.H55] = &quot;no&quot;; [.F55]; [.F55] * 17.5 / (17.5+5.83))" office:value-type="float" office:value="80.35" calcext:value-type="float">
            <text:p>$80.35</text:p>
          </table:table-cell>
          <table:table-cell table:number-columns-repeated="1013"/>
        </table:table-row>
        <table:table-row table:style-name="ro9">
          <table:table-cell table:style-name="ce29" office:value-type="string" calcext:value-type="string">
            <text:p>Santa Barbara CCD</text:p>
          </table:table-cell>
          <table:table-cell table:style-name="ce32" office:value-type="string" calcext:value-type="string">
            <text:p>Southern</text:p>
          </table:table-cell>
          <table:table-cell table:style-name="ce32" office:value-type="float" office:value="2016" calcext:value-type="float">
            <text:p>2016</text:p>
          </table:table-cell>
          <table:table-cell table:style-name="ce37" office:value-type="float" office:value="74.63" calcext:value-type="float">
            <text:p>$74.63</text:p>
          </table:table-cell>
          <table:table-cell table:style-name="ce41" table:formula="of:=RANK([.D56];[.$D$3:.$D$74])" office:value-type="float" office:value="13" calcext:value-type="float">
            <text:p>13</text:p>
          </table:table-cell>
          <table:table-cell table:style-name="ce37" office:value-type="float" office:value="85.1" calcext:value-type="float">
            <text:p>$85.10</text:p>
          </table:table-cell>
          <table:table-cell table:style-name="ce33" table:formula="of:=RANK([.F56];[.$F$3:.$F$74])" office:value-type="float" office:value="12" calcext:value-type="float">
            <text:p>12</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56] = &quot;no&quot;; [.D56]; [.D56] * 17.5 / (17.5+5.83))" office:value-type="float" office:value="74.63" calcext:value-type="float">
            <text:p>$74.63</text:p>
          </table:table-cell>
          <table:table-cell table:style-name="ce47" table:formula="of:=IF([.H56] = &quot;no&quot;; [.F56]; [.F56] * 17.5 / (17.5+5.83))" office:value-type="float" office:value="85.1" calcext:value-type="float">
            <text:p>$85.10</text:p>
          </table:table-cell>
          <table:table-cell table:number-columns-repeated="1013"/>
        </table:table-row>
        <table:table-row table:style-name="ro9">
          <table:table-cell table:style-name="ce29" office:value-type="string" calcext:value-type="string">
            <text:p>Santa Clarita CCD</text:p>
          </table:table-cell>
          <table:table-cell table:style-name="ce32" office:value-type="string" calcext:value-type="string">
            <text:p>Southern</text:p>
          </table:table-cell>
          <table:table-cell table:style-name="ce32" office:value-type="string" calcext:value-type="string">
            <text:p>2015-16</text:p>
          </table:table-cell>
          <table:table-cell table:style-name="ce37" office:value-type="float" office:value="60.28" calcext:value-type="float">
            <text:p>$60.28</text:p>
          </table:table-cell>
          <table:table-cell table:style-name="ce41" table:formula="of:=RANK([.D57];[.$D$3:.$D$74])" office:value-type="float" office:value="35" calcext:value-type="float">
            <text:p>35</text:p>
          </table:table-cell>
          <table:table-cell table:style-name="ce37" office:value-type="float" office:value="64.5" calcext:value-type="float">
            <text:p>$64.50</text:p>
          </table:table-cell>
          <table:table-cell table:style-name="ce33" table:formula="of:=RANK([.F57];[.$F$3:.$F$74])" office:value-type="float" office:value="44" calcext:value-type="float">
            <text:p>44</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57] = &quot;no&quot;; [.D57]; [.D57] * 17.5 / (17.5+5.83))" office:value-type="float" office:value="60.28" calcext:value-type="float">
            <text:p>$60.28</text:p>
          </table:table-cell>
          <table:table-cell table:style-name="ce47" table:formula="of:=IF([.H57] = &quot;no&quot;; [.F57]; [.F57] * 17.5 / (17.5+5.83))" office:value-type="float" office:value="64.5" calcext:value-type="float">
            <text:p>$64.50</text:p>
          </table:table-cell>
          <table:table-cell table:number-columns-repeated="1013"/>
        </table:table-row>
        <table:table-row table:style-name="ro9">
          <table:table-cell table:style-name="ce29" office:value-type="string" calcext:value-type="string">
            <text:p>Santa Monica CCD</text:p>
          </table:table-cell>
          <table:table-cell table:style-name="ce32" office:value-type="string" calcext:value-type="string">
            <text:p>Southern</text:p>
          </table:table-cell>
          <table:table-cell table:style-name="ce35" office:value-type="date" office:date-value="2016-08-23" calcext:value-type="date">
            <text:p>8/23/2016</text:p>
          </table:table-cell>
          <table:table-cell table:style-name="ce37" table:formula="of:=1500/18" office:value-type="float" office:value="83.3333333333333" calcext:value-type="float">
            <text:p>$83.33</text:p>
          </table:table-cell>
          <table:table-cell table:style-name="ce41" table:formula="of:=RANK([.D58];[.$D$3:.$D$74])" office:value-type="float" office:value="9" calcext:value-type="float">
            <text:p>9</text:p>
          </table:table-cell>
          <table:table-cell table:style-name="ce37" table:formula="of:=1757/18" office:value-type="float" office:value="97.6111111111111" calcext:value-type="float">
            <text:p>$97.61</text:p>
          </table:table-cell>
          <table:table-cell table:style-name="ce33" table:formula="of:=RANK([.F58];[.$F$3:.$F$74])" office:value-type="float" office:value="9" calcext:value-type="float">
            <text:p>9</text:p>
          </table:table-cell>
          <table:table-cell table:style-name="ce43" office:value-type="string" calcext:value-type="string">
            <text:p>Yes</text:p>
          </table:table-cell>
          <table:table-cell table:style-name="ce45" office:value-type="string" calcext:value-type="string">
            <text:p>3.6%</text:p>
          </table:table-cell>
          <table:table-cell table:style-name="ce47" table:formula="of:=IF([.H58] = &quot;no&quot;; [.D58]; [.D58] * 17.5 / (17.5+5.83))" office:value-type="float" office:value="62.508929847121" calcext:value-type="float">
            <text:p>$62.51</text:p>
          </table:table-cell>
          <table:table-cell table:style-name="ce47" table:formula="of:=IF([.H58] = &quot;no&quot;; [.F58]; [.F58] * 17.5 / (17.5+5.83))" office:value-type="float" office:value="73.2187931609278" calcext:value-type="float">
            <text:p>$73.22</text:p>
          </table:table-cell>
          <table:table-cell table:number-columns-repeated="1013"/>
        </table:table-row>
        <table:table-row table:style-name="ro9">
          <table:table-cell table:style-name="ce29" office:value-type="string" calcext:value-type="string">
            <text:p>Sequoias CCD</text:p>
          </table:table-cell>
          <table:table-cell table:style-name="ce32" office:value-type="string" calcext:value-type="string">
            <text:p>Central</text:p>
          </table:table-cell>
          <table:table-cell table:style-name="ce36" office:value-type="date" office:date-value="2016-10-01" calcext:value-type="date">
            <text:p>Oct-16</text:p>
          </table:table-cell>
          <table:table-cell table:style-name="ce37" office:value-type="float" office:value="53.88" calcext:value-type="float">
            <text:p>$53.88</text:p>
          </table:table-cell>
          <table:table-cell table:style-name="ce41" table:formula="of:=RANK([.D59];[.$D$3:.$D$74])" office:value-type="float" office:value="56" calcext:value-type="float">
            <text:p>56</text:p>
          </table:table-cell>
          <table:table-cell table:style-name="ce37" office:value-type="float" office:value="59.36" calcext:value-type="float">
            <text:p>$59.36</text:p>
          </table:table-cell>
          <table:table-cell table:style-name="ce33" table:formula="of:=RANK([.F59];[.$F$3:.$F$74])" office:value-type="float" office:value="53" calcext:value-type="float">
            <text:p>53</text:p>
          </table:table-cell>
          <table:table-cell table:style-name="ce43" office:value-type="string" calcext:value-type="string">
            <text:p>No</text:p>
          </table:table-cell>
          <table:table-cell table:style-name="ce45" office:value-type="string" calcext:value-type="string">
            <text:p>6.0%</text:p>
          </table:table-cell>
          <table:table-cell table:style-name="ce47" table:formula="of:=IF([.H59] = &quot;no&quot;; [.D59]; [.D59] * 17.5 / (17.5+5.83))" office:value-type="float" office:value="53.88" calcext:value-type="float">
            <text:p>$53.88</text:p>
          </table:table-cell>
          <table:table-cell table:style-name="ce47" table:formula="of:=IF([.H59] = &quot;no&quot;; [.F59]; [.F59] * 17.5 / (17.5+5.83))" office:value-type="float" office:value="59.36" calcext:value-type="float">
            <text:p>$59.36</text:p>
          </table:table-cell>
          <table:table-cell table:number-columns-repeated="1013"/>
        </table:table-row>
        <table:table-row table:style-name="ro9">
          <table:table-cell table:style-name="ce29" office:value-type="string" calcext:value-type="string">
            <text:p>Shasta-Tehama-Trinity CCD</text:p>
          </table:table-cell>
          <table:table-cell table:style-name="ce32" office:value-type="string" calcext:value-type="string">
            <text:p>Northern</text:p>
          </table:table-cell>
          <table:table-cell table:style-name="ce32" office:value-type="string" calcext:value-type="string">
            <text:p>2016-17</text:p>
          </table:table-cell>
          <table:table-cell table:style-name="ce37" office:value-type="float" office:value="51.51" calcext:value-type="float">
            <text:p>$51.51</text:p>
          </table:table-cell>
          <table:table-cell table:style-name="ce41" table:formula="of:=RANK([.D60];[.$D$3:.$D$74])" office:value-type="float" office:value="61" calcext:value-type="float">
            <text:p>61</text:p>
          </table:table-cell>
          <table:table-cell table:style-name="ce37" office:value-type="float" office:value="53.76" calcext:value-type="float">
            <text:p>$53.76</text:p>
          </table:table-cell>
          <table:table-cell table:style-name="ce33" table:formula="of:=RANK([.F60];[.$F$3:.$F$74])" office:value-type="float" office:value="62" calcext:value-type="float">
            <text:p>62</text:p>
          </table:table-cell>
          <table:table-cell table:style-name="ce43" office:value-type="string" calcext:value-type="string">
            <text:p>No</text:p>
          </table:table-cell>
          <table:table-cell table:style-name="ce45" office:value-type="string" calcext:value-type="string">
            <text:p>1.0%</text:p>
          </table:table-cell>
          <table:table-cell table:style-name="ce47" table:formula="of:=IF([.H60] = &quot;no&quot;; [.D60]; [.D60] * 17.5 / (17.5+5.83))" office:value-type="float" office:value="51.51" calcext:value-type="float">
            <text:p>$51.51</text:p>
          </table:table-cell>
          <table:table-cell table:style-name="ce47" table:formula="of:=IF([.H60] = &quot;no&quot;; [.F60]; [.F60] * 17.5 / (17.5+5.83))" office:value-type="float" office:value="53.76" calcext:value-type="float">
            <text:p>$53.76</text:p>
          </table:table-cell>
          <table:table-cell table:number-columns-repeated="1013"/>
        </table:table-row>
        <table:table-row table:style-name="ro9">
          <table:table-cell table:style-name="ce29" office:value-type="string" calcext:value-type="string">
            <text:p>Sierra Jt CCD</text:p>
          </table:table-cell>
          <table:table-cell table:style-name="ce32" office:value-type="string" calcext:value-type="string">
            <text:p>Northern</text:p>
          </table:table-cell>
          <table:table-cell table:style-name="ce35" office:value-type="date" office:date-value="2016-02-01" calcext:value-type="date">
            <text:p>2/1/2016</text:p>
          </table:table-cell>
          <table:table-cell table:style-name="ce37" office:value-type="float" office:value="58.44" calcext:value-type="float">
            <text:p>$58.44</text:p>
          </table:table-cell>
          <table:table-cell table:style-name="ce41" table:formula="of:=RANK([.D61];[.$D$3:.$D$74])" office:value-type="float" office:value="43" calcext:value-type="float">
            <text:p>43</text:p>
          </table:table-cell>
          <table:table-cell table:style-name="ce37" office:value-type="float" office:value="59.61" calcext:value-type="float">
            <text:p>$59.61</text:p>
          </table:table-cell>
          <table:table-cell table:style-name="ce33" table:formula="of:=RANK([.F61];[.$F$3:.$F$74])" office:value-type="float" office:value="52" calcext:value-type="float">
            <text:p>52</text:p>
          </table:table-cell>
          <table:table-cell table:style-name="ce43" office:value-type="string" calcext:value-type="string">
            <text:p>No</text:p>
          </table:table-cell>
          <table:table-cell table:style-name="ce45" office:value-type="string" calcext:value-type="string">
            <text:p>5.4%</text:p>
          </table:table-cell>
          <table:table-cell table:style-name="ce47" table:formula="of:=IF([.H61] = &quot;no&quot;; [.D61]; [.D61] * 17.5 / (17.5+5.83))" office:value-type="float" office:value="58.44" calcext:value-type="float">
            <text:p>$58.44</text:p>
          </table:table-cell>
          <table:table-cell table:style-name="ce47" table:formula="of:=IF([.H61] = &quot;no&quot;; [.F61]; [.F61] * 17.5 / (17.5+5.83))" office:value-type="float" office:value="59.61" calcext:value-type="float">
            <text:p>$59.61</text:p>
          </table:table-cell>
          <table:table-cell table:number-columns-repeated="1013"/>
        </table:table-row>
        <table:table-row table:style-name="ro9">
          <table:table-cell table:style-name="ce29" office:value-type="string" calcext:value-type="string">
            <text:p>Siskiyou Jt CCD</text:p>
          </table:table-cell>
          <table:table-cell table:style-name="ce32" office:value-type="string" calcext:value-type="string">
            <text:p>Northern</text:p>
          </table:table-cell>
          <table:table-cell table:style-name="ce35" office:value-type="string" calcext:value-type="string">
            <text:p>2014-15</text:p>
          </table:table-cell>
          <table:table-cell table:style-name="ce37" office:value-type="float" office:value="52.86" calcext:value-type="float">
            <text:p>$52.86</text:p>
          </table:table-cell>
          <table:table-cell table:style-name="ce41" table:formula="of:=RANK([.D62];[.$D$3:.$D$74])" office:value-type="float" office:value="58" calcext:value-type="float">
            <text:p>58</text:p>
          </table:table-cell>
          <table:table-cell table:style-name="ce37" office:value-type="float" office:value="52.86" calcext:value-type="float">
            <text:p>$52.86</text:p>
          </table:table-cell>
          <table:table-cell table:style-name="ce33" table:formula="of:=RANK([.F62];[.$F$3:.$F$74])" office:value-type="float" office:value="63" calcext:value-type="float">
            <text:p>63</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62] = &quot;no&quot;; [.D62]; [.D62] * 17.5 / (17.5+5.83))" office:value-type="float" office:value="52.86" calcext:value-type="float">
            <text:p>$52.86</text:p>
          </table:table-cell>
          <table:table-cell table:style-name="ce47" table:formula="of:=IF([.H62] = &quot;no&quot;; [.F62]; [.F62] * 17.5 / (17.5+5.83))" office:value-type="float" office:value="52.86" calcext:value-type="float">
            <text:p>$52.86</text:p>
          </table:table-cell>
          <table:table-cell table:number-columns-repeated="1013"/>
        </table:table-row>
        <table:table-row table:style-name="ro9">
          <table:table-cell table:style-name="ce29" office:value-type="string" calcext:value-type="string">
            <text:p>Solano County CCD</text:p>
          </table:table-cell>
          <table:table-cell table:style-name="ce32" office:value-type="string" calcext:value-type="string">
            <text:p>Northern</text:p>
          </table:table-cell>
          <table:table-cell table:style-name="ce32" office:value-type="string" calcext:value-type="string">
            <text:p>2016-17</text:p>
          </table:table-cell>
          <table:table-cell table:style-name="ce37" office:value-type="float" office:value="60.14" calcext:value-type="float">
            <text:p>$60.14</text:p>
          </table:table-cell>
          <table:table-cell table:style-name="ce41" table:formula="of:=RANK([.D63];[.$D$3:.$D$74])" office:value-type="float" office:value="36" calcext:value-type="float">
            <text:p>36</text:p>
          </table:table-cell>
          <table:table-cell table:style-name="ce37" office:value-type="float" office:value="69.77" calcext:value-type="float">
            <text:p>$69.77</text:p>
          </table:table-cell>
          <table:table-cell table:style-name="ce33" table:formula="of:=RANK([.F63];[.$F$3:.$F$74])" office:value-type="float" office:value="32" calcext:value-type="float">
            <text:p>32</text:p>
          </table:table-cell>
          <table:table-cell table:style-name="ce43" office:value-type="string" calcext:value-type="string">
            <text:p>No</text:p>
          </table:table-cell>
          <table:table-cell table:style-name="ce45" office:value-type="string" calcext:value-type="string">
            <text:p>8.0%</text:p>
          </table:table-cell>
          <table:table-cell table:style-name="ce47" table:formula="of:=IF([.H63] = &quot;no&quot;; [.D63]; [.D63] * 17.5 / (17.5+5.83))" office:value-type="float" office:value="60.14" calcext:value-type="float">
            <text:p>$60.14</text:p>
          </table:table-cell>
          <table:table-cell table:style-name="ce47" table:formula="of:=IF([.H63] = &quot;no&quot;; [.F63]; [.F63] * 17.5 / (17.5+5.83))" office:value-type="float" office:value="69.77" calcext:value-type="float">
            <text:p>$69.77</text:p>
          </table:table-cell>
          <table:table-cell table:number-columns-repeated="1013"/>
        </table:table-row>
        <table:table-row table:style-name="ro9">
          <table:table-cell table:style-name="ce29" office:value-type="string" calcext:value-type="string">
            <text:p>Sonoma CCD</text:p>
          </table:table-cell>
          <table:table-cell table:style-name="ce32" office:value-type="string" calcext:value-type="string">
            <text:p>Northern</text:p>
          </table:table-cell>
          <table:table-cell table:style-name="ce32" office:value-type="string" calcext:value-type="string">
            <text:p>2016-17</text:p>
          </table:table-cell>
          <table:table-cell table:style-name="ce37" office:value-type="float" office:value="93.11" calcext:value-type="float">
            <text:p>$93.11</text:p>
          </table:table-cell>
          <table:table-cell table:style-name="ce41" table:formula="of:=RANK([.D64];[.$D$3:.$D$74])" office:value-type="float" office:value="5" calcext:value-type="float">
            <text:p>5</text:p>
          </table:table-cell>
          <table:table-cell table:style-name="ce37" office:value-type="float" office:value="98.68" calcext:value-type="float">
            <text:p>$98.68</text:p>
          </table:table-cell>
          <table:table-cell table:style-name="ce33" table:formula="of:=RANK([.F64];[.$F$3:.$F$74])" office:value-type="float" office:value="7" calcext:value-type="float">
            <text:p>7</text:p>
          </table:table-cell>
          <table:table-cell table:style-name="ce44" office:value-type="string" calcext:value-type="string">
            <text:p>Yes</text:p>
          </table:table-cell>
          <table:table-cell table:style-name="ce46" office:value-type="string" calcext:value-type="string">
            <text:p>6.5-8.8%</text:p>
          </table:table-cell>
          <table:table-cell table:style-name="ce47" table:formula="of:=IF([.H64] = &quot;no&quot;; [.D64]; [.D64] * 17.5 / (17.5+5.83))" office:value-type="float" office:value="69.8424774967853" calcext:value-type="float">
            <text:p>$69.84</text:p>
          </table:table-cell>
          <table:table-cell table:style-name="ce47" table:formula="of:=IF([.H64] = &quot;no&quot;; [.F64]; [.F64] * 17.5 / (17.5+5.83))" office:value-type="float" office:value="74.0205743677668" calcext:value-type="float">
            <text:p>$74.02</text:p>
          </table:table-cell>
          <table:table-cell table:number-columns-repeated="1013"/>
        </table:table-row>
        <table:table-row table:style-name="ro9">
          <table:table-cell table:style-name="ce29" office:value-type="string" calcext:value-type="string">
            <text:p>South Orange County CCD</text:p>
          </table:table-cell>
          <table:table-cell table:style-name="ce32" office:value-type="string" calcext:value-type="string">
            <text:p>Southern</text:p>
          </table:table-cell>
          <table:table-cell table:style-name="ce32" office:value-type="string" calcext:value-type="string">
            <text:p>2016-17</text:p>
          </table:table-cell>
          <table:table-cell table:style-name="ce37" office:value-type="float" office:value="76.63" calcext:value-type="float">
            <text:p>$76.63</text:p>
          </table:table-cell>
          <table:table-cell table:style-name="ce41" table:formula="of:=RANK([.D65];[.$D$3:.$D$74])" office:value-type="float" office:value="12" calcext:value-type="float">
            <text:p>12</text:p>
          </table:table-cell>
          <table:table-cell table:style-name="ce37" office:value-type="float" office:value="76.63" calcext:value-type="float">
            <text:p>$76.63</text:p>
          </table:table-cell>
          <table:table-cell table:style-name="ce33" table:formula="of:=RANK([.F65];[.$F$3:.$F$74])" office:value-type="float" office:value="20" calcext:value-type="float">
            <text:p>20</text:p>
          </table:table-cell>
          <table:table-cell table:style-name="ce44" office:value-type="string" calcext:value-type="string">
            <text:p>Yes</text:p>
          </table:table-cell>
          <table:table-cell table:style-name="ce45" office:value-type="string" calcext:value-type="string">
            <text:p>3.0%</text:p>
          </table:table-cell>
          <table:table-cell table:style-name="ce47" table:formula="of:=IF([.H65] = &quot;no&quot;; [.D65]; [.D65] * 17.5 / (17.5+5.83))" office:value-type="float" office:value="57.4807115302186" calcext:value-type="float">
            <text:p>$57.48</text:p>
          </table:table-cell>
          <table:table-cell table:style-name="ce47" table:formula="of:=IF([.H65] = &quot;no&quot;; [.F65]; [.F65] * 17.5 / (17.5+5.83))" office:value-type="float" office:value="57.4807115302186" calcext:value-type="float">
            <text:p>$57.48</text:p>
          </table:table-cell>
          <table:table-cell table:number-columns-repeated="1013"/>
        </table:table-row>
        <table:table-row table:style-name="ro9">
          <table:table-cell table:style-name="ce29" office:value-type="string" calcext:value-type="string">
            <text:p>Southwestern CCD</text:p>
          </table:table-cell>
          <table:table-cell table:style-name="ce32" office:value-type="string" calcext:value-type="string">
            <text:p>Southern</text:p>
          </table:table-cell>
          <table:table-cell table:style-name="ce35" office:value-type="date" office:date-value="2016-07-01" calcext:value-type="date">
            <text:p>7/1/2016</text:p>
          </table:table-cell>
          <table:table-cell table:style-name="ce37" office:value-type="float" office:value="71.86" calcext:value-type="float">
            <text:p>$71.86</text:p>
          </table:table-cell>
          <table:table-cell table:style-name="ce41" table:formula="of:=RANK([.D66];[.$D$3:.$D$74])" office:value-type="float" office:value="15" calcext:value-type="float">
            <text:p>15</text:p>
          </table:table-cell>
          <table:table-cell table:style-name="ce37" office:value-type="float" office:value="75.44" calcext:value-type="float">
            <text:p>$75.44</text:p>
          </table:table-cell>
          <table:table-cell table:style-name="ce33" table:formula="of:=RANK([.F66];[.$F$3:.$F$74])" office:value-type="float" office:value="23" calcext:value-type="float">
            <text:p>23</text:p>
          </table:table-cell>
          <table:table-cell table:style-name="ce43" office:value-type="string" calcext:value-type="string">
            <text:p>Yes</text:p>
          </table:table-cell>
          <table:table-cell table:style-name="ce45" office:value-type="string" calcext:value-type="string">
            <text:p>1.0%</text:p>
          </table:table-cell>
          <table:table-cell table:style-name="ce47" table:formula="of:=IF([.H66] = &quot;no&quot;; [.D66]; [.D66] * 17.5 / (17.5+5.83))" office:value-type="float" office:value="53.9027003857694" calcext:value-type="float">
            <text:p>$53.90</text:p>
          </table:table-cell>
          <table:table-cell table:style-name="ce47" table:formula="of:=IF([.H66] = &quot;no&quot;; [.F66]; [.F66] * 17.5 / (17.5+5.83))" office:value-type="float" office:value="56.5880840120017" calcext:value-type="float">
            <text:p>$56.59</text:p>
          </table:table-cell>
          <table:table-cell table:number-columns-repeated="1013"/>
        </table:table-row>
        <table:table-row table:style-name="ro9">
          <table:table-cell table:style-name="ce29" office:value-type="string" calcext:value-type="string">
            <text:p>State Center CCD</text:p>
          </table:table-cell>
          <table:table-cell table:style-name="ce32" office:value-type="string" calcext:value-type="string">
            <text:p>Central</text:p>
          </table:table-cell>
          <table:table-cell table:style-name="ce35" office:value-type="date" office:date-value="2016-07-01" calcext:value-type="date">
            <text:p>7/1/2016</text:p>
          </table:table-cell>
          <table:table-cell table:style-name="ce37" office:value-type="float" office:value="48.83" calcext:value-type="float">
            <text:p>$48.83</text:p>
          </table:table-cell>
          <table:table-cell table:style-name="ce41" table:formula="of:=RANK([.D67];[.$D$3:.$D$74])" office:value-type="float" office:value="65" calcext:value-type="float">
            <text:p>65</text:p>
          </table:table-cell>
          <table:table-cell table:style-name="ce37" office:value-type="float" office:value="49.79" calcext:value-type="float">
            <text:p>$49.79</text:p>
          </table:table-cell>
          <table:table-cell table:style-name="ce33" table:formula="of:=RANK([.F67];[.$F$3:.$F$74])" office:value-type="float" office:value="68" calcext:value-type="float">
            <text:p>68</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67] = &quot;no&quot;; [.D67]; [.D67] * 17.5 / (17.5+5.83))" office:value-type="float" office:value="48.83" calcext:value-type="float">
            <text:p>$48.83</text:p>
          </table:table-cell>
          <table:table-cell table:style-name="ce47" table:formula="of:=IF([.H67] = &quot;no&quot;; [.F67]; [.F67] * 17.5 / (17.5+5.83))" office:value-type="float" office:value="49.79" calcext:value-type="float">
            <text:p>$49.79</text:p>
          </table:table-cell>
          <table:table-cell table:number-columns-repeated="1013"/>
        </table:table-row>
        <table:table-row table:style-name="ro9">
          <table:table-cell table:style-name="ce29" office:value-type="string" calcext:value-type="string">
            <text:p>Ventura CCD</text:p>
          </table:table-cell>
          <table:table-cell table:style-name="ce32" office:value-type="string" calcext:value-type="string">
            <text:p>Southern</text:p>
          </table:table-cell>
          <table:table-cell table:style-name="ce35" office:value-type="date" office:date-value="2016-07-01" calcext:value-type="date">
            <text:p>7/1/2016</text:p>
          </table:table-cell>
          <table:table-cell table:style-name="ce37" office:value-type="float" office:value="71.35" calcext:value-type="float">
            <text:p>$71.35</text:p>
          </table:table-cell>
          <table:table-cell table:style-name="ce41" table:formula="of:=RANK([.D68];[.$D$3:.$D$74])" office:value-type="float" office:value="17" calcext:value-type="float">
            <text:p>17</text:p>
          </table:table-cell>
          <table:table-cell table:style-name="ce37" office:value-type="float" office:value="77.26" calcext:value-type="float">
            <text:p>$77.26</text:p>
          </table:table-cell>
          <table:table-cell table:style-name="ce33" table:formula="of:=RANK([.F68];[.$F$3:.$F$74])" office:value-type="float" office:value="18" calcext:value-type="float">
            <text:p>18</text:p>
          </table:table-cell>
          <table:table-cell table:style-name="ce43" office:value-type="string" calcext:value-type="string">
            <text:p>No</text:p>
          </table:table-cell>
          <table:table-cell table:style-name="ce45" office:value-type="string" calcext:value-type="string">
            <text:p>3.02%</text:p>
          </table:table-cell>
          <table:table-cell table:style-name="ce47" table:formula="of:=IF([.H68] = &quot;no&quot;; [.D68]; [.D68] * 17.5 / (17.5+5.83))" office:value-type="float" office:value="71.35" calcext:value-type="float">
            <text:p>$71.35</text:p>
          </table:table-cell>
          <table:table-cell table:style-name="ce47" table:formula="of:=IF([.H68] = &quot;no&quot;; [.F68]; [.F68] * 17.5 / (17.5+5.83))" office:value-type="float" office:value="77.26" calcext:value-type="float">
            <text:p>$77.26</text:p>
          </table:table-cell>
          <table:table-cell table:number-columns-repeated="1013"/>
        </table:table-row>
        <table:table-row table:style-name="ro9">
          <table:table-cell table:style-name="ce29" office:value-type="string" calcext:value-type="string">
            <text:p>Victor Valley CCD</text:p>
          </table:table-cell>
          <table:table-cell table:style-name="ce32" office:value-type="string" calcext:value-type="string">
            <text:p>Southern</text:p>
          </table:table-cell>
          <table:table-cell table:style-name="ce32" office:value-type="string" calcext:value-type="string">
            <text:p>Winter 2016</text:p>
          </table:table-cell>
          <table:table-cell table:style-name="ce37" office:value-type="float" office:value="58" calcext:value-type="float">
            <text:p>$58.00</text:p>
          </table:table-cell>
          <table:table-cell table:style-name="ce41" table:formula="of:=RANK([.D69];[.$D$3:.$D$74])" office:value-type="float" office:value="44" calcext:value-type="float">
            <text:p>44</text:p>
          </table:table-cell>
          <table:table-cell table:style-name="ce37" office:value-type="float" office:value="58" calcext:value-type="float">
            <text:p>$58.00</text:p>
          </table:table-cell>
          <table:table-cell table:style-name="ce33" table:formula="of:=RANK([.F69];[.$F$3:.$F$74])" office:value-type="float" office:value="54" calcext:value-type="float">
            <text:p>54</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69] = &quot;no&quot;; [.D69]; [.D69] * 17.5 / (17.5+5.83))" office:value-type="float" office:value="58" calcext:value-type="float">
            <text:p>$58.00</text:p>
          </table:table-cell>
          <table:table-cell table:style-name="ce47" table:formula="of:=IF([.H69] = &quot;no&quot;; [.F69]; [.F69] * 17.5 / (17.5+5.83))" office:value-type="float" office:value="58" calcext:value-type="float">
            <text:p>$58.00</text:p>
          </table:table-cell>
          <table:table-cell table:number-columns-repeated="1013"/>
        </table:table-row>
        <table:table-row table:style-name="ro9">
          <table:table-cell table:style-name="ce29" office:value-type="string" calcext:value-type="string">
            <text:p>West Hills CCD</text:p>
          </table:table-cell>
          <table:table-cell table:style-name="ce32" office:value-type="string" calcext:value-type="string">
            <text:p>Central</text:p>
          </table:table-cell>
          <table:table-cell table:style-name="ce32" office:value-type="string" calcext:value-type="string">
            <text:p>2015-16</text:p>
          </table:table-cell>
          <table:table-cell table:style-name="ce37" office:value-type="float" office:value="68" calcext:value-type="float">
            <text:p>$68.00</text:p>
          </table:table-cell>
          <table:table-cell table:style-name="ce41" table:formula="of:=RANK([.D70];[.$D$3:.$D$74])" office:value-type="float" office:value="23" calcext:value-type="float">
            <text:p>23</text:p>
          </table:table-cell>
          <table:table-cell table:style-name="ce37" office:value-type="float" office:value="68" calcext:value-type="float">
            <text:p>$68.00</text:p>
          </table:table-cell>
          <table:table-cell table:style-name="ce33" table:formula="of:=RANK([.F70];[.$F$3:.$F$74])" office:value-type="float" office:value="35" calcext:value-type="float">
            <text:p>35</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70] = &quot;no&quot;; [.D70]; [.D70] * 17.5 / (17.5+5.83))" office:value-type="float" office:value="68" calcext:value-type="float">
            <text:p>$68.00</text:p>
          </table:table-cell>
          <table:table-cell table:style-name="ce47" table:formula="of:=IF([.H70] = &quot;no&quot;; [.F70]; [.F70] * 17.5 / (17.5+5.83))" office:value-type="float" office:value="68" calcext:value-type="float">
            <text:p>$68.00</text:p>
          </table:table-cell>
          <table:table-cell table:number-columns-repeated="1013"/>
        </table:table-row>
        <table:table-row table:style-name="ro9">
          <table:table-cell table:style-name="ce29" office:value-type="string" calcext:value-type="string">
            <text:p>West Kern CCD</text:p>
          </table:table-cell>
          <table:table-cell table:style-name="ce32" office:value-type="string" calcext:value-type="string">
            <text:p>Southern</text:p>
          </table:table-cell>
          <table:table-cell table:style-name="ce32" office:value-type="string" calcext:value-type="string">
            <text:p>2016-17</text:p>
          </table:table-cell>
          <table:table-cell table:style-name="ce37" office:value-type="float" office:value="56.68" calcext:value-type="float">
            <text:p>$56.68</text:p>
          </table:table-cell>
          <table:table-cell table:style-name="ce41" table:formula="of:=RANK([.D71];[.$D$3:.$D$74])" office:value-type="float" office:value="50" calcext:value-type="float">
            <text:p>50</text:p>
          </table:table-cell>
          <table:table-cell table:style-name="ce37" office:value-type="float" office:value="66.6" calcext:value-type="float">
            <text:p>$66.60</text:p>
          </table:table-cell>
          <table:table-cell table:style-name="ce33" table:formula="of:=RANK([.F71];[.$F$3:.$F$74])" office:value-type="float" office:value="41" calcext:value-type="float">
            <text:p>41</text:p>
          </table:table-cell>
          <table:table-cell table:style-name="ce43" office:value-type="string" calcext:value-type="string">
            <text:p>No</text:p>
          </table:table-cell>
          <table:table-cell table:style-name="ce45" office:value-type="string" calcext:value-type="string">
            <text:p>1.6%</text:p>
          </table:table-cell>
          <table:table-cell table:style-name="ce47" table:formula="of:=IF([.H71] = &quot;no&quot;; [.D71]; [.D71] * 17.5 / (17.5+5.83))" office:value-type="float" office:value="56.68" calcext:value-type="float">
            <text:p>$56.68</text:p>
          </table:table-cell>
          <table:table-cell table:style-name="ce47" table:formula="of:=IF([.H71] = &quot;no&quot;; [.F71]; [.F71] * 17.5 / (17.5+5.83))" office:value-type="float" office:value="66.6" calcext:value-type="float">
            <text:p>$66.60</text:p>
          </table:table-cell>
          <table:table-cell table:number-columns-repeated="1013"/>
        </table:table-row>
        <table:table-row table:style-name="ro9">
          <table:table-cell table:style-name="ce29" office:value-type="string" calcext:value-type="string">
            <text:p>West Valley-Mission CCD</text:p>
          </table:table-cell>
          <table:table-cell table:style-name="ce32" office:value-type="string" calcext:value-type="string">
            <text:p>Bay Area</text:p>
          </table:table-cell>
          <table:table-cell table:style-name="ce32" office:value-type="string" calcext:value-type="string">
            <text:p>2017-18</text:p>
          </table:table-cell>
          <table:table-cell table:style-name="ce37" office:value-type="float" office:value="90.7" calcext:value-type="float">
            <text:p>$90.70</text:p>
          </table:table-cell>
          <table:table-cell table:style-name="ce41" table:formula="of:=RANK([.D72];[.$D$3:.$D$74])" office:value-type="float" office:value="6" calcext:value-type="float">
            <text:p>6</text:p>
          </table:table-cell>
          <table:table-cell table:style-name="ce37" office:value-type="float" office:value="107.72" calcext:value-type="float">
            <text:p>$107.72</text:p>
          </table:table-cell>
          <table:table-cell table:style-name="ce33" table:formula="of:=RANK([.F72];[.$F$3:.$F$74])" office:value-type="float" office:value="2" calcext:value-type="float">
            <text:p>2</text:p>
          </table:table-cell>
          <table:table-cell table:style-name="ce43" office:value-type="string" calcext:value-type="string">
            <text:p>Yes</text:p>
          </table:table-cell>
          <table:table-cell table:style-name="ce45" office:value-type="string" calcext:value-type="string">
            <text:p>16.0%</text:p>
          </table:table-cell>
          <table:table-cell table:style-name="ce47" table:formula="of:=IF([.H72] = &quot;no&quot;; [.D72]; [.D72] * 17.5 / (17.5+5.83))" office:value-type="float" office:value="68.0347192456065" calcext:value-type="float">
            <text:p>$68.03</text:p>
          </table:table-cell>
          <table:table-cell table:style-name="ce47" table:formula="of:=IF([.H72] = &quot;no&quot;; [.F72]; [.F72] * 17.5 / (17.5+5.83))" office:value-type="float" office:value="80.8015430775825" calcext:value-type="float">
            <text:p>$80.80</text:p>
          </table:table-cell>
          <table:table-cell table:number-columns-repeated="1013"/>
        </table:table-row>
        <table:table-row table:style-name="ro9">
          <table:table-cell table:style-name="ce29" office:value-type="string" calcext:value-type="string">
            <text:p>Yosemite CCD</text:p>
          </table:table-cell>
          <table:table-cell table:style-name="ce32" office:value-type="string" calcext:value-type="string">
            <text:p>Central</text:p>
          </table:table-cell>
          <table:table-cell table:style-name="ce32" office:value-type="string" calcext:value-type="string">
            <text:p>2015-16</text:p>
          </table:table-cell>
          <table:table-cell table:style-name="ce37" office:value-type="float" office:value="48.23" calcext:value-type="float">
            <text:p>$48.23</text:p>
          </table:table-cell>
          <table:table-cell table:style-name="ce41" table:formula="of:=RANK([.D73];[.$D$3:.$D$74])" office:value-type="float" office:value="67" calcext:value-type="float">
            <text:p>67</text:p>
          </table:table-cell>
          <table:table-cell table:style-name="ce37" office:value-type="float" office:value="52.5" calcext:value-type="float">
            <text:p>$52.50</text:p>
          </table:table-cell>
          <table:table-cell table:style-name="ce33" table:formula="of:=RANK([.F73];[.$F$3:.$F$74])" office:value-type="float" office:value="64" calcext:value-type="float">
            <text:p>64</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73] = &quot;no&quot;; [.D73]; [.D73] * 17.5 / (17.5+5.83))" office:value-type="float" office:value="48.23" calcext:value-type="float">
            <text:p>$48.23</text:p>
          </table:table-cell>
          <table:table-cell table:style-name="ce47" table:formula="of:=IF([.H73] = &quot;no&quot;; [.F73]; [.F73] * 17.5 / (17.5+5.83))" office:value-type="float" office:value="52.5" calcext:value-type="float">
            <text:p>$52.50</text:p>
          </table:table-cell>
          <table:table-cell table:number-columns-repeated="1013"/>
        </table:table-row>
        <table:table-row table:style-name="ro9">
          <table:table-cell table:style-name="ce29" office:value-type="string" calcext:value-type="string">
            <text:p>Yuba CCD</text:p>
          </table:table-cell>
          <table:table-cell table:style-name="ce32" office:value-type="string" calcext:value-type="string">
            <text:p>Northern</text:p>
          </table:table-cell>
          <table:table-cell table:style-name="ce35" office:value-type="date" office:date-value="2015-08-01" calcext:value-type="date">
            <text:p>8/1/2015</text:p>
          </table:table-cell>
          <table:table-cell table:style-name="ce37" office:value-type="float" office:value="48.61" calcext:value-type="float">
            <text:p>$48.61</text:p>
          </table:table-cell>
          <table:table-cell table:style-name="ce41" table:formula="of:=RANK([.D74];[.$D$3:.$D$74])" office:value-type="float" office:value="66" calcext:value-type="float">
            <text:p>66</text:p>
          </table:table-cell>
          <table:table-cell table:style-name="ce37" office:value-type="float" office:value="67.44" calcext:value-type="float">
            <text:p>$67.44</text:p>
          </table:table-cell>
          <table:table-cell table:style-name="ce33" table:formula="of:=RANK([.F74];[.$F$3:.$F$74])" office:value-type="float" office:value="37" calcext:value-type="float">
            <text:p>37</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74] = &quot;no&quot;; [.D74]; [.D74] * 17.5 / (17.5+5.83))" office:value-type="float" office:value="48.61" calcext:value-type="float">
            <text:p>$48.61</text:p>
          </table:table-cell>
          <table:table-cell table:style-name="ce47" table:formula="of:=IF([.H74] = &quot;no&quot;; [.F74]; [.F74] * 17.5 / (17.5+5.83))" office:value-type="float" office:value="67.44" calcext:value-type="float">
            <text:p>$67.44</text:p>
          </table:table-cell>
          <table:table-cell table:number-columns-repeated="1013"/>
        </table:table-row>
        <table:table-row table:style-name="ro9">
          <table:table-cell table:style-name="ce30"/>
          <table:table-cell table:style-name="ce33"/>
          <table:table-cell table:style-name="ce30" table:number-columns-repeated="6"/>
          <table:table-cell table:style-name="ce45"/>
          <table:table-cell table:number-columns-repeated="1015"/>
        </table:table-row>
        <table:table-row table:style-name="ro9">
          <table:table-cell table:style-name="ce30" office:value-type="string" calcext:value-type="string">
            <text:p>Average (Mean)</text:p>
          </table:table-cell>
          <table:table-cell table:style-name="ce33"/>
          <table:table-cell table:style-name="ce30"/>
          <table:table-cell table:style-name="ce38" table:formula="of:=AVERAGE([.D3:.D74])" office:value-type="float" office:value="63.7327724867725" calcext:value-type="float">
            <text:p>$63.73</text:p>
          </table:table-cell>
          <table:table-cell table:style-name="ce38"/>
          <table:table-cell table:style-name="ce38" table:formula="of:=AVERAGE([.F3:.F74])" office:value-type="float" office:value="70.574360670194" calcext:value-type="float">
            <text:p>$70.57</text:p>
          </table:table-cell>
          <table:table-cell table:style-name="ce30" table:number-columns-repeated="2"/>
          <table:table-cell table:style-name="ce45"/>
          <table:table-cell table:number-columns-repeated="1015"/>
        </table:table-row>
        <table:table-row table:style-name="ro9">
          <table:table-cell table:style-name="ce30" office:value-type="string" calcext:value-type="string">
            <text:p>Highest</text:p>
          </table:table-cell>
          <table:table-cell table:style-name="ce33"/>
          <table:table-cell table:style-name="ce30"/>
          <table:table-cell table:style-name="ce38" table:formula="of:=MAX([.D3:.D74])" office:value-type="float" office:value="106.88" calcext:value-type="float">
            <text:p>$106.88</text:p>
          </table:table-cell>
          <table:table-cell table:style-name="ce38"/>
          <table:table-cell table:style-name="ce38" table:formula="of:=MAX([.F3:.F74])" office:value-type="float" office:value="114.78" calcext:value-type="float">
            <text:p>$114.78</text:p>
          </table:table-cell>
          <table:table-cell table:style-name="ce30" table:number-columns-repeated="2"/>
          <table:table-cell table:style-name="ce45"/>
          <table:table-cell table:number-columns-repeated="1015"/>
        </table:table-row>
        <table:table-row table:style-name="ro9">
          <table:table-cell table:style-name="ce30" office:value-type="string" calcext:value-type="string">
            <text:p>3rd quartile</text:p>
          </table:table-cell>
          <table:table-cell table:style-name="ce33"/>
          <table:table-cell table:style-name="ce30"/>
          <table:table-cell table:style-name="ce39" table:formula="of:=QUARTILE([.D3:.D74];3)" office:value-type="float" office:value="70.0625" calcext:value-type="float">
            <text:p>$70.06</text:p>
          </table:table-cell>
          <table:table-cell table:style-name="ce39"/>
          <table:table-cell table:style-name="ce39" table:formula="of:=QUARTILE([.F3:.F74];3)" office:value-type="float" office:value="77.0125" calcext:value-type="float">
            <text:p>$77.01</text:p>
          </table:table-cell>
          <table:table-cell table:style-name="ce30" table:number-columns-repeated="2"/>
          <table:table-cell table:style-name="ce45"/>
          <table:table-cell table:number-columns-repeated="1015"/>
        </table:table-row>
        <table:table-row table:style-name="ro9">
          <table:table-cell table:style-name="ce30" office:value-type="string" calcext:value-type="string">
            <text:p>Median</text:p>
          </table:table-cell>
          <table:table-cell table:style-name="ce33"/>
          <table:table-cell table:style-name="ce30"/>
          <table:table-cell table:style-name="ce38" table:formula="of:=MEDIAN([.D3:.D74])" office:value-type="float" office:value="60.07" calcext:value-type="float">
            <text:p>$60.07</text:p>
          </table:table-cell>
          <table:table-cell table:style-name="ce38"/>
          <table:table-cell table:style-name="ce38" table:formula="of:=MEDIAN([.F3:.F74])" office:value-type="float" office:value="67.63" calcext:value-type="float">
            <text:p>$67.63</text:p>
          </table:table-cell>
          <table:table-cell table:style-name="ce30" table:number-columns-repeated="2"/>
          <table:table-cell table:style-name="ce45"/>
          <table:table-cell table:number-columns-repeated="1015"/>
        </table:table-row>
        <table:table-row table:style-name="ro9">
          <table:table-cell table:style-name="ce30" office:value-type="string" calcext:value-type="string">
            <text:p>1st quartile</text:p>
          </table:table-cell>
          <table:table-cell table:style-name="ce33"/>
          <table:table-cell table:style-name="ce30"/>
          <table:table-cell table:style-name="ce40" table:formula="of:=QUARTILE([.D3:.D74];1)" office:value-type="float" office:value="54.795" calcext:value-type="float">
            <text:p>$54.80</text:p>
          </table:table-cell>
          <table:table-cell table:style-name="ce40"/>
          <table:table-cell table:style-name="ce40" table:formula="of:=QUARTILE([.F3:.F74];1)" office:value-type="float" office:value="57.9975" calcext:value-type="float">
            <text:p>$58.00</text:p>
          </table:table-cell>
          <table:table-cell table:style-name="ce30" table:number-columns-repeated="2"/>
          <table:table-cell table:style-name="ce45"/>
          <table:table-cell table:number-columns-repeated="1015"/>
        </table:table-row>
        <table:table-row table:style-name="ro9">
          <table:table-cell table:style-name="ce30" office:value-type="string" calcext:value-type="string">
            <text:p>Lowest</text:p>
          </table:table-cell>
          <table:table-cell table:style-name="ce33"/>
          <table:table-cell table:style-name="ce30"/>
          <table:table-cell table:style-name="ce38" table:formula="of:=MIN([.D3:.D74])" office:value-type="float" office:value="38.72" calcext:value-type="float">
            <text:p>$38.72</text:p>
          </table:table-cell>
          <table:table-cell table:style-name="ce38"/>
          <table:table-cell table:style-name="ce38" table:formula="of:=MIN([.F3:.F74])" office:value-type="float" office:value="38.72" calcext:value-type="float">
            <text:p>$38.72</text:p>
          </table:table-cell>
          <table:table-cell table:style-name="ce30" table:number-columns-repeated="2"/>
          <table:table-cell table:style-name="ce45"/>
          <table:table-cell table:number-columns-repeated="1015"/>
        </table:table-row>
        <table:table-row table:style-name="ro4" table:number-rows-repeated="1048494">
          <table:table-cell table:number-columns-repeated="1024"/>
        </table:table-row>
        <table:table-row table:style-name="ro4">
          <table:table-cell table:number-columns-repeated="1024"/>
        </table:table-row>
        <table:named-expressions>
          <table:named-range table:name="_xlnm.Print_Titles" table:base-cell-address="$'1 Methodology &amp; Index'.$A$1" table:cell-range-address="$'2 MA Step 1 &amp; 5th Yr'.$A$1:.$AMJ$2" table:range-usable-as="repeat-column repeat-row"/>
        </table:named-expressions>
      </table:table>
      <table:table table:name="3 MA30 Highest w-o &amp; w PhD" table:style-name="ta3">
        <office:forms form:automatic-focus="false" form:apply-design-mode="false"/>
        <table:table-column table:style-name="co8" table:default-cell-style-name="ce7"/>
        <table:table-column table:style-name="co16" table:default-cell-style-name="ce7"/>
        <table:table-column table:style-name="co17" table:default-cell-style-name="ce7"/>
        <table:table-column table:style-name="co3" table:number-columns-repeated="2" table:default-cell-style-name="Default"/>
        <table:table-column table:style-name="co18" table:default-cell-style-name="ce7"/>
        <table:table-column table:style-name="co3" table:default-cell-style-name="Default"/>
        <table:table-column table:style-name="co12" table:default-cell-style-name="ce7"/>
        <table:table-column table:style-name="co13" table:default-cell-style-name="ce5"/>
        <table:table-column table:style-name="co3" table:number-columns-repeated="1015" table:default-cell-style-name="Default"/>
        <table:table-header-rows>
          <table:table-row table:style-name="ro2">
            <table:table-cell table:style-name="ce48" office:value-type="string" calcext:value-type="string">
              <text:p>Part-Time Faculty Salary Comparison at MA 30, Step 10 or 19th Semester, Highest with &amp; w/out PhD</text:p>
            </table:table-cell>
            <table:table-cell table:number-columns-repeated="6"/>
            <table:table-cell table:style-name="ce48"/>
            <table:table-cell table:number-columns-repeated="1016"/>
          </table:table-row>
          <table:table-row table:style-name="ro11">
            <table:table-cell table:style-name="ce28" office:value-type="string" calcext:value-type="string">
              <text:p>District Name</text:p>
            </table:table-cell>
            <table:table-cell table:style-name="ce34" office:value-type="string" calcext:value-type="string">
              <text:p>MA 30 Column, Step 10 or 19th Semester</text:p>
            </table:table-cell>
            <table:table-cell table:style-name="ce34" office:value-type="string" calcext:value-type="string">
              <text:p>Rank MA 30, Step 10</text:p>
            </table:table-cell>
            <table:table-cell table:style-name="ce34" office:value-type="string" calcext:value-type="string">
              <text:p>Highest w/o PhD</text:p>
            </table:table-cell>
            <table:table-cell table:style-name="ce34" office:value-type="string" calcext:value-type="string">
              <text:p>Rank Highest w/o PhD</text:p>
            </table:table-cell>
            <table:table-cell table:style-name="ce34" office:value-type="string" calcext:value-type="string">
              <text:p>Highest w PhD</text:p>
            </table:table-cell>
            <table:table-cell table:style-name="ce34" office:value-type="string" calcext:value-type="string">
              <text:p>Rank Highest w PhD</text:p>
            </table:table-cell>
            <table:table-cell table:style-name="ce42" office:value-type="string" calcext:value-type="string">
              <text:p>Office Hours Included in Rate</text:p>
            </table:table-cell>
            <table:table-cell table:style-name="ce42" office:value-type="string" calcext:value-type="string">
              <text:p>% Increase over CFT 2016 Report</text:p>
            </table:table-cell>
            <table:table-cell table:style-name="ce34" office:value-type="string" calcext:value-type="string">
              <text:p>MA 30 Column, Step 10 or 19th Semester</text:p>
            </table:table-cell>
            <table:table-cell table:style-name="ce34" office:value-type="string" calcext:value-type="string">
              <text:p>Highest w/o PhD</text:p>
            </table:table-cell>
            <table:table-cell table:style-name="ce34" office:value-type="string" calcext:value-type="string">
              <text:p>Highest w PhD</text:p>
            </table:table-cell>
            <table:table-cell table:number-columns-repeated="1012"/>
          </table:table-row>
        </table:table-header-rows>
        <table:table-row table:style-name="ro12">
          <table:table-cell table:style-name="ce29" office:value-type="string" calcext:value-type="string">
            <text:p>Allan Hancock Jt CCD</text:p>
          </table:table-cell>
          <table:table-cell table:style-name="ce37" office:value-type="float" office:value="65.68" calcext:value-type="float">
            <text:p>$65.68</text:p>
          </table:table-cell>
          <table:table-cell table:style-name="ce49" table:formula="of:=RANK([.B3];[.$B$3:.$B$74])" office:value-type="float" office:value="52" calcext:value-type="float">
            <text:p>52</text:p>
          </table:table-cell>
          <table:table-cell table:style-name="ce37" office:value-type="float" office:value="74.15" calcext:value-type="float">
            <text:p>$74.15</text:p>
          </table:table-cell>
          <table:table-cell table:style-name="ce49" table:formula="of:=RANK([.D3];[.$D$3:.$D$74])" office:value-type="float" office:value="45" calcext:value-type="float">
            <text:p>45</text:p>
          </table:table-cell>
          <table:table-cell table:style-name="ce37" office:value-type="float" office:value="78.62" calcext:value-type="float">
            <text:p>$78.62</text:p>
          </table:table-cell>
          <table:table-cell table:style-name="ce50" table:formula="of:=RANK([.F3];[.$F$3:.$F$74])" office:value-type="float" office:value="41" calcext:value-type="float">
            <text:p>41</text:p>
          </table:table-cell>
          <table:table-cell table:style-name="ce43" office:value-type="string" calcext:value-type="string">
            <text:p>No</text:p>
          </table:table-cell>
          <table:table-cell table:style-name="ce45" office:value-type="string" calcext:value-type="string">
            <text:p>1.275%</text:p>
          </table:table-cell>
          <table:table-cell table:style-name="ce47" table:formula="of:=IF([.$H3] = &quot;no&quot;; [.B3]; [.B3] * 17.5 / (17.5+5.83))" office:value-type="float" office:value="65.68" calcext:value-type="float">
            <text:p>$65.68</text:p>
          </table:table-cell>
          <table:table-cell table:style-name="ce47" table:formula="of:=IF([.$H3] = &quot;no&quot;; [.D3]; [.D3] * 17.5 / (17.5+5.83))" office:value-type="float" office:value="74.15" calcext:value-type="float">
            <text:p>$74.15</text:p>
          </table:table-cell>
          <table:table-cell table:style-name="ce47" table:formula="of:=IF([.$H3] = &quot;no&quot;; [.F3]; [.F3] * 17.5 / (17.5+5.83))" office:value-type="float" office:value="78.62" calcext:value-type="float">
            <text:p>$78.62</text:p>
          </table:table-cell>
          <table:table-cell table:number-columns-repeated="1012"/>
        </table:table-row>
        <table:table-row table:style-name="ro12">
          <table:table-cell table:style-name="ce29" office:value-type="string" calcext:value-type="string">
            <text:p>Antelope Valley CCD</text:p>
          </table:table-cell>
          <table:table-cell table:style-name="ce37" office:value-type="float" office:value="81.14" calcext:value-type="float">
            <text:p>$81.14</text:p>
          </table:table-cell>
          <table:table-cell table:style-name="ce49" table:formula="of:=RANK([.B4];[.$B$3:.$B$74])" office:value-type="float" office:value="24" calcext:value-type="float">
            <text:p>24</text:p>
          </table:table-cell>
          <table:table-cell table:style-name="ce37" office:value-type="float" office:value="81.14" calcext:value-type="float">
            <text:p>$81.14</text:p>
          </table:table-cell>
          <table:table-cell table:style-name="ce49" table:formula="of:=RANK([.D4];[.$D$3:.$D$74])" office:value-type="float" office:value="35" calcext:value-type="float">
            <text:p>35</text:p>
          </table:table-cell>
          <table:table-cell table:style-name="ce37" office:value-type="float" office:value="83.93" calcext:value-type="float">
            <text:p>$83.93</text:p>
          </table:table-cell>
          <table:table-cell table:style-name="ce50" table:formula="of:=RANK([.F4];[.$F$3:.$F$74])" office:value-type="float" office:value="33" calcext:value-type="float">
            <text:p>33</text:p>
          </table:table-cell>
          <table:table-cell table:style-name="ce43" office:value-type="string" calcext:value-type="string">
            <text:p>No</text:p>
          </table:table-cell>
          <table:table-cell table:style-name="ce45" office:value-type="string" calcext:value-type="string">
            <text:p>2.0%</text:p>
          </table:table-cell>
          <table:table-cell table:style-name="ce47" table:formula="of:=IF([.$H4] = &quot;no&quot;; [.B4]; [.B4] * 17.5 / (17.5+5.83))" office:value-type="float" office:value="81.14" calcext:value-type="float">
            <text:p>$81.14</text:p>
          </table:table-cell>
          <table:table-cell table:style-name="ce47" table:formula="of:=IF([.$H4] = &quot;no&quot;; [.D4]; [.D4] * 17.5 / (17.5+5.83))" office:value-type="float" office:value="81.14" calcext:value-type="float">
            <text:p>$81.14</text:p>
          </table:table-cell>
          <table:table-cell table:style-name="ce47" table:formula="of:=IF([.$H4] = &quot;no&quot;; [.F4]; [.F4] * 17.5 / (17.5+5.83))" office:value-type="float" office:value="83.93" calcext:value-type="float">
            <text:p>$83.93</text:p>
          </table:table-cell>
          <table:table-cell table:number-columns-repeated="1012"/>
        </table:table-row>
        <table:table-row table:style-name="ro12">
          <table:table-cell table:style-name="ce29" office:value-type="string" calcext:value-type="string">
            <text:p>Barstow CCD</text:p>
          </table:table-cell>
          <table:table-cell table:style-name="ce37" office:value-type="float" office:value="51" calcext:value-type="float">
            <text:p>$51.00</text:p>
          </table:table-cell>
          <table:table-cell table:style-name="ce49" table:formula="of:=RANK([.B5];[.$B$3:.$B$74])" office:value-type="float" office:value="69" calcext:value-type="float">
            <text:p>69</text:p>
          </table:table-cell>
          <table:table-cell table:style-name="ce37" office:value-type="float" office:value="51" calcext:value-type="float">
            <text:p>$51.00</text:p>
          </table:table-cell>
          <table:table-cell table:style-name="ce49" table:formula="of:=RANK([.D5];[.$D$3:.$D$74])" office:value-type="float" office:value="70" calcext:value-type="float">
            <text:p>70</text:p>
          </table:table-cell>
          <table:table-cell table:style-name="ce37" office:value-type="float" office:value="51" calcext:value-type="float">
            <text:p>$51.00</text:p>
          </table:table-cell>
          <table:table-cell table:style-name="ce50" table:formula="of:=RANK([.F5];[.$F$3:.$F$74])" office:value-type="float" office:value="70" calcext:value-type="float">
            <text:p>70</text:p>
          </table:table-cell>
          <table:table-cell table:style-name="ce43" office:value-type="string" calcext:value-type="string">
            <text:p>No</text:p>
          </table:table-cell>
          <table:table-cell table:style-name="ce45" office:value-type="string" calcext:value-type="string">
            <text:p>2.0%</text:p>
          </table:table-cell>
          <table:table-cell table:style-name="ce47" table:formula="of:=IF([.$H5] = &quot;no&quot;; [.B5]; [.B5] * 17.5 / (17.5+5.83))" office:value-type="float" office:value="51" calcext:value-type="float">
            <text:p>$51.00</text:p>
          </table:table-cell>
          <table:table-cell table:style-name="ce47" table:formula="of:=IF([.$H5] = &quot;no&quot;; [.D5]; [.D5] * 17.5 / (17.5+5.83))" office:value-type="float" office:value="51" calcext:value-type="float">
            <text:p>$51.00</text:p>
          </table:table-cell>
          <table:table-cell table:style-name="ce47" table:formula="of:=IF([.$H5] = &quot;no&quot;; [.F5]; [.F5] * 17.5 / (17.5+5.83))" office:value-type="float" office:value="51" calcext:value-type="float">
            <text:p>$51.00</text:p>
          </table:table-cell>
          <table:table-cell table:number-columns-repeated="1012"/>
        </table:table-row>
        <table:table-row table:style-name="ro12">
          <table:table-cell table:style-name="ce29" office:value-type="string" calcext:value-type="string">
            <text:p>Butte-Glenn CCD</text:p>
          </table:table-cell>
          <table:table-cell table:style-name="ce37" office:value-type="float" office:value="63.77" calcext:value-type="float">
            <text:p>$63.77</text:p>
          </table:table-cell>
          <table:table-cell table:style-name="ce49" table:formula="of:=RANK([.B6];[.$B$3:.$B$74])" office:value-type="float" office:value="54" calcext:value-type="float">
            <text:p>54</text:p>
          </table:table-cell>
          <table:table-cell table:style-name="ce37" office:value-type="float" office:value="70.29" calcext:value-type="float">
            <text:p>$70.29</text:p>
          </table:table-cell>
          <table:table-cell table:style-name="ce49" table:formula="of:=RANK([.D6];[.$D$3:.$D$74])" office:value-type="float" office:value="50" calcext:value-type="float">
            <text:p>50</text:p>
          </table:table-cell>
          <table:table-cell table:style-name="ce37" office:value-type="float" office:value="70.29" calcext:value-type="float">
            <text:p>$70.29</text:p>
          </table:table-cell>
          <table:table-cell table:style-name="ce50" table:formula="of:=RANK([.F6];[.$F$3:.$F$74])" office:value-type="float" office:value="53" calcext:value-type="float">
            <text:p>53</text:p>
          </table:table-cell>
          <table:table-cell table:style-name="ce43" office:value-type="string" calcext:value-type="string">
            <text:p>No</text:p>
          </table:table-cell>
          <table:table-cell table:style-name="ce45" office:value-type="string" calcext:value-type="string">
            <text:p>3.82%</text:p>
          </table:table-cell>
          <table:table-cell table:style-name="ce47" table:formula="of:=IF([.$H6] = &quot;no&quot;; [.B6]; [.B6] * 17.5 / (17.5+5.83))" office:value-type="float" office:value="63.77" calcext:value-type="float">
            <text:p>$63.77</text:p>
          </table:table-cell>
          <table:table-cell table:style-name="ce47" table:formula="of:=IF([.$H6] = &quot;no&quot;; [.D6]; [.D6] * 17.5 / (17.5+5.83))" office:value-type="float" office:value="70.29" calcext:value-type="float">
            <text:p>$70.29</text:p>
          </table:table-cell>
          <table:table-cell table:style-name="ce47" table:formula="of:=IF([.$H6] = &quot;no&quot;; [.F6]; [.F6] * 17.5 / (17.5+5.83))" office:value-type="float" office:value="70.29" calcext:value-type="float">
            <text:p>$70.29</text:p>
          </table:table-cell>
          <table:table-cell table:number-columns-repeated="1012"/>
        </table:table-row>
        <table:table-row table:style-name="ro12">
          <table:table-cell table:style-name="ce29" office:value-type="string" calcext:value-type="string">
            <text:p>Cabrillo CCD</text:p>
          </table:table-cell>
          <table:table-cell table:style-name="ce37" table:formula="of:=(1770*9)/157.5" office:value-type="float" office:value="101.142857142857" calcext:value-type="float">
            <text:p>$101.14</text:p>
          </table:table-cell>
          <table:table-cell table:style-name="ce49" table:formula="of:=RANK([.B7];[.$B$3:.$B$74])" office:value-type="float" office:value="12" calcext:value-type="float">
            <text:p>12</text:p>
          </table:table-cell>
          <table:table-cell table:style-name="ce37" table:formula="of:=(1907*9)/157.5" office:value-type="float" office:value="108.971428571429" calcext:value-type="float">
            <text:p>$108.97</text:p>
          </table:table-cell>
          <table:table-cell table:style-name="ce49" table:formula="of:=RANK([.D7];[.$D$3:.$D$74])" office:value-type="float" office:value="15" calcext:value-type="float">
            <text:p>15</text:p>
          </table:table-cell>
          <table:table-cell table:style-name="ce37" table:formula="of:=(1985*9)/157.5" office:value-type="float" office:value="113.428571428571" calcext:value-type="float">
            <text:p>$113.43</text:p>
          </table:table-cell>
          <table:table-cell table:style-name="ce50" table:formula="of:=RANK([.F7];[.$F$3:.$F$74])" office:value-type="float" office:value="14" calcext:value-type="float">
            <text:p>14</text:p>
          </table:table-cell>
          <table:table-cell table:style-name="ce43" office:value-type="string" calcext:value-type="string">
            <text:p>Yes</text:p>
          </table:table-cell>
          <table:table-cell table:style-name="ce45" office:value-type="string" calcext:value-type="string">
            <text:p>2.75%</text:p>
          </table:table-cell>
          <table:table-cell table:style-name="ce47" table:formula="of:=IF([.$H7] = &quot;no&quot;; [.B7]; [.B7] * 17.5 / (17.5+5.83))" office:value-type="float" office:value="75.8679811401629" calcext:value-type="float">
            <text:p>$75.87</text:p>
          </table:table-cell>
          <table:table-cell table:style-name="ce47" table:formula="of:=IF([.$H7] = &quot;no&quot;; [.D7]; [.D7] * 17.5 / (17.5+5.83))" office:value-type="float" office:value="81.7402486069438" calcext:value-type="float">
            <text:p>$81.74</text:p>
          </table:table-cell>
          <table:table-cell table:style-name="ce47" table:formula="of:=IF([.$H7] = &quot;no&quot;; [.F7]; [.F7] * 17.5 / (17.5+5.83))" office:value-type="float" office:value="85.0835833690527" calcext:value-type="float">
            <text:p>$85.08</text:p>
          </table:table-cell>
          <table:table-cell table:number-columns-repeated="1012"/>
        </table:table-row>
        <table:table-row table:style-name="ro12">
          <table:table-cell table:style-name="ce29" office:value-type="string" calcext:value-type="string">
            <text:p>Cerritos CCD</text:p>
          </table:table-cell>
          <table:table-cell table:style-name="ce37" office:value-type="float" office:value="76.64" calcext:value-type="float">
            <text:p>$76.64</text:p>
          </table:table-cell>
          <table:table-cell table:style-name="ce49" table:formula="of:=RANK([.B8];[.$B$3:.$B$74])" office:value-type="float" office:value="35" calcext:value-type="float">
            <text:p>35</text:p>
          </table:table-cell>
          <table:table-cell table:style-name="ce37" office:value-type="float" office:value="76.64" calcext:value-type="float">
            <text:p>$76.64</text:p>
          </table:table-cell>
          <table:table-cell table:style-name="ce49" table:formula="of:=RANK([.D8];[.$D$3:.$D$74])" office:value-type="float" office:value="40" calcext:value-type="float">
            <text:p>40</text:p>
          </table:table-cell>
          <table:table-cell table:style-name="ce37" office:value-type="float" office:value="79.31" calcext:value-type="float">
            <text:p>$79.31</text:p>
          </table:table-cell>
          <table:table-cell table:style-name="ce50" table:formula="of:=RANK([.F8];[.$F$3:.$F$74])" office:value-type="float" office:value="39" calcext:value-type="float">
            <text:p>39</text:p>
          </table:table-cell>
          <table:table-cell table:style-name="ce43" office:value-type="string" calcext:value-type="string">
            <text:p>No</text:p>
          </table:table-cell>
          <table:table-cell table:style-name="ce45" office:value-type="string" calcext:value-type="string">
            <text:p>2.5%</text:p>
          </table:table-cell>
          <table:table-cell table:style-name="ce47" table:formula="of:=IF([.$H8] = &quot;no&quot;; [.B8]; [.B8] * 17.5 / (17.5+5.83))" office:value-type="float" office:value="76.64" calcext:value-type="float">
            <text:p>$76.64</text:p>
          </table:table-cell>
          <table:table-cell table:style-name="ce47" table:formula="of:=IF([.$H8] = &quot;no&quot;; [.D8]; [.D8] * 17.5 / (17.5+5.83))" office:value-type="float" office:value="76.64" calcext:value-type="float">
            <text:p>$76.64</text:p>
          </table:table-cell>
          <table:table-cell table:style-name="ce47" table:formula="of:=IF([.$H8] = &quot;no&quot;; [.F8]; [.F8] * 17.5 / (17.5+5.83))" office:value-type="float" office:value="79.31" calcext:value-type="float">
            <text:p>$79.31</text:p>
          </table:table-cell>
          <table:table-cell table:number-columns-repeated="1012"/>
        </table:table-row>
        <table:table-row table:style-name="ro12">
          <table:table-cell table:style-name="ce29" office:value-type="string" calcext:value-type="string">
            <text:p>Chabot CCD</text:p>
          </table:table-cell>
          <table:table-cell table:style-name="ce37" office:value-type="float" office:value="114.13" calcext:value-type="float">
            <text:p>$114.13</text:p>
          </table:table-cell>
          <table:table-cell table:style-name="ce49" table:formula="of:=RANK([.B9];[.$B$3:.$B$74])" office:value-type="float" office:value="8" calcext:value-type="float">
            <text:p>8</text:p>
          </table:table-cell>
          <table:table-cell table:style-name="ce37" office:value-type="float" office:value="114.13" calcext:value-type="float">
            <text:p>$114.13</text:p>
          </table:table-cell>
          <table:table-cell table:style-name="ce49" table:formula="of:=RANK([.D9];[.$D$3:.$D$74])" office:value-type="float" office:value="13" calcext:value-type="float">
            <text:p>13</text:p>
          </table:table-cell>
          <table:table-cell table:style-name="ce37" office:value-type="float" office:value="114.13" calcext:value-type="float">
            <text:p>$114.13</text:p>
          </table:table-cell>
          <table:table-cell table:style-name="ce50" table:formula="of:=RANK([.F9];[.$F$3:.$F$74])" office:value-type="float" office:value="13" calcext:value-type="float">
            <text:p>13</text:p>
          </table:table-cell>
          <table:table-cell table:style-name="ce43" office:value-type="string" calcext:value-type="string">
            <text:p>No</text:p>
          </table:table-cell>
          <table:table-cell table:style-name="ce46" office:value-type="string" calcext:value-type="string">
            <text:p>5.5%</text:p>
          </table:table-cell>
          <table:table-cell table:style-name="ce47" table:formula="of:=IF([.$H9] = &quot;no&quot;; [.B9]; [.B9] * 17.5 / (17.5+5.83))" office:value-type="float" office:value="114.13" calcext:value-type="float">
            <text:p>$114.13</text:p>
          </table:table-cell>
          <table:table-cell table:style-name="ce47" table:formula="of:=IF([.$H9] = &quot;no&quot;; [.D9]; [.D9] * 17.5 / (17.5+5.83))" office:value-type="float" office:value="114.13" calcext:value-type="float">
            <text:p>$114.13</text:p>
          </table:table-cell>
          <table:table-cell table:style-name="ce47" table:formula="of:=IF([.$H9] = &quot;no&quot;; [.F9]; [.F9] * 17.5 / (17.5+5.83))" office:value-type="float" office:value="114.13" calcext:value-type="float">
            <text:p>$114.13</text:p>
          </table:table-cell>
          <table:table-cell table:number-columns-repeated="1012"/>
        </table:table-row>
        <table:table-row table:style-name="ro12">
          <table:table-cell table:style-name="ce29" office:value-type="string" calcext:value-type="string">
            <text:p>Chaffey CCD</text:p>
          </table:table-cell>
          <table:table-cell table:style-name="ce37" office:value-type="float" office:value="76" calcext:value-type="float">
            <text:p>$76.00</text:p>
          </table:table-cell>
          <table:table-cell table:style-name="ce49" table:formula="of:=RANK([.B10];[.$B$3:.$B$74])" office:value-type="float" office:value="37" calcext:value-type="float">
            <text:p>37</text:p>
          </table:table-cell>
          <table:table-cell table:style-name="ce37" office:value-type="float" office:value="76" calcext:value-type="float">
            <text:p>$76.00</text:p>
          </table:table-cell>
          <table:table-cell table:style-name="ce49" table:formula="of:=RANK([.D10];[.$D$3:.$D$74])" office:value-type="float" office:value="42" calcext:value-type="float">
            <text:p>42</text:p>
          </table:table-cell>
          <table:table-cell table:style-name="ce37" office:value-type="float" office:value="76" calcext:value-type="float">
            <text:p>$76.00</text:p>
          </table:table-cell>
          <table:table-cell table:style-name="ce50" table:formula="of:=RANK([.F10];[.$F$3:.$F$74])" office:value-type="float" office:value="44" calcext:value-type="float">
            <text:p>44</text:p>
          </table:table-cell>
          <table:table-cell table:style-name="ce43" office:value-type="string" calcext:value-type="string">
            <text:p>No</text:p>
          </table:table-cell>
          <table:table-cell table:style-name="ce46" office:value-type="string" calcext:value-type="string">
            <text:p>2.8%</text:p>
          </table:table-cell>
          <table:table-cell table:style-name="ce47" table:formula="of:=IF([.$H10] = &quot;no&quot;; [.B10]; [.B10] * 17.5 / (17.5+5.83))" office:value-type="float" office:value="76" calcext:value-type="float">
            <text:p>$76.00</text:p>
          </table:table-cell>
          <table:table-cell table:style-name="ce47" table:formula="of:=IF([.$H10] = &quot;no&quot;; [.D10]; [.D10] * 17.5 / (17.5+5.83))" office:value-type="float" office:value="76" calcext:value-type="float">
            <text:p>$76.00</text:p>
          </table:table-cell>
          <table:table-cell table:style-name="ce47" table:formula="of:=IF([.$H10] = &quot;no&quot;; [.F10]; [.F10] * 17.5 / (17.5+5.83))" office:value-type="float" office:value="76" calcext:value-type="float">
            <text:p>$76.00</text:p>
          </table:table-cell>
          <table:table-cell table:number-columns-repeated="1012"/>
        </table:table-row>
        <table:table-row table:style-name="ro12">
          <table:table-cell table:style-name="ce29" office:value-type="string" calcext:value-type="string">
            <text:p>Citrus CCD</text:p>
          </table:table-cell>
          <table:table-cell table:style-name="ce37" office:value-type="float" office:value="76.86" calcext:value-type="float">
            <text:p>$76.86</text:p>
          </table:table-cell>
          <table:table-cell table:style-name="ce49" table:formula="of:=RANK([.B11];[.$B$3:.$B$74])" office:value-type="float" office:value="33" calcext:value-type="float">
            <text:p>33</text:p>
          </table:table-cell>
          <table:table-cell table:style-name="ce37" table:formula="of:=1401/17.5" office:value-type="float" office:value="80.0571428571429" calcext:value-type="float">
            <text:p>$80.06</text:p>
          </table:table-cell>
          <table:table-cell table:style-name="ce49" table:formula="of:=RANK([.D11];[.$D$3:.$D$74])" office:value-type="float" office:value="36" calcext:value-type="float">
            <text:p>36</text:p>
          </table:table-cell>
          <table:table-cell table:style-name="ce37" office:value-type="float" office:value="80.06" calcext:value-type="float">
            <text:p>$80.06</text:p>
          </table:table-cell>
          <table:table-cell table:style-name="ce50" table:formula="of:=RANK([.F11];[.$F$3:.$F$74])" office:value-type="float" office:value="37" calcext:value-type="float">
            <text:p>37</text:p>
          </table:table-cell>
          <table:table-cell table:style-name="ce43" office:value-type="string" calcext:value-type="string">
            <text:p>Yes</text:p>
          </table:table-cell>
          <table:table-cell table:style-name="ce46" office:value-type="string" calcext:value-type="string">
            <text:p>2.0%</text:p>
          </table:table-cell>
          <table:table-cell table:style-name="ce47" table:formula="of:=IF([.$H11] = &quot;no&quot;; [.B11]; [.B11] * 17.5 / (17.5+5.83))" office:value-type="float" office:value="57.6532361765967" calcext:value-type="float">
            <text:p>$57.65</text:p>
          </table:table-cell>
          <table:table-cell table:style-name="ce47" table:formula="of:=IF([.$H11] = &quot;no&quot;; [.D11]; [.D11] * 17.5 / (17.5+5.83))" office:value-type="float" office:value="60.0514359194171" calcext:value-type="float">
            <text:p>$60.05</text:p>
          </table:table-cell>
          <table:table-cell table:style-name="ce47" table:formula="of:=IF([.$H11] = &quot;no&quot;; [.F11]; [.F11] * 17.5 / (17.5+5.83))" office:value-type="float" office:value="60.0535790827261" calcext:value-type="float">
            <text:p>$60.05</text:p>
          </table:table-cell>
          <table:table-cell table:number-columns-repeated="1012"/>
        </table:table-row>
        <table:table-row table:style-name="ro12">
          <table:table-cell table:style-name="ce29" office:value-type="string" calcext:value-type="string">
            <text:p>Coast CCD</text:p>
          </table:table-cell>
          <table:table-cell table:style-name="ce37" office:value-type="float" office:value="86.83" calcext:value-type="float">
            <text:p>$86.83</text:p>
          </table:table-cell>
          <table:table-cell table:style-name="ce49" table:formula="of:=RANK([.B12];[.$B$3:.$B$74])" office:value-type="float" office:value="18" calcext:value-type="float">
            <text:p>18</text:p>
          </table:table-cell>
          <table:table-cell table:style-name="ce37" office:value-type="float" office:value="86.83" calcext:value-type="float">
            <text:p>$86.83</text:p>
          </table:table-cell>
          <table:table-cell table:style-name="ce49" table:formula="of:=RANK([.D12];[.$D$3:.$D$74])" office:value-type="float" office:value="26" calcext:value-type="float">
            <text:p>26</text:p>
          </table:table-cell>
          <table:table-cell table:style-name="ce37" office:value-type="float" office:value="86.83" calcext:value-type="float">
            <text:p>$86.83</text:p>
          </table:table-cell>
          <table:table-cell table:style-name="ce50" table:formula="of:=RANK([.F12];[.$F$3:.$F$74])" office:value-type="float" office:value="27" calcext:value-type="float">
            <text:p>27</text:p>
          </table:table-cell>
          <table:table-cell table:style-name="ce43" office:value-type="string" calcext:value-type="string">
            <text:p>No</text:p>
          </table:table-cell>
          <table:table-cell table:style-name="ce46" office:value-type="string" calcext:value-type="string">
            <text:p>NA</text:p>
          </table:table-cell>
          <table:table-cell table:style-name="ce47" table:formula="of:=IF([.$H12] = &quot;no&quot;; [.B12]; [.B12] * 17.5 / (17.5+5.83))" office:value-type="float" office:value="86.83" calcext:value-type="float">
            <text:p>$86.83</text:p>
          </table:table-cell>
          <table:table-cell table:style-name="ce47" table:formula="of:=IF([.$H12] = &quot;no&quot;; [.D12]; [.D12] * 17.5 / (17.5+5.83))" office:value-type="float" office:value="86.83" calcext:value-type="float">
            <text:p>$86.83</text:p>
          </table:table-cell>
          <table:table-cell table:style-name="ce47" table:formula="of:=IF([.$H12] = &quot;no&quot;; [.F12]; [.F12] * 17.5 / (17.5+5.83))" office:value-type="float" office:value="86.83" calcext:value-type="float">
            <text:p>$86.83</text:p>
          </table:table-cell>
          <table:table-cell table:number-columns-repeated="1012"/>
        </table:table-row>
        <table:table-row table:style-name="ro12">
          <table:table-cell table:style-name="ce29" office:value-type="string" calcext:value-type="string">
            <text:p>Compton CCD</text:p>
          </table:table-cell>
          <table:table-cell table:style-name="ce37" office:value-type="float" office:value="49.66" calcext:value-type="float">
            <text:p>$49.66</text:p>
          </table:table-cell>
          <table:table-cell table:style-name="ce49" table:formula="of:=RANK([.B13];[.$B$3:.$B$74])" office:value-type="float" office:value="70" calcext:value-type="float">
            <text:p>70</text:p>
          </table:table-cell>
          <table:table-cell table:style-name="ce37" office:value-type="float" office:value="68.83" calcext:value-type="float">
            <text:p>$68.83</text:p>
          </table:table-cell>
          <table:table-cell table:style-name="ce49" table:formula="of:=RANK([.D13];[.$D$3:.$D$74])" office:value-type="float" office:value="54" calcext:value-type="float">
            <text:p>54</text:p>
          </table:table-cell>
          <table:table-cell table:style-name="ce37" office:value-type="float" office:value="68.83" calcext:value-type="float">
            <text:p>$68.83</text:p>
          </table:table-cell>
          <table:table-cell table:style-name="ce50" table:formula="of:=RANK([.F13];[.$F$3:.$F$74])" office:value-type="float" office:value="56" calcext:value-type="float">
            <text:p>56</text:p>
          </table:table-cell>
          <table:table-cell table:style-name="ce43" office:value-type="string" calcext:value-type="string">
            <text:p>No</text:p>
          </table:table-cell>
          <table:table-cell table:style-name="ce46" office:value-type="string" calcext:value-type="string">
            <text:p>NA</text:p>
          </table:table-cell>
          <table:table-cell table:style-name="ce47" table:formula="of:=IF([.$H13] = &quot;no&quot;; [.B13]; [.B13] * 17.5 / (17.5+5.83))" office:value-type="float" office:value="49.66" calcext:value-type="float">
            <text:p>$49.66</text:p>
          </table:table-cell>
          <table:table-cell table:style-name="ce47" table:formula="of:=IF([.$H13] = &quot;no&quot;; [.D13]; [.D13] * 17.5 / (17.5+5.83))" office:value-type="float" office:value="68.83" calcext:value-type="float">
            <text:p>$68.83</text:p>
          </table:table-cell>
          <table:table-cell table:style-name="ce47" table:formula="of:=IF([.$H13] = &quot;no&quot;; [.F13]; [.F13] * 17.5 / (17.5+5.83))" office:value-type="float" office:value="68.83" calcext:value-type="float">
            <text:p>$68.83</text:p>
          </table:table-cell>
          <table:table-cell table:number-columns-repeated="1012"/>
        </table:table-row>
        <table:table-row table:style-name="ro12">
          <table:table-cell table:style-name="ce29" office:value-type="string" calcext:value-type="string">
            <text:p>Contra Costa CCD</text:p>
          </table:table-cell>
          <table:table-cell table:style-name="ce37" office:value-type="float" office:value="91.67" calcext:value-type="float">
            <text:p>$91.67</text:p>
          </table:table-cell>
          <table:table-cell table:style-name="ce49" table:formula="of:=RANK([.B14];[.$B$3:.$B$74])" office:value-type="float" office:value="16" calcext:value-type="float">
            <text:p>16</text:p>
          </table:table-cell>
          <table:table-cell table:style-name="ce37" office:value-type="float" office:value="112.23" calcext:value-type="float">
            <text:p>$112.23</text:p>
          </table:table-cell>
          <table:table-cell table:style-name="ce49" table:formula="of:=RANK([.D14];[.$D$3:.$D$74])" office:value-type="float" office:value="14" calcext:value-type="float">
            <text:p>14</text:p>
          </table:table-cell>
          <table:table-cell table:style-name="ce37" office:value-type="float" office:value="112.23" calcext:value-type="float">
            <text:p>$112.23</text:p>
          </table:table-cell>
          <table:table-cell table:style-name="ce50" table:formula="of:=RANK([.F14];[.$F$3:.$F$74])" office:value-type="float" office:value="15" calcext:value-type="float">
            <text:p>15</text:p>
          </table:table-cell>
          <table:table-cell table:style-name="ce43" office:value-type="string" calcext:value-type="string">
            <text:p>No</text:p>
          </table:table-cell>
          <table:table-cell table:style-name="ce46" office:value-type="string" calcext:value-type="string">
            <text:p>14.8%</text:p>
          </table:table-cell>
          <table:table-cell table:style-name="ce47" table:formula="of:=IF([.$H14] = &quot;no&quot;; [.B14]; [.B14] * 17.5 / (17.5+5.83))" office:value-type="float" office:value="91.67" calcext:value-type="float">
            <text:p>$91.67</text:p>
          </table:table-cell>
          <table:table-cell table:style-name="ce47" table:formula="of:=IF([.$H14] = &quot;no&quot;; [.D14]; [.D14] * 17.5 / (17.5+5.83))" office:value-type="float" office:value="112.23" calcext:value-type="float">
            <text:p>$112.23</text:p>
          </table:table-cell>
          <table:table-cell table:style-name="ce47" table:formula="of:=IF([.$H14] = &quot;no&quot;; [.F14]; [.F14] * 17.5 / (17.5+5.83))" office:value-type="float" office:value="112.23" calcext:value-type="float">
            <text:p>$112.23</text:p>
          </table:table-cell>
          <table:table-cell table:number-columns-repeated="1012"/>
        </table:table-row>
        <table:table-row table:style-name="ro12">
          <table:table-cell table:style-name="ce29" office:value-type="string" calcext:value-type="string">
            <text:p>Copper Mt CCD</text:p>
          </table:table-cell>
          <table:table-cell table:style-name="ce37" office:value-type="float" office:value="51.29" calcext:value-type="float">
            <text:p>$51.29</text:p>
          </table:table-cell>
          <table:table-cell table:style-name="ce49" table:formula="of:=RANK([.B15];[.$B$3:.$B$74])" office:value-type="float" office:value="68" calcext:value-type="float">
            <text:p>68</text:p>
          </table:table-cell>
          <table:table-cell table:style-name="ce37" office:value-type="float" office:value="51.29" calcext:value-type="float">
            <text:p>$51.29</text:p>
          </table:table-cell>
          <table:table-cell table:style-name="ce49" table:formula="of:=RANK([.D15];[.$D$3:.$D$74])" office:value-type="float" office:value="69" calcext:value-type="float">
            <text:p>69</text:p>
          </table:table-cell>
          <table:table-cell table:style-name="ce37" office:value-type="float" office:value="53.39" calcext:value-type="float">
            <text:p>$53.39</text:p>
          </table:table-cell>
          <table:table-cell table:style-name="ce50" table:formula="of:=RANK([.F15];[.$F$3:.$F$74])" office:value-type="float" office:value="69" calcext:value-type="float">
            <text:p>69</text:p>
          </table:table-cell>
          <table:table-cell table:style-name="ce43" office:value-type="string" calcext:value-type="string">
            <text:p>No</text:p>
          </table:table-cell>
          <table:table-cell table:style-name="ce46" office:value-type="string" calcext:value-type="string">
            <text:p>NA</text:p>
          </table:table-cell>
          <table:table-cell table:style-name="ce47" table:formula="of:=IF([.$H15] = &quot;no&quot;; [.B15]; [.B15] * 17.5 / (17.5+5.83))" office:value-type="float" office:value="51.29" calcext:value-type="float">
            <text:p>$51.29</text:p>
          </table:table-cell>
          <table:table-cell table:style-name="ce47" table:formula="of:=IF([.$H15] = &quot;no&quot;; [.D15]; [.D15] * 17.5 / (17.5+5.83))" office:value-type="float" office:value="51.29" calcext:value-type="float">
            <text:p>$51.29</text:p>
          </table:table-cell>
          <table:table-cell table:style-name="ce47" table:formula="of:=IF([.$H15] = &quot;no&quot;; [.F15]; [.F15] * 17.5 / (17.5+5.83))" office:value-type="float" office:value="53.39" calcext:value-type="float">
            <text:p>$53.39</text:p>
          </table:table-cell>
          <table:table-cell table:number-columns-repeated="1012"/>
        </table:table-row>
        <table:table-row table:style-name="ro12">
          <table:table-cell table:style-name="ce29" office:value-type="string" calcext:value-type="string">
            <text:p>Desert CCD</text:p>
          </table:table-cell>
          <table:table-cell table:style-name="ce37" office:value-type="float" office:value="67.82" calcext:value-type="float">
            <text:p>$67.82</text:p>
          </table:table-cell>
          <table:table-cell table:style-name="ce49" table:formula="of:=RANK([.B16];[.$B$3:.$B$74])" office:value-type="float" office:value="48" calcext:value-type="float">
            <text:p>48</text:p>
          </table:table-cell>
          <table:table-cell table:style-name="ce37" office:value-type="float" office:value="67.82" calcext:value-type="float">
            <text:p>$67.82</text:p>
          </table:table-cell>
          <table:table-cell table:style-name="ce49" table:formula="of:=RANK([.D16];[.$D$3:.$D$74])" office:value-type="float" office:value="55" calcext:value-type="float">
            <text:p>55</text:p>
          </table:table-cell>
          <table:table-cell table:style-name="ce37" office:value-type="float" office:value="71.36" calcext:value-type="float">
            <text:p>$71.36</text:p>
          </table:table-cell>
          <table:table-cell table:style-name="ce50" table:formula="of:=RANK([.F16];[.$F$3:.$F$74])" office:value-type="float" office:value="52" calcext:value-type="float">
            <text:p>52</text:p>
          </table:table-cell>
          <table:table-cell table:style-name="ce43" office:value-type="string" calcext:value-type="string">
            <text:p>No</text:p>
          </table:table-cell>
          <table:table-cell table:style-name="ce46" office:value-type="string" calcext:value-type="string">
            <text:p>3.9%</text:p>
          </table:table-cell>
          <table:table-cell table:style-name="ce47" table:formula="of:=IF([.$H16] = &quot;no&quot;; [.B16]; [.B16] * 17.5 / (17.5+5.83))" office:value-type="float" office:value="67.82" calcext:value-type="float">
            <text:p>$67.82</text:p>
          </table:table-cell>
          <table:table-cell table:style-name="ce47" table:formula="of:=IF([.$H16] = &quot;no&quot;; [.D16]; [.D16] * 17.5 / (17.5+5.83))" office:value-type="float" office:value="67.82" calcext:value-type="float">
            <text:p>$67.82</text:p>
          </table:table-cell>
          <table:table-cell table:style-name="ce47" table:formula="of:=IF([.$H16] = &quot;no&quot;; [.F16]; [.F16] * 17.5 / (17.5+5.83))" office:value-type="float" office:value="71.36" calcext:value-type="float">
            <text:p>$71.36</text:p>
          </table:table-cell>
          <table:table-cell table:number-columns-repeated="1012"/>
        </table:table-row>
        <table:table-row table:style-name="ro12">
          <table:table-cell table:style-name="ce29" office:value-type="string" calcext:value-type="string">
            <text:p>El Camino CCD</text:p>
          </table:table-cell>
          <table:table-cell table:style-name="ce37" office:value-type="float" office:value="103.85" calcext:value-type="float">
            <text:p>$103.85</text:p>
          </table:table-cell>
          <table:table-cell table:style-name="ce49" table:formula="of:=RANK([.B17];[.$B$3:.$B$74])" office:value-type="float" office:value="11" calcext:value-type="float">
            <text:p>11</text:p>
          </table:table-cell>
          <table:table-cell table:style-name="ce37" office:value-type="float" office:value="103.85" calcext:value-type="float">
            <text:p>$103.85</text:p>
          </table:table-cell>
          <table:table-cell table:style-name="ce49" table:formula="of:=RANK([.D17];[.$D$3:.$D$74])" office:value-type="float" office:value="16" calcext:value-type="float">
            <text:p>16</text:p>
          </table:table-cell>
          <table:table-cell table:style-name="ce37" office:value-type="float" office:value="103.85" calcext:value-type="float">
            <text:p>$103.85</text:p>
          </table:table-cell>
          <table:table-cell table:style-name="ce50" table:formula="of:=RANK([.F17];[.$F$3:.$F$74])" office:value-type="float" office:value="16" calcext:value-type="float">
            <text:p>16</text:p>
          </table:table-cell>
          <table:table-cell table:style-name="ce43" office:value-type="string" calcext:value-type="string">
            <text:p>Yes</text:p>
          </table:table-cell>
          <table:table-cell table:style-name="ce46" office:value-type="string" calcext:value-type="string">
            <text:p>5.0%</text:p>
          </table:table-cell>
          <table:table-cell table:style-name="ce47" table:formula="of:=IF([.$H17] = &quot;no&quot;; [.B17]; [.B17] * 17.5 / (17.5+5.83))" office:value-type="float" office:value="77.8986283754822" calcext:value-type="float">
            <text:p>$77.90</text:p>
          </table:table-cell>
          <table:table-cell table:style-name="ce47" table:formula="of:=IF([.$H17] = &quot;no&quot;; [.D17]; [.D17] * 17.5 / (17.5+5.83))" office:value-type="float" office:value="77.8986283754822" calcext:value-type="float">
            <text:p>$77.90</text:p>
          </table:table-cell>
          <table:table-cell table:style-name="ce47" table:formula="of:=IF([.$H17] = &quot;no&quot;; [.F17]; [.F17] * 17.5 / (17.5+5.83))" office:value-type="float" office:value="77.8986283754822" calcext:value-type="float">
            <text:p>$77.90</text:p>
          </table:table-cell>
          <table:table-cell table:number-columns-repeated="1012"/>
        </table:table-row>
        <table:table-row table:style-name="ro12">
          <table:table-cell table:style-name="ce29" office:value-type="string" calcext:value-type="string">
            <text:p>Feather River CCD</text:p>
          </table:table-cell>
          <table:table-cell table:style-name="ce37" office:value-type="float" office:value="56.25" calcext:value-type="float">
            <text:p>$56.25</text:p>
          </table:table-cell>
          <table:table-cell table:style-name="ce49" table:formula="of:=RANK([.B18];[.$B$3:.$B$74])" office:value-type="float" office:value="64" calcext:value-type="float">
            <text:p>64</text:p>
          </table:table-cell>
          <table:table-cell table:style-name="ce37" office:value-type="float" office:value="72.12" calcext:value-type="float">
            <text:p>$72.12</text:p>
          </table:table-cell>
          <table:table-cell table:style-name="ce49" table:formula="of:=RANK([.D18];[.$D$3:.$D$74])" office:value-type="float" office:value="48" calcext:value-type="float">
            <text:p>48</text:p>
          </table:table-cell>
          <table:table-cell table:style-name="ce37" office:value-type="float" office:value="73.83" calcext:value-type="float">
            <text:p>$73.83</text:p>
          </table:table-cell>
          <table:table-cell table:style-name="ce50" table:formula="of:=RANK([.F18];[.$F$3:.$F$74])" office:value-type="float" office:value="47" calcext:value-type="float">
            <text:p>47</text:p>
          </table:table-cell>
          <table:table-cell table:style-name="ce43" office:value-type="string" calcext:value-type="string">
            <text:p>No</text:p>
          </table:table-cell>
          <table:table-cell table:style-name="ce46" office:value-type="string" calcext:value-type="string">
            <text:p>NA</text:p>
          </table:table-cell>
          <table:table-cell table:style-name="ce47" table:formula="of:=IF([.$H18] = &quot;no&quot;; [.B18]; [.B18] * 17.5 / (17.5+5.83))" office:value-type="float" office:value="56.25" calcext:value-type="float">
            <text:p>$56.25</text:p>
          </table:table-cell>
          <table:table-cell table:style-name="ce47" table:formula="of:=IF([.$H18] = &quot;no&quot;; [.D18]; [.D18] * 17.5 / (17.5+5.83))" office:value-type="float" office:value="72.12" calcext:value-type="float">
            <text:p>$72.12</text:p>
          </table:table-cell>
          <table:table-cell table:style-name="ce47" table:formula="of:=IF([.$H18] = &quot;no&quot;; [.F18]; [.F18] * 17.5 / (17.5+5.83))" office:value-type="float" office:value="73.83" calcext:value-type="float">
            <text:p>$73.83</text:p>
          </table:table-cell>
          <table:table-cell table:number-columns-repeated="1012"/>
        </table:table-row>
        <table:table-row table:style-name="ro12">
          <table:table-cell table:style-name="ce29" office:value-type="string" calcext:value-type="string">
            <text:p>Foothill-Deanza CCD</text:p>
          </table:table-cell>
          <table:table-cell table:style-name="ce37" office:value-type="float" office:value="124.77" calcext:value-type="float">
            <text:p>$124.77</text:p>
          </table:table-cell>
          <table:table-cell table:style-name="ce49" table:formula="of:=RANK([.B19];[.$B$3:.$B$74])" office:value-type="float" office:value="4" calcext:value-type="float">
            <text:p>4</text:p>
          </table:table-cell>
          <table:table-cell table:style-name="ce37" office:value-type="float" office:value="139.35" calcext:value-type="float">
            <text:p>$139.35</text:p>
          </table:table-cell>
          <table:table-cell table:style-name="ce49" table:formula="of:=RANK([.D19];[.$D$3:.$D$74])" office:value-type="float" office:value="5" calcext:value-type="float">
            <text:p>5</text:p>
          </table:table-cell>
          <table:table-cell table:style-name="ce37" office:value-type="float" office:value="139.35" calcext:value-type="float">
            <text:p>$139.35</text:p>
          </table:table-cell>
          <table:table-cell table:style-name="ce50" table:formula="of:=RANK([.F19];[.$F$3:.$F$74])" office:value-type="float" office:value="5" calcext:value-type="float">
            <text:p>5</text:p>
          </table:table-cell>
          <table:table-cell table:style-name="ce43" office:value-type="string" calcext:value-type="string">
            <text:p>Yes</text:p>
          </table:table-cell>
          <table:table-cell table:style-name="ce46" office:value-type="string" calcext:value-type="string">
            <text:p>3.6%</text:p>
          </table:table-cell>
          <table:table-cell table:style-name="ce47" table:formula="of:=IF([.$H19] = &quot;no&quot;; [.B19]; [.B19] * 17.5 / (17.5+5.83))" office:value-type="float" office:value="93.5908701243035" calcext:value-type="float">
            <text:p>$93.59</text:p>
          </table:table-cell>
          <table:table-cell table:style-name="ce47" table:formula="of:=IF([.$H19] = &quot;no&quot;; [.D19]; [.D19] * 17.5 / (17.5+5.83))" office:value-type="float" office:value="104.527432490356" calcext:value-type="float">
            <text:p>$104.53</text:p>
          </table:table-cell>
          <table:table-cell table:style-name="ce47" table:formula="of:=IF([.$H19] = &quot;no&quot;; [.F19]; [.F19] * 17.5 / (17.5+5.83))" office:value-type="float" office:value="104.527432490356" calcext:value-type="float">
            <text:p>$104.53</text:p>
          </table:table-cell>
          <table:table-cell table:number-columns-repeated="1012"/>
        </table:table-row>
        <table:table-row table:style-name="ro12">
          <table:table-cell table:style-name="ce29" office:value-type="string" calcext:value-type="string">
            <text:p>Gavilan CCD</text:p>
          </table:table-cell>
          <table:table-cell table:style-name="ce37" office:value-type="float" office:value="88.01" calcext:value-type="float">
            <text:p>$88.01</text:p>
          </table:table-cell>
          <table:table-cell table:style-name="ce49" table:formula="of:=RANK([.B20];[.$B$3:.$B$74])" office:value-type="float" office:value="17" calcext:value-type="float">
            <text:p>17</text:p>
          </table:table-cell>
          <table:table-cell table:style-name="ce37" office:value-type="float" office:value="88.014" calcext:value-type="float">
            <text:p>$88.01</text:p>
          </table:table-cell>
          <table:table-cell table:style-name="ce49" table:formula="of:=RANK([.D20];[.$D$3:.$D$74])" office:value-type="float" office:value="25" calcext:value-type="float">
            <text:p>25</text:p>
          </table:table-cell>
          <table:table-cell table:style-name="ce37" office:value-type="float" office:value="91.64" calcext:value-type="float">
            <text:p>$91.64</text:p>
          </table:table-cell>
          <table:table-cell table:style-name="ce50" table:formula="of:=RANK([.F20];[.$F$3:.$F$74])" office:value-type="float" office:value="24" calcext:value-type="float">
            <text:p>24</text:p>
          </table:table-cell>
          <table:table-cell table:style-name="ce43" office:value-type="string" calcext:value-type="string">
            <text:p>Yes</text:p>
          </table:table-cell>
          <table:table-cell table:style-name="ce46" office:value-type="string" calcext:value-type="string">
            <text:p>3.0%</text:p>
          </table:table-cell>
          <table:table-cell table:style-name="ce47" table:formula="of:=IF([.$H20] = &quot;no&quot;; [.B20]; [.B20] * 17.5 / (17.5+5.83))" office:value-type="float" office:value="66.0169309901415" calcext:value-type="float">
            <text:p>$66.02</text:p>
          </table:table-cell>
          <table:table-cell table:style-name="ce47" table:formula="of:=IF([.$H20] = &quot;no&quot;; [.D20]; [.D20] * 17.5 / (17.5+5.83))" office:value-type="float" office:value="66.0199314187741" calcext:value-type="float">
            <text:p>$66.02</text:p>
          </table:table-cell>
          <table:table-cell table:style-name="ce47" table:formula="of:=IF([.$H20] = &quot;no&quot;; [.F20]; [.F20] * 17.5 / (17.5+5.83))" office:value-type="float" office:value="68.739819974282" calcext:value-type="float">
            <text:p>$68.74</text:p>
          </table:table-cell>
          <table:table-cell table:number-columns-repeated="1012"/>
        </table:table-row>
        <table:table-row table:style-name="ro12">
          <table:table-cell table:style-name="ce29" office:value-type="string" calcext:value-type="string">
            <text:p>Glendale CCD</text:p>
          </table:table-cell>
          <table:table-cell table:style-name="ce37" office:value-type="float" office:value="75.64" calcext:value-type="float">
            <text:p>$75.64</text:p>
          </table:table-cell>
          <table:table-cell table:style-name="ce49" table:formula="of:=RANK([.B21];[.$B$3:.$B$74])" office:value-type="float" office:value="38" calcext:value-type="float">
            <text:p>38</text:p>
          </table:table-cell>
          <table:table-cell table:style-name="ce37" office:value-type="float" office:value="75.64" calcext:value-type="float">
            <text:p>$75.64</text:p>
          </table:table-cell>
          <table:table-cell table:style-name="ce49" table:formula="of:=RANK([.D21];[.$D$3:.$D$74])" office:value-type="float" office:value="43" calcext:value-type="float">
            <text:p>43</text:p>
          </table:table-cell>
          <table:table-cell table:style-name="ce37" office:value-type="float" office:value="75.64" calcext:value-type="float">
            <text:p>$75.64</text:p>
          </table:table-cell>
          <table:table-cell table:style-name="ce50" table:formula="of:=RANK([.F21];[.$F$3:.$F$74])" office:value-type="float" office:value="46" calcext:value-type="float">
            <text:p>46</text:p>
          </table:table-cell>
          <table:table-cell table:style-name="ce43" office:value-type="string" calcext:value-type="string">
            <text:p>No</text:p>
          </table:table-cell>
          <table:table-cell table:style-name="ce46" office:value-type="string" calcext:value-type="string">
            <text:p>NA</text:p>
          </table:table-cell>
          <table:table-cell table:style-name="ce47" table:formula="of:=IF([.$H21] = &quot;no&quot;; [.B21]; [.B21] * 17.5 / (17.5+5.83))" office:value-type="float" office:value="75.64" calcext:value-type="float">
            <text:p>$75.64</text:p>
          </table:table-cell>
          <table:table-cell table:style-name="ce47" table:formula="of:=IF([.$H21] = &quot;no&quot;; [.D21]; [.D21] * 17.5 / (17.5+5.83))" office:value-type="float" office:value="75.64" calcext:value-type="float">
            <text:p>$75.64</text:p>
          </table:table-cell>
          <table:table-cell table:style-name="ce47" table:formula="of:=IF([.$H21] = &quot;no&quot;; [.F21]; [.F21] * 17.5 / (17.5+5.83))" office:value-type="float" office:value="75.64" calcext:value-type="float">
            <text:p>$75.64</text:p>
          </table:table-cell>
          <table:table-cell table:number-columns-repeated="1012"/>
        </table:table-row>
        <table:table-row table:style-name="ro12">
          <table:table-cell table:style-name="ce29" office:value-type="string" calcext:value-type="string">
            <text:p>Grossmont-Cuyamaca CCD</text:p>
          </table:table-cell>
          <table:table-cell table:style-name="ce37" office:value-type="float" office:value="76.16" calcext:value-type="float">
            <text:p>$76.16</text:p>
          </table:table-cell>
          <table:table-cell table:style-name="ce49" table:formula="of:=RANK([.B22];[.$B$3:.$B$74])" office:value-type="float" office:value="36" calcext:value-type="float">
            <text:p>36</text:p>
          </table:table-cell>
          <table:table-cell table:style-name="ce37" office:value-type="float" office:value="86.59" calcext:value-type="float">
            <text:p>$86.59</text:p>
          </table:table-cell>
          <table:table-cell table:style-name="ce49" table:formula="of:=RANK([.D22];[.$D$3:.$D$74])" office:value-type="float" office:value="27" calcext:value-type="float">
            <text:p>27</text:p>
          </table:table-cell>
          <table:table-cell table:style-name="ce37" office:value-type="float" office:value="86.59" calcext:value-type="float">
            <text:p>$86.59</text:p>
          </table:table-cell>
          <table:table-cell table:style-name="ce50" table:formula="of:=RANK([.F22];[.$F$3:.$F$74])" office:value-type="float" office:value="28" calcext:value-type="float">
            <text:p>28</text:p>
          </table:table-cell>
          <table:table-cell table:style-name="ce43" office:value-type="string" calcext:value-type="string">
            <text:p>No</text:p>
          </table:table-cell>
          <table:table-cell table:style-name="ce46" office:value-type="string" calcext:value-type="string">
            <text:p>NA</text:p>
          </table:table-cell>
          <table:table-cell table:style-name="ce47" table:formula="of:=IF([.$H22] = &quot;no&quot;; [.B22]; [.B22] * 17.5 / (17.5+5.83))" office:value-type="float" office:value="76.16" calcext:value-type="float">
            <text:p>$76.16</text:p>
          </table:table-cell>
          <table:table-cell table:style-name="ce47" table:formula="of:=IF([.$H22] = &quot;no&quot;; [.D22]; [.D22] * 17.5 / (17.5+5.83))" office:value-type="float" office:value="86.59" calcext:value-type="float">
            <text:p>$86.59</text:p>
          </table:table-cell>
          <table:table-cell table:style-name="ce47" table:formula="of:=IF([.$H22] = &quot;no&quot;; [.F22]; [.F22] * 17.5 / (17.5+5.83))" office:value-type="float" office:value="86.59" calcext:value-type="float">
            <text:p>$86.59</text:p>
          </table:table-cell>
          <table:table-cell table:number-columns-repeated="1012"/>
        </table:table-row>
        <table:table-row table:style-name="ro12">
          <table:table-cell table:style-name="ce29" office:value-type="string" calcext:value-type="string">
            <text:p>Hartnell CCD</text:p>
          </table:table-cell>
          <table:table-cell table:style-name="ce37" office:value-type="float" office:value="70.27" calcext:value-type="float">
            <text:p>$70.27</text:p>
          </table:table-cell>
          <table:table-cell table:style-name="ce49" table:formula="of:=RANK([.B23];[.$B$3:.$B$74])" office:value-type="float" office:value="45" calcext:value-type="float">
            <text:p>45</text:p>
          </table:table-cell>
          <table:table-cell table:style-name="ce37" office:value-type="float" office:value="73.08" calcext:value-type="float">
            <text:p>$73.08</text:p>
          </table:table-cell>
          <table:table-cell table:style-name="ce49" table:formula="of:=RANK([.D23];[.$D$3:.$D$74])" office:value-type="float" office:value="46" calcext:value-type="float">
            <text:p>46</text:p>
          </table:table-cell>
          <table:table-cell table:style-name="ce37" office:value-type="float" office:value="76" calcext:value-type="float">
            <text:p>$76.00</text:p>
          </table:table-cell>
          <table:table-cell table:style-name="ce50" table:formula="of:=RANK([.F23];[.$F$3:.$F$74])" office:value-type="float" office:value="44" calcext:value-type="float">
            <text:p>44</text:p>
          </table:table-cell>
          <table:table-cell table:style-name="ce43" office:value-type="string" calcext:value-type="string">
            <text:p>Yes</text:p>
          </table:table-cell>
          <table:table-cell table:style-name="ce46" office:value-type="string" calcext:value-type="string">
            <text:p>NA</text:p>
          </table:table-cell>
          <table:table-cell table:style-name="ce47" table:formula="of:=IF([.$H23] = &quot;no&quot;; [.B23]; [.B23] * 17.5 / (17.5+5.83))" office:value-type="float" office:value="52.7100300042863" calcext:value-type="float">
            <text:p>$52.71</text:p>
          </table:table-cell>
          <table:table-cell table:style-name="ce47" table:formula="of:=IF([.$H23] = &quot;no&quot;; [.D23]; [.D23] * 17.5 / (17.5+5.83))" office:value-type="float" office:value="54.8178311187313" calcext:value-type="float">
            <text:p>$54.82</text:p>
          </table:table-cell>
          <table:table-cell table:style-name="ce47" table:formula="of:=IF([.$H23] = &quot;no&quot;; [.F23]; [.F23] * 17.5 / (17.5+5.83))" office:value-type="float" office:value="57.0081440205744" calcext:value-type="float">
            <text:p>$57.01</text:p>
          </table:table-cell>
          <table:table-cell table:number-columns-repeated="1012"/>
        </table:table-row>
        <table:table-row table:style-name="ro12">
          <table:table-cell table:style-name="ce29" office:value-type="string" calcext:value-type="string">
            <text:p>Imperial CCD</text:p>
          </table:table-cell>
          <table:table-cell table:style-name="ce37" office:value-type="float" office:value="65" calcext:value-type="float">
            <text:p>$65.00</text:p>
          </table:table-cell>
          <table:table-cell table:style-name="ce49" table:formula="of:=RANK([.B24];[.$B$3:.$B$74])" office:value-type="float" office:value="53" calcext:value-type="float">
            <text:p>53</text:p>
          </table:table-cell>
          <table:table-cell table:style-name="ce37" office:value-type="float" office:value="65" calcext:value-type="float">
            <text:p>$65.00</text:p>
          </table:table-cell>
          <table:table-cell table:style-name="ce49" table:formula="of:=RANK([.D24];[.$D$3:.$D$74])" office:value-type="float" office:value="58" calcext:value-type="float">
            <text:p>58</text:p>
          </table:table-cell>
          <table:table-cell table:style-name="ce37" office:value-type="float" office:value="65" calcext:value-type="float">
            <text:p>$65.00</text:p>
          </table:table-cell>
          <table:table-cell table:style-name="ce50" table:formula="of:=RANK([.F24];[.$F$3:.$F$74])" office:value-type="float" office:value="60" calcext:value-type="float">
            <text:p>60</text:p>
          </table:table-cell>
          <table:table-cell table:style-name="ce43" office:value-type="string" calcext:value-type="string">
            <text:p>No</text:p>
          </table:table-cell>
          <table:table-cell table:style-name="ce46" office:value-type="string" calcext:value-type="string">
            <text:p>8.3%</text:p>
          </table:table-cell>
          <table:table-cell table:style-name="ce47" table:formula="of:=IF([.$H24] = &quot;no&quot;; [.B24]; [.B24] * 17.5 / (17.5+5.83))" office:value-type="float" office:value="65" calcext:value-type="float">
            <text:p>$65.00</text:p>
          </table:table-cell>
          <table:table-cell table:style-name="ce47" table:formula="of:=IF([.$H24] = &quot;no&quot;; [.D24]; [.D24] * 17.5 / (17.5+5.83))" office:value-type="float" office:value="65" calcext:value-type="float">
            <text:p>$65.00</text:p>
          </table:table-cell>
          <table:table-cell table:style-name="ce47" table:formula="of:=IF([.$H24] = &quot;no&quot;; [.F24]; [.F24] * 17.5 / (17.5+5.83))" office:value-type="float" office:value="65" calcext:value-type="float">
            <text:p>$65.00</text:p>
          </table:table-cell>
          <table:table-cell table:number-columns-repeated="1012"/>
        </table:table-row>
        <table:table-row table:style-name="ro12">
          <table:table-cell table:style-name="ce29" office:value-type="string" calcext:value-type="string">
            <text:p>Kern CCD</text:p>
          </table:table-cell>
          <table:table-cell table:style-name="ce37" office:value-type="float" office:value="62.5" calcext:value-type="float">
            <text:p>$62.50</text:p>
          </table:table-cell>
          <table:table-cell table:style-name="ce49" table:formula="of:=RANK([.B25];[.$B$3:.$B$74])" office:value-type="float" office:value="55" calcext:value-type="float">
            <text:p>55</text:p>
          </table:table-cell>
          <table:table-cell table:style-name="ce37" office:value-type="float" office:value="62.5" calcext:value-type="float">
            <text:p>$62.50</text:p>
          </table:table-cell>
          <table:table-cell table:style-name="ce49" table:formula="of:=RANK([.D25];[.$D$3:.$D$74])" office:value-type="float" office:value="59" calcext:value-type="float">
            <text:p>59</text:p>
          </table:table-cell>
          <table:table-cell table:style-name="ce37" office:value-type="float" office:value="62.5" calcext:value-type="float">
            <text:p>$62.50</text:p>
          </table:table-cell>
          <table:table-cell table:style-name="ce50" table:formula="of:=RANK([.F25];[.$F$3:.$F$74])" office:value-type="float" office:value="62" calcext:value-type="float">
            <text:p>62</text:p>
          </table:table-cell>
          <table:table-cell table:style-name="ce43" office:value-type="string" calcext:value-type="string">
            <text:p>Yes</text:p>
          </table:table-cell>
          <table:table-cell table:style-name="ce46" office:value-type="string" calcext:value-type="string">
            <text:p>NA</text:p>
          </table:table-cell>
          <table:table-cell table:style-name="ce47" table:formula="of:=IF([.$H25] = &quot;no&quot;; [.B25]; [.B25] * 17.5 / (17.5+5.83))" office:value-type="float" office:value="46.8816973853408" calcext:value-type="float">
            <text:p>$46.88</text:p>
          </table:table-cell>
          <table:table-cell table:style-name="ce47" table:formula="of:=IF([.$H25] = &quot;no&quot;; [.D25]; [.D25] * 17.5 / (17.5+5.83))" office:value-type="float" office:value="46.8816973853408" calcext:value-type="float">
            <text:p>$46.88</text:p>
          </table:table-cell>
          <table:table-cell table:style-name="ce47" table:formula="of:=IF([.$H25] = &quot;no&quot;; [.F25]; [.F25] * 17.5 / (17.5+5.83))" office:value-type="float" office:value="46.8816973853408" calcext:value-type="float">
            <text:p>$46.88</text:p>
          </table:table-cell>
          <table:table-cell table:number-columns-repeated="1012"/>
        </table:table-row>
        <table:table-row table:style-name="ro12">
          <table:table-cell table:style-name="ce29" office:value-type="string" calcext:value-type="string">
            <text:p>Lake Tahoe CCD</text:p>
          </table:table-cell>
          <table:table-cell table:style-name="ce37" office:value-type="float" office:value="49.16" calcext:value-type="float">
            <text:p>$49.16</text:p>
          </table:table-cell>
          <table:table-cell table:style-name="ce49" table:formula="of:=RANK([.B26];[.$B$3:.$B$74])" office:value-type="float" office:value="71" calcext:value-type="float">
            <text:p>71</text:p>
          </table:table-cell>
          <table:table-cell table:style-name="ce37" office:value-type="float" office:value="49.16" calcext:value-type="float">
            <text:p>$49.16</text:p>
          </table:table-cell>
          <table:table-cell table:style-name="ce49" table:formula="of:=RANK([.D26];[.$D$3:.$D$74])" office:value-type="float" office:value="71" calcext:value-type="float">
            <text:p>71</text:p>
          </table:table-cell>
          <table:table-cell table:style-name="ce37" office:value-type="float" office:value="49.16" calcext:value-type="float">
            <text:p>$49.16</text:p>
          </table:table-cell>
          <table:table-cell table:style-name="ce50" table:formula="of:=RANK([.F26];[.$F$3:.$F$74])" office:value-type="float" office:value="71" calcext:value-type="float">
            <text:p>71</text:p>
          </table:table-cell>
          <table:table-cell table:style-name="ce43" office:value-type="string" calcext:value-type="string">
            <text:p>No</text:p>
          </table:table-cell>
          <table:table-cell table:style-name="ce46" office:value-type="string" calcext:value-type="string">
            <text:p>1.5%</text:p>
          </table:table-cell>
          <table:table-cell table:style-name="ce47" table:formula="of:=IF([.$H26] = &quot;no&quot;; [.B26]; [.B26] * 17.5 / (17.5+5.83))" office:value-type="float" office:value="49.16" calcext:value-type="float">
            <text:p>$49.16</text:p>
          </table:table-cell>
          <table:table-cell table:style-name="ce47" table:formula="of:=IF([.$H26] = &quot;no&quot;; [.D26]; [.D26] * 17.5 / (17.5+5.83))" office:value-type="float" office:value="49.16" calcext:value-type="float">
            <text:p>$49.16</text:p>
          </table:table-cell>
          <table:table-cell table:style-name="ce47" table:formula="of:=IF([.$H26] = &quot;no&quot;; [.F26]; [.F26] * 17.5 / (17.5+5.83))" office:value-type="float" office:value="49.16" calcext:value-type="float">
            <text:p>$49.16</text:p>
          </table:table-cell>
          <table:table-cell table:number-columns-repeated="1012"/>
        </table:table-row>
        <table:table-row table:style-name="ro12">
          <table:table-cell table:style-name="ce29" office:value-type="string" calcext:value-type="string">
            <text:p>Lassen CCD</text:p>
          </table:table-cell>
          <table:table-cell table:style-name="ce37" office:value-type="float" office:value="38.72" calcext:value-type="float">
            <text:p>$38.72</text:p>
          </table:table-cell>
          <table:table-cell table:style-name="ce49" table:formula="of:=RANK([.B27];[.$B$3:.$B$74])" office:value-type="float" office:value="72" calcext:value-type="float">
            <text:p>72</text:p>
          </table:table-cell>
          <table:table-cell table:style-name="ce37" office:value-type="float" office:value="38.72" calcext:value-type="float">
            <text:p>$38.72</text:p>
          </table:table-cell>
          <table:table-cell table:style-name="ce49" table:formula="of:=RANK([.D27];[.$D$3:.$D$74])" office:value-type="float" office:value="72" calcext:value-type="float">
            <text:p>72</text:p>
          </table:table-cell>
          <table:table-cell table:style-name="ce37" office:value-type="float" office:value="38.72" calcext:value-type="float">
            <text:p>$38.72</text:p>
          </table:table-cell>
          <table:table-cell table:style-name="ce50" table:formula="of:=RANK([.F27];[.$F$3:.$F$74])" office:value-type="float" office:value="72" calcext:value-type="float">
            <text:p>72</text:p>
          </table:table-cell>
          <table:table-cell table:style-name="ce43" office:value-type="string" calcext:value-type="string">
            <text:p>No</text:p>
          </table:table-cell>
          <table:table-cell table:style-name="ce46" office:value-type="string" calcext:value-type="string">
            <text:p>NA</text:p>
          </table:table-cell>
          <table:table-cell table:style-name="ce47" table:formula="of:=IF([.$H27] = &quot;no&quot;; [.B27]; [.B27] * 17.5 / (17.5+5.83))" office:value-type="float" office:value="38.72" calcext:value-type="float">
            <text:p>$38.72</text:p>
          </table:table-cell>
          <table:table-cell table:style-name="ce47" table:formula="of:=IF([.$H27] = &quot;no&quot;; [.D27]; [.D27] * 17.5 / (17.5+5.83))" office:value-type="float" office:value="38.72" calcext:value-type="float">
            <text:p>$38.72</text:p>
          </table:table-cell>
          <table:table-cell table:style-name="ce47" table:formula="of:=IF([.$H27] = &quot;no&quot;; [.F27]; [.F27] * 17.5 / (17.5+5.83))" office:value-type="float" office:value="38.72" calcext:value-type="float">
            <text:p>$38.72</text:p>
          </table:table-cell>
          <table:table-cell table:number-columns-repeated="1012"/>
        </table:table-row>
        <table:table-row table:style-name="ro12">
          <table:table-cell table:style-name="ce29" office:value-type="string" calcext:value-type="string">
            <text:p>Long Beach CCD</text:p>
          </table:table-cell>
          <table:table-cell table:style-name="ce37" office:value-type="float" office:value="77.56" calcext:value-type="float">
            <text:p>$77.56</text:p>
          </table:table-cell>
          <table:table-cell table:style-name="ce49" table:formula="of:=RANK([.B28];[.$B$3:.$B$74])" office:value-type="float" office:value="31" calcext:value-type="float">
            <text:p>31</text:p>
          </table:table-cell>
          <table:table-cell table:style-name="ce37" office:value-type="float" office:value="77.56" calcext:value-type="float">
            <text:p>$77.56</text:p>
          </table:table-cell>
          <table:table-cell table:style-name="ce49" table:formula="of:=RANK([.D28];[.$D$3:.$D$74])" office:value-type="float" office:value="39" calcext:value-type="float">
            <text:p>39</text:p>
          </table:table-cell>
          <table:table-cell table:style-name="ce37" office:value-type="float" office:value="77.56" calcext:value-type="float">
            <text:p>$77.56</text:p>
          </table:table-cell>
          <table:table-cell table:style-name="ce50" table:formula="of:=RANK([.F28];[.$F$3:.$F$74])" office:value-type="float" office:value="43" calcext:value-type="float">
            <text:p>43</text:p>
          </table:table-cell>
          <table:table-cell table:style-name="ce43" office:value-type="string" calcext:value-type="string">
            <text:p>No</text:p>
          </table:table-cell>
          <table:table-cell table:style-name="ce46" office:value-type="string" calcext:value-type="string">
            <text:p>2-3%</text:p>
          </table:table-cell>
          <table:table-cell table:style-name="ce47" table:formula="of:=IF([.$H28] = &quot;no&quot;; [.B28]; [.B28] * 17.5 / (17.5+5.83))" office:value-type="float" office:value="77.56" calcext:value-type="float">
            <text:p>$77.56</text:p>
          </table:table-cell>
          <table:table-cell table:style-name="ce47" table:formula="of:=IF([.$H28] = &quot;no&quot;; [.D28]; [.D28] * 17.5 / (17.5+5.83))" office:value-type="float" office:value="77.56" calcext:value-type="float">
            <text:p>$77.56</text:p>
          </table:table-cell>
          <table:table-cell table:style-name="ce47" table:formula="of:=IF([.$H28] = &quot;no&quot;; [.F28]; [.F28] * 17.5 / (17.5+5.83))" office:value-type="float" office:value="77.56" calcext:value-type="float">
            <text:p>$77.56</text:p>
          </table:table-cell>
          <table:table-cell table:number-columns-repeated="1012"/>
        </table:table-row>
        <table:table-row table:style-name="ro12">
          <table:table-cell table:style-name="ce29" office:value-type="string" calcext:value-type="string">
            <text:p>Los Angeles CCD</text:p>
          </table:table-cell>
          <table:table-cell table:style-name="ce37" office:value-type="float" office:value="116.98" calcext:value-type="float">
            <text:p>$116.98</text:p>
          </table:table-cell>
          <table:table-cell table:style-name="ce49" table:formula="of:=RANK([.B29];[.$B$3:.$B$74])" office:value-type="float" office:value="5" calcext:value-type="float">
            <text:p>5</text:p>
          </table:table-cell>
          <table:table-cell table:style-name="ce37" office:value-type="float" office:value="116.98" calcext:value-type="float">
            <text:p>$116.98</text:p>
          </table:table-cell>
          <table:table-cell table:style-name="ce49" table:formula="of:=RANK([.D29];[.$D$3:.$D$74])" office:value-type="float" office:value="11" calcext:value-type="float">
            <text:p>11</text:p>
          </table:table-cell>
          <table:table-cell table:style-name="ce37" office:value-type="float" office:value="119.29" calcext:value-type="float">
            <text:p>$119.29</text:p>
          </table:table-cell>
          <table:table-cell table:style-name="ce50" table:formula="of:=RANK([.F29];[.$F$3:.$F$74])" office:value-type="float" office:value="11" calcext:value-type="float">
            <text:p>11</text:p>
          </table:table-cell>
          <table:table-cell table:style-name="ce43" office:value-type="string" calcext:value-type="string">
            <text:p>Yes</text:p>
          </table:table-cell>
          <table:table-cell table:style-name="ce46" office:value-type="string" calcext:value-type="string">
            <text:p>2.83%</text:p>
          </table:table-cell>
          <table:table-cell table:style-name="ce47" table:formula="of:=IF([.$H29] = &quot;no&quot;; [.B29]; [.B29] * 17.5 / (17.5+5.83))" office:value-type="float" office:value="87.7475353621946" calcext:value-type="float">
            <text:p>$87.75</text:p>
          </table:table-cell>
          <table:table-cell table:style-name="ce47" table:formula="of:=IF([.$H29] = &quot;no&quot;; [.D29]; [.D29] * 17.5 / (17.5+5.83))" office:value-type="float" office:value="87.7475353621946" calcext:value-type="float">
            <text:p>$87.75</text:p>
          </table:table-cell>
          <table:table-cell table:style-name="ce47" table:formula="of:=IF([.$H29] = &quot;no&quot;; [.F29]; [.F29] * 17.5 / (17.5+5.83))" office:value-type="float" office:value="89.4802828975568" calcext:value-type="float">
            <text:p>$89.48</text:p>
          </table:table-cell>
          <table:table-cell table:number-columns-repeated="1012"/>
        </table:table-row>
        <table:table-row table:style-name="ro12">
          <table:table-cell table:style-name="ce29" office:value-type="string" calcext:value-type="string">
            <text:p>Los Rios CCD</text:p>
          </table:table-cell>
          <table:table-cell table:style-name="ce37" office:value-type="float" office:value="81.41" calcext:value-type="float">
            <text:p>$81.41</text:p>
          </table:table-cell>
          <table:table-cell table:style-name="ce49" table:formula="of:=RANK([.B30];[.$B$3:.$B$74])" office:value-type="float" office:value="23" calcext:value-type="float">
            <text:p>23</text:p>
          </table:table-cell>
          <table:table-cell table:style-name="ce37" office:value-type="float" office:value="131.48" calcext:value-type="float">
            <text:p>$131.48</text:p>
          </table:table-cell>
          <table:table-cell table:style-name="ce49" table:formula="of:=RANK([.D30];[.$D$3:.$D$74])" office:value-type="float" office:value="6" calcext:value-type="float">
            <text:p>6</text:p>
          </table:table-cell>
          <table:table-cell table:style-name="ce37" office:value-type="float" office:value="138.05" calcext:value-type="float">
            <text:p>$138.05</text:p>
          </table:table-cell>
          <table:table-cell table:style-name="ce50" table:formula="of:=RANK([.F30];[.$F$3:.$F$74])" office:value-type="float" office:value="6" calcext:value-type="float">
            <text:p>6</text:p>
          </table:table-cell>
          <table:table-cell table:style-name="ce43" office:value-type="string" calcext:value-type="string">
            <text:p>No</text:p>
          </table:table-cell>
          <table:table-cell table:style-name="ce46" office:value-type="string" calcext:value-type="string">
            <text:p>0.0%</text:p>
          </table:table-cell>
          <table:table-cell table:style-name="ce47" table:formula="of:=IF([.$H30] = &quot;no&quot;; [.B30]; [.B30] * 17.5 / (17.5+5.83))" office:value-type="float" office:value="81.41" calcext:value-type="float">
            <text:p>$81.41</text:p>
          </table:table-cell>
          <table:table-cell table:style-name="ce47" table:formula="of:=IF([.$H30] = &quot;no&quot;; [.D30]; [.D30] * 17.5 / (17.5+5.83))" office:value-type="float" office:value="131.48" calcext:value-type="float">
            <text:p>$131.48</text:p>
          </table:table-cell>
          <table:table-cell table:style-name="ce47" table:formula="of:=IF([.$H30] = &quot;no&quot;; [.F30]; [.F30] * 17.5 / (17.5+5.83))" office:value-type="float" office:value="138.05" calcext:value-type="float">
            <text:p>$138.05</text:p>
          </table:table-cell>
          <table:table-cell table:number-columns-repeated="1012"/>
        </table:table-row>
        <table:table-row table:style-name="ro12">
          <table:table-cell table:style-name="ce29" office:value-type="string" calcext:value-type="string">
            <text:p>Marin CCD</text:p>
          </table:table-cell>
          <table:table-cell table:style-name="ce37" office:value-type="float" office:value="132.78" calcext:value-type="float">
            <text:p>$132.78</text:p>
          </table:table-cell>
          <table:table-cell table:style-name="ce49" table:formula="of:=RANK([.B31];[.$B$3:.$B$74])" office:value-type="float" office:value="2" calcext:value-type="float">
            <text:p>2</text:p>
          </table:table-cell>
          <table:table-cell table:style-name="ce37" office:value-type="float" office:value="173.45" calcext:value-type="float">
            <text:p>$173.45</text:p>
          </table:table-cell>
          <table:table-cell table:style-name="ce49" table:formula="of:=RANK([.D31];[.$D$3:.$D$74])" office:value-type="float" office:value="2" calcext:value-type="float">
            <text:p>2</text:p>
          </table:table-cell>
          <table:table-cell table:style-name="ce37" office:value-type="float" office:value="177.74" calcext:value-type="float">
            <text:p>$177.74</text:p>
          </table:table-cell>
          <table:table-cell table:style-name="ce50" table:formula="of:=RANK([.F31];[.$F$3:.$F$74])" office:value-type="float" office:value="2" calcext:value-type="float">
            <text:p>2</text:p>
          </table:table-cell>
          <table:table-cell table:style-name="ce43" office:value-type="string" calcext:value-type="string">
            <text:p>Yes</text:p>
          </table:table-cell>
          <table:table-cell table:style-name="ce46" office:value-type="string" calcext:value-type="string">
            <text:p>NA</text:p>
          </table:table-cell>
          <table:table-cell table:style-name="ce47" table:formula="of:=IF([.$H31] = &quot;no&quot;; [.B31]; [.B31] * 17.5 / (17.5+5.83))" office:value-type="float" office:value="99.5992284612088" calcext:value-type="float">
            <text:p>$99.60</text:p>
          </table:table-cell>
          <table:table-cell table:style-name="ce47" table:formula="of:=IF([.$H31] = &quot;no&quot;; [.D31]; [.D31] * 17.5 / (17.5+5.83))" office:value-type="float" office:value="130.106086583798" calcext:value-type="float">
            <text:p>$130.11</text:p>
          </table:table-cell>
          <table:table-cell table:style-name="ce47" table:formula="of:=IF([.$H31] = &quot;no&quot;; [.F31]; [.F31] * 17.5 / (17.5+5.83))" office:value-type="float" office:value="133.324046292328" calcext:value-type="float">
            <text:p>$133.32</text:p>
          </table:table-cell>
          <table:table-cell table:number-columns-repeated="1012"/>
        </table:table-row>
        <table:table-row table:style-name="ro12">
          <table:table-cell table:style-name="ce29" office:value-type="string" calcext:value-type="string">
            <text:p>Mendocino-Lake CCD</text:p>
          </table:table-cell>
          <table:table-cell table:style-name="ce37" office:value-type="float" office:value="66.68" calcext:value-type="float">
            <text:p>$66.68</text:p>
          </table:table-cell>
          <table:table-cell table:style-name="ce49" table:formula="of:=RANK([.B32];[.$B$3:.$B$74])" office:value-type="float" office:value="49" calcext:value-type="float">
            <text:p>49</text:p>
          </table:table-cell>
          <table:table-cell table:style-name="ce37" office:value-type="float" office:value="70.02" calcext:value-type="float">
            <text:p>$70.02</text:p>
          </table:table-cell>
          <table:table-cell table:style-name="ce49" table:formula="of:=RANK([.D32];[.$D$3:.$D$74])" office:value-type="float" office:value="51" calcext:value-type="float">
            <text:p>51</text:p>
          </table:table-cell>
          <table:table-cell table:style-name="ce37" office:value-type="float" office:value="73.52" calcext:value-type="float">
            <text:p>$73.52</text:p>
          </table:table-cell>
          <table:table-cell table:style-name="ce50" table:formula="of:=RANK([.F32];[.$F$3:.$F$74])" office:value-type="float" office:value="48" calcext:value-type="float">
            <text:p>48</text:p>
          </table:table-cell>
          <table:table-cell table:style-name="ce43" office:value-type="string" calcext:value-type="string">
            <text:p>No</text:p>
          </table:table-cell>
          <table:table-cell table:style-name="ce46" office:value-type="string" calcext:value-type="string">
            <text:p>NA</text:p>
          </table:table-cell>
          <table:table-cell table:style-name="ce47" table:formula="of:=IF([.$H32] = &quot;no&quot;; [.B32]; [.B32] * 17.5 / (17.5+5.83))" office:value-type="float" office:value="66.68" calcext:value-type="float">
            <text:p>$66.68</text:p>
          </table:table-cell>
          <table:table-cell table:style-name="ce47" table:formula="of:=IF([.$H32] = &quot;no&quot;; [.D32]; [.D32] * 17.5 / (17.5+5.83))" office:value-type="float" office:value="70.02" calcext:value-type="float">
            <text:p>$70.02</text:p>
          </table:table-cell>
          <table:table-cell table:style-name="ce47" table:formula="of:=IF([.$H32] = &quot;no&quot;; [.F32]; [.F32] * 17.5 / (17.5+5.83))" office:value-type="float" office:value="73.52" calcext:value-type="float">
            <text:p>$73.52</text:p>
          </table:table-cell>
          <table:table-cell table:number-columns-repeated="1012"/>
        </table:table-row>
        <table:table-row table:style-name="ro12">
          <table:table-cell table:style-name="ce29" office:value-type="string" calcext:value-type="string">
            <text:p>Merced CCD</text:p>
          </table:table-cell>
          <table:table-cell table:style-name="ce37" office:value-type="float" office:value="55.38" calcext:value-type="float">
            <text:p>$55.38</text:p>
          </table:table-cell>
          <table:table-cell table:style-name="ce49" table:formula="of:=RANK([.B33];[.$B$3:.$B$74])" office:value-type="float" office:value="66" calcext:value-type="float">
            <text:p>66</text:p>
          </table:table-cell>
          <table:table-cell table:style-name="ce37" office:value-type="float" office:value="60.92" calcext:value-type="float">
            <text:p>$60.92</text:p>
          </table:table-cell>
          <table:table-cell table:style-name="ce49" table:formula="of:=RANK([.D33];[.$D$3:.$D$74])" office:value-type="float" office:value="63" calcext:value-type="float">
            <text:p>63</text:p>
          </table:table-cell>
          <table:table-cell table:style-name="ce37" office:value-type="float" office:value="60.92" calcext:value-type="float">
            <text:p>$60.92</text:p>
          </table:table-cell>
          <table:table-cell table:style-name="ce50" table:formula="of:=RANK([.F33];[.$F$3:.$F$74])" office:value-type="float" office:value="64" calcext:value-type="float">
            <text:p>64</text:p>
          </table:table-cell>
          <table:table-cell table:style-name="ce43" office:value-type="string" calcext:value-type="string">
            <text:p>Yes</text:p>
          </table:table-cell>
          <table:table-cell table:style-name="ce46" office:value-type="string" calcext:value-type="string">
            <text:p>2.0%</text:p>
          </table:table-cell>
          <table:table-cell table:style-name="ce47" table:formula="of:=IF([.$H33] = &quot;no&quot;; [.B33]; [.B33] * 17.5 / (17.5+5.83))" office:value-type="float" office:value="41.5409344192028" calcext:value-type="float">
            <text:p>$41.54</text:p>
          </table:table-cell>
          <table:table-cell table:style-name="ce47" table:formula="of:=IF([.$H33] = &quot;no&quot;; [.D33]; [.D33] * 17.5 / (17.5+5.83))" office:value-type="float" office:value="45.6965280754394" calcext:value-type="float">
            <text:p>$45.70</text:p>
          </table:table-cell>
          <table:table-cell table:style-name="ce47" table:formula="of:=IF([.$H33] = &quot;no&quot;; [.F33]; [.F33] * 17.5 / (17.5+5.83))" office:value-type="float" office:value="45.6965280754394" calcext:value-type="float">
            <text:p>$45.70</text:p>
          </table:table-cell>
          <table:table-cell table:number-columns-repeated="1012"/>
        </table:table-row>
        <table:table-row table:style-name="ro12">
          <table:table-cell table:style-name="ce29" office:value-type="string" calcext:value-type="string">
            <text:p>MiraCosta CCD</text:p>
          </table:table-cell>
          <table:table-cell table:style-name="ce37" office:value-type="float" office:value="112.83" calcext:value-type="float">
            <text:p>$112.83</text:p>
          </table:table-cell>
          <table:table-cell table:style-name="ce49" table:formula="of:=RANK([.B34];[.$B$3:.$B$74])" office:value-type="float" office:value="9" calcext:value-type="float">
            <text:p>9</text:p>
          </table:table-cell>
          <table:table-cell table:style-name="ce37" office:value-type="float" office:value="115.44" calcext:value-type="float">
            <text:p>$115.44</text:p>
          </table:table-cell>
          <table:table-cell table:style-name="ce49" table:formula="of:=RANK([.D34];[.$D$3:.$D$74])" office:value-type="float" office:value="12" calcext:value-type="float">
            <text:p>12</text:p>
          </table:table-cell>
          <table:table-cell table:style-name="ce37" office:value-type="float" office:value="118.04" calcext:value-type="float">
            <text:p>$118.04</text:p>
          </table:table-cell>
          <table:table-cell table:style-name="ce50" table:formula="of:=RANK([.F34];[.$F$3:.$F$74])" office:value-type="float" office:value="12" calcext:value-type="float">
            <text:p>12</text:p>
          </table:table-cell>
          <table:table-cell table:style-name="ce43" office:value-type="string" calcext:value-type="string">
            <text:p>No</text:p>
          </table:table-cell>
          <table:table-cell table:style-name="ce45" office:value-type="string" calcext:value-type="string">
            <text:p>1.5%</text:p>
          </table:table-cell>
          <table:table-cell table:style-name="ce47" table:formula="of:=IF([.$H34] = &quot;no&quot;; [.B34]; [.B34] * 17.5 / (17.5+5.83))" office:value-type="float" office:value="112.83" calcext:value-type="float">
            <text:p>$112.83</text:p>
          </table:table-cell>
          <table:table-cell table:style-name="ce47" table:formula="of:=IF([.$H34] = &quot;no&quot;; [.D34]; [.D34] * 17.5 / (17.5+5.83))" office:value-type="float" office:value="115.44" calcext:value-type="float">
            <text:p>$115.44</text:p>
          </table:table-cell>
          <table:table-cell table:style-name="ce47" table:formula="of:=IF([.$H34] = &quot;no&quot;; [.F34]; [.F34] * 17.5 / (17.5+5.83))" office:value-type="float" office:value="118.04" calcext:value-type="float">
            <text:p>$118.04</text:p>
          </table:table-cell>
          <table:table-cell table:number-columns-repeated="1012"/>
        </table:table-row>
        <table:table-row table:style-name="ro12">
          <table:table-cell table:style-name="ce29" office:value-type="string" calcext:value-type="string">
            <text:p>Monterey Peninsula CCD</text:p>
          </table:table-cell>
          <table:table-cell table:style-name="ce37" office:value-type="float" office:value="72.25" calcext:value-type="float">
            <text:p>$72.25</text:p>
          </table:table-cell>
          <table:table-cell table:style-name="ce49" table:formula="of:=RANK([.B35];[.$B$3:.$B$74])" office:value-type="float" office:value="40" calcext:value-type="float">
            <text:p>40</text:p>
          </table:table-cell>
          <table:table-cell table:style-name="ce37" office:value-type="float" office:value="78.08" calcext:value-type="float">
            <text:p>$78.08</text:p>
          </table:table-cell>
          <table:table-cell table:style-name="ce49" table:formula="of:=RANK([.D35];[.$D$3:.$D$74])" office:value-type="float" office:value="38" calcext:value-type="float">
            <text:p>38</text:p>
          </table:table-cell>
          <table:table-cell table:style-name="ce37" office:value-type="float" office:value="81.42" calcext:value-type="float">
            <text:p>$81.42</text:p>
          </table:table-cell>
          <table:table-cell table:style-name="ce50" table:formula="of:=RANK([.F35];[.$F$3:.$F$74])" office:value-type="float" office:value="36" calcext:value-type="float">
            <text:p>36</text:p>
          </table:table-cell>
          <table:table-cell table:style-name="ce44" office:value-type="string" calcext:value-type="string">
            <text:p>Yes</text:p>
          </table:table-cell>
          <table:table-cell table:style-name="ce46" office:value-type="string" calcext:value-type="string">
            <text:p>1.0%</text:p>
          </table:table-cell>
          <table:table-cell table:style-name="ce47" table:formula="of:=IF([.$H35] = &quot;no&quot;; [.B35]; [.B35] * 17.5 / (17.5+5.83))" office:value-type="float" office:value="54.1952421774539" calcext:value-type="float">
            <text:p>$54.20</text:p>
          </table:table-cell>
          <table:table-cell table:style-name="ce47" table:formula="of:=IF([.$H35] = &quot;no&quot;; [.D35]; [.D35] * 17.5 / (17.5+5.83))" office:value-type="float" office:value="58.5683669095585" calcext:value-type="float">
            <text:p>$58.57</text:p>
          </table:table-cell>
          <table:table-cell table:style-name="ce47" table:formula="of:=IF([.$H35] = &quot;no&quot;; [.F35]; [.F35] * 17.5 / (17.5+5.83))" office:value-type="float" office:value="61.0737248178311" calcext:value-type="float">
            <text:p>$61.07</text:p>
          </table:table-cell>
          <table:table-cell table:number-columns-repeated="1012"/>
        </table:table-row>
        <table:table-row table:style-name="ro12">
          <table:table-cell table:style-name="ce29" office:value-type="string" calcext:value-type="string">
            <text:p>Mt. San Antonio CCD</text:p>
          </table:table-cell>
          <table:table-cell table:style-name="ce37" office:value-type="float" office:value="85.52" calcext:value-type="float">
            <text:p>$85.52</text:p>
          </table:table-cell>
          <table:table-cell table:style-name="ce49" table:formula="of:=RANK([.B36];[.$B$3:.$B$74])" office:value-type="float" office:value="19" calcext:value-type="float">
            <text:p>19</text:p>
          </table:table-cell>
          <table:table-cell table:style-name="ce37" office:value-type="float" office:value="88.53" calcext:value-type="float">
            <text:p>$88.53</text:p>
          </table:table-cell>
          <table:table-cell table:style-name="ce49" table:formula="of:=RANK([.D36];[.$D$3:.$D$74])" office:value-type="float" office:value="24" calcext:value-type="float">
            <text:p>24</text:p>
          </table:table-cell>
          <table:table-cell table:style-name="ce37" office:value-type="float" office:value="88.53" calcext:value-type="float">
            <text:p>$88.53</text:p>
          </table:table-cell>
          <table:table-cell table:style-name="ce50" table:formula="of:=RANK([.F36];[.$F$3:.$F$74])" office:value-type="float" office:value="26" calcext:value-type="float">
            <text:p>26</text:p>
          </table:table-cell>
          <table:table-cell table:style-name="ce43" office:value-type="string" calcext:value-type="string">
            <text:p>No</text:p>
          </table:table-cell>
          <table:table-cell table:style-name="ce45" office:value-type="string" calcext:value-type="string">
            <text:p>1.0%</text:p>
          </table:table-cell>
          <table:table-cell table:style-name="ce47" table:formula="of:=IF([.$H36] = &quot;no&quot;; [.B36]; [.B36] * 17.5 / (17.5+5.83))" office:value-type="float" office:value="85.52" calcext:value-type="float">
            <text:p>$85.52</text:p>
          </table:table-cell>
          <table:table-cell table:style-name="ce47" table:formula="of:=IF([.$H36] = &quot;no&quot;; [.D36]; [.D36] * 17.5 / (17.5+5.83))" office:value-type="float" office:value="88.53" calcext:value-type="float">
            <text:p>$88.53</text:p>
          </table:table-cell>
          <table:table-cell table:style-name="ce47" table:formula="of:=IF([.$H36] = &quot;no&quot;; [.F36]; [.F36] * 17.5 / (17.5+5.83))" office:value-type="float" office:value="88.53" calcext:value-type="float">
            <text:p>$88.53</text:p>
          </table:table-cell>
          <table:table-cell table:number-columns-repeated="1012"/>
        </table:table-row>
        <table:table-row table:style-name="ro12">
          <table:table-cell table:style-name="ce29" office:value-type="string" calcext:value-type="string">
            <text:p>Mt. San Jacinto CCD</text:p>
          </table:table-cell>
          <table:table-cell table:style-name="ce37" office:value-type="float" office:value="60.19" calcext:value-type="float">
            <text:p>$60.19</text:p>
          </table:table-cell>
          <table:table-cell table:style-name="ce49" table:formula="of:=RANK([.B37];[.$B$3:.$B$74])" office:value-type="float" office:value="58" calcext:value-type="float">
            <text:p>58</text:p>
          </table:table-cell>
          <table:table-cell table:style-name="ce37" office:value-type="float" office:value="60.19" calcext:value-type="float">
            <text:p>$60.19</text:p>
          </table:table-cell>
          <table:table-cell table:style-name="ce49" table:formula="of:=RANK([.D37];[.$D$3:.$D$74])" office:value-type="float" office:value="64" calcext:value-type="float">
            <text:p>64</text:p>
          </table:table-cell>
          <table:table-cell table:style-name="ce37" office:value-type="float" office:value="60.19" calcext:value-type="float">
            <text:p>$60.19</text:p>
          </table:table-cell>
          <table:table-cell table:style-name="ce50" table:formula="of:=RANK([.F37];[.$F$3:.$F$74])" office:value-type="float" office:value="66" calcext:value-type="float">
            <text:p>66</text:p>
          </table:table-cell>
          <table:table-cell table:style-name="ce43" office:value-type="string" calcext:value-type="string">
            <text:p>No</text:p>
          </table:table-cell>
          <table:table-cell table:style-name="ce45" office:value-type="string" calcext:value-type="string">
            <text:p>4.0%</text:p>
          </table:table-cell>
          <table:table-cell table:style-name="ce47" table:formula="of:=IF([.$H37] = &quot;no&quot;; [.B37]; [.B37] * 17.5 / (17.5+5.83))" office:value-type="float" office:value="60.19" calcext:value-type="float">
            <text:p>$60.19</text:p>
          </table:table-cell>
          <table:table-cell table:style-name="ce47" table:formula="of:=IF([.$H37] = &quot;no&quot;; [.D37]; [.D37] * 17.5 / (17.5+5.83))" office:value-type="float" office:value="60.19" calcext:value-type="float">
            <text:p>$60.19</text:p>
          </table:table-cell>
          <table:table-cell table:style-name="ce47" table:formula="of:=IF([.$H37] = &quot;no&quot;; [.F37]; [.F37] * 17.5 / (17.5+5.83))" office:value-type="float" office:value="60.19" calcext:value-type="float">
            <text:p>$60.19</text:p>
          </table:table-cell>
          <table:table-cell table:number-columns-repeated="1012"/>
        </table:table-row>
        <table:table-row table:style-name="ro12">
          <table:table-cell table:style-name="ce29" office:value-type="string" calcext:value-type="string">
            <text:p>Napa Valley CCD</text:p>
          </table:table-cell>
          <table:table-cell table:style-name="ce37" office:value-type="float" office:value="72.21" calcext:value-type="float">
            <text:p>$72.21</text:p>
          </table:table-cell>
          <table:table-cell table:style-name="ce49" table:formula="of:=RANK([.B38];[.$B$3:.$B$74])" office:value-type="float" office:value="41" calcext:value-type="float">
            <text:p>41</text:p>
          </table:table-cell>
          <table:table-cell table:style-name="ce37" office:value-type="float" office:value="72.21" calcext:value-type="float">
            <text:p>$72.21</text:p>
          </table:table-cell>
          <table:table-cell table:style-name="ce49" table:formula="of:=RANK([.D38];[.$D$3:.$D$74])" office:value-type="float" office:value="47" calcext:value-type="float">
            <text:p>47</text:p>
          </table:table-cell>
          <table:table-cell table:style-name="ce37" office:value-type="float" office:value="72.21" calcext:value-type="float">
            <text:p>$72.21</text:p>
          </table:table-cell>
          <table:table-cell table:style-name="ce50" table:formula="of:=RANK([.F38];[.$F$3:.$F$74])" office:value-type="float" office:value="51" calcext:value-type="float">
            <text:p>51</text:p>
          </table:table-cell>
          <table:table-cell table:style-name="ce43" office:value-type="string" calcext:value-type="string">
            <text:p>No</text:p>
          </table:table-cell>
          <table:table-cell table:style-name="ce45" office:value-type="string" calcext:value-type="string">
            <text:p>2.0%</text:p>
          </table:table-cell>
          <table:table-cell table:style-name="ce47" table:formula="of:=IF([.$H38] = &quot;no&quot;; [.B38]; [.B38] * 17.5 / (17.5+5.83))" office:value-type="float" office:value="72.21" calcext:value-type="float">
            <text:p>$72.21</text:p>
          </table:table-cell>
          <table:table-cell table:style-name="ce47" table:formula="of:=IF([.$H38] = &quot;no&quot;; [.D38]; [.D38] * 17.5 / (17.5+5.83))" office:value-type="float" office:value="72.21" calcext:value-type="float">
            <text:p>$72.21</text:p>
          </table:table-cell>
          <table:table-cell table:style-name="ce47" table:formula="of:=IF([.$H38] = &quot;no&quot;; [.F38]; [.F38] * 17.5 / (17.5+5.83))" office:value-type="float" office:value="72.21" calcext:value-type="float">
            <text:p>$72.21</text:p>
          </table:table-cell>
          <table:table-cell table:number-columns-repeated="1012"/>
        </table:table-row>
        <table:table-row table:style-name="ro12">
          <table:table-cell table:style-name="ce29" office:value-type="string" calcext:value-type="string">
            <text:p>North Orange County CCD</text:p>
          </table:table-cell>
          <table:table-cell table:style-name="ce37" office:value-type="float" office:value="74.79" calcext:value-type="float">
            <text:p>$74.79</text:p>
          </table:table-cell>
          <table:table-cell table:style-name="ce49" table:formula="of:=RANK([.B39];[.$B$3:.$B$74])" office:value-type="float" office:value="39" calcext:value-type="float">
            <text:p>39</text:p>
          </table:table-cell>
          <table:table-cell table:style-name="ce37" office:value-type="float" office:value="74.79" calcext:value-type="float">
            <text:p>$74.79</text:p>
          </table:table-cell>
          <table:table-cell table:style-name="ce49" table:formula="of:=RANK([.D39];[.$D$3:.$D$74])" office:value-type="float" office:value="44" calcext:value-type="float">
            <text:p>44</text:p>
          </table:table-cell>
          <table:table-cell table:style-name="ce37" office:value-type="float" office:value="78.339" calcext:value-type="float">
            <text:p>$78.34</text:p>
          </table:table-cell>
          <table:table-cell table:style-name="ce50" table:formula="of:=RANK([.F39];[.$F$3:.$F$74])" office:value-type="float" office:value="42" calcext:value-type="float">
            <text:p>42</text:p>
          </table:table-cell>
          <table:table-cell table:style-name="ce43" office:value-type="string" calcext:value-type="string">
            <text:p>Yes</text:p>
          </table:table-cell>
          <table:table-cell table:style-name="ce45" office:value-type="string" calcext:value-type="string">
            <text:p>3.2-7.4%</text:p>
          </table:table-cell>
          <table:table-cell table:style-name="ce47" table:formula="of:=IF([.$H39] = &quot;no&quot;; [.B39]; [.B39] * 17.5 / (17.5+5.83))" office:value-type="float" office:value="56.1005143591942" calcext:value-type="float">
            <text:p>$56.10</text:p>
          </table:table-cell>
          <table:table-cell table:style-name="ce47" table:formula="of:=IF([.$H39] = &quot;no&quot;; [.D39]; [.D39] * 17.5 / (17.5+5.83))" office:value-type="float" office:value="56.1005143591942" calcext:value-type="float">
            <text:p>$56.10</text:p>
          </table:table-cell>
          <table:table-cell table:style-name="ce47" table:formula="of:=IF([.$H39] = &quot;no&quot;; [.F39]; [.F39] * 17.5 / (17.5+5.83))" office:value-type="float" office:value="58.7626446635234" calcext:value-type="float">
            <text:p>$58.76</text:p>
          </table:table-cell>
          <table:table-cell table:number-columns-repeated="1012"/>
        </table:table-row>
        <table:table-row table:style-name="ro12">
          <table:table-cell table:style-name="ce29" office:value-type="string" calcext:value-type="string">
            <text:p>Ohlone CCD</text:p>
          </table:table-cell>
          <table:table-cell table:style-name="ce37" office:value-type="float" office:value="84.79" calcext:value-type="float">
            <text:p>$84.79</text:p>
          </table:table-cell>
          <table:table-cell table:style-name="ce49" table:formula="of:=RANK([.B40];[.$B$3:.$B$74])" office:value-type="float" office:value="20" calcext:value-type="float">
            <text:p>20</text:p>
          </table:table-cell>
          <table:table-cell table:style-name="ce37" office:value-type="float" office:value="84.79" calcext:value-type="float">
            <text:p>$84.79</text:p>
          </table:table-cell>
          <table:table-cell table:style-name="ce49" table:formula="of:=RANK([.D40];[.$D$3:.$D$74])" office:value-type="float" office:value="29" calcext:value-type="float">
            <text:p>29</text:p>
          </table:table-cell>
          <table:table-cell table:style-name="ce37" office:value-type="float" office:value="84.79" calcext:value-type="float">
            <text:p>$84.79</text:p>
          </table:table-cell>
          <table:table-cell table:style-name="ce50" table:formula="of:=RANK([.F40];[.$F$3:.$F$74])" office:value-type="float" office:value="31" calcext:value-type="float">
            <text:p>31</text:p>
          </table:table-cell>
          <table:table-cell table:style-name="ce43" office:value-type="string" calcext:value-type="string">
            <text:p>No</text:p>
          </table:table-cell>
          <table:table-cell table:style-name="ce45" office:value-type="string" calcext:value-type="string">
            <text:p>1.0%</text:p>
          </table:table-cell>
          <table:table-cell table:style-name="ce47" table:formula="of:=IF([.$H40] = &quot;no&quot;; [.B40]; [.B40] * 17.5 / (17.5+5.83))" office:value-type="float" office:value="84.79" calcext:value-type="float">
            <text:p>$84.79</text:p>
          </table:table-cell>
          <table:table-cell table:style-name="ce47" table:formula="of:=IF([.$H40] = &quot;no&quot;; [.D40]; [.D40] * 17.5 / (17.5+5.83))" office:value-type="float" office:value="84.79" calcext:value-type="float">
            <text:p>$84.79</text:p>
          </table:table-cell>
          <table:table-cell table:style-name="ce47" table:formula="of:=IF([.$H40] = &quot;no&quot;; [.F40]; [.F40] * 17.5 / (17.5+5.83))" office:value-type="float" office:value="84.79" calcext:value-type="float">
            <text:p>$84.79</text:p>
          </table:table-cell>
          <table:table-cell table:number-columns-repeated="1012"/>
        </table:table-row>
        <table:table-row table:style-name="ro12">
          <table:table-cell table:style-name="ce29" office:value-type="string" calcext:value-type="string">
            <text:p>Palo Verde CCD</text:p>
          </table:table-cell>
          <table:table-cell table:style-name="ce37" office:value-type="float" office:value="57.99" calcext:value-type="float">
            <text:p>$57.99</text:p>
          </table:table-cell>
          <table:table-cell table:style-name="ce49" table:formula="of:=RANK([.B41];[.$B$3:.$B$74])" office:value-type="float" office:value="63" calcext:value-type="float">
            <text:p>63</text:p>
          </table:table-cell>
          <table:table-cell table:style-name="ce37" office:value-type="float" office:value="57.99" calcext:value-type="float">
            <text:p>$57.99</text:p>
          </table:table-cell>
          <table:table-cell table:style-name="ce49" table:formula="of:=RANK([.D41];[.$D$3:.$D$74])" office:value-type="float" office:value="68" calcext:value-type="float">
            <text:p>68</text:p>
          </table:table-cell>
          <table:table-cell table:style-name="ce37" office:value-type="float" office:value="66.64" calcext:value-type="float">
            <text:p>$66.64</text:p>
          </table:table-cell>
          <table:table-cell table:style-name="ce50" table:formula="of:=RANK([.F41];[.$F$3:.$F$74])" office:value-type="float" office:value="58" calcext:value-type="float">
            <text:p>58</text:p>
          </table:table-cell>
          <table:table-cell table:style-name="ce43" office:value-type="string" calcext:value-type="string">
            <text:p>No</text:p>
          </table:table-cell>
          <table:table-cell table:style-name="ce45" office:value-type="string" calcext:value-type="string">
            <text:p>9.0% over 2009</text:p>
          </table:table-cell>
          <table:table-cell table:style-name="ce47" table:formula="of:=IF([.$H41] = &quot;no&quot;; [.B41]; [.B41] * 17.5 / (17.5+5.83))" office:value-type="float" office:value="57.99" calcext:value-type="float">
            <text:p>$57.99</text:p>
          </table:table-cell>
          <table:table-cell table:style-name="ce47" table:formula="of:=IF([.$H41] = &quot;no&quot;; [.D41]; [.D41] * 17.5 / (17.5+5.83))" office:value-type="float" office:value="57.99" calcext:value-type="float">
            <text:p>$57.99</text:p>
          </table:table-cell>
          <table:table-cell table:style-name="ce47" table:formula="of:=IF([.$H41] = &quot;no&quot;; [.F41]; [.F41] * 17.5 / (17.5+5.83))" office:value-type="float" office:value="66.64" calcext:value-type="float">
            <text:p>$66.64</text:p>
          </table:table-cell>
          <table:table-cell table:number-columns-repeated="1012"/>
        </table:table-row>
        <table:table-row table:style-name="ro12">
          <table:table-cell table:style-name="ce29" office:value-type="string" calcext:value-type="string">
            <text:p>Palomar CCD</text:p>
          </table:table-cell>
          <table:table-cell table:style-name="ce37" office:value-type="float" office:value="70.96" calcext:value-type="float">
            <text:p>$70.96</text:p>
          </table:table-cell>
          <table:table-cell table:style-name="ce49" table:formula="of:=RANK([.B42];[.$B$3:.$B$74])" office:value-type="float" office:value="43" calcext:value-type="float">
            <text:p>43</text:p>
          </table:table-cell>
          <table:table-cell table:style-name="ce37" office:value-type="float" office:value="70.96" calcext:value-type="float">
            <text:p>$70.96</text:p>
          </table:table-cell>
          <table:table-cell table:style-name="ce49" table:formula="of:=RANK([.D42];[.$D$3:.$D$74])" office:value-type="float" office:value="49" calcext:value-type="float">
            <text:p>49</text:p>
          </table:table-cell>
          <table:table-cell table:style-name="ce37" office:value-type="float" office:value="72.65" calcext:value-type="float">
            <text:p>$72.65</text:p>
          </table:table-cell>
          <table:table-cell table:style-name="ce50" table:formula="of:=RANK([.F42];[.$F$3:.$F$74])" office:value-type="float" office:value="50" calcext:value-type="float">
            <text:p>50</text:p>
          </table:table-cell>
          <table:table-cell table:style-name="ce43" office:value-type="string" calcext:value-type="string">
            <text:p>No</text:p>
          </table:table-cell>
          <table:table-cell table:style-name="ce45" office:value-type="string" calcext:value-type="string">
            <text:p>3.0%</text:p>
          </table:table-cell>
          <table:table-cell table:style-name="ce47" table:formula="of:=IF([.$H42] = &quot;no&quot;; [.B42]; [.B42] * 17.5 / (17.5+5.83))" office:value-type="float" office:value="70.96" calcext:value-type="float">
            <text:p>$70.96</text:p>
          </table:table-cell>
          <table:table-cell table:style-name="ce47" table:formula="of:=IF([.$H42] = &quot;no&quot;; [.D42]; [.D42] * 17.5 / (17.5+5.83))" office:value-type="float" office:value="70.96" calcext:value-type="float">
            <text:p>$70.96</text:p>
          </table:table-cell>
          <table:table-cell table:style-name="ce47" table:formula="of:=IF([.$H42] = &quot;no&quot;; [.F42]; [.F42] * 17.5 / (17.5+5.83))" office:value-type="float" office:value="72.65" calcext:value-type="float">
            <text:p>$72.65</text:p>
          </table:table-cell>
          <table:table-cell table:number-columns-repeated="1012"/>
        </table:table-row>
        <table:table-row table:style-name="ro12">
          <table:table-cell table:style-name="ce29" office:value-type="string" calcext:value-type="string">
            <text:p>Pasadena Area CCD</text:p>
          </table:table-cell>
          <table:table-cell table:style-name="ce37" office:value-type="float" office:value="83.85" calcext:value-type="float">
            <text:p>$83.85</text:p>
          </table:table-cell>
          <table:table-cell table:style-name="ce49" table:formula="of:=RANK([.B43];[.$B$3:.$B$74])" office:value-type="float" office:value="21" calcext:value-type="float">
            <text:p>21</text:p>
          </table:table-cell>
          <table:table-cell table:style-name="ce37" office:value-type="float" office:value="95.03" calcext:value-type="float">
            <text:p>$95.03</text:p>
          </table:table-cell>
          <table:table-cell table:style-name="ce49" table:formula="of:=RANK([.D43];[.$D$3:.$D$74])" office:value-type="float" office:value="20" calcext:value-type="float">
            <text:p>20</text:p>
          </table:table-cell>
          <table:table-cell table:style-name="ce37" office:value-type="float" office:value="97.84" calcext:value-type="float">
            <text:p>$97.84</text:p>
          </table:table-cell>
          <table:table-cell table:style-name="ce50" table:formula="of:=RANK([.F43];[.$F$3:.$F$74])" office:value-type="float" office:value="21" calcext:value-type="float">
            <text:p>21</text:p>
          </table:table-cell>
          <table:table-cell table:style-name="ce43" office:value-type="string" calcext:value-type="string">
            <text:p>No</text:p>
          </table:table-cell>
          <table:table-cell table:style-name="ce45" office:value-type="string" calcext:value-type="string">
            <text:p>3.0%</text:p>
          </table:table-cell>
          <table:table-cell table:style-name="ce47" table:formula="of:=IF([.$H43] = &quot;no&quot;; [.B43]; [.B43] * 17.5 / (17.5+5.83))" office:value-type="float" office:value="83.85" calcext:value-type="float">
            <text:p>$83.85</text:p>
          </table:table-cell>
          <table:table-cell table:style-name="ce47" table:formula="of:=IF([.$H43] = &quot;no&quot;; [.D43]; [.D43] * 17.5 / (17.5+5.83))" office:value-type="float" office:value="95.03" calcext:value-type="float">
            <text:p>$95.03</text:p>
          </table:table-cell>
          <table:table-cell table:style-name="ce47" table:formula="of:=IF([.$H43] = &quot;no&quot;; [.F43]; [.F43] * 17.5 / (17.5+5.83))" office:value-type="float" office:value="97.84" calcext:value-type="float">
            <text:p>$97.84</text:p>
          </table:table-cell>
          <table:table-cell table:number-columns-repeated="1012"/>
        </table:table-row>
        <table:table-row table:style-name="ro12">
          <table:table-cell table:style-name="ce29" office:value-type="string" calcext:value-type="string">
            <text:p>Peralta CCD</text:p>
          </table:table-cell>
          <table:table-cell table:style-name="ce37" office:value-type="float" office:value="80.91" calcext:value-type="float">
            <text:p>$80.91</text:p>
          </table:table-cell>
          <table:table-cell table:style-name="ce49" table:formula="of:=RANK([.B44];[.$B$3:.$B$74])" office:value-type="float" office:value="26" calcext:value-type="float">
            <text:p>26</text:p>
          </table:table-cell>
          <table:table-cell table:style-name="ce37" office:value-type="float" office:value="121.37" calcext:value-type="float">
            <text:p>$121.37</text:p>
          </table:table-cell>
          <table:table-cell table:style-name="ce49" table:formula="of:=RANK([.D44];[.$D$3:.$D$74])" office:value-type="float" office:value="10" calcext:value-type="float">
            <text:p>10</text:p>
          </table:table-cell>
          <table:table-cell table:style-name="ce37" office:value-type="float" office:value="121.37" calcext:value-type="float">
            <text:p>$121.37</text:p>
          </table:table-cell>
          <table:table-cell table:style-name="ce50" table:formula="of:=RANK([.F44];[.$F$3:.$F$74])" office:value-type="float" office:value="10" calcext:value-type="float">
            <text:p>10</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44] = &quot;no&quot;; [.B44]; [.B44] * 17.5 / (17.5+5.83))" office:value-type="float" office:value="80.91" calcext:value-type="float">
            <text:p>$80.91</text:p>
          </table:table-cell>
          <table:table-cell table:style-name="ce47" table:formula="of:=IF([.$H44] = &quot;no&quot;; [.D44]; [.D44] * 17.5 / (17.5+5.83))" office:value-type="float" office:value="121.37" calcext:value-type="float">
            <text:p>$121.37</text:p>
          </table:table-cell>
          <table:table-cell table:style-name="ce47" table:formula="of:=IF([.$H44] = &quot;no&quot;; [.F44]; [.F44] * 17.5 / (17.5+5.83))" office:value-type="float" office:value="121.37" calcext:value-type="float">
            <text:p>$121.37</text:p>
          </table:table-cell>
          <table:table-cell table:number-columns-repeated="1012"/>
        </table:table-row>
        <table:table-row table:style-name="ro12">
          <table:table-cell table:style-name="ce29" office:value-type="string" calcext:value-type="string">
            <text:p>Rancho Santiago CCD</text:p>
          </table:table-cell>
          <table:table-cell table:style-name="ce37" office:value-type="float" office:value="69.39" calcext:value-type="float">
            <text:p>$69.39</text:p>
          </table:table-cell>
          <table:table-cell table:style-name="ce49" table:formula="of:=RANK([.B45];[.$B$3:.$B$74])" office:value-type="float" office:value="46" calcext:value-type="float">
            <text:p>46</text:p>
          </table:table-cell>
          <table:table-cell table:style-name="ce37" office:value-type="float" office:value="69.39" calcext:value-type="float">
            <text:p>$69.39</text:p>
          </table:table-cell>
          <table:table-cell table:style-name="ce49" table:formula="of:=RANK([.D45];[.$D$3:.$D$74])" office:value-type="float" office:value="53" calcext:value-type="float">
            <text:p>53</text:p>
          </table:table-cell>
          <table:table-cell table:style-name="ce37" office:value-type="float" office:value="69.39" calcext:value-type="float">
            <text:p>$69.39</text:p>
          </table:table-cell>
          <table:table-cell table:style-name="ce50" table:formula="of:=RANK([.F45];[.$F$3:.$F$74])" office:value-type="float" office:value="55" calcext:value-type="float">
            <text:p>55</text:p>
          </table:table-cell>
          <table:table-cell table:style-name="ce43" office:value-type="string" calcext:value-type="string">
            <text:p>No</text:p>
          </table:table-cell>
          <table:table-cell table:style-name="ce45" office:value-type="string" calcext:value-type="string">
            <text:p>.005%</text:p>
          </table:table-cell>
          <table:table-cell table:style-name="ce47" table:formula="of:=IF([.$H45] = &quot;no&quot;; [.B45]; [.B45] * 17.5 / (17.5+5.83))" office:value-type="float" office:value="69.39" calcext:value-type="float">
            <text:p>$69.39</text:p>
          </table:table-cell>
          <table:table-cell table:style-name="ce47" table:formula="of:=IF([.$H45] = &quot;no&quot;; [.D45]; [.D45] * 17.5 / (17.5+5.83))" office:value-type="float" office:value="69.39" calcext:value-type="float">
            <text:p>$69.39</text:p>
          </table:table-cell>
          <table:table-cell table:style-name="ce47" table:formula="of:=IF([.$H45] = &quot;no&quot;; [.F45]; [.F45] * 17.5 / (17.5+5.83))" office:value-type="float" office:value="69.39" calcext:value-type="float">
            <text:p>$69.39</text:p>
          </table:table-cell>
          <table:table-cell table:number-columns-repeated="1012"/>
        </table:table-row>
        <table:table-row table:style-name="ro12">
          <table:table-cell table:style-name="ce29" office:value-type="string" calcext:value-type="string">
            <text:p>Redwoods CCD</text:p>
          </table:table-cell>
          <table:table-cell table:style-name="ce37" office:value-type="float" office:value="70.42" calcext:value-type="float">
            <text:p>$70.42</text:p>
          </table:table-cell>
          <table:table-cell table:style-name="ce49" table:formula="of:=RANK([.B46];[.$B$3:.$B$74])" office:value-type="float" office:value="44" calcext:value-type="float">
            <text:p>44</text:p>
          </table:table-cell>
          <table:table-cell table:style-name="ce37" office:value-type="float" office:value="94.42" calcext:value-type="float">
            <text:p>$94.42</text:p>
          </table:table-cell>
          <table:table-cell table:style-name="ce49" table:formula="of:=RANK([.D46];[.$D$3:.$D$74])" office:value-type="float" office:value="21" calcext:value-type="float">
            <text:p>21</text:p>
          </table:table-cell>
          <table:table-cell table:style-name="ce37" office:value-type="float" office:value="94.42" calcext:value-type="float">
            <text:p>$94.42</text:p>
          </table:table-cell>
          <table:table-cell table:style-name="ce50" table:formula="of:=RANK([.F46];[.$F$3:.$F$74])" office:value-type="float" office:value="23" calcext:value-type="float">
            <text:p>23</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46] = &quot;no&quot;; [.B46]; [.B46] * 17.5 / (17.5+5.83))" office:value-type="float" office:value="70.42" calcext:value-type="float">
            <text:p>$70.42</text:p>
          </table:table-cell>
          <table:table-cell table:style-name="ce47" table:formula="of:=IF([.$H46] = &quot;no&quot;; [.D46]; [.D46] * 17.5 / (17.5+5.83))" office:value-type="float" office:value="94.42" calcext:value-type="float">
            <text:p>$94.42</text:p>
          </table:table-cell>
          <table:table-cell table:style-name="ce47" table:formula="of:=IF([.$H46] = &quot;no&quot;; [.F46]; [.F46] * 17.5 / (17.5+5.83))" office:value-type="float" office:value="94.42" calcext:value-type="float">
            <text:p>$94.42</text:p>
          </table:table-cell>
          <table:table-cell table:number-columns-repeated="1012"/>
        </table:table-row>
        <table:table-row table:style-name="ro12">
          <table:table-cell table:style-name="ce29" office:value-type="string" calcext:value-type="string">
            <text:p>Rio Hondo CCD</text:p>
          </table:table-cell>
          <table:table-cell table:style-name="ce37" office:value-type="float" office:value="96.75" calcext:value-type="float">
            <text:p>$96.75</text:p>
          </table:table-cell>
          <table:table-cell table:style-name="ce49" table:formula="of:=RANK([.B47];[.$B$3:.$B$74])" office:value-type="float" office:value="14" calcext:value-type="float">
            <text:p>14</text:p>
          </table:table-cell>
          <table:table-cell table:style-name="ce37" office:value-type="float" office:value="123.08" calcext:value-type="float">
            <text:p>$123.08</text:p>
          </table:table-cell>
          <table:table-cell table:style-name="ce49" table:formula="of:=RANK([.D47];[.$D$3:.$D$74])" office:value-type="float" office:value="7" calcext:value-type="float">
            <text:p>7</text:p>
          </table:table-cell>
          <table:table-cell table:style-name="ce37" office:value-type="float" office:value="126.65" calcext:value-type="float">
            <text:p>$126.65</text:p>
          </table:table-cell>
          <table:table-cell table:style-name="ce50" table:formula="of:=RANK([.F47];[.$F$3:.$F$74])" office:value-type="float" office:value="7" calcext:value-type="float">
            <text:p>7</text:p>
          </table:table-cell>
          <table:table-cell table:style-name="ce43" office:value-type="string" calcext:value-type="string">
            <text:p>No</text:p>
          </table:table-cell>
          <table:table-cell table:style-name="ce45" office:value-type="string" calcext:value-type="string">
            <text:p>2.0%</text:p>
          </table:table-cell>
          <table:table-cell table:style-name="ce47" table:formula="of:=IF([.$H47] = &quot;no&quot;; [.B47]; [.B47] * 17.5 / (17.5+5.83))" office:value-type="float" office:value="96.75" calcext:value-type="float">
            <text:p>$96.75</text:p>
          </table:table-cell>
          <table:table-cell table:style-name="ce47" table:formula="of:=IF([.$H47] = &quot;no&quot;; [.D47]; [.D47] * 17.5 / (17.5+5.83))" office:value-type="float" office:value="123.08" calcext:value-type="float">
            <text:p>$123.08</text:p>
          </table:table-cell>
          <table:table-cell table:style-name="ce47" table:formula="of:=IF([.$H47] = &quot;no&quot;; [.F47]; [.F47] * 17.5 / (17.5+5.83))" office:value-type="float" office:value="126.65" calcext:value-type="float">
            <text:p>$126.65</text:p>
          </table:table-cell>
          <table:table-cell table:number-columns-repeated="1012"/>
        </table:table-row>
        <table:table-row table:style-name="ro12">
          <table:table-cell table:style-name="ce29" office:value-type="string" calcext:value-type="string">
            <text:p>Riverside CCD</text:p>
          </table:table-cell>
          <table:table-cell table:style-name="ce37" office:value-type="float" office:value="79.49" calcext:value-type="float">
            <text:p>$79.49</text:p>
          </table:table-cell>
          <table:table-cell table:style-name="ce49" table:formula="of:=RANK([.B48];[.$B$3:.$B$74])" office:value-type="float" office:value="29" calcext:value-type="float">
            <text:p>29</text:p>
          </table:table-cell>
          <table:table-cell table:style-name="ce37" office:value-type="float" office:value="79.49" calcext:value-type="float">
            <text:p>$79.49</text:p>
          </table:table-cell>
          <table:table-cell table:style-name="ce49" table:formula="of:=RANK([.D48];[.$D$3:.$D$74])" office:value-type="float" office:value="37" calcext:value-type="float">
            <text:p>37</text:p>
          </table:table-cell>
          <table:table-cell table:style-name="ce37" office:value-type="float" office:value="79.49" calcext:value-type="float">
            <text:p>$79.49</text:p>
          </table:table-cell>
          <table:table-cell table:style-name="ce50" table:formula="of:=RANK([.F48];[.$F$3:.$F$74])" office:value-type="float" office:value="38" calcext:value-type="float">
            <text:p>38</text:p>
          </table:table-cell>
          <table:table-cell table:style-name="ce43" office:value-type="string" calcext:value-type="string">
            <text:p>No</text:p>
          </table:table-cell>
          <table:table-cell table:style-name="ce45" office:value-type="string" calcext:value-type="string">
            <text:p>2.5%</text:p>
          </table:table-cell>
          <table:table-cell table:style-name="ce47" table:formula="of:=IF([.$H48] = &quot;no&quot;; [.B48]; [.B48] * 17.5 / (17.5+5.83))" office:value-type="float" office:value="79.49" calcext:value-type="float">
            <text:p>$79.49</text:p>
          </table:table-cell>
          <table:table-cell table:style-name="ce47" table:formula="of:=IF([.$H48] = &quot;no&quot;; [.D48]; [.D48] * 17.5 / (17.5+5.83))" office:value-type="float" office:value="79.49" calcext:value-type="float">
            <text:p>$79.49</text:p>
          </table:table-cell>
          <table:table-cell table:style-name="ce47" table:formula="of:=IF([.$H48] = &quot;no&quot;; [.F48]; [.F48] * 17.5 / (17.5+5.83))" office:value-type="float" office:value="79.49" calcext:value-type="float">
            <text:p>$79.49</text:p>
          </table:table-cell>
          <table:table-cell table:number-columns-repeated="1012"/>
        </table:table-row>
        <table:table-row table:style-name="ro12">
          <table:table-cell table:style-name="ce29" office:value-type="string" calcext:value-type="string">
            <text:p>San Bernardino CCD</text:p>
          </table:table-cell>
          <table:table-cell table:style-name="ce37" office:value-type="float" office:value="60" calcext:value-type="float">
            <text:p>$60.00</text:p>
          </table:table-cell>
          <table:table-cell table:style-name="ce49" table:formula="of:=RANK([.B49];[.$B$3:.$B$74])" office:value-type="float" office:value="59" calcext:value-type="float">
            <text:p>59</text:p>
          </table:table-cell>
          <table:table-cell table:style-name="ce37" office:value-type="float" office:value="60" calcext:value-type="float">
            <text:p>$60.00</text:p>
          </table:table-cell>
          <table:table-cell table:style-name="ce49" table:formula="of:=RANK([.D49];[.$D$3:.$D$74])" office:value-type="float" office:value="66" calcext:value-type="float">
            <text:p>66</text:p>
          </table:table-cell>
          <table:table-cell table:style-name="ce37" office:value-type="float" office:value="60" calcext:value-type="float">
            <text:p>$60.00</text:p>
          </table:table-cell>
          <table:table-cell table:style-name="ce50" table:formula="of:=RANK([.F49];[.$F$3:.$F$74])" office:value-type="float" office:value="68" calcext:value-type="float">
            <text:p>68</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49] = &quot;no&quot;; [.B49]; [.B49] * 17.5 / (17.5+5.83))" office:value-type="float" office:value="60" calcext:value-type="float">
            <text:p>$60.00</text:p>
          </table:table-cell>
          <table:table-cell table:style-name="ce47" table:formula="of:=IF([.$H49] = &quot;no&quot;; [.D49]; [.D49] * 17.5 / (17.5+5.83))" office:value-type="float" office:value="60" calcext:value-type="float">
            <text:p>$60.00</text:p>
          </table:table-cell>
          <table:table-cell table:style-name="ce47" table:formula="of:=IF([.$H49] = &quot;no&quot;; [.F49]; [.F49] * 17.5 / (17.5+5.83))" office:value-type="float" office:value="60" calcext:value-type="float">
            <text:p>$60.00</text:p>
          </table:table-cell>
          <table:table-cell table:number-columns-repeated="1012"/>
        </table:table-row>
        <table:table-row table:style-name="ro12">
          <table:table-cell table:style-name="ce29" office:value-type="string" calcext:value-type="string">
            <text:p>San Diego CCD</text:p>
          </table:table-cell>
          <table:table-cell table:style-name="ce37" office:value-type="float" office:value="77.79" calcext:value-type="float">
            <text:p>$77.79</text:p>
          </table:table-cell>
          <table:table-cell table:style-name="ce49" table:formula="of:=RANK([.B50];[.$B$3:.$B$74])" office:value-type="float" office:value="30" calcext:value-type="float">
            <text:p>30</text:p>
          </table:table-cell>
          <table:table-cell table:style-name="ce37" office:value-type="float" office:value="83.01" calcext:value-type="float">
            <text:p>$83.01</text:p>
          </table:table-cell>
          <table:table-cell table:style-name="ce49" table:formula="of:=RANK([.D50];[.$D$3:.$D$74])" office:value-type="float" office:value="31" calcext:value-type="float">
            <text:p>31</text:p>
          </table:table-cell>
          <table:table-cell table:style-name="ce37" office:value-type="float" office:value="83.01" calcext:value-type="float">
            <text:p>$83.01</text:p>
          </table:table-cell>
          <table:table-cell table:style-name="ce50" table:formula="of:=RANK([.F50];[.$F$3:.$F$74])" office:value-type="float" office:value="35" calcext:value-type="float">
            <text:p>35</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50] = &quot;no&quot;; [.B50]; [.B50] * 17.5 / (17.5+5.83))" office:value-type="float" office:value="77.79" calcext:value-type="float">
            <text:p>$77.79</text:p>
          </table:table-cell>
          <table:table-cell table:style-name="ce47" table:formula="of:=IF([.$H50] = &quot;no&quot;; [.D50]; [.D50] * 17.5 / (17.5+5.83))" office:value-type="float" office:value="83.01" calcext:value-type="float">
            <text:p>$83.01</text:p>
          </table:table-cell>
          <table:table-cell table:style-name="ce47" table:formula="of:=IF([.$H50] = &quot;no&quot;; [.F50]; [.F50] * 17.5 / (17.5+5.83))" office:value-type="float" office:value="83.01" calcext:value-type="float">
            <text:p>$83.01</text:p>
          </table:table-cell>
          <table:table-cell table:number-columns-repeated="1012"/>
        </table:table-row>
        <table:table-row table:style-name="ro12">
          <table:table-cell table:style-name="ce29" office:value-type="string" calcext:value-type="string">
            <text:p>San Francisco CCD</text:p>
          </table:table-cell>
          <table:table-cell table:style-name="ce37" table:formula="of:=2028.02/17.5" office:value-type="float" office:value="115.886857142857" calcext:value-type="float">
            <text:p>$115.89</text:p>
          </table:table-cell>
          <table:table-cell table:style-name="ce49" table:formula="of:=RANK([.B51];[.$B$3:.$B$74])" office:value-type="float" office:value="6" calcext:value-type="float">
            <text:p>6</text:p>
          </table:table-cell>
          <table:table-cell table:style-name="ce37" office:value-type="float" office:value="154.65" calcext:value-type="float">
            <text:p>$154.65</text:p>
          </table:table-cell>
          <table:table-cell table:style-name="ce49" table:formula="of:=RANK([.D51];[.$D$3:.$D$74])" office:value-type="float" office:value="3" calcext:value-type="float">
            <text:p>3</text:p>
          </table:table-cell>
          <table:table-cell table:style-name="ce37" office:value-type="float" office:value="154.65" calcext:value-type="float">
            <text:p>$154.65</text:p>
          </table:table-cell>
          <table:table-cell table:style-name="ce50" table:formula="of:=RANK([.F51];[.$F$3:.$F$74])" office:value-type="float" office:value="3" calcext:value-type="float">
            <text:p>3</text:p>
          </table:table-cell>
          <table:table-cell table:style-name="ce43" office:value-type="string" calcext:value-type="string">
            <text:p>No</text:p>
          </table:table-cell>
          <table:table-cell table:style-name="ce45" office:value-type="string" calcext:value-type="string">
            <text:p>10.6% (over 1/1/15)</text:p>
          </table:table-cell>
          <table:table-cell table:style-name="ce47" table:formula="of:=IF([.$H51] = &quot;no&quot;; [.B51]; [.B51] * 17.5 / (17.5+5.83))" office:value-type="float" office:value="115.886857142857" calcext:value-type="float">
            <text:p>$115.89</text:p>
          </table:table-cell>
          <table:table-cell table:style-name="ce47" table:formula="of:=IF([.$H51] = &quot;no&quot;; [.D51]; [.D51] * 17.5 / (17.5+5.83))" office:value-type="float" office:value="154.65" calcext:value-type="float">
            <text:p>$154.65</text:p>
          </table:table-cell>
          <table:table-cell table:style-name="ce47" table:formula="of:=IF([.$H51] = &quot;no&quot;; [.F51]; [.F51] * 17.5 / (17.5+5.83))" office:value-type="float" office:value="154.65" calcext:value-type="float">
            <text:p>$154.65</text:p>
          </table:table-cell>
          <table:table-cell table:number-columns-repeated="1012"/>
        </table:table-row>
        <table:table-row table:style-name="ro12">
          <table:table-cell table:style-name="ce29" office:value-type="string" calcext:value-type="string">
            <text:p>San Joaquin Delta CCD</text:p>
          </table:table-cell>
          <table:table-cell table:style-name="ce37" office:value-type="float" office:value="79.92" calcext:value-type="float">
            <text:p>$79.92</text:p>
          </table:table-cell>
          <table:table-cell table:style-name="ce49" table:formula="of:=RANK([.B52];[.$B$3:.$B$74])" office:value-type="float" office:value="27" calcext:value-type="float">
            <text:p>27</text:p>
          </table:table-cell>
          <table:table-cell table:style-name="ce37" office:value-type="float" office:value="82.79" calcext:value-type="float">
            <text:p>$82.79</text:p>
          </table:table-cell>
          <table:table-cell table:style-name="ce49" table:formula="of:=RANK([.D52];[.$D$3:.$D$74])" office:value-type="float" office:value="32" calcext:value-type="float">
            <text:p>32</text:p>
          </table:table-cell>
          <table:table-cell table:style-name="ce37" office:value-type="float" office:value="85.1" calcext:value-type="float">
            <text:p>$85.10</text:p>
          </table:table-cell>
          <table:table-cell table:style-name="ce50" table:formula="of:=RANK([.F52];[.$F$3:.$F$74])" office:value-type="float" office:value="30" calcext:value-type="float">
            <text:p>30</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52] = &quot;no&quot;; [.B52]; [.B52] * 17.5 / (17.5+5.83))" office:value-type="float" office:value="79.92" calcext:value-type="float">
            <text:p>$79.92</text:p>
          </table:table-cell>
          <table:table-cell table:style-name="ce47" table:formula="of:=IF([.$H52] = &quot;no&quot;; [.D52]; [.D52] * 17.5 / (17.5+5.83))" office:value-type="float" office:value="82.79" calcext:value-type="float">
            <text:p>$82.79</text:p>
          </table:table-cell>
          <table:table-cell table:style-name="ce47" table:formula="of:=IF([.$H52] = &quot;no&quot;; [.F52]; [.F52] * 17.5 / (17.5+5.83))" office:value-type="float" office:value="85.1" calcext:value-type="float">
            <text:p>$85.10</text:p>
          </table:table-cell>
          <table:table-cell table:number-columns-repeated="1012"/>
        </table:table-row>
        <table:table-row table:style-name="ro12">
          <table:table-cell table:style-name="ce29" office:value-type="string" calcext:value-type="string">
            <text:p>San Jose-Evergreen CCD</text:p>
          </table:table-cell>
          <table:table-cell table:style-name="ce37" office:value-type="float" office:value="114.51" calcext:value-type="float">
            <text:p>$114.51</text:p>
          </table:table-cell>
          <table:table-cell table:style-name="ce49" table:formula="of:=RANK([.B53];[.$B$3:.$B$74])" office:value-type="float" office:value="7" calcext:value-type="float">
            <text:p>7</text:p>
          </table:table-cell>
          <table:table-cell table:style-name="ce37" office:value-type="float" office:value="121.38" calcext:value-type="float">
            <text:p>$121.38</text:p>
          </table:table-cell>
          <table:table-cell table:style-name="ce49" table:formula="of:=RANK([.D53];[.$D$3:.$D$74])" office:value-type="float" office:value="9" calcext:value-type="float">
            <text:p>9</text:p>
          </table:table-cell>
          <table:table-cell table:style-name="ce37" office:value-type="float" office:value="124.53" calcext:value-type="float">
            <text:p>$124.53</text:p>
          </table:table-cell>
          <table:table-cell table:style-name="ce50" table:formula="of:=RANK([.F53];[.$F$3:.$F$74])" office:value-type="float" office:value="9" calcext:value-type="float">
            <text:p>9</text:p>
          </table:table-cell>
          <table:table-cell table:style-name="ce43" office:value-type="string" calcext:value-type="string">
            <text:p>Yes</text:p>
          </table:table-cell>
          <table:table-cell table:style-name="ce45" office:value-type="string" calcext:value-type="string">
            <text:p>3.0%</text:p>
          </table:table-cell>
          <table:table-cell table:style-name="ce47" table:formula="of:=IF([.$H53] = &quot;no&quot;; [.B53]; [.B53] * 17.5 / (17.5+5.83))" office:value-type="float" office:value="85.8947706815259" calcext:value-type="float">
            <text:p>$85.89</text:p>
          </table:table-cell>
          <table:table-cell table:style-name="ce47" table:formula="of:=IF([.$H53] = &quot;no&quot;; [.D53]; [.D53] * 17.5 / (17.5+5.83))" office:value-type="float" office:value="91.0480068581226" calcext:value-type="float">
            <text:p>$91.05</text:p>
          </table:table-cell>
          <table:table-cell table:style-name="ce47" table:formula="of:=IF([.$H53] = &quot;no&quot;; [.F53]; [.F53] * 17.5 / (17.5+5.83))" office:value-type="float" office:value="93.4108444063438" calcext:value-type="float">
            <text:p>$93.41</text:p>
          </table:table-cell>
          <table:table-cell table:number-columns-repeated="1012"/>
        </table:table-row>
        <table:table-row table:style-name="ro12">
          <table:table-cell table:style-name="ce29" office:value-type="string" calcext:value-type="string">
            <text:p>San Luis Obispo CCD</text:p>
          </table:table-cell>
          <table:table-cell table:style-name="ce37" office:value-type="float" office:value="71.34" calcext:value-type="float">
            <text:p>$71.34</text:p>
          </table:table-cell>
          <table:table-cell table:style-name="ce49" table:formula="of:=RANK([.B54];[.$B$3:.$B$74])" office:value-type="float" office:value="42" calcext:value-type="float">
            <text:p>42</text:p>
          </table:table-cell>
          <table:table-cell table:style-name="ce37" office:value-type="float" office:value="99.47" calcext:value-type="float">
            <text:p>$99.47</text:p>
          </table:table-cell>
          <table:table-cell table:style-name="ce49" table:formula="of:=RANK([.D54];[.$D$3:.$D$74])" office:value-type="float" office:value="17" calcext:value-type="float">
            <text:p>17</text:p>
          </table:table-cell>
          <table:table-cell table:style-name="ce37" office:value-type="float" office:value="102.4" calcext:value-type="float">
            <text:p>$102.40</text:p>
          </table:table-cell>
          <table:table-cell table:style-name="ce50" table:formula="of:=RANK([.F54];[.$F$3:.$F$74])" office:value-type="float" office:value="17" calcext:value-type="float">
            <text:p>17</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54] = &quot;no&quot;; [.B54]; [.B54] * 17.5 / (17.5+5.83))" office:value-type="float" office:value="71.34" calcext:value-type="float">
            <text:p>$71.34</text:p>
          </table:table-cell>
          <table:table-cell table:style-name="ce47" table:formula="of:=IF([.$H54] = &quot;no&quot;; [.D54]; [.D54] * 17.5 / (17.5+5.83))" office:value-type="float" office:value="99.47" calcext:value-type="float">
            <text:p>$99.47</text:p>
          </table:table-cell>
          <table:table-cell table:style-name="ce47" table:formula="of:=IF([.$H54] = &quot;no&quot;; [.F54]; [.F54] * 17.5 / (17.5+5.83))" office:value-type="float" office:value="102.4" calcext:value-type="float">
            <text:p>$102.40</text:p>
          </table:table-cell>
          <table:table-cell table:number-columns-repeated="1012"/>
        </table:table-row>
        <table:table-row table:style-name="ro12">
          <table:table-cell table:style-name="ce29" office:value-type="string" calcext:value-type="string">
            <text:p>San Mateo CCD</text:p>
          </table:table-cell>
          <table:table-cell table:style-name="ce37" office:value-type="float" office:value="98.5" calcext:value-type="float">
            <text:p>$98.50</text:p>
          </table:table-cell>
          <table:table-cell table:style-name="ce49" table:formula="of:=RANK([.B55];[.$B$3:.$B$74])" office:value-type="float" office:value="13" calcext:value-type="float">
            <text:p>13</text:p>
          </table:table-cell>
          <table:table-cell table:style-name="ce37" office:value-type="float" office:value="98.5" calcext:value-type="float">
            <text:p>$98.50</text:p>
          </table:table-cell>
          <table:table-cell table:style-name="ce49" table:formula="of:=RANK([.D55];[.$D$3:.$D$74])" office:value-type="float" office:value="18" calcext:value-type="float">
            <text:p>18</text:p>
          </table:table-cell>
          <table:table-cell table:style-name="ce37" office:value-type="float" office:value="98.5" calcext:value-type="float">
            <text:p>$98.50</text:p>
          </table:table-cell>
          <table:table-cell table:style-name="ce50" table:formula="of:=RANK([.F55];[.$F$3:.$F$74])" office:value-type="float" office:value="20" calcext:value-type="float">
            <text:p>20</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55] = &quot;no&quot;; [.B55]; [.B55] * 17.5 / (17.5+5.83))" office:value-type="float" office:value="98.5" calcext:value-type="float">
            <text:p>$98.50</text:p>
          </table:table-cell>
          <table:table-cell table:style-name="ce47" table:formula="of:=IF([.$H55] = &quot;no&quot;; [.D55]; [.D55] * 17.5 / (17.5+5.83))" office:value-type="float" office:value="98.5" calcext:value-type="float">
            <text:p>$98.50</text:p>
          </table:table-cell>
          <table:table-cell table:style-name="ce47" table:formula="of:=IF([.$H55] = &quot;no&quot;; [.F55]; [.F55] * 17.5 / (17.5+5.83))" office:value-type="float" office:value="98.5" calcext:value-type="float">
            <text:p>$98.50</text:p>
          </table:table-cell>
          <table:table-cell table:number-columns-repeated="1012"/>
        </table:table-row>
        <table:table-row table:style-name="ro12">
          <table:table-cell table:style-name="ce29" office:value-type="string" calcext:value-type="string">
            <text:p>Santa Barbara CCD</text:p>
          </table:table-cell>
          <table:table-cell table:style-name="ce37" office:value-type="float" office:value="92.96" calcext:value-type="float">
            <text:p>$92.96</text:p>
          </table:table-cell>
          <table:table-cell table:style-name="ce49" table:formula="of:=RANK([.B56];[.$B$3:.$B$74])" office:value-type="float" office:value="15" calcext:value-type="float">
            <text:p>15</text:p>
          </table:table-cell>
          <table:table-cell table:style-name="ce37" office:value-type="float" office:value="95.98" calcext:value-type="float">
            <text:p>$95.98</text:p>
          </table:table-cell>
          <table:table-cell table:style-name="ce49" table:formula="of:=RANK([.D56];[.$D$3:.$D$74])" office:value-type="float" office:value="19" calcext:value-type="float">
            <text:p>19</text:p>
          </table:table-cell>
          <table:table-cell table:style-name="ce37" office:value-type="float" office:value="99.18" calcext:value-type="float">
            <text:p>$99.18</text:p>
          </table:table-cell>
          <table:table-cell table:style-name="ce50" table:formula="of:=RANK([.F56];[.$F$3:.$F$74])" office:value-type="float" office:value="19" calcext:value-type="float">
            <text:p>19</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56] = &quot;no&quot;; [.B56]; [.B56] * 17.5 / (17.5+5.83))" office:value-type="float" office:value="92.96" calcext:value-type="float">
            <text:p>$92.96</text:p>
          </table:table-cell>
          <table:table-cell table:style-name="ce47" table:formula="of:=IF([.$H56] = &quot;no&quot;; [.D56]; [.D56] * 17.5 / (17.5+5.83))" office:value-type="float" office:value="95.98" calcext:value-type="float">
            <text:p>$95.98</text:p>
          </table:table-cell>
          <table:table-cell table:style-name="ce47" table:formula="of:=IF([.$H56] = &quot;no&quot;; [.F56]; [.F56] * 17.5 / (17.5+5.83))" office:value-type="float" office:value="99.18" calcext:value-type="float">
            <text:p>$99.18</text:p>
          </table:table-cell>
          <table:table-cell table:number-columns-repeated="1012"/>
        </table:table-row>
        <table:table-row table:style-name="ro12">
          <table:table-cell table:style-name="ce29" office:value-type="string" calcext:value-type="string">
            <text:p>Santa Clarita CCD</text:p>
          </table:table-cell>
          <table:table-cell table:style-name="ce37" office:value-type="float" office:value="66.44" calcext:value-type="float">
            <text:p>$66.44</text:p>
          </table:table-cell>
          <table:table-cell table:style-name="ce49" table:formula="of:=RANK([.B57];[.$B$3:.$B$74])" office:value-type="float" office:value="51" calcext:value-type="float">
            <text:p>51</text:p>
          </table:table-cell>
          <table:table-cell table:style-name="ce37" office:value-type="float" office:value="66.44" calcext:value-type="float">
            <text:p>$66.44</text:p>
          </table:table-cell>
          <table:table-cell table:style-name="ce49" table:formula="of:=RANK([.D57];[.$D$3:.$D$74])" office:value-type="float" office:value="57" calcext:value-type="float">
            <text:p>57</text:p>
          </table:table-cell>
          <table:table-cell table:style-name="ce37" office:value-type="float" office:value="73.08" calcext:value-type="float">
            <text:p>$73.08</text:p>
          </table:table-cell>
          <table:table-cell table:style-name="ce50" table:formula="of:=RANK([.F57];[.$F$3:.$F$74])" office:value-type="float" office:value="49" calcext:value-type="float">
            <text:p>49</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57] = &quot;no&quot;; [.B57]; [.B57] * 17.5 / (17.5+5.83))" office:value-type="float" office:value="66.44" calcext:value-type="float">
            <text:p>$66.44</text:p>
          </table:table-cell>
          <table:table-cell table:style-name="ce47" table:formula="of:=IF([.$H57] = &quot;no&quot;; [.D57]; [.D57] * 17.5 / (17.5+5.83))" office:value-type="float" office:value="66.44" calcext:value-type="float">
            <text:p>$66.44</text:p>
          </table:table-cell>
          <table:table-cell table:style-name="ce47" table:formula="of:=IF([.$H57] = &quot;no&quot;; [.F57]; [.F57] * 17.5 / (17.5+5.83))" office:value-type="float" office:value="73.08" calcext:value-type="float">
            <text:p>$73.08</text:p>
          </table:table-cell>
          <table:table-cell table:number-columns-repeated="1012"/>
        </table:table-row>
        <table:table-row table:style-name="ro12">
          <table:table-cell table:style-name="ce29" office:value-type="string" calcext:value-type="string">
            <text:p>Santa Monica CCD</text:p>
          </table:table-cell>
          <table:table-cell table:style-name="ce37" table:formula="of:=2451/18" office:value-type="float" office:value="136.166666666667" calcext:value-type="float">
            <text:p>$136.17</text:p>
          </table:table-cell>
          <table:table-cell table:style-name="ce49" table:formula="of:=RANK([.B58];[.$B$3:.$B$74])" office:value-type="float" office:value="1" calcext:value-type="float">
            <text:p>1</text:p>
          </table:table-cell>
          <table:table-cell table:style-name="ce37" table:formula="of:=3393/18" office:value-type="float" office:value="188.5" calcext:value-type="float">
            <text:p>$188.50</text:p>
          </table:table-cell>
          <table:table-cell table:style-name="ce49" table:formula="of:=RANK([.D58];[.$D$3:.$D$74])" office:value-type="float" office:value="1" calcext:value-type="float">
            <text:p>1</text:p>
          </table:table-cell>
          <table:table-cell table:style-name="ce37" table:formula="of:=3482/18" office:value-type="float" office:value="193.444444444444" calcext:value-type="float">
            <text:p>$193.44</text:p>
          </table:table-cell>
          <table:table-cell table:style-name="ce50" table:formula="of:=RANK([.F58];[.$F$3:.$F$74])" office:value-type="float" office:value="1" calcext:value-type="float">
            <text:p>1</text:p>
          </table:table-cell>
          <table:table-cell table:style-name="ce43" office:value-type="string" calcext:value-type="string">
            <text:p>Yes</text:p>
          </table:table-cell>
          <table:table-cell table:style-name="ce45" office:value-type="string" calcext:value-type="string">
            <text:p>3.6%</text:p>
          </table:table-cell>
          <table:table-cell table:style-name="ce47" table:formula="of:=IF([.$H58] = &quot;no&quot;; [.B58]; [.B58] * 17.5 / (17.5+5.83))" office:value-type="float" office:value="102.139591370196" calcext:value-type="float">
            <text:p>$102.14</text:p>
          </table:table-cell>
          <table:table-cell table:style-name="ce47" table:formula="of:=IF([.$H58] = &quot;no&quot;; [.D58]; [.D58] * 17.5 / (17.5+5.83))" office:value-type="float" office:value="141.395199314188" calcext:value-type="float">
            <text:p>$141.40</text:p>
          </table:table-cell>
          <table:table-cell table:style-name="ce47" table:formula="of:=IF([.$H58] = &quot;no&quot;; [.F58]; [.F58] * 17.5 / (17.5+5.83))" office:value-type="float" office:value="145.104062485117" calcext:value-type="float">
            <text:p>$145.10</text:p>
          </table:table-cell>
          <table:table-cell table:number-columns-repeated="1012"/>
        </table:table-row>
        <table:table-row table:style-name="ro12">
          <table:table-cell table:style-name="ce29" office:value-type="string" calcext:value-type="string">
            <text:p>Sequoias CCD</text:p>
          </table:table-cell>
          <table:table-cell table:style-name="ce37" office:value-type="float" office:value="59.36" calcext:value-type="float">
            <text:p>$59.36</text:p>
          </table:table-cell>
          <table:table-cell table:style-name="ce49" table:formula="of:=RANK([.B59];[.$B$3:.$B$74])" office:value-type="float" office:value="61" calcext:value-type="float">
            <text:p>61</text:p>
          </table:table-cell>
          <table:table-cell table:style-name="ce37" office:value-type="float" office:value="59.36" calcext:value-type="float">
            <text:p>$59.36</text:p>
          </table:table-cell>
          <table:table-cell table:style-name="ce49" table:formula="of:=RANK([.D59];[.$D$3:.$D$74])" office:value-type="float" office:value="67" calcext:value-type="float">
            <text:p>67</text:p>
          </table:table-cell>
          <table:table-cell table:style-name="ce37" office:value-type="float" office:value="60.61" calcext:value-type="float">
            <text:p>$60.61</text:p>
          </table:table-cell>
          <table:table-cell table:style-name="ce50" table:formula="of:=RANK([.F59];[.$F$3:.$F$74])" office:value-type="float" office:value="65" calcext:value-type="float">
            <text:p>65</text:p>
          </table:table-cell>
          <table:table-cell table:style-name="ce43" office:value-type="string" calcext:value-type="string">
            <text:p>No</text:p>
          </table:table-cell>
          <table:table-cell table:style-name="ce45" office:value-type="string" calcext:value-type="string">
            <text:p>6.0%</text:p>
          </table:table-cell>
          <table:table-cell table:style-name="ce47" table:formula="of:=IF([.$H59] = &quot;no&quot;; [.B59]; [.B59] * 17.5 / (17.5+5.83))" office:value-type="float" office:value="59.36" calcext:value-type="float">
            <text:p>$59.36</text:p>
          </table:table-cell>
          <table:table-cell table:style-name="ce47" table:formula="of:=IF([.$H59] = &quot;no&quot;; [.D59]; [.D59] * 17.5 / (17.5+5.83))" office:value-type="float" office:value="59.36" calcext:value-type="float">
            <text:p>$59.36</text:p>
          </table:table-cell>
          <table:table-cell table:style-name="ce47" table:formula="of:=IF([.$H59] = &quot;no&quot;; [.F59]; [.F59] * 17.5 / (17.5+5.83))" office:value-type="float" office:value="60.61" calcext:value-type="float">
            <text:p>$60.61</text:p>
          </table:table-cell>
          <table:table-cell table:number-columns-repeated="1012"/>
        </table:table-row>
        <table:table-row table:style-name="ro12">
          <table:table-cell table:style-name="ce29" office:value-type="string" calcext:value-type="string">
            <text:p>Shasta-Tehama-Trinity CCD</text:p>
          </table:table-cell>
          <table:table-cell table:style-name="ce37" office:value-type="float" office:value="58.21" calcext:value-type="float">
            <text:p>$58.21</text:p>
          </table:table-cell>
          <table:table-cell table:style-name="ce49" table:formula="of:=RANK([.B60];[.$B$3:.$B$74])" office:value-type="float" office:value="62" calcext:value-type="float">
            <text:p>62</text:p>
          </table:table-cell>
          <table:table-cell table:style-name="ce37" office:value-type="float" office:value="61.6" calcext:value-type="float">
            <text:p>$61.60</text:p>
          </table:table-cell>
          <table:table-cell table:style-name="ce49" table:formula="of:=RANK([.D60];[.$D$3:.$D$74])" office:value-type="float" office:value="61" calcext:value-type="float">
            <text:p>61</text:p>
          </table:table-cell>
          <table:table-cell table:style-name="ce37" table:formula="of:=61.5988+1.9" office:value-type="float" office:value="63.4988" calcext:value-type="float">
            <text:p>$63.50</text:p>
          </table:table-cell>
          <table:table-cell table:style-name="ce50" table:formula="of:=RANK([.F60];[.$F$3:.$F$74])" office:value-type="float" office:value="61" calcext:value-type="float">
            <text:p>61</text:p>
          </table:table-cell>
          <table:table-cell table:style-name="ce43" office:value-type="string" calcext:value-type="string">
            <text:p>No</text:p>
          </table:table-cell>
          <table:table-cell table:style-name="ce45" office:value-type="string" calcext:value-type="string">
            <text:p>1.0%</text:p>
          </table:table-cell>
          <table:table-cell table:style-name="ce47" table:formula="of:=IF([.$H60] = &quot;no&quot;; [.B60]; [.B60] * 17.5 / (17.5+5.83))" office:value-type="float" office:value="58.21" calcext:value-type="float">
            <text:p>$58.21</text:p>
          </table:table-cell>
          <table:table-cell table:style-name="ce47" table:formula="of:=IF([.$H60] = &quot;no&quot;; [.D60]; [.D60] * 17.5 / (17.5+5.83))" office:value-type="float" office:value="61.6" calcext:value-type="float">
            <text:p>$61.60</text:p>
          </table:table-cell>
          <table:table-cell table:style-name="ce47" table:formula="of:=IF([.$H60] = &quot;no&quot;; [.F60]; [.F60] * 17.5 / (17.5+5.83))" office:value-type="float" office:value="63.4988" calcext:value-type="float">
            <text:p>$63.50</text:p>
          </table:table-cell>
          <table:table-cell table:number-columns-repeated="1012"/>
        </table:table-row>
        <table:table-row table:style-name="ro12">
          <table:table-cell table:style-name="ce29" office:value-type="string" calcext:value-type="string">
            <text:p>Sierra Jt CCD</text:p>
          </table:table-cell>
          <table:table-cell table:style-name="ce37" office:value-type="float" office:value="62.12" calcext:value-type="float">
            <text:p>$62.12</text:p>
          </table:table-cell>
          <table:table-cell table:style-name="ce49" table:formula="of:=RANK([.B61];[.$B$3:.$B$74])" office:value-type="float" office:value="56" calcext:value-type="float">
            <text:p>56</text:p>
          </table:table-cell>
          <table:table-cell table:style-name="ce37" office:value-type="float" office:value="91.43" calcext:value-type="float">
            <text:p>$91.43</text:p>
          </table:table-cell>
          <table:table-cell table:style-name="ce49" table:formula="of:=RANK([.D61];[.$D$3:.$D$74])" office:value-type="float" office:value="22" calcext:value-type="float">
            <text:p>22</text:p>
          </table:table-cell>
          <table:table-cell table:style-name="ce37" office:value-type="float" office:value="96.01" calcext:value-type="float">
            <text:p>$96.01</text:p>
          </table:table-cell>
          <table:table-cell table:style-name="ce50" table:formula="of:=RANK([.F61];[.$F$3:.$F$74])" office:value-type="float" office:value="22" calcext:value-type="float">
            <text:p>22</text:p>
          </table:table-cell>
          <table:table-cell table:style-name="ce43" office:value-type="string" calcext:value-type="string">
            <text:p>No</text:p>
          </table:table-cell>
          <table:table-cell table:style-name="ce45" office:value-type="string" calcext:value-type="string">
            <text:p>5.4%</text:p>
          </table:table-cell>
          <table:table-cell table:style-name="ce47" table:formula="of:=IF([.$H61] = &quot;no&quot;; [.B61]; [.B61] * 17.5 / (17.5+5.83))" office:value-type="float" office:value="62.12" calcext:value-type="float">
            <text:p>$62.12</text:p>
          </table:table-cell>
          <table:table-cell table:style-name="ce47" table:formula="of:=IF([.$H61] = &quot;no&quot;; [.D61]; [.D61] * 17.5 / (17.5+5.83))" office:value-type="float" office:value="91.43" calcext:value-type="float">
            <text:p>$91.43</text:p>
          </table:table-cell>
          <table:table-cell table:style-name="ce47" table:formula="of:=IF([.$H61] = &quot;no&quot;; [.F61]; [.F61] * 17.5 / (17.5+5.83))" office:value-type="float" office:value="96.01" calcext:value-type="float">
            <text:p>$96.01</text:p>
          </table:table-cell>
          <table:table-cell table:number-columns-repeated="1012"/>
        </table:table-row>
        <table:table-row table:style-name="ro12">
          <table:table-cell table:style-name="ce29" office:value-type="string" calcext:value-type="string">
            <text:p>Siskiyou Jt CCD</text:p>
          </table:table-cell>
          <table:table-cell table:style-name="ce37" office:value-type="float" office:value="55.52" calcext:value-type="float">
            <text:p>$55.52</text:p>
          </table:table-cell>
          <table:table-cell table:style-name="ce49" table:formula="of:=RANK([.B62];[.$B$3:.$B$74])" office:value-type="float" office:value="65" calcext:value-type="float">
            <text:p>65</text:p>
          </table:table-cell>
          <table:table-cell table:style-name="ce37" office:value-type="float" office:value="61.21" calcext:value-type="float">
            <text:p>$61.21</text:p>
          </table:table-cell>
          <table:table-cell table:style-name="ce49" table:formula="of:=RANK([.D62];[.$D$3:.$D$74])" office:value-type="float" office:value="62" calcext:value-type="float">
            <text:p>62</text:p>
          </table:table-cell>
          <table:table-cell table:style-name="ce37" office:value-type="float" office:value="61.21" calcext:value-type="float">
            <text:p>$61.21</text:p>
          </table:table-cell>
          <table:table-cell table:style-name="ce50" table:formula="of:=RANK([.F62];[.$F$3:.$F$74])" office:value-type="float" office:value="63" calcext:value-type="float">
            <text:p>63</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62] = &quot;no&quot;; [.B62]; [.B62] * 17.5 / (17.5+5.83))" office:value-type="float" office:value="55.52" calcext:value-type="float">
            <text:p>$55.52</text:p>
          </table:table-cell>
          <table:table-cell table:style-name="ce47" table:formula="of:=IF([.$H62] = &quot;no&quot;; [.D62]; [.D62] * 17.5 / (17.5+5.83))" office:value-type="float" office:value="61.21" calcext:value-type="float">
            <text:p>$61.21</text:p>
          </table:table-cell>
          <table:table-cell table:style-name="ce47" table:formula="of:=IF([.$H62] = &quot;no&quot;; [.F62]; [.F62] * 17.5 / (17.5+5.83))" office:value-type="float" office:value="61.21" calcext:value-type="float">
            <text:p>$61.21</text:p>
          </table:table-cell>
          <table:table-cell table:number-columns-repeated="1012"/>
        </table:table-row>
        <table:table-row table:style-name="ro12">
          <table:table-cell table:style-name="ce29" office:value-type="string" calcext:value-type="string">
            <text:p>Solano County CCD</text:p>
          </table:table-cell>
          <table:table-cell table:style-name="ce37" office:value-type="float" office:value="76.98" calcext:value-type="float">
            <text:p>$76.98</text:p>
          </table:table-cell>
          <table:table-cell table:style-name="ce49" table:formula="of:=RANK([.B63];[.$B$3:.$B$74])" office:value-type="float" office:value="32" calcext:value-type="float">
            <text:p>32</text:p>
          </table:table-cell>
          <table:table-cell table:style-name="ce37" office:value-type="float" office:value="81.79" calcext:value-type="float">
            <text:p>$81.79</text:p>
          </table:table-cell>
          <table:table-cell table:style-name="ce49" table:formula="of:=RANK([.D63];[.$D$3:.$D$74])" office:value-type="float" office:value="33" calcext:value-type="float">
            <text:p>33</text:p>
          </table:table-cell>
          <table:table-cell table:style-name="ce37" office:value-type="float" office:value="84.77" calcext:value-type="float">
            <text:p>$84.77</text:p>
          </table:table-cell>
          <table:table-cell table:style-name="ce50" table:formula="of:=RANK([.F63];[.$F$3:.$F$74])" office:value-type="float" office:value="32" calcext:value-type="float">
            <text:p>32</text:p>
          </table:table-cell>
          <table:table-cell table:style-name="ce43" office:value-type="string" calcext:value-type="string">
            <text:p>No</text:p>
          </table:table-cell>
          <table:table-cell table:style-name="ce45" office:value-type="string" calcext:value-type="string">
            <text:p>8.0%</text:p>
          </table:table-cell>
          <table:table-cell table:style-name="ce47" table:formula="of:=IF([.$H63] = &quot;no&quot;; [.B63]; [.B63] * 17.5 / (17.5+5.83))" office:value-type="float" office:value="76.98" calcext:value-type="float">
            <text:p>$76.98</text:p>
          </table:table-cell>
          <table:table-cell table:style-name="ce47" table:formula="of:=IF([.$H63] = &quot;no&quot;; [.D63]; [.D63] * 17.5 / (17.5+5.83))" office:value-type="float" office:value="81.79" calcext:value-type="float">
            <text:p>$81.79</text:p>
          </table:table-cell>
          <table:table-cell table:style-name="ce47" table:formula="of:=IF([.$H63] = &quot;no&quot;; [.F63]; [.F63] * 17.5 / (17.5+5.83))" office:value-type="float" office:value="84.77" calcext:value-type="float">
            <text:p>$84.77</text:p>
          </table:table-cell>
          <table:table-cell table:number-columns-repeated="1012"/>
        </table:table-row>
        <table:table-row table:style-name="ro12">
          <table:table-cell table:style-name="ce29" office:value-type="string" calcext:value-type="string">
            <text:p>Sonoma CCD</text:p>
          </table:table-cell>
          <table:table-cell table:style-name="ce37" office:value-type="float" office:value="104.25" calcext:value-type="float">
            <text:p>$104.25</text:p>
          </table:table-cell>
          <table:table-cell table:style-name="ce49" table:formula="of:=RANK([.B64];[.$B$3:.$B$74])" office:value-type="float" office:value="10" calcext:value-type="float">
            <text:p>10</text:p>
          </table:table-cell>
          <table:table-cell table:style-name="ce37" office:value-type="float" office:value="122.31" calcext:value-type="float">
            <text:p>$122.31</text:p>
          </table:table-cell>
          <table:table-cell table:style-name="ce49" table:formula="of:=RANK([.D64];[.$D$3:.$D$74])" office:value-type="float" office:value="8" calcext:value-type="float">
            <text:p>8</text:p>
          </table:table-cell>
          <table:table-cell table:style-name="ce37" office:value-type="float" office:value="124.76" calcext:value-type="float">
            <text:p>$124.76</text:p>
          </table:table-cell>
          <table:table-cell table:style-name="ce50" table:formula="of:=RANK([.F64];[.$F$3:.$F$74])" office:value-type="float" office:value="8" calcext:value-type="float">
            <text:p>8</text:p>
          </table:table-cell>
          <table:table-cell table:style-name="ce44" office:value-type="string" calcext:value-type="string">
            <text:p>Yes</text:p>
          </table:table-cell>
          <table:table-cell table:style-name="ce46" office:value-type="string" calcext:value-type="string">
            <text:p>6.5-8.8%</text:p>
          </table:table-cell>
          <table:table-cell table:style-name="ce47" table:formula="of:=IF([.$H64] = &quot;no&quot;; [.B64]; [.B64] * 17.5 / (17.5+5.83))" office:value-type="float" office:value="78.1986712387484" calcext:value-type="float">
            <text:p>$78.20</text:p>
          </table:table-cell>
          <table:table-cell table:style-name="ce47" table:formula="of:=IF([.$H64] = &quot;no&quot;; [.D64]; [.D64] * 17.5 / (17.5+5.83))" office:value-type="float" office:value="91.7456065152165" calcext:value-type="float">
            <text:p>$91.75</text:p>
          </table:table-cell>
          <table:table-cell table:style-name="ce47" table:formula="of:=IF([.$H64] = &quot;no&quot;; [.F64]; [.F64] * 17.5 / (17.5+5.83))" office:value-type="float" office:value="93.5833690527218" calcext:value-type="float">
            <text:p>$93.58</text:p>
          </table:table-cell>
          <table:table-cell table:number-columns-repeated="1012"/>
        </table:table-row>
        <table:table-row table:style-name="ro12">
          <table:table-cell table:style-name="ce29" office:value-type="string" calcext:value-type="string">
            <text:p>South Orange County CCD</text:p>
          </table:table-cell>
          <table:table-cell table:style-name="ce37" office:value-type="float" office:value="79.58" calcext:value-type="float">
            <text:p>$79.58</text:p>
          </table:table-cell>
          <table:table-cell table:style-name="ce49" table:formula="of:=RANK([.B65];[.$B$3:.$B$74])" office:value-type="float" office:value="28" calcext:value-type="float">
            <text:p>28</text:p>
          </table:table-cell>
          <table:table-cell table:style-name="ce37" office:value-type="float" office:value="85.48" calcext:value-type="float">
            <text:p>$85.48</text:p>
          </table:table-cell>
          <table:table-cell table:style-name="ce49" table:formula="of:=RANK([.D65];[.$D$3:.$D$74])" office:value-type="float" office:value="28" calcext:value-type="float">
            <text:p>28</text:p>
          </table:table-cell>
          <table:table-cell table:style-name="ce37" office:value-type="float" office:value="85.48" calcext:value-type="float">
            <text:p>$85.48</text:p>
          </table:table-cell>
          <table:table-cell table:style-name="ce50" table:formula="of:=RANK([.F65];[.$F$3:.$F$74])" office:value-type="float" office:value="29" calcext:value-type="float">
            <text:p>29</text:p>
          </table:table-cell>
          <table:table-cell table:style-name="ce44" office:value-type="string" calcext:value-type="string">
            <text:p>Yes</text:p>
          </table:table-cell>
          <table:table-cell table:style-name="ce45" office:value-type="string" calcext:value-type="string">
            <text:p>3.0%</text:p>
          </table:table-cell>
          <table:table-cell table:style-name="ce47" table:formula="of:=IF([.$H65] = &quot;no&quot;; [.B65]; [.B65] * 17.5 / (17.5+5.83))" office:value-type="float" office:value="59.6935276468067" calcext:value-type="float">
            <text:p>$59.69</text:p>
          </table:table-cell>
          <table:table-cell table:style-name="ce47" table:formula="of:=IF([.$H65] = &quot;no&quot;; [.D65]; [.D65] * 17.5 / (17.5+5.83))" office:value-type="float" office:value="64.1191598799829" calcext:value-type="float">
            <text:p>$64.12</text:p>
          </table:table-cell>
          <table:table-cell table:style-name="ce47" table:formula="of:=IF([.$H65] = &quot;no&quot;; [.F65]; [.F65] * 17.5 / (17.5+5.83))" office:value-type="float" office:value="64.1191598799829" calcext:value-type="float">
            <text:p>$64.12</text:p>
          </table:table-cell>
          <table:table-cell table:number-columns-repeated="1012"/>
        </table:table-row>
        <table:table-row table:style-name="ro12">
          <table:table-cell table:style-name="ce29" office:value-type="string" calcext:value-type="string">
            <text:p>Southwestern CCD</text:p>
          </table:table-cell>
          <table:table-cell table:style-name="ce37" office:value-type="float" office:value="81.14" calcext:value-type="float">
            <text:p>$81.14</text:p>
          </table:table-cell>
          <table:table-cell table:style-name="ce49" table:formula="of:=RANK([.B66];[.$B$3:.$B$74])" office:value-type="float" office:value="24" calcext:value-type="float">
            <text:p>24</text:p>
          </table:table-cell>
          <table:table-cell table:style-name="ce37" office:value-type="float" office:value="84.59" calcext:value-type="float">
            <text:p>$84.59</text:p>
          </table:table-cell>
          <table:table-cell table:style-name="ce49" table:formula="of:=RANK([.D66];[.$D$3:.$D$74])" office:value-type="float" office:value="30" calcext:value-type="float">
            <text:p>30</text:p>
          </table:table-cell>
          <table:table-cell table:style-name="ce37" table:formula="of:=85.49+3.17" office:value-type="float" office:value="88.66" calcext:value-type="float">
            <text:p>$88.66</text:p>
          </table:table-cell>
          <table:table-cell table:style-name="ce50" table:formula="of:=RANK([.F66];[.$F$3:.$F$74])" office:value-type="float" office:value="25" calcext:value-type="float">
            <text:p>25</text:p>
          </table:table-cell>
          <table:table-cell table:style-name="ce43" office:value-type="string" calcext:value-type="string">
            <text:p>Yes</text:p>
          </table:table-cell>
          <table:table-cell table:style-name="ce45" office:value-type="string" calcext:value-type="string">
            <text:p>1.0%</text:p>
          </table:table-cell>
          <table:table-cell table:style-name="ce47" table:formula="of:=IF([.$H66] = &quot;no&quot;; [.B66]; [.B66] * 17.5 / (17.5+5.83))" office:value-type="float" office:value="60.8636948135448" calcext:value-type="float">
            <text:p>$60.86</text:p>
          </table:table-cell>
          <table:table-cell table:style-name="ce47" table:formula="of:=IF([.$H66] = &quot;no&quot;; [.D66]; [.D66] * 17.5 / (17.5+5.83))" office:value-type="float" office:value="63.4515645092156" calcext:value-type="float">
            <text:p>$63.45</text:p>
          </table:table-cell>
          <table:table-cell table:style-name="ce47" table:formula="of:=IF([.$H66] = &quot;no&quot;; [.F66]; [.F66] * 17.5 / (17.5+5.83))" office:value-type="float" office:value="66.504500642949" calcext:value-type="float">
            <text:p>$66.50</text:p>
          </table:table-cell>
          <table:table-cell table:number-columns-repeated="1012"/>
        </table:table-row>
        <table:table-row table:style-name="ro12">
          <table:table-cell table:style-name="ce29" office:value-type="string" calcext:value-type="string">
            <text:p>State Center CCD</text:p>
          </table:table-cell>
          <table:table-cell table:style-name="ce37" office:value-type="float" office:value="53.44" calcext:value-type="float">
            <text:p>$53.44</text:p>
          </table:table-cell>
          <table:table-cell table:style-name="ce49" table:formula="of:=RANK([.B67];[.$B$3:.$B$74])" office:value-type="float" office:value="67" calcext:value-type="float">
            <text:p>67</text:p>
          </table:table-cell>
          <table:table-cell table:style-name="ce37" office:value-type="float" office:value="60.04" calcext:value-type="float">
            <text:p>$60.04</text:p>
          </table:table-cell>
          <table:table-cell table:style-name="ce49" table:formula="of:=RANK([.D67];[.$D$3:.$D$74])" office:value-type="float" office:value="65" calcext:value-type="float">
            <text:p>65</text:p>
          </table:table-cell>
          <table:table-cell table:style-name="ce37" office:value-type="float" office:value="60.04" calcext:value-type="float">
            <text:p>$60.04</text:p>
          </table:table-cell>
          <table:table-cell table:style-name="ce50" table:formula="of:=RANK([.F67];[.$F$3:.$F$74])" office:value-type="float" office:value="67" calcext:value-type="float">
            <text:p>67</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67] = &quot;no&quot;; [.B67]; [.B67] * 17.5 / (17.5+5.83))" office:value-type="float" office:value="53.44" calcext:value-type="float">
            <text:p>$53.44</text:p>
          </table:table-cell>
          <table:table-cell table:style-name="ce47" table:formula="of:=IF([.$H67] = &quot;no&quot;; [.D67]; [.D67] * 17.5 / (17.5+5.83))" office:value-type="float" office:value="60.04" calcext:value-type="float">
            <text:p>$60.04</text:p>
          </table:table-cell>
          <table:table-cell table:style-name="ce47" table:formula="of:=IF([.$H67] = &quot;no&quot;; [.F67]; [.F67] * 17.5 / (17.5+5.83))" office:value-type="float" office:value="60.04" calcext:value-type="float">
            <text:p>$60.04</text:p>
          </table:table-cell>
          <table:table-cell table:number-columns-repeated="1012"/>
        </table:table-row>
        <table:table-row table:style-name="ro12">
          <table:table-cell table:style-name="ce29" office:value-type="string" calcext:value-type="string">
            <text:p>Ventura CCD</text:p>
          </table:table-cell>
          <table:table-cell table:style-name="ce37" office:value-type="float" office:value="83.24" calcext:value-type="float">
            <text:p>$83.24</text:p>
          </table:table-cell>
          <table:table-cell table:style-name="ce49" table:formula="of:=RANK([.B68];[.$B$3:.$B$74])" office:value-type="float" office:value="22" calcext:value-type="float">
            <text:p>22</text:p>
          </table:table-cell>
          <table:table-cell table:style-name="ce37" office:value-type="float" office:value="89.22" calcext:value-type="float">
            <text:p>$89.22</text:p>
          </table:table-cell>
          <table:table-cell table:style-name="ce49" table:formula="of:=RANK([.D68];[.$D$3:.$D$74])" office:value-type="float" office:value="23" calcext:value-type="float">
            <text:p>23</text:p>
          </table:table-cell>
          <table:table-cell table:style-name="ce37" office:value-type="float" office:value="101.07" calcext:value-type="float">
            <text:p>$101.07</text:p>
          </table:table-cell>
          <table:table-cell table:style-name="ce50" table:formula="of:=RANK([.F68];[.$F$3:.$F$74])" office:value-type="float" office:value="18" calcext:value-type="float">
            <text:p>18</text:p>
          </table:table-cell>
          <table:table-cell table:style-name="ce43" office:value-type="string" calcext:value-type="string">
            <text:p>No</text:p>
          </table:table-cell>
          <table:table-cell table:style-name="ce45" office:value-type="string" calcext:value-type="string">
            <text:p>3.02%</text:p>
          </table:table-cell>
          <table:table-cell table:style-name="ce47" table:formula="of:=IF([.$H68] = &quot;no&quot;; [.B68]; [.B68] * 17.5 / (17.5+5.83))" office:value-type="float" office:value="83.24" calcext:value-type="float">
            <text:p>$83.24</text:p>
          </table:table-cell>
          <table:table-cell table:style-name="ce47" table:formula="of:=IF([.$H68] = &quot;no&quot;; [.D68]; [.D68] * 17.5 / (17.5+5.83))" office:value-type="float" office:value="89.22" calcext:value-type="float">
            <text:p>$89.22</text:p>
          </table:table-cell>
          <table:table-cell table:style-name="ce47" table:formula="of:=IF([.$H68] = &quot;no&quot;; [.F68]; [.F68] * 17.5 / (17.5+5.83))" office:value-type="float" office:value="101.07" calcext:value-type="float">
            <text:p>$101.07</text:p>
          </table:table-cell>
          <table:table-cell table:number-columns-repeated="1012"/>
        </table:table-row>
        <table:table-row table:style-name="ro12">
          <table:table-cell table:style-name="ce29" office:value-type="string" calcext:value-type="string">
            <text:p>Victor Valley CCD</text:p>
          </table:table-cell>
          <table:table-cell table:style-name="ce37" office:value-type="float" office:value="60" calcext:value-type="float">
            <text:p>$60.00</text:p>
          </table:table-cell>
          <table:table-cell table:style-name="ce49" table:formula="of:=RANK([.B69];[.$B$3:.$B$74])" office:value-type="float" office:value="59" calcext:value-type="float">
            <text:p>59</text:p>
          </table:table-cell>
          <table:table-cell table:style-name="ce37" office:value-type="float" office:value="62" calcext:value-type="float">
            <text:p>$62.00</text:p>
          </table:table-cell>
          <table:table-cell table:style-name="ce49" table:formula="of:=RANK([.D69];[.$D$3:.$D$74])" office:value-type="float" office:value="60" calcext:value-type="float">
            <text:p>60</text:p>
          </table:table-cell>
          <table:table-cell table:style-name="ce37" office:value-type="float" office:value="68.25" calcext:value-type="float">
            <text:p>$68.25</text:p>
          </table:table-cell>
          <table:table-cell table:style-name="ce50" table:formula="of:=RANK([.F69];[.$F$3:.$F$74])" office:value-type="float" office:value="57" calcext:value-type="float">
            <text:p>57</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69] = &quot;no&quot;; [.B69]; [.B69] * 17.5 / (17.5+5.83))" office:value-type="float" office:value="60" calcext:value-type="float">
            <text:p>$60.00</text:p>
          </table:table-cell>
          <table:table-cell table:style-name="ce47" table:formula="of:=IF([.$H69] = &quot;no&quot;; [.D69]; [.D69] * 17.5 / (17.5+5.83))" office:value-type="float" office:value="62" calcext:value-type="float">
            <text:p>$62.00</text:p>
          </table:table-cell>
          <table:table-cell table:style-name="ce47" table:formula="of:=IF([.$H69] = &quot;no&quot;; [.F69]; [.F69] * 17.5 / (17.5+5.83))" office:value-type="float" office:value="68.25" calcext:value-type="float">
            <text:p>$68.25</text:p>
          </table:table-cell>
          <table:table-cell table:number-columns-repeated="1012"/>
        </table:table-row>
        <table:table-row table:style-name="ro12">
          <table:table-cell table:style-name="ce29" office:value-type="string" calcext:value-type="string">
            <text:p>West Hills CCD</text:p>
          </table:table-cell>
          <table:table-cell table:style-name="ce37" office:value-type="float" office:value="69" calcext:value-type="float">
            <text:p>$69.00</text:p>
          </table:table-cell>
          <table:table-cell table:style-name="ce49" table:formula="of:=RANK([.B70];[.$B$3:.$B$74])" office:value-type="float" office:value="47" calcext:value-type="float">
            <text:p>47</text:p>
          </table:table-cell>
          <table:table-cell table:style-name="ce37" office:value-type="float" office:value="70" calcext:value-type="float">
            <text:p>$70.00</text:p>
          </table:table-cell>
          <table:table-cell table:style-name="ce49" table:formula="of:=RANK([.D70];[.$D$3:.$D$74])" office:value-type="float" office:value="52" calcext:value-type="float">
            <text:p>52</text:p>
          </table:table-cell>
          <table:table-cell table:style-name="ce37" office:value-type="float" office:value="70" calcext:value-type="float">
            <text:p>$70.00</text:p>
          </table:table-cell>
          <table:table-cell table:style-name="ce50" table:formula="of:=RANK([.F70];[.$F$3:.$F$74])" office:value-type="float" office:value="54" calcext:value-type="float">
            <text:p>54</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70] = &quot;no&quot;; [.B70]; [.B70] * 17.5 / (17.5+5.83))" office:value-type="float" office:value="69" calcext:value-type="float">
            <text:p>$69.00</text:p>
          </table:table-cell>
          <table:table-cell table:style-name="ce47" table:formula="of:=IF([.$H70] = &quot;no&quot;; [.D70]; [.D70] * 17.5 / (17.5+5.83))" office:value-type="float" office:value="70" calcext:value-type="float">
            <text:p>$70.00</text:p>
          </table:table-cell>
          <table:table-cell table:style-name="ce47" table:formula="of:=IF([.$H70] = &quot;no&quot;; [.F70]; [.F70] * 17.5 / (17.5+5.83))" office:value-type="float" office:value="70" calcext:value-type="float">
            <text:p>$70.00</text:p>
          </table:table-cell>
          <table:table-cell table:number-columns-repeated="1012"/>
        </table:table-row>
        <table:table-row table:style-name="ro12">
          <table:table-cell table:style-name="ce29" office:value-type="string" calcext:value-type="string">
            <text:p>West Kern CCD</text:p>
          </table:table-cell>
          <table:table-cell table:style-name="ce37" office:value-type="float" office:value="66.6" calcext:value-type="float">
            <text:p>$66.60</text:p>
          </table:table-cell>
          <table:table-cell table:style-name="ce49" table:formula="of:=RANK([.B71];[.$B$3:.$B$74])" office:value-type="float" office:value="50" calcext:value-type="float">
            <text:p>50</text:p>
          </table:table-cell>
          <table:table-cell table:style-name="ce37" office:value-type="float" office:value="66.6" calcext:value-type="float">
            <text:p>$66.60</text:p>
          </table:table-cell>
          <table:table-cell table:style-name="ce49" table:formula="of:=RANK([.D71];[.$D$3:.$D$74])" office:value-type="float" office:value="56" calcext:value-type="float">
            <text:p>56</text:p>
          </table:table-cell>
          <table:table-cell table:style-name="ce37" office:value-type="float" office:value="66.6" calcext:value-type="float">
            <text:p>$66.60</text:p>
          </table:table-cell>
          <table:table-cell table:style-name="ce50" table:formula="of:=RANK([.F71];[.$F$3:.$F$74])" office:value-type="float" office:value="59" calcext:value-type="float">
            <text:p>59</text:p>
          </table:table-cell>
          <table:table-cell table:style-name="ce43" office:value-type="string" calcext:value-type="string">
            <text:p>No</text:p>
          </table:table-cell>
          <table:table-cell table:style-name="ce45" office:value-type="string" calcext:value-type="string">
            <text:p>1.6%</text:p>
          </table:table-cell>
          <table:table-cell table:style-name="ce47" table:formula="of:=IF([.$H71] = &quot;no&quot;; [.B71]; [.B71] * 17.5 / (17.5+5.83))" office:value-type="float" office:value="66.6" calcext:value-type="float">
            <text:p>$66.60</text:p>
          </table:table-cell>
          <table:table-cell table:style-name="ce47" table:formula="of:=IF([.$H71] = &quot;no&quot;; [.D71]; [.D71] * 17.5 / (17.5+5.83))" office:value-type="float" office:value="66.6" calcext:value-type="float">
            <text:p>$66.60</text:p>
          </table:table-cell>
          <table:table-cell table:style-name="ce47" table:formula="of:=IF([.$H71] = &quot;no&quot;; [.F71]; [.F71] * 17.5 / (17.5+5.83))" office:value-type="float" office:value="66.6" calcext:value-type="float">
            <text:p>$66.60</text:p>
          </table:table-cell>
          <table:table-cell table:number-columns-repeated="1012"/>
        </table:table-row>
        <table:table-row table:style-name="ro12">
          <table:table-cell table:style-name="ce29" office:value-type="string" calcext:value-type="string">
            <text:p>West Valley-Mission CCD</text:p>
          </table:table-cell>
          <table:table-cell table:style-name="ce37" office:value-type="float" office:value="132.42" calcext:value-type="float">
            <text:p>$132.42</text:p>
          </table:table-cell>
          <table:table-cell table:style-name="ce49" table:formula="of:=RANK([.B72];[.$B$3:.$B$74])" office:value-type="float" office:value="3" calcext:value-type="float">
            <text:p>3</text:p>
          </table:table-cell>
          <table:table-cell table:style-name="ce37" office:value-type="float" office:value="146.81" calcext:value-type="float">
            <text:p>$146.81</text:p>
          </table:table-cell>
          <table:table-cell table:style-name="ce49" table:formula="of:=RANK([.D72];[.$D$3:.$D$74])" office:value-type="float" office:value="4" calcext:value-type="float">
            <text:p>4</text:p>
          </table:table-cell>
          <table:table-cell table:style-name="ce37" office:value-type="float" office:value="146.81" calcext:value-type="float">
            <text:p>$146.81</text:p>
          </table:table-cell>
          <table:table-cell table:style-name="ce50" table:formula="of:=RANK([.F72];[.$F$3:.$F$74])" office:value-type="float" office:value="4" calcext:value-type="float">
            <text:p>4</text:p>
          </table:table-cell>
          <table:table-cell table:style-name="ce43" office:value-type="string" calcext:value-type="string">
            <text:p>Yes</text:p>
          </table:table-cell>
          <table:table-cell table:style-name="ce45" office:value-type="string" calcext:value-type="string">
            <text:p>16.0%</text:p>
          </table:table-cell>
          <table:table-cell table:style-name="ce47" table:formula="of:=IF([.$H72] = &quot;no&quot;; [.B72]; [.B72] * 17.5 / (17.5+5.83))" office:value-type="float" office:value="99.3291898842692" calcext:value-type="float">
            <text:p>$99.33</text:p>
          </table:table-cell>
          <table:table-cell table:style-name="ce47" table:formula="of:=IF([.$H72] = &quot;no&quot;; [.D72]; [.D72] * 17.5 / (17.5+5.83))" office:value-type="float" office:value="110.12323189027" calcext:value-type="float">
            <text:p>$110.12</text:p>
          </table:table-cell>
          <table:table-cell table:style-name="ce47" table:formula="of:=IF([.$H72] = &quot;no&quot;; [.F72]; [.F72] * 17.5 / (17.5+5.83))" office:value-type="float" office:value="110.12323189027" calcext:value-type="float">
            <text:p>$110.12</text:p>
          </table:table-cell>
          <table:table-cell table:number-columns-repeated="1012"/>
        </table:table-row>
        <table:table-row table:style-name="ro12">
          <table:table-cell table:style-name="ce29" office:value-type="string" calcext:value-type="string">
            <text:p>Yosemite CCD</text:p>
          </table:table-cell>
          <table:table-cell table:style-name="ce37" office:value-type="float" office:value="61.93" calcext:value-type="float">
            <text:p>$61.93</text:p>
          </table:table-cell>
          <table:table-cell table:style-name="ce49" table:formula="of:=RANK([.B73];[.$B$3:.$B$74])" office:value-type="float" office:value="57" calcext:value-type="float">
            <text:p>57</text:p>
          </table:table-cell>
          <table:table-cell table:style-name="ce37" office:value-type="float" office:value="76.64" calcext:value-type="float">
            <text:p>$76.64</text:p>
          </table:table-cell>
          <table:table-cell table:style-name="ce49" table:formula="of:=RANK([.D73];[.$D$3:.$D$74])" office:value-type="float" office:value="40" calcext:value-type="float">
            <text:p>40</text:p>
          </table:table-cell>
          <table:table-cell table:style-name="ce37" office:value-type="float" office:value="78.89" calcext:value-type="float">
            <text:p>$78.89</text:p>
          </table:table-cell>
          <table:table-cell table:style-name="ce50" table:formula="of:=RANK([.F73];[.$F$3:.$F$74])" office:value-type="float" office:value="40" calcext:value-type="float">
            <text:p>40</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73] = &quot;no&quot;; [.B73]; [.B73] * 17.5 / (17.5+5.83))" office:value-type="float" office:value="61.93" calcext:value-type="float">
            <text:p>$61.93</text:p>
          </table:table-cell>
          <table:table-cell table:style-name="ce47" table:formula="of:=IF([.$H73] = &quot;no&quot;; [.D73]; [.D73] * 17.5 / (17.5+5.83))" office:value-type="float" office:value="76.64" calcext:value-type="float">
            <text:p>$76.64</text:p>
          </table:table-cell>
          <table:table-cell table:style-name="ce47" table:formula="of:=IF([.$H73] = &quot;no&quot;; [.F73]; [.F73] * 17.5 / (17.5+5.83))" office:value-type="float" office:value="78.89" calcext:value-type="float">
            <text:p>$78.89</text:p>
          </table:table-cell>
          <table:table-cell table:number-columns-repeated="1012"/>
        </table:table-row>
        <table:table-row table:style-name="ro12">
          <table:table-cell table:style-name="ce29" office:value-type="string" calcext:value-type="string">
            <text:p>Yuba CCD</text:p>
          </table:table-cell>
          <table:table-cell table:style-name="ce37" office:value-type="float" office:value="76.82" calcext:value-type="float">
            <text:p>$76.82</text:p>
          </table:table-cell>
          <table:table-cell table:style-name="ce49" table:formula="of:=RANK([.B74];[.$B$3:.$B$74])" office:value-type="float" office:value="34" calcext:value-type="float">
            <text:p>34</text:p>
          </table:table-cell>
          <table:table-cell table:style-name="ce37" office:value-type="float" office:value="81.63" calcext:value-type="float">
            <text:p>$81.63</text:p>
          </table:table-cell>
          <table:table-cell table:style-name="ce49" table:formula="of:=RANK([.D74];[.$D$3:.$D$74])" office:value-type="float" office:value="34" calcext:value-type="float">
            <text:p>34</text:p>
          </table:table-cell>
          <table:table-cell table:style-name="ce37" office:value-type="float" office:value="83.33" calcext:value-type="float">
            <text:p>$83.33</text:p>
          </table:table-cell>
          <table:table-cell table:style-name="ce50" table:formula="of:=RANK([.F74];[.$F$3:.$F$74])" office:value-type="float" office:value="34" calcext:value-type="float">
            <text:p>34</text:p>
          </table:table-cell>
          <table:table-cell table:style-name="ce43" office:value-type="string" calcext:value-type="string">
            <text:p>No</text:p>
          </table:table-cell>
          <table:table-cell table:style-name="ce45" office:value-type="string" calcext:value-type="string">
            <text:p>NA</text:p>
          </table:table-cell>
          <table:table-cell table:style-name="ce47" table:formula="of:=IF([.$H74] = &quot;no&quot;; [.B74]; [.B74] * 17.5 / (17.5+5.83))" office:value-type="float" office:value="76.82" calcext:value-type="float">
            <text:p>$76.82</text:p>
          </table:table-cell>
          <table:table-cell table:style-name="ce47" table:formula="of:=IF([.$H74] = &quot;no&quot;; [.D74]; [.D74] * 17.5 / (17.5+5.83))" office:value-type="float" office:value="81.63" calcext:value-type="float">
            <text:p>$81.63</text:p>
          </table:table-cell>
          <table:table-cell table:style-name="ce47" table:formula="of:=IF([.$H74] = &quot;no&quot;; [.F74]; [.F74] * 17.5 / (17.5+5.83))" office:value-type="float" office:value="83.33" calcext:value-type="float">
            <text:p>$83.33</text:p>
          </table:table-cell>
          <table:table-cell table:number-columns-repeated="1012"/>
        </table:table-row>
        <table:table-row table:style-name="ro3">
          <table:table-cell table:style-name="ce30" table:number-columns-repeated="6"/>
          <table:table-cell table:style-name="ce51"/>
          <table:table-cell table:style-name="ce30"/>
          <table:table-cell table:style-name="ce45"/>
          <table:table-cell table:number-columns-repeated="1015"/>
        </table:table-row>
        <table:table-row table:style-name="ro3">
          <table:table-cell table:style-name="ce30" office:value-type="string" calcext:value-type="string">
            <text:p>Average (Mean)</text:p>
          </table:table-cell>
          <table:table-cell table:style-name="ce38" table:formula="of:=AVERAGE([.B3:.B74])" office:value-type="float" office:value="78.6280052910053" calcext:value-type="float">
            <text:p>$78.63</text:p>
          </table:table-cell>
          <table:table-cell table:style-name="ce38"/>
          <table:table-cell table:style-name="ce38" table:formula="of:=AVERAGE([.D3:.D74])" office:value-type="float" office:value="86.6805912698413" calcext:value-type="float">
            <text:p>$86.68</text:p>
          </table:table-cell>
          <table:table-cell table:style-name="ce38"/>
          <table:table-cell table:style-name="ce38" table:formula="of:=AVERAGE([.F3:.F74])" office:value-type="float" office:value="88.5364002204586" calcext:value-type="float">
            <text:p>$88.54</text:p>
          </table:table-cell>
          <table:table-cell table:style-name="ce51"/>
          <table:table-cell table:style-name="ce30"/>
          <table:table-cell table:style-name="ce45"/>
          <table:table-cell table:number-columns-repeated="1015"/>
        </table:table-row>
        <table:table-row table:style-name="ro3">
          <table:table-cell table:style-name="ce30" office:value-type="string" calcext:value-type="string">
            <text:p>Highest</text:p>
          </table:table-cell>
          <table:table-cell table:style-name="ce38" table:formula="of:=MAX([.B3:.B74])" office:value-type="float" office:value="136.166666666667" calcext:value-type="float">
            <text:p>$136.17</text:p>
          </table:table-cell>
          <table:table-cell table:style-name="ce38"/>
          <table:table-cell table:style-name="ce38" table:formula="of:=MAX([.D3:.D74])" office:value-type="float" office:value="188.5" calcext:value-type="float">
            <text:p>$188.50</text:p>
          </table:table-cell>
          <table:table-cell table:style-name="ce38"/>
          <table:table-cell table:style-name="ce38" table:formula="of:=MAX([.F3:.F74])" office:value-type="float" office:value="193.444444444444" calcext:value-type="float">
            <text:p>$193.44</text:p>
          </table:table-cell>
          <table:table-cell table:style-name="ce51"/>
          <table:table-cell table:style-name="ce30"/>
          <table:table-cell table:style-name="ce45"/>
          <table:table-cell table:number-columns-repeated="1015"/>
        </table:table-row>
        <table:table-row table:style-name="ro3">
          <table:table-cell table:style-name="ce30" office:value-type="string" calcext:value-type="string">
            <text:p>3rd quartile</text:p>
          </table:table-cell>
          <table:table-cell table:style-name="ce39" table:formula="of:=QUARTILE([.B3:.B74];3)" office:value-type="float" office:value="85.8475" calcext:value-type="float">
            <text:p>$85.85</text:p>
          </table:table-cell>
          <table:table-cell table:style-name="ce39"/>
          <table:table-cell table:style-name="ce40" table:formula="of:=QUARTILE([.D3:.D74];3)" office:value-type="float" office:value="96.61" calcext:value-type="float">
            <text:p>$96.61</text:p>
          </table:table-cell>
          <table:table-cell table:style-name="ce40"/>
          <table:table-cell table:style-name="ce40" table:formula="of:=QUARTILE([.F3:.F74];3)" office:value-type="float" office:value="99.6525" calcext:value-type="float">
            <text:p>$99.65</text:p>
          </table:table-cell>
          <table:table-cell table:style-name="ce51"/>
          <table:table-cell table:style-name="ce30"/>
          <table:table-cell table:style-name="ce45"/>
          <table:table-cell table:number-columns-repeated="1015"/>
        </table:table-row>
        <table:table-row table:style-name="ro3">
          <table:table-cell table:style-name="ce30" office:value-type="string" calcext:value-type="string">
            <text:p>Median</text:p>
          </table:table-cell>
          <table:table-cell table:style-name="ce38" table:formula="of:=MEDIAN([.B3:.B74])" office:value-type="float" office:value="76.08" calcext:value-type="float">
            <text:p>$76.08</text:p>
          </table:table-cell>
          <table:table-cell table:style-name="ce38"/>
          <table:table-cell table:style-name="ce38" table:formula="of:=MEDIAN([.D3:.D74])" office:value-type="float" office:value="79.7735714285714" calcext:value-type="float">
            <text:p>$79.77</text:p>
          </table:table-cell>
          <table:table-cell table:style-name="ce38"/>
          <table:table-cell table:style-name="ce38" table:formula="of:=MEDIAN([.F3:.F74])" office:value-type="float" office:value="80.74" calcext:value-type="float">
            <text:p>$80.74</text:p>
          </table:table-cell>
          <table:table-cell table:style-name="ce51"/>
          <table:table-cell table:style-name="ce30"/>
          <table:table-cell table:style-name="ce45"/>
          <table:table-cell table:number-columns-repeated="1015"/>
        </table:table-row>
        <table:table-row table:style-name="ro3">
          <table:table-cell table:style-name="ce30" office:value-type="string" calcext:value-type="string">
            <text:p>1st quartile</text:p>
          </table:table-cell>
          <table:table-cell table:style-name="ce40" table:formula="of:=QUARTILE([.B3:.B74];1)" office:value-type="float" office:value="63.4525" calcext:value-type="float">
            <text:p>$63.45</text:p>
          </table:table-cell>
          <table:table-cell table:style-name="ce40"/>
          <table:table-cell table:style-name="ce40" table:formula="of:=QUARTILE([.D3:.D74];1)" office:value-type="float" office:value="68.5775" calcext:value-type="float">
            <text:p>$68.58</text:p>
          </table:table-cell>
          <table:table-cell table:style-name="ce40"/>
          <table:table-cell table:style-name="ce40" table:formula="of:=QUARTILE([.F3:.F74];1)" office:value-type="float" office:value="69.8475" calcext:value-type="float">
            <text:p>$69.85</text:p>
          </table:table-cell>
          <table:table-cell table:style-name="ce51"/>
          <table:table-cell table:style-name="ce30"/>
          <table:table-cell table:style-name="ce45"/>
          <table:table-cell table:number-columns-repeated="1015"/>
        </table:table-row>
        <table:table-row table:style-name="ro3">
          <table:table-cell table:style-name="ce30" office:value-type="string" calcext:value-type="string">
            <text:p>Lowest</text:p>
          </table:table-cell>
          <table:table-cell table:style-name="ce38" table:formula="of:=MIN([.B3:.B74])" office:value-type="float" office:value="38.72" calcext:value-type="float">
            <text:p>$38.72</text:p>
          </table:table-cell>
          <table:table-cell table:style-name="ce38"/>
          <table:table-cell table:style-name="ce38" table:formula="of:=MIN([.D3:.D74])" office:value-type="float" office:value="38.72" calcext:value-type="float">
            <text:p>$38.72</text:p>
          </table:table-cell>
          <table:table-cell table:style-name="ce38"/>
          <table:table-cell table:style-name="ce38" table:formula="of:=MIN([.F3:.F74])" office:value-type="float" office:value="38.72" calcext:value-type="float">
            <text:p>$38.72</text:p>
          </table:table-cell>
          <table:table-cell table:style-name="ce51"/>
          <table:table-cell table:style-name="ce30"/>
          <table:table-cell table:style-name="ce45"/>
          <table:table-cell table:number-columns-repeated="1015"/>
        </table:table-row>
        <table:table-row table:style-name="ro3" table:number-rows-repeated="1048494">
          <table:table-cell table:number-columns-repeated="1024"/>
        </table:table-row>
        <table:table-row table:style-name="ro3">
          <table:table-cell table:number-columns-repeated="1024"/>
        </table:table-row>
        <table:named-expressions>
          <table:named-range table:name="_xlnm.Print_Titles" table:base-cell-address="$'1 Methodology &amp; Index'.$A$1" table:cell-range-address="$'3 MA30 Highest w-o &amp; w PhD'.$A$1:.$AMJ$2" table:range-usable-as="repeat-column repeat-row"/>
        </table:named-expressions>
      </table:table>
      <table:table table:name="4 Steps Cols" table:style-name="ta4">
        <office:forms form:automatic-focus="false" form:apply-design-mode="false"/>
        <table:table-column table:style-name="co19" table:default-cell-style-name="ce55"/>
        <table:table-column table:style-name="co20" table:default-cell-style-name="ce60"/>
        <table:table-column table:style-name="co21" table:default-cell-style-name="ce65"/>
        <table:table-column table:style-name="co22" table:number-columns-repeated="1021" table:default-cell-style-name="ce55"/>
        <table:table-header-rows>
          <table:table-row table:style-name="ro2">
            <table:table-cell table:style-name="ce31" office:value-type="string" calcext:value-type="string" table:number-columns-spanned="3" table:number-rows-spanned="1">
              <text:p>2017 Part-Time Faculty salary Comparison - Details re: Columns, Steps, and Advancement</text:p>
            </table:table-cell>
            <table:covered-table-cell table:number-columns-repeated="2" table:style-name="ce31"/>
            <table:table-cell table:style-name="ce66" table:number-columns-repeated="1021"/>
          </table:table-row>
          <table:table-row table:style-name="ro13">
            <table:table-cell table:style-name="ce52" office:value-type="string" calcext:value-type="string">
              <text:p>District</text:p>
            </table:table-cell>
            <table:table-cell table:style-name="ce56" office:value-type="string" calcext:value-type="string">
              <text:p># of Steps/</text:p>
              <text:p>Columns</text:p>
            </table:table-cell>
            <table:table-cell table:style-name="ce61" office:value-type="string" calcext:value-type="string">
              <text:p>Step Advancement Process</text:p>
            </table:table-cell>
            <table:table-cell table:number-columns-repeated="1021"/>
          </table:table-row>
        </table:table-header-rows>
        <table:table-row table:style-name="ro13">
          <table:table-cell table:style-name="ce53" office:value-type="string" calcext:value-type="string">
            <text:p>Allan Hancock Joint</text:p>
          </table:table-cell>
          <table:table-cell table:style-name="ce57" office:value-type="string" calcext:value-type="string">
            <text:p>7/7</text:p>
          </table:table-cell>
          <table:table-cell table:style-name="ce62" office:value-type="string" calcext:value-type="string">
            <text:p>Step advancement every 2 years or 4 semesters. 1 year = 2 semesters or 1 semester + summer. </text:p>
          </table:table-cell>
          <table:table-cell table:number-columns-repeated="1021"/>
        </table:table-row>
        <table:table-row table:style-name="ro14">
          <table:table-cell table:style-name="ce53" office:value-type="string" calcext:value-type="string">
            <text:p>Antelope Valley</text:p>
          </table:table-cell>
          <table:table-cell table:style-name="ce57" office:value-type="string" calcext:value-type="string">
            <text:p>4/3</text:p>
          </table:table-cell>
          <table:table-cell table:style-name="ce62" office:value-type="string" calcext:value-type="string">
            <text:p>Step 2: 2 1/2 years (5 semesters) or 30 LHE; Step 3: 5 years, 10 semesters or 60 LHE; Step 4: 7 1/2 years 15 semesters or 90 LHE at Antelope during regular academic year. Per salary schedule.</text:p>
          </table:table-cell>
          <table:table-cell table:number-columns-repeated="1021"/>
        </table:table-row>
        <table:table-row table:style-name="ro15">
          <table:table-cell table:style-name="ce53" office:value-type="string" calcext:value-type="string">
            <text:p>Barstow</text:p>
          </table:table-cell>
          <table:table-cell table:style-name="ce57" office:value-type="string" calcext:value-type="string">
            <text:p>1/1</text:p>
          </table:table-cell>
          <table:table-cell table:style-name="ce62" office:value-type="string" calcext:value-type="string">
            <text:p>One rate. </text:p>
          </table:table-cell>
          <table:table-cell table:number-columns-repeated="1021"/>
        </table:table-row>
        <table:table-row table:style-name="ro14">
          <table:table-cell table:style-name="ce53" office:value-type="string" calcext:value-type="string">
            <text:p>Butte</text:p>
          </table:table-cell>
          <table:table-cell table:style-name="ce57" office:value-type="string" calcext:value-type="string">
            <text:p>5/3</text:p>
          </table:table-cell>
          <table:table-cell table:style-name="ce62" office:value-type="string" calcext:value-type="string">
            <text:p>Step I: 1-6 semesters; Step II: 7-9 semesters; Step III: 10-12 semesters; Step IV: 13-22 semesters; Step V: 23+ semesters. <text:s/>Per salary schedule.</text:p>
          </table:table-cell>
          <table:table-cell table:number-columns-repeated="1021"/>
        </table:table-row>
        <table:table-row table:style-name="ro16">
          <table:table-cell table:style-name="ce53" office:value-type="string" calcext:value-type="string">
            <text:p>Cabrillo</text:p>
          </table:table-cell>
          <table:table-cell table:style-name="ce57" office:value-type="string" calcext:value-type="string">
            <text:p>12/6</text:p>
          </table:table-cell>
          <table:table-cell table:style-name="ce62" office:value-type="string" calcext:value-type="string">
            <text:p>Article 13.3.2 of CBA: Adjunct unit members shall receive one step advancement within the appropriate class in the adjunct salary schedule, for each two terms of service to the District(fall, winter, spring, summer). Only one step may be achieved per academic year.</text:p>
          </table:table-cell>
          <table:table-cell table:number-columns-repeated="1021"/>
        </table:table-row>
        <table:table-row table:style-name="ro14">
          <table:table-cell table:style-name="ce53" office:value-type="string" calcext:value-type="string">
            <text:p>Cerritos</text:p>
          </table:table-cell>
          <table:table-cell table:style-name="ce57" office:value-type="string" calcext:value-type="string">
            <text:p>3/6</text:p>
          </table:table-cell>
          <table:table-cell table:style-name="ce62" office:value-type="string" calcext:value-type="string">
            <text:p>Step I: 1-2 semesters; Step II: 3-4 semesters; Step III: 5-6 semesters; Step IV: 7-8 semesters; Step V: 9-10 semesters; Step VI: 11 or more semesters. </text:p>
          </table:table-cell>
          <table:table-cell table:number-columns-repeated="1021"/>
        </table:table-row>
        <table:table-row table:style-name="ro15">
          <table:table-cell table:style-name="ce53" office:value-type="string" calcext:value-type="string">
            <text:p>Chabot-Las Positas</text:p>
          </table:table-cell>
          <table:table-cell table:style-name="ce57" office:value-type="string" calcext:value-type="string">
            <text:p>9/1</text:p>
          </table:table-cell>
          <table:table-cell table:style-name="ce62" office:value-type="string" calcext:value-type="string">
            <text:p>18 faculty hours per Section 21.I.1 of CBA.</text:p>
          </table:table-cell>
          <table:table-cell table:number-columns-repeated="1021"/>
        </table:table-row>
        <table:table-row table:style-name="ro15">
          <table:table-cell table:style-name="ce53" office:value-type="string" calcext:value-type="string">
            <text:p>Chaffey</text:p>
          </table:table-cell>
          <table:table-cell table:style-name="ce57" office:value-type="string" calcext:value-type="string">
            <text:p>3/2</text:p>
          </table:table-cell>
          <table:table-cell table:style-name="ce62" office:value-type="string" calcext:value-type="string">
            <text:p>Every 4 academic terms. Per page 72 of CBA.</text:p>
          </table:table-cell>
          <table:table-cell table:number-columns-repeated="1021"/>
        </table:table-row>
        <table:table-row table:style-name="ro13">
          <table:table-cell table:style-name="ce53" office:value-type="string" calcext:value-type="string">
            <text:p>Citrus</text:p>
          </table:table-cell>
          <table:table-cell table:style-name="ce57" office:value-type="string" calcext:value-type="string">
            <text:p>6/4</text:p>
          </table:table-cell>
          <table:table-cell table:style-name="ce62" office:value-type="string" calcext:value-type="string">
            <text:p>One step increase per year for each two-semester periods completed. Per salary schedule.</text:p>
          </table:table-cell>
          <table:table-cell table:number-columns-repeated="1021"/>
        </table:table-row>
        <table:table-row table:style-name="ro15">
          <table:table-cell table:style-name="ce53" office:value-type="string" calcext:value-type="string">
            <text:p>Coast</text:p>
          </table:table-cell>
          <table:table-cell table:style-name="ce57" office:value-type="string" calcext:value-type="string">
            <text:p>6/3</text:p>
          </table:table-cell>
          <table:table-cell table:style-name="ce62" office:value-type="string" calcext:value-type="string">
            <text:p>Annually every calendar year. Per CFT survey.</text:p>
          </table:table-cell>
          <table:table-cell table:number-columns-repeated="1021"/>
        </table:table-row>
        <table:table-row table:style-name="ro13">
          <table:table-cell table:style-name="ce53" office:value-type="string" calcext:value-type="string">
            <text:p>Compton</text:p>
          </table:table-cell>
          <table:table-cell table:style-name="ce57" office:value-type="string" calcext:value-type="string">
            <text:p>4/6</text:p>
          </table:table-cell>
          <table:table-cell table:style-name="ce62" office:value-type="string" calcext:value-type="string">
            <text:p>Step I: 1-2 years (4 semesters); Step II: 3-4 years (8 semesters); Step III: 5-9 years (18 semesters); Step IV: 10+ years. <text:s/>Per salary schedule.</text:p>
          </table:table-cell>
          <table:table-cell table:number-columns-repeated="1021"/>
        </table:table-row>
        <table:table-row table:style-name="ro15">
          <table:table-cell table:style-name="ce53" office:value-type="string" calcext:value-type="string">
            <text:p>Contra Costa</text:p>
          </table:table-cell>
          <table:table-cell table:style-name="ce58" office:value-type="string" calcext:value-type="string">
            <text:p>22/7</text:p>
          </table:table-cell>
          <table:table-cell table:style-name="ce62" office:value-type="string" calcext:value-type="string">
            <text:p>1 year FTE service. <text:s/>Per CFT survey.</text:p>
          </table:table-cell>
          <table:table-cell table:number-columns-repeated="1021"/>
        </table:table-row>
        <table:table-row table:style-name="ro15">
          <table:table-cell table:style-name="ce53" office:value-type="string" calcext:value-type="string">
            <text:p>Copper Mountain</text:p>
          </table:table-cell>
          <table:table-cell table:style-name="ce57" office:value-type="string" calcext:value-type="string">
            <text:p>1/3</text:p>
          </table:table-cell>
          <table:table-cell table:style-name="ce62" office:value-type="string" calcext:value-type="string">
            <text:p>Move columns with PhD. Per salary schedule.</text:p>
          </table:table-cell>
          <table:table-cell table:number-columns-repeated="1021"/>
        </table:table-row>
        <table:table-row table:style-name="ro14">
          <table:table-cell table:style-name="ce53" office:value-type="string" calcext:value-type="string">
            <text:p>Desert</text:p>
          </table:table-cell>
          <table:table-cell table:style-name="ce57" office:value-type="string" calcext:value-type="string">
            <text:p>5/3</text:p>
          </table:table-cell>
          <table:table-cell table:style-name="ce62" office:value-type="string" calcext:value-type="string">
            <text:p>Step I: 0-17 SIU; Step II: 18-35 SIU; Step III: 36-53 SIU; Step IV: 5-71 SIU; Step IV: 72+ SIU. Per salary schedule. (SIU: Semester Instructional Unit.)</text:p>
          </table:table-cell>
          <table:table-cell table:number-columns-repeated="1021"/>
        </table:table-row>
        <table:table-row table:style-name="ro14">
          <table:table-cell table:style-name="ce53" office:value-type="string" calcext:value-type="string">
            <text:p>El Camino</text:p>
          </table:table-cell>
          <table:table-cell table:style-name="ce57" office:value-type="string" calcext:value-type="string">
            <text:p>6/2</text:p>
          </table:table-cell>
          <table:table-cell table:style-name="ce62" office:value-type="string" calcext:value-type="string">
            <text:p>Step I: 1-2 semesters; Step II: 3-4 semesters; Step III: 5-6 semesters; Step IV: 7-8 semesters; Step V: 9-10 semesters; Step VI: 11+ semesters. Per article 10, Section F of CBA.</text:p>
          </table:table-cell>
          <table:table-cell table:number-columns-repeated="1021"/>
        </table:table-row>
        <table:table-row table:style-name="ro15">
          <table:table-cell table:style-name="ce53" office:value-type="string" calcext:value-type="string">
            <text:p>Feather River</text:p>
          </table:table-cell>
          <table:table-cell table:style-name="ce57" office:value-type="string" calcext:value-type="string">
            <text:p>15/5</text:p>
          </table:table-cell>
          <table:table-cell table:style-name="ce62" office:value-type="string" calcext:value-type="string">
            <text:p>30 equated hours. Per page 32, article 22.3 of CBA.</text:p>
          </table:table-cell>
          <table:table-cell table:number-columns-repeated="1021"/>
        </table:table-row>
        <table:table-row table:style-name="ro13">
          <table:table-cell table:style-name="ce53" office:value-type="string" calcext:value-type="string">
            <text:p>Foothill-DeAnza</text:p>
          </table:table-cell>
          <table:table-cell table:style-name="ce57" office:value-type="string" calcext:value-type="string">
            <text:p>7/5</text:p>
          </table:table-cell>
          <table:table-cell table:style-name="ce62" office:value-type="string" calcext:value-type="string">
            <text:p>Yearly after completing equivalent of full time load. Per page 167 of CBA.</text:p>
          </table:table-cell>
          <table:table-cell table:number-columns-repeated="1021"/>
        </table:table-row>
        <table:table-row table:style-name="ro13">
          <table:table-cell table:style-name="ce53" office:value-type="string" calcext:value-type="string">
            <text:p>Gavilan</text:p>
          </table:table-cell>
          <table:table-cell table:style-name="ce57" office:value-type="string" calcext:value-type="string">
            <text:p>5/6</text:p>
          </table:table-cell>
          <table:table-cell table:style-name="ce62" office:value-type="string" calcext:value-type="string">
            <text:p>Step I 1-4 terms, II 5-6 terms, III 7-8 terms, IV 9-20 terms, V 11-16 terms, VI 17+ terms per salary schedule</text:p>
          </table:table-cell>
          <table:table-cell table:number-columns-repeated="1021"/>
        </table:table-row>
        <table:table-row table:style-name="ro14">
          <table:table-cell table:style-name="ce53" office:value-type="string" calcext:value-type="string">
            <text:p>Glendale</text:p>
          </table:table-cell>
          <table:table-cell table:style-name="ce57" office:value-type="string" calcext:value-type="string">
            <text:p>5/4</text:p>
          </table:table-cell>
          <table:table-cell table:style-name="ce62" office:value-type="string" calcext:value-type="string">
            <text:p>Step 2 becomes effective the 5th semester of service at the College. Step 3: 9th semester; Step 4: 13th semester; Step 6: 21st semester. Per <text:s/>article VII, Section 9.E., page 91 of CBA.</text:p>
          </table:table-cell>
          <table:table-cell table:number-columns-repeated="1021"/>
        </table:table-row>
        <table:table-row table:style-name="ro13">
          <table:table-cell table:style-name="ce53" office:value-type="string" calcext:value-type="string">
            <text:p>Grossmont-Cuyamaca</text:p>
          </table:table-cell>
          <table:table-cell table:style-name="ce57" office:value-type="string" calcext:value-type="string">
            <text:p>15/3</text:p>
          </table:table-cell>
          <table:table-cell table:style-name="ce62" office:value-type="string" calcext:value-type="string">
            <text:p>Must have taught one unit in two different half year periods to progress to the next step. <text:s/>Per salary schedule.</text:p>
          </table:table-cell>
          <table:table-cell table:number-columns-repeated="1021"/>
        </table:table-row>
        <table:table-row table:style-name="ro15">
          <table:table-cell table:style-name="ce53" office:value-type="string" calcext:value-type="string">
            <text:p>Hartnell</text:p>
          </table:table-cell>
          <table:table-cell table:style-name="ce57" office:value-type="string" calcext:value-type="string">
            <text:p>5/5</text:p>
          </table:table-cell>
          <table:table-cell table:style-name="ce62" office:value-type="string" calcext:value-type="string">
            <text:p>Every 4 semesters. Per salary schedule.</text:p>
          </table:table-cell>
          <table:table-cell table:number-columns-repeated="1021"/>
        </table:table-row>
        <table:table-row table:style-name="ro15">
          <table:table-cell table:style-name="ce53" office:value-type="string" calcext:value-type="string">
            <text:p>Imperial</text:p>
          </table:table-cell>
          <table:table-cell table:style-name="ce57" office:value-type="string" calcext:value-type="string">
            <text:p>1/1</text:p>
          </table:table-cell>
          <table:table-cell table:style-name="ce62" office:value-type="string" calcext:value-type="string">
            <text:p>One rate</text:p>
          </table:table-cell>
          <table:table-cell table:number-columns-repeated="1021"/>
        </table:table-row>
        <table:table-row table:style-name="ro13">
          <table:table-cell table:style-name="ce53" office:value-type="string" calcext:value-type="string">
            <text:p>Kern</text:p>
          </table:table-cell>
          <table:table-cell table:style-name="ce57" office:value-type="string" calcext:value-type="string">
            <text:p>3/1</text:p>
          </table:table-cell>
          <table:table-cell table:style-name="ce62" office:value-type="string" calcext:value-type="string">
            <text:p>Step 1: 0-.99 FTE; Step 2: 1-1.99 FTE; Step 3: 2.0 or higher FTE. Per salary schedule.</text:p>
          </table:table-cell>
          <table:table-cell table:number-columns-repeated="1021"/>
        </table:table-row>
        <table:table-row table:style-name="ro13">
          <table:table-cell table:style-name="ce53" office:value-type="string" calcext:value-type="string">
            <text:p>Lake Tahoe</text:p>
          </table:table-cell>
          <table:table-cell table:style-name="ce57" office:value-type="string" calcext:value-type="string">
            <text:p>2/1</text:p>
          </table:table-cell>
          <table:table-cell table:style-name="ce62" office:value-type="string" calcext:value-type="string">
            <text:p>Tier I: 0-9 quarters; Tier II over 9 quarters at LTCC. <text:s/>Per salary schedule.</text:p>
          </table:table-cell>
          <table:table-cell table:number-columns-repeated="1021"/>
        </table:table-row>
        <table:table-row table:style-name="ro15">
          <table:table-cell table:style-name="ce53" office:value-type="string" calcext:value-type="string">
            <text:p>Lassen</text:p>
          </table:table-cell>
          <table:table-cell table:style-name="ce57" office:value-type="string" calcext:value-type="string">
            <text:p>1/1</text:p>
          </table:table-cell>
          <table:table-cell table:style-name="ce62" office:value-type="string" calcext:value-type="string">
            <text:p>One rate. </text:p>
          </table:table-cell>
          <table:table-cell table:number-columns-repeated="1021"/>
        </table:table-row>
        <table:table-row table:style-name="ro13">
          <table:table-cell table:style-name="ce53" office:value-type="string" calcext:value-type="string">
            <text:p>Long Beach</text:p>
          </table:table-cell>
          <table:table-cell table:style-name="ce57" office:value-type="string" calcext:value-type="string">
            <text:p>6/3</text:p>
          </table:table-cell>
          <table:table-cell table:style-name="ce62" office:value-type="string" calcext:value-type="string">
            <text:p>Advancement occurs every two semesters of part-time employment. <text:s/>Per salary schedule.</text:p>
          </table:table-cell>
          <table:table-cell table:number-columns-repeated="1021"/>
        </table:table-row>
        <table:table-row table:style-name="ro15">
          <table:table-cell table:style-name="ce53" office:value-type="string" calcext:value-type="string">
            <text:p>Los Angeles</text:p>
          </table:table-cell>
          <table:table-cell table:style-name="ce57" office:value-type="string" calcext:value-type="string">
            <text:p>9/1</text:p>
          </table:table-cell>
          <table:table-cell table:style-name="ce62" office:value-type="string" calcext:value-type="string">
            <text:p>Annually. Per CFT survey.</text:p>
          </table:table-cell>
          <table:table-cell table:number-columns-repeated="1021"/>
        </table:table-row>
        <table:table-row table:style-name="ro15">
          <table:table-cell table:style-name="ce53" office:value-type="string" calcext:value-type="string">
            <text:p>Los Rios</text:p>
          </table:table-cell>
          <table:table-cell table:style-name="ce57" office:value-type="string" calcext:value-type="string">
            <text:p>15/5</text:p>
          </table:table-cell>
          <table:table-cell table:style-name="ce62" office:value-type="string" calcext:value-type="string">
            <text:p>30 formula hours. Per page 12, article 2.7.2.1 of CBA.</text:p>
          </table:table-cell>
          <table:table-cell table:number-columns-repeated="1021"/>
        </table:table-row>
        <table:table-row table:style-name="ro15">
          <table:table-cell table:style-name="ce53" office:value-type="string" calcext:value-type="string">
            <text:p>Marin</text:p>
          </table:table-cell>
          <table:table-cell table:style-name="ce57" office:value-type="string" calcext:value-type="string">
            <text:p>24/5</text:p>
          </table:table-cell>
          <table:table-cell table:style-name="ce62" office:value-type="string" calcext:value-type="string">
            <text:p>100 hours over two terms.</text:p>
          </table:table-cell>
          <table:table-cell table:number-columns-repeated="1021"/>
        </table:table-row>
        <table:table-row table:style-name="ro15">
          <table:table-cell table:style-name="ce53" office:value-type="string" calcext:value-type="string">
            <text:p>Mendocino-Lake</text:p>
          </table:table-cell>
          <table:table-cell table:style-name="ce57" office:value-type="string" calcext:value-type="string">
            <text:p>3/6</text:p>
          </table:table-cell>
          <table:table-cell table:style-name="ce62" office:value-type="string" calcext:value-type="string">
            <text:p>6 semesters of service with the district. Per salary schedule.</text:p>
          </table:table-cell>
          <table:table-cell table:number-columns-repeated="1021"/>
        </table:table-row>
        <table:table-row table:style-name="ro15">
          <table:table-cell table:style-name="ce53" office:value-type="string" calcext:value-type="string">
            <text:p>Merced</text:p>
          </table:table-cell>
          <table:table-cell table:style-name="ce57" office:value-type="string" calcext:value-type="string">
            <text:p>8/5</text:p>
          </table:table-cell>
          <table:table-cell table:style-name="ce62" office:value-type="string" calcext:value-type="string">
            <text:p>30 units or 6 semesters. Per salary schedule.</text:p>
          </table:table-cell>
          <table:table-cell table:number-columns-repeated="1021"/>
        </table:table-row>
        <table:table-row table:style-name="ro15">
          <table:table-cell table:style-name="ce53" office:value-type="string" calcext:value-type="string">
            <text:p>Mira Costa</text:p>
          </table:table-cell>
          <table:table-cell table:style-name="ce57" office:value-type="string" calcext:value-type="string">
            <text:p>10/6</text:p>
          </table:table-cell>
          <table:table-cell table:style-name="ce62" office:value-type="string" calcext:value-type="string">
            <text:p>One year or two semesters.</text:p>
          </table:table-cell>
          <table:table-cell table:number-columns-repeated="1021"/>
        </table:table-row>
        <table:table-row table:style-name="ro15">
          <table:table-cell table:style-name="ce53" office:value-type="string" calcext:value-type="string">
            <text:p>Monterey Peninsula</text:p>
          </table:table-cell>
          <table:table-cell table:style-name="ce57" office:value-type="string" calcext:value-type="string">
            <text:p>11/6</text:p>
          </table:table-cell>
          <table:table-cell table:style-name="ce62" office:value-type="string" calcext:value-type="string">
            <text:p>30 Units. <text:s/>Per article 14.4.6.1 of CBA.</text:p>
          </table:table-cell>
          <table:table-cell table:number-columns-repeated="1021"/>
        </table:table-row>
        <table:table-row table:style-name="ro13">
          <table:table-cell table:style-name="ce53" office:value-type="string" calcext:value-type="string">
            <text:p>Mt. San Antonio</text:p>
          </table:table-cell>
          <table:table-cell table:style-name="ce57" office:value-type="string" calcext:value-type="string">
            <text:p>4/3</text:p>
          </table:table-cell>
          <table:table-cell table:style-name="ce62" office:value-type="string" calcext:value-type="string">
            <text:p>Step I: 0-29.9 LHE; Step II: 30-59.9 LHE; Step III: 60-89.9 LHE; Step IV: 90+ LHE. <text:s/>Per salary schedule. (LHE: Lecture Hour Equivalent.)</text:p>
          </table:table-cell>
          <table:table-cell table:number-columns-repeated="1021"/>
        </table:table-row>
        <table:table-row table:style-name="ro15">
          <table:table-cell table:style-name="ce53" office:value-type="string" calcext:value-type="string">
            <text:p>Mt. San Jacinto</text:p>
          </table:table-cell>
          <table:table-cell table:style-name="ce57" office:value-type="string" calcext:value-type="string">
            <text:p>5/1</text:p>
          </table:table-cell>
          <table:table-cell table:style-name="ce62" office:value-type="string" calcext:value-type="string">
            <text:p>Step 3: 1-6 semesters; Step 4: 7-12 semesters; Step 5: 13+ semesters.</text:p>
          </table:table-cell>
          <table:table-cell table:number-columns-repeated="1021"/>
        </table:table-row>
        <table:table-row table:style-name="ro15">
          <table:table-cell table:style-name="ce53" office:value-type="string" calcext:value-type="string">
            <text:p>Napa Valley</text:p>
          </table:table-cell>
          <table:table-cell table:style-name="ce57" office:value-type="string" calcext:value-type="string">
            <text:p>7/1</text:p>
          </table:table-cell>
          <table:table-cell table:style-name="ce62" office:value-type="string" calcext:value-type="string">
            <text:p>3 semesters. <text:s/>Per page 28 of CBA.</text:p>
          </table:table-cell>
          <table:table-cell table:number-columns-repeated="1021"/>
        </table:table-row>
        <table:table-row table:style-name="ro13">
          <table:table-cell table:style-name="ce53" office:value-type="string" calcext:value-type="string">
            <text:p>North Orange Co.</text:p>
          </table:table-cell>
          <table:table-cell table:style-name="ce57" office:value-type="string" calcext:value-type="string">
            <text:p>4/3</text:p>
          </table:table-cell>
          <table:table-cell table:style-name="ce62" office:value-type="string" calcext:value-type="string">
            <text:p>18 LHE or 3 regular semesters. Per page 22 of CBA. (LHE: Lecture Hour Equivalent.)</text:p>
          </table:table-cell>
          <table:table-cell table:number-columns-repeated="1021"/>
        </table:table-row>
        <table:table-row table:style-name="ro15">
          <table:table-cell table:style-name="ce53" office:value-type="string" calcext:value-type="string">
            <text:p>Ohlone</text:p>
          </table:table-cell>
          <table:table-cell table:style-name="ce57" office:value-type="string" calcext:value-type="string">
            <text:p>5/1</text:p>
          </table:table-cell>
          <table:table-cell table:style-name="ce62" office:value-type="string" calcext:value-type="string">
            <text:p>Any calendar year or "experience year." Per pages 19-20 of CBA.</text:p>
          </table:table-cell>
          <table:table-cell table:number-columns-repeated="1021"/>
        </table:table-row>
        <table:table-row table:style-name="ro15">
          <table:table-cell table:style-name="ce53" office:value-type="string" calcext:value-type="string">
            <text:p>Palo Verde</text:p>
          </table:table-cell>
          <table:table-cell table:style-name="ce57" office:value-type="string" calcext:value-type="string">
            <text:p>2/3</text:p>
          </table:table-cell>
          <table:table-cell table:style-name="ce62" office:value-type="string" calcext:value-type="string">
            <text:p>Step I: 1-4 semesters; Step II: 5+ semesters. Per salary schedule.</text:p>
          </table:table-cell>
          <table:table-cell table:number-columns-repeated="1021"/>
        </table:table-row>
        <table:table-row table:style-name="ro13">
          <table:table-cell table:style-name="ce53" office:value-type="string" calcext:value-type="string">
            <text:p>Palomar</text:p>
          </table:table-cell>
          <table:table-cell table:style-name="ce57" office:value-type="string" calcext:value-type="string">
            <text:p>4/4</text:p>
          </table:table-cell>
          <table:table-cell table:style-name="ce62" office:value-type="string" calcext:value-type="string">
            <text:p>Step 2: 450 hours; Step 3: 900 hours; Step 4: 1,350 hours. Per page attached to salary schedule.</text:p>
          </table:table-cell>
          <table:table-cell table:number-columns-repeated="1021"/>
        </table:table-row>
        <table:table-row table:style-name="ro15">
          <table:table-cell table:style-name="ce53" office:value-type="string" calcext:value-type="string">
            <text:p>Pasadena Area</text:p>
          </table:table-cell>
          <table:table-cell table:style-name="ce57" office:value-type="string" calcext:value-type="string">
            <text:p>25/5</text:p>
          </table:table-cell>
          <table:table-cell table:style-name="ce62" office:value-type="string" calcext:value-type="string">
            <text:p>150 hours. Per salary schedule.</text:p>
          </table:table-cell>
          <table:table-cell table:number-columns-repeated="1021"/>
        </table:table-row>
        <table:table-row table:style-name="ro15">
          <table:table-cell table:style-name="ce53" office:value-type="string" calcext:value-type="string">
            <text:p>Peralta</text:p>
          </table:table-cell>
          <table:table-cell table:style-name="ce57" office:value-type="string" calcext:value-type="string">
            <text:p>25/5</text:p>
          </table:table-cell>
          <table:table-cell table:style-name="ce62" office:value-type="string" calcext:value-type="string">
            <text:p>30 semester hours for advancement. Per page 21 of CBA.</text:p>
          </table:table-cell>
          <table:table-cell table:number-columns-repeated="1021"/>
        </table:table-row>
        <table:table-row table:style-name="ro15">
          <table:table-cell table:style-name="ce53" office:value-type="string" calcext:value-type="string">
            <text:p>Rancho Santiago</text:p>
          </table:table-cell>
          <table:table-cell table:style-name="ce57" office:value-type="string" calcext:value-type="string">
            <text:p>3/4</text:p>
          </table:table-cell>
          <table:table-cell table:style-name="ce62" office:value-type="string" calcext:value-type="string">
            <text:p>Advancement every 2 semesters. Per salary schedule.</text:p>
          </table:table-cell>
          <table:table-cell table:number-columns-repeated="1021"/>
        </table:table-row>
        <table:table-row table:style-name="ro15">
          <table:table-cell table:style-name="ce53" office:value-type="string" calcext:value-type="string">
            <text:p>Redwoods</text:p>
          </table:table-cell>
          <table:table-cell table:style-name="ce57" office:value-type="string" calcext:value-type="string">
            <text:p>10/5</text:p>
          </table:table-cell>
          <table:table-cell table:style-name="ce62" office:value-type="string" calcext:value-type="string">
            <text:p>Completion of one full-time equivalent year. <text:s/>Per salary schedule.</text:p>
          </table:table-cell>
          <table:table-cell table:number-columns-repeated="1021"/>
        </table:table-row>
        <table:table-row table:style-name="ro13">
          <table:table-cell table:style-name="ce53" office:value-type="string" calcext:value-type="string">
            <text:p>Rio Hondo</text:p>
          </table:table-cell>
          <table:table-cell table:style-name="ce57" office:value-type="string" calcext:value-type="string">
            <text:p>20/5</text:p>
          </table:table-cell>
          <table:table-cell table:style-name="ce62" office:value-type="string" calcext:value-type="string">
            <text:p>Annually up to step 19 which is 20 years. 20 is 25 years. <text:s/>Per salary schedule.</text:p>
          </table:table-cell>
          <table:table-cell table:number-columns-repeated="1021"/>
        </table:table-row>
        <table:table-row table:style-name="ro15">
          <table:table-cell table:style-name="ce53" office:value-type="string" calcext:value-type="string">
            <text:p>Riverside</text:p>
          </table:table-cell>
          <table:table-cell table:style-name="ce57" office:value-type="string" calcext:value-type="string">
            <text:p>3/3</text:p>
          </table:table-cell>
          <table:table-cell table:style-name="ce62" office:value-type="string" calcext:value-type="string">
            <text:p>Step 2: 2 semesters, Step 3: 4 semesters. Per salary schedule.</text:p>
          </table:table-cell>
          <table:table-cell table:number-columns-repeated="1021"/>
        </table:table-row>
        <table:table-row table:style-name="ro15">
          <table:table-cell table:style-name="ce53" office:value-type="string" calcext:value-type="string">
            <text:p>San Bernardino</text:p>
          </table:table-cell>
          <table:table-cell table:style-name="ce57" office:value-type="string" calcext:value-type="string">
            <text:p>1/1</text:p>
          </table:table-cell>
          <table:table-cell table:style-name="ce62" office:value-type="string" calcext:value-type="string">
            <text:p>One rate. </text:p>
          </table:table-cell>
          <table:table-cell table:number-columns-repeated="1021"/>
        </table:table-row>
        <table:table-row table:style-name="ro16">
          <table:table-cell table:style-name="ce53" office:value-type="string" calcext:value-type="string">
            <text:p>San Diego</text:p>
          </table:table-cell>
          <table:table-cell table:style-name="ce57" office:value-type="string" calcext:value-type="string">
            <text:p>11/7</text:p>
          </table:table-cell>
          <table:table-cell table:style-name="ce62" office:value-type="string" calcext:value-type="string">
            <text:p>Step A: 0-449 hours; Step B: 450-899 hours; C: 900-1349 hours, D:1350-1799 hours, E:1800-2249 hours; F:2250-2699 hours; G:2700-3149 hours; H:3150-3599 hours; I:3600-4049 hours; <text:s/>J:4050-11999hours; <text:s/>K:12000+ hours. <text:s/>Steps G-K apply to vocational only. <text:s/>Per salary schedule.</text:p>
          </table:table-cell>
          <table:table-cell table:number-columns-repeated="1021"/>
        </table:table-row>
        <table:table-row table:style-name="ro15">
          <table:table-cell table:style-name="ce53" office:value-type="string" calcext:value-type="string">
            <text:p>San Francisco</text:p>
          </table:table-cell>
          <table:table-cell table:style-name="ce57" office:value-type="string" calcext:value-type="string">
            <text:p>12/5</text:p>
          </table:table-cell>
          <table:table-cell table:style-name="ce62" office:value-type="string" calcext:value-type="string">
            <text:p>Every 4 semesters. Per salary schedule.</text:p>
          </table:table-cell>
          <table:table-cell table:number-columns-repeated="1021"/>
        </table:table-row>
        <table:table-row table:style-name="ro14">
          <table:table-cell table:style-name="ce53" office:value-type="string" calcext:value-type="string">
            <text:p>San Joaquin Delta</text:p>
          </table:table-cell>
          <table:table-cell table:style-name="ce57" office:value-type="string" calcext:value-type="string">
            <text:p>7/7</text:p>
          </table:table-cell>
          <table:table-cell table:style-name="ce62" office:value-type="string" calcext:value-type="string">
            <text:p>Step 1: Less than 290 hours; Step 2: 290-579 hours; Step 3: 580-869 hours; Step 4: 870-1159 hours; Step 5: 1160-1449 hours; Step 6: 1450-1739 hours; Step 7: greater than 1740 hours. Per salary schedule. </text:p>
          </table:table-cell>
          <table:table-cell table:number-columns-repeated="1021"/>
        </table:table-row>
        <table:table-row table:style-name="ro15">
          <table:table-cell table:style-name="ce53" office:value-type="string" calcext:value-type="string">
            <text:p>San Jose/Evergreen</text:p>
          </table:table-cell>
          <table:table-cell table:style-name="ce57" office:value-type="string" calcext:value-type="string">
            <text:p>9/5</text:p>
          </table:table-cell>
          <table:table-cell table:style-name="ce62" office:value-type="string" calcext:value-type="string">
            <text:p>Annually. Per page 36 of CBS.</text:p>
          </table:table-cell>
          <table:table-cell table:number-columns-repeated="1021"/>
        </table:table-row>
        <table:table-row table:style-name="ro15">
          <table:table-cell table:style-name="ce53" office:value-type="string" calcext:value-type="string">
            <text:p>San Luis Obispo Co. (Cuesta)</text:p>
          </table:table-cell>
          <table:table-cell table:style-name="ce57" office:value-type="string" calcext:value-type="string">
            <text:p>14/7</text:p>
          </table:table-cell>
          <table:table-cell table:style-name="ce62" office:value-type="string" calcext:value-type="string">
            <text:p>Every four semesters. Per salary schedule.</text:p>
          </table:table-cell>
          <table:table-cell table:number-columns-repeated="1021"/>
        </table:table-row>
        <table:table-row table:style-name="ro15">
          <table:table-cell table:style-name="ce53" office:value-type="string" calcext:value-type="string">
            <text:p>San Mateo Co.</text:p>
          </table:table-cell>
          <table:table-cell table:style-name="ce57" office:value-type="string" calcext:value-type="string">
            <text:p>10/1</text:p>
          </table:table-cell>
          <table:table-cell table:style-name="ce62" office:value-type="string" calcext:value-type="string">
            <text:p>Must have served in 2 academic semesters. Per page 18 of CBA.</text:p>
          </table:table-cell>
          <table:table-cell table:number-columns-repeated="1021"/>
        </table:table-row>
        <table:table-row table:style-name="ro15">
          <table:table-cell table:style-name="ce53" office:value-type="string" calcext:value-type="string">
            <text:p>Santa Barbara</text:p>
          </table:table-cell>
          <table:table-cell table:style-name="ce57" office:value-type="string" calcext:value-type="string">
            <text:p>9/2</text:p>
          </table:table-cell>
          <table:table-cell table:style-name="ce62" office:value-type="string" calcext:value-type="string">
            <text:p>Steps 1-6: 2 semesters; Steps 7-9: 4 semesters.</text:p>
          </table:table-cell>
          <table:table-cell table:number-columns-repeated="1021"/>
        </table:table-row>
        <table:table-row table:style-name="ro13">
          <table:table-cell table:style-name="ce54" office:value-type="string" calcext:value-type="string">
            <text:p>Santa Clarita</text:p>
            <text:p>(College of the Canyons)</text:p>
          </table:table-cell>
          <table:table-cell table:style-name="ce57" office:value-type="string" calcext:value-type="string">
            <text:p>3/2</text:p>
          </table:table-cell>
          <table:table-cell table:style-name="ce62" office:value-type="string" calcext:value-type="string">
            <text:p>Step 2: 4 semesters at step 1; Step 3: 6 semesters at step 2. <text:s text:c="2"/>Per salary schedule.</text:p>
          </table:table-cell>
          <table:table-cell table:number-columns-repeated="1021"/>
        </table:table-row>
        <table:table-row table:style-name="ro15">
          <table:table-cell table:style-name="ce53" office:value-type="string" calcext:value-type="string">
            <text:p>Santa Monica</text:p>
          </table:table-cell>
          <table:table-cell table:style-name="ce57" office:value-type="string" calcext:value-type="string">
            <text:p>22/7</text:p>
          </table:table-cell>
          <table:table-cell table:style-name="ce62" office:value-type="string" calcext:value-type="string">
            <text:p>Every 30 weekly teaching hours.</text:p>
          </table:table-cell>
          <table:table-cell table:number-columns-repeated="1021"/>
        </table:table-row>
        <table:table-row table:style-name="ro15">
          <table:table-cell table:style-name="ce53" office:value-type="string" calcext:value-type="string">
            <text:p>Sequoias</text:p>
          </table:table-cell>
          <table:table-cell table:style-name="ce57" office:value-type="string" calcext:value-type="string">
            <text:p>5/4</text:p>
          </table:table-cell>
          <table:table-cell table:style-name="ce62" office:value-type="string" calcext:value-type="string">
            <text:p>Annually. Per salary schedule.</text:p>
          </table:table-cell>
          <table:table-cell table:number-columns-repeated="1021"/>
        </table:table-row>
        <table:table-row table:style-name="ro15">
          <table:table-cell table:style-name="ce53" office:value-type="string" calcext:value-type="string">
            <text:p>Shasta-Teh.-Tri.</text:p>
          </table:table-cell>
          <table:table-cell table:style-name="ce57" office:value-type="string" calcext:value-type="string">
            <text:p>8/5</text:p>
          </table:table-cell>
          <table:table-cell table:style-name="ce62" office:value-type="string" calcext:value-type="string">
            <text:p>Every 30 units. Per Board Policy 4141.1.</text:p>
          </table:table-cell>
          <table:table-cell table:number-columns-repeated="1021"/>
        </table:table-row>
        <table:table-row table:style-name="ro15">
          <table:table-cell table:style-name="ce53" office:value-type="string" calcext:value-type="string">
            <text:p>Sierra Joint</text:p>
          </table:table-cell>
          <table:table-cell table:style-name="ce57" office:value-type="string" calcext:value-type="string">
            <text:p>14/4</text:p>
          </table:table-cell>
          <table:table-cell table:style-name="ce62" office:value-type="string" calcext:value-type="string">
            <text:p>Every 30 units. <text:s/>Per salary schedule.</text:p>
          </table:table-cell>
          <table:table-cell table:number-columns-repeated="1021"/>
        </table:table-row>
        <table:table-row table:style-name="ro15">
          <table:table-cell table:style-name="ce53" office:value-type="string" calcext:value-type="string">
            <text:p>Siskiyou Joint</text:p>
          </table:table-cell>
          <table:table-cell table:style-name="ce57" office:value-type="string" calcext:value-type="string">
            <text:p>1/5</text:p>
          </table:table-cell>
          <table:table-cell table:style-name="ce62" office:value-type="string" calcext:value-type="string">
            <text:p>Not applicable.</text:p>
          </table:table-cell>
          <table:table-cell table:number-columns-repeated="1021"/>
        </table:table-row>
        <table:table-row table:style-name="ro15">
          <table:table-cell table:style-name="ce53" office:value-type="string" calcext:value-type="string">
            <text:p>Solano Co.</text:p>
          </table:table-cell>
          <table:table-cell table:style-name="ce57" office:value-type="string" calcext:value-type="string">
            <text:p>6/5</text:p>
          </table:table-cell>
          <table:table-cell table:style-name="ce62" office:value-type="string" calcext:value-type="string">
            <text:p>Every 2 semesters. Per salary schedule.</text:p>
          </table:table-cell>
          <table:table-cell table:number-columns-repeated="1021"/>
        </table:table-row>
        <table:table-row table:style-name="ro15">
          <table:table-cell table:style-name="ce53" office:value-type="string" calcext:value-type="string">
            <text:p>Sonoma Co. (Santa Rosa)</text:p>
          </table:table-cell>
          <table:table-cell table:style-name="ce57" office:value-type="string" calcext:value-type="string">
            <text:p>9/4</text:p>
          </table:table-cell>
          <table:table-cell table:style-name="ce62" office:value-type="string" calcext:value-type="string">
            <text:p>Every 4 qualifying semesters. Per article 27.03 of CBA.</text:p>
          </table:table-cell>
          <table:table-cell table:number-columns-repeated="1021"/>
        </table:table-row>
        <table:table-row table:style-name="ro15">
          <table:table-cell table:style-name="ce53" office:value-type="string" calcext:value-type="string">
            <text:p>South Orange Co.</text:p>
          </table:table-cell>
          <table:table-cell table:style-name="ce59" office:value-type="string" calcext:value-type="string">
            <text:p>1/5</text:p>
          </table:table-cell>
          <table:table-cell table:style-name="ce63" office:value-type="string" calcext:value-type="string">
            <text:p>Not applicable.</text:p>
          </table:table-cell>
          <table:table-cell table:number-columns-repeated="1021"/>
        </table:table-row>
        <table:table-row table:style-name="ro13">
          <table:table-cell table:style-name="ce53" office:value-type="string" calcext:value-type="string">
            <text:p>Southwestern</text:p>
          </table:table-cell>
          <table:table-cell table:style-name="ce57" office:value-type="string" calcext:value-type="string">
            <text:p>4/3</text:p>
          </table:table-cell>
          <table:table-cell table:style-name="ce62" office:value-type="string" calcext:value-type="string">
            <text:p>Class A: 6 semesters; Class B: 7-12 semesters; Class C: 13-18 semesters; Class D: 19+ semesters. Per salary schedule.</text:p>
          </table:table-cell>
          <table:table-cell table:number-columns-repeated="1021"/>
        </table:table-row>
        <table:table-row table:style-name="ro15">
          <table:table-cell table:style-name="ce53" office:value-type="string" calcext:value-type="string">
            <text:p>State Center</text:p>
          </table:table-cell>
          <table:table-cell table:style-name="ce57" office:value-type="string" calcext:value-type="string">
            <text:p>5/5</text:p>
          </table:table-cell>
          <table:table-cell table:style-name="ce62" office:value-type="string" calcext:value-type="string">
            <text:p>Every 4 semesters. Per salary schedule.</text:p>
          </table:table-cell>
          <table:table-cell table:number-columns-repeated="1021"/>
        </table:table-row>
        <table:table-row table:style-name="ro15">
          <table:table-cell table:style-name="ce53" office:value-type="string" calcext:value-type="string">
            <text:p>Ventura Co.</text:p>
          </table:table-cell>
          <table:table-cell table:style-name="ce57" office:value-type="string" calcext:value-type="string">
            <text:p>7/3</text:p>
          </table:table-cell>
          <table:table-cell table:style-name="ce62" office:value-type="string" calcext:value-type="string">
            <text:p>Every 4 semesters of service. Per article 3.4.D of CBA.</text:p>
          </table:table-cell>
          <table:table-cell table:number-columns-repeated="1021"/>
        </table:table-row>
        <table:table-row table:style-name="ro15">
          <table:table-cell table:style-name="ce53" office:value-type="string" calcext:value-type="string">
            <text:p>Victor Valley</text:p>
          </table:table-cell>
          <table:table-cell table:style-name="ce57" office:value-type="string" calcext:value-type="string">
            <text:p>1/5</text:p>
          </table:table-cell>
          <table:table-cell table:style-name="ce62" office:value-type="string" calcext:value-type="string">
            <text:p>Not applicable.</text:p>
          </table:table-cell>
          <table:table-cell table:number-columns-repeated="1021"/>
        </table:table-row>
        <table:table-row table:style-name="ro15">
          <table:table-cell table:style-name="ce53" office:value-type="string" calcext:value-type="string">
            <text:p>West Hills</text:p>
          </table:table-cell>
          <table:table-cell table:style-name="ce57" office:value-type="string" calcext:value-type="string">
            <text:p>1/3</text:p>
          </table:table-cell>
          <table:table-cell table:style-name="ce64" office:value-type="string" calcext:value-type="string">
            <text:p>Not applicable.</text:p>
          </table:table-cell>
          <table:table-cell table:number-columns-repeated="1021"/>
        </table:table-row>
        <table:table-row table:style-name="ro15">
          <table:table-cell table:style-name="ce53" office:value-type="string" calcext:value-type="string">
            <text:p>West Kern (Taft)</text:p>
          </table:table-cell>
          <table:table-cell table:style-name="ce57" office:value-type="string" calcext:value-type="string">
            <text:p>3/1</text:p>
          </table:table-cell>
          <table:table-cell table:style-name="ce64" office:value-type="string" calcext:value-type="string">
            <text:p>Every 2 semesters. Per district and article 7.2.6 of CBA.</text:p>
          </table:table-cell>
          <table:table-cell table:number-columns-repeated="1021"/>
        </table:table-row>
        <table:table-row table:style-name="ro13">
          <table:table-cell table:style-name="ce53" office:value-type="string" calcext:value-type="string">
            <text:p>West Valley-Mission</text:p>
          </table:table-cell>
          <table:table-cell table:style-name="ce57" office:value-type="string" calcext:value-type="string">
            <text:p>15/1</text:p>
          </table:table-cell>
          <table:table-cell table:style-name="ce62" office:value-type="string" calcext:value-type="string">
            <text:p>Steps 1-12: Every .80 FTE load taught; Steps 15, 18, 21: every 2.2 FTE load taught.</text:p>
          </table:table-cell>
          <table:table-cell table:number-columns-repeated="1021"/>
        </table:table-row>
        <table:table-row table:style-name="ro15">
          <table:table-cell table:style-name="ce53" office:value-type="string" calcext:value-type="string">
            <text:p>Yosemite</text:p>
          </table:table-cell>
          <table:table-cell table:style-name="ce57" office:value-type="string" calcext:value-type="string">
            <text:p>10/5</text:p>
          </table:table-cell>
          <table:table-cell table:style-name="ce62" office:value-type="string" calcext:value-type="string">
            <text:p>Every 2 years or 180 class hours. Per page 53 of CBA.</text:p>
          </table:table-cell>
          <table:table-cell table:number-columns-repeated="1021"/>
        </table:table-row>
        <table:table-row table:style-name="ro13">
          <table:table-cell table:style-name="ce53" office:value-type="string" calcext:value-type="string">
            <text:p>Yuba</text:p>
          </table:table-cell>
          <table:table-cell table:style-name="ce57" office:value-type="string" calcext:value-type="string">
            <text:p>8/3</text:p>
          </table:table-cell>
          <table:table-cell table:style-name="ce62" office:value-type="string" calcext:value-type="string">
            <text:p>Every 15 load units within district. <text:s/>Per CFT survey and article 7.3, page 7 of CBA.</text:p>
          </table:table-cell>
          <table:table-cell table:number-columns-repeated="1021"/>
        </table:table-row>
        <table:table-row table:style-name="ro15" table:number-rows-repeated="1048501">
          <table:table-cell table:number-columns-repeated="1024"/>
        </table:table-row>
        <table:table-row table:style-name="ro15">
          <table:table-cell table:number-columns-repeated="1024"/>
        </table:table-row>
        <table:named-expressions>
          <table:named-range table:name="_xlnm.Print_Titles" table:base-cell-address="$'1 Methodology &amp; Index'.$A$1" table:cell-range-address="$'4 Steps Cols'.$A$1:.$AMJ$2" table:range-usable-as="repeat-column repeat-row"/>
        </table:named-expressions>
      </table:table>
      <table:table table:name="5 Office Hours" table:style-name="ta9">
        <office:forms form:automatic-focus="false" form:apply-design-mode="false"/>
        <table:table-column table:style-name="co37" table:default-cell-style-name="ce216"/>
        <table:table-column table:style-name="co22" table:default-cell-style-name="ce216"/>
        <table:table-column table:style-name="co38" table:default-cell-style-name="ce216"/>
        <table:table-column table:style-name="co39" table:default-cell-style-name="ce216"/>
        <table:table-column table:style-name="co40" table:default-cell-style-name="ce80"/>
        <table:table-column table:style-name="co27" table:default-cell-style-name="ce81"/>
        <table:table-column table:style-name="co27" table:number-columns-repeated="1018" table:default-cell-style-name="ce216"/>
        <table:table-header-rows>
          <table:table-row table:style-name="ro3">
            <table:table-cell table:style-name="ce67" office:value-type="string" calcext:value-type="string">
              <text:p>Office Hours</text:p>
            </table:table-cell>
            <table:table-cell table:number-columns-repeated="1023"/>
          </table:table-row>
          <table:table-row table:style-name="ro21">
            <table:table-cell table:style-name="ce68" office:value-type="string" calcext:value-type="string">
              <text:p>District</text:p>
            </table:table-cell>
            <table:table-cell table:style-name="ce70" office:value-type="string" calcext:value-type="string">
              <text:p>Are office hours included in hourly rate?</text:p>
            </table:table-cell>
            <table:table-cell table:style-name="ce70" office:value-type="string" calcext:value-type="string">
              <text:p>Does the district pay for office hours separately?</text:p>
            </table:table-cell>
            <table:table-cell table:style-name="ce73" office:value-type="string" calcext:value-type="string">
              <text:p>Office hour explanation/amount if applicable</text:p>
              <text:p>Page, Article and/or Section #s refer to location in CBA with District.</text:p>
            </table:table-cell>
            <table:table-cell table:style-name="ce73" office:value-type="string" calcext:value-type="string">
              <text:p>Did District apply for and receive PT office hour dollars from State in <text:s/>2015-16</text:p>
            </table:table-cell>
            <table:table-cell office:value-type="string" calcext:value-type="string">
              <text:p>Office Hour Pay</text:p>
            </table:table-cell>
            <table:table-cell office:value-type="string" calcext:value-type="string">
              <text:p>Rationale</text:p>
            </table:table-cell>
            <table:table-cell table:number-columns-repeated="1017"/>
          </table:table-row>
        </table:table-header-rows>
        <table:table-row table:style-name="ro22">
          <table:table-cell table:style-name="ce69" office:value-type="string" calcext:value-type="string">
            <text:p>Allan Hancock Joint</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37, article 14: If certain criteria is met PT faculty receive $30.00/hour effective Fall 2013.</text:p>
          </table:table-cell>
          <table:table-cell table:style-name="ce252"/>
          <table:table-cell table:style-name="Default" office:value-type="float" office:value="3" calcext:value-type="float">
            <text:p>3</text:p>
          </table:table-cell>
          <table:table-cell table:style-name="ce81" office:value-type="string" calcext:value-type="string">
            <text:p>40%+ → 90 minutes, $30/hr for 16 weeks → $480 → 480 / 16 / 10 → $3/unit</text:p>
          </table:table-cell>
          <table:table-cell table:number-columns-repeated="1017"/>
        </table:table-row>
        <table:table-row table:style-name="ro23">
          <table:table-cell table:style-name="ce69" office:value-type="string" calcext:value-type="string">
            <text:p>Antelope Valley</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Appendix EE: beginning 2016-17 through 6/30/18, stipend will be issued. <text:s/>Funding determined on year to year basis dependent upon state funding.</text:p>
          </table:table-cell>
          <table:table-cell table:style-name="ce252"/>
          <table:table-cell table:style-name="ce82" office:value-type="currency" office:currency="USD" office:value="4.42" calcext:value-type="currency">
            <text:p>$4.42</text:p>
          </table:table-cell>
          <table:table-cell office:value-type="string" calcext:value-type="string">
            <text:p>$44.20/week</text:p>
          </table:table-cell>
          <table:table-cell table:number-columns-repeated="1017"/>
        </table:table-row>
        <table:table-row table:style-name="ro24">
          <table:table-cell table:style-name="ce69" office:value-type="string" calcext:value-type="string">
            <text:p>Barstow</text:p>
          </table:table-cell>
          <table:table-cell table:number-columns-repeated="2" table:style-name="ce71" office:value-type="string" calcext:value-type="string">
            <text:p>No</text:p>
          </table:table-cell>
          <table:table-cell table:style-name="ce74" office:value-type="string" calcext:value-type="string">
            <text:p>NA</text:p>
          </table:table-cell>
          <table:table-cell table:style-name="ce252"/>
          <table:table-cell table:style-name="ce82" office:value-type="currency" office:currency="USD" office:value="0" calcext:value-type="currency">
            <text:p>$0.00</text:p>
          </table:table-cell>
          <table:table-cell table:number-columns-repeated="1018"/>
        </table:table-row>
        <table:table-row table:style-name="ro25">
          <table:table-cell table:style-name="ce69" office:value-type="string" calcext:value-type="string">
            <text:p>Butte</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28-29, article 11.2.6: $25/hour up to 14 hours a semester. <text:s/></text:p>
          </table:table-cell>
          <table:table-cell table:style-name="ce252"/>
          <table:table-cell office:value-type="float" office:value="2" calcext:value-type="float">
            <text:p>2</text:p>
          </table:table-cell>
          <table:table-cell table:number-columns-repeated="1018"/>
        </table:table-row>
        <table:table-row table:style-name="ro11">
          <table:table-cell table:style-name="ce69" office:value-type="string" calcext:value-type="string">
            <text:p>Cabrillo</text:p>
          </table:table-cell>
          <table:table-cell table:style-name="ce71" office:value-type="string" calcext:value-type="string">
            <text:p>Yes</text:p>
          </table:table-cell>
          <table:table-cell table:style-name="ce71" office:value-type="string" calcext:value-type="string">
            <text:p>No</text:p>
          </table:table-cell>
          <table:table-cell table:style-name="ce74" office:value-type="string" calcext:value-type="string">
            <text:p>Pages 11-12, section 11.1.3.3.2, "...adjunct unit members who teach less than full-time schedule shall hold the same ratio of office hours as their teaching assignment bears to a full time assignment."</text:p>
          </table:table-cell>
          <table:table-cell table:style-name="ce252"/>
          <table:table-cell office:value-type="float" office:value="0" calcext:value-type="float">
            <text:p>0</text:p>
          </table:table-cell>
          <table:table-cell table:number-columns-repeated="1018"/>
        </table:table-row>
        <table:table-row table:style-name="ro26">
          <table:table-cell table:style-name="ce69" office:value-type="string" calcext:value-type="string">
            <text:p>Cerritos</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50.00/hour. <text:s/>Up to 8 hrs. (1-6 units of teaching) or 12 hrs. (6+ units).</text:p>
          </table:table-cell>
          <table:table-cell table:style-name="ce252"/>
          <table:table-cell office:value-type="float" office:value="3.43" calcext:value-type="float">
            <text:p>3.43</text:p>
          </table:table-cell>
          <table:table-cell table:number-columns-repeated="1018"/>
        </table:table-row>
        <table:table-row table:style-name="ro24">
          <table:table-cell table:style-name="ce69" office:value-type="string" calcext:value-type="string">
            <text:p>Chabot-Las Positas</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Article 21.G.I: Rate of $44/hour. </text:p>
          </table:table-cell>
          <table:table-cell table:style-name="ce252"/>
          <table:table-cell office:value-type="float" office:value="4.4" calcext:value-type="float">
            <text:p>4.4</text:p>
          </table:table-cell>
          <table:table-cell office:value-type="string" calcext:value-type="string">
            <text:p>$44/hr</text:p>
          </table:table-cell>
          <table:table-cell table:number-columns-repeated="1017"/>
        </table:table-row>
        <table:table-row table:style-name="ro24">
          <table:table-cell table:style-name="ce69" office:value-type="string" calcext:value-type="string">
            <text:p>Chaffey</text:p>
          </table:table-cell>
          <table:table-cell table:number-columns-repeated="2" table:style-name="ce71" office:value-type="string" calcext:value-type="string">
            <text:p>No</text:p>
          </table:table-cell>
          <table:table-cell table:style-name="ce74" office:value-type="string" calcext:value-type="string">
            <text:p>NA</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Citrus</text:p>
          </table:table-cell>
          <table:table-cell table:style-name="ce71" office:value-type="string" calcext:value-type="string">
            <text:p>Yes</text:p>
          </table:table-cell>
          <table:table-cell table:style-name="ce71" office:value-type="string" calcext:value-type="string">
            <text:p>No</text:p>
          </table:table-cell>
          <table:table-cell table:style-name="ce74" office:value-type="string" calcext:value-type="string">
            <text:p>Page 20: 1/2 hour a week required.</text:p>
          </table:table-cell>
          <table:table-cell table:style-name="ce252" office:value-type="string" calcext:value-type="string">
            <text:p>Yes</text:p>
          </table:table-cell>
          <table:table-cell office:value-type="float" office:value="0" calcext:value-type="float">
            <text:p>0</text:p>
          </table:table-cell>
          <table:table-cell table:number-columns-repeated="1018"/>
        </table:table-row>
        <table:table-row table:style-name="ro11">
          <table:table-cell table:style-name="ce69" office:value-type="string" calcext:value-type="string">
            <text:p>Coast</text:p>
          </table:table-cell>
          <table:table-cell table:style-name="ce71" office:value-type="string" calcext:value-type="string">
            <text:p>No</text:p>
          </table:table-cell>
          <table:table-cell table:style-name="ce71" office:value-type="string" calcext:value-type="string">
            <text:p>Yes</text:p>
          </table:table-cell>
          <table:table-cell table:style-name="ce75" office:value-type="string" calcext:value-type="string">
            <text:p>Pages 50-52 of MOU of May 2016, Article 13.18.c: District will allocate $150,000 per year to pay for part-time faculty office hours. <text:s/>For Spring 2016, compensation will be at the Misc. Non-Instructional rate of $35.00 per hour.</text:p>
          </table:table-cell>
          <table:table-cell table:style-name="ce252"/>
          <table:table-cell office:value-type="float" office:value="2.8" calcext:value-type="float">
            <text:p>2.8</text:p>
          </table:table-cell>
          <table:table-cell office:value-type="string" calcext:value-type="string">
            <text:p>4 hours required full time</text:p>
          </table:table-cell>
          <table:table-cell table:number-columns-repeated="1017"/>
        </table:table-row>
        <table:table-row table:style-name="ro24">
          <table:table-cell table:style-name="ce69" office:value-type="string" calcext:value-type="string">
            <text:p>Compton</text:p>
          </table:table-cell>
          <table:table-cell table:number-columns-repeated="2" table:style-name="ce71" office:value-type="string" calcext:value-type="string">
            <text:p>No</text:p>
          </table:table-cell>
          <table:table-cell table:style-name="ce74" office:value-type="string" calcext:value-type="string">
            <text:p>NA</text:p>
          </table:table-cell>
          <table:table-cell table:style-name="ce252"/>
          <table:table-cell office:value-type="float" office:value="0" calcext:value-type="float">
            <text:p>0</text:p>
          </table:table-cell>
          <table:table-cell table:number-columns-repeated="1018"/>
        </table:table-row>
        <table:table-row table:style-name="ro23">
          <table:table-cell table:style-name="ce69" office:value-type="string" calcext:value-type="string">
            <text:p>Contra Costa</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Article 7.8.4: Voluntary 1/2 hour at .2 load to 1 hour per .6 load. <text:s/>Rate: Other Academic Salary Schedule.</text:p>
          </table:table-cell>
          <table:table-cell table:style-name="ce252" office:value-type="string" calcext:value-type="string">
            <text:p>Yes</text:p>
          </table:table-cell>
          <table:table-cell office:value-type="float" office:value="0" calcext:value-type="float">
            <text:p>0</text:p>
          </table:table-cell>
          <table:table-cell table:number-columns-repeated="1018"/>
        </table:table-row>
        <table:table-row table:style-name="ro10">
          <table:table-cell table:style-name="ce69" office:value-type="string" calcext:value-type="string">
            <text:p>Copper Mountain</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11, section 10: <text:s/>30 minutes per week for each 1 1/2 course SIUs (Semester Instructional Unit). <text:s/>Pay is lab rate per hour. <text:s/>BA $39.69, MA $41.32, PhD $43.</text:p>
          </table:table-cell>
          <table:table-cell table:style-name="ce252"/>
          <table:table-cell office:value-type="float" office:value="13.67" calcext:value-type="float">
            <text:p>13.67</text:p>
          </table:table-cell>
          <table:table-cell table:number-columns-repeated="1018"/>
        </table:table-row>
        <table:table-row table:style-name="ro11">
          <table:table-cell table:style-name="ce69" office:value-type="string" calcext:value-type="string">
            <text:p>Desert</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9, section 5: 1/2 hour for 3 SIUs and 6 SIUs. <text:s/>9 SIUs or more will have two half-hours of office time to be paid at the lab rate. 5 Steps, 3 Columns <text:s/>SIU = Semester Instructional Unit. Range: $42.31-$57.53.</text:p>
          </table:table-cell>
          <table:table-cell table:style-name="ce252" office:value-type="string" calcext:value-type="string">
            <text:p>Yes</text:p>
          </table:table-cell>
          <table:table-cell office:value-type="float" office:value="5" calcext:value-type="float">
            <text:p>5</text:p>
          </table:table-cell>
          <table:table-cell table:number-columns-repeated="1018"/>
        </table:table-row>
        <table:table-row table:style-name="ro27">
          <table:table-cell table:style-name="ce69" office:value-type="string" calcext:value-type="string">
            <text:p>El Camino</text:p>
          </table:table-cell>
          <table:table-cell table:style-name="ce71" office:value-type="string" calcext:value-type="string">
            <text:p>Yes</text:p>
          </table:table-cell>
          <table:table-cell table:style-name="ce71" office:value-type="string" calcext:value-type="string">
            <text:p>No</text:p>
          </table:table-cell>
          <table:table-cell table:style-name="ce76" office:value-type="string" calcext:value-type="string">
            <text:p>Article 10, section 9: 1/2 hour for each 10% of load.</text:p>
          </table:table-cell>
          <table:table-cell table:style-name="ce252"/>
          <table:table-cell office:value-type="float" office:value="0" calcext:value-type="float">
            <text:p>0</text:p>
          </table:table-cell>
          <table:table-cell table:number-columns-repeated="1018"/>
        </table:table-row>
        <table:table-row table:style-name="ro25">
          <table:table-cell table:style-name="ce69" office:value-type="string" calcext:value-type="string">
            <text:p>Feather River</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15, article 14, section 5: Office hours paid at 50% of the full time associate faculty lecture rate.</text:p>
          </table:table-cell>
          <table:table-cell table:style-name="ce252"/>
          <table:table-cell office:value-type="string" calcext:value-type="string">
            <text:p>* 1.091</text:p>
          </table:table-cell>
          <table:table-cell office:value-type="string" calcext:value-type="string">
            <text:p>Max 32 hours, 50% rate</text:p>
          </table:table-cell>
          <table:table-cell table:number-columns-repeated="1017"/>
        </table:table-row>
        <table:table-row table:style-name="ro32">
          <table:table-cell table:style-name="ce69" office:value-type="string" calcext:value-type="string">
            <text:p>Foothill-DeAnza</text:p>
          </table:table-cell>
          <table:table-cell table:style-name="ce71" office:value-type="string" calcext:value-type="string">
            <text:p>Yes</text:p>
          </table:table-cell>
          <table:table-cell table:style-name="ce71" office:value-type="string" calcext:value-type="string">
            <text:p>No</text:p>
          </table:table-cell>
          <table:table-cell table:style-name="ce74" office:value-type="string" calcext:value-type="string">
            <text:p>Section 7.24: All part-time faculty employees compensated on Appendix C shall be required to hold regularly scheduled office hours. # of hours proportionate to load.</text:p>
          </table:table-cell>
          <table:table-cell table:style-name="ce252"/>
          <table:table-cell office:value-type="float" office:value="0" calcext:value-type="float">
            <text:p>0</text:p>
          </table:table-cell>
          <table:table-cell table:number-columns-repeated="1018"/>
        </table:table-row>
        <table:table-row table:style-name="ro33">
          <table:table-cell table:style-name="ce69" office:value-type="string" calcext:value-type="string">
            <text:p>Gavilan</text:p>
          </table:table-cell>
          <table:table-cell table:style-name="ce71" office:value-type="string" calcext:value-type="string">
            <text:p>Yes</text:p>
          </table:table-cell>
          <table:table-cell table:style-name="ce71" office:value-type="string" calcext:value-type="string">
            <text:p>No</text:p>
          </table:table-cell>
          <table:table-cell table:style-name="ce74" office:value-type="string" calcext:value-type="string">
            <text:p>Page 47, article 22.2: "Faculty members who teach less than full-time shall hold the proportionate amount of full-time faculty office hours."</text:p>
          </table:table-cell>
          <table:table-cell table:style-name="ce252"/>
          <table:table-cell office:value-type="float" office:value="0" calcext:value-type="float">
            <text:p>0</text:p>
          </table:table-cell>
          <table:table-cell table:number-columns-repeated="1018"/>
        </table:table-row>
        <table:table-row table:style-name="ro34">
          <table:table-cell table:style-name="ce69" office:value-type="string" calcext:value-type="string">
            <text:p>Glendale</text:p>
          </table:table-cell>
          <table:table-cell table:style-name="ce71" office:value-type="string" calcext:value-type="string">
            <text:p>No</text:p>
          </table:table-cell>
          <table:table-cell table:style-name="ce71" office:value-type="string" calcext:value-type="string">
            <text:p>Yes</text:p>
          </table:table-cell>
          <table:table-cell table:style-name="ce77" office:value-type="string" calcext:value-type="string">
            <text:p>2016 MOU: Number of office hours dependent on weekly contact hours (WCH). <text:s/>3-5.5 WCH:.67 office hours; <text:s/>6-8.5 WCH: 1.33 office hours; <text:s/>9+ WCH: 2 office hours. <text:s/>Paid at instructional rate.</text:p>
          </table:table-cell>
          <table:table-cell table:style-name="ce252" office:value-type="string" calcext:value-type="string">
            <text:p>Yes</text:p>
          </table:table-cell>
          <table:table-cell office:value-type="string" calcext:value-type="string">
            <text:p>* 1.2</text:p>
          </table:table-cell>
          <table:table-cell table:number-columns-repeated="1018"/>
        </table:table-row>
        <table:table-row table:style-name="ro24">
          <table:table-cell table:style-name="ce69" office:value-type="string" calcext:value-type="string">
            <text:p>Grossmont-Cuyamaca</text:p>
          </table:table-cell>
          <table:table-cell table:number-columns-repeated="2" table:style-name="ce71" office:value-type="string" calcext:value-type="string">
            <text:p>No</text:p>
          </table:table-cell>
          <table:table-cell table:style-name="ce74" office:value-type="string" calcext:value-type="string">
            <text:p>NA</text:p>
          </table:table-cell>
          <table:table-cell table:style-name="ce252"/>
          <table:table-cell office:value-type="float" office:value="0" calcext:value-type="float">
            <text:p>0</text:p>
          </table:table-cell>
          <table:table-cell table:number-columns-repeated="1018"/>
        </table:table-row>
        <table:table-row table:style-name="ro33">
          <table:table-cell table:style-name="ce69" office:value-type="string" calcext:value-type="string">
            <text:p>Hartnell</text:p>
          </table:table-cell>
          <table:table-cell table:style-name="ce71" office:value-type="string" calcext:value-type="string">
            <text:p>Yes</text:p>
          </table:table-cell>
          <table:table-cell table:style-name="ce71" office:value-type="string" calcext:value-type="string">
            <text:p>No</text:p>
          </table:table-cell>
          <table:table-cell table:style-name="ce78" office:value-type="string" calcext:value-type="string">
            <text:p>Pages 8-4, article R: <text:s/>All faculty are responsible to hold office hours. <text:s/>One office hour for every lecture hour taught.</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Imperial</text:p>
          </table:table-cell>
          <table:table-cell table:number-columns-repeated="2" table:style-name="ce71" office:value-type="string" calcext:value-type="string">
            <text:p>No</text:p>
          </table:table-cell>
          <table:table-cell table:style-name="ce74" office:value-type="string" calcext:value-type="string">
            <text:p>NA</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Kern</text:p>
          </table:table-cell>
          <table:table-cell table:style-name="ce71" office:value-type="string" calcext:value-type="string">
            <text:p>Yes</text:p>
          </table:table-cell>
          <table:table-cell table:style-name="ce71" office:value-type="string" calcext:value-type="string">
            <text:p>No</text:p>
          </table:table-cell>
          <table:table-cell table:style-name="ce74" office:value-type="string" calcext:value-type="string">
            <text:p>Article 11.H.4: 1/2 hour per each class taught.</text:p>
          </table:table-cell>
          <table:table-cell table:style-name="ce252"/>
          <table:table-cell office:value-type="float" office:value="0" calcext:value-type="float">
            <text:p>0</text:p>
          </table:table-cell>
          <table:table-cell table:number-columns-repeated="1018"/>
        </table:table-row>
        <table:table-row table:style-name="ro25">
          <table:table-cell table:style-name="ce69" office:value-type="string" calcext:value-type="string">
            <text:p>Lake Tahoe</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s 20-21, section 5.7.2: <text:s/>If funds available, the rate is 50% of credit lecture rate. </text:p>
          </table:table-cell>
          <table:table-cell table:style-name="ce252" office:value-type="string" calcext:value-type="string">
            <text:p>Yes</text:p>
          </table:table-cell>
          <table:table-cell office:value-type="string" calcext:value-type="string">
            <text:p>* 1.1</text:p>
          </table:table-cell>
          <table:table-cell table:number-columns-repeated="1018"/>
        </table:table-row>
        <table:table-row table:style-name="ro25">
          <table:table-cell table:style-name="ce69" office:value-type="string" calcext:value-type="string">
            <text:p>Lassen</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68: Voluntary and paid normal hourly rate if money received from state.</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Long Beach</text:p>
          </table:table-cell>
          <table:table-cell table:number-columns-repeated="2" table:style-name="ce71" office:value-type="string" calcext:value-type="string">
            <text:p>No</text:p>
          </table:table-cell>
          <table:table-cell table:style-name="ce74" office:value-type="string" calcext:value-type="string">
            <text:p>NA</text:p>
          </table:table-cell>
          <table:table-cell table:style-name="ce252"/>
          <table:table-cell office:value-type="float" office:value="0" calcext:value-type="float">
            <text:p>0</text:p>
          </table:table-cell>
          <table:table-cell table:number-columns-repeated="1018"/>
        </table:table-row>
        <table:table-row table:style-name="ro25">
          <table:table-cell table:style-name="ce69" office:value-type="string" calcext:value-type="string">
            <text:p>Los Angeles</text:p>
          </table:table-cell>
          <table:table-cell table:style-name="ce71" office:value-type="string" calcext:value-type="string">
            <text:p>Yes</text:p>
          </table:table-cell>
          <table:table-cell table:style-name="ce71" office:value-type="string" calcext:value-type="string">
            <text:p>No</text:p>
          </table:table-cell>
          <table:table-cell table:style-name="ce74" office:value-type="string" calcext:value-type="string">
            <text:p>$14.91 for each classroom hour = office hour differential. Per salary schedule. </text:p>
          </table:table-cell>
          <table:table-cell table:style-name="ce252" office:value-type="string" calcext:value-type="string">
            <text:p>Yes</text:p>
          </table:table-cell>
          <table:table-cell office:value-type="float" office:value="0" calcext:value-type="float">
            <text:p>0</text:p>
          </table:table-cell>
          <table:table-cell table:number-columns-repeated="1018"/>
        </table:table-row>
        <table:table-row table:style-name="ro25">
          <table:table-cell table:style-name="ce69" office:value-type="string" calcext:value-type="string">
            <text:p>Los Rios</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s 50: Voluntary, amount of stipend based on funds received from state.</text:p>
          </table:table-cell>
          <table:table-cell table:style-name="ce252"/>
          <table:table-cell office:value-type="float" office:value="0" calcext:value-type="float">
            <text:p>0</text:p>
          </table:table-cell>
          <table:table-cell table:number-columns-repeated="1018"/>
        </table:table-row>
        <table:table-row table:style-name="ro21">
          <table:table-cell table:style-name="ce69" office:value-type="string" calcext:value-type="string">
            <text:p>Marin</text:p>
          </table:table-cell>
          <table:table-cell table:style-name="ce71" office:value-type="string" calcext:value-type="string">
            <text:p>Yes</text:p>
          </table:table-cell>
          <table:table-cell table:style-name="ce71" office:value-type="string" calcext:value-type="string">
            <text:p>No</text:p>
          </table:table-cell>
          <table:table-cell table:style-name="ce74" office:value-type="string" calcext:value-type="string">
            <text:p>Page 14, 3.10.a,d: Based on number of assigned teaching units (ATU): 0.1 to 3.0 ATU: 1 office hour; 3.1 to 6.0 ATU: 1.5 office hours; <text:s/>6.1 to 9 ATU: 2 office hours; <text:s/>9.1 to 12 ATU: 3 office hours; 12.1 to 15 ATU: 4 office hours.</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Mendocino-Lake</text:p>
          </table:table-cell>
          <table:table-cell table:style-name="ce71" office:value-type="string" calcext:value-type="string">
            <text:p>No</text:p>
          </table:table-cell>
          <table:table-cell table:style-name="ce71" office:value-type="string" calcext:value-type="string">
            <text:p>Yes</text:p>
          </table:table-cell>
          <table:table-cell table:style-name="ce79" office:value-type="string" calcext:value-type="string">
            <text:p>Page 20: $20 an hour.</text:p>
          </table:table-cell>
          <table:table-cell table:style-name="ce252" office:value-type="string" calcext:value-type="string">
            <text:p>Yes</text:p>
          </table:table-cell>
          <table:table-cell office:value-type="float" office:value="2" calcext:value-type="float">
            <text:p>2</text:p>
          </table:table-cell>
          <table:table-cell table:number-columns-repeated="1018"/>
        </table:table-row>
        <table:table-row table:style-name="ro24">
          <table:table-cell table:style-name="ce69" office:value-type="string" calcext:value-type="string">
            <text:p>Merced</text:p>
          </table:table-cell>
          <table:table-cell table:style-name="ce71" office:value-type="string" calcext:value-type="string">
            <text:p>Yes</text:p>
          </table:table-cell>
          <table:table-cell table:style-name="ce71" office:value-type="string" calcext:value-type="string">
            <text:p>No</text:p>
          </table:table-cell>
          <table:table-cell table:style-name="ce74" office:value-type="string" calcext:value-type="string">
            <text:p>Page 23: 1 hour for every 3 hours of lecture.</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Mira Costa</text:p>
          </table:table-cell>
          <table:table-cell table:style-name="ce71" office:value-type="string" calcext:value-type="string">
            <text:p>No</text:p>
          </table:table-cell>
          <table:table-cell table:style-name="ce71" office:value-type="string" calcext:value-type="string">
            <text:p>Yes</text:p>
          </table:table-cell>
          <table:table-cell table:style-name="ce79" office:value-type="string" calcext:value-type="string">
            <text:p>$44.00 per hour.</text:p>
          </table:table-cell>
          <table:table-cell table:style-name="ce252" office:value-type="string" calcext:value-type="string">
            <text:p>Yes</text:p>
          </table:table-cell>
          <table:table-cell office:value-type="string" calcext:value-type="string">
            <text:p>* 1.047</text:p>
          </table:table-cell>
          <table:table-cell office:value-type="string" calcext:value-type="string">
            <text:p>Max 16.5 hours/ 50% rate</text:p>
          </table:table-cell>
          <table:table-cell table:number-columns-repeated="1017"/>
        </table:table-row>
        <table:table-row table:style-name="ro23">
          <table:table-cell table:style-name="ce69" office:value-type="string" calcext:value-type="string">
            <text:p>Monterey Peninsula</text:p>
          </table:table-cell>
          <table:table-cell table:style-name="ce71" office:value-type="string" calcext:value-type="string">
            <text:p>Yes</text:p>
          </table:table-cell>
          <table:table-cell table:style-name="ce71" office:value-type="string" calcext:value-type="string">
            <text:p>No</text:p>
          </table:table-cell>
          <table:table-cell table:style-name="ce74" office:value-type="string" calcext:value-type="string">
            <text:p>Page 107, 15.11.3.2: <text:s/>Proportionate # of office hours as part-time assignment relates to that of a full-time instructor.</text:p>
          </table:table-cell>
          <table:table-cell table:style-name="ce252"/>
          <table:table-cell office:value-type="float" office:value="0" calcext:value-type="float">
            <text:p>0</text:p>
          </table:table-cell>
          <table:table-cell table:style-name="Default"/>
          <table:table-cell table:number-columns-repeated="1017"/>
        </table:table-row>
        <table:table-row table:style-name="ro24">
          <table:table-cell table:style-name="ce69" office:value-type="string" calcext:value-type="string">
            <text:p>Mt. San Antonio</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20: $21 an hour.</text:p>
          </table:table-cell>
          <table:table-cell table:style-name="ce252"/>
          <table:table-cell office:value-type="float" office:value="2.7" calcext:value-type="float">
            <text:p>2.7</text:p>
          </table:table-cell>
          <table:table-cell office:value-type="string" calcext:value-type="string">
            <text:p>1 hr/week, $27/hr</text:p>
          </table:table-cell>
          <table:table-cell table:number-columns-repeated="1017"/>
        </table:table-row>
        <table:table-row table:style-name="ro24">
          <table:table-cell table:style-name="ce69" office:value-type="string" calcext:value-type="string">
            <text:p>Mt. San Jacinto</text:p>
          </table:table-cell>
          <table:table-cell table:number-columns-repeated="2" table:style-name="ce71" office:value-type="string" calcext:value-type="string">
            <text:p>No</text:p>
          </table:table-cell>
          <table:table-cell table:style-name="ce79" office:value-type="string" calcext:value-type="string">
            <text:p>NA</text:p>
          </table:table-cell>
          <table:table-cell table:style-name="ce252"/>
          <table:table-cell office:value-type="float" office:value="0" calcext:value-type="float">
            <text:p>0</text:p>
          </table:table-cell>
          <table:table-cell table:number-columns-repeated="1018"/>
        </table:table-row>
        <table:table-row table:style-name="ro25">
          <table:table-cell table:style-name="ce69" office:value-type="string" calcext:value-type="string">
            <text:p>Napa Valley</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25 and salary schedule: $39.09-49.46 for certain courses only.</text:p>
          </table:table-cell>
          <table:table-cell table:style-name="ce252"/>
          <table:table-cell office:value-type="float" office:value="0" calcext:value-type="float">
            <text:p>0</text:p>
          </table:table-cell>
          <table:table-cell office:value-type="string" calcext:value-type="string">
            <text:p>Only for math classes</text:p>
          </table:table-cell>
          <table:table-cell table:number-columns-repeated="1017"/>
        </table:table-row>
        <table:table-row table:style-name="ro24">
          <table:table-cell table:style-name="ce69" office:value-type="string" calcext:value-type="string">
            <text:p>North Orange Co.</text:p>
          </table:table-cell>
          <table:table-cell table:style-name="ce71" office:value-type="string" calcext:value-type="string">
            <text:p>Yes</text:p>
          </table:table-cell>
          <table:table-cell table:style-name="ce71" office:value-type="string" calcext:value-type="string">
            <text:p>No</text:p>
          </table:table-cell>
          <table:table-cell table:style-name="ce74" office:value-type="string" calcext:value-type="string">
            <text:p>Page 27, article 13, 3.1: 10 min of each hour. </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Ohlone</text:p>
          </table:table-cell>
          <table:table-cell table:number-columns-repeated="2" table:style-name="ce71" office:value-type="string" calcext:value-type="string">
            <text:p>No</text:p>
          </table:table-cell>
          <table:table-cell table:style-name="ce74" office:value-type="string" calcext:value-type="string">
            <text:p>NA</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Palo Verde</text:p>
          </table:table-cell>
          <table:table-cell table:number-columns-repeated="2" table:style-name="ce71" office:value-type="string" calcext:value-type="string">
            <text:p>No</text:p>
          </table:table-cell>
          <table:table-cell table:style-name="ce74" office:value-type="string" calcext:value-type="string">
            <text:p>NA</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Palomar</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83, 15.4.8: $45/hour. <text:s/></text:p>
          </table:table-cell>
          <table:table-cell table:style-name="ce252"/>
          <table:table-cell office:value-type="float" office:value="2.3" calcext:value-type="float">
            <text:p>2.3</text:p>
          </table:table-cell>
          <table:table-cell office:value-type="string" calcext:value-type="string">
            <text:p>9 hours max</text:p>
          </table:table-cell>
          <table:table-cell table:number-columns-repeated="1017"/>
        </table:table-row>
        <table:table-row table:style-name="ro24">
          <table:table-cell table:style-name="ce69" office:value-type="string" calcext:value-type="string">
            <text:p>Pasadena Area</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12: 6 hours per semester, paid at hourly rate.</text:p>
          </table:table-cell>
          <table:table-cell table:style-name="ce252"/>
          <table:table-cell office:value-type="string" calcext:value-type="string">
            <text:p>* 1.034</text:p>
          </table:table-cell>
          <table:table-cell table:number-columns-repeated="1018"/>
        </table:table-row>
        <table:table-row table:style-name="ro33">
          <table:table-cell table:style-name="ce69" office:value-type="string" calcext:value-type="string">
            <text:p>Peralta</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Article 7.(1): <text:s/>Office hours paid at non-instructional hourly rate for those working a teaching assignment of two classes or 40% of full-time load.</text:p>
          </table:table-cell>
          <table:table-cell table:style-name="ce252" office:value-type="string" calcext:value-type="string">
            <text:p>Yes</text:p>
          </table:table-cell>
          <table:table-cell office:value-type="string" calcext:value-type="string">
            <text:p>* 1.15</text:p>
          </table:table-cell>
          <table:table-cell office:value-type="string" calcext:value-type="string">
            <text:p>Max 2 hours/week, noninstructional rate</text:p>
          </table:table-cell>
          <table:table-cell table:number-columns-repeated="1017"/>
        </table:table-row>
        <table:table-row table:style-name="ro24">
          <table:table-cell table:style-name="ce69" office:value-type="string" calcext:value-type="string">
            <text:p>Rancho Santiago</text:p>
          </table:table-cell>
          <table:table-cell table:number-columns-repeated="2" table:style-name="ce71" office:value-type="string" calcext:value-type="string">
            <text:p>No</text:p>
          </table:table-cell>
          <table:table-cell table:style-name="ce74" office:value-type="string" calcext:value-type="string">
            <text:p>NA</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Redwoods</text:p>
          </table:table-cell>
          <table:table-cell table:number-columns-repeated="2" table:style-name="ce71" office:value-type="string" calcext:value-type="string">
            <text:p>No</text:p>
          </table:table-cell>
          <table:table-cell table:style-name="ce74" office:value-type="string" calcext:value-type="string">
            <text:p>NA</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Rio Hondo</text:p>
          </table:table-cell>
          <table:table-cell table:number-columns-repeated="2" table:style-name="ce71" office:value-type="string" calcext:value-type="string">
            <text:p>No</text:p>
          </table:table-cell>
          <table:table-cell table:style-name="ce74" office:value-type="string" calcext:value-type="string">
            <text:p>NA</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Riverside</text:p>
          </table:table-cell>
          <table:table-cell table:number-columns-repeated="2" table:style-name="ce71" office:value-type="string" calcext:value-type="string">
            <text:p>No</text:p>
          </table:table-cell>
          <table:table-cell table:style-name="ce79" office:value-type="string" calcext:value-type="string">
            <text:p>NA</text:p>
          </table:table-cell>
          <table:table-cell table:style-name="ce252" office:value-type="string" calcext:value-type="string">
            <text:p>Yes</text:p>
          </table:table-cell>
          <table:table-cell office:value-type="float" office:value="0" calcext:value-type="float">
            <text:p>0</text:p>
          </table:table-cell>
          <table:table-cell table:number-columns-repeated="1018"/>
        </table:table-row>
        <table:table-row table:style-name="ro24">
          <table:table-cell table:style-name="ce69" office:value-type="string" calcext:value-type="string">
            <text:p>San Bernardino</text:p>
          </table:table-cell>
          <table:table-cell table:number-columns-repeated="2" table:style-name="ce71" office:value-type="string" calcext:value-type="string">
            <text:p>No</text:p>
          </table:table-cell>
          <table:table-cell table:style-name="ce74" office:value-type="string" calcext:value-type="string">
            <text:p>NA</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San Diego</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206: Hours available per FTEF.</text:p>
          </table:table-cell>
          <table:table-cell table:style-name="ce252" office:value-type="string" calcext:value-type="string">
            <text:p>Yes</text:p>
          </table:table-cell>
          <table:table-cell office:value-type="string" calcext:value-type="string">
            <text:p>* 1.19</text:p>
          </table:table-cell>
          <table:table-cell office:value-type="string" calcext:value-type="string">
            <text:p>Max 33.5 hours</text:p>
          </table:table-cell>
          <table:table-cell table:number-columns-repeated="1017"/>
        </table:table-row>
        <table:table-row table:style-name="ro33">
          <table:table-cell table:style-name="ce69" office:value-type="string" calcext:value-type="string">
            <text:p>San Francisco</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114: Voluntary. <text:s/>Number of hours dependent upon % of full load. <text:s/>Rate from different salary schedule. </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San Joaquin Delta</text:p>
          </table:table-cell>
          <table:table-cell table:number-columns-repeated="2" table:style-name="ce71" office:value-type="string" calcext:value-type="string">
            <text:p>No</text:p>
          </table:table-cell>
          <table:table-cell table:style-name="ce74" office:value-type="string" calcext:value-type="string">
            <text:p>NA</text:p>
          </table:table-cell>
          <table:table-cell table:style-name="ce252"/>
          <table:table-cell office:value-type="float" office:value="0" calcext:value-type="float">
            <text:p>0</text:p>
          </table:table-cell>
          <table:table-cell table:number-columns-repeated="1018"/>
        </table:table-row>
        <table:table-row table:style-name="ro25">
          <table:table-cell table:style-name="ce69" office:value-type="string" calcext:value-type="string">
            <text:p>San Jose/Evergreen</text:p>
          </table:table-cell>
          <table:table-cell table:style-name="ce71" office:value-type="string" calcext:value-type="string">
            <text:p>Yes</text:p>
          </table:table-cell>
          <table:table-cell table:style-name="ce71" office:value-type="string" calcext:value-type="string">
            <text:p>No</text:p>
          </table:table-cell>
          <table:table-cell table:style-name="ce74" office:value-type="string" calcext:value-type="string">
            <text:p>Page 40, Article 9.15: 1/2 hour for each 20% load course.</text:p>
          </table:table-cell>
          <table:table-cell table:style-name="ce252" office:value-type="string" calcext:value-type="string">
            <text:p>Yes</text:p>
          </table:table-cell>
          <table:table-cell office:value-type="float" office:value="0" calcext:value-type="float">
            <text:p>0</text:p>
          </table:table-cell>
          <table:table-cell table:number-columns-repeated="1018"/>
        </table:table-row>
        <table:table-row table:style-name="ro24">
          <table:table-cell table:style-name="ce69" office:value-type="string" calcext:value-type="string">
            <text:p>San Luis Obispo Co. (Cuesta)</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7: Paid at hourly rate.</text:p>
          </table:table-cell>
          <table:table-cell table:style-name="ce252" office:value-type="string" calcext:value-type="string">
            <text:p>Yes</text:p>
          </table:table-cell>
          <table:table-cell office:value-type="float" office:value="3.98" calcext:value-type="float">
            <text:p>3.98</text:p>
          </table:table-cell>
          <table:table-cell office:value-type="string" calcext:value-type="string">
            <text:p>1 hr/week (column D, step 9, $39.81)</text:p>
          </table:table-cell>
          <table:table-cell table:number-columns-repeated="1017"/>
        </table:table-row>
        <table:table-row table:style-name="ro25">
          <table:table-cell table:style-name="ce69" office:value-type="string" calcext:value-type="string">
            <text:p>San Mateo Co.</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43: Pro rated - 1.5 hours for every 3 FLC (Faculty Load Credit) taught.</text:p>
          </table:table-cell>
          <table:table-cell table:style-name="ce252" office:value-type="string" calcext:value-type="string">
            <text:p>Yes</text:p>
          </table:table-cell>
          <table:table-cell office:value-type="string" calcext:value-type="string">
            <text:p>* 1.25</text:p>
          </table:table-cell>
          <table:table-cell office:value-type="string" calcext:value-type="string">
            <text:p>1.5 hr/week per 3 units @ 50%</text:p>
          </table:table-cell>
          <table:table-cell table:number-columns-repeated="1017"/>
        </table:table-row>
        <table:table-row table:style-name="ro24">
          <table:table-cell table:style-name="ce69" office:value-type="string" calcext:value-type="string">
            <text:p>Santa Barbara</text:p>
          </table:table-cell>
          <table:table-cell table:number-columns-repeated="2" table:style-name="ce71" office:value-type="string" calcext:value-type="string">
            <text:p>No</text:p>
          </table:table-cell>
          <table:table-cell table:style-name="ce79" office:value-type="string" calcext:value-type="string">
            <text:p>NA</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Santa Clarita (College of the Canyons)</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56: $20/hour.</text:p>
          </table:table-cell>
          <table:table-cell table:style-name="ce252"/>
          <table:table-cell office:value-type="float" office:value="6.67" calcext:value-type="float">
            <text:p>6.67</text:p>
          </table:table-cell>
          <table:table-cell office:value-type="string" calcext:value-type="string">
            <text:p>200 min/week @ 10 units</text:p>
          </table:table-cell>
          <table:table-cell table:number-columns-repeated="1017"/>
        </table:table-row>
        <table:table-row table:style-name="ro24">
          <table:table-cell table:style-name="ce69" office:value-type="string" calcext:value-type="string">
            <text:p>Santa Monica</text:p>
          </table:table-cell>
          <table:table-cell table:style-name="ce71" office:value-type="string" calcext:value-type="string">
            <text:p>Yes</text:p>
          </table:table-cell>
          <table:table-cell table:style-name="ce71" office:value-type="string" calcext:value-type="string">
            <text:p>No</text:p>
          </table:table-cell>
          <table:table-cell table:style-name="ce74" office:value-type="string" calcext:value-type="string">
            <text:p>Per district included in hourly rate.</text:p>
          </table:table-cell>
          <table:table-cell table:style-name="ce252" office:value-type="string" calcext:value-type="string">
            <text:p>Yes</text:p>
          </table:table-cell>
          <table:table-cell office:value-type="float" office:value="0" calcext:value-type="float">
            <text:p>0</text:p>
          </table:table-cell>
          <table:table-cell table:number-columns-repeated="1018"/>
        </table:table-row>
        <table:table-row table:style-name="ro24">
          <table:table-cell table:style-name="ce69" office:value-type="string" calcext:value-type="string">
            <text:p>Sequoias</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28.96 per hour. <text:s/>Per salary schedule.</text:p>
          </table:table-cell>
          <table:table-cell table:style-name="ce252"/>
          <table:table-cell office:value-type="float" office:value="0" calcext:value-type="float">
            <text:p>0</text:p>
          </table:table-cell>
          <table:table-cell office:value-type="string" calcext:value-type="string">
            <text:p>Not required</text:p>
          </table:table-cell>
          <table:table-cell table:number-columns-repeated="1017"/>
        </table:table-row>
        <table:table-row table:style-name="ro24">
          <table:table-cell table:style-name="ce69" office:value-type="string" calcext:value-type="string">
            <text:p>Shasta-Teh.-Tri.</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text:s/>Article 7.4.1.c: $30.00/hour. </text:p>
          </table:table-cell>
          <table:table-cell table:style-name="ce252"/>
          <table:table-cell office:value-type="float" office:value="6" calcext:value-type="float">
            <text:p>6</text:p>
          </table:table-cell>
          <table:table-cell office:value-type="string" calcext:value-type="string">
            <text:p>Max 2 hours/week</text:p>
          </table:table-cell>
          <table:table-cell table:number-columns-repeated="1017"/>
        </table:table-row>
        <table:table-row table:style-name="ro24">
          <table:table-cell table:style-name="ce69" office:value-type="string" calcext:value-type="string">
            <text:p>Sierra Joint</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12.6: $25/hour, if certain criteria met.</text:p>
          </table:table-cell>
          <table:table-cell table:style-name="ce252"/>
          <table:table-cell office:value-type="float" office:value="0" calcext:value-type="float">
            <text:p>0</text:p>
          </table:table-cell>
          <table:table-cell office:value-type="string" calcext:value-type="string">
            <text:p>Voluntary</text:p>
          </table:table-cell>
          <table:table-cell table:number-columns-repeated="1017"/>
        </table:table-row>
        <table:table-row table:style-name="ro24">
          <table:table-cell table:style-name="ce69" office:value-type="string" calcext:value-type="string">
            <text:p>Siskiyou Joint</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18/3: Paid at non-lecture rate.</text:p>
          </table:table-cell>
          <table:table-cell table:style-name="ce252"/>
          <table:table-cell office:value-type="float" office:value="0" calcext:value-type="float">
            <text:p>0</text:p>
          </table:table-cell>
          <table:table-cell office:value-type="string" calcext:value-type="string">
            <text:p>Voluntary, 1 hr/week, non-instructional rate</text:p>
          </table:table-cell>
          <table:table-cell table:number-columns-repeated="1017"/>
        </table:table-row>
        <table:table-row table:style-name="ro32">
          <table:table-cell table:style-name="ce69" office:value-type="string" calcext:value-type="string">
            <text:p>Solano Co.</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69: Voluntary and paid at lower hourly rate of pay (category 3 rate.) Number of hours available dependent on workload. <text:s/>Up to nine hours per semester available to those at highest workload.</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Sonoma Co. (Santa Rosa)</text:p>
          </table:table-cell>
          <table:table-cell table:style-name="ce71" office:value-type="string" calcext:value-type="string">
            <text:p>Yes</text:p>
          </table:table-cell>
          <table:table-cell table:style-name="ce71" office:value-type="string" calcext:value-type="string">
            <text:p>No</text:p>
          </table:table-cell>
          <table:table-cell table:style-name="ce74" office:value-type="string" calcext:value-type="string">
            <text:p>20 minutes per hour taught. Per salary schedule.</text:p>
          </table:table-cell>
          <table:table-cell table:style-name="ce252" office:value-type="string" calcext:value-type="string">
            <text:p>Yes</text:p>
          </table:table-cell>
          <table:table-cell office:value-type="float" office:value="0" calcext:value-type="float">
            <text:p>0</text:p>
          </table:table-cell>
          <table:table-cell table:number-columns-repeated="1018"/>
        </table:table-row>
        <table:table-row table:style-name="ro33">
          <table:table-cell table:style-name="ce69" office:value-type="string" calcext:value-type="string">
            <text:p>South Orange Co.</text:p>
          </table:table-cell>
          <table:table-cell table:style-name="ce71" office:value-type="string" calcext:value-type="string">
            <text:p>Yes</text:p>
          </table:table-cell>
          <table:table-cell table:style-name="ce71" office:value-type="string" calcext:value-type="string">
            <text:p>No</text:p>
          </table:table-cell>
          <table:table-cell table:style-name="ce74" office:value-type="string" calcext:value-type="string">
            <text:p>Page 24: PT faculty are expected to conduct 20 minutes of consultation for each assigned LHE (lecture hour equivalent).</text:p>
          </table:table-cell>
          <table:table-cell table:style-name="ce252" office:value-type="string" calcext:value-type="string">
            <text:p>Yes</text:p>
          </table:table-cell>
          <table:table-cell office:value-type="float" office:value="0" calcext:value-type="float">
            <text:p>0</text:p>
          </table:table-cell>
          <table:table-cell table:number-columns-repeated="1018"/>
        </table:table-row>
        <table:table-row table:style-name="ro32">
          <table:table-cell table:style-name="ce69" office:value-type="string" calcext:value-type="string">
            <text:p>Southwestern</text:p>
          </table:table-cell>
          <table:table-cell table:style-name="ce71" office:value-type="string" calcext:value-type="string">
            <text:p>Yes</text:p>
          </table:table-cell>
          <table:table-cell table:style-name="ce71" office:value-type="string" calcext:value-type="string">
            <text:p>No</text:p>
          </table:table-cell>
          <table:table-cell table:style-name="ce74" office:value-type="string" calcext:value-type="string">
            <text:p>Page 11, Article 4.4.3: "An instructor teaching under temporary contract or a reduced load will maintain the number of office hours as the percentage of teaching load is to a full-time teaching load."</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State Center</text:p>
          </table:table-cell>
          <table:table-cell table:number-columns-repeated="2" table:style-name="ce72" office:value-type="string" calcext:value-type="string">
            <text:p>No</text:p>
          </table:table-cell>
          <table:table-cell table:style-name="ce76" office:value-type="string" calcext:value-type="string">
            <text:p>NA</text:p>
          </table:table-cell>
          <table:table-cell table:style-name="ce252" office:value-type="string" calcext:value-type="string">
            <text:p>Yes</text:p>
          </table:table-cell>
          <table:table-cell office:value-type="float" office:value="0" calcext:value-type="float">
            <text:p>0</text:p>
          </table:table-cell>
          <table:table-cell table:number-columns-repeated="1018"/>
        </table:table-row>
        <table:table-row table:style-name="ro35">
          <table:table-cell table:style-name="ce69" office:value-type="string" calcext:value-type="string">
            <text:p>Ventura Co.</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23, 8: "Part-time faculty members shall be assigned duties and responsibilities in proration of a comparable full-time assignment."</text:p>
            <text:p>Section 5.8A - Non-contract faculty with a .40 FTE or more of a full-time load shall be compensated for one office hour per semester.  Compensation shall be at the appropriate non-contract rate. </text:p>
          </table:table-cell>
          <table:table-cell table:style-name="ce252"/>
          <table:table-cell office:value-type="float" office:value="7" calcext:value-type="float">
            <text:p>7</text:p>
          </table:table-cell>
          <table:table-cell office:value-type="string" calcext:value-type="string">
            <text:p>$70/hr avg, 1 hr/week (though contract says 1 hr/semester?)</text:p>
          </table:table-cell>
          <table:table-cell table:number-columns-repeated="1017"/>
        </table:table-row>
        <table:table-row table:style-name="ro24">
          <table:table-cell table:style-name="ce69" office:value-type="string" calcext:value-type="string">
            <text:p>Victor Valley</text:p>
          </table:table-cell>
          <table:table-cell table:number-columns-repeated="2" table:style-name="ce71" office:value-type="string" calcext:value-type="string">
            <text:p>No</text:p>
          </table:table-cell>
          <table:table-cell table:style-name="ce74" office:value-type="string" calcext:value-type="string">
            <text:p>NA</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West Hills</text:p>
          </table:table-cell>
          <table:table-cell table:number-columns-repeated="2" table:style-name="ce71" office:value-type="string" calcext:value-type="string">
            <text:p>No</text:p>
          </table:table-cell>
          <table:table-cell table:style-name="ce79" office:value-type="string" calcext:value-type="string">
            <text:p>NA</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West Kern</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Article 6.6.2: Voluntary and paid at hourly rate.</text:p>
          </table:table-cell>
          <table:table-cell table:style-name="ce252" office:value-type="string" calcext:value-type="string">
            <text:p>Yes</text:p>
          </table:table-cell>
          <table:table-cell office:value-type="float" office:value="0" calcext:value-type="float">
            <text:p>0</text:p>
          </table:table-cell>
          <table:table-cell table:number-columns-repeated="1018"/>
        </table:table-row>
        <table:table-row table:style-name="ro24">
          <table:table-cell table:style-name="ce69" office:value-type="string" calcext:value-type="string">
            <text:p>West Valley-Mission</text:p>
          </table:table-cell>
          <table:table-cell table:style-name="ce71" office:value-type="string" calcext:value-type="string">
            <text:p>Yes</text:p>
          </table:table-cell>
          <table:table-cell table:style-name="ce71" office:value-type="string" calcext:value-type="string">
            <text:p>No</text:p>
          </table:table-cell>
          <table:table-cell table:style-name="ce74" office:value-type="string" calcext:value-type="string">
            <text:p>Page 233: 20 minutes a week per each class.</text:p>
          </table:table-cell>
          <table:table-cell table:style-name="ce252"/>
          <table:table-cell office:value-type="float" office:value="0" calcext:value-type="float">
            <text:p>0</text:p>
          </table:table-cell>
          <table:table-cell table:number-columns-repeated="1018"/>
        </table:table-row>
        <table:table-row table:style-name="ro24">
          <table:table-cell table:style-name="ce69" office:value-type="string" calcext:value-type="string">
            <text:p>Yosemite</text:p>
          </table:table-cell>
          <table:table-cell table:number-columns-repeated="2" table:style-name="ce71" office:value-type="string" calcext:value-type="string">
            <text:p>No</text:p>
          </table:table-cell>
          <table:table-cell table:style-name="ce79" office:value-type="string" calcext:value-type="string">
            <text:p>NA</text:p>
          </table:table-cell>
          <table:table-cell table:style-name="ce252"/>
          <table:table-cell office:value-type="float" office:value="0" calcext:value-type="float">
            <text:p>0</text:p>
          </table:table-cell>
          <table:table-cell table:number-columns-repeated="1018"/>
        </table:table-row>
        <table:table-row table:style-name="ro33">
          <table:table-cell table:style-name="ce69" office:value-type="string" calcext:value-type="string">
            <text:p>Yuba</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Page 9, Article 8: Pooled dollars, if certain criteria met, stipend paid. <text:s/>Maximum per semester is $250 for 10 hours.</text:p>
          </table:table-cell>
          <table:table-cell table:style-name="ce252"/>
          <table:table-cell office:value-type="float" office:value="0" calcext:value-type="float">
            <text:p>0</text:p>
          </table:table-cell>
          <table:table-cell office:value-type="string" calcext:value-type="string">
            <text:p>Voluntary</text:p>
          </table:table-cell>
          <table:table-cell table:number-columns-repeated="1017"/>
        </table:table-row>
        <table:table-row table:style-name="ro12" table:number-rows-repeated="1048501">
          <table:table-cell table:number-columns-repeated="1024"/>
        </table:table-row>
        <table:table-row table:style-name="ro12">
          <table:table-cell table:number-columns-repeated="1024"/>
        </table:table-row>
        <table:named-expressions>
          <table:named-range table:name="_xlnm.Print_Titles" table:base-cell-address="$'1 Methodology &amp; Index'.$A$1" table:cell-range-address="$'5 Office Hours'.$A$1:.$AMJ$2" table:range-usable-as="repeat-column repeat-row"/>
        </table:named-expressions>
      </table:table>
      <table:table table:name="6 FT MA Steps 1 &amp; 5" table:style-name="ta6">
        <office:forms form:automatic-focus="false" form:apply-design-mode="false"/>
        <table:table-column table:style-name="co8" table:default-cell-style-name="Default"/>
        <table:table-column table:style-name="co9" table:default-cell-style-name="Default"/>
        <table:table-column table:style-name="co28" table:default-cell-style-name="Default"/>
        <table:table-column table:style-name="co27" table:number-columns-repeated="4" table:default-cell-style-name="Default"/>
        <table:table-column table:style-name="co3" table:number-columns-repeated="1017" table:default-cell-style-name="Default"/>
        <table:table-header-rows>
          <table:table-row table:style-name="ro3">
            <table:table-cell table:style-name="ce4" office:value-type="string" calcext:value-type="string">
              <text:p>Full-Time Faculty Hourly Salary Comparison at MA Column/Step 1 and Step 5 or 9th Semester</text:p>
            </table:table-cell>
            <table:table-cell table:style-name="ce7" table:number-columns-repeated="2"/>
            <table:table-cell table:number-columns-repeated="1021"/>
          </table:table-row>
          <table:table-row table:style-name="ro3">
            <table:table-cell table:style-name="ce7" office:value-type="string" calcext:value-type="string">
              <text:p>To convert full-time annual salary to hourly the formual used was: (Full-time annual salary x .75)/525</text:p>
            </table:table-cell>
            <table:table-cell table:style-name="ce7" table:number-columns-repeated="2"/>
            <table:table-cell table:style-name="ce94" table:number-columns-repeated="2"/>
            <table:table-cell table:number-columns-repeated="1019"/>
          </table:table-row>
          <table:table-row table:style-name="ro28">
            <table:table-cell table:style-name="ce83" office:value-type="string" calcext:value-type="string">
              <text:p>District</text:p>
            </table:table-cell>
            <table:table-cell table:style-name="ce83" office:value-type="string" calcext:value-type="string">
              <text:p>CCD Region</text:p>
            </table:table-cell>
            <table:table-cell table:style-name="ce85" office:value-type="string" calcext:value-type="string">
              <text:p>Sal Sch Date</text:p>
            </table:table-cell>
            <table:table-cell table:style-name="ce34" office:value-type="string" calcext:value-type="string">
              <text:p>MA Column</text:p>
              <text:p>Step 1</text:p>
            </table:table-cell>
            <table:table-cell table:style-name="ce34" office:value-type="string" calcext:value-type="string">
              <text:p>Rank MA</text:p>
              <text:p>Column</text:p>
              <text:p>Step 1</text:p>
            </table:table-cell>
            <table:table-cell table:style-name="ce34" office:value-type="string" calcext:value-type="string">
              <text:p>MA Column</text:p>
              <text:p>Step 5</text:p>
            </table:table-cell>
            <table:table-cell table:style-name="ce97" office:value-type="string" calcext:value-type="string">
              <text:p>Rank MA Column Step 5</text:p>
            </table:table-cell>
            <table:table-cell table:number-columns-repeated="1017"/>
          </table:table-row>
        </table:table-header-rows>
        <table:table-row table:style-name="ro3">
          <table:table-cell table:style-name="ce29" office:value-type="string" calcext:value-type="string">
            <text:p>Allan Hancock Jt CCD</text:p>
          </table:table-cell>
          <table:table-cell table:style-name="ce29" office:value-type="string" calcext:value-type="string">
            <text:p>Southern</text:p>
          </table:table-cell>
          <table:table-cell table:style-name="ce86" office:value-type="string" calcext:value-type="string">
            <text:p>Fall 2016</text:p>
          </table:table-cell>
          <table:table-cell table:style-name="ce95" office:value-type="float" office:value="79.9828571428571" calcext:value-type="float">
            <text:p><text:s/>$79.98 </text:p>
          </table:table-cell>
          <table:table-cell table:style-name="ce96" table:formula="of:=RANK([.D4];[.$D$4:.$D$75])" office:value-type="float" office:value="37" calcext:value-type="float">
            <text:p>37</text:p>
          </table:table-cell>
          <table:table-cell table:style-name="ce95" office:value-type="float" office:value="91.4271428571429" calcext:value-type="float">
            <text:p><text:s/>$91.43 </text:p>
          </table:table-cell>
          <table:table-cell table:style-name="ce96" table:formula="of:=RANK([.F4];[.$F$4:.$F$75])" office:value-type="float" office:value="44" calcext:value-type="float">
            <text:p>44</text:p>
          </table:table-cell>
          <table:table-cell table:number-columns-repeated="1017"/>
        </table:table-row>
        <table:table-row table:style-name="ro3">
          <table:table-cell table:style-name="ce29" office:value-type="string" calcext:value-type="string">
            <text:p>Antelope Valley CCD</text:p>
          </table:table-cell>
          <table:table-cell table:style-name="ce29" office:value-type="string" calcext:value-type="string">
            <text:p>Southern</text:p>
          </table:table-cell>
          <table:table-cell table:style-name="ce86" office:value-type="date" office:date-value="2016-07-01" calcext:value-type="date">
            <text:p>7/1/2016</text:p>
          </table:table-cell>
          <table:table-cell table:style-name="ce95" office:value-type="float" office:value="78.9485714285714" calcext:value-type="float">
            <text:p><text:s/>$78.95 </text:p>
          </table:table-cell>
          <table:table-cell table:style-name="ce96" table:formula="of:=RANK([.D5];[.$D$4:.$D$75])" office:value-type="float" office:value="43" calcext:value-type="float">
            <text:p>43</text:p>
          </table:table-cell>
          <table:table-cell table:style-name="ce95" office:value-type="float" office:value="93.1167571428572" calcext:value-type="float">
            <text:p><text:s/>$93.12 </text:p>
          </table:table-cell>
          <table:table-cell table:style-name="ce96" table:formula="of:=RANK([.F5];[.$F$4:.$F$75])" office:value-type="float" office:value="37" calcext:value-type="float">
            <text:p>37</text:p>
          </table:table-cell>
          <table:table-cell table:number-columns-repeated="1017"/>
        </table:table-row>
        <table:table-row table:style-name="ro3">
          <table:table-cell table:style-name="ce29" office:value-type="string" calcext:value-type="string">
            <text:p>Barstow CCD</text:p>
          </table:table-cell>
          <table:table-cell table:style-name="ce29" office:value-type="string" calcext:value-type="string">
            <text:p>Southern</text:p>
          </table:table-cell>
          <table:table-cell table:style-name="ce86" office:value-type="string" calcext:value-type="string">
            <text:p>2016-17</text:p>
          </table:table-cell>
          <table:table-cell table:style-name="ce95" office:value-type="float" office:value="77.6057142857143" calcext:value-type="float">
            <text:p><text:s/>$77.61 </text:p>
          </table:table-cell>
          <table:table-cell table:style-name="ce96" table:formula="of:=RANK([.D6];[.$D$4:.$D$75])" office:value-type="float" office:value="48" calcext:value-type="float">
            <text:p>48</text:p>
          </table:table-cell>
          <table:table-cell table:style-name="ce95" office:value-type="float" office:value="90.6914285714286" calcext:value-type="float">
            <text:p><text:s/>$90.69 </text:p>
          </table:table-cell>
          <table:table-cell table:style-name="ce96" table:formula="of:=RANK([.F6];[.$F$4:.$F$75])" office:value-type="float" office:value="49" calcext:value-type="float">
            <text:p>49</text:p>
          </table:table-cell>
          <table:table-cell table:number-columns-repeated="1017"/>
        </table:table-row>
        <table:table-row table:style-name="ro3">
          <table:table-cell table:style-name="ce29" office:value-type="string" calcext:value-type="string">
            <text:p>Butte-Glenn CCD</text:p>
          </table:table-cell>
          <table:table-cell table:style-name="ce29" office:value-type="string" calcext:value-type="string">
            <text:p>Northern</text:p>
          </table:table-cell>
          <table:table-cell table:style-name="ce86" office:value-type="date" office:date-value="2016-07-01" calcext:value-type="date">
            <text:p>7/1/2016</text:p>
          </table:table-cell>
          <table:table-cell table:style-name="ce95" office:value-type="float" office:value="76.0606142857143" calcext:value-type="float">
            <text:p><text:s/>$76.06 </text:p>
          </table:table-cell>
          <table:table-cell table:style-name="ce96" table:formula="of:=RANK([.D7];[.$D$4:.$D$75])" office:value-type="float" office:value="53" calcext:value-type="float">
            <text:p>53</text:p>
          </table:table-cell>
          <table:table-cell table:style-name="ce95" office:value-type="float" office:value="91.0199714285714" calcext:value-type="float">
            <text:p><text:s/>$91.02 </text:p>
          </table:table-cell>
          <table:table-cell table:style-name="ce96" table:formula="of:=RANK([.F7];[.$F$4:.$F$75])" office:value-type="float" office:value="48" calcext:value-type="float">
            <text:p>48</text:p>
          </table:table-cell>
          <table:table-cell table:number-columns-repeated="1017"/>
        </table:table-row>
        <table:table-row table:style-name="ro3">
          <table:table-cell table:style-name="ce29" office:value-type="string" calcext:value-type="string">
            <text:p>Cabrillo CCD</text:p>
          </table:table-cell>
          <table:table-cell table:style-name="ce29" office:value-type="string" calcext:value-type="string">
            <text:p>Bay Area</text:p>
          </table:table-cell>
          <table:table-cell table:style-name="ce87" office:value-type="string" calcext:value-type="string">
            <text:p>2016-17</text:p>
          </table:table-cell>
          <table:table-cell table:style-name="ce95" office:value-type="float" office:value="79.1085714285714" calcext:value-type="float">
            <text:p><text:s/>$79.11 </text:p>
          </table:table-cell>
          <table:table-cell table:style-name="ce96" table:formula="of:=RANK([.D8];[.$D$4:.$D$75])" office:value-type="float" office:value="42" calcext:value-type="float">
            <text:p>42</text:p>
          </table:table-cell>
          <table:table-cell table:style-name="ce95" office:value-type="float" office:value="93.0385714285714" calcext:value-type="float">
            <text:p><text:s/>$93.04 </text:p>
          </table:table-cell>
          <table:table-cell table:style-name="ce96" table:formula="of:=RANK([.F8];[.$F$4:.$F$75])" office:value-type="float" office:value="39" calcext:value-type="float">
            <text:p>39</text:p>
          </table:table-cell>
          <table:table-cell table:number-columns-repeated="1017"/>
        </table:table-row>
        <table:table-row table:style-name="ro3">
          <table:table-cell table:style-name="ce29" office:value-type="string" calcext:value-type="string">
            <text:p>Cerritos CCD</text:p>
          </table:table-cell>
          <table:table-cell table:style-name="ce29" office:value-type="string" calcext:value-type="string">
            <text:p>Southern</text:p>
          </table:table-cell>
          <table:table-cell table:style-name="ce86" office:value-type="string" calcext:value-type="string">
            <text:p>2016-17</text:p>
          </table:table-cell>
          <table:table-cell table:style-name="ce95" office:value-type="float" office:value="90.3385714285714" calcext:value-type="float">
            <text:p><text:s/>$90.34 </text:p>
          </table:table-cell>
          <table:table-cell table:style-name="ce96" table:formula="of:=RANK([.D9];[.$D$4:.$D$75])" office:value-type="float" office:value="14" calcext:value-type="float">
            <text:p>14</text:p>
          </table:table-cell>
          <table:table-cell table:style-name="ce95" office:value-type="float" office:value="107.932857142857" calcext:value-type="float">
            <text:p><text:s/>$107.93 </text:p>
          </table:table-cell>
          <table:table-cell table:style-name="ce96" table:formula="of:=RANK([.F9];[.$F$4:.$F$75])" office:value-type="float" office:value="9" calcext:value-type="float">
            <text:p>9</text:p>
          </table:table-cell>
          <table:table-cell table:number-columns-repeated="1017"/>
        </table:table-row>
        <table:table-row table:style-name="ro3">
          <table:table-cell table:style-name="ce29" office:value-type="string" calcext:value-type="string">
            <text:p>Chabot CCD</text:p>
          </table:table-cell>
          <table:table-cell table:style-name="ce29" office:value-type="string" calcext:value-type="string">
            <text:p>Bay Area</text:p>
          </table:table-cell>
          <table:table-cell table:style-name="ce87" office:value-type="string" calcext:value-type="string">
            <text:p>2016-17</text:p>
          </table:table-cell>
          <table:table-cell table:style-name="ce95" office:value-type="float" office:value="86.04" calcext:value-type="float">
            <text:p><text:s/>$86.04 </text:p>
          </table:table-cell>
          <table:table-cell table:style-name="ce96" table:formula="of:=RANK([.D10];[.$D$4:.$D$75])" office:value-type="float" office:value="17" calcext:value-type="float">
            <text:p>17</text:p>
          </table:table-cell>
          <table:table-cell table:style-name="ce95" office:value-type="float" office:value="102.464285714286" calcext:value-type="float">
            <text:p><text:s/>$102.46 </text:p>
          </table:table-cell>
          <table:table-cell table:style-name="ce96" table:formula="of:=RANK([.F10];[.$F$4:.$F$75])" office:value-type="float" office:value="14" calcext:value-type="float">
            <text:p>14</text:p>
          </table:table-cell>
          <table:table-cell table:number-columns-repeated="1017"/>
        </table:table-row>
        <table:table-row table:style-name="ro3">
          <table:table-cell table:style-name="ce29" office:value-type="string" calcext:value-type="string">
            <text:p>Chaffey CCD</text:p>
          </table:table-cell>
          <table:table-cell table:style-name="ce29" office:value-type="string" calcext:value-type="string">
            <text:p>Southern</text:p>
          </table:table-cell>
          <table:table-cell table:style-name="ce88" office:value-type="string" calcext:value-type="string">
            <text:p>2016-17</text:p>
          </table:table-cell>
          <table:table-cell table:style-name="ce95" office:value-type="float" office:value="85.1157142857143" calcext:value-type="float">
            <text:p><text:s/>$85.12 </text:p>
          </table:table-cell>
          <table:table-cell table:style-name="ce96" table:formula="of:=RANK([.D11];[.$D$4:.$D$75])" office:value-type="float" office:value="20" calcext:value-type="float">
            <text:p>20</text:p>
          </table:table-cell>
          <table:table-cell table:style-name="ce95" office:value-type="float" office:value="100.261428571429" calcext:value-type="float">
            <text:p><text:s/>$100.26 </text:p>
          </table:table-cell>
          <table:table-cell table:style-name="ce96" table:formula="of:=RANK([.F11];[.$F$4:.$F$75])" office:value-type="float" office:value="19" calcext:value-type="float">
            <text:p>19</text:p>
          </table:table-cell>
          <table:table-cell table:number-columns-repeated="1017"/>
        </table:table-row>
        <table:table-row table:style-name="ro3">
          <table:table-cell table:style-name="ce29" office:value-type="string" calcext:value-type="string">
            <text:p>Citrus CCD</text:p>
          </table:table-cell>
          <table:table-cell table:style-name="ce29" office:value-type="string" calcext:value-type="string">
            <text:p>Southern</text:p>
          </table:table-cell>
          <table:table-cell table:style-name="ce86" office:value-type="date" office:date-value="2017-01-01" calcext:value-type="date">
            <text:p>1/1/2017</text:p>
          </table:table-cell>
          <table:table-cell table:style-name="ce95" office:value-type="float" office:value="83.7371428571429" calcext:value-type="float">
            <text:p><text:s/>$83.74 </text:p>
          </table:table-cell>
          <table:table-cell table:style-name="ce96" table:formula="of:=RANK([.D12];[.$D$4:.$D$75])" office:value-type="float" office:value="24" calcext:value-type="float">
            <text:p>24</text:p>
          </table:table-cell>
          <table:table-cell table:style-name="ce95" office:value-type="float" office:value="91.9657142857143" calcext:value-type="float">
            <text:p><text:s/>$91.97 </text:p>
          </table:table-cell>
          <table:table-cell table:style-name="ce96" table:formula="of:=RANK([.F12];[.$F$4:.$F$75])" office:value-type="float" office:value="42" calcext:value-type="float">
            <text:p>42</text:p>
          </table:table-cell>
          <table:table-cell table:number-columns-repeated="1017"/>
        </table:table-row>
        <table:table-row table:style-name="ro3">
          <table:table-cell table:style-name="ce29" office:value-type="string" calcext:value-type="string">
            <text:p>Coast CCD</text:p>
          </table:table-cell>
          <table:table-cell table:style-name="ce29" office:value-type="string" calcext:value-type="string">
            <text:p>Southern</text:p>
          </table:table-cell>
          <table:table-cell table:style-name="ce89" office:value-type="date" office:date-value="2016-07-01" calcext:value-type="date">
            <text:p>7/1/2016</text:p>
          </table:table-cell>
          <table:table-cell table:style-name="ce95" office:value-type="float" office:value="80.0185714285714" calcext:value-type="float">
            <text:p><text:s/>$80.02 </text:p>
          </table:table-cell>
          <table:table-cell table:style-name="ce96" table:formula="of:=RANK([.D13];[.$D$4:.$D$75])" office:value-type="float" office:value="36" calcext:value-type="float">
            <text:p>36</text:p>
          </table:table-cell>
          <table:table-cell table:style-name="ce95" office:value-type="float" office:value="94.1142857142857" calcext:value-type="float">
            <text:p><text:s/>$94.11 </text:p>
          </table:table-cell>
          <table:table-cell table:style-name="ce96" table:formula="of:=RANK([.F13];[.$F$4:.$F$75])" office:value-type="float" office:value="34" calcext:value-type="float">
            <text:p>34</text:p>
          </table:table-cell>
          <table:table-cell table:number-columns-repeated="1017"/>
        </table:table-row>
        <table:table-row table:style-name="ro3">
          <table:table-cell table:style-name="ce29" office:value-type="string" calcext:value-type="string">
            <text:p>Compton CCD</text:p>
          </table:table-cell>
          <table:table-cell table:style-name="ce29" office:value-type="string" calcext:value-type="string">
            <text:p>Southern</text:p>
          </table:table-cell>
          <table:table-cell table:style-name="ce86" office:value-type="date" office:date-value="2016-07-01" calcext:value-type="date">
            <text:p>7/1/2016</text:p>
          </table:table-cell>
          <table:table-cell table:style-name="ce95" office:value-type="float" office:value="85.0042857142857" calcext:value-type="float">
            <text:p><text:s/>$85.00 </text:p>
          </table:table-cell>
          <table:table-cell table:style-name="ce96" table:formula="of:=RANK([.D14];[.$D$4:.$D$75])" office:value-type="float" office:value="21" calcext:value-type="float">
            <text:p>21</text:p>
          </table:table-cell>
          <table:table-cell table:style-name="ce95" office:value-type="float" office:value="94.0514285714286" calcext:value-type="float">
            <text:p><text:s/>$94.05 </text:p>
          </table:table-cell>
          <table:table-cell table:style-name="ce96" table:formula="of:=RANK([.F14];[.$F$4:.$F$75])" office:value-type="float" office:value="35" calcext:value-type="float">
            <text:p>35</text:p>
          </table:table-cell>
          <table:table-cell table:number-columns-repeated="1017"/>
        </table:table-row>
        <table:table-row table:style-name="ro3">
          <table:table-cell table:style-name="ce29" office:value-type="string" calcext:value-type="string">
            <text:p>Contra Costa CCD</text:p>
          </table:table-cell>
          <table:table-cell table:style-name="ce29" office:value-type="string" calcext:value-type="string">
            <text:p>Bay Area</text:p>
          </table:table-cell>
          <table:table-cell table:style-name="ce90" office:value-type="string" calcext:value-type="string">
            <text:p>2016-17</text:p>
          </table:table-cell>
          <table:table-cell table:style-name="ce95" office:value-type="float" office:value="83.5028571428571" calcext:value-type="float">
            <text:p><text:s/>$83.50 </text:p>
          </table:table-cell>
          <table:table-cell table:style-name="ce96" table:formula="of:=RANK([.D15];[.$D$4:.$D$75])" office:value-type="float" office:value="25" calcext:value-type="float">
            <text:p>25</text:p>
          </table:table-cell>
          <table:table-cell table:style-name="ce95" office:value-type="float" office:value="91.0971428571429" calcext:value-type="float">
            <text:p><text:s/>$91.10 </text:p>
          </table:table-cell>
          <table:table-cell table:style-name="ce96" table:formula="of:=RANK([.F15];[.$F$4:.$F$75])" office:value-type="float" office:value="46" calcext:value-type="float">
            <text:p>46</text:p>
          </table:table-cell>
          <table:table-cell table:number-columns-repeated="1017"/>
        </table:table-row>
        <table:table-row table:style-name="ro3">
          <table:table-cell table:style-name="ce29" office:value-type="string" calcext:value-type="string">
            <text:p>Copper Mt CCD</text:p>
          </table:table-cell>
          <table:table-cell table:style-name="ce29" office:value-type="string" calcext:value-type="string">
            <text:p>Southern</text:p>
          </table:table-cell>
          <table:table-cell table:style-name="ce86" office:value-type="date" office:date-value="2016-07-01" calcext:value-type="date">
            <text:p>7/1/2016</text:p>
          </table:table-cell>
          <table:table-cell table:style-name="ce95" office:value-type="float" office:value="70.7632857142857" calcext:value-type="float">
            <text:p><text:s/>$70.76 </text:p>
          </table:table-cell>
          <table:table-cell table:style-name="ce96" table:formula="of:=RANK([.D16];[.$D$4:.$D$75])" office:value-type="float" office:value="67" calcext:value-type="float">
            <text:p>67</text:p>
          </table:table-cell>
          <table:table-cell table:style-name="ce95" office:value-type="float" office:value="83.5819" calcext:value-type="float">
            <text:p><text:s/>$83.58 </text:p>
          </table:table-cell>
          <table:table-cell table:style-name="ce96" table:formula="of:=RANK([.F16];[.$F$4:.$F$75])" office:value-type="float" office:value="64" calcext:value-type="float">
            <text:p>64</text:p>
          </table:table-cell>
          <table:table-cell table:number-columns-repeated="1017"/>
        </table:table-row>
        <table:table-row table:style-name="ro3">
          <table:table-cell table:style-name="ce29" office:value-type="string" calcext:value-type="string">
            <text:p>Desert CCD</text:p>
          </table:table-cell>
          <table:table-cell table:style-name="ce29" office:value-type="string" calcext:value-type="string">
            <text:p>Southern</text:p>
          </table:table-cell>
          <table:table-cell table:style-name="ce86" office:value-type="string" calcext:value-type="string">
            <text:p>FY2017</text:p>
          </table:table-cell>
          <table:table-cell table:style-name="ce95" office:value-type="float" office:value="90.8276142857143" calcext:value-type="float">
            <text:p><text:s/>$90.83 </text:p>
          </table:table-cell>
          <table:table-cell table:style-name="ce96" table:formula="of:=RANK([.D17];[.$D$4:.$D$75])" office:value-type="float" office:value="13" calcext:value-type="float">
            <text:p>13</text:p>
          </table:table-cell>
          <table:table-cell table:style-name="ce95" office:value-type="float" office:value="106.832071428571" calcext:value-type="float">
            <text:p><text:s/>$106.83 </text:p>
          </table:table-cell>
          <table:table-cell table:style-name="ce96" table:formula="of:=RANK([.F17];[.$F$4:.$F$75])" office:value-type="float" office:value="11" calcext:value-type="float">
            <text:p>11</text:p>
          </table:table-cell>
          <table:table-cell table:number-columns-repeated="1017"/>
        </table:table-row>
        <table:table-row table:style-name="ro3">
          <table:table-cell table:style-name="ce29" office:value-type="string" calcext:value-type="string">
            <text:p>El Camino CCD</text:p>
          </table:table-cell>
          <table:table-cell table:style-name="ce29" office:value-type="string" calcext:value-type="string">
            <text:p>Southern</text:p>
          </table:table-cell>
          <table:table-cell table:style-name="ce86" office:value-type="date" office:date-value="2017-01-01" calcext:value-type="date">
            <text:p>1/1/2017</text:p>
          </table:table-cell>
          <table:table-cell table:style-name="ce95" office:value-type="float" office:value="93.6785714285714" calcext:value-type="float">
            <text:p><text:s/>$93.68 </text:p>
          </table:table-cell>
          <table:table-cell table:style-name="ce96" table:formula="of:=RANK([.D18];[.$D$4:.$D$75])" office:value-type="float" office:value="9" calcext:value-type="float">
            <text:p>9</text:p>
          </table:table-cell>
          <table:table-cell table:style-name="ce95" office:value-type="float" office:value="108.991428571429" calcext:value-type="float">
            <text:p><text:s/>$108.99 </text:p>
          </table:table-cell>
          <table:table-cell table:style-name="ce96" table:formula="of:=RANK([.F18];[.$F$4:.$F$75])" office:value-type="float" office:value="6" calcext:value-type="float">
            <text:p>6</text:p>
          </table:table-cell>
          <table:table-cell table:number-columns-repeated="1017"/>
        </table:table-row>
        <table:table-row table:style-name="ro3">
          <table:table-cell table:style-name="ce29" office:value-type="string" calcext:value-type="string">
            <text:p>Feather River CCD</text:p>
          </table:table-cell>
          <table:table-cell table:style-name="ce29" office:value-type="string" calcext:value-type="string">
            <text:p>Northern</text:p>
          </table:table-cell>
          <table:table-cell table:style-name="ce91" office:value-type="string" calcext:value-type="string">
            <text:p>2016-17</text:p>
          </table:table-cell>
          <table:table-cell table:style-name="ce95" office:value-type="float" office:value="75.4114285714286" calcext:value-type="float">
            <text:p><text:s/>$75.41 </text:p>
          </table:table-cell>
          <table:table-cell table:style-name="ce96" table:formula="of:=RANK([.D19];[.$D$4:.$D$75])" office:value-type="float" office:value="57" calcext:value-type="float">
            <text:p>57</text:p>
          </table:table-cell>
          <table:table-cell table:style-name="ce95" office:value-type="float" office:value="90.1428571428571" calcext:value-type="float">
            <text:p><text:s/>$90.14 </text:p>
          </table:table-cell>
          <table:table-cell table:style-name="ce96" table:formula="of:=RANK([.F19];[.$F$4:.$F$75])" office:value-type="float" office:value="50" calcext:value-type="float">
            <text:p>50</text:p>
          </table:table-cell>
          <table:table-cell table:number-columns-repeated="1017"/>
        </table:table-row>
        <table:table-row table:style-name="ro3">
          <table:table-cell table:style-name="ce29" office:value-type="string" calcext:value-type="string">
            <text:p>Foothill-Deanza CCD</text:p>
          </table:table-cell>
          <table:table-cell table:style-name="ce29" office:value-type="string" calcext:value-type="string">
            <text:p>Bay Area</text:p>
          </table:table-cell>
          <table:table-cell table:style-name="ce90" office:value-type="string" calcext:value-type="string">
            <text:p>2016-17</text:p>
          </table:table-cell>
          <table:table-cell table:style-name="ce95" office:value-type="float" office:value="85.8871428571429" calcext:value-type="float">
            <text:p><text:s/>$85.89 </text:p>
          </table:table-cell>
          <table:table-cell table:style-name="ce96" table:formula="of:=RANK([.D20];[.$D$4:.$D$75])" office:value-type="float" office:value="18" calcext:value-type="float">
            <text:p>18</text:p>
          </table:table-cell>
          <table:table-cell table:style-name="ce95" office:value-type="float" office:value="103.342142857143" calcext:value-type="float">
            <text:p><text:s/>$103.34 </text:p>
          </table:table-cell>
          <table:table-cell table:style-name="ce96" table:formula="of:=RANK([.F20];[.$F$4:.$F$75])" office:value-type="float" office:value="13" calcext:value-type="float">
            <text:p>13</text:p>
          </table:table-cell>
          <table:table-cell table:number-columns-repeated="1017"/>
        </table:table-row>
        <table:table-row table:style-name="ro3">
          <table:table-cell table:style-name="ce29" office:value-type="string" calcext:value-type="string">
            <text:p>Gavilan CCD</text:p>
          </table:table-cell>
          <table:table-cell table:style-name="ce29" office:value-type="string" calcext:value-type="string">
            <text:p>Central</text:p>
          </table:table-cell>
          <table:table-cell table:style-name="ce86" office:value-type="string" calcext:value-type="string">
            <text:p>2016-17</text:p>
          </table:table-cell>
          <table:table-cell table:style-name="ce95" office:value-type="float" office:value="85.2545714285714" calcext:value-type="float">
            <text:p><text:s/>$85.25 </text:p>
          </table:table-cell>
          <table:table-cell table:style-name="ce96" table:formula="of:=RANK([.D21];[.$D$4:.$D$75])" office:value-type="float" office:value="19" calcext:value-type="float">
            <text:p>19</text:p>
          </table:table-cell>
          <table:table-cell table:style-name="ce95" office:value-type="float" office:value="98.9947714285714" calcext:value-type="float">
            <text:p><text:s/>$98.99 </text:p>
          </table:table-cell>
          <table:table-cell table:style-name="ce96" table:formula="of:=RANK([.F21];[.$F$4:.$F$75])" office:value-type="float" office:value="20" calcext:value-type="float">
            <text:p>20</text:p>
          </table:table-cell>
          <table:table-cell table:number-columns-repeated="1017"/>
        </table:table-row>
        <table:table-row table:style-name="ro3">
          <table:table-cell table:style-name="ce29" office:value-type="string" calcext:value-type="string">
            <text:p>Glendale CCD</text:p>
          </table:table-cell>
          <table:table-cell table:style-name="ce29" office:value-type="string" calcext:value-type="string">
            <text:p>Southern</text:p>
          </table:table-cell>
          <table:table-cell table:style-name="ce86" office:value-type="date" office:date-value="2016-07-01" calcext:value-type="date">
            <text:p>7/1/2016</text:p>
          </table:table-cell>
          <table:table-cell table:style-name="ce95" office:value-type="float" office:value="86.65" calcext:value-type="float">
            <text:p><text:s/>$86.65 </text:p>
          </table:table-cell>
          <table:table-cell table:style-name="ce96" table:formula="of:=RANK([.D22];[.$D$4:.$D$75])" office:value-type="float" office:value="16" calcext:value-type="float">
            <text:p>16</text:p>
          </table:table-cell>
          <table:table-cell table:style-name="ce95" office:value-type="float" office:value="100.382857142857" calcext:value-type="float">
            <text:p><text:s/>$100.38 </text:p>
          </table:table-cell>
          <table:table-cell table:style-name="ce96" table:formula="of:=RANK([.F22];[.$F$4:.$F$75])" office:value-type="float" office:value="18" calcext:value-type="float">
            <text:p>18</text:p>
          </table:table-cell>
          <table:table-cell table:number-columns-repeated="1017"/>
        </table:table-row>
        <table:table-row table:style-name="ro3">
          <table:table-cell table:style-name="ce29" office:value-type="string" calcext:value-type="string">
            <text:p>Grossmont-Cuyamaca CCD</text:p>
          </table:table-cell>
          <table:table-cell table:style-name="ce29" office:value-type="string" calcext:value-type="string">
            <text:p>Southern</text:p>
          </table:table-cell>
          <table:table-cell table:style-name="ce86" office:value-type="date" office:date-value="2016-01-01" calcext:value-type="date">
            <text:p>1/1/2016</text:p>
          </table:table-cell>
          <table:table-cell table:style-name="ce95" office:value-type="float" office:value="73.2557142857143" calcext:value-type="float">
            <text:p><text:s/>$73.26 </text:p>
          </table:table-cell>
          <table:table-cell table:style-name="ce96" table:formula="of:=RANK([.D23];[.$D$4:.$D$75])" office:value-type="float" office:value="62" calcext:value-type="float">
            <text:p>62</text:p>
          </table:table-cell>
          <table:table-cell table:style-name="ce95" office:value-type="float" office:value="81.1757142857143" calcext:value-type="float">
            <text:p><text:s/>$81.18 </text:p>
          </table:table-cell>
          <table:table-cell table:style-name="ce96" table:formula="of:=RANK([.F23];[.$F$4:.$F$75])" office:value-type="float" office:value="69" calcext:value-type="float">
            <text:p>69</text:p>
          </table:table-cell>
          <table:table-cell table:number-columns-repeated="1017"/>
        </table:table-row>
        <table:table-row table:style-name="ro3">
          <table:table-cell table:style-name="ce29" office:value-type="string" calcext:value-type="string">
            <text:p>Hartnell CCD</text:p>
          </table:table-cell>
          <table:table-cell table:style-name="ce29" office:value-type="string" calcext:value-type="string">
            <text:p>Bay Area</text:p>
          </table:table-cell>
          <table:table-cell table:style-name="ce88" office:value-type="string" calcext:value-type="string">
            <text:p>2016-17</text:p>
          </table:table-cell>
          <table:table-cell table:style-name="ce95" office:value-type="float" office:value="77.6157142857143" calcext:value-type="float">
            <text:p><text:s/>$77.62 </text:p>
          </table:table-cell>
          <table:table-cell table:style-name="ce96" table:formula="of:=RANK([.D24];[.$D$4:.$D$75])" office:value-type="float" office:value="47" calcext:value-type="float">
            <text:p>47</text:p>
          </table:table-cell>
          <table:table-cell table:style-name="ce95" office:value-type="float" office:value="93.0442857142857" calcext:value-type="float">
            <text:p><text:s/>$93.04 </text:p>
          </table:table-cell>
          <table:table-cell table:style-name="ce96" table:formula="of:=RANK([.F24];[.$F$4:.$F$75])" office:value-type="float" office:value="38" calcext:value-type="float">
            <text:p>38</text:p>
          </table:table-cell>
          <table:table-cell table:number-columns-repeated="1017"/>
        </table:table-row>
        <table:table-row table:style-name="ro3">
          <table:table-cell table:style-name="ce29" office:value-type="string" calcext:value-type="string">
            <text:p>Imperial CCD</text:p>
          </table:table-cell>
          <table:table-cell table:style-name="ce29" office:value-type="string" calcext:value-type="string">
            <text:p>Southern</text:p>
          </table:table-cell>
          <table:table-cell table:style-name="ce86" office:value-type="date" office:date-value="2016-07-01" calcext:value-type="date">
            <text:p>7/1/2016</text:p>
          </table:table-cell>
          <table:table-cell table:style-name="ce95" office:value-type="float" office:value="73.5328571428571" calcext:value-type="float">
            <text:p><text:s/>$73.53 </text:p>
          </table:table-cell>
          <table:table-cell table:style-name="ce96" table:formula="of:=RANK([.D25];[.$D$4:.$D$75])" office:value-type="float" office:value="61" calcext:value-type="float">
            <text:p>61</text:p>
          </table:table-cell>
          <table:table-cell table:style-name="ce95" office:value-type="float" office:value="82.7614285714286" calcext:value-type="float">
            <text:p><text:s/>$82.76 </text:p>
          </table:table-cell>
          <table:table-cell table:style-name="ce96" table:formula="of:=RANK([.F25];[.$F$4:.$F$75])" office:value-type="float" office:value="68" calcext:value-type="float">
            <text:p>68</text:p>
          </table:table-cell>
          <table:table-cell table:number-columns-repeated="1017"/>
        </table:table-row>
        <table:table-row table:style-name="ro3">
          <table:table-cell table:style-name="ce29" office:value-type="string" calcext:value-type="string">
            <text:p>Kern CCD</text:p>
          </table:table-cell>
          <table:table-cell table:style-name="ce29" office:value-type="string" calcext:value-type="string">
            <text:p>Central</text:p>
          </table:table-cell>
          <table:table-cell table:style-name="ce86" office:value-type="date" office:date-value="2016-07-01" calcext:value-type="date">
            <text:p>7/1/2016</text:p>
          </table:table-cell>
          <table:table-cell table:style-name="ce95" office:value-type="float" office:value="99.734" calcext:value-type="float">
            <text:p><text:s/>$99.73 </text:p>
          </table:table-cell>
          <table:table-cell table:style-name="ce96" table:formula="of:=RANK([.D26];[.$D$4:.$D$75])" office:value-type="float" office:value="2" calcext:value-type="float">
            <text:p>2</text:p>
          </table:table-cell>
          <table:table-cell table:style-name="ce95" office:value-type="float" office:value="110.087657142857" calcext:value-type="float">
            <text:p><text:s/>$110.09 </text:p>
          </table:table-cell>
          <table:table-cell table:style-name="ce96" table:formula="of:=RANK([.F26];[.$F$4:.$F$75])" office:value-type="float" office:value="5" calcext:value-type="float">
            <text:p>5</text:p>
          </table:table-cell>
          <table:table-cell table:number-columns-repeated="1017"/>
        </table:table-row>
        <table:table-row table:style-name="ro3">
          <table:table-cell table:style-name="ce29" office:value-type="string" calcext:value-type="string">
            <text:p>Lake Tahoe CCD</text:p>
          </table:table-cell>
          <table:table-cell table:style-name="ce29" office:value-type="string" calcext:value-type="string">
            <text:p>Central</text:p>
          </table:table-cell>
          <table:table-cell table:style-name="ce86" office:value-type="string" calcext:value-type="string">
            <text:p>2016-17</text:p>
          </table:table-cell>
          <table:table-cell table:style-name="ce95" office:value-type="float" office:value="77.0428571428571" calcext:value-type="float">
            <text:p><text:s/>$77.04 </text:p>
          </table:table-cell>
          <table:table-cell table:style-name="ce96" table:formula="of:=RANK([.D27];[.$D$4:.$D$75])" office:value-type="float" office:value="50" calcext:value-type="float">
            <text:p>50</text:p>
          </table:table-cell>
          <table:table-cell table:style-name="ce95" office:value-type="float" office:value="90.0328571428571" calcext:value-type="float">
            <text:p><text:s/>$90.03 </text:p>
          </table:table-cell>
          <table:table-cell table:style-name="ce96" table:formula="of:=RANK([.F27];[.$F$4:.$F$75])" office:value-type="float" office:value="53" calcext:value-type="float">
            <text:p>53</text:p>
          </table:table-cell>
          <table:table-cell table:number-columns-repeated="1017"/>
        </table:table-row>
        <table:table-row table:style-name="ro3">
          <table:table-cell table:style-name="ce29" office:value-type="string" calcext:value-type="string">
            <text:p>Lassen CCD</text:p>
          </table:table-cell>
          <table:table-cell table:style-name="ce29" office:value-type="string" calcext:value-type="string">
            <text:p>Northern</text:p>
          </table:table-cell>
          <table:table-cell table:style-name="ce88" office:value-type="string" calcext:value-type="string">
            <text:p>2016-17</text:p>
          </table:table-cell>
          <table:table-cell table:style-name="ce95" office:value-type="float" office:value="78.1242857142857" calcext:value-type="float">
            <text:p><text:s/>$78.12 </text:p>
          </table:table-cell>
          <table:table-cell table:style-name="ce96" table:formula="of:=RANK([.D28];[.$D$4:.$D$75])" office:value-type="float" office:value="45" calcext:value-type="float">
            <text:p>45</text:p>
          </table:table-cell>
          <table:table-cell table:style-name="ce95" office:value-type="float" office:value="94.21" calcext:value-type="float">
            <text:p><text:s/>$94.21 </text:p>
          </table:table-cell>
          <table:table-cell table:style-name="ce96" table:formula="of:=RANK([.F28];[.$F$4:.$F$75])" office:value-type="float" office:value="32" calcext:value-type="float">
            <text:p>32</text:p>
          </table:table-cell>
          <table:table-cell table:number-columns-repeated="1017"/>
        </table:table-row>
        <table:table-row table:style-name="ro3">
          <table:table-cell table:style-name="ce29" office:value-type="string" calcext:value-type="string">
            <text:p>Long Beach CCD</text:p>
          </table:table-cell>
          <table:table-cell table:style-name="ce29" office:value-type="string" calcext:value-type="string">
            <text:p>Southern</text:p>
          </table:table-cell>
          <table:table-cell table:style-name="ce86" office:value-type="date" office:date-value="2015-07-01" calcext:value-type="date">
            <text:p>7/1/2015</text:p>
          </table:table-cell>
          <table:table-cell table:style-name="ce95" office:value-type="float" office:value="93.7491714285714" calcext:value-type="float">
            <text:p><text:s/>$93.75 </text:p>
          </table:table-cell>
          <table:table-cell table:style-name="ce96" table:formula="of:=RANK([.D29];[.$D$4:.$D$75])" office:value-type="float" office:value="8" calcext:value-type="float">
            <text:p>8</text:p>
          </table:table-cell>
          <table:table-cell table:style-name="ce95" office:value-type="float" office:value="107.781114285714" calcext:value-type="float">
            <text:p><text:s/>$107.78 </text:p>
          </table:table-cell>
          <table:table-cell table:style-name="ce96" table:formula="of:=RANK([.F29];[.$F$4:.$F$75])" office:value-type="float" office:value="10" calcext:value-type="float">
            <text:p>10</text:p>
          </table:table-cell>
          <table:table-cell table:number-columns-repeated="1017"/>
        </table:table-row>
        <table:table-row table:style-name="ro3">
          <table:table-cell table:style-name="ce29" office:value-type="string" calcext:value-type="string">
            <text:p>Los Angeles CCD</text:p>
          </table:table-cell>
          <table:table-cell table:style-name="ce29" office:value-type="string" calcext:value-type="string">
            <text:p>Southern</text:p>
          </table:table-cell>
          <table:table-cell table:style-name="ce89" office:value-type="string" calcext:value-type="string">
            <text:p>2016-17</text:p>
          </table:table-cell>
          <table:table-cell table:style-name="ce95" office:value-type="float" office:value="82" calcext:value-type="float">
            <text:p><text:s/>$82.00 </text:p>
          </table:table-cell>
          <table:table-cell table:style-name="ce96" table:formula="of:=RANK([.D30];[.$D$4:.$D$75])" office:value-type="float" office:value="33" calcext:value-type="float">
            <text:p>33</text:p>
          </table:table-cell>
          <table:table-cell table:style-name="ce95" office:value-type="float" office:value="94.4714285714286" calcext:value-type="float">
            <text:p><text:s/>$94.47 </text:p>
          </table:table-cell>
          <table:table-cell table:style-name="ce96" table:formula="of:=RANK([.F30];[.$F$4:.$F$75])" office:value-type="float" office:value="30" calcext:value-type="float">
            <text:p>30</text:p>
          </table:table-cell>
          <table:table-cell table:number-columns-repeated="1017"/>
        </table:table-row>
        <table:table-row table:style-name="ro3">
          <table:table-cell table:style-name="ce29" office:value-type="string" calcext:value-type="string">
            <text:p>Los Rios CCD</text:p>
          </table:table-cell>
          <table:table-cell table:style-name="ce29" office:value-type="string" calcext:value-type="string">
            <text:p>Northern</text:p>
          </table:table-cell>
          <table:table-cell table:style-name="ce89" office:value-type="string" calcext:value-type="string">
            <text:p>2016-17</text:p>
          </table:table-cell>
          <table:table-cell table:style-name="ce95" office:value-type="float" office:value="69.3357142857143" calcext:value-type="float">
            <text:p><text:s/>$69.34 </text:p>
          </table:table-cell>
          <table:table-cell table:style-name="ce96" table:formula="of:=RANK([.D31];[.$D$4:.$D$75])" office:value-type="float" office:value="70" calcext:value-type="float">
            <text:p>70</text:p>
          </table:table-cell>
          <table:table-cell table:style-name="ce95" office:value-type="float" office:value="81.1128571428571" calcext:value-type="float">
            <text:p><text:s/>$81.11 </text:p>
          </table:table-cell>
          <table:table-cell table:style-name="ce96" table:formula="of:=RANK([.F31];[.$F$4:.$F$75])" office:value-type="float" office:value="70" calcext:value-type="float">
            <text:p>70</text:p>
          </table:table-cell>
          <table:table-cell table:number-columns-repeated="1017"/>
        </table:table-row>
        <table:table-row table:style-name="ro3">
          <table:table-cell table:style-name="ce29" office:value-type="string" calcext:value-type="string">
            <text:p>Marin CCD</text:p>
          </table:table-cell>
          <table:table-cell table:style-name="ce29" office:value-type="string" calcext:value-type="string">
            <text:p>Bay Area</text:p>
          </table:table-cell>
          <table:table-cell table:style-name="ce86" office:value-type="date" office:date-value="2016-01-01" calcext:value-type="date">
            <text:p>1/1/2016</text:p>
          </table:table-cell>
          <table:table-cell table:style-name="ce95" office:value-type="float" office:value="84.3771428571429" calcext:value-type="float">
            <text:p><text:s/>$84.38 </text:p>
          </table:table-cell>
          <table:table-cell table:style-name="ce96" table:formula="of:=RANK([.D32];[.$D$4:.$D$75])" office:value-type="float" office:value="22" calcext:value-type="float">
            <text:p>22</text:p>
          </table:table-cell>
          <table:table-cell table:style-name="ce95" office:value-type="float" office:value="96.8571428571429" calcext:value-type="float">
            <text:p><text:s/>$96.86 </text:p>
          </table:table-cell>
          <table:table-cell table:style-name="ce96" table:formula="of:=RANK([.F32];[.$F$4:.$F$75])" office:value-type="float" office:value="25" calcext:value-type="float">
            <text:p>25</text:p>
          </table:table-cell>
          <table:table-cell table:number-columns-repeated="1017"/>
        </table:table-row>
        <table:table-row table:style-name="ro3">
          <table:table-cell table:style-name="ce29" office:value-type="string" calcext:value-type="string">
            <text:p>Mendocino-Lake CCD</text:p>
          </table:table-cell>
          <table:table-cell table:style-name="ce29" office:value-type="string" calcext:value-type="string">
            <text:p>Northern</text:p>
          </table:table-cell>
          <table:table-cell table:style-name="ce86" office:value-type="date" office:date-value="2016-07-01" calcext:value-type="date">
            <text:p>7/1/2016</text:p>
          </table:table-cell>
          <table:table-cell table:style-name="ce95" office:value-type="float" office:value="79.4928571428572" calcext:value-type="float">
            <text:p><text:s/>$79.49 </text:p>
          </table:table-cell>
          <table:table-cell table:style-name="ce96" table:formula="of:=RANK([.D33];[.$D$4:.$D$75])" office:value-type="float" office:value="39" calcext:value-type="float">
            <text:p>39</text:p>
          </table:table-cell>
          <table:table-cell table:style-name="ce95" office:value-type="float" office:value="93.6528571428572" calcext:value-type="float">
            <text:p><text:s/>$93.65 </text:p>
          </table:table-cell>
          <table:table-cell table:style-name="ce96" table:formula="of:=RANK([.F33];[.$F$4:.$F$75])" office:value-type="float" office:value="36" calcext:value-type="float">
            <text:p>36</text:p>
          </table:table-cell>
          <table:table-cell table:number-columns-repeated="1017"/>
        </table:table-row>
        <table:table-row table:style-name="ro3">
          <table:table-cell table:style-name="ce29" office:value-type="string" calcext:value-type="string">
            <text:p>Merced CCD</text:p>
          </table:table-cell>
          <table:table-cell table:style-name="ce29" office:value-type="string" calcext:value-type="string">
            <text:p>Central</text:p>
          </table:table-cell>
          <table:table-cell table:style-name="ce86" office:value-type="date" office:date-value="2017-01-01" calcext:value-type="date">
            <text:p>1/1/2017</text:p>
          </table:table-cell>
          <table:table-cell table:style-name="ce95" office:value-type="float" office:value="72.6685714285714" calcext:value-type="float">
            <text:p><text:s/>$72.67 </text:p>
          </table:table-cell>
          <table:table-cell table:style-name="ce96" table:formula="of:=RANK([.D34];[.$D$4:.$D$75])" office:value-type="float" office:value="64" calcext:value-type="float">
            <text:p>64</text:p>
          </table:table-cell>
          <table:table-cell table:style-name="ce95" office:value-type="float" office:value="85.8714285714286" calcext:value-type="float">
            <text:p><text:s/>$85.87 </text:p>
          </table:table-cell>
          <table:table-cell table:style-name="ce96" table:formula="of:=RANK([.F34];[.$F$4:.$F$75])" office:value-type="float" office:value="61" calcext:value-type="float">
            <text:p>61</text:p>
          </table:table-cell>
          <table:table-cell table:number-columns-repeated="1017"/>
        </table:table-row>
        <table:table-row table:style-name="ro3">
          <table:table-cell table:style-name="ce29" office:value-type="string" calcext:value-type="string">
            <text:p>MiraCosta CCD</text:p>
          </table:table-cell>
          <table:table-cell table:style-name="ce29" office:value-type="string" calcext:value-type="string">
            <text:p>Southern</text:p>
          </table:table-cell>
          <table:table-cell table:style-name="ce91" office:value-type="string" calcext:value-type="string">
            <text:p>2016-17</text:p>
          </table:table-cell>
          <table:table-cell table:style-name="ce95" office:value-type="float" office:value="103.934285714286" calcext:value-type="float">
            <text:p><text:s/>$103.93 </text:p>
          </table:table-cell>
          <table:table-cell table:style-name="ce96" table:formula="of:=RANK([.D35];[.$D$4:.$D$75])" office:value-type="float" office:value="1" calcext:value-type="float">
            <text:p>1</text:p>
          </table:table-cell>
          <table:table-cell table:style-name="ce95" office:value-type="float" office:value="125.725714285714" calcext:value-type="float">
            <text:p><text:s/>$125.73 </text:p>
          </table:table-cell>
          <table:table-cell table:style-name="ce96" table:formula="of:=RANK([.F35];[.$F$4:.$F$75])" office:value-type="float" office:value="1" calcext:value-type="float">
            <text:p>1</text:p>
          </table:table-cell>
          <table:table-cell table:number-columns-repeated="1017"/>
        </table:table-row>
        <table:table-row table:style-name="ro3">
          <table:table-cell table:style-name="ce29" office:value-type="string" calcext:value-type="string">
            <text:p>Monterey Peninsula CCD</text:p>
          </table:table-cell>
          <table:table-cell table:style-name="ce29" office:value-type="string" calcext:value-type="string">
            <text:p>Bay Area</text:p>
          </table:table-cell>
          <table:table-cell table:style-name="ce86" office:value-type="string" calcext:value-type="string">
            <text:p>2016-17</text:p>
          </table:table-cell>
          <table:table-cell table:style-name="ce95" office:value-type="float" office:value="75.7971428571429" calcext:value-type="float">
            <text:p><text:s/>$75.80 </text:p>
          </table:table-cell>
          <table:table-cell table:style-name="ce96" table:formula="of:=RANK([.D36];[.$D$4:.$D$75])" office:value-type="float" office:value="55" calcext:value-type="float">
            <text:p>55</text:p>
          </table:table-cell>
          <table:table-cell table:style-name="ce95" office:value-type="float" office:value="88.7957142857143" calcext:value-type="float">
            <text:p><text:s/>$88.80 </text:p>
          </table:table-cell>
          <table:table-cell table:style-name="ce96" table:formula="of:=RANK([.F36];[.$F$4:.$F$75])" office:value-type="float" office:value="55" calcext:value-type="float">
            <text:p>55</text:p>
          </table:table-cell>
          <table:table-cell table:number-columns-repeated="1017"/>
        </table:table-row>
        <table:table-row table:style-name="ro3">
          <table:table-cell table:style-name="ce29" office:value-type="string" calcext:value-type="string">
            <text:p>Mt. San Antonio CCD</text:p>
          </table:table-cell>
          <table:table-cell table:style-name="ce29" office:value-type="string" calcext:value-type="string">
            <text:p>Southern</text:p>
          </table:table-cell>
          <table:table-cell table:style-name="ce92" office:value-type="string" calcext:value-type="string">
            <text:p>2014-2017</text:p>
          </table:table-cell>
          <table:table-cell table:style-name="ce95" office:value-type="float" office:value="92.2085714285714" calcext:value-type="float">
            <text:p><text:s/>$92.21 </text:p>
          </table:table-cell>
          <table:table-cell table:style-name="ce96" table:formula="of:=RANK([.D37];[.$D$4:.$D$75])" office:value-type="float" office:value="12" calcext:value-type="float">
            <text:p>12</text:p>
          </table:table-cell>
          <table:table-cell table:style-name="ce95" office:value-type="float" office:value="110.612857142857" calcext:value-type="float">
            <text:p><text:s/>$110.61 </text:p>
          </table:table-cell>
          <table:table-cell table:style-name="ce96" table:formula="of:=RANK([.F37];[.$F$4:.$F$75])" office:value-type="float" office:value="4" calcext:value-type="float">
            <text:p>4</text:p>
          </table:table-cell>
          <table:table-cell table:number-columns-repeated="1017"/>
        </table:table-row>
        <table:table-row table:style-name="ro3">
          <table:table-cell table:style-name="ce29" office:value-type="string" calcext:value-type="string">
            <text:p>Mt. San Jacinto CCD</text:p>
          </table:table-cell>
          <table:table-cell table:style-name="ce29" office:value-type="string" calcext:value-type="string">
            <text:p>Southern</text:p>
          </table:table-cell>
          <table:table-cell table:style-name="ce86" office:value-type="date" office:date-value="2016-07-01" calcext:value-type="date">
            <text:p>7/1/2016</text:p>
          </table:table-cell>
          <table:table-cell table:style-name="ce95" office:value-type="float" office:value="76.2888228571429" calcext:value-type="float">
            <text:p><text:s/>$76.29 </text:p>
          </table:table-cell>
          <table:table-cell table:style-name="ce96" table:formula="of:=RANK([.D38];[.$D$4:.$D$75])" office:value-type="float" office:value="52" calcext:value-type="float">
            <text:p>52</text:p>
          </table:table-cell>
          <table:table-cell table:style-name="ce95" office:value-type="float" office:value="85.8637857142857" calcext:value-type="float">
            <text:p><text:s/>$85.86 </text:p>
          </table:table-cell>
          <table:table-cell table:style-name="ce96" table:formula="of:=RANK([.F38];[.$F$4:.$F$75])" office:value-type="float" office:value="62" calcext:value-type="float">
            <text:p>62</text:p>
          </table:table-cell>
          <table:table-cell table:number-columns-repeated="1017"/>
        </table:table-row>
        <table:table-row table:style-name="ro3">
          <table:table-cell table:style-name="ce29" office:value-type="string" calcext:value-type="string">
            <text:p>Napa Valley CCD</text:p>
          </table:table-cell>
          <table:table-cell table:style-name="ce29" office:value-type="string" calcext:value-type="string">
            <text:p>Northern</text:p>
          </table:table-cell>
          <table:table-cell table:style-name="ce88" office:value-type="string" calcext:value-type="string">
            <text:p>2016-17</text:p>
          </table:table-cell>
          <table:table-cell table:style-name="ce95" office:value-type="float" office:value="69.4971428571429" calcext:value-type="float">
            <text:p><text:s/>$69.50 </text:p>
          </table:table-cell>
          <table:table-cell table:style-name="ce96" table:formula="of:=RANK([.D39];[.$D$4:.$D$75])" office:value-type="float" office:value="69" calcext:value-type="float">
            <text:p>69</text:p>
          </table:table-cell>
          <table:table-cell table:style-name="ce95" office:value-type="float" office:value="86.1771428571429" calcext:value-type="float">
            <text:p><text:s/>$86.18 </text:p>
          </table:table-cell>
          <table:table-cell table:style-name="ce96" table:formula="of:=RANK([.F39];[.$F$4:.$F$75])" office:value-type="float" office:value="59" calcext:value-type="float">
            <text:p>59</text:p>
          </table:table-cell>
          <table:table-cell table:number-columns-repeated="1017"/>
        </table:table-row>
        <table:table-row table:style-name="ro3">
          <table:table-cell table:style-name="ce29" office:value-type="string" calcext:value-type="string">
            <text:p>North Orange County CCD</text:p>
          </table:table-cell>
          <table:table-cell table:style-name="ce29" office:value-type="string" calcext:value-type="string">
            <text:p>Southern</text:p>
          </table:table-cell>
          <table:table-cell table:style-name="ce89" office:value-type="date" office:date-value="2016-07-01" calcext:value-type="date">
            <text:p>7/1/2016</text:p>
          </table:table-cell>
          <table:table-cell table:style-name="ce95" office:value-type="float" office:value="92.6128571428571" calcext:value-type="float">
            <text:p><text:s/>$92.61 </text:p>
          </table:table-cell>
          <table:table-cell table:style-name="ce96" table:formula="of:=RANK([.D40];[.$D$4:.$D$75])" office:value-type="float" office:value="11" calcext:value-type="float">
            <text:p>11</text:p>
          </table:table-cell>
          <table:table-cell table:style-name="ce95" office:value-type="float" office:value="100.602857142857" calcext:value-type="float">
            <text:p><text:s/>$100.60 </text:p>
          </table:table-cell>
          <table:table-cell table:style-name="ce96" table:formula="of:=RANK([.F40];[.$F$4:.$F$75])" office:value-type="float" office:value="16" calcext:value-type="float">
            <text:p>16</text:p>
          </table:table-cell>
          <table:table-cell table:number-columns-repeated="1017"/>
        </table:table-row>
        <table:table-row table:style-name="ro3">
          <table:table-cell table:style-name="ce29" office:value-type="string" calcext:value-type="string">
            <text:p>Ohlone CCD</text:p>
          </table:table-cell>
          <table:table-cell table:style-name="ce29" office:value-type="string" calcext:value-type="string">
            <text:p>Bay Area</text:p>
          </table:table-cell>
          <table:table-cell table:style-name="ce88" office:value-type="string" calcext:value-type="string">
            <text:p>Spring 2017</text:p>
          </table:table-cell>
          <table:table-cell table:style-name="ce95" office:value-type="float" office:value="93.7942857142857" calcext:value-type="float">
            <text:p><text:s/>$93.79 </text:p>
          </table:table-cell>
          <table:table-cell table:style-name="ce96" table:formula="of:=RANK([.D41];[.$D$4:.$D$75])" office:value-type="float" office:value="7" calcext:value-type="float">
            <text:p>7</text:p>
          </table:table-cell>
          <table:table-cell table:style-name="ce95" office:value-type="float" office:value="108.988571428571" calcext:value-type="float">
            <text:p><text:s/>$108.99 </text:p>
          </table:table-cell>
          <table:table-cell table:style-name="ce96" table:formula="of:=RANK([.F41];[.$F$4:.$F$75])" office:value-type="float" office:value="7" calcext:value-type="float">
            <text:p>7</text:p>
          </table:table-cell>
          <table:table-cell table:number-columns-repeated="1017"/>
        </table:table-row>
        <table:table-row table:style-name="ro3">
          <table:table-cell table:style-name="ce29" office:value-type="string" calcext:value-type="string">
            <text:p>Palo Verde CCD</text:p>
          </table:table-cell>
          <table:table-cell table:style-name="ce29" office:value-type="string" calcext:value-type="string">
            <text:p>Southern</text:p>
          </table:table-cell>
          <table:table-cell table:style-name="ce86" office:value-type="date" office:date-value="2016-07-01" calcext:value-type="date">
            <text:p>7/1/2016</text:p>
          </table:table-cell>
          <table:table-cell table:style-name="ce95" office:value-type="float" office:value="78.0871428571429" calcext:value-type="float">
            <text:p><text:s/>$78.09 </text:p>
          </table:table-cell>
          <table:table-cell table:style-name="ce96" table:formula="of:=RANK([.D42];[.$D$4:.$D$75])" office:value-type="float" office:value="46" calcext:value-type="float">
            <text:p>46</text:p>
          </table:table-cell>
          <table:table-cell table:style-name="ce95" office:value-type="float" office:value="87.8885714285714" calcext:value-type="float">
            <text:p><text:s/>$87.89 </text:p>
          </table:table-cell>
          <table:table-cell table:style-name="ce96" table:formula="of:=RANK([.F42];[.$F$4:.$F$75])" office:value-type="float" office:value="56" calcext:value-type="float">
            <text:p>56</text:p>
          </table:table-cell>
          <table:table-cell table:number-columns-repeated="1017"/>
        </table:table-row>
        <table:table-row table:style-name="ro3">
          <table:table-cell table:style-name="ce29" office:value-type="string" calcext:value-type="string">
            <text:p>Palomar CCD</text:p>
          </table:table-cell>
          <table:table-cell table:style-name="ce29" office:value-type="string" calcext:value-type="string">
            <text:p>Southern</text:p>
          </table:table-cell>
          <table:table-cell table:style-name="ce88" office:value-type="string" calcext:value-type="string">
            <text:p>2016-17</text:p>
          </table:table-cell>
          <table:table-cell table:style-name="ce95" office:value-type="float" office:value="87.2184" calcext:value-type="float">
            <text:p><text:s/>$87.22 </text:p>
          </table:table-cell>
          <table:table-cell table:style-name="ce96" table:formula="of:=RANK([.D43];[.$D$4:.$D$75])" office:value-type="float" office:value="15" calcext:value-type="float">
            <text:p>15</text:p>
          </table:table-cell>
          <table:table-cell table:style-name="ce95" office:value-type="float" office:value="102.454457142857" calcext:value-type="float">
            <text:p><text:s/>$102.45 </text:p>
          </table:table-cell>
          <table:table-cell table:style-name="ce96" table:formula="of:=RANK([.F43];[.$F$4:.$F$75])" office:value-type="float" office:value="15" calcext:value-type="float">
            <text:p>15</text:p>
          </table:table-cell>
          <table:table-cell table:number-columns-repeated="1017"/>
        </table:table-row>
        <table:table-row table:style-name="ro3">
          <table:table-cell table:style-name="ce29" office:value-type="string" calcext:value-type="string">
            <text:p>Pasadena Area CCD</text:p>
          </table:table-cell>
          <table:table-cell table:style-name="ce29" office:value-type="string" calcext:value-type="string">
            <text:p>Southern</text:p>
          </table:table-cell>
          <table:table-cell table:style-name="ce86" office:value-type="date" office:date-value="2016-07-01" calcext:value-type="date">
            <text:p>7/1/2016</text:p>
          </table:table-cell>
          <table:table-cell table:style-name="ce95" office:value-type="float" office:value="94.1385714285714" calcext:value-type="float">
            <text:p><text:s/>$94.14 </text:p>
          </table:table-cell>
          <table:table-cell table:style-name="ce96" table:formula="of:=RANK([.D44];[.$D$4:.$D$75])" office:value-type="float" office:value="6" calcext:value-type="float">
            <text:p>6</text:p>
          </table:table-cell>
          <table:table-cell table:style-name="ce95" office:value-type="float" office:value="94.1385714285714" calcext:value-type="float">
            <text:p><text:s/>$94.14 </text:p>
          </table:table-cell>
          <table:table-cell table:style-name="ce96" table:formula="of:=RANK([.F44];[.$F$4:.$F$75])" office:value-type="float" office:value="33" calcext:value-type="float">
            <text:p>33</text:p>
          </table:table-cell>
          <table:table-cell table:number-columns-repeated="1017"/>
        </table:table-row>
        <table:table-row table:style-name="ro3">
          <table:table-cell table:style-name="ce29" office:value-type="string" calcext:value-type="string">
            <text:p>Peralta CCD</text:p>
          </table:table-cell>
          <table:table-cell table:style-name="ce29" office:value-type="string" calcext:value-type="string">
            <text:p>Bay Area</text:p>
          </table:table-cell>
          <table:table-cell table:style-name="ce86" office:value-type="date" office:date-value="2015-07-01" calcext:value-type="date">
            <text:p>7/1/2015</text:p>
          </table:table-cell>
          <table:table-cell table:style-name="ce95" office:value-type="float" office:value="57.3985714285714" calcext:value-type="float">
            <text:p><text:s/>$57.40 </text:p>
          </table:table-cell>
          <table:table-cell table:style-name="ce96" table:formula="of:=RANK([.D45];[.$D$4:.$D$75])" office:value-type="float" office:value="72" calcext:value-type="float">
            <text:p>72</text:p>
          </table:table-cell>
          <table:table-cell table:style-name="ce95" office:value-type="float" office:value="71.4614285714286" calcext:value-type="float">
            <text:p><text:s/>$71.46 </text:p>
          </table:table-cell>
          <table:table-cell table:style-name="ce96" table:formula="of:=RANK([.F45];[.$F$4:.$F$75])" office:value-type="float" office:value="72" calcext:value-type="float">
            <text:p>72</text:p>
          </table:table-cell>
          <table:table-cell table:number-columns-repeated="1017"/>
        </table:table-row>
        <table:table-row table:style-name="ro3">
          <table:table-cell table:style-name="ce29" office:value-type="string" calcext:value-type="string">
            <text:p>Rancho Santiago CCD</text:p>
          </table:table-cell>
          <table:table-cell table:style-name="ce29" office:value-type="string" calcext:value-type="string">
            <text:p>Southern</text:p>
          </table:table-cell>
          <table:table-cell table:style-name="ce89" office:value-type="string" calcext:value-type="string">
            <text:p>2016-17</text:p>
          </table:table-cell>
          <table:table-cell table:style-name="ce95" office:value-type="float" office:value="83.3418428571429" calcext:value-type="float">
            <text:p><text:s/>$83.34 </text:p>
          </table:table-cell>
          <table:table-cell table:style-name="ce96" table:formula="of:=RANK([.D46];[.$D$4:.$D$75])" office:value-type="float" office:value="26" calcext:value-type="float">
            <text:p>26</text:p>
          </table:table-cell>
          <table:table-cell table:style-name="ce95" office:value-type="float" office:value="97.6402571428571" calcext:value-type="float">
            <text:p><text:s/>$97.64 </text:p>
          </table:table-cell>
          <table:table-cell table:style-name="ce96" table:formula="of:=RANK([.F46];[.$F$4:.$F$75])" office:value-type="float" office:value="23" calcext:value-type="float">
            <text:p>23</text:p>
          </table:table-cell>
          <table:table-cell table:number-columns-repeated="1017"/>
        </table:table-row>
        <table:table-row table:style-name="ro3">
          <table:table-cell table:style-name="ce29" office:value-type="string" calcext:value-type="string">
            <text:p>Redwoods CCD</text:p>
          </table:table-cell>
          <table:table-cell table:style-name="ce29" office:value-type="string" calcext:value-type="string">
            <text:p>Northern</text:p>
          </table:table-cell>
          <table:table-cell table:style-name="ce86" office:value-type="string" calcext:value-type="string">
            <text:p>2015-16</text:p>
          </table:table-cell>
          <table:table-cell table:style-name="ce95" office:value-type="float" office:value="69.02" calcext:value-type="float">
            <text:p><text:s/>$69.02 </text:p>
          </table:table-cell>
          <table:table-cell table:style-name="ce96" table:formula="of:=RANK([.D47];[.$D$4:.$D$75])" office:value-type="float" office:value="71" calcext:value-type="float">
            <text:p>71</text:p>
          </table:table-cell>
          <table:table-cell table:style-name="ce95" office:value-type="float" office:value="80.7442857142857" calcext:value-type="float">
            <text:p><text:s/>$80.74 </text:p>
          </table:table-cell>
          <table:table-cell table:style-name="ce96" table:formula="of:=RANK([.F47];[.$F$4:.$F$75])" office:value-type="float" office:value="71" calcext:value-type="float">
            <text:p>71</text:p>
          </table:table-cell>
          <table:table-cell table:number-columns-repeated="1017"/>
        </table:table-row>
        <table:table-row table:style-name="ro3">
          <table:table-cell table:style-name="ce29" office:value-type="string" calcext:value-type="string">
            <text:p>Rio Hondo CCD</text:p>
          </table:table-cell>
          <table:table-cell table:style-name="ce29" office:value-type="string" calcext:value-type="string">
            <text:p>Southern</text:p>
          </table:table-cell>
          <table:table-cell table:style-name="ce86" office:value-type="string" calcext:value-type="string">
            <text:p>2016-17</text:p>
          </table:table-cell>
          <table:table-cell table:style-name="ce95" office:value-type="float" office:value="79.9514285714286" calcext:value-type="float">
            <text:p><text:s/>$79.95 </text:p>
          </table:table-cell>
          <table:table-cell table:style-name="ce96" table:formula="of:=RANK([.D48];[.$D$4:.$D$75])" office:value-type="float" office:value="38" calcext:value-type="float">
            <text:p>38</text:p>
          </table:table-cell>
          <table:table-cell table:style-name="ce95" office:value-type="float" office:value="96.1671428571429" calcext:value-type="float">
            <text:p><text:s/>$96.17 </text:p>
          </table:table-cell>
          <table:table-cell table:style-name="ce96" table:formula="of:=RANK([.F48];[.$F$4:.$F$75])" office:value-type="float" office:value="26" calcext:value-type="float">
            <text:p>26</text:p>
          </table:table-cell>
          <table:table-cell table:number-columns-repeated="1017"/>
        </table:table-row>
        <table:table-row table:style-name="ro3">
          <table:table-cell table:style-name="ce29" office:value-type="string" calcext:value-type="string">
            <text:p>Riverside CCD</text:p>
          </table:table-cell>
          <table:table-cell table:style-name="ce29" office:value-type="string" calcext:value-type="string">
            <text:p>Southern</text:p>
          </table:table-cell>
          <table:table-cell table:style-name="ce86" office:value-type="string" calcext:value-type="string">
            <text:p>2016-17</text:p>
          </table:table-cell>
          <table:table-cell table:style-name="ce95" office:value-type="float" office:value="84.3728571428571" calcext:value-type="float">
            <text:p><text:s/>$84.37 </text:p>
          </table:table-cell>
          <table:table-cell table:style-name="ce96" table:formula="of:=RANK([.D49];[.$D$4:.$D$75])" office:value-type="float" office:value="23" calcext:value-type="float">
            <text:p>23</text:p>
          </table:table-cell>
          <table:table-cell table:style-name="ce95" office:value-type="float" office:value="100.481428571429" calcext:value-type="float">
            <text:p><text:s/>$100.48 </text:p>
          </table:table-cell>
          <table:table-cell table:style-name="ce96" table:formula="of:=RANK([.F49];[.$F$4:.$F$75])" office:value-type="float" office:value="17" calcext:value-type="float">
            <text:p>17</text:p>
          </table:table-cell>
          <table:table-cell table:number-columns-repeated="1017"/>
        </table:table-row>
        <table:table-row table:style-name="ro3">
          <table:table-cell table:style-name="ce29" office:value-type="string" calcext:value-type="string">
            <text:p>San Bernardino CCD</text:p>
          </table:table-cell>
          <table:table-cell table:style-name="ce29" office:value-type="string" calcext:value-type="string">
            <text:p>Southern</text:p>
          </table:table-cell>
          <table:table-cell table:style-name="ce86" office:value-type="date" office:date-value="2016-07-01" calcext:value-type="date">
            <text:p>7/1/2016</text:p>
          </table:table-cell>
          <table:table-cell table:style-name="ce95" office:value-type="float" office:value="73.8165857142857" calcext:value-type="float">
            <text:p><text:s/>$73.82 </text:p>
          </table:table-cell>
          <table:table-cell table:style-name="ce96" table:formula="of:=RANK([.D50];[.$D$4:.$D$75])" office:value-type="float" office:value="60" calcext:value-type="float">
            <text:p>60</text:p>
          </table:table-cell>
          <table:table-cell table:style-name="ce95" office:value-type="float" office:value="85.8955714285714" calcext:value-type="float">
            <text:p><text:s/>$85.90 </text:p>
          </table:table-cell>
          <table:table-cell table:style-name="ce96" table:formula="of:=RANK([.F50];[.$F$4:.$F$75])" office:value-type="float" office:value="60" calcext:value-type="float">
            <text:p>60</text:p>
          </table:table-cell>
          <table:table-cell table:number-columns-repeated="1017"/>
        </table:table-row>
        <table:table-row table:style-name="ro3">
          <table:table-cell table:style-name="ce29" office:value-type="string" calcext:value-type="string">
            <text:p>San Diego CCD</text:p>
          </table:table-cell>
          <table:table-cell table:style-name="ce29" office:value-type="string" calcext:value-type="string">
            <text:p>Southern</text:p>
          </table:table-cell>
          <table:table-cell table:style-name="ce89" office:value-type="date" office:date-value="2016-01-01" calcext:value-type="date">
            <text:p>1/1/2016</text:p>
          </table:table-cell>
          <table:table-cell table:style-name="ce95" office:value-type="float" office:value="80.84" calcext:value-type="float">
            <text:p><text:s/>$80.84 </text:p>
          </table:table-cell>
          <table:table-cell table:style-name="ce96" table:formula="of:=RANK([.D51];[.$D$4:.$D$75])" office:value-type="float" office:value="35" calcext:value-type="float">
            <text:p>35</text:p>
          </table:table-cell>
          <table:table-cell table:style-name="ce95" office:value-type="float" office:value="90.11" calcext:value-type="float">
            <text:p><text:s/>$90.11 </text:p>
          </table:table-cell>
          <table:table-cell table:style-name="ce96" table:formula="of:=RANK([.F51];[.$F$4:.$F$75])" office:value-type="float" office:value="51" calcext:value-type="float">
            <text:p>51</text:p>
          </table:table-cell>
          <table:table-cell table:number-columns-repeated="1017"/>
        </table:table-row>
        <table:table-row table:style-name="ro3">
          <table:table-cell table:style-name="ce29" office:value-type="string" calcext:value-type="string">
            <text:p>San Francisco CCD</text:p>
          </table:table-cell>
          <table:table-cell table:style-name="ce29" office:value-type="string" calcext:value-type="string">
            <text:p>Bay Area</text:p>
          </table:table-cell>
          <table:table-cell table:style-name="ce89" office:value-type="string" calcext:value-type="string">
            <text:p>2016-17</text:p>
          </table:table-cell>
          <table:table-cell table:style-name="ce95" office:value-type="float" office:value="82.2857142857143" calcext:value-type="float">
            <text:p><text:s/>$82.29 </text:p>
          </table:table-cell>
          <table:table-cell table:style-name="ce96" table:formula="of:=RANK([.D52];[.$D$4:.$D$75])" office:value-type="float" office:value="32" calcext:value-type="float">
            <text:p>32</text:p>
          </table:table-cell>
          <table:table-cell table:style-name="ce95" office:value-type="float" office:value="97.3114285714286" calcext:value-type="float">
            <text:p><text:s/>$97.31 </text:p>
          </table:table-cell>
          <table:table-cell table:style-name="ce96" table:formula="of:=RANK([.F52];[.$F$4:.$F$75])" office:value-type="float" office:value="24" calcext:value-type="float">
            <text:p>24</text:p>
          </table:table-cell>
          <table:table-cell table:number-columns-repeated="1017"/>
        </table:table-row>
        <table:table-row table:style-name="ro3">
          <table:table-cell table:style-name="ce29" office:value-type="string" calcext:value-type="string">
            <text:p>San Joaquin Delta CCD</text:p>
          </table:table-cell>
          <table:table-cell table:style-name="ce29" office:value-type="string" calcext:value-type="string">
            <text:p>Central</text:p>
          </table:table-cell>
          <table:table-cell table:style-name="ce88" office:value-type="string" calcext:value-type="string">
            <text:p>2016-17</text:p>
          </table:table-cell>
          <table:table-cell table:style-name="ce95" office:value-type="float" office:value="81.4528571428571" calcext:value-type="float">
            <text:p><text:s/>$81.45 </text:p>
          </table:table-cell>
          <table:table-cell table:style-name="ce96" table:formula="of:=RANK([.D53];[.$D$4:.$D$75])" office:value-type="float" office:value="34" calcext:value-type="float">
            <text:p>34</text:p>
          </table:table-cell>
          <table:table-cell table:style-name="ce95" office:value-type="float" office:value="98.2528571428571" calcext:value-type="float">
            <text:p><text:s/>$98.25 </text:p>
          </table:table-cell>
          <table:table-cell table:style-name="ce96" table:formula="of:=RANK([.F53];[.$F$4:.$F$75])" office:value-type="float" office:value="22" calcext:value-type="float">
            <text:p>22</text:p>
          </table:table-cell>
          <table:table-cell table:number-columns-repeated="1017"/>
        </table:table-row>
        <table:table-row table:style-name="ro3">
          <table:table-cell table:style-name="ce29" office:value-type="string" calcext:value-type="string">
            <text:p>San Jose-Evergreen CCD</text:p>
          </table:table-cell>
          <table:table-cell table:style-name="ce29" office:value-type="string" calcext:value-type="string">
            <text:p>Bay Area</text:p>
          </table:table-cell>
          <table:table-cell table:style-name="ce86" office:value-type="string" calcext:value-type="string">
            <text:p>2015-16</text:p>
          </table:table-cell>
          <table:table-cell table:style-name="ce95" office:value-type="float" office:value="94.6314285714286" calcext:value-type="float">
            <text:p><text:s/>$94.63 </text:p>
          </table:table-cell>
          <table:table-cell table:style-name="ce96" table:formula="of:=RANK([.D54];[.$D$4:.$D$75])" office:value-type="float" office:value="5" calcext:value-type="float">
            <text:p>5</text:p>
          </table:table-cell>
          <table:table-cell table:style-name="ce95" office:value-type="float" office:value="108.697142857143" calcext:value-type="float">
            <text:p><text:s/>$108.70 </text:p>
          </table:table-cell>
          <table:table-cell table:style-name="ce96" table:formula="of:=RANK([.F54];[.$F$4:.$F$75])" office:value-type="float" office:value="8" calcext:value-type="float">
            <text:p>8</text:p>
          </table:table-cell>
          <table:table-cell table:number-columns-repeated="1017"/>
        </table:table-row>
        <table:table-row table:style-name="ro3">
          <table:table-cell table:style-name="ce29" office:value-type="string" calcext:value-type="string">
            <text:p>San Luis Obispo CCD</text:p>
          </table:table-cell>
          <table:table-cell table:style-name="ce29" office:value-type="string" calcext:value-type="string">
            <text:p>Southern</text:p>
          </table:table-cell>
          <table:table-cell table:style-name="ce86" office:value-type="string" calcext:value-type="string">
            <text:p>2015-16</text:p>
          </table:table-cell>
          <table:table-cell table:style-name="ce95" office:value-type="float" office:value="71.4857142857143" calcext:value-type="float">
            <text:p><text:s/>$71.49 </text:p>
          </table:table-cell>
          <table:table-cell table:style-name="ce96" table:formula="of:=RANK([.D55];[.$D$4:.$D$75])" office:value-type="float" office:value="65" calcext:value-type="float">
            <text:p>65</text:p>
          </table:table-cell>
          <table:table-cell table:style-name="ce95" office:value-type="float" office:value="85.8185714285714" calcext:value-type="float">
            <text:p><text:s/>$85.82 </text:p>
          </table:table-cell>
          <table:table-cell table:style-name="ce96" table:formula="of:=RANK([.F55];[.$F$4:.$F$75])" office:value-type="float" office:value="63" calcext:value-type="float">
            <text:p>63</text:p>
          </table:table-cell>
          <table:table-cell table:number-columns-repeated="1017"/>
        </table:table-row>
        <table:table-row table:style-name="ro3">
          <table:table-cell table:style-name="ce29" office:value-type="string" calcext:value-type="string">
            <text:p>San Mateo CCD</text:p>
          </table:table-cell>
          <table:table-cell table:style-name="ce29" office:value-type="string" calcext:value-type="string">
            <text:p>Bay Area</text:p>
          </table:table-cell>
          <table:table-cell table:style-name="ce86" office:value-type="date" office:date-value="2015-07-01" calcext:value-type="date">
            <text:p>7/1/2015</text:p>
          </table:table-cell>
          <table:table-cell table:style-name="ce95" office:value-type="float" office:value="93.24" calcext:value-type="float">
            <text:p><text:s/>$93.24 </text:p>
          </table:table-cell>
          <table:table-cell table:style-name="ce96" table:formula="of:=RANK([.D56];[.$D$4:.$D$75])" office:value-type="float" office:value="10" calcext:value-type="float">
            <text:p>10</text:p>
          </table:table-cell>
          <table:table-cell table:style-name="ce95" office:value-type="float" office:value="111.325714285714" calcext:value-type="float">
            <text:p><text:s/>$111.33 </text:p>
          </table:table-cell>
          <table:table-cell table:style-name="ce96" table:formula="of:=RANK([.F56];[.$F$4:.$F$75])" office:value-type="float" office:value="3" calcext:value-type="float">
            <text:p>3</text:p>
          </table:table-cell>
          <table:table-cell table:number-columns-repeated="1017"/>
        </table:table-row>
        <table:table-row table:style-name="ro3">
          <table:table-cell table:style-name="ce29" office:value-type="string" calcext:value-type="string">
            <text:p>Santa Barbara CCD</text:p>
          </table:table-cell>
          <table:table-cell table:style-name="ce29" office:value-type="string" calcext:value-type="string">
            <text:p>Southern</text:p>
          </table:table-cell>
          <table:table-cell table:style-name="ce93" office:value-type="string" calcext:value-type="string">
            <text:p>2016-17</text:p>
          </table:table-cell>
          <table:table-cell table:style-name="ce95" office:value-type="float" office:value="82.9114285714286" calcext:value-type="float">
            <text:p><text:s/>$82.91 </text:p>
          </table:table-cell>
          <table:table-cell table:style-name="ce96" table:formula="of:=RANK([.D57];[.$D$4:.$D$75])" office:value-type="float" office:value="29" calcext:value-type="float">
            <text:p>29</text:p>
          </table:table-cell>
          <table:table-cell table:style-name="ce95" office:value-type="float" office:value="94.5542857142857" calcext:value-type="float">
            <text:p><text:s/>$94.55 </text:p>
          </table:table-cell>
          <table:table-cell table:style-name="ce96" table:formula="of:=RANK([.F57];[.$F$4:.$F$75])" office:value-type="float" office:value="29" calcext:value-type="float">
            <text:p>29</text:p>
          </table:table-cell>
          <table:table-cell table:number-columns-repeated="1017"/>
        </table:table-row>
        <table:table-row table:style-name="ro3">
          <table:table-cell table:style-name="ce29" office:value-type="string" calcext:value-type="string">
            <text:p>Santa Clarita CCD</text:p>
          </table:table-cell>
          <table:table-cell table:style-name="ce29" office:value-type="string" calcext:value-type="string">
            <text:p>Southern</text:p>
          </table:table-cell>
          <table:table-cell table:style-name="ce88" office:value-type="string" calcext:value-type="string">
            <text:p>2016-17</text:p>
          </table:table-cell>
          <table:table-cell table:style-name="ce95" office:value-type="float" office:value="83.0057142857143" calcext:value-type="float">
            <text:p><text:s/>$83.01 </text:p>
          </table:table-cell>
          <table:table-cell table:style-name="ce96" table:formula="of:=RANK([.D58];[.$D$4:.$D$75])" office:value-type="float" office:value="28" calcext:value-type="float">
            <text:p>28</text:p>
          </table:table-cell>
          <table:table-cell table:style-name="ce95" office:value-type="float" office:value="94.32" calcext:value-type="float">
            <text:p><text:s/>$94.32 </text:p>
          </table:table-cell>
          <table:table-cell table:style-name="ce96" table:formula="of:=RANK([.F58];[.$F$4:.$F$75])" office:value-type="float" office:value="31" calcext:value-type="float">
            <text:p>31</text:p>
          </table:table-cell>
          <table:table-cell table:number-columns-repeated="1017"/>
        </table:table-row>
        <table:table-row table:style-name="ro3">
          <table:table-cell table:style-name="ce29" office:value-type="string" calcext:value-type="string">
            <text:p>Santa Monica CCD</text:p>
          </table:table-cell>
          <table:table-cell table:style-name="ce29" office:value-type="string" calcext:value-type="string">
            <text:p>Southern</text:p>
          </table:table-cell>
          <table:table-cell table:style-name="ce86" office:value-type="string" calcext:value-type="string">
            <text:p>2016-17</text:p>
          </table:table-cell>
          <table:table-cell table:style-name="ce95" office:value-type="float" office:value="76.74" calcext:value-type="float">
            <text:p><text:s/>$76.74 </text:p>
          </table:table-cell>
          <table:table-cell table:style-name="ce96" table:formula="of:=RANK([.D59];[.$D$4:.$D$75])" office:value-type="float" office:value="51" calcext:value-type="float">
            <text:p>51</text:p>
          </table:table-cell>
          <table:table-cell table:style-name="ce95" office:value-type="float" office:value="89.8897885714286" calcext:value-type="float">
            <text:p><text:s/>$89.89 </text:p>
          </table:table-cell>
          <table:table-cell table:style-name="ce96" table:formula="of:=RANK([.F59];[.$F$4:.$F$75])" office:value-type="float" office:value="54" calcext:value-type="float">
            <text:p>54</text:p>
          </table:table-cell>
          <table:table-cell table:number-columns-repeated="1017"/>
        </table:table-row>
        <table:table-row table:style-name="ro3">
          <table:table-cell table:style-name="ce29" office:value-type="string" calcext:value-type="string">
            <text:p>Sequoias CCD</text:p>
          </table:table-cell>
          <table:table-cell table:style-name="ce29" office:value-type="string" calcext:value-type="string">
            <text:p>Central</text:p>
          </table:table-cell>
          <table:table-cell table:style-name="ce86" office:value-type="string" calcext:value-type="string">
            <text:p>2016-17</text:p>
          </table:table-cell>
          <table:table-cell table:style-name="ce95" office:value-type="float" office:value="82.7761285714286" calcext:value-type="float">
            <text:p><text:s/>$82.78 </text:p>
          </table:table-cell>
          <table:table-cell table:style-name="ce96" table:formula="of:=RANK([.D60];[.$D$4:.$D$75])" office:value-type="float" office:value="30" calcext:value-type="float">
            <text:p>30</text:p>
          </table:table-cell>
          <table:table-cell table:style-name="ce95" office:value-type="float" office:value="95.1461571428571" calcext:value-type="float">
            <text:p><text:s/>$95.15 </text:p>
          </table:table-cell>
          <table:table-cell table:style-name="ce96" table:formula="of:=RANK([.F60];[.$F$4:.$F$75])" office:value-type="float" office:value="28" calcext:value-type="float">
            <text:p>28</text:p>
          </table:table-cell>
          <table:table-cell table:number-columns-repeated="1017"/>
        </table:table-row>
        <table:table-row table:style-name="ro3">
          <table:table-cell table:style-name="ce29" office:value-type="string" calcext:value-type="string">
            <text:p>Shasta-Tehama-Trinity CCD</text:p>
          </table:table-cell>
          <table:table-cell table:style-name="ce29" office:value-type="string" calcext:value-type="string">
            <text:p>Northern</text:p>
          </table:table-cell>
          <table:table-cell table:style-name="ce88" office:value-type="string" calcext:value-type="string">
            <text:p>2016-17</text:p>
          </table:table-cell>
          <table:table-cell table:style-name="ce95" office:value-type="float" office:value="75.1796142857143" calcext:value-type="float">
            <text:p><text:s/>$75.18 </text:p>
          </table:table-cell>
          <table:table-cell table:style-name="ce96" table:formula="of:=RANK([.D61];[.$D$4:.$D$75])" office:value-type="float" office:value="58" calcext:value-type="float">
            <text:p>58</text:p>
          </table:table-cell>
          <table:table-cell table:style-name="ce95" office:value-type="float" office:value="86.4151285714286" calcext:value-type="float">
            <text:p><text:s/>$86.42 </text:p>
          </table:table-cell>
          <table:table-cell table:style-name="ce96" table:formula="of:=RANK([.F61];[.$F$4:.$F$75])" office:value-type="float" office:value="58" calcext:value-type="float">
            <text:p>58</text:p>
          </table:table-cell>
          <table:table-cell table:number-columns-repeated="1017"/>
        </table:table-row>
        <table:table-row table:style-name="ro3">
          <table:table-cell table:style-name="ce29" office:value-type="string" calcext:value-type="string">
            <text:p>Sierra Jt CCD</text:p>
          </table:table-cell>
          <table:table-cell table:style-name="ce29" office:value-type="string" calcext:value-type="string">
            <text:p>Northern</text:p>
          </table:table-cell>
          <table:table-cell table:style-name="ce93" office:value-type="string" calcext:value-type="string">
            <text:p>2016-17</text:p>
          </table:table-cell>
          <table:table-cell table:style-name="ce95" office:value-type="float" office:value="76.0081" calcext:value-type="float">
            <text:p><text:s/>$76.01 </text:p>
          </table:table-cell>
          <table:table-cell table:style-name="ce96" table:formula="of:=RANK([.D62];[.$D$4:.$D$75])" office:value-type="float" office:value="54" calcext:value-type="float">
            <text:p>54</text:p>
          </table:table-cell>
          <table:table-cell table:style-name="ce95" office:value-type="float" office:value="92.3883142857143" calcext:value-type="float">
            <text:p><text:s/>$92.39 </text:p>
          </table:table-cell>
          <table:table-cell table:style-name="ce96" table:formula="of:=RANK([.F62];[.$F$4:.$F$75])" office:value-type="float" office:value="40" calcext:value-type="float">
            <text:p>40</text:p>
          </table:table-cell>
          <table:table-cell table:number-columns-repeated="1017"/>
        </table:table-row>
        <table:table-row table:style-name="ro3">
          <table:table-cell table:style-name="ce29" office:value-type="string" calcext:value-type="string">
            <text:p>Siskiyou Jt CCD</text:p>
          </table:table-cell>
          <table:table-cell table:style-name="ce29" office:value-type="string" calcext:value-type="string">
            <text:p>Northern</text:p>
          </table:table-cell>
          <table:table-cell table:style-name="ce86" office:value-type="string" calcext:value-type="string">
            <text:p>2014-15</text:p>
          </table:table-cell>
          <table:table-cell table:style-name="ce95" office:value-type="float" office:value="73.2528571428571" calcext:value-type="float">
            <text:p><text:s/>$73.25 </text:p>
          </table:table-cell>
          <table:table-cell table:style-name="ce96" table:formula="of:=RANK([.D63];[.$D$4:.$D$75])" office:value-type="float" office:value="63" calcext:value-type="float">
            <text:p>63</text:p>
          </table:table-cell>
          <table:table-cell table:style-name="ce95" office:value-type="float" office:value="82.7685714285714" calcext:value-type="float">
            <text:p><text:s/>$82.77 </text:p>
          </table:table-cell>
          <table:table-cell table:style-name="ce96" table:formula="of:=RANK([.F63];[.$F$4:.$F$75])" office:value-type="float" office:value="67" calcext:value-type="float">
            <text:p>67</text:p>
          </table:table-cell>
          <table:table-cell table:number-columns-repeated="1017"/>
        </table:table-row>
        <table:table-row table:style-name="ro3">
          <table:table-cell table:style-name="ce29" office:value-type="string" calcext:value-type="string">
            <text:p>Solano County CCD</text:p>
          </table:table-cell>
          <table:table-cell table:style-name="ce29" office:value-type="string" calcext:value-type="string">
            <text:p>Northern</text:p>
          </table:table-cell>
          <table:table-cell table:style-name="ce86" office:value-type="string" calcext:value-type="string">
            <text:p>2016-17</text:p>
          </table:table-cell>
          <table:table-cell table:style-name="ce95" office:value-type="float" office:value="71.38" calcext:value-type="float">
            <text:p><text:s/>$71.38 </text:p>
          </table:table-cell>
          <table:table-cell table:style-name="ce96" table:formula="of:=RANK([.D64];[.$D$4:.$D$75])" office:value-type="float" office:value="66" calcext:value-type="float">
            <text:p>66</text:p>
          </table:table-cell>
          <table:table-cell table:style-name="ce95" office:value-type="float" office:value="82.7985714285714" calcext:value-type="float">
            <text:p><text:s/>$82.80 </text:p>
          </table:table-cell>
          <table:table-cell table:style-name="ce96" table:formula="of:=RANK([.F64];[.$F$4:.$F$75])" office:value-type="float" office:value="66" calcext:value-type="float">
            <text:p>66</text:p>
          </table:table-cell>
          <table:table-cell table:number-columns-repeated="1017"/>
        </table:table-row>
        <table:table-row table:style-name="ro3">
          <table:table-cell table:style-name="ce29" office:value-type="string" calcext:value-type="string">
            <text:p>Sonoma CCD</text:p>
          </table:table-cell>
          <table:table-cell table:style-name="ce29" office:value-type="string" calcext:value-type="string">
            <text:p>Northern</text:p>
          </table:table-cell>
          <table:table-cell table:style-name="ce86" office:value-type="string" calcext:value-type="string">
            <text:p>2016-17</text:p>
          </table:table-cell>
          <table:table-cell table:style-name="ce95" office:value-type="float" office:value="95.14" calcext:value-type="float">
            <text:p><text:s/>$95.14 </text:p>
          </table:table-cell>
          <table:table-cell table:style-name="ce96" table:formula="of:=RANK([.D65];[.$D$4:.$D$75])" office:value-type="float" office:value="4" calcext:value-type="float">
            <text:p>4</text:p>
          </table:table-cell>
          <table:table-cell table:style-name="ce95" office:value-type="float" office:value="106.524285714286" calcext:value-type="float">
            <text:p><text:s/>$106.52 </text:p>
          </table:table-cell>
          <table:table-cell table:style-name="ce96" table:formula="of:=RANK([.F65];[.$F$4:.$F$75])" office:value-type="float" office:value="12" calcext:value-type="float">
            <text:p>12</text:p>
          </table:table-cell>
          <table:table-cell table:number-columns-repeated="1017"/>
        </table:table-row>
        <table:table-row table:style-name="ro3">
          <table:table-cell table:style-name="ce29" office:value-type="string" calcext:value-type="string">
            <text:p>South Orange County CCD</text:p>
          </table:table-cell>
          <table:table-cell table:style-name="ce29" office:value-type="string" calcext:value-type="string">
            <text:p>Southern</text:p>
          </table:table-cell>
          <table:table-cell table:style-name="ce86" office:value-type="string" calcext:value-type="string">
            <text:p>2016-17</text:p>
          </table:table-cell>
          <table:table-cell table:style-name="ce95" office:value-type="float" office:value="99.54" calcext:value-type="float">
            <text:p><text:s/>$99.54 </text:p>
          </table:table-cell>
          <table:table-cell table:style-name="ce96" table:formula="of:=RANK([.D66];[.$D$4:.$D$75])" office:value-type="float" office:value="3" calcext:value-type="float">
            <text:p>3</text:p>
          </table:table-cell>
          <table:table-cell table:style-name="ce95" office:value-type="float" office:value="113.51" calcext:value-type="float">
            <text:p><text:s/>$113.51 </text:p>
          </table:table-cell>
          <table:table-cell table:style-name="ce96" table:formula="of:=RANK([.F66];[.$F$4:.$F$75])" office:value-type="float" office:value="2" calcext:value-type="float">
            <text:p>2</text:p>
          </table:table-cell>
          <table:table-cell table:number-columns-repeated="1017"/>
        </table:table-row>
        <table:table-row table:style-name="ro3">
          <table:table-cell table:style-name="ce29" office:value-type="string" calcext:value-type="string">
            <text:p>Southwestern CCD</text:p>
          </table:table-cell>
          <table:table-cell table:style-name="ce29" office:value-type="string" calcext:value-type="string">
            <text:p>Southern</text:p>
          </table:table-cell>
          <table:table-cell table:style-name="ce86" office:value-type="date" office:date-value="2016-07-01" calcext:value-type="date">
            <text:p>7/1/2016</text:p>
          </table:table-cell>
          <table:table-cell table:style-name="ce95" office:value-type="float" office:value="78.4328571428572" calcext:value-type="float">
            <text:p><text:s/>$78.43 </text:p>
          </table:table-cell>
          <table:table-cell table:style-name="ce96" table:formula="of:=RANK([.D67];[.$D$4:.$D$75])" office:value-type="float" office:value="44" calcext:value-type="float">
            <text:p>44</text:p>
          </table:table-cell>
          <table:table-cell table:style-name="ce95" office:value-type="float" office:value="91.6142857142857" calcext:value-type="float">
            <text:p><text:s/>$91.61 </text:p>
          </table:table-cell>
          <table:table-cell table:style-name="ce96" table:formula="of:=RANK([.F67];[.$F$4:.$F$75])" office:value-type="float" office:value="43" calcext:value-type="float">
            <text:p>43</text:p>
          </table:table-cell>
          <table:table-cell table:number-columns-repeated="1017"/>
        </table:table-row>
        <table:table-row table:style-name="ro3">
          <table:table-cell table:style-name="ce29" office:value-type="string" calcext:value-type="string">
            <text:p>State Center CCD</text:p>
          </table:table-cell>
          <table:table-cell table:style-name="ce29" office:value-type="string" calcext:value-type="string">
            <text:p>Central</text:p>
          </table:table-cell>
          <table:table-cell table:style-name="ce89" office:value-type="date" office:date-value="2015-07-01" calcext:value-type="date">
            <text:p>7/1/2015</text:p>
          </table:table-cell>
          <table:table-cell table:style-name="ce95" office:value-type="float" office:value="82.4928571428572" calcext:value-type="float">
            <text:p><text:s/>$82.49 </text:p>
          </table:table-cell>
          <table:table-cell table:style-name="ce96" table:formula="of:=RANK([.D68];[.$D$4:.$D$75])" office:value-type="float" office:value="31" calcext:value-type="float">
            <text:p>31</text:p>
          </table:table-cell>
          <table:table-cell table:style-name="ce95" office:value-type="float" office:value="98.4285714285714" calcext:value-type="float">
            <text:p><text:s/>$98.43 </text:p>
          </table:table-cell>
          <table:table-cell table:style-name="ce96" table:formula="of:=RANK([.F68];[.$F$4:.$F$75])" office:value-type="float" office:value="21" calcext:value-type="float">
            <text:p>21</text:p>
          </table:table-cell>
          <table:table-cell table:number-columns-repeated="1017"/>
        </table:table-row>
        <table:table-row table:style-name="ro3">
          <table:table-cell table:style-name="ce29" office:value-type="string" calcext:value-type="string">
            <text:p>Ventura CCD</text:p>
          </table:table-cell>
          <table:table-cell table:style-name="ce29" office:value-type="string" calcext:value-type="string">
            <text:p>Southern</text:p>
          </table:table-cell>
          <table:table-cell table:style-name="ce86" office:value-type="date" office:date-value="2016-07-01" calcext:value-type="date">
            <text:p>7/1/2016</text:p>
          </table:table-cell>
          <table:table-cell table:style-name="ce95" office:value-type="float" office:value="69.6442857142857" calcext:value-type="float">
            <text:p><text:s/>$69.64 </text:p>
          </table:table-cell>
          <table:table-cell table:style-name="ce96" table:formula="of:=RANK([.D69];[.$D$4:.$D$75])" office:value-type="float" office:value="68" calcext:value-type="float">
            <text:p>68</text:p>
          </table:table-cell>
          <table:table-cell table:style-name="ce95" office:value-type="float" office:value="83.57" calcext:value-type="float">
            <text:p><text:s/>$83.57 </text:p>
          </table:table-cell>
          <table:table-cell table:style-name="ce96" table:formula="of:=RANK([.F69];[.$F$4:.$F$75])" office:value-type="float" office:value="65" calcext:value-type="float">
            <text:p>65</text:p>
          </table:table-cell>
          <table:table-cell table:number-columns-repeated="1017"/>
        </table:table-row>
        <table:table-row table:style-name="ro3">
          <table:table-cell table:style-name="ce29" office:value-type="string" calcext:value-type="string">
            <text:p>Victor Valley CCD</text:p>
          </table:table-cell>
          <table:table-cell table:style-name="ce29" office:value-type="string" calcext:value-type="string">
            <text:p>Southern</text:p>
          </table:table-cell>
          <table:table-cell table:style-name="ce86" office:value-type="string" calcext:value-type="string">
            <text:p>2015-16</text:p>
          </table:table-cell>
          <table:table-cell table:style-name="ce95" office:value-type="float" office:value="73.8728571428571" calcext:value-type="float">
            <text:p><text:s/>$73.87 </text:p>
          </table:table-cell>
          <table:table-cell table:style-name="ce96" table:formula="of:=RANK([.D70];[.$D$4:.$D$75])" office:value-type="float" office:value="59" calcext:value-type="float">
            <text:p>59</text:p>
          </table:table-cell>
          <table:table-cell table:style-name="ce95" office:value-type="float" office:value="86.9728571428571" calcext:value-type="float">
            <text:p><text:s/>$86.97 </text:p>
          </table:table-cell>
          <table:table-cell table:style-name="ce96" table:formula="of:=RANK([.F70];[.$F$4:.$F$75])" office:value-type="float" office:value="57" calcext:value-type="float">
            <text:p>57</text:p>
          </table:table-cell>
          <table:table-cell table:number-columns-repeated="1017"/>
        </table:table-row>
        <table:table-row table:style-name="ro3">
          <table:table-cell table:style-name="ce29" office:value-type="string" calcext:value-type="string">
            <text:p>West Hills CCD</text:p>
          </table:table-cell>
          <table:table-cell table:style-name="ce29" office:value-type="string" calcext:value-type="string">
            <text:p>Central</text:p>
          </table:table-cell>
          <table:table-cell table:style-name="ce86" office:value-type="string" calcext:value-type="string">
            <text:p>2016-17</text:p>
          </table:table-cell>
          <table:table-cell table:style-name="ce95" office:value-type="float" office:value="83.0814285714286" calcext:value-type="float">
            <text:p><text:s/>$83.08 </text:p>
          </table:table-cell>
          <table:table-cell table:style-name="ce96" table:formula="of:=RANK([.D71];[.$D$4:.$D$75])" office:value-type="float" office:value="27" calcext:value-type="float">
            <text:p>27</text:p>
          </table:table-cell>
          <table:table-cell table:style-name="ce95" office:value-type="float" office:value="95.37" calcext:value-type="float">
            <text:p><text:s/>$95.37 </text:p>
          </table:table-cell>
          <table:table-cell table:style-name="ce96" table:formula="of:=RANK([.F71];[.$F$4:.$F$75])" office:value-type="float" office:value="27" calcext:value-type="float">
            <text:p>27</text:p>
          </table:table-cell>
          <table:table-cell table:number-columns-repeated="1017"/>
        </table:table-row>
        <table:table-row table:style-name="ro3">
          <table:table-cell table:style-name="ce29" office:value-type="string" calcext:value-type="string">
            <text:p>West Kern CCD</text:p>
          </table:table-cell>
          <table:table-cell table:style-name="ce29" office:value-type="string" calcext:value-type="string">
            <text:p>Southern</text:p>
          </table:table-cell>
          <table:table-cell table:style-name="ce86" office:value-type="string" calcext:value-type="string">
            <text:p>2016-17</text:p>
          </table:table-cell>
          <table:table-cell table:style-name="ce95" office:value-type="float" office:value="75.6571428571429" calcext:value-type="float">
            <text:p><text:s/>$75.66 </text:p>
          </table:table-cell>
          <table:table-cell table:style-name="ce96" table:formula="of:=RANK([.D72];[.$D$4:.$D$75])" office:value-type="float" office:value="56" calcext:value-type="float">
            <text:p>56</text:p>
          </table:table-cell>
          <table:table-cell table:style-name="ce95" office:value-type="float" office:value="91.4042857142857" calcext:value-type="float">
            <text:p><text:s/>$91.40 </text:p>
          </table:table-cell>
          <table:table-cell table:style-name="ce96" table:formula="of:=RANK([.F72];[.$F$4:.$F$75])" office:value-type="float" office:value="45" calcext:value-type="float">
            <text:p>45</text:p>
          </table:table-cell>
          <table:table-cell table:number-columns-repeated="1017"/>
        </table:table-row>
        <table:table-row table:style-name="ro3">
          <table:table-cell table:style-name="ce29" office:value-type="string" calcext:value-type="string">
            <text:p>West Valley-Mission CCD</text:p>
          </table:table-cell>
          <table:table-cell table:style-name="ce29" office:value-type="string" calcext:value-type="string">
            <text:p>Bay Area</text:p>
          </table:table-cell>
          <table:table-cell table:style-name="ce86" office:value-type="string" calcext:value-type="string">
            <text:p>2015-16</text:p>
          </table:table-cell>
          <table:table-cell table:style-name="ce95" office:value-type="float" office:value="79.3785714285714" calcext:value-type="float">
            <text:p><text:s/>$79.38 </text:p>
          </table:table-cell>
          <table:table-cell table:style-name="ce96" table:formula="of:=RANK([.D73];[.$D$4:.$D$75])" office:value-type="float" office:value="40" calcext:value-type="float">
            <text:p>40</text:p>
          </table:table-cell>
          <table:table-cell table:style-name="ce95" office:value-type="float" office:value="91.09" calcext:value-type="float">
            <text:p><text:s/>$91.09 </text:p>
          </table:table-cell>
          <table:table-cell table:style-name="ce96" table:formula="of:=RANK([.F73];[.$F$4:.$F$75])" office:value-type="float" office:value="47" calcext:value-type="float">
            <text:p>47</text:p>
          </table:table-cell>
          <table:table-cell table:number-columns-repeated="1017"/>
        </table:table-row>
        <table:table-row table:style-name="ro3">
          <table:table-cell table:style-name="ce29" office:value-type="string" calcext:value-type="string">
            <text:p>Yosemite CCD</text:p>
          </table:table-cell>
          <table:table-cell table:style-name="ce29" office:value-type="string" calcext:value-type="string">
            <text:p>Central</text:p>
          </table:table-cell>
          <table:table-cell table:style-name="ce86" office:value-type="string" calcext:value-type="string">
            <text:p>2015-16</text:p>
          </table:table-cell>
          <table:table-cell table:style-name="ce95" office:value-type="float" office:value="79.12" calcext:value-type="float">
            <text:p><text:s/>$79.12 </text:p>
          </table:table-cell>
          <table:table-cell table:style-name="ce96" table:formula="of:=RANK([.D74];[.$D$4:.$D$75])" office:value-type="float" office:value="41" calcext:value-type="float">
            <text:p>41</text:p>
          </table:table-cell>
          <table:table-cell table:style-name="ce95" office:value-type="float" office:value="91.9957142857143" calcext:value-type="float">
            <text:p><text:s/>$92.00 </text:p>
          </table:table-cell>
          <table:table-cell table:style-name="ce96" table:formula="of:=RANK([.F74];[.$F$4:.$F$75])" office:value-type="float" office:value="41" calcext:value-type="float">
            <text:p>41</text:p>
          </table:table-cell>
          <table:table-cell table:number-columns-repeated="1017"/>
        </table:table-row>
        <table:table-row table:style-name="ro3">
          <table:table-cell table:style-name="ce29" office:value-type="string" calcext:value-type="string">
            <text:p>Yuba CCD</text:p>
          </table:table-cell>
          <table:table-cell table:style-name="ce29" office:value-type="string" calcext:value-type="string">
            <text:p>Northern</text:p>
          </table:table-cell>
          <table:table-cell table:style-name="ce88" office:value-type="string" calcext:value-type="string">
            <text:p>2015-16</text:p>
          </table:table-cell>
          <table:table-cell table:style-name="ce95" office:value-type="float" office:value="77.2157142857143" calcext:value-type="float">
            <text:p><text:s/>$77.22 </text:p>
          </table:table-cell>
          <table:table-cell table:style-name="ce96" table:formula="of:=RANK([.D75];[.$D$4:.$D$75])" office:value-type="float" office:value="49" calcext:value-type="float">
            <text:p>49</text:p>
          </table:table-cell>
          <table:table-cell table:style-name="ce95" office:value-type="float" office:value="90.1028571428572" calcext:value-type="float">
            <text:p><text:s/>$90.10 </text:p>
          </table:table-cell>
          <table:table-cell table:style-name="ce96" table:formula="of:=RANK([.F75];[.$F$4:.$F$75])" office:value-type="float" office:value="52" calcext:value-type="float">
            <text:p>52</text:p>
          </table:table-cell>
          <table:table-cell table:number-columns-repeated="1017"/>
        </table:table-row>
        <table:table-row table:style-name="ro3">
          <table:table-cell table:style-name="ce51" table:number-columns-repeated="3"/>
          <table:table-cell table:number-columns-repeated="1021"/>
        </table:table-row>
        <table:table-row table:style-name="ro3">
          <table:table-cell table:style-name="ce30" office:value-type="string" calcext:value-type="string">
            <text:p>Average (Mean)</text:p>
          </table:table-cell>
          <table:table-cell table:style-name="ce51" table:number-columns-repeated="2"/>
          <table:table-cell table:style-name="ce40" table:formula="of:=AVERAGE([.D4:.D75])" office:value-type="float" office:value="81.4598437698413" calcext:value-type="float">
            <text:p>$81.46</text:p>
          </table:table-cell>
          <table:table-cell table:style-name="ce40"/>
          <table:table-cell table:style-name="ce40" table:formula="of:=AVERAGE([.F4:.F75])" office:value-type="float" office:value="94.7017438888889" calcext:value-type="float">
            <text:p>$94.70</text:p>
          </table:table-cell>
          <table:table-cell table:style-name="ce40" table:formula="of:=AVERAGE([.G4:.G75])" office:value-type="float" office:value="36.5" calcext:value-type="float">
            <text:p>$36.50</text:p>
          </table:table-cell>
          <table:table-cell table:number-columns-repeated="1017"/>
        </table:table-row>
        <table:table-row table:style-name="ro3">
          <table:table-cell table:style-name="ce30" office:value-type="string" calcext:value-type="string">
            <text:p>Highest</text:p>
          </table:table-cell>
          <table:table-cell table:style-name="ce51" table:number-columns-repeated="2"/>
          <table:table-cell table:style-name="ce40" table:formula="of:=MAX([.D4:.D75])" office:value-type="float" office:value="103.934285714286" calcext:value-type="float">
            <text:p>$103.93</text:p>
          </table:table-cell>
          <table:table-cell table:style-name="ce40"/>
          <table:table-cell table:style-name="ce40" table:formula="of:=MAX([.F4:.F75])" office:value-type="float" office:value="125.725714285714" calcext:value-type="float">
            <text:p>$125.73</text:p>
          </table:table-cell>
          <table:table-cell table:style-name="ce40" table:formula="of:=MAX([.G4:.G75])" office:value-type="float" office:value="72" calcext:value-type="float">
            <text:p>$72.00</text:p>
          </table:table-cell>
          <table:table-cell table:number-columns-repeated="1017"/>
        </table:table-row>
        <table:table-row table:style-name="ro3">
          <table:table-cell table:style-name="ce30" office:value-type="string" calcext:value-type="string">
            <text:p>3rd quartile</text:p>
          </table:table-cell>
          <table:table-cell table:style-name="ce51" table:number-columns-repeated="2"/>
          <table:table-cell table:style-name="ce40" table:formula="of:=QUARTILE([.D4:.D75];3)" office:value-type="float" office:value="85.4127142857143" calcext:value-type="float">
            <text:p>$85.41</text:p>
          </table:table-cell>
          <table:table-cell table:style-name="ce40"/>
          <table:table-cell table:style-name="ce40" table:formula="of:=QUARTILE([.F4:.F75];3)" office:value-type="float" office:value="100.291785714286" calcext:value-type="float">
            <text:p>$100.29</text:p>
          </table:table-cell>
          <table:table-cell table:style-name="ce40" table:formula="of:=QUARTILE([.G4:.G75];3)" office:value-type="float" office:value="54.25" calcext:value-type="float">
            <text:p>$54.25</text:p>
          </table:table-cell>
          <table:table-cell table:number-columns-repeated="1017"/>
        </table:table-row>
        <table:table-row table:style-name="ro3">
          <table:table-cell table:style-name="ce30" office:value-type="string" calcext:value-type="string">
            <text:p>Median</text:p>
          </table:table-cell>
          <table:table-cell table:style-name="ce51" table:number-columns-repeated="2"/>
          <table:table-cell table:style-name="ce40" table:formula="of:=MEDIAN([.D4:.D75])" office:value-type="float" office:value="80.0007142857143" calcext:value-type="float">
            <text:p>$80.00</text:p>
          </table:table-cell>
          <table:table-cell table:style-name="ce40"/>
          <table:table-cell table:style-name="ce40" table:formula="of:=MEDIAN([.F4:.F75])" office:value-type="float" office:value="93.3848071428571" calcext:value-type="float">
            <text:p>$93.38</text:p>
          </table:table-cell>
          <table:table-cell table:style-name="ce40" table:formula="of:=MEDIAN([.G4:.G75])" office:value-type="float" office:value="36.5" calcext:value-type="float">
            <text:p>$36.50</text:p>
          </table:table-cell>
          <table:table-cell table:number-columns-repeated="1017"/>
        </table:table-row>
        <table:table-row table:style-name="ro3">
          <table:table-cell table:style-name="ce30" office:value-type="string" calcext:value-type="string">
            <text:p>1st quartile</text:p>
          </table:table-cell>
          <table:table-cell table:style-name="ce51" table:number-columns-repeated="2"/>
          <table:table-cell table:style-name="ce39" table:formula="of:=QUARTILE([.D4:.D75];1)" office:value-type="float" office:value="75.9553607142857" calcext:value-type="float">
            <text:p>$75.96</text:p>
          </table:table-cell>
          <table:table-cell table:style-name="ce39"/>
          <table:table-cell table:style-name="ce39" table:formula="of:=QUARTILE([.F4:.F75];1)" office:value-type="float" office:value="89.61627" calcext:value-type="float">
            <text:p>$89.62</text:p>
          </table:table-cell>
          <table:table-cell table:style-name="ce39" table:formula="of:=QUARTILE([.G4:.G75];1)" office:value-type="float" office:value="18.75" calcext:value-type="float">
            <text:p>$18.75</text:p>
          </table:table-cell>
          <table:table-cell table:number-columns-repeated="1017"/>
        </table:table-row>
        <table:table-row table:style-name="ro3">
          <table:table-cell table:style-name="ce30" office:value-type="string" calcext:value-type="string">
            <text:p>Lowest</text:p>
          </table:table-cell>
          <table:table-cell table:style-name="ce51" table:number-columns-repeated="2"/>
          <table:table-cell table:style-name="ce40" table:formula="of:=MIN([.D4:.D75])" office:value-type="float" office:value="57.3985714285714" calcext:value-type="float">
            <text:p>$57.40</text:p>
          </table:table-cell>
          <table:table-cell table:style-name="ce40"/>
          <table:table-cell table:style-name="ce40" table:formula="of:=MIN([.F4:.F75])" office:value-type="float" office:value="71.4614285714286" calcext:value-type="float">
            <text:p>$71.46</text:p>
          </table:table-cell>
          <table:table-cell table:style-name="ce40" table:formula="of:=MIN([.G4:.G75])" office:value-type="float" office:value="1" calcext:value-type="float">
            <text:p>$1.00</text:p>
          </table:table-cell>
          <table:table-cell table:number-columns-repeated="1017"/>
        </table:table-row>
        <table:table-row table:style-name="ro3">
          <table:table-cell table:number-columns-repeated="1024"/>
        </table:table-row>
        <table:table-row table:style-name="ro29">
          <table:table-cell table:style-name="ce84" office:value-type="string" calcext:value-type="string" table:number-columns-spanned="9" table:number-rows-spanned="1">
            <text:p>*South Orange County - Full-time faculty members are expected to work no less than thirty-six (36) hours per week for their 30 LHE yearly assignment. A typical semester for Lecture: 15 hrs classroom, 15 hours grading and prep, 5 office hours and 1 committee and/or college service. <text:s/>Therefore: to make comparable to PT - instead of a .75 factor, a .83 factor was used. <text:s/>(30 hours/36 hours = .83) <text:s/></text:p>
          </table:table-cell>
          <table:covered-table-cell table:number-columns-repeated="8" table:style-name="ce84"/>
          <table:table-cell table:number-columns-repeated="1015"/>
        </table:table-row>
        <table:table-row table:style-name="ro3" table:number-rows-repeated="1048491">
          <table:table-cell table:number-columns-repeated="1024"/>
        </table:table-row>
        <table:table-row table:style-name="ro3">
          <table:table-cell table:number-columns-repeated="1024"/>
        </table:table-row>
        <table:named-expressions>
          <table:named-range table:name="_xlnm.Print_Titles" table:base-cell-address="$'1 Methodology &amp; Index'.$A$1" table:cell-range-address="$'6 FT MA Steps 1 &amp; 5'.$A$1:.$AMJ$3" table:range-usable-as="repeat-column repeat-row"/>
        </table:named-expressions>
      </table:table>
      <table:table table:name="7 FT MA30 Highest w-o &amp; w PhD" table:style-name="ta7">
        <table:table-column table:style-name="co8" table:default-cell-style-name="ce7"/>
        <table:table-column table:style-name="co9" table:default-cell-style-name="ce7"/>
        <table:table-column table:style-name="co29" table:default-cell-style-name="ce7"/>
        <table:table-column table:style-name="co12" table:default-cell-style-name="ce5"/>
        <table:table-column table:style-name="co29" table:default-cell-style-name="ce7"/>
        <table:table-column table:style-name="co12" table:default-cell-style-name="ce7"/>
        <table:table-column table:style-name="co20" table:default-cell-style-name="ce7"/>
        <table:table-column table:style-name="co30" table:default-cell-style-name="ce7"/>
        <table:table-column table:style-name="co31" table:default-cell-style-name="ce7"/>
        <table:table-column table:style-name="co27" table:number-columns-repeated="1015" table:default-cell-style-name="ce7"/>
        <table:table-header-rows>
          <table:table-row table:style-name="ro4">
            <table:table-cell table:style-name="ce4" office:value-type="string" calcext:value-type="string">
              <text:p>Full-Time Faculty Hourly Salary Comparison at Highest Step without and with PhD</text:p>
            </table:table-cell>
            <table:table-cell table:number-columns-repeated="1023"/>
          </table:table-row>
          <table:table-row table:style-name="ro4">
            <table:table-cell office:value-type="string" calcext:value-type="string">
              <text:p>To convert full-time annual salary to hourly the formual used was: (Full-time annual salary x .75)/525*</text:p>
            </table:table-cell>
            <table:table-cell table:number-columns-repeated="1023"/>
          </table:table-row>
          <table:table-row table:style-name="ro28">
            <table:table-cell table:style-name="ce28" office:value-type="string" calcext:value-type="string">
              <text:p>District Name</text:p>
            </table:table-cell>
            <table:table-cell table:style-name="ce28" office:value-type="string" calcext:value-type="string">
              <text:p>CCD Region</text:p>
            </table:table-cell>
            <table:table-cell table:style-name="ce97" office:value-type="string" calcext:value-type="string">
              <text:p>MA 30 Step 10</text:p>
            </table:table-cell>
            <table:table-cell table:style-name="ce34" office:value-type="string" calcext:value-type="string">
              <text:p>Rank MA 30 Step 10</text:p>
            </table:table-cell>
            <table:table-cell table:style-name="ce97" office:value-type="string" calcext:value-type="string">
              <text:p>Highest w/o PhD</text:p>
            </table:table-cell>
            <table:table-cell table:style-name="ce34" office:value-type="string" calcext:value-type="string">
              <text:p>Rank </text:p>
              <text:p>Highest </text:p>
              <text:p>w/o PhD</text:p>
            </table:table-cell>
            <table:table-cell table:style-name="ce97" office:value-type="string" calcext:value-type="string">
              <text:p>Rank Highest w PhD</text:p>
            </table:table-cell>
            <table:table-cell table:style-name="ce34" office:value-type="string" calcext:value-type="string">
              <text:p>Rank Highest with PhD</text:p>
            </table:table-cell>
            <table:table-cell table:style-name="ce34" office:value-type="string" calcext:value-type="string">
              <text:p># of Steps/Yrs to Highest</text:p>
            </table:table-cell>
            <table:table-cell table:number-columns-repeated="1015"/>
          </table:table-row>
        </table:table-header-rows>
        <table:table-row table:style-name="ro4">
          <table:table-cell table:style-name="ce29" office:value-type="string" calcext:value-type="string">
            <text:p>Allan Hancock Jt CCD</text:p>
          </table:table-cell>
          <table:table-cell table:style-name="ce29" office:value-type="string" calcext:value-type="string">
            <text:p>Southern</text:p>
          </table:table-cell>
          <table:table-cell table:style-name="ce95" office:value-type="float" office:value="113.082857142857" calcext:value-type="float">
            <text:p><text:s/>$113.08 </text:p>
          </table:table-cell>
          <table:table-cell table:style-name="ce32" table:formula="of:=RANK([.C4];[.$C$4:.$C$75])" office:value-type="float" office:value="51" calcext:value-type="float">
            <text:p>51</text:p>
          </table:table-cell>
          <table:table-cell table:style-name="ce95" office:value-type="float" office:value="143.412857142857" calcext:value-type="float">
            <text:p><text:s/>$143.41 </text:p>
          </table:table-cell>
          <table:table-cell table:style-name="ce33" table:formula="of:=RANK([.E4];[.$E$4:.$E$75])" office:value-type="float" office:value="64" calcext:value-type="float">
            <text:p>64</text:p>
          </table:table-cell>
          <table:table-cell table:style-name="ce95" office:value-type="float" office:value="146.984285714286" calcext:value-type="float">
            <text:p><text:s/>$146.98 </text:p>
          </table:table-cell>
          <table:table-cell table:style-name="ce33" table:formula="of:=RANK([.G4];[.$G$4:.$G$75])" office:value-type="float" office:value="63" calcext:value-type="float">
            <text:p>63</text:p>
          </table:table-cell>
          <table:table-cell table:style-name="ce98" office:value-type="float" office:value="24" calcext:value-type="float">
            <text:p>24</text:p>
          </table:table-cell>
          <table:table-cell table:number-columns-repeated="1015"/>
        </table:table-row>
        <table:table-row table:style-name="ro4">
          <table:table-cell table:style-name="ce29" office:value-type="string" calcext:value-type="string">
            <text:p>Antelope Valley CCD</text:p>
          </table:table-cell>
          <table:table-cell table:style-name="ce29" office:value-type="string" calcext:value-type="string">
            <text:p>Southern</text:p>
          </table:table-cell>
          <table:table-cell table:style-name="ce95" office:value-type="float" office:value="116.991514285714" calcext:value-type="float">
            <text:p><text:s/>$116.99 </text:p>
          </table:table-cell>
          <table:table-cell table:style-name="ce32" table:formula="of:=RANK([.C5];[.$C$4:.$C$75])" office:value-type="float" office:value="38" calcext:value-type="float">
            <text:p>38</text:p>
          </table:table-cell>
          <table:table-cell table:style-name="ce95" office:value-type="float" office:value="151.490614285714" calcext:value-type="float">
            <text:p><text:s/>$151.49 </text:p>
          </table:table-cell>
          <table:table-cell table:style-name="ce33" table:formula="of:=RANK([.E5];[.$E$4:.$E$75])" office:value-type="float" office:value="48" calcext:value-type="float">
            <text:p>48</text:p>
          </table:table-cell>
          <table:table-cell table:style-name="ce95" office:value-type="float" office:value="156.390742857143" calcext:value-type="float">
            <text:p><text:s/>$156.39 </text:p>
          </table:table-cell>
          <table:table-cell table:style-name="ce33" table:formula="of:=RANK([.G5];[.$G$4:.$G$75])" office:value-type="float" office:value="48" calcext:value-type="float">
            <text:p>48</text:p>
          </table:table-cell>
          <table:table-cell table:style-name="ce98" office:value-type="float" office:value="26" calcext:value-type="float">
            <text:p>26</text:p>
          </table:table-cell>
          <table:table-cell table:number-columns-repeated="1015"/>
        </table:table-row>
        <table:table-row table:style-name="ro4">
          <table:table-cell table:style-name="ce29" office:value-type="string" calcext:value-type="string">
            <text:p>Barstow CCD</text:p>
          </table:table-cell>
          <table:table-cell table:style-name="ce29" office:value-type="string" calcext:value-type="string">
            <text:p>Southern</text:p>
          </table:table-cell>
          <table:table-cell table:style-name="ce95" office:value-type="float" office:value="113.591428571429" calcext:value-type="float">
            <text:p><text:s/>$113.59 </text:p>
          </table:table-cell>
          <table:table-cell table:style-name="ce32" table:formula="of:=RANK([.C6];[.$C$4:.$C$75])" office:value-type="float" office:value="50" calcext:value-type="float">
            <text:p>50</text:p>
          </table:table-cell>
          <table:table-cell table:style-name="ce95" office:value-type="float" office:value="152.848571428571" calcext:value-type="float">
            <text:p><text:s/>$152.85 </text:p>
          </table:table-cell>
          <table:table-cell table:style-name="ce33" table:formula="of:=RANK([.E6];[.$E$4:.$E$75])" office:value-type="float" office:value="43" calcext:value-type="float">
            <text:p>43</text:p>
          </table:table-cell>
          <table:table-cell table:style-name="ce95" office:value-type="float" office:value="155.82" calcext:value-type="float">
            <text:p><text:s/>$155.82 </text:p>
          </table:table-cell>
          <table:table-cell table:style-name="ce33" table:formula="of:=RANK([.G6];[.$G$4:.$G$75])" office:value-type="float" office:value="49" calcext:value-type="float">
            <text:p>49</text:p>
          </table:table-cell>
          <table:table-cell table:style-name="ce98" office:value-type="float" office:value="20" calcext:value-type="float">
            <text:p>20</text:p>
          </table:table-cell>
          <table:table-cell table:number-columns-repeated="1015"/>
        </table:table-row>
        <table:table-row table:style-name="ro4">
          <table:table-cell table:style-name="ce29" office:value-type="string" calcext:value-type="string">
            <text:p>Butte-Glenn CCD</text:p>
          </table:table-cell>
          <table:table-cell table:style-name="ce29" office:value-type="string" calcext:value-type="string">
            <text:p>Northern</text:p>
          </table:table-cell>
          <table:table-cell table:style-name="ce95" office:value-type="float" office:value="115.957828571429" calcext:value-type="float">
            <text:p><text:s/>$115.96 </text:p>
          </table:table-cell>
          <table:table-cell table:style-name="ce32" table:formula="of:=RANK([.C7];[.$C$4:.$C$75])" office:value-type="float" office:value="44" calcext:value-type="float">
            <text:p>44</text:p>
          </table:table-cell>
          <table:table-cell table:style-name="ce95" office:value-type="float" office:value="152.208628571429" calcext:value-type="float">
            <text:p><text:s/>$152.21 </text:p>
          </table:table-cell>
          <table:table-cell table:style-name="ce33" table:formula="of:=RANK([.E7];[.$E$4:.$E$75])" office:value-type="float" office:value="44" calcext:value-type="float">
            <text:p>44</text:p>
          </table:table-cell>
          <table:table-cell table:style-name="ce95" office:value-type="float" office:value="156.817457142857" calcext:value-type="float">
            <text:p><text:s/>$156.82 </text:p>
          </table:table-cell>
          <table:table-cell table:style-name="ce33" table:formula="of:=RANK([.G7];[.$G$4:.$G$75])" office:value-type="float" office:value="46" calcext:value-type="float">
            <text:p>46</text:p>
          </table:table-cell>
          <table:table-cell table:style-name="ce98" office:value-type="float" office:value="24" calcext:value-type="float">
            <text:p>24</text:p>
          </table:table-cell>
          <table:table-cell table:number-columns-repeated="1015"/>
        </table:table-row>
        <table:table-row table:style-name="ro4">
          <table:table-cell table:style-name="ce29" office:value-type="string" calcext:value-type="string">
            <text:p>Cabrillo CCD</text:p>
          </table:table-cell>
          <table:table-cell table:style-name="ce29" office:value-type="string" calcext:value-type="string">
            <text:p>Bay Area</text:p>
          </table:table-cell>
          <table:table-cell table:style-name="ce95" office:value-type="float" office:value="116.328571428571" calcext:value-type="float">
            <text:p><text:s/>$116.33 </text:p>
          </table:table-cell>
          <table:table-cell table:style-name="ce32" table:formula="of:=RANK([.C8];[.$C$4:.$C$75])" office:value-type="float" office:value="42" calcext:value-type="float">
            <text:p>42</text:p>
          </table:table-cell>
          <table:table-cell table:style-name="ce95" office:value-type="float" office:value="149.104285714286" calcext:value-type="float">
            <text:p><text:s/>$149.10 </text:p>
          </table:table-cell>
          <table:table-cell table:style-name="ce33" table:formula="of:=RANK([.E8];[.$E$4:.$E$75])" office:value-type="float" office:value="57" calcext:value-type="float">
            <text:p>57</text:p>
          </table:table-cell>
          <table:table-cell table:style-name="ce95" office:value-type="float" office:value="154.221428571429" calcext:value-type="float">
            <text:p><text:s/>$154.22 </text:p>
          </table:table-cell>
          <table:table-cell table:style-name="ce33" table:formula="of:=RANK([.G8];[.$G$4:.$G$75])" office:value-type="float" office:value="54" calcext:value-type="float">
            <text:p>54</text:p>
          </table:table-cell>
          <table:table-cell table:style-name="ce98" office:value-type="float" office:value="26" calcext:value-type="float">
            <text:p>26</text:p>
          </table:table-cell>
          <table:table-cell table:number-columns-repeated="1015"/>
        </table:table-row>
        <table:table-row table:style-name="ro4">
          <table:table-cell table:style-name="ce29" office:value-type="string" calcext:value-type="string">
            <text:p>Cerritos CCD</text:p>
          </table:table-cell>
          <table:table-cell table:style-name="ce29" office:value-type="string" calcext:value-type="string">
            <text:p>Southern</text:p>
          </table:table-cell>
          <table:table-cell table:style-name="ce95" office:value-type="float" office:value="125.522857142857" calcext:value-type="float">
            <text:p><text:s/>$125.52 </text:p>
          </table:table-cell>
          <table:table-cell table:style-name="ce32" table:formula="of:=RANK([.C9];[.$C$4:.$C$75])" office:value-type="float" office:value="17" calcext:value-type="float">
            <text:p>17</text:p>
          </table:table-cell>
          <table:table-cell table:style-name="ce95" office:value-type="float" office:value="169.492857142857" calcext:value-type="float">
            <text:p><text:s/>$169.49 </text:p>
          </table:table-cell>
          <table:table-cell table:style-name="ce33" table:formula="of:=RANK([.E9];[.$E$4:.$E$75])" office:value-type="float" office:value="12" calcext:value-type="float">
            <text:p>12</text:p>
          </table:table-cell>
          <table:table-cell table:style-name="ce95" office:value-type="float" office:value="173.892857142857" calcext:value-type="float">
            <text:p><text:s/>$173.89 </text:p>
          </table:table-cell>
          <table:table-cell table:style-name="ce33" table:formula="of:=RANK([.G9];[.$G$4:.$G$75])" office:value-type="float" office:value="12" calcext:value-type="float">
            <text:p>12</text:p>
          </table:table-cell>
          <table:table-cell table:style-name="ce98" office:value-type="float" office:value="30" calcext:value-type="float">
            <text:p>30</text:p>
          </table:table-cell>
          <table:table-cell table:number-columns-repeated="1015"/>
        </table:table-row>
        <table:table-row table:style-name="ro4">
          <table:table-cell table:style-name="ce29" office:value-type="string" calcext:value-type="string">
            <text:p>Chabot CCD</text:p>
          </table:table-cell>
          <table:table-cell table:style-name="ce29" office:value-type="string" calcext:value-type="string">
            <text:p>Bay Area</text:p>
          </table:table-cell>
          <table:table-cell table:style-name="ce95" office:value-type="float" office:value="128.31" calcext:value-type="float">
            <text:p><text:s/>$128.31 </text:p>
          </table:table-cell>
          <table:table-cell table:style-name="ce32" table:formula="of:=RANK([.C10];[.$C$4:.$C$75])" office:value-type="float" office:value="13" calcext:value-type="float">
            <text:p>13</text:p>
          </table:table-cell>
          <table:table-cell table:style-name="ce95" office:value-type="float" office:value="161.168571428571" calcext:value-type="float">
            <text:p><text:s/>$161.17 </text:p>
          </table:table-cell>
          <table:table-cell table:style-name="ce33" table:formula="of:=RANK([.E10];[.$E$4:.$E$75])" office:value-type="float" office:value="25" calcext:value-type="float">
            <text:p>25</text:p>
          </table:table-cell>
          <table:table-cell table:style-name="ce95" office:value-type="float" office:value="168.181428571429" calcext:value-type="float">
            <text:p><text:s/>$168.18 </text:p>
          </table:table-cell>
          <table:table-cell table:style-name="ce33" table:formula="of:=RANK([.G10];[.$G$4:.$G$75])" office:value-type="float" office:value="21" calcext:value-type="float">
            <text:p>21</text:p>
          </table:table-cell>
          <table:table-cell table:style-name="ce98" office:value-type="float" office:value="27" calcext:value-type="float">
            <text:p>27</text:p>
          </table:table-cell>
          <table:table-cell table:number-columns-repeated="1015"/>
        </table:table-row>
        <table:table-row table:style-name="ro4">
          <table:table-cell table:style-name="ce29" office:value-type="string" calcext:value-type="string">
            <text:p>Chaffey CCD</text:p>
          </table:table-cell>
          <table:table-cell table:style-name="ce29" office:value-type="string" calcext:value-type="string">
            <text:p>Southern</text:p>
          </table:table-cell>
          <table:table-cell table:style-name="ce95" office:value-type="float" office:value="125" calcext:value-type="float">
            <text:p><text:s/>$125.00 </text:p>
          </table:table-cell>
          <table:table-cell table:style-name="ce32" table:formula="of:=RANK([.C11];[.$C$4:.$C$75])" office:value-type="float" office:value="19" calcext:value-type="float">
            <text:p>19</text:p>
          </table:table-cell>
          <table:table-cell table:style-name="ce95" office:value-type="float" office:value="157.507142857143" calcext:value-type="float">
            <text:p><text:s/>$157.51 </text:p>
          </table:table-cell>
          <table:table-cell table:style-name="ce33" table:formula="of:=RANK([.E11];[.$E$4:.$E$75])" office:value-type="float" office:value="37" calcext:value-type="float">
            <text:p>37</text:p>
          </table:table-cell>
          <table:table-cell table:style-name="ce95" office:value-type="float" office:value="164.041428571429" calcext:value-type="float">
            <text:p><text:s/>$164.04 </text:p>
          </table:table-cell>
          <table:table-cell table:style-name="ce33" table:formula="of:=RANK([.G11];[.$G$4:.$G$75])" office:value-type="float" office:value="33" calcext:value-type="float">
            <text:p>33</text:p>
          </table:table-cell>
          <table:table-cell table:style-name="ce98" office:value-type="float" office:value="22" calcext:value-type="float">
            <text:p>22</text:p>
          </table:table-cell>
          <table:table-cell table:number-columns-repeated="1015"/>
        </table:table-row>
        <table:table-row table:style-name="ro4">
          <table:table-cell table:style-name="ce29" office:value-type="string" calcext:value-type="string">
            <text:p>Citrus CCD</text:p>
          </table:table-cell>
          <table:table-cell table:style-name="ce29" office:value-type="string" calcext:value-type="string">
            <text:p>Southern</text:p>
          </table:table-cell>
          <table:table-cell table:style-name="ce95" office:value-type="float" office:value="117.082857142857" calcext:value-type="float">
            <text:p><text:s/>$117.08 </text:p>
          </table:table-cell>
          <table:table-cell table:style-name="ce32" table:formula="of:=RANK([.C12];[.$C$4:.$C$75])" office:value-type="float" office:value="37" calcext:value-type="float">
            <text:p>37</text:p>
          </table:table-cell>
          <table:table-cell table:style-name="ce95" office:value-type="float" office:value="166.897142857143" calcext:value-type="float">
            <text:p><text:s/>$166.90 </text:p>
          </table:table-cell>
          <table:table-cell table:style-name="ce33" table:formula="of:=RANK([.E12];[.$E$4:.$E$75])" office:value-type="float" office:value="15" calcext:value-type="float">
            <text:p>15</text:p>
          </table:table-cell>
          <table:table-cell table:style-name="ce95" office:value-type="float" office:value="171.965714285714" calcext:value-type="float">
            <text:p><text:s/>$171.97 </text:p>
          </table:table-cell>
          <table:table-cell table:style-name="ce33" table:formula="of:=RANK([.G12];[.$G$4:.$G$75])" office:value-type="float" office:value="16" calcext:value-type="float">
            <text:p>16</text:p>
          </table:table-cell>
          <table:table-cell table:style-name="ce98" office:value-type="float" office:value="35" calcext:value-type="float">
            <text:p>35</text:p>
          </table:table-cell>
          <table:table-cell table:number-columns-repeated="1015"/>
        </table:table-row>
        <table:table-row table:style-name="ro4">
          <table:table-cell table:style-name="ce29" office:value-type="string" calcext:value-type="string">
            <text:p>Coast CCD</text:p>
          </table:table-cell>
          <table:table-cell table:style-name="ce29" office:value-type="string" calcext:value-type="string">
            <text:p>Southern</text:p>
          </table:table-cell>
          <table:table-cell table:style-name="ce95" office:value-type="float" office:value="118.054285714286" calcext:value-type="float">
            <text:p><text:s/>$118.05 </text:p>
          </table:table-cell>
          <table:table-cell table:style-name="ce32" table:formula="of:=RANK([.C13];[.$C$4:.$C$75])" office:value-type="float" office:value="33" calcext:value-type="float">
            <text:p>33</text:p>
          </table:table-cell>
          <table:table-cell table:style-name="ce95" office:value-type="float" office:value="168.092857142857" calcext:value-type="float">
            <text:p><text:s/>$168.09 </text:p>
          </table:table-cell>
          <table:table-cell table:style-name="ce33" table:formula="of:=RANK([.E13];[.$E$4:.$E$75])" office:value-type="float" office:value="13" calcext:value-type="float">
            <text:p>13</text:p>
          </table:table-cell>
          <table:table-cell table:style-name="ce95" office:value-type="float" office:value="172.204285714286" calcext:value-type="float">
            <text:p><text:s/>$172.20 </text:p>
          </table:table-cell>
          <table:table-cell table:style-name="ce33" table:formula="of:=RANK([.G13];[.$G$4:.$G$75])" office:value-type="float" office:value="15" calcext:value-type="float">
            <text:p>15</text:p>
          </table:table-cell>
          <table:table-cell table:style-name="ce98" office:value-type="float" office:value="26" calcext:value-type="float">
            <text:p>26</text:p>
          </table:table-cell>
          <table:table-cell table:number-columns-repeated="1015"/>
        </table:table-row>
        <table:table-row table:style-name="ro4">
          <table:table-cell table:style-name="ce29" office:value-type="string" calcext:value-type="string">
            <text:p>Compton CCD</text:p>
          </table:table-cell>
          <table:table-cell table:style-name="ce29" office:value-type="string" calcext:value-type="string">
            <text:p>Southern</text:p>
          </table:table-cell>
          <table:table-cell table:style-name="ce95" office:value-type="float" office:value="107.33" calcext:value-type="float">
            <text:p><text:s/>$107.33 </text:p>
          </table:table-cell>
          <table:table-cell table:style-name="ce32" table:formula="of:=RANK([.C14];[.$C$4:.$C$75])" office:value-type="float" office:value="66" calcext:value-type="float">
            <text:p>66</text:p>
          </table:table-cell>
          <table:table-cell table:style-name="ce95" office:value-type="float" office:value="159.601428571429" calcext:value-type="float">
            <text:p><text:s/>$159.60 </text:p>
          </table:table-cell>
          <table:table-cell table:style-name="ce33" table:formula="of:=RANK([.E14];[.$E$4:.$E$75])" office:value-type="float" office:value="34" calcext:value-type="float">
            <text:p>34</text:p>
          </table:table-cell>
          <table:table-cell table:style-name="ce95" office:value-type="float" office:value="159.601428571429" calcext:value-type="float">
            <text:p><text:s/>$159.60 </text:p>
          </table:table-cell>
          <table:table-cell table:style-name="ce33" table:formula="of:=RANK([.G14];[.$G$4:.$G$75])" office:value-type="float" office:value="38" calcext:value-type="float">
            <text:p>38</text:p>
          </table:table-cell>
          <table:table-cell table:style-name="ce98" office:value-type="float" office:value="26" calcext:value-type="float">
            <text:p>26</text:p>
          </table:table-cell>
          <table:table-cell table:number-columns-repeated="1015"/>
        </table:table-row>
        <table:table-row table:style-name="ro4">
          <table:table-cell table:style-name="ce29" office:value-type="string" calcext:value-type="string">
            <text:p>Contra Costa CCD</text:p>
          </table:table-cell>
          <table:table-cell table:style-name="ce29" office:value-type="string" calcext:value-type="string">
            <text:p>Bay Area</text:p>
          </table:table-cell>
          <table:table-cell table:style-name="ce95" office:value-type="float" office:value="114.102857142857" calcext:value-type="float">
            <text:p><text:s/>$114.10 </text:p>
          </table:table-cell>
          <table:table-cell table:style-name="ce32" table:formula="of:=RANK([.C15];[.$C$4:.$C$75])" office:value-type="float" office:value="48" calcext:value-type="float">
            <text:p>48</text:p>
          </table:table-cell>
          <table:table-cell table:style-name="ce95" office:value-type="float" office:value="148.611428571429" calcext:value-type="float">
            <text:p><text:s/>$148.61 </text:p>
          </table:table-cell>
          <table:table-cell table:style-name="ce33" table:formula="of:=RANK([.E15];[.$E$4:.$E$75])" office:value-type="float" office:value="58" calcext:value-type="float">
            <text:p>58</text:p>
          </table:table-cell>
          <table:table-cell table:style-name="ce95" office:value-type="float" office:value="148.754285714286" calcext:value-type="float">
            <text:p><text:s/>$148.75 </text:p>
          </table:table-cell>
          <table:table-cell table:style-name="ce33" table:formula="of:=RANK([.G15];[.$G$4:.$G$75])" office:value-type="float" office:value="61" calcext:value-type="float">
            <text:p>61</text:p>
          </table:table-cell>
          <table:table-cell table:style-name="ce98" office:value-type="float" office:value="22" calcext:value-type="float">
            <text:p>22</text:p>
          </table:table-cell>
          <table:table-cell table:number-columns-repeated="1015"/>
        </table:table-row>
        <table:table-row table:style-name="ro4">
          <table:table-cell table:style-name="ce29" office:value-type="string" calcext:value-type="string">
            <text:p>Copper Mt CCD</text:p>
          </table:table-cell>
          <table:table-cell table:style-name="ce29" office:value-type="string" calcext:value-type="string">
            <text:p>Southern</text:p>
          </table:table-cell>
          <table:table-cell table:style-name="ce95" office:value-type="float" office:value="111.852242857143" calcext:value-type="float">
            <text:p><text:s/>$111.85 </text:p>
          </table:table-cell>
          <table:table-cell table:style-name="ce32" table:formula="of:=RANK([.C16];[.$C$4:.$C$75])" office:value-type="float" office:value="56" calcext:value-type="float">
            <text:p>56</text:p>
          </table:table-cell>
          <table:table-cell table:style-name="ce95" office:value-type="float" office:value="137.728871428571" calcext:value-type="float">
            <text:p><text:s/>$137.73 </text:p>
          </table:table-cell>
          <table:table-cell table:style-name="ce33" table:formula="of:=RANK([.E16];[.$E$4:.$E$75])" office:value-type="float" office:value="68" calcext:value-type="float">
            <text:p>68</text:p>
          </table:table-cell>
          <table:table-cell table:style-name="ce95" office:value-type="float" office:value="143.582342857143" calcext:value-type="float">
            <text:p><text:s/>$143.58 </text:p>
          </table:table-cell>
          <table:table-cell table:style-name="ce33" table:formula="of:=RANK([.G16];[.$G$4:.$G$75])" office:value-type="float" office:value="66" calcext:value-type="float">
            <text:p>66</text:p>
          </table:table-cell>
          <table:table-cell table:style-name="ce98" office:value-type="float" office:value="14" calcext:value-type="float">
            <text:p>14</text:p>
          </table:table-cell>
          <table:table-cell table:number-columns-repeated="1015"/>
        </table:table-row>
        <table:table-row table:style-name="ro4">
          <table:table-cell table:style-name="ce29" office:value-type="string" calcext:value-type="string">
            <text:p>Desert CCD</text:p>
          </table:table-cell>
          <table:table-cell table:style-name="ce29" office:value-type="string" calcext:value-type="string">
            <text:p>Southern</text:p>
          </table:table-cell>
          <table:table-cell table:style-name="ce95" office:value-type="float" office:value="142.137485714286" calcext:value-type="float">
            <text:p><text:s/>$142.14 </text:p>
          </table:table-cell>
          <table:table-cell table:style-name="ce32" table:formula="of:=RANK([.C17];[.$C$4:.$C$75])" office:value-type="float" office:value="2" calcext:value-type="float">
            <text:p>2</text:p>
          </table:table-cell>
          <table:table-cell table:style-name="ce95" office:value-type="float" office:value="164.141428571429" calcext:value-type="float">
            <text:p><text:s/>$164.14 </text:p>
          </table:table-cell>
          <table:table-cell table:style-name="ce33" table:formula="of:=RANK([.E17];[.$E$4:.$E$75])" office:value-type="float" office:value="18" calcext:value-type="float">
            <text:p>18</text:p>
          </table:table-cell>
          <table:table-cell table:style-name="ce95" office:value-type="float" office:value="170.864285714286" calcext:value-type="float">
            <text:p><text:s/>$170.86 </text:p>
          </table:table-cell>
          <table:table-cell table:style-name="ce33" table:formula="of:=RANK([.G17];[.$G$4:.$G$75])" office:value-type="float" office:value="17" calcext:value-type="float">
            <text:p>17</text:p>
          </table:table-cell>
          <table:table-cell table:style-name="ce98" office:value-type="float" office:value="44" calcext:value-type="float">
            <text:p>44</text:p>
          </table:table-cell>
          <table:table-cell table:number-columns-repeated="1015"/>
        </table:table-row>
        <table:table-row table:style-name="ro4">
          <table:table-cell table:style-name="ce29" office:value-type="string" calcext:value-type="string">
            <text:p>El Camino CCD</text:p>
          </table:table-cell>
          <table:table-cell table:style-name="ce29" office:value-type="string" calcext:value-type="string">
            <text:p>Southern</text:p>
          </table:table-cell>
          <table:table-cell table:style-name="ce95" office:value-type="float" office:value="129.595714285714" calcext:value-type="float">
            <text:p><text:s/>$129.60 </text:p>
          </table:table-cell>
          <table:table-cell table:style-name="ce32" table:formula="of:=RANK([.C18];[.$C$4:.$C$75])" office:value-type="float" office:value="9" calcext:value-type="float">
            <text:p>9</text:p>
          </table:table-cell>
          <table:table-cell table:style-name="ce95" office:value-type="float" office:value="159.65" calcext:value-type="float">
            <text:p><text:s/>$159.65 </text:p>
          </table:table-cell>
          <table:table-cell table:style-name="ce33" table:formula="of:=RANK([.E18];[.$E$4:.$E$75])" office:value-type="float" office:value="33" calcext:value-type="float">
            <text:p>33</text:p>
          </table:table-cell>
          <table:table-cell table:style-name="ce95" office:value-type="float" office:value="164.862857142857" calcext:value-type="float">
            <text:p><text:s/>$164.86 </text:p>
          </table:table-cell>
          <table:table-cell table:style-name="ce33" table:formula="of:=RANK([.G18];[.$G$4:.$G$75])" office:value-type="float" office:value="30" calcext:value-type="float">
            <text:p>30</text:p>
          </table:table-cell>
          <table:table-cell table:style-name="ce98" office:value-type="float" office:value="30" calcext:value-type="float">
            <text:p>30</text:p>
          </table:table-cell>
          <table:table-cell table:number-columns-repeated="1015"/>
        </table:table-row>
        <table:table-row table:style-name="ro4">
          <table:table-cell table:style-name="ce29" office:value-type="string" calcext:value-type="string">
            <text:p>Feather River CCD</text:p>
          </table:table-cell>
          <table:table-cell table:style-name="ce29" office:value-type="string" calcext:value-type="string">
            <text:p>Northern</text:p>
          </table:table-cell>
          <table:table-cell table:style-name="ce95" office:value-type="float" office:value="112.544285714286" calcext:value-type="float">
            <text:p><text:s/>$112.54 </text:p>
          </table:table-cell>
          <table:table-cell table:style-name="ce32" table:formula="of:=RANK([.C19];[.$C$4:.$C$75])" office:value-type="float" office:value="55" calcext:value-type="float">
            <text:p>55</text:p>
          </table:table-cell>
          <table:table-cell table:style-name="ce95" office:value-type="float" office:value="137.671428571429" calcext:value-type="float">
            <text:p><text:s/>$137.67 </text:p>
          </table:table-cell>
          <table:table-cell table:style-name="ce33" table:formula="of:=RANK([.E19];[.$E$4:.$E$75])" office:value-type="float" office:value="69" calcext:value-type="float">
            <text:p>69</text:p>
          </table:table-cell>
          <table:table-cell table:style-name="ce95" office:value-type="float" office:value="138.957142857143" calcext:value-type="float">
            <text:p><text:s/>$138.96 </text:p>
          </table:table-cell>
          <table:table-cell table:style-name="ce33" table:formula="of:=RANK([.G19];[.$G$4:.$G$75])" office:value-type="float" office:value="70" calcext:value-type="float">
            <text:p>70</text:p>
          </table:table-cell>
          <table:table-cell table:style-name="ce98" office:value-type="float" office:value="21" calcext:value-type="float">
            <text:p>21</text:p>
          </table:table-cell>
          <table:table-cell table:number-columns-repeated="1015"/>
        </table:table-row>
        <table:table-row table:style-name="ro4">
          <table:table-cell table:style-name="ce29" office:value-type="string" calcext:value-type="string">
            <text:p>Foothill-Deanza CCD</text:p>
          </table:table-cell>
          <table:table-cell table:style-name="ce29" office:value-type="string" calcext:value-type="string">
            <text:p>Bay Area</text:p>
          </table:table-cell>
          <table:table-cell table:style-name="ce95" office:value-type="float" office:value="129.525" calcext:value-type="float">
            <text:p><text:s/>$129.53 </text:p>
          </table:table-cell>
          <table:table-cell table:style-name="ce32" table:formula="of:=RANK([.C20];[.$C$4:.$C$75])" office:value-type="float" office:value="10" calcext:value-type="float">
            <text:p>10</text:p>
          </table:table-cell>
          <table:table-cell table:style-name="ce95" office:value-type="float" office:value="151.344285714286" calcext:value-type="float">
            <text:p><text:s/>$151.34 </text:p>
          </table:table-cell>
          <table:table-cell table:style-name="ce33" table:formula="of:=RANK([.E20];[.$E$4:.$E$75])" office:value-type="float" office:value="49" calcext:value-type="float">
            <text:p>49</text:p>
          </table:table-cell>
          <table:table-cell table:style-name="ce95" office:value-type="float" office:value="151.344285714286" calcext:value-type="float">
            <text:p><text:s/>$151.34 </text:p>
          </table:table-cell>
          <table:table-cell table:style-name="ce33" table:formula="of:=RANK([.G20];[.$G$4:.$G$75])" office:value-type="float" office:value="58" calcext:value-type="float">
            <text:p>58</text:p>
          </table:table-cell>
          <table:table-cell table:style-name="ce98" office:value-type="float" office:value="14" calcext:value-type="float">
            <text:p>14</text:p>
          </table:table-cell>
          <table:table-cell table:number-columns-repeated="1015"/>
        </table:table-row>
        <table:table-row table:style-name="ro4">
          <table:table-cell table:style-name="ce29" office:value-type="string" calcext:value-type="string">
            <text:p>Gavilan CCD</text:p>
          </table:table-cell>
          <table:table-cell table:style-name="ce29" office:value-type="string" calcext:value-type="string">
            <text:p>Central</text:p>
          </table:table-cell>
          <table:table-cell table:style-name="ce95" office:value-type="float" office:value="127.569914285714" calcext:value-type="float">
            <text:p><text:s/>$127.57 </text:p>
          </table:table-cell>
          <table:table-cell table:style-name="ce32" table:formula="of:=RANK([.C21];[.$C$4:.$C$75])" office:value-type="float" office:value="14" calcext:value-type="float">
            <text:p>14</text:p>
          </table:table-cell>
          <table:table-cell table:style-name="ce95" office:value-type="float" office:value="162.522185714286" calcext:value-type="float">
            <text:p><text:s/>$162.52 </text:p>
          </table:table-cell>
          <table:table-cell table:style-name="ce33" table:formula="of:=RANK([.E21];[.$E$4:.$E$75])" office:value-type="float" office:value="22" calcext:value-type="float">
            <text:p>22</text:p>
          </table:table-cell>
          <table:table-cell table:style-name="ce95" office:value-type="float" office:value="167.310257142857" calcext:value-type="float">
            <text:p><text:s/>$167.31 </text:p>
          </table:table-cell>
          <table:table-cell table:style-name="ce33" table:formula="of:=RANK([.G21];[.$G$4:.$G$75])" office:value-type="float" office:value="25" calcext:value-type="float">
            <text:p>25</text:p>
          </table:table-cell>
          <table:table-cell table:style-name="ce98" office:value-type="float" office:value="22" calcext:value-type="float">
            <text:p>22</text:p>
          </table:table-cell>
          <table:table-cell table:number-columns-repeated="1015"/>
        </table:table-row>
        <table:table-row table:style-name="ro4">
          <table:table-cell table:style-name="ce29" office:value-type="string" calcext:value-type="string">
            <text:p>Glendale CCD</text:p>
          </table:table-cell>
          <table:table-cell table:style-name="ce29" office:value-type="string" calcext:value-type="string">
            <text:p>Southern</text:p>
          </table:table-cell>
          <table:table-cell table:style-name="ce95" office:value-type="float" office:value="126.445714285714" calcext:value-type="float">
            <text:p><text:s/>$126.45 </text:p>
          </table:table-cell>
          <table:table-cell table:style-name="ce32" table:formula="of:=RANK([.C22];[.$C$4:.$C$75])" office:value-type="float" office:value="15" calcext:value-type="float">
            <text:p>15</text:p>
          </table:table-cell>
          <table:table-cell table:style-name="ce95" office:value-type="float" office:value="164.15" calcext:value-type="float">
            <text:p><text:s/>$164.15 </text:p>
          </table:table-cell>
          <table:table-cell table:style-name="ce33" table:formula="of:=RANK([.E22];[.$E$4:.$E$75])" office:value-type="float" office:value="17" calcext:value-type="float">
            <text:p>17</text:p>
          </table:table-cell>
          <table:table-cell table:style-name="ce95" office:value-type="float" office:value="167.378571428571" calcext:value-type="float">
            <text:p><text:s/>$167.38 </text:p>
          </table:table-cell>
          <table:table-cell table:style-name="ce33" table:formula="of:=RANK([.G22];[.$G$4:.$G$75])" office:value-type="float" office:value="24" calcext:value-type="float">
            <text:p>24</text:p>
          </table:table-cell>
          <table:table-cell table:style-name="ce98" office:value-type="float" office:value="31" calcext:value-type="float">
            <text:p>31</text:p>
          </table:table-cell>
          <table:table-cell table:number-columns-repeated="1015"/>
        </table:table-row>
        <table:table-row table:style-name="ro4">
          <table:table-cell table:style-name="ce29" office:value-type="string" calcext:value-type="string">
            <text:p>Grossmont-Cuyamaca CCD</text:p>
          </table:table-cell>
          <table:table-cell table:style-name="ce29" office:value-type="string" calcext:value-type="string">
            <text:p>Southern</text:p>
          </table:table-cell>
          <table:table-cell table:style-name="ce95" office:value-type="float" office:value="101.752857142857" calcext:value-type="float">
            <text:p><text:s/>$101.75 </text:p>
          </table:table-cell>
          <table:table-cell table:style-name="ce32" table:formula="of:=RANK([.C23];[.$C$4:.$C$75])" office:value-type="float" office:value="70" calcext:value-type="float">
            <text:p>70</text:p>
          </table:table-cell>
          <table:table-cell table:style-name="ce95" office:value-type="float" office:value="142.222857142857" calcext:value-type="float">
            <text:p><text:s/>$142.22 </text:p>
          </table:table-cell>
          <table:table-cell table:style-name="ce33" table:formula="of:=RANK([.E23];[.$E$4:.$E$75])" office:value-type="float" office:value="65" calcext:value-type="float">
            <text:p>65</text:p>
          </table:table-cell>
          <table:table-cell table:style-name="ce95" office:value-type="float" office:value="145.778571428571" calcext:value-type="float">
            <text:p><text:s/>$145.78 </text:p>
          </table:table-cell>
          <table:table-cell table:style-name="ce33" table:formula="of:=RANK([.G23];[.$G$4:.$G$75])" office:value-type="float" office:value="65" calcext:value-type="float">
            <text:p>65</text:p>
          </table:table-cell>
          <table:table-cell table:style-name="ce98" office:value-type="float" office:value="30" calcext:value-type="float">
            <text:p>30</text:p>
          </table:table-cell>
          <table:table-cell table:number-columns-repeated="1015"/>
        </table:table-row>
        <table:table-row table:style-name="ro4">
          <table:table-cell table:style-name="ce29" office:value-type="string" calcext:value-type="string">
            <text:p>Hartnell CCD</text:p>
          </table:table-cell>
          <table:table-cell table:style-name="ce29" office:value-type="string" calcext:value-type="string">
            <text:p>Bay Area</text:p>
          </table:table-cell>
          <table:table-cell table:style-name="ce95" office:value-type="float" office:value="116.715714285714" calcext:value-type="float">
            <text:p><text:s/>$116.72 </text:p>
          </table:table-cell>
          <table:table-cell table:style-name="ce32" table:formula="of:=RANK([.C24];[.$C$4:.$C$75])" office:value-type="float" office:value="40" calcext:value-type="float">
            <text:p>40</text:p>
          </table:table-cell>
          <table:table-cell table:style-name="ce95" office:value-type="float" office:value="150.03" calcext:value-type="float">
            <text:p><text:s/>$150.03 </text:p>
          </table:table-cell>
          <table:table-cell table:style-name="ce33" table:formula="of:=RANK([.E24];[.$E$4:.$E$75])" office:value-type="float" office:value="53" calcext:value-type="float">
            <text:p>53</text:p>
          </table:table-cell>
          <table:table-cell table:style-name="ce95" office:value-type="float" office:value="154.415714285714" calcext:value-type="float">
            <text:p><text:s/>$154.42 </text:p>
          </table:table-cell>
          <table:table-cell table:style-name="ce33" table:formula="of:=RANK([.G24];[.$G$4:.$G$75])" office:value-type="float" office:value="53" calcext:value-type="float">
            <text:p>53</text:p>
          </table:table-cell>
          <table:table-cell table:style-name="ce98" office:value-type="float" office:value="20" calcext:value-type="float">
            <text:p>20</text:p>
          </table:table-cell>
          <table:table-cell table:number-columns-repeated="1015"/>
        </table:table-row>
        <table:table-row table:style-name="ro4">
          <table:table-cell table:style-name="ce29" office:value-type="string" calcext:value-type="string">
            <text:p>Imperial CCD</text:p>
          </table:table-cell>
          <table:table-cell table:style-name="ce29" office:value-type="string" calcext:value-type="string">
            <text:p>Southern</text:p>
          </table:table-cell>
          <table:table-cell table:style-name="ce95" office:value-type="float" office:value="111.224285714286" calcext:value-type="float">
            <text:p><text:s/>$111.22 </text:p>
          </table:table-cell>
          <table:table-cell table:style-name="ce32" table:formula="of:=RANK([.C25];[.$C$4:.$C$75])" office:value-type="float" office:value="57" calcext:value-type="float">
            <text:p>57</text:p>
          </table:table-cell>
          <table:table-cell table:style-name="ce95" office:value-type="float" office:value="145.122857142857" calcext:value-type="float">
            <text:p><text:s/>$145.12 </text:p>
          </table:table-cell>
          <table:table-cell table:style-name="ce33" table:formula="of:=RANK([.E25];[.$E$4:.$E$75])" office:value-type="float" office:value="60" calcext:value-type="float">
            <text:p>60</text:p>
          </table:table-cell>
          <table:table-cell table:style-name="ce95" office:value-type="float" office:value="152.264285714286" calcext:value-type="float">
            <text:p><text:s/>$152.26 </text:p>
          </table:table-cell>
          <table:table-cell table:style-name="ce33" table:formula="of:=RANK([.G25];[.$G$4:.$G$75])" office:value-type="float" office:value="56" calcext:value-type="float">
            <text:p>56</text:p>
          </table:table-cell>
          <table:table-cell table:style-name="ce98" office:value-type="float" office:value="18" calcext:value-type="float">
            <text:p>18</text:p>
          </table:table-cell>
          <table:table-cell table:number-columns-repeated="1015"/>
        </table:table-row>
        <table:table-row table:style-name="ro4">
          <table:table-cell table:style-name="ce29" office:value-type="string" calcext:value-type="string">
            <text:p>Kern CCD</text:p>
          </table:table-cell>
          <table:table-cell table:style-name="ce29" office:value-type="string" calcext:value-type="string">
            <text:p>Central</text:p>
          </table:table-cell>
          <table:table-cell table:style-name="ce95" office:value-type="float" office:value="133.273385714286" calcext:value-type="float">
            <text:p><text:s/>$133.27 </text:p>
          </table:table-cell>
          <table:table-cell table:style-name="ce32" table:formula="of:=RANK([.C26];[.$C$4:.$C$75])" office:value-type="float" office:value="5" calcext:value-type="float">
            <text:p>5</text:p>
          </table:table-cell>
          <table:table-cell table:style-name="ce95" office:value-type="float" office:value="161.343471428571" calcext:value-type="float">
            <text:p><text:s/>$161.34 </text:p>
          </table:table-cell>
          <table:table-cell table:style-name="ce33" table:formula="of:=RANK([.E26];[.$E$4:.$E$75])" office:value-type="float" office:value="24" calcext:value-type="float">
            <text:p>24</text:p>
          </table:table-cell>
          <table:table-cell table:style-name="ce95" office:value-type="float" office:value="172.6352" calcext:value-type="float">
            <text:p><text:s/>$172.64 </text:p>
          </table:table-cell>
          <table:table-cell table:style-name="ce33" table:formula="of:=RANK([.G26];[.$G$4:.$G$75])" office:value-type="float" office:value="14" calcext:value-type="float">
            <text:p>14</text:p>
          </table:table-cell>
          <table:table-cell table:style-name="ce98" office:value-type="float" office:value="15" calcext:value-type="float">
            <text:p>15</text:p>
          </table:table-cell>
          <table:table-cell table:number-columns-repeated="1015"/>
        </table:table-row>
        <table:table-row table:style-name="ro4">
          <table:table-cell table:style-name="ce29" office:value-type="string" calcext:value-type="string">
            <text:p>Lake Tahoe CCD</text:p>
          </table:table-cell>
          <table:table-cell table:style-name="ce29" office:value-type="string" calcext:value-type="string">
            <text:p>Central</text:p>
          </table:table-cell>
          <table:table-cell table:style-name="ce95" office:value-type="float" office:value="112.767475714286" calcext:value-type="float">
            <text:p><text:s/>$112.77 </text:p>
          </table:table-cell>
          <table:table-cell table:style-name="ce32" table:formula="of:=RANK([.C27];[.$C$4:.$C$75])" office:value-type="float" office:value="53" calcext:value-type="float">
            <text:p>53</text:p>
          </table:table-cell>
          <table:table-cell table:style-name="ce95" office:value-type="float" office:value="151.825714285714" calcext:value-type="float">
            <text:p><text:s/>$151.83 </text:p>
          </table:table-cell>
          <table:table-cell table:style-name="ce33" table:formula="of:=RANK([.E27];[.$E$4:.$E$75])" office:value-type="float" office:value="47" calcext:value-type="float">
            <text:p>47</text:p>
          </table:table-cell>
          <table:table-cell table:style-name="ce95" office:value-type="float" office:value="154.69" calcext:value-type="float">
            <text:p><text:s/>$154.69 </text:p>
          </table:table-cell>
          <table:table-cell table:style-name="ce33" table:formula="of:=RANK([.G27];[.$G$4:.$G$75])" office:value-type="float" office:value="51" calcext:value-type="float">
            <text:p>51</text:p>
          </table:table-cell>
          <table:table-cell table:style-name="ce98" office:value-type="float" office:value="20" calcext:value-type="float">
            <text:p>20</text:p>
          </table:table-cell>
          <table:table-cell table:number-columns-repeated="1015"/>
        </table:table-row>
        <table:table-row table:style-name="ro4">
          <table:table-cell table:style-name="ce29" office:value-type="string" calcext:value-type="string">
            <text:p>Lassen CCD</text:p>
          </table:table-cell>
          <table:table-cell table:style-name="ce29" office:value-type="string" calcext:value-type="string">
            <text:p>Northern</text:p>
          </table:table-cell>
          <table:table-cell table:style-name="ce95" office:value-type="float" office:value="119.215714285714" calcext:value-type="float">
            <text:p><text:s/>$119.22 </text:p>
          </table:table-cell>
          <table:table-cell table:style-name="ce32" table:formula="of:=RANK([.C28];[.$C$4:.$C$75])" office:value-type="float" office:value="29" calcext:value-type="float">
            <text:p>29</text:p>
          </table:table-cell>
          <table:table-cell table:style-name="ce95" office:value-type="float" office:value="128.007142857143" calcext:value-type="float">
            <text:p><text:s/>$128.01 </text:p>
          </table:table-cell>
          <table:table-cell table:style-name="ce33" table:formula="of:=RANK([.E28];[.$E$4:.$E$75])" office:value-type="float" office:value="72" calcext:value-type="float">
            <text:p>72</text:p>
          </table:table-cell>
          <table:table-cell table:style-name="ce95" office:value-type="float" office:value="128.721428571429" calcext:value-type="float">
            <text:p><text:s/>$128.72 </text:p>
          </table:table-cell>
          <table:table-cell table:style-name="ce33" table:formula="of:=RANK([.G28];[.$G$4:.$G$75])" office:value-type="float" office:value="72" calcext:value-type="float">
            <text:p>72</text:p>
          </table:table-cell>
          <table:table-cell table:style-name="ce98" office:value-type="float" office:value="21" calcext:value-type="float">
            <text:p>21</text:p>
          </table:table-cell>
          <table:table-cell table:number-columns-repeated="1015"/>
        </table:table-row>
        <table:table-row table:style-name="ro4">
          <table:table-cell table:style-name="ce29" office:value-type="string" calcext:value-type="string">
            <text:p>Long Beach CCD</text:p>
          </table:table-cell>
          <table:table-cell table:style-name="ce29" office:value-type="string" calcext:value-type="string">
            <text:p>Southern</text:p>
          </table:table-cell>
          <table:table-cell table:style-name="ce95" office:value-type="float" office:value="129.155928571429" calcext:value-type="float">
            <text:p><text:s/>$129.16 </text:p>
          </table:table-cell>
          <table:table-cell table:style-name="ce32" table:formula="of:=RANK([.C29];[.$C$4:.$C$75])" office:value-type="float" office:value="12" calcext:value-type="float">
            <text:p>12</text:p>
          </table:table-cell>
          <table:table-cell table:style-name="ce95" office:value-type="float" office:value="152.123642857143" calcext:value-type="float">
            <text:p><text:s/>$152.12 </text:p>
          </table:table-cell>
          <table:table-cell table:style-name="ce33" table:formula="of:=RANK([.E29];[.$E$4:.$E$75])" office:value-type="float" office:value="45" calcext:value-type="float">
            <text:p>45</text:p>
          </table:table-cell>
          <table:table-cell table:style-name="ce95" office:value-type="float" office:value="158.763742857143" calcext:value-type="float">
            <text:p><text:s/>$158.76 </text:p>
          </table:table-cell>
          <table:table-cell table:style-name="ce33" table:formula="of:=RANK([.G29];[.$G$4:.$G$75])" office:value-type="float" office:value="39" calcext:value-type="float">
            <text:p>39</text:p>
          </table:table-cell>
          <table:table-cell table:style-name="ce98" office:value-type="float" office:value="20" calcext:value-type="float">
            <text:p>20</text:p>
          </table:table-cell>
          <table:table-cell table:number-columns-repeated="1015"/>
        </table:table-row>
        <table:table-row table:style-name="ro4">
          <table:table-cell table:style-name="ce29" office:value-type="string" calcext:value-type="string">
            <text:p>Los Angeles CCD</text:p>
          </table:table-cell>
          <table:table-cell table:style-name="ce29" office:value-type="string" calcext:value-type="string">
            <text:p>Southern</text:p>
          </table:table-cell>
          <table:table-cell table:style-name="ce95" office:value-type="float" office:value="118.371428571429" calcext:value-type="float">
            <text:p><text:s/>$118.37 </text:p>
          </table:table-cell>
          <table:table-cell table:style-name="ce32" table:formula="of:=RANK([.C30];[.$C$4:.$C$75])" office:value-type="float" office:value="30" calcext:value-type="float">
            <text:p>30</text:p>
          </table:table-cell>
          <table:table-cell table:style-name="ce95" office:value-type="float" office:value="163.285714285714" calcext:value-type="float">
            <text:p><text:s/>$163.29 </text:p>
          </table:table-cell>
          <table:table-cell table:style-name="ce33" table:formula="of:=RANK([.E30];[.$E$4:.$E$75])" office:value-type="float" office:value="21" calcext:value-type="float">
            <text:p>21</text:p>
          </table:table-cell>
          <table:table-cell table:style-name="ce95" office:value-type="float" office:value="168.2" calcext:value-type="float">
            <text:p><text:s/>$168.20 </text:p>
          </table:table-cell>
          <table:table-cell table:style-name="ce33" table:formula="of:=RANK([.G30];[.$G$4:.$G$75])" office:value-type="float" office:value="20" calcext:value-type="float">
            <text:p>20</text:p>
          </table:table-cell>
          <table:table-cell table:style-name="ce98" office:value-type="float" office:value="28" calcext:value-type="float">
            <text:p>28</text:p>
          </table:table-cell>
          <table:table-cell table:number-columns-repeated="1015"/>
        </table:table-row>
        <table:table-row table:style-name="ro4">
          <table:table-cell table:style-name="ce29" office:value-type="string" calcext:value-type="string">
            <text:p>Los Rios CCD</text:p>
          </table:table-cell>
          <table:table-cell table:style-name="ce29" office:value-type="string" calcext:value-type="string">
            <text:p>Northern</text:p>
          </table:table-cell>
          <table:table-cell table:style-name="ce95" office:value-type="float" office:value="108.535714285714" calcext:value-type="float">
            <text:p><text:s/>$108.54 </text:p>
          </table:table-cell>
          <table:table-cell table:style-name="ce32" table:formula="of:=RANK([.C31];[.$C$4:.$C$75])" office:value-type="float" office:value="63" calcext:value-type="float">
            <text:p>63</text:p>
          </table:table-cell>
          <table:table-cell table:style-name="ce95" office:value-type="float" office:value="149.835714285714" calcext:value-type="float">
            <text:p><text:s/>$149.84 </text:p>
          </table:table-cell>
          <table:table-cell table:style-name="ce33" table:formula="of:=RANK([.E31];[.$E$4:.$E$75])" office:value-type="float" office:value="55" calcext:value-type="float">
            <text:p>55</text:p>
          </table:table-cell>
          <table:table-cell table:style-name="ce95" office:value-type="float" office:value="157.318571428571" calcext:value-type="float">
            <text:p><text:s/>$157.32 </text:p>
          </table:table-cell>
          <table:table-cell table:style-name="ce33" table:formula="of:=RANK([.G31];[.$G$4:.$G$75])" office:value-type="float" office:value="45" calcext:value-type="float">
            <text:p>45</text:p>
          </table:table-cell>
          <table:table-cell table:style-name="ce98" office:value-type="float" office:value="20" calcext:value-type="float">
            <text:p>20</text:p>
          </table:table-cell>
          <table:table-cell table:number-columns-repeated="1015"/>
        </table:table-row>
        <table:table-row table:style-name="ro4">
          <table:table-cell table:style-name="ce29" office:value-type="string" calcext:value-type="string">
            <text:p>Marin CCD</text:p>
          </table:table-cell>
          <table:table-cell table:style-name="ce29" office:value-type="string" calcext:value-type="string">
            <text:p>Bay Area</text:p>
          </table:table-cell>
          <table:table-cell table:style-name="ce95" office:value-type="float" office:value="117.9" calcext:value-type="float">
            <text:p><text:s/>$117.90 </text:p>
          </table:table-cell>
          <table:table-cell table:style-name="ce32" table:formula="of:=RANK([.C32];[.$C$4:.$C$75])" office:value-type="float" office:value="35" calcext:value-type="float">
            <text:p>35</text:p>
          </table:table-cell>
          <table:table-cell table:style-name="ce95" office:value-type="float" office:value="171.102857142857" calcext:value-type="float">
            <text:p><text:s/>$171.10 </text:p>
          </table:table-cell>
          <table:table-cell table:style-name="ce33" table:formula="of:=RANK([.E32];[.$E$4:.$E$75])" office:value-type="float" office:value="10" calcext:value-type="float">
            <text:p>10</text:p>
          </table:table-cell>
          <table:table-cell table:style-name="ce95" office:value-type="float" office:value="174.495714285714" calcext:value-type="float">
            <text:p><text:s/>$174.50 </text:p>
          </table:table-cell>
          <table:table-cell table:style-name="ce33" table:formula="of:=RANK([.G32];[.$G$4:.$G$75])" office:value-type="float" office:value="11" calcext:value-type="float">
            <text:p>11</text:p>
          </table:table-cell>
          <table:table-cell table:style-name="ce98" office:value-type="float" office:value="24" calcext:value-type="float">
            <text:p>24</text:p>
          </table:table-cell>
          <table:table-cell table:number-columns-repeated="1015"/>
        </table:table-row>
        <table:table-row table:style-name="ro4">
          <table:table-cell table:style-name="ce29" office:value-type="string" calcext:value-type="string">
            <text:p>Mendocino-Lake CCD</text:p>
          </table:table-cell>
          <table:table-cell table:style-name="ce29" office:value-type="string" calcext:value-type="string">
            <text:p>Northern</text:p>
          </table:table-cell>
          <table:table-cell table:style-name="ce95" office:value-type="float" office:value="116.007142857143" calcext:value-type="float">
            <text:p><text:s/>$116.01 </text:p>
          </table:table-cell>
          <table:table-cell table:style-name="ce32" table:formula="of:=RANK([.C33];[.$C$4:.$C$75])" office:value-type="float" office:value="43" calcext:value-type="float">
            <text:p>43</text:p>
          </table:table-cell>
          <table:table-cell table:style-name="ce95" office:value-type="float" office:value="150.967142857143" calcext:value-type="float">
            <text:p><text:s/>$150.97 </text:p>
          </table:table-cell>
          <table:table-cell table:style-name="ce33" table:formula="of:=RANK([.E33];[.$E$4:.$E$75])" office:value-type="float" office:value="51" calcext:value-type="float">
            <text:p>51</text:p>
          </table:table-cell>
          <table:table-cell table:style-name="ce95" office:value-type="float" office:value="154.681428571429" calcext:value-type="float">
            <text:p><text:s/>$154.68 </text:p>
          </table:table-cell>
          <table:table-cell table:style-name="ce33" table:formula="of:=RANK([.G33];[.$G$4:.$G$75])" office:value-type="float" office:value="52" calcext:value-type="float">
            <text:p>52</text:p>
          </table:table-cell>
          <table:table-cell table:style-name="ce98" office:value-type="float" office:value="26" calcext:value-type="float">
            <text:p>26</text:p>
          </table:table-cell>
          <table:table-cell table:number-columns-repeated="1015"/>
        </table:table-row>
        <table:table-row table:style-name="ro4">
          <table:table-cell table:style-name="ce29" office:value-type="string" calcext:value-type="string">
            <text:p>Merced CCD</text:p>
          </table:table-cell>
          <table:table-cell table:style-name="ce29" office:value-type="string" calcext:value-type="string">
            <text:p>Central</text:p>
          </table:table-cell>
          <table:table-cell table:style-name="ce95" office:value-type="float" office:value="109.635714285714" calcext:value-type="float">
            <text:p><text:s/>$109.64 </text:p>
          </table:table-cell>
          <table:table-cell table:style-name="ce32" table:formula="of:=RANK([.C34];[.$C$4:.$C$75])" office:value-type="float" office:value="61" calcext:value-type="float">
            <text:p>61</text:p>
          </table:table-cell>
          <table:table-cell table:style-name="ce95" office:value-type="float" office:value="150.787142857143" calcext:value-type="float">
            <text:p><text:s/>$150.79 </text:p>
          </table:table-cell>
          <table:table-cell table:style-name="ce33" table:formula="of:=RANK([.E34];[.$E$4:.$E$75])" office:value-type="float" office:value="52" calcext:value-type="float">
            <text:p>52</text:p>
          </table:table-cell>
          <table:table-cell table:style-name="ce95" office:value-type="float" office:value="157.838571428571" calcext:value-type="float">
            <text:p><text:s/>$157.84 </text:p>
          </table:table-cell>
          <table:table-cell table:style-name="ce33" table:formula="of:=RANK([.G34];[.$G$4:.$G$75])" office:value-type="float" office:value="43" calcext:value-type="float">
            <text:p>43</text:p>
          </table:table-cell>
          <table:table-cell table:style-name="ce98" office:value-type="float" office:value="38" calcext:value-type="float">
            <text:p>38</text:p>
          </table:table-cell>
          <table:table-cell table:number-columns-repeated="1015"/>
        </table:table-row>
        <table:table-row table:style-name="ro4">
          <table:table-cell table:style-name="ce29" office:value-type="string" calcext:value-type="string">
            <text:p>MiraCosta CCD</text:p>
          </table:table-cell>
          <table:table-cell table:style-name="ce29" office:value-type="string" calcext:value-type="string">
            <text:p>Southern</text:p>
          </table:table-cell>
          <table:table-cell table:style-name="ce95" office:value-type="float" office:value="160.375714285714" calcext:value-type="float">
            <text:p><text:s/>$160.38 </text:p>
          </table:table-cell>
          <table:table-cell table:style-name="ce32" table:formula="of:=RANK([.C35];[.$C$4:.$C$75])" office:value-type="float" office:value="1" calcext:value-type="float">
            <text:p>1</text:p>
          </table:table-cell>
          <table:table-cell table:style-name="ce95" office:value-type="float" office:value="207.511428571429" calcext:value-type="float">
            <text:p><text:s/>$207.51 </text:p>
          </table:table-cell>
          <table:table-cell table:style-name="ce33" table:formula="of:=RANK([.E35];[.$E$4:.$E$75])" office:value-type="float" office:value="1" calcext:value-type="float">
            <text:p>1</text:p>
          </table:table-cell>
          <table:table-cell table:style-name="ce95" office:value-type="float" office:value="211.222857142857" calcext:value-type="float">
            <text:p><text:s/>$211.22 </text:p>
          </table:table-cell>
          <table:table-cell table:style-name="ce33" table:formula="of:=RANK([.G35];[.$G$4:.$G$75])" office:value-type="float" office:value="1" calcext:value-type="float">
            <text:p>1</text:p>
          </table:table-cell>
          <table:table-cell table:style-name="ce98" office:value-type="float" office:value="30" calcext:value-type="float">
            <text:p>30</text:p>
          </table:table-cell>
          <table:table-cell table:number-columns-repeated="1015"/>
        </table:table-row>
        <table:table-row table:style-name="ro4">
          <table:table-cell table:style-name="ce29" office:value-type="string" calcext:value-type="string">
            <text:p>Monterey Peninsula CCD</text:p>
          </table:table-cell>
          <table:table-cell table:style-name="ce29" office:value-type="string" calcext:value-type="string">
            <text:p>Bay Area</text:p>
          </table:table-cell>
          <table:table-cell table:style-name="ce95" office:value-type="float" office:value="110.432857142857" calcext:value-type="float">
            <text:p><text:s/>$110.43 </text:p>
          </table:table-cell>
          <table:table-cell table:style-name="ce32" table:formula="of:=RANK([.C36];[.$C$4:.$C$75])" office:value-type="float" office:value="59" calcext:value-type="float">
            <text:p>59</text:p>
          </table:table-cell>
          <table:table-cell table:style-name="ce95" office:value-type="float" office:value="138.572857142857" calcext:value-type="float">
            <text:p><text:s/>$138.57 </text:p>
          </table:table-cell>
          <table:table-cell table:style-name="ce33" table:formula="of:=RANK([.E36];[.$E$4:.$E$75])" office:value-type="float" office:value="66" calcext:value-type="float">
            <text:p>66</text:p>
          </table:table-cell>
          <table:table-cell table:style-name="ce95" office:value-type="float" office:value="142.73" calcext:value-type="float">
            <text:p><text:s/>$142.73 </text:p>
          </table:table-cell>
          <table:table-cell table:style-name="ce33" table:formula="of:=RANK([.G36];[.$G$4:.$G$75])" office:value-type="float" office:value="67" calcext:value-type="float">
            <text:p>67</text:p>
          </table:table-cell>
          <table:table-cell table:style-name="ce98" office:value-type="float" office:value="27" calcext:value-type="float">
            <text:p>27</text:p>
          </table:table-cell>
          <table:table-cell table:number-columns-repeated="1015"/>
        </table:table-row>
        <table:table-row table:style-name="ro4">
          <table:table-cell table:style-name="ce29" office:value-type="string" calcext:value-type="string">
            <text:p>Mt. San Antonio CCD</text:p>
          </table:table-cell>
          <table:table-cell table:style-name="ce29" office:value-type="string" calcext:value-type="string">
            <text:p>Southern</text:p>
          </table:table-cell>
          <table:table-cell table:style-name="ce95" office:value-type="float" office:value="136.298571428571" calcext:value-type="float">
            <text:p><text:s/>$136.30 </text:p>
          </table:table-cell>
          <table:table-cell table:style-name="ce32" table:formula="of:=RANK([.C37];[.$C$4:.$C$75])" office:value-type="float" office:value="3" calcext:value-type="float">
            <text:p>3</text:p>
          </table:table-cell>
          <table:table-cell table:style-name="ce95" office:value-type="float" office:value="176.83" calcext:value-type="float">
            <text:p><text:s/>$176.83 </text:p>
          </table:table-cell>
          <table:table-cell table:style-name="ce33" table:formula="of:=RANK([.E37];[.$E$4:.$E$75])" office:value-type="float" office:value="5" calcext:value-type="float">
            <text:p>5</text:p>
          </table:table-cell>
          <table:table-cell table:style-name="ce95" office:value-type="float" office:value="181.534285714286" calcext:value-type="float">
            <text:p><text:s/>$181.53 </text:p>
          </table:table-cell>
          <table:table-cell table:style-name="ce33" table:formula="of:=RANK([.G37];[.$G$4:.$G$75])" office:value-type="float" office:value="5" calcext:value-type="float">
            <text:p>5</text:p>
          </table:table-cell>
          <table:table-cell table:style-name="ce98" office:value-type="float" office:value="35" calcext:value-type="float">
            <text:p>35</text:p>
          </table:table-cell>
          <table:table-cell table:number-columns-repeated="1015"/>
        </table:table-row>
        <table:table-row table:style-name="ro4">
          <table:table-cell table:style-name="ce29" office:value-type="string" calcext:value-type="string">
            <text:p>Mt. San Jacinto CCD</text:p>
          </table:table-cell>
          <table:table-cell table:style-name="ce29" office:value-type="string" calcext:value-type="string">
            <text:p>Southern</text:p>
          </table:table-cell>
          <table:table-cell table:style-name="ce95" office:value-type="float" office:value="118.161851428571" calcext:value-type="float">
            <text:p><text:s/>$118.16 </text:p>
          </table:table-cell>
          <table:table-cell table:style-name="ce32" table:formula="of:=RANK([.C38];[.$C$4:.$C$75])" office:value-type="float" office:value="31" calcext:value-type="float">
            <text:p>31</text:p>
          </table:table-cell>
          <table:table-cell table:style-name="ce95" office:value-type="float" office:value="167.487592857143" calcext:value-type="float">
            <text:p><text:s/>$167.49 </text:p>
          </table:table-cell>
          <table:table-cell table:style-name="ce33" table:formula="of:=RANK([.E38];[.$E$4:.$E$75])" office:value-type="float" office:value="14" calcext:value-type="float">
            <text:p>14</text:p>
          </table:table-cell>
          <table:table-cell table:style-name="ce95" office:value-type="float" office:value="186.097177142857" calcext:value-type="float">
            <text:p><text:s/>$186.10 </text:p>
          </table:table-cell>
          <table:table-cell table:style-name="ce33" table:formula="of:=RANK([.G38];[.$G$4:.$G$75])" office:value-type="float" office:value="3" calcext:value-type="float">
            <text:p>3</text:p>
          </table:table-cell>
          <table:table-cell table:style-name="ce98" office:value-type="float" office:value="16" calcext:value-type="float">
            <text:p>16</text:p>
          </table:table-cell>
          <table:table-cell table:number-columns-repeated="1015"/>
        </table:table-row>
        <table:table-row table:style-name="ro4">
          <table:table-cell table:style-name="ce29" office:value-type="string" calcext:value-type="string">
            <text:p>Napa Valley CCD</text:p>
          </table:table-cell>
          <table:table-cell table:style-name="ce29" office:value-type="string" calcext:value-type="string">
            <text:p>Northern</text:p>
          </table:table-cell>
          <table:table-cell table:style-name="ce95" office:value-type="float" office:value="106.877142857143" calcext:value-type="float">
            <text:p><text:s/>$106.88 </text:p>
          </table:table-cell>
          <table:table-cell table:style-name="ce32" table:formula="of:=RANK([.C39];[.$C$4:.$C$75])" office:value-type="float" office:value="67" calcext:value-type="float">
            <text:p>67</text:p>
          </table:table-cell>
          <table:table-cell table:style-name="ce95" office:value-type="float" office:value="135.44" calcext:value-type="float">
            <text:p><text:s/>$135.44 </text:p>
          </table:table-cell>
          <table:table-cell table:style-name="ce33" table:formula="of:=RANK([.E39];[.$E$4:.$E$75])" office:value-type="float" office:value="71" calcext:value-type="float">
            <text:p>71</text:p>
          </table:table-cell>
          <table:table-cell table:style-name="ce95" office:value-type="float" office:value="135.44" calcext:value-type="float">
            <text:p><text:s/>$135.44 </text:p>
          </table:table-cell>
          <table:table-cell table:style-name="ce33" table:formula="of:=RANK([.G39];[.$G$4:.$G$75])" office:value-type="float" office:value="71" calcext:value-type="float">
            <text:p>71</text:p>
          </table:table-cell>
          <table:table-cell table:style-name="ce98" office:value-type="float" office:value="24" calcext:value-type="float">
            <text:p>24</text:p>
          </table:table-cell>
          <table:table-cell table:number-columns-repeated="1015"/>
        </table:table-row>
        <table:table-row table:style-name="ro4">
          <table:table-cell table:style-name="ce29" office:value-type="string" calcext:value-type="string">
            <text:p>North Orange County CCD</text:p>
          </table:table-cell>
          <table:table-cell table:style-name="ce29" office:value-type="string" calcext:value-type="string">
            <text:p>Southern</text:p>
          </table:table-cell>
          <table:table-cell table:style-name="ce95" office:value-type="float" office:value="124.594285714286" calcext:value-type="float">
            <text:p><text:s/>$124.59 </text:p>
          </table:table-cell>
          <table:table-cell table:style-name="ce32" table:formula="of:=RANK([.C40];[.$C$4:.$C$75])" office:value-type="float" office:value="20" calcext:value-type="float">
            <text:p>20</text:p>
          </table:table-cell>
          <table:table-cell table:style-name="ce95" office:value-type="float" office:value="160.585714285714" calcext:value-type="float">
            <text:p><text:s/>$160.59 </text:p>
          </table:table-cell>
          <table:table-cell table:style-name="ce33" table:formula="of:=RANK([.E40];[.$E$4:.$E$75])" office:value-type="float" office:value="28" calcext:value-type="float">
            <text:p>28</text:p>
          </table:table-cell>
          <table:table-cell table:style-name="ce95" office:value-type="float" office:value="166.14" calcext:value-type="float">
            <text:p><text:s/>$166.14 </text:p>
          </table:table-cell>
          <table:table-cell table:style-name="ce33" table:formula="of:=RANK([.G40];[.$G$4:.$G$75])" office:value-type="float" office:value="28" calcext:value-type="float">
            <text:p>28</text:p>
          </table:table-cell>
          <table:table-cell table:style-name="ce98" office:value-type="float" office:value="25" calcext:value-type="float">
            <text:p>25</text:p>
          </table:table-cell>
          <table:table-cell table:number-columns-repeated="1015"/>
        </table:table-row>
        <table:table-row table:style-name="ro4">
          <table:table-cell table:style-name="ce29" office:value-type="string" calcext:value-type="string">
            <text:p>Ohlone CCD</text:p>
          </table:table-cell>
          <table:table-cell table:style-name="ce29" office:value-type="string" calcext:value-type="string">
            <text:p>Bay Area</text:p>
          </table:table-cell>
          <table:table-cell table:style-name="ce95" office:value-type="float" office:value="131.624285714286" calcext:value-type="float">
            <text:p><text:s/>$131.62 </text:p>
          </table:table-cell>
          <table:table-cell table:style-name="ce32" table:formula="of:=RANK([.C41];[.$C$4:.$C$75])" office:value-type="float" office:value="7" calcext:value-type="float">
            <text:p>7</text:p>
          </table:table-cell>
          <table:table-cell table:style-name="ce95" office:value-type="float" office:value="177.065714285714" calcext:value-type="float">
            <text:p><text:s/>$177.07 </text:p>
          </table:table-cell>
          <table:table-cell table:style-name="ce33" table:formula="of:=RANK([.E41];[.$E$4:.$E$75])" office:value-type="float" office:value="4" calcext:value-type="float">
            <text:p>4</text:p>
          </table:table-cell>
          <table:table-cell table:style-name="ce95" office:value-type="float" office:value="180.708571428571" calcext:value-type="float">
            <text:p><text:s/>$180.71 </text:p>
          </table:table-cell>
          <table:table-cell table:style-name="ce33" table:formula="of:=RANK([.G41];[.$G$4:.$G$75])" office:value-type="float" office:value="6" calcext:value-type="float">
            <text:p>6</text:p>
          </table:table-cell>
          <table:table-cell table:style-name="ce98" office:value-type="float" office:value="21" calcext:value-type="float">
            <text:p>21</text:p>
          </table:table-cell>
          <table:table-cell table:number-columns-repeated="1015"/>
        </table:table-row>
        <table:table-row table:style-name="ro4">
          <table:table-cell table:style-name="ce29" office:value-type="string" calcext:value-type="string">
            <text:p>Palo Verde CCD</text:p>
          </table:table-cell>
          <table:table-cell table:style-name="ce29" office:value-type="string" calcext:value-type="string">
            <text:p>Southern</text:p>
          </table:table-cell>
          <table:table-cell table:style-name="ce95" office:value-type="float" office:value="107.568571428571" calcext:value-type="float">
            <text:p><text:s/>$107.57 </text:p>
          </table:table-cell>
          <table:table-cell table:style-name="ce32" table:formula="of:=RANK([.C42];[.$C$4:.$C$75])" office:value-type="float" office:value="65" calcext:value-type="float">
            <text:p>65</text:p>
          </table:table-cell>
          <table:table-cell table:style-name="ce95" office:value-type="float" office:value="144.28" calcext:value-type="float">
            <text:p><text:s/>$144.28 </text:p>
          </table:table-cell>
          <table:table-cell table:style-name="ce33" table:formula="of:=RANK([.E42];[.$E$4:.$E$75])" office:value-type="float" office:value="62" calcext:value-type="float">
            <text:p>62</text:p>
          </table:table-cell>
          <table:table-cell table:style-name="ce95" office:value-type="float" office:value="147.394285714286" calcext:value-type="float">
            <text:p><text:s/>$147.39 </text:p>
          </table:table-cell>
          <table:table-cell table:style-name="ce33" table:formula="of:=RANK([.G42];[.$G$4:.$G$75])" office:value-type="float" office:value="62" calcext:value-type="float">
            <text:p>62</text:p>
          </table:table-cell>
          <table:table-cell table:style-name="ce98" office:value-type="float" office:value="21" calcext:value-type="float">
            <text:p>21</text:p>
          </table:table-cell>
          <table:table-cell table:number-columns-repeated="1015"/>
        </table:table-row>
        <table:table-row table:style-name="ro4">
          <table:table-cell table:style-name="ce29" office:value-type="string" calcext:value-type="string">
            <text:p>Palomar CCD</text:p>
          </table:table-cell>
          <table:table-cell table:style-name="ce29" office:value-type="string" calcext:value-type="string">
            <text:p>Southern</text:p>
          </table:table-cell>
          <table:table-cell table:style-name="ce95" office:value-type="float" office:value="126.334528571429" calcext:value-type="float">
            <text:p><text:s/>$126.33 </text:p>
          </table:table-cell>
          <table:table-cell table:style-name="ce32" table:formula="of:=RANK([.C43];[.$C$4:.$C$75])" office:value-type="float" office:value="16" calcext:value-type="float">
            <text:p>16</text:p>
          </table:table-cell>
          <table:table-cell table:style-name="ce95" office:value-type="float" office:value="173.516942857143" calcext:value-type="float">
            <text:p><text:s/>$173.52 </text:p>
          </table:table-cell>
          <table:table-cell table:style-name="ce33" table:formula="of:=RANK([.E43];[.$E$4:.$E$75])" office:value-type="float" office:value="8" calcext:value-type="float">
            <text:p>8</text:p>
          </table:table-cell>
          <table:table-cell table:style-name="ce95" office:value-type="float" office:value="175.5562" calcext:value-type="float">
            <text:p><text:s/>$175.56 </text:p>
          </table:table-cell>
          <table:table-cell table:style-name="ce33" table:formula="of:=RANK([.G43];[.$G$4:.$G$75])" office:value-type="float" office:value="9" calcext:value-type="float">
            <text:p>9</text:p>
          </table:table-cell>
          <table:table-cell table:style-name="ce98" office:value-type="float" office:value="40" calcext:value-type="float">
            <text:p>40</text:p>
          </table:table-cell>
          <table:table-cell table:number-columns-repeated="1015"/>
        </table:table-row>
        <table:table-row table:style-name="ro4">
          <table:table-cell table:style-name="ce29" office:value-type="string" calcext:value-type="string">
            <text:p>Pasadena Area CCD</text:p>
          </table:table-cell>
          <table:table-cell table:style-name="ce29" office:value-type="string" calcext:value-type="string">
            <text:p>Southern</text:p>
          </table:table-cell>
          <table:table-cell table:style-name="ce95" office:value-type="float" office:value="114.904285714286" calcext:value-type="float">
            <text:p><text:s/>$114.90 </text:p>
          </table:table-cell>
          <table:table-cell table:style-name="ce32" table:formula="of:=RANK([.C44];[.$C$4:.$C$75])" office:value-type="float" office:value="46" calcext:value-type="float">
            <text:p>46</text:p>
          </table:table-cell>
          <table:table-cell table:style-name="ce95" office:value-type="float" office:value="160.59" calcext:value-type="float">
            <text:p><text:s/>$160.59 </text:p>
          </table:table-cell>
          <table:table-cell table:style-name="ce33" table:formula="of:=RANK([.E44];[.$E$4:.$E$75])" office:value-type="float" office:value="27" calcext:value-type="float">
            <text:p>27</text:p>
          </table:table-cell>
          <table:table-cell table:style-name="ce95" office:value-type="float" office:value="168.895714285714" calcext:value-type="float">
            <text:p><text:s/>$168.90 </text:p>
          </table:table-cell>
          <table:table-cell table:style-name="ce33" table:formula="of:=RANK([.G44];[.$G$4:.$G$75])" office:value-type="float" office:value="19" calcext:value-type="float">
            <text:p>19</text:p>
          </table:table-cell>
          <table:table-cell table:style-name="ce98" office:value-type="float" office:value="33" calcext:value-type="float">
            <text:p>33</text:p>
          </table:table-cell>
          <table:table-cell table:number-columns-repeated="1015"/>
        </table:table-row>
        <table:table-row table:style-name="ro4">
          <table:table-cell table:style-name="ce29" office:value-type="string" calcext:value-type="string">
            <text:p>Peralta CCD</text:p>
          </table:table-cell>
          <table:table-cell table:style-name="ce29" office:value-type="string" calcext:value-type="string">
            <text:p>Bay Area</text:p>
          </table:table-cell>
          <table:table-cell table:style-name="ce95" office:value-type="float" office:value="97.4142857142857" calcext:value-type="float">
            <text:p><text:s/>$97.41 </text:p>
          </table:table-cell>
          <table:table-cell table:style-name="ce32" table:formula="of:=RANK([.C45];[.$C$4:.$C$75])" office:value-type="float" office:value="72" calcext:value-type="float">
            <text:p>72</text:p>
          </table:table-cell>
          <table:table-cell table:style-name="ce95" office:value-type="float" office:value="157.744285714286" calcext:value-type="float">
            <text:p><text:s/>$157.74 </text:p>
          </table:table-cell>
          <table:table-cell table:style-name="ce33" table:formula="of:=RANK([.E45];[.$E$4:.$E$75])" office:value-type="float" office:value="36" calcext:value-type="float">
            <text:p>36</text:p>
          </table:table-cell>
          <table:table-cell table:style-name="ce95" office:value-type="float" office:value="157.744285714286" calcext:value-type="float">
            <text:p><text:s/>$157.74 </text:p>
          </table:table-cell>
          <table:table-cell table:style-name="ce33" table:formula="of:=RANK([.G45];[.$G$4:.$G$75])" office:value-type="float" office:value="44" calcext:value-type="float">
            <text:p>44</text:p>
          </table:table-cell>
          <table:table-cell table:style-name="ce98" office:value-type="float" office:value="25" calcext:value-type="float">
            <text:p>25</text:p>
          </table:table-cell>
          <table:table-cell table:number-columns-repeated="1015"/>
        </table:table-row>
        <table:table-row table:style-name="ro4">
          <table:table-cell table:style-name="ce29" office:value-type="string" calcext:value-type="string">
            <text:p>Rancho Santiago CCD</text:p>
          </table:table-cell>
          <table:table-cell table:style-name="ce29" office:value-type="string" calcext:value-type="string">
            <text:p>Southern</text:p>
          </table:table-cell>
          <table:table-cell table:style-name="ce95" office:value-type="float" office:value="123.145042857143" calcext:value-type="float">
            <text:p><text:s/>$123.15 </text:p>
          </table:table-cell>
          <table:table-cell table:style-name="ce32" table:formula="of:=RANK([.C46];[.$C$4:.$C$75])" office:value-type="float" office:value="21" calcext:value-type="float">
            <text:p>21</text:p>
          </table:table-cell>
          <table:table-cell table:style-name="ce95" office:value-type="float" office:value="161.163714285714" calcext:value-type="float">
            <text:p><text:s/>$161.16 </text:p>
          </table:table-cell>
          <table:table-cell table:style-name="ce33" table:formula="of:=RANK([.E46];[.$E$4:.$E$75])" office:value-type="float" office:value="26" calcext:value-type="float">
            <text:p>26</text:p>
          </table:table-cell>
          <table:table-cell table:style-name="ce95" office:value-type="float" office:value="165.136157142857" calcext:value-type="float">
            <text:p><text:s/>$165.14 </text:p>
          </table:table-cell>
          <table:table-cell table:style-name="ce33" table:formula="of:=RANK([.G46];[.$G$4:.$G$75])" office:value-type="float" office:value="29" calcext:value-type="float">
            <text:p>29</text:p>
          </table:table-cell>
          <table:table-cell table:style-name="ce98" office:value-type="float" office:value="26" calcext:value-type="float">
            <text:p>26</text:p>
          </table:table-cell>
          <table:table-cell table:number-columns-repeated="1015"/>
        </table:table-row>
        <table:table-row table:style-name="ro4">
          <table:table-cell table:style-name="ce29" office:value-type="string" calcext:value-type="string">
            <text:p>Redwoods CCD</text:p>
          </table:table-cell>
          <table:table-cell table:style-name="ce29" office:value-type="string" calcext:value-type="string">
            <text:p>Northern</text:p>
          </table:table-cell>
          <table:table-cell table:style-name="ce95" office:value-type="float" office:value="104.131428571429" calcext:value-type="float">
            <text:p><text:s/>$104.13 </text:p>
          </table:table-cell>
          <table:table-cell table:style-name="ce32" table:formula="of:=RANK([.C47];[.$C$4:.$C$75])" office:value-type="float" office:value="68" calcext:value-type="float">
            <text:p>68</text:p>
          </table:table-cell>
          <table:table-cell table:style-name="ce95" office:value-type="float" office:value="151.235714285714" calcext:value-type="float">
            <text:p><text:s/>$151.24 </text:p>
          </table:table-cell>
          <table:table-cell table:style-name="ce33" table:formula="of:=RANK([.E47];[.$E$4:.$E$75])" office:value-type="float" office:value="50" calcext:value-type="float">
            <text:p>50</text:p>
          </table:table-cell>
          <table:table-cell table:style-name="ce95" office:value-type="float" office:value="153.378571428571" calcext:value-type="float">
            <text:p><text:s/>$153.38 </text:p>
          </table:table-cell>
          <table:table-cell table:style-name="ce33" table:formula="of:=RANK([.G47];[.$G$4:.$G$75])" office:value-type="float" office:value="55" calcext:value-type="float">
            <text:p>55</text:p>
          </table:table-cell>
          <table:table-cell table:style-name="ce98" office:value-type="float" office:value="21" calcext:value-type="float">
            <text:p>21</text:p>
          </table:table-cell>
          <table:table-cell table:number-columns-repeated="1015"/>
        </table:table-row>
        <table:table-row table:style-name="ro4">
          <table:table-cell table:style-name="ce29" office:value-type="string" calcext:value-type="string">
            <text:p>Rio Hondo CCD</text:p>
          </table:table-cell>
          <table:table-cell table:style-name="ce29" office:value-type="string" calcext:value-type="string">
            <text:p>Southern</text:p>
          </table:table-cell>
          <table:table-cell table:style-name="ce95" office:value-type="float" office:value="120.937142857143" calcext:value-type="float">
            <text:p><text:s/>$120.94 </text:p>
          </table:table-cell>
          <table:table-cell table:style-name="ce32" table:formula="of:=RANK([.C48];[.$C$4:.$C$75])" office:value-type="float" office:value="24" calcext:value-type="float">
            <text:p>24</text:p>
          </table:table-cell>
          <table:table-cell table:style-name="ce95" office:value-type="float" office:value="153.847142857143" calcext:value-type="float">
            <text:p><text:s/>$153.85 </text:p>
          </table:table-cell>
          <table:table-cell table:style-name="ce33" table:formula="of:=RANK([.E48];[.$E$4:.$E$75])" office:value-type="float" office:value="41" calcext:value-type="float">
            <text:p>41</text:p>
          </table:table-cell>
          <table:table-cell table:style-name="ce95" office:value-type="float" office:value="158.31" calcext:value-type="float">
            <text:p><text:s/>$158.31 </text:p>
          </table:table-cell>
          <table:table-cell table:style-name="ce33" table:formula="of:=RANK([.G48];[.$G$4:.$G$75])" office:value-type="float" office:value="40" calcext:value-type="float">
            <text:p>40</text:p>
          </table:table-cell>
          <table:table-cell table:style-name="ce98" office:value-type="float" office:value="25" calcext:value-type="float">
            <text:p>25</text:p>
          </table:table-cell>
          <table:table-cell table:number-columns-repeated="1015"/>
        </table:table-row>
        <table:table-row table:style-name="ro4">
          <table:table-cell table:style-name="ce29" office:value-type="string" calcext:value-type="string">
            <text:p>Riverside CCD</text:p>
          </table:table-cell>
          <table:table-cell table:style-name="ce29" office:value-type="string" calcext:value-type="string">
            <text:p>Southern</text:p>
          </table:table-cell>
          <table:table-cell table:style-name="ce95" office:value-type="float" office:value="130.828571428571" calcext:value-type="float">
            <text:p><text:s/>$130.83 </text:p>
          </table:table-cell>
          <table:table-cell table:style-name="ce32" table:formula="of:=RANK([.C49];[.$C$4:.$C$75])" office:value-type="float" office:value="8" calcext:value-type="float">
            <text:p>8</text:p>
          </table:table-cell>
          <table:table-cell table:style-name="ce95" office:value-type="float" office:value="164.56" calcext:value-type="float">
            <text:p><text:s/>$164.56 </text:p>
          </table:table-cell>
          <table:table-cell table:style-name="ce33" table:formula="of:=RANK([.E49];[.$E$4:.$E$75])" office:value-type="float" office:value="16" calcext:value-type="float">
            <text:p>16</text:p>
          </table:table-cell>
          <table:table-cell table:style-name="ce95" office:value-type="float" office:value="170.03" calcext:value-type="float">
            <text:p><text:s/>$170.03 </text:p>
          </table:table-cell>
          <table:table-cell table:style-name="ce33" table:formula="of:=RANK([.G49];[.$G$4:.$G$75])" office:value-type="float" office:value="18" calcext:value-type="float">
            <text:p>18</text:p>
          </table:table-cell>
          <table:table-cell table:style-name="ce98" office:value-type="float" office:value="22" calcext:value-type="float">
            <text:p>22</text:p>
          </table:table-cell>
          <table:table-cell table:number-columns-repeated="1015"/>
        </table:table-row>
        <table:table-row table:style-name="ro4">
          <table:table-cell table:style-name="ce29" office:value-type="string" calcext:value-type="string">
            <text:p>San Bernardino CCD</text:p>
          </table:table-cell>
          <table:table-cell table:style-name="ce29" office:value-type="string" calcext:value-type="string">
            <text:p>Southern</text:p>
          </table:table-cell>
          <table:table-cell table:style-name="ce95" office:value-type="float" office:value="108.521228571429" calcext:value-type="float">
            <text:p><text:s/>$108.52 </text:p>
          </table:table-cell>
          <table:table-cell table:style-name="ce32" table:formula="of:=RANK([.C50];[.$C$4:.$C$75])" office:value-type="float" office:value="64" calcext:value-type="float">
            <text:p>64</text:p>
          </table:table-cell>
          <table:table-cell table:style-name="ce95" office:value-type="float" office:value="152.973514285714" calcext:value-type="float">
            <text:p><text:s/>$152.97 </text:p>
          </table:table-cell>
          <table:table-cell table:style-name="ce33" table:formula="of:=RANK([.E50];[.$E$4:.$E$75])" office:value-type="float" office:value="42" calcext:value-type="float">
            <text:p>42</text:p>
          </table:table-cell>
          <table:table-cell table:style-name="ce95" office:value-type="float" office:value="157.932042857143" calcext:value-type="float">
            <text:p><text:s/>$157.93 </text:p>
          </table:table-cell>
          <table:table-cell table:style-name="ce33" table:formula="of:=RANK([.G50];[.$G$4:.$G$75])" office:value-type="float" office:value="42" calcext:value-type="float">
            <text:p>42</text:p>
          </table:table-cell>
          <table:table-cell table:style-name="ce98" office:value-type="float" office:value="24" calcext:value-type="float">
            <text:p>24</text:p>
          </table:table-cell>
          <table:table-cell table:number-columns-repeated="1015"/>
        </table:table-row>
        <table:table-row table:style-name="ro4">
          <table:table-cell table:style-name="ce29" office:value-type="string" calcext:value-type="string">
            <text:p>San Diego CCD</text:p>
          </table:table-cell>
          <table:table-cell table:style-name="ce29" office:value-type="string" calcext:value-type="string">
            <text:p>Southern</text:p>
          </table:table-cell>
          <table:table-cell table:style-name="ce95" office:value-type="float" office:value="113.782857142857" calcext:value-type="float">
            <text:p><text:s/>$113.78 </text:p>
          </table:table-cell>
          <table:table-cell table:style-name="ce32" table:formula="of:=RANK([.C51];[.$C$4:.$C$75])" office:value-type="float" office:value="49" calcext:value-type="float">
            <text:p>49</text:p>
          </table:table-cell>
          <table:table-cell table:style-name="ce95" office:value-type="float" office:value="160.132857142857" calcext:value-type="float">
            <text:p><text:s/>$160.13 </text:p>
          </table:table-cell>
          <table:table-cell table:style-name="ce33" table:formula="of:=RANK([.E51];[.$E$4:.$E$75])" office:value-type="float" office:value="30" calcext:value-type="float">
            <text:p>30</text:p>
          </table:table-cell>
          <table:table-cell table:style-name="ce95" office:value-type="float" office:value="168.154285714286" calcext:value-type="float">
            <text:p><text:s/>$168.15 </text:p>
          </table:table-cell>
          <table:table-cell table:style-name="ce33" table:formula="of:=RANK([.G51];[.$G$4:.$G$75])" office:value-type="float" office:value="22" calcext:value-type="float">
            <text:p>22</text:p>
          </table:table-cell>
          <table:table-cell table:style-name="ce98" office:value-type="float" office:value="19" calcext:value-type="float">
            <text:p>19</text:p>
          </table:table-cell>
          <table:table-cell table:number-columns-repeated="1015"/>
        </table:table-row>
        <table:table-row table:style-name="ro4">
          <table:table-cell table:style-name="ce29" office:value-type="string" calcext:value-type="string">
            <text:p>San Francisco CCD</text:p>
          </table:table-cell>
          <table:table-cell table:style-name="ce29" office:value-type="string" calcext:value-type="string">
            <text:p>Bay Area</text:p>
          </table:table-cell>
          <table:table-cell table:style-name="ce95" office:value-type="float" office:value="119.844285714286" calcext:value-type="float">
            <text:p><text:s/>$119.84 </text:p>
          </table:table-cell>
          <table:table-cell table:style-name="ce32" table:formula="of:=RANK([.C52];[.$C$4:.$C$75])" office:value-type="float" office:value="27" calcext:value-type="float">
            <text:p>27</text:p>
          </table:table-cell>
          <table:table-cell table:style-name="ce95" office:value-type="float" office:value="149.887142857143" calcext:value-type="float">
            <text:p><text:s/>$149.89 </text:p>
          </table:table-cell>
          <table:table-cell table:style-name="ce33" table:formula="of:=RANK([.E52];[.$E$4:.$E$75])" office:value-type="float" office:value="54" calcext:value-type="float">
            <text:p>54</text:p>
          </table:table-cell>
          <table:table-cell table:style-name="ce95" office:value-type="float" office:value="149.887142857143" calcext:value-type="float">
            <text:p><text:s/>$149.89 </text:p>
          </table:table-cell>
          <table:table-cell table:style-name="ce33" table:formula="of:=RANK([.G52];[.$G$4:.$G$75])" office:value-type="float" office:value="59" calcext:value-type="float">
            <text:p>59</text:p>
          </table:table-cell>
          <table:table-cell table:style-name="ce98" office:value-type="float" office:value="17" calcext:value-type="float">
            <text:p>17</text:p>
          </table:table-cell>
          <table:table-cell table:number-columns-repeated="1015"/>
        </table:table-row>
        <table:table-row table:style-name="ro4">
          <table:table-cell table:style-name="ce29" office:value-type="string" calcext:value-type="string">
            <text:p>San Joaquin Delta CCD</text:p>
          </table:table-cell>
          <table:table-cell table:style-name="ce29" office:value-type="string" calcext:value-type="string">
            <text:p>Central</text:p>
          </table:table-cell>
          <table:table-cell table:style-name="ce95" office:value-type="float" office:value="119.247142857143" calcext:value-type="float">
            <text:p><text:s/>$119.25 </text:p>
          </table:table-cell>
          <table:table-cell table:style-name="ce32" table:formula="of:=RANK([.C53];[.$C$4:.$C$75])" office:value-type="float" office:value="28" calcext:value-type="float">
            <text:p>28</text:p>
          </table:table-cell>
          <table:table-cell table:style-name="ce95" office:value-type="float" office:value="163.545714285714" calcext:value-type="float">
            <text:p><text:s/>$163.55 </text:p>
          </table:table-cell>
          <table:table-cell table:style-name="ce33" table:formula="of:=RANK([.E53];[.$E$4:.$E$75])" office:value-type="float" office:value="20" calcext:value-type="float">
            <text:p>20</text:p>
          </table:table-cell>
          <table:table-cell table:style-name="ce95" office:value-type="float" office:value="167.178571428571" calcext:value-type="float">
            <text:p><text:s/>$167.18 </text:p>
          </table:table-cell>
          <table:table-cell table:style-name="ce33" table:formula="of:=RANK([.G53];[.$G$4:.$G$75])" office:value-type="float" office:value="26" calcext:value-type="float">
            <text:p>26</text:p>
          </table:table-cell>
          <table:table-cell table:style-name="ce98" office:value-type="float" office:value="25" calcext:value-type="float">
            <text:p>25</text:p>
          </table:table-cell>
          <table:table-cell table:number-columns-repeated="1015"/>
        </table:table-row>
        <table:table-row table:style-name="ro4">
          <table:table-cell table:style-name="ce29" office:value-type="string" calcext:value-type="string">
            <text:p>San Jose-Evergreen CCD</text:p>
          </table:table-cell>
          <table:table-cell table:style-name="ce29" office:value-type="string" calcext:value-type="string">
            <text:p>Bay Area</text:p>
          </table:table-cell>
          <table:table-cell table:style-name="ce95" office:value-type="float" office:value="131.971428571429" calcext:value-type="float">
            <text:p><text:s/>$131.97 </text:p>
          </table:table-cell>
          <table:table-cell table:style-name="ce32" table:formula="of:=RANK([.C54];[.$C$4:.$C$75])" office:value-type="float" office:value="6" calcext:value-type="float">
            <text:p>6</text:p>
          </table:table-cell>
          <table:table-cell table:style-name="ce95" office:value-type="float" office:value="160.584285714286" calcext:value-type="float">
            <text:p><text:s/>$160.58 </text:p>
          </table:table-cell>
          <table:table-cell table:style-name="ce33" table:formula="of:=RANK([.E54];[.$E$4:.$E$75])" office:value-type="float" office:value="29" calcext:value-type="float">
            <text:p>29</text:p>
          </table:table-cell>
          <table:table-cell table:style-name="ce95" office:value-type="float" office:value="164.675714285714" calcext:value-type="float">
            <text:p><text:s/>$164.68 </text:p>
          </table:table-cell>
          <table:table-cell table:style-name="ce33" table:formula="of:=RANK([.G54];[.$G$4:.$G$75])" office:value-type="float" office:value="31" calcext:value-type="float">
            <text:p>31</text:p>
          </table:table-cell>
          <table:table-cell table:style-name="ce98" office:value-type="float" office:value="19" calcext:value-type="float">
            <text:p>19</text:p>
          </table:table-cell>
          <table:table-cell table:number-columns-repeated="1015"/>
        </table:table-row>
        <table:table-row table:style-name="ro4">
          <table:table-cell table:style-name="ce29" office:value-type="string" calcext:value-type="string">
            <text:p>San Luis Obispo CCD</text:p>
          </table:table-cell>
          <table:table-cell table:style-name="ce29" office:value-type="string" calcext:value-type="string">
            <text:p>Southern</text:p>
          </table:table-cell>
          <table:table-cell table:style-name="ce95" office:value-type="float" office:value="110.86" calcext:value-type="float">
            <text:p><text:s/>$110.86 </text:p>
          </table:table-cell>
          <table:table-cell table:style-name="ce32" table:formula="of:=RANK([.C55];[.$C$4:.$C$75])" office:value-type="float" office:value="58" calcext:value-type="float">
            <text:p>58</text:p>
          </table:table-cell>
          <table:table-cell table:style-name="ce95" office:value-type="float" office:value="145.021428571429" calcext:value-type="float">
            <text:p><text:s/>$145.02 </text:p>
          </table:table-cell>
          <table:table-cell table:style-name="ce33" table:formula="of:=RANK([.E55];[.$E$4:.$E$75])" office:value-type="float" office:value="61" calcext:value-type="float">
            <text:p>61</text:p>
          </table:table-cell>
          <table:table-cell table:style-name="ce95" office:value-type="float" office:value="149.395714285714" calcext:value-type="float">
            <text:p><text:s/>$149.40 </text:p>
          </table:table-cell>
          <table:table-cell table:style-name="ce33" table:formula="of:=RANK([.G55];[.$G$4:.$G$75])" office:value-type="float" office:value="60" calcext:value-type="float">
            <text:p>60</text:p>
          </table:table-cell>
          <table:table-cell table:style-name="ce98" office:value-type="float" office:value="22" calcext:value-type="float">
            <text:p>22</text:p>
          </table:table-cell>
          <table:table-cell table:number-columns-repeated="1015"/>
        </table:table-row>
        <table:table-row table:style-name="ro4">
          <table:table-cell table:style-name="ce29" office:value-type="string" calcext:value-type="string">
            <text:p>San Mateo CCD</text:p>
          </table:table-cell>
          <table:table-cell table:style-name="ce29" office:value-type="string" calcext:value-type="string">
            <text:p>Bay Area</text:p>
          </table:table-cell>
          <table:table-cell table:style-name="ce95" office:value-type="float" office:value="129.411428571429" calcext:value-type="float">
            <text:p><text:s/>$129.41 </text:p>
          </table:table-cell>
          <table:table-cell table:style-name="ce32" table:formula="of:=RANK([.C56];[.$C$4:.$C$75])" office:value-type="float" office:value="11" calcext:value-type="float">
            <text:p>11</text:p>
          </table:table-cell>
          <table:table-cell table:style-name="ce95" office:value-type="float" office:value="156.462857142857" calcext:value-type="float">
            <text:p><text:s/>$156.46 </text:p>
          </table:table-cell>
          <table:table-cell table:style-name="ce33" table:formula="of:=RANK([.E56];[.$E$4:.$E$75])" office:value-type="float" office:value="38" calcext:value-type="float">
            <text:p>38</text:p>
          </table:table-cell>
          <table:table-cell table:style-name="ce95" office:value-type="float" office:value="164.16" calcext:value-type="float">
            <text:p><text:s/>$164.16 </text:p>
          </table:table-cell>
          <table:table-cell table:style-name="ce33" table:formula="of:=RANK([.G56];[.$G$4:.$G$75])" office:value-type="float" office:value="32" calcext:value-type="float">
            <text:p>32</text:p>
          </table:table-cell>
          <table:table-cell table:style-name="ce98" office:value-type="float" office:value="23" calcext:value-type="float">
            <text:p>23</text:p>
          </table:table-cell>
          <table:table-cell table:number-columns-repeated="1015"/>
        </table:table-row>
        <table:table-row table:style-name="ro4">
          <table:table-cell table:style-name="ce29" office:value-type="string" calcext:value-type="string">
            <text:p>Santa Barbara CCD</text:p>
          </table:table-cell>
          <table:table-cell table:style-name="ce29" office:value-type="string" calcext:value-type="string">
            <text:p>Southern</text:p>
          </table:table-cell>
          <table:table-cell table:style-name="ce95" office:value-type="float" office:value="117.744285714286" calcext:value-type="float">
            <text:p><text:s/>$117.74 </text:p>
          </table:table-cell>
          <table:table-cell table:style-name="ce32" table:formula="of:=RANK([.C57];[.$C$4:.$C$75])" office:value-type="float" office:value="36" calcext:value-type="float">
            <text:p>36</text:p>
          </table:table-cell>
          <table:table-cell table:style-name="ce95" office:value-type="float" office:value="159.662857142857" calcext:value-type="float">
            <text:p><text:s/>$159.66 </text:p>
          </table:table-cell>
          <table:table-cell table:style-name="ce33" table:formula="of:=RANK([.E57];[.$E$4:.$E$75])" office:value-type="float" office:value="32" calcext:value-type="float">
            <text:p>32</text:p>
          </table:table-cell>
          <table:table-cell table:style-name="ce95" office:value-type="float" office:value="163.662857142857" calcext:value-type="float">
            <text:p><text:s/>$163.66 </text:p>
          </table:table-cell>
          <table:table-cell table:style-name="ce33" table:formula="of:=RANK([.G57];[.$G$4:.$G$75])" office:value-type="float" office:value="34" calcext:value-type="float">
            <text:p>34</text:p>
          </table:table-cell>
          <table:table-cell table:style-name="ce98" office:value-type="float" office:value="34" calcext:value-type="float">
            <text:p>34</text:p>
          </table:table-cell>
          <table:table-cell table:number-columns-repeated="1015"/>
        </table:table-row>
        <table:table-row table:style-name="ro4">
          <table:table-cell table:style-name="ce29" office:value-type="string" calcext:value-type="string">
            <text:p>Santa Clarita CCD</text:p>
          </table:table-cell>
          <table:table-cell table:style-name="ce29" office:value-type="string" calcext:value-type="string">
            <text:p>Southern</text:p>
          </table:table-cell>
          <table:table-cell table:style-name="ce95" office:value-type="float" office:value="120.497142857143" calcext:value-type="float">
            <text:p><text:s/>$120.50 </text:p>
          </table:table-cell>
          <table:table-cell table:style-name="ce32" table:formula="of:=RANK([.C58];[.$C$4:.$C$75])" office:value-type="float" office:value="26" calcext:value-type="float">
            <text:p>26</text:p>
          </table:table-cell>
          <table:table-cell table:style-name="ce95" office:value-type="float" office:value="178.731428571429" calcext:value-type="float">
            <text:p><text:s/>$178.73 </text:p>
          </table:table-cell>
          <table:table-cell table:style-name="ce33" table:formula="of:=RANK([.E58];[.$E$4:.$E$75])" office:value-type="float" office:value="3" calcext:value-type="float">
            <text:p>3</text:p>
          </table:table-cell>
          <table:table-cell table:style-name="ce95" office:value-type="float" office:value="182.177142857143" calcext:value-type="float">
            <text:p><text:s/>$182.18 </text:p>
          </table:table-cell>
          <table:table-cell table:style-name="ce33" table:formula="of:=RANK([.G58];[.$G$4:.$G$75])" office:value-type="float" office:value="4" calcext:value-type="float">
            <text:p>4</text:p>
          </table:table-cell>
          <table:table-cell table:style-name="ce98" office:value-type="float" office:value="27" calcext:value-type="float">
            <text:p>27</text:p>
          </table:table-cell>
          <table:table-cell table:number-columns-repeated="1015"/>
        </table:table-row>
        <table:table-row table:style-name="ro4">
          <table:table-cell table:style-name="ce29" office:value-type="string" calcext:value-type="string">
            <text:p>Santa Monica CCD</text:p>
          </table:table-cell>
          <table:table-cell table:style-name="ce29" office:value-type="string" calcext:value-type="string">
            <text:p>Southern</text:p>
          </table:table-cell>
          <table:table-cell table:style-name="ce95" office:value-type="float" office:value="125.445371428571" calcext:value-type="float">
            <text:p><text:s/>$125.45 </text:p>
          </table:table-cell>
          <table:table-cell table:style-name="ce32" table:formula="of:=RANK([.C59];[.$C$4:.$C$75])" office:value-type="float" office:value="18" calcext:value-type="float">
            <text:p>18</text:p>
          </table:table-cell>
          <table:table-cell table:style-name="ce95" office:value-type="float" office:value="173.627731428571" calcext:value-type="float">
            <text:p><text:s/>$173.63 </text:p>
          </table:table-cell>
          <table:table-cell table:style-name="ce33" table:formula="of:=RANK([.E59];[.$E$4:.$E$75])" office:value-type="float" office:value="7" calcext:value-type="float">
            <text:p>7</text:p>
          </table:table-cell>
          <table:table-cell table:style-name="ce95" office:value-type="float" office:value="178.197142857143" calcext:value-type="float">
            <text:p><text:s/>$178.20 </text:p>
          </table:table-cell>
          <table:table-cell table:style-name="ce33" table:formula="of:=RANK([.G59];[.$G$4:.$G$75])" office:value-type="float" office:value="8" calcext:value-type="float">
            <text:p>8</text:p>
          </table:table-cell>
          <table:table-cell table:style-name="ce98" office:value-type="float" office:value="22" calcext:value-type="float">
            <text:p>22</text:p>
          </table:table-cell>
          <table:table-cell table:number-columns-repeated="1015"/>
        </table:table-row>
        <table:table-row table:style-name="ro4">
          <table:table-cell table:style-name="ce29" office:value-type="string" calcext:value-type="string">
            <text:p>Sequoias CCD</text:p>
          </table:table-cell>
          <table:table-cell table:style-name="ce29" office:value-type="string" calcext:value-type="string">
            <text:p>Central</text:p>
          </table:table-cell>
          <table:table-cell table:style-name="ce95" office:value-type="float" office:value="109.663371428571" calcext:value-type="float">
            <text:p><text:s/>$109.66 </text:p>
          </table:table-cell>
          <table:table-cell table:style-name="ce32" table:formula="of:=RANK([.C60];[.$C$4:.$C$75])" office:value-type="float" office:value="60" calcext:value-type="float">
            <text:p>60</text:p>
          </table:table-cell>
          <table:table-cell table:style-name="ce95" office:value-type="float" office:value="172.167957142857" calcext:value-type="float">
            <text:p><text:s/>$172.17 </text:p>
          </table:table-cell>
          <table:table-cell table:style-name="ce33" table:formula="of:=RANK([.E60];[.$E$4:.$E$75])" office:value-type="float" office:value="9" calcext:value-type="float">
            <text:p>9</text:p>
          </table:table-cell>
          <table:table-cell table:style-name="ce95" office:value-type="float" office:value="175.266528571429" calcext:value-type="float">
            <text:p><text:s/>$175.27 </text:p>
          </table:table-cell>
          <table:table-cell table:style-name="ce33" table:formula="of:=RANK([.G60];[.$G$4:.$G$75])" office:value-type="float" office:value="10" calcext:value-type="float">
            <text:p>10</text:p>
          </table:table-cell>
          <table:table-cell table:style-name="ce98" office:value-type="float" office:value="35" calcext:value-type="float">
            <text:p>35</text:p>
          </table:table-cell>
          <table:table-cell table:number-columns-repeated="1015"/>
        </table:table-row>
        <table:table-row table:style-name="ro4">
          <table:table-cell table:style-name="ce29" office:value-type="string" calcext:value-type="string">
            <text:p>Shasta-Tehama-Trinity CCD</text:p>
          </table:table-cell>
          <table:table-cell table:style-name="ce29" office:value-type="string" calcext:value-type="string">
            <text:p>Northern</text:p>
          </table:table-cell>
          <table:table-cell table:style-name="ce95" office:value-type="float" office:value="108.8826" calcext:value-type="float">
            <text:p><text:s/>$108.88 </text:p>
          </table:table-cell>
          <table:table-cell table:style-name="ce32" table:formula="of:=RANK([.C61];[.$C$4:.$C$75])" office:value-type="float" office:value="62" calcext:value-type="float">
            <text:p>62</text:p>
          </table:table-cell>
          <table:table-cell table:style-name="ce95" office:value-type="float" office:value="143.589142857143" calcext:value-type="float">
            <text:p><text:s/>$143.59 </text:p>
          </table:table-cell>
          <table:table-cell table:style-name="ce33" table:formula="of:=RANK([.E61];[.$E$4:.$E$75])" office:value-type="float" office:value="63" calcext:value-type="float">
            <text:p>63</text:p>
          </table:table-cell>
          <table:table-cell table:style-name="ce95" office:value-type="float" office:value="146.446285714286" calcext:value-type="float">
            <text:p><text:s/>$146.45 </text:p>
          </table:table-cell>
          <table:table-cell table:style-name="ce33" table:formula="of:=RANK([.G61];[.$G$4:.$G$75])" office:value-type="float" office:value="64" calcext:value-type="float">
            <text:p>64</text:p>
          </table:table-cell>
          <table:table-cell table:style-name="ce98" office:value-type="float" office:value="28" calcext:value-type="float">
            <text:p>28</text:p>
          </table:table-cell>
          <table:table-cell table:number-columns-repeated="1015"/>
        </table:table-row>
        <table:table-row table:style-name="ro4">
          <table:table-cell table:style-name="ce29" office:value-type="string" calcext:value-type="string">
            <text:p>Sierra Jt CCD</text:p>
          </table:table-cell>
          <table:table-cell table:style-name="ce29" office:value-type="string" calcext:value-type="string">
            <text:p>Northern</text:p>
          </table:table-cell>
          <table:table-cell table:style-name="ce95" office:value-type="float" office:value="116.765714285714" calcext:value-type="float">
            <text:p><text:s/>$116.77 </text:p>
          </table:table-cell>
          <table:table-cell table:style-name="ce32" table:formula="of:=RANK([.C62];[.$C$4:.$C$75])" office:value-type="float" office:value="39" calcext:value-type="float">
            <text:p>39</text:p>
          </table:table-cell>
          <table:table-cell table:style-name="ce95" office:value-type="float" office:value="152.087142857143" calcext:value-type="float">
            <text:p><text:s/>$152.09 </text:p>
          </table:table-cell>
          <table:table-cell table:style-name="ce33" table:formula="of:=RANK([.E62];[.$E$4:.$E$75])" office:value-type="float" office:value="46" calcext:value-type="float">
            <text:p>46</text:p>
          </table:table-cell>
          <table:table-cell table:style-name="ce95" office:value-type="float" office:value="159.691428571429" calcext:value-type="float">
            <text:p><text:s/>$159.69 </text:p>
          </table:table-cell>
          <table:table-cell table:style-name="ce33" table:formula="of:=RANK([.G62];[.$G$4:.$G$75])" office:value-type="float" office:value="37" calcext:value-type="float">
            <text:p>37</text:p>
          </table:table-cell>
          <table:table-cell table:style-name="ce98" office:value-type="float" office:value="14" calcext:value-type="float">
            <text:p>14</text:p>
          </table:table-cell>
          <table:table-cell table:number-columns-repeated="1015"/>
        </table:table-row>
        <table:table-row table:style-name="ro4">
          <table:table-cell table:style-name="ce29" office:value-type="string" calcext:value-type="string">
            <text:p>Siskiyou Jt CCD</text:p>
          </table:table-cell>
          <table:table-cell table:style-name="ce29" office:value-type="string" calcext:value-type="string">
            <text:p>Northern</text:p>
          </table:table-cell>
          <table:table-cell table:style-name="ce95" office:value-type="float" office:value="101.142857142857" calcext:value-type="float">
            <text:p><text:s/>$101.14 </text:p>
          </table:table-cell>
          <table:table-cell table:style-name="ce32" table:formula="of:=RANK([.C63];[.$C$4:.$C$75])" office:value-type="float" office:value="71" calcext:value-type="float">
            <text:p>71</text:p>
          </table:table-cell>
          <table:table-cell table:style-name="ce95" office:value-type="float" office:value="138.074285714286" calcext:value-type="float">
            <text:p><text:s/>$138.07 </text:p>
          </table:table-cell>
          <table:table-cell table:style-name="ce33" table:formula="of:=RANK([.E63];[.$E$4:.$E$75])" office:value-type="float" office:value="67" calcext:value-type="float">
            <text:p>67</text:p>
          </table:table-cell>
          <table:table-cell table:style-name="ce95" office:value-type="float" office:value="140.645714285714" calcext:value-type="float">
            <text:p><text:s/>$140.65 </text:p>
          </table:table-cell>
          <table:table-cell table:style-name="ce33" table:formula="of:=RANK([.G63];[.$G$4:.$G$75])" office:value-type="float" office:value="69" calcext:value-type="float">
            <text:p>69</text:p>
          </table:table-cell>
          <table:table-cell table:style-name="ce98" office:value-type="float" office:value="17" calcext:value-type="float">
            <text:p>17</text:p>
          </table:table-cell>
          <table:table-cell table:number-columns-repeated="1015"/>
        </table:table-row>
        <table:table-row table:style-name="ro4">
          <table:table-cell table:style-name="ce29" office:value-type="string" calcext:value-type="string">
            <text:p>Solano County CCD</text:p>
          </table:table-cell>
          <table:table-cell table:style-name="ce29" office:value-type="string" calcext:value-type="string">
            <text:p>Northern</text:p>
          </table:table-cell>
          <table:table-cell table:style-name="ce95" office:value-type="float" office:value="102.781428571429" calcext:value-type="float">
            <text:p><text:s/>$102.78 </text:p>
          </table:table-cell>
          <table:table-cell table:style-name="ce32" table:formula="of:=RANK([.C64];[.$C$4:.$C$75])" office:value-type="float" office:value="69" calcext:value-type="float">
            <text:p>69</text:p>
          </table:table-cell>
          <table:table-cell table:style-name="ce95" office:value-type="float" office:value="137.647142857143" calcext:value-type="float">
            <text:p><text:s/>$137.65 </text:p>
          </table:table-cell>
          <table:table-cell table:style-name="ce33" table:formula="of:=RANK([.E64];[.$E$4:.$E$75])" office:value-type="float" office:value="70" calcext:value-type="float">
            <text:p>70</text:p>
          </table:table-cell>
          <table:table-cell table:style-name="ce95" office:value-type="float" office:value="141.178571428571" calcext:value-type="float">
            <text:p><text:s/>$141.18 </text:p>
          </table:table-cell>
          <table:table-cell table:style-name="ce33" table:formula="of:=RANK([.G64];[.$G$4:.$G$75])" office:value-type="float" office:value="68" calcext:value-type="float">
            <text:p>68</text:p>
          </table:table-cell>
          <table:table-cell table:style-name="ce98" office:value-type="float" office:value="17" calcext:value-type="float">
            <text:p>17</text:p>
          </table:table-cell>
          <table:table-cell table:number-columns-repeated="1015"/>
        </table:table-row>
        <table:table-row table:style-name="ro4">
          <table:table-cell table:style-name="ce29" office:value-type="string" calcext:value-type="string">
            <text:p>Sonoma CCD</text:p>
          </table:table-cell>
          <table:table-cell table:style-name="ce29" office:value-type="string" calcext:value-type="string">
            <text:p>Northern</text:p>
          </table:table-cell>
          <table:table-cell table:style-name="ce95" office:value-type="float" office:value="120.754285714286" calcext:value-type="float">
            <text:p><text:s/>$120.75 </text:p>
          </table:table-cell>
          <table:table-cell table:style-name="ce32" table:formula="of:=RANK([.C65];[.$C$4:.$C$75])" office:value-type="float" office:value="25" calcext:value-type="float">
            <text:p>25</text:p>
          </table:table-cell>
          <table:table-cell table:style-name="ce95" office:value-type="float" office:value="163.624285714286" calcext:value-type="float">
            <text:p><text:s/>$163.62 </text:p>
          </table:table-cell>
          <table:table-cell table:style-name="ce33" table:formula="of:=RANK([.E65];[.$E$4:.$E$75])" office:value-type="float" office:value="19" calcext:value-type="float">
            <text:p>19</text:p>
          </table:table-cell>
          <table:table-cell table:style-name="ce95" office:value-type="float" office:value="166.897142857143" calcext:value-type="float">
            <text:p><text:s/>$166.90 </text:p>
          </table:table-cell>
          <table:table-cell table:style-name="ce33" table:formula="of:=RANK([.G65];[.$G$4:.$G$75])" office:value-type="float" office:value="27" calcext:value-type="float">
            <text:p>27</text:p>
          </table:table-cell>
          <table:table-cell table:style-name="ce98" office:value-type="float" office:value="28" calcext:value-type="float">
            <text:p>28</text:p>
          </table:table-cell>
          <table:table-cell table:number-columns-repeated="1015"/>
        </table:table-row>
        <table:table-row table:style-name="ro4">
          <table:table-cell table:style-name="ce29" office:value-type="string" calcext:value-type="string">
            <text:p>South Orange County CCD*</text:p>
          </table:table-cell>
          <table:table-cell table:style-name="ce29" office:value-type="string" calcext:value-type="string">
            <text:p>Southern</text:p>
          </table:table-cell>
          <table:table-cell table:style-name="ce95" office:value-type="float" office:value="136.211428571429" calcext:value-type="float">
            <text:p><text:s/>$136.21 </text:p>
          </table:table-cell>
          <table:table-cell table:style-name="ce32" table:formula="of:=RANK([.C66];[.$C$4:.$C$75])" office:value-type="float" office:value="4" calcext:value-type="float">
            <text:p>4</text:p>
          </table:table-cell>
          <table:table-cell table:style-name="ce95" office:value-type="float" office:value="195.585714285714" calcext:value-type="float">
            <text:p><text:s/>$195.59 </text:p>
          </table:table-cell>
          <table:table-cell table:style-name="ce33" table:formula="of:=RANK([.E66];[.$E$4:.$E$75])" office:value-type="float" office:value="2" calcext:value-type="float">
            <text:p>2</text:p>
          </table:table-cell>
          <table:table-cell table:style-name="ce95" office:value-type="float" office:value="200.867142857143" calcext:value-type="float">
            <text:p><text:s/>$200.87 </text:p>
          </table:table-cell>
          <table:table-cell table:style-name="ce33" table:formula="of:=RANK([.G66];[.$G$4:.$G$75])" office:value-type="float" office:value="2" calcext:value-type="float">
            <text:p>2</text:p>
          </table:table-cell>
          <table:table-cell table:style-name="ce98" office:value-type="float" office:value="26" calcext:value-type="float">
            <text:p>26</text:p>
          </table:table-cell>
          <table:table-cell table:number-columns-repeated="1015"/>
        </table:table-row>
        <table:table-row table:style-name="ro4">
          <table:table-cell table:style-name="ce29" office:value-type="string" calcext:value-type="string">
            <text:p>Southwestern CCD</text:p>
          </table:table-cell>
          <table:table-cell table:style-name="ce29" office:value-type="string" calcext:value-type="string">
            <text:p>Southern</text:p>
          </table:table-cell>
          <table:table-cell table:style-name="ce95" office:value-type="float" office:value="114.687142857143" calcext:value-type="float">
            <text:p><text:s/>$114.69 </text:p>
          </table:table-cell>
          <table:table-cell table:style-name="ce32" table:formula="of:=RANK([.C67];[.$C$4:.$C$75])" office:value-type="float" office:value="47" calcext:value-type="float">
            <text:p>47</text:p>
          </table:table-cell>
          <table:table-cell table:style-name="ce95" office:value-type="float" office:value="155.405714285714" calcext:value-type="float">
            <text:p><text:s/>$155.41 </text:p>
          </table:table-cell>
          <table:table-cell table:style-name="ce33" table:formula="of:=RANK([.E67];[.$E$4:.$E$75])" office:value-type="float" office:value="39" calcext:value-type="float">
            <text:p>39</text:p>
          </table:table-cell>
          <table:table-cell table:style-name="ce95" office:value-type="float" office:value="158.262857142857" calcext:value-type="float">
            <text:p><text:s/>$158.26 </text:p>
          </table:table-cell>
          <table:table-cell table:style-name="ce33" table:formula="of:=RANK([.G67];[.$G$4:.$G$75])" office:value-type="float" office:value="41" calcext:value-type="float">
            <text:p>41</text:p>
          </table:table-cell>
          <table:table-cell table:style-name="ce98" office:value-type="float" office:value="25" calcext:value-type="float">
            <text:p>25</text:p>
          </table:table-cell>
          <table:table-cell table:number-columns-repeated="1015"/>
        </table:table-row>
        <table:table-row table:style-name="ro4">
          <table:table-cell table:style-name="ce29" office:value-type="string" calcext:value-type="string">
            <text:p>State Center CCD</text:p>
          </table:table-cell>
          <table:table-cell table:style-name="ce29" office:value-type="string" calcext:value-type="string">
            <text:p>Central</text:p>
          </table:table-cell>
          <table:table-cell table:style-name="ce95" office:value-type="float" office:value="122.962857142857" calcext:value-type="float">
            <text:p><text:s/>$122.96 </text:p>
          </table:table-cell>
          <table:table-cell table:style-name="ce32" table:formula="of:=RANK([.C68];[.$C$4:.$C$75])" office:value-type="float" office:value="23" calcext:value-type="float">
            <text:p>23</text:p>
          </table:table-cell>
          <table:table-cell table:style-name="ce95" office:value-type="float" office:value="160.061428571429" calcext:value-type="float">
            <text:p><text:s/>$160.06 </text:p>
          </table:table-cell>
          <table:table-cell table:style-name="ce33" table:formula="of:=RANK([.E68];[.$E$4:.$E$75])" office:value-type="float" office:value="31" calcext:value-type="float">
            <text:p>31</text:p>
          </table:table-cell>
          <table:table-cell table:style-name="ce95" office:value-type="float" office:value="162.948571428571" calcext:value-type="float">
            <text:p><text:s/>$162.95 </text:p>
          </table:table-cell>
          <table:table-cell table:style-name="ce33" table:formula="of:=RANK([.G68];[.$G$4:.$G$75])" office:value-type="float" office:value="35" calcext:value-type="float">
            <text:p>35</text:p>
          </table:table-cell>
          <table:table-cell table:style-name="ce98" office:value-type="float" office:value="30" calcext:value-type="float">
            <text:p>30</text:p>
          </table:table-cell>
          <table:table-cell table:number-columns-repeated="1015"/>
        </table:table-row>
        <table:table-row table:style-name="ro4">
          <table:table-cell table:style-name="ce29" office:value-type="string" calcext:value-type="string">
            <text:p>Ventura CCD</text:p>
          </table:table-cell>
          <table:table-cell table:style-name="ce29" office:value-type="string" calcext:value-type="string">
            <text:p>Southern</text:p>
          </table:table-cell>
          <table:table-cell table:style-name="ce95" office:value-type="float" office:value="114.914285714286" calcext:value-type="float">
            <text:p><text:s/>$114.91 </text:p>
          </table:table-cell>
          <table:table-cell table:style-name="ce32" table:formula="of:=RANK([.C69];[.$C$4:.$C$75])" office:value-type="float" office:value="45" calcext:value-type="float">
            <text:p>45</text:p>
          </table:table-cell>
          <table:table-cell table:style-name="ce95" office:value-type="float" office:value="149.726128571429" calcext:value-type="float">
            <text:p><text:s/>$149.73 </text:p>
          </table:table-cell>
          <table:table-cell table:style-name="ce33" table:formula="of:=RANK([.E69];[.$E$4:.$E$75])" office:value-type="float" office:value="56" calcext:value-type="float">
            <text:p>56</text:p>
          </table:table-cell>
          <table:table-cell table:style-name="ce95" office:value-type="float" office:value="156.691842857143" calcext:value-type="float">
            <text:p><text:s/>$156.69 </text:p>
          </table:table-cell>
          <table:table-cell table:style-name="ce33" table:formula="of:=RANK([.G69];[.$G$4:.$G$75])" office:value-type="float" office:value="47" calcext:value-type="float">
            <text:p>47</text:p>
          </table:table-cell>
          <table:table-cell table:style-name="ce98" office:value-type="float" office:value="15" calcext:value-type="float">
            <text:p>15</text:p>
          </table:table-cell>
          <table:table-cell table:number-columns-repeated="1015"/>
        </table:table-row>
        <table:table-row table:style-name="ro4">
          <table:table-cell table:style-name="ce29" office:value-type="string" calcext:value-type="string">
            <text:p>Victor Valley CCD</text:p>
          </table:table-cell>
          <table:table-cell table:style-name="ce29" office:value-type="string" calcext:value-type="string">
            <text:p>Southern</text:p>
          </table:table-cell>
          <table:table-cell table:style-name="ce95" office:value-type="float" office:value="112.791428571429" calcext:value-type="float">
            <text:p><text:s/>$112.79 </text:p>
          </table:table-cell>
          <table:table-cell table:style-name="ce32" table:formula="of:=RANK([.C70];[.$C$4:.$C$75])" office:value-type="float" office:value="52" calcext:value-type="float">
            <text:p>52</text:p>
          </table:table-cell>
          <table:table-cell table:style-name="ce95" office:value-type="float" office:value="154.985714285714" calcext:value-type="float">
            <text:p><text:s/>$154.99 </text:p>
          </table:table-cell>
          <table:table-cell table:style-name="ce33" table:formula="of:=RANK([.E70];[.$E$4:.$E$75])" office:value-type="float" office:value="40" calcext:value-type="float">
            <text:p>40</text:p>
          </table:table-cell>
          <table:table-cell table:style-name="ce95" office:value-type="float" office:value="154.985714285714" calcext:value-type="float">
            <text:p><text:s/>$154.99 </text:p>
          </table:table-cell>
          <table:table-cell table:style-name="ce33" table:formula="of:=RANK([.G70];[.$G$4:.$G$75])" office:value-type="float" office:value="50" calcext:value-type="float">
            <text:p>50</text:p>
          </table:table-cell>
          <table:table-cell table:style-name="ce98" office:value-type="float" office:value="20" calcext:value-type="float">
            <text:p>20</text:p>
          </table:table-cell>
          <table:table-cell table:number-columns-repeated="1015"/>
        </table:table-row>
        <table:table-row table:style-name="ro4">
          <table:table-cell table:style-name="ce29" office:value-type="string" calcext:value-type="string">
            <text:p>West Hills CCD</text:p>
          </table:table-cell>
          <table:table-cell table:style-name="ce29" office:value-type="string" calcext:value-type="string">
            <text:p>Central</text:p>
          </table:table-cell>
          <table:table-cell table:style-name="ce95" office:value-type="float" office:value="123.012857142857" calcext:value-type="float">
            <text:p><text:s/>$123.01 </text:p>
          </table:table-cell>
          <table:table-cell table:style-name="ce32" table:formula="of:=RANK([.C71];[.$C$4:.$C$75])" office:value-type="float" office:value="22" calcext:value-type="float">
            <text:p>22</text:p>
          </table:table-cell>
          <table:table-cell table:style-name="ce95" office:value-type="float" office:value="176.197142857143" calcext:value-type="float">
            <text:p><text:s/>$176.20 </text:p>
          </table:table-cell>
          <table:table-cell table:style-name="ce33" table:formula="of:=RANK([.E71];[.$E$4:.$E$75])" office:value-type="float" office:value="6" calcext:value-type="float">
            <text:p>6</text:p>
          </table:table-cell>
          <table:table-cell table:style-name="ce95" office:value-type="float" office:value="179.768571428571" calcext:value-type="float">
            <text:p><text:s/>$179.77 </text:p>
          </table:table-cell>
          <table:table-cell table:style-name="ce33" table:formula="of:=RANK([.G71];[.$G$4:.$G$75])" office:value-type="float" office:value="7" calcext:value-type="float">
            <text:p>7</text:p>
          </table:table-cell>
          <table:table-cell table:style-name="ce98" office:value-type="float" office:value="25" calcext:value-type="float">
            <text:p>25</text:p>
          </table:table-cell>
          <table:table-cell table:number-columns-repeated="1015"/>
        </table:table-row>
        <table:table-row table:style-name="ro4">
          <table:table-cell table:style-name="ce29" office:value-type="string" calcext:value-type="string">
            <text:p>West Kern CCD</text:p>
          </table:table-cell>
          <table:table-cell table:style-name="ce29" office:value-type="string" calcext:value-type="string">
            <text:p>Southern</text:p>
          </table:table-cell>
          <table:table-cell table:style-name="ce95" office:value-type="float" office:value="118.078571428571" calcext:value-type="float">
            <text:p><text:s/>$118.08 </text:p>
          </table:table-cell>
          <table:table-cell table:style-name="ce32" table:formula="of:=RANK([.C72];[.$C$4:.$C$75])" office:value-type="float" office:value="32" calcext:value-type="float">
            <text:p>32</text:p>
          </table:table-cell>
          <table:table-cell table:style-name="ce95" office:value-type="float" office:value="162.281457142857" calcext:value-type="float">
            <text:p><text:s/>$162.28 </text:p>
          </table:table-cell>
          <table:table-cell table:style-name="ce33" table:formula="of:=RANK([.E72];[.$E$4:.$E$75])" office:value-type="float" office:value="23" calcext:value-type="float">
            <text:p>23</text:p>
          </table:table-cell>
          <table:table-cell table:style-name="ce95" office:value-type="float" office:value="167.456842857143" calcext:value-type="float">
            <text:p><text:s/>$167.46 </text:p>
          </table:table-cell>
          <table:table-cell table:style-name="ce33" table:formula="of:=RANK([.G72];[.$G$4:.$G$75])" office:value-type="float" office:value="23" calcext:value-type="float">
            <text:p>23</text:p>
          </table:table-cell>
          <table:table-cell table:style-name="ce98" office:value-type="float" office:value="24" calcext:value-type="float">
            <text:p>24</text:p>
          </table:table-cell>
          <table:table-cell table:number-columns-repeated="1015"/>
        </table:table-row>
        <table:table-row table:style-name="ro4">
          <table:table-cell table:style-name="ce29" office:value-type="string" calcext:value-type="string">
            <text:p>West Valley-Mission CCD</text:p>
          </table:table-cell>
          <table:table-cell table:style-name="ce29" office:value-type="string" calcext:value-type="string">
            <text:p>Bay Area</text:p>
          </table:table-cell>
          <table:table-cell table:style-name="ce95" office:value-type="float" office:value="116.452857142857" calcext:value-type="float">
            <text:p><text:s/>$116.45 </text:p>
          </table:table-cell>
          <table:table-cell table:style-name="ce32" table:formula="of:=RANK([.C73];[.$C$4:.$C$75])" office:value-type="float" office:value="41" calcext:value-type="float">
            <text:p>41</text:p>
          </table:table-cell>
          <table:table-cell table:style-name="ce95" office:value-type="float" office:value="170.428571428571" calcext:value-type="float">
            <text:p><text:s/>$170.43 </text:p>
          </table:table-cell>
          <table:table-cell table:style-name="ce33" table:formula="of:=RANK([.E73];[.$E$4:.$E$75])" office:value-type="float" office:value="11" calcext:value-type="float">
            <text:p>11</text:p>
          </table:table-cell>
          <table:table-cell table:style-name="ce95" office:value-type="float" office:value="173.837142857143" calcext:value-type="float">
            <text:p><text:s/>$173.84 </text:p>
          </table:table-cell>
          <table:table-cell table:style-name="ce33" table:formula="of:=RANK([.G73];[.$G$4:.$G$75])" office:value-type="float" office:value="13" calcext:value-type="float">
            <text:p>13</text:p>
          </table:table-cell>
          <table:table-cell table:style-name="ce98" office:value-type="float" office:value="36" calcext:value-type="float">
            <text:p>36</text:p>
          </table:table-cell>
          <table:table-cell table:number-columns-repeated="1015"/>
        </table:table-row>
        <table:table-row table:style-name="ro4">
          <table:table-cell table:style-name="ce29" office:value-type="string" calcext:value-type="string">
            <text:p>Yosemite CCD</text:p>
          </table:table-cell>
          <table:table-cell table:style-name="ce29" office:value-type="string" calcext:value-type="string">
            <text:p>Central</text:p>
          </table:table-cell>
          <table:table-cell table:style-name="ce95" office:value-type="float" office:value="117.91" calcext:value-type="float">
            <text:p><text:s/>$117.91 </text:p>
          </table:table-cell>
          <table:table-cell table:style-name="ce32" table:formula="of:=RANK([.C74];[.$C$4:.$C$75])" office:value-type="float" office:value="34" calcext:value-type="float">
            <text:p>34</text:p>
          </table:table-cell>
          <table:table-cell table:style-name="ce95" office:value-type="float" office:value="148.134285714286" calcext:value-type="float">
            <text:p><text:s/>$148.13 </text:p>
          </table:table-cell>
          <table:table-cell table:style-name="ce33" table:formula="of:=RANK([.E74];[.$E$4:.$E$75])" office:value-type="float" office:value="59" calcext:value-type="float">
            <text:p>59</text:p>
          </table:table-cell>
          <table:table-cell table:style-name="ce95" office:value-type="float" office:value="151.525714285714" calcext:value-type="float">
            <text:p><text:s/>$151.53 </text:p>
          </table:table-cell>
          <table:table-cell table:style-name="ce33" table:formula="of:=RANK([.G74];[.$G$4:.$G$75])" office:value-type="float" office:value="57" calcext:value-type="float">
            <text:p>57</text:p>
          </table:table-cell>
          <table:table-cell table:style-name="ce98" office:value-type="float" office:value="32" calcext:value-type="float">
            <text:p>32</text:p>
          </table:table-cell>
          <table:table-cell table:number-columns-repeated="1015"/>
        </table:table-row>
        <table:table-row table:style-name="ro4">
          <table:table-cell table:style-name="ce29" office:value-type="string" calcext:value-type="string">
            <text:p>Yuba CCD</text:p>
          </table:table-cell>
          <table:table-cell table:style-name="ce29" office:value-type="string" calcext:value-type="string">
            <text:p>Northern</text:p>
          </table:table-cell>
          <table:table-cell table:style-name="ce95" office:value-type="float" office:value="112.652857142857" calcext:value-type="float">
            <text:p><text:s/>$112.65 </text:p>
          </table:table-cell>
          <table:table-cell table:style-name="ce32" table:formula="of:=RANK([.C75];[.$C$4:.$C$75])" office:value-type="float" office:value="54" calcext:value-type="float">
            <text:p>54</text:p>
          </table:table-cell>
          <table:table-cell table:style-name="ce95" office:value-type="float" office:value="157.752857142857" calcext:value-type="float">
            <text:p><text:s/>$157.75 </text:p>
          </table:table-cell>
          <table:table-cell table:style-name="ce33" table:formula="of:=RANK([.E75];[.$E$4:.$E$75])" office:value-type="float" office:value="35" calcext:value-type="float">
            <text:p>35</text:p>
          </table:table-cell>
          <table:table-cell table:style-name="ce95" office:value-type="float" office:value="162.585714285714" calcext:value-type="float">
            <text:p><text:s/>$162.59 </text:p>
          </table:table-cell>
          <table:table-cell table:style-name="ce33" table:formula="of:=RANK([.G75];[.$G$4:.$G$75])" office:value-type="float" office:value="36" calcext:value-type="float">
            <text:p>36</text:p>
          </table:table-cell>
          <table:table-cell table:style-name="ce98" office:value-type="float" office:value="29" calcext:value-type="float">
            <text:p>29</text:p>
          </table:table-cell>
          <table:table-cell table:number-columns-repeated="1015"/>
        </table:table-row>
        <table:table-row table:style-name="ro3">
          <table:table-cell table:style-name="ce30" table:number-columns-repeated="2"/>
          <table:table-cell/>
          <table:table-cell table:style-name="ce33"/>
          <table:table-cell/>
          <table:table-cell table:style-name="ce30"/>
          <table:table-cell/>
          <table:table-cell table:style-name="ce30" table:number-columns-repeated="2"/>
          <table:table-cell table:number-columns-repeated="1015"/>
        </table:table-row>
        <table:table-row table:style-name="ro4">
          <table:table-cell table:style-name="ce30" office:value-type="string" calcext:value-type="string">
            <text:p>Average (Mean)</text:p>
          </table:table-cell>
          <table:table-cell table:style-name="ce30"/>
          <table:table-cell table:style-name="ce40" table:formula="of:=AVERAGE([.C4:.C75])" office:value-type="float" office:value="118.697209107143" calcext:value-type="float">
            <text:p>$118.70</text:p>
          </table:table-cell>
          <table:table-cell table:style-name="ce33"/>
          <table:table-cell table:style-name="ce40" table:formula="of:=AVERAGE([.E4:.E75])" office:value-type="float" office:value="157.543176924603" calcext:value-type="float">
            <text:p>$157.54</text:p>
          </table:table-cell>
          <table:table-cell table:style-name="ce30"/>
          <table:table-cell table:style-name="ce40" table:formula="of:=AVERAGE([.G4:.G75])" office:value-type="float" office:value="161.913511388889" calcext:value-type="float">
            <text:p>$161.91</text:p>
          </table:table-cell>
          <table:table-cell table:style-name="ce30" table:number-columns-repeated="2"/>
          <table:table-cell table:number-columns-repeated="1015"/>
        </table:table-row>
        <table:table-row table:style-name="ro4">
          <table:table-cell table:style-name="ce30" office:value-type="string" calcext:value-type="string">
            <text:p>Highest</text:p>
          </table:table-cell>
          <table:table-cell table:style-name="ce30"/>
          <table:table-cell table:style-name="ce40" table:formula="of:=MAX([.C4:.C75])" office:value-type="float" office:value="160.375714285714" calcext:value-type="float">
            <text:p>$160.38</text:p>
          </table:table-cell>
          <table:table-cell table:style-name="ce33"/>
          <table:table-cell table:style-name="ce40" table:formula="of:=MAX([.E4:.E75])" office:value-type="float" office:value="207.511428571429" calcext:value-type="float">
            <text:p>$207.51</text:p>
          </table:table-cell>
          <table:table-cell table:style-name="ce30"/>
          <table:table-cell table:style-name="ce40" table:formula="of:=MAX([.G4:.G75])" office:value-type="float" office:value="211.222857142857" calcext:value-type="float">
            <text:p>$211.22</text:p>
          </table:table-cell>
          <table:table-cell table:style-name="ce30" table:number-columns-repeated="2"/>
          <table:table-cell table:number-columns-repeated="1015"/>
        </table:table-row>
        <table:table-row table:style-name="ro4">
          <table:table-cell table:style-name="ce30" office:value-type="string" calcext:value-type="string">
            <text:p>3rd quartile</text:p>
          </table:table-cell>
          <table:table-cell table:style-name="ce30"/>
          <table:table-cell table:style-name="ce40" table:formula="of:=QUARTILE([.C4:.C75];3)" office:value-type="float" office:value="125.111342857143" calcext:value-type="float">
            <text:p>$125.11</text:p>
          </table:table-cell>
          <table:table-cell table:style-name="ce33"/>
          <table:table-cell table:style-name="ce40" table:formula="of:=QUARTILE([.E4:.E75];3)" office:value-type="float" office:value="163.753571428571" calcext:value-type="float">
            <text:p>$163.75</text:p>
          </table:table-cell>
          <table:table-cell table:style-name="ce30"/>
          <table:table-cell table:style-name="ce40" table:formula="of:=QUARTILE([.G4:.G75];3)" office:value-type="float" office:value="169.179285714286" calcext:value-type="float">
            <text:p>$169.18</text:p>
          </table:table-cell>
          <table:table-cell table:style-name="ce30" table:number-columns-repeated="2"/>
          <table:table-cell table:number-columns-repeated="1015"/>
        </table:table-row>
        <table:table-row table:style-name="ro4">
          <table:table-cell table:style-name="ce30" office:value-type="string" calcext:value-type="string">
            <text:p>Median</text:p>
          </table:table-cell>
          <table:table-cell table:style-name="ce30"/>
          <table:table-cell table:style-name="ce40" table:formula="of:=MEDIAN([.C4:.C75])" office:value-type="float" office:value="117.413571428571" calcext:value-type="float">
            <text:p>$117.41</text:p>
          </table:table-cell>
          <table:table-cell table:style-name="ce33"/>
          <table:table-cell table:style-name="ce40" table:formula="of:=MEDIAN([.E4:.E75])" office:value-type="float" office:value="157.625714285714" calcext:value-type="float">
            <text:p>$157.63</text:p>
          </table:table-cell>
          <table:table-cell table:style-name="ce30"/>
          <table:table-cell table:style-name="ce40" table:formula="of:=MEDIAN([.G4:.G75])" office:value-type="float" office:value="161.138571428571" calcext:value-type="float">
            <text:p>$161.14</text:p>
          </table:table-cell>
          <table:table-cell table:style-name="ce30" table:number-columns-repeated="2"/>
          <table:table-cell table:number-columns-repeated="1015"/>
        </table:table-row>
        <table:table-row table:style-name="ro4">
          <table:table-cell table:style-name="ce30" office:value-type="string" calcext:value-type="string">
            <text:p>1st quartile</text:p>
          </table:table-cell>
          <table:table-cell table:style-name="ce30"/>
          <table:table-cell table:style-name="ce39" table:formula="of:=QUARTILE([.C4:.C75];1)" office:value-type="float" office:value="112.625714285714" calcext:value-type="float">
            <text:p>$112.63</text:p>
          </table:table-cell>
          <table:table-cell table:style-name="ce33"/>
          <table:table-cell table:style-name="ce39" table:formula="of:=QUARTILE([.E4:.E75];1)" office:value-type="float" office:value="149.874285714286" calcext:value-type="float">
            <text:p>$149.87</text:p>
          </table:table-cell>
          <table:table-cell table:style-name="ce30"/>
          <table:table-cell table:style-name="ce39" table:formula="of:=QUARTILE([.G4:.G75];1)" office:value-type="float" office:value="154.010714285714" calcext:value-type="float">
            <text:p>$154.01</text:p>
          </table:table-cell>
          <table:table-cell table:style-name="ce30" table:number-columns-repeated="2"/>
          <table:table-cell table:number-columns-repeated="1015"/>
        </table:table-row>
        <table:table-row table:style-name="ro4">
          <table:table-cell table:style-name="ce30" office:value-type="string" calcext:value-type="string">
            <text:p>Lowest</text:p>
          </table:table-cell>
          <table:table-cell table:style-name="ce30"/>
          <table:table-cell table:style-name="ce40" table:formula="of:=MIN([.C4:.C75])" office:value-type="float" office:value="97.4142857142857" calcext:value-type="float">
            <text:p>$97.41</text:p>
          </table:table-cell>
          <table:table-cell table:style-name="ce33"/>
          <table:table-cell table:style-name="ce40" table:formula="of:=MIN([.E4:.E75])" office:value-type="float" office:value="128.007142857143" calcext:value-type="float">
            <text:p>$128.01</text:p>
          </table:table-cell>
          <table:table-cell table:style-name="ce30"/>
          <table:table-cell table:style-name="ce40" table:formula="of:=MIN([.G4:.G75])" office:value-type="float" office:value="128.721428571429" calcext:value-type="float">
            <text:p>$128.72</text:p>
          </table:table-cell>
          <table:table-cell table:style-name="ce30" table:number-columns-repeated="2"/>
          <table:table-cell table:number-columns-repeated="1015"/>
        </table:table-row>
        <table:table-row table:style-name="ro4" table:number-rows-repeated="2">
          <table:table-cell table:number-columns-repeated="1024"/>
        </table:table-row>
        <table:table-row table:style-name="ro30">
          <table:table-cell table:style-name="ce84" office:value-type="string" calcext:value-type="string" table:number-columns-spanned="9" table:number-rows-spanned="1">
            <text:p>*South Orange County - Full-time faculty members are expected to work no less than thirty-six (36) hours per week for their 30 LHE yearly assignment. A typical semester for Lecture: 15 hrs classroom, 15 hours grading and prep, 5 office hours and 1 committee and/or college service. <text:s/>Therefore: to make comparable to PT - instead of a .75 factor, a .83 factor was used. <text:s/>(30 hours/36 hours = .83) <text:s/></text:p>
          </table:table-cell>
          <table:covered-table-cell table:number-columns-repeated="8" table:style-name="ce84"/>
          <table:table-cell table:number-columns-repeated="1015"/>
        </table:table-row>
        <table:table-row table:style-name="ro4" table:number-rows-repeated="1048490">
          <table:table-cell table:number-columns-repeated="1024"/>
        </table:table-row>
        <table:table-row table:style-name="ro4">
          <table:table-cell table:number-columns-repeated="1024"/>
        </table:table-row>
        <table:named-expressions>
          <table:named-range table:name="_xlnm.Print_Titles" table:base-cell-address="$'1 Methodology &amp; Index'.$A$1" table:cell-range-address="$'7 FT MA30 Highest w-o &amp; w PhD'.$A$1:.$AMJ$3" table:range-usable-as="repeat-column repeat-row"/>
        </table:named-expressions>
      </table:table>
      <table:table table:name="8 FTES &amp; GF Funding" table:style-name="ta8">
        <table:table-column table:style-name="co32" table:default-cell-style-name="ce104"/>
        <table:table-column table:style-name="co31" table:default-cell-style-name="ce104"/>
        <table:table-column table:style-name="co33" table:default-cell-style-name="ce107"/>
        <table:table-column table:style-name="co34" table:default-cell-style-name="ce107"/>
        <table:table-column table:style-name="co35" table:default-cell-style-name="ce107"/>
        <table:table-column table:style-name="co36" table:default-cell-style-name="ce107"/>
        <table:table-column table:style-name="co22" table:number-columns-repeated="1018" table:default-cell-style-name="ce114"/>
        <table:table-header-rows>
          <table:table-row table:style-name="ro3">
            <table:table-cell table:style-name="ce99" office:value-type="string" calcext:value-type="string" table:number-columns-spanned="6" table:number-rows-spanned="1">
              <text:p>Total FTES and Total General Fund Revenue 2015-16</text:p>
            </table:table-cell>
            <table:covered-table-cell table:number-columns-repeated="5" table:style-name="ce99"/>
            <table:table-cell table:number-columns-repeated="1018"/>
          </table:table-row>
          <table:table-row table:style-name="ro3">
            <table:table-cell table:style-name="ce100" office:value-type="string" calcext:value-type="string" table:number-columns-spanned="6" table:number-rows-spanned="1">
              <text:p>Source: Chancellor's Office 311 Reports</text:p>
            </table:table-cell>
            <table:covered-table-cell table:number-columns-repeated="5" table:style-name="ce100"/>
            <table:table-cell table:number-columns-repeated="1018"/>
          </table:table-row>
          <table:table-row table:style-name="ro31">
            <table:table-cell table:style-name="ce83" office:value-type="string" calcext:value-type="string">
              <text:p>District</text:p>
            </table:table-cell>
            <table:table-cell table:style-name="ce42" office:value-type="string" calcext:value-type="string">
              <text:p>FTES <text:s text:c="9"/>(2015-16 Fiscal Data Abstract)</text:p>
            </table:table-cell>
            <table:table-cell table:style-name="ce42" office:value-type="string" calcext:value-type="string">
              <text:p>Rank in terms of FTES</text:p>
            </table:table-cell>
            <table:table-cell table:style-name="ce42" office:value-type="string" calcext:value-type="string">
              <text:p>Total General Fund Revenue (2015-16 Fiscal Data Abstract)</text:p>
            </table:table-cell>
            <table:table-cell table:style-name="ce42" office:value-type="string" calcext:value-type="string">
              <text:p>Revenue per FTES</text:p>
            </table:table-cell>
            <table:table-cell table:style-name="ce42" office:value-type="string" calcext:value-type="string">
              <text:p>Rank in terms of Revenue per FTES</text:p>
            </table:table-cell>
            <table:table-cell table:number-columns-repeated="1018"/>
          </table:table-row>
        </table:table-header-rows>
        <table:table-row table:style-name="ro3">
          <table:table-cell table:style-name="ce101" office:value-type="string" calcext:value-type="string">
            <text:p>Allan Hancock Joint</text:p>
          </table:table-cell>
          <table:table-cell table:style-name="ce105" office:value-type="float" office:value="9738.05257142861" calcext:value-type="float">
            <text:p>9,738.05</text:p>
          </table:table-cell>
          <table:table-cell table:style-name="ce88" table:formula="of:=RANK([.B4];[.$B$4:.$B$75];)" office:value-type="float" office:value="46" calcext:value-type="float">
            <text:p>46</text:p>
          </table:table-cell>
          <table:table-cell table:style-name="ce108" office:value-type="float" office:value="75034815" calcext:value-type="float">
            <text:p>75,034,815</text:p>
          </table:table-cell>
          <table:table-cell table:style-name="ce111" table:formula="of:=[.D4]/[.B4]" office:value-type="float" office:value="7705.32038614699" calcext:value-type="float">
            <text:p><text:s/>$7,705.32 </text:p>
          </table:table-cell>
          <table:table-cell table:style-name="ce88" table:formula="of:=RANK([.E4];[.$E$4:.$E$75];)" office:value-type="float" office:value="57" calcext:value-type="float">
            <text:p>57</text:p>
          </table:table-cell>
          <table:table-cell table:number-columns-repeated="1018"/>
        </table:table-row>
        <table:table-row table:style-name="ro3">
          <table:table-cell table:style-name="ce101" office:value-type="string" calcext:value-type="string">
            <text:p>Antelope Valley</text:p>
          </table:table-cell>
          <table:table-cell table:style-name="ce105" office:value-type="float" office:value="11139.5828571429" calcext:value-type="float">
            <text:p>11,139.58</text:p>
          </table:table-cell>
          <table:table-cell table:style-name="ce88" table:formula="of:=RANK([.B5];[.$B$4:.$B$75];)" office:value-type="float" office:value="43" calcext:value-type="float">
            <text:p>43</text:p>
          </table:table-cell>
          <table:table-cell table:style-name="ce108" office:value-type="float" office:value="89515907" calcext:value-type="float">
            <text:p>89,515,907</text:p>
          </table:table-cell>
          <table:table-cell table:style-name="ce111" table:formula="of:=[.D5]/[.B5]" office:value-type="float" office:value="8035.84013404962" calcext:value-type="float">
            <text:p><text:s/>$8,035.84 </text:p>
          </table:table-cell>
          <table:table-cell table:style-name="ce88" table:formula="of:=RANK([.E5];[.$E$4:.$E$75];)" office:value-type="float" office:value="43" calcext:value-type="float">
            <text:p>43</text:p>
          </table:table-cell>
          <table:table-cell table:number-columns-repeated="1018"/>
        </table:table-row>
        <table:table-row table:style-name="ro3">
          <table:table-cell table:style-name="ce101" office:value-type="string" calcext:value-type="string">
            <text:p>Barstow</text:p>
          </table:table-cell>
          <table:table-cell table:style-name="ce105" office:value-type="float" office:value="2562.91352380951" calcext:value-type="float">
            <text:p>2,562.91</text:p>
          </table:table-cell>
          <table:table-cell table:style-name="ce88" table:formula="of:=RANK([.B6];[.$B$4:.$B$75];)" office:value-type="float" office:value="68" calcext:value-type="float">
            <text:p>68</text:p>
          </table:table-cell>
          <table:table-cell table:style-name="ce108" office:value-type="float" office:value="23997959" calcext:value-type="float">
            <text:p>23,997,959</text:p>
          </table:table-cell>
          <table:table-cell table:style-name="ce111" table:formula="of:=[.D6]/[.B6]" office:value-type="float" office:value="9363.54612711608" calcext:value-type="float">
            <text:p><text:s/>$9,363.55 </text:p>
          </table:table-cell>
          <table:table-cell table:style-name="ce88" table:formula="of:=RANK([.E6];[.$E$4:.$E$75];)" office:value-type="float" office:value="17" calcext:value-type="float">
            <text:p>17</text:p>
          </table:table-cell>
          <table:table-cell table:number-columns-repeated="1018"/>
        </table:table-row>
        <table:table-row table:style-name="ro3">
          <table:table-cell table:style-name="ce101" office:value-type="string" calcext:value-type="string">
            <text:p>Butte</text:p>
          </table:table-cell>
          <table:table-cell table:style-name="ce105" office:value-type="float" office:value="11745.9340952381" calcext:value-type="float">
            <text:p>11,745.93</text:p>
          </table:table-cell>
          <table:table-cell table:style-name="ce88" table:formula="of:=RANK([.B7];[.$B$4:.$B$75];)" office:value-type="float" office:value="42" calcext:value-type="float">
            <text:p>42</text:p>
          </table:table-cell>
          <table:table-cell table:style-name="ce108" office:value-type="float" office:value="137969292" calcext:value-type="float">
            <text:p>137,969,292</text:p>
          </table:table-cell>
          <table:table-cell table:style-name="ce111" table:formula="of:=[.D7]/[.B7]" office:value-type="float" office:value="11746.1319705458" calcext:value-type="float">
            <text:p><text:s/>$11,746.13 </text:p>
          </table:table-cell>
          <table:table-cell table:style-name="ce88" table:formula="of:=RANK([.E7];[.$E$4:.$E$75];)" office:value-type="float" office:value="3" calcext:value-type="float">
            <text:p>3</text:p>
          </table:table-cell>
          <table:table-cell table:number-columns-repeated="1018"/>
        </table:table-row>
        <table:table-row table:style-name="ro3">
          <table:table-cell table:style-name="ce101" office:value-type="string" calcext:value-type="string">
            <text:p>Cabrillo</text:p>
          </table:table-cell>
          <table:table-cell table:style-name="ce105" office:value-type="float" office:value="9793.09009523815" calcext:value-type="float">
            <text:p>9,793.09</text:p>
          </table:table-cell>
          <table:table-cell table:style-name="ce88" table:formula="of:=RANK([.B8];[.$B$4:.$B$75];)" office:value-type="float" office:value="45" calcext:value-type="float">
            <text:p>45</text:p>
          </table:table-cell>
          <table:table-cell table:style-name="ce108" office:value-type="float" office:value="92898829" calcext:value-type="float">
            <text:p>92,898,829</text:p>
          </table:table-cell>
          <table:table-cell table:style-name="ce111" table:formula="of:=[.D8]/[.B8]" office:value-type="float" office:value="9486.16096620735" calcext:value-type="float">
            <text:p><text:s/>$9,486.16 </text:p>
          </table:table-cell>
          <table:table-cell table:style-name="ce88" table:formula="of:=RANK([.E8];[.$E$4:.$E$75];)" office:value-type="float" office:value="16" calcext:value-type="float">
            <text:p>16</text:p>
          </table:table-cell>
          <table:table-cell table:number-columns-repeated="1018"/>
        </table:table-row>
        <table:table-row table:style-name="ro3">
          <table:table-cell table:style-name="ce101" office:value-type="string" calcext:value-type="string">
            <text:p>Cerritos</text:p>
          </table:table-cell>
          <table:table-cell table:style-name="ce105" office:value-type="float" office:value="18472.2367619048" calcext:value-type="float">
            <text:p>18,472.24</text:p>
          </table:table-cell>
          <table:table-cell table:style-name="ce88" table:formula="of:=RANK([.B9];[.$B$4:.$B$75];)" office:value-type="float" office:value="23" calcext:value-type="float">
            <text:p>23</text:p>
          </table:table-cell>
          <table:table-cell table:style-name="ce108" office:value-type="float" office:value="134690844" calcext:value-type="float">
            <text:p>134,690,844</text:p>
          </table:table-cell>
          <table:table-cell table:style-name="ce111" table:formula="of:=[.D9]/[.B9]" office:value-type="float" office:value="7291.52867279031" calcext:value-type="float">
            <text:p><text:s/>$7,291.53 </text:p>
          </table:table-cell>
          <table:table-cell table:style-name="ce88" table:formula="of:=RANK([.E9];[.$E$4:.$E$75];)" office:value-type="float" office:value="65" calcext:value-type="float">
            <text:p>65</text:p>
          </table:table-cell>
          <table:table-cell table:number-columns-repeated="1018"/>
        </table:table-row>
        <table:table-row table:style-name="ro3">
          <table:table-cell table:style-name="ce101" office:value-type="string" calcext:value-type="string">
            <text:p>Chabot-Las Positas</text:p>
          </table:table-cell>
          <table:table-cell table:style-name="ce105" office:value-type="float" office:value="16490.0767619048" calcext:value-type="float">
            <text:p>16,490.08</text:p>
          </table:table-cell>
          <table:table-cell table:style-name="ce88" table:formula="of:=RANK([.B10];[.$B$4:.$B$75];)" office:value-type="float" office:value="27" calcext:value-type="float">
            <text:p>27</text:p>
          </table:table-cell>
          <table:table-cell table:style-name="ce108" office:value-type="float" office:value="150204741" calcext:value-type="float">
            <text:p>150,204,741</text:p>
          </table:table-cell>
          <table:table-cell table:style-name="ce111" table:formula="of:=[.D10]/[.B10]" office:value-type="float" office:value="9108.79574235831" calcext:value-type="float">
            <text:p><text:s/>$9,108.80 </text:p>
          </table:table-cell>
          <table:table-cell table:style-name="ce88" table:formula="of:=RANK([.E10];[.$E$4:.$E$75];)" office:value-type="float" office:value="20" calcext:value-type="float">
            <text:p>20</text:p>
          </table:table-cell>
          <table:table-cell table:number-columns-repeated="1018"/>
        </table:table-row>
        <table:table-row table:style-name="ro3">
          <table:table-cell table:style-name="ce101" office:value-type="string" calcext:value-type="string">
            <text:p>Chaffey</text:p>
          </table:table-cell>
          <table:table-cell table:style-name="ce105" office:value-type="float" office:value="15801.2868571428" calcext:value-type="float">
            <text:p>15,801.29</text:p>
          </table:table-cell>
          <table:table-cell table:style-name="ce88" table:formula="of:=RANK([.B11];[.$B$4:.$B$75];)" office:value-type="float" office:value="29" calcext:value-type="float">
            <text:p>29</text:p>
          </table:table-cell>
          <table:table-cell table:style-name="ce108" office:value-type="float" office:value="128355452" calcext:value-type="float">
            <text:p>128,355,452</text:p>
          </table:table-cell>
          <table:table-cell table:style-name="ce111" table:formula="of:=[.D11]/[.B11]" office:value-type="float" office:value="8123.10118539351" calcext:value-type="float">
            <text:p><text:s/>$8,123.10 </text:p>
          </table:table-cell>
          <table:table-cell table:style-name="ce88" table:formula="of:=RANK([.E11];[.$E$4:.$E$75];)" office:value-type="float" office:value="39" calcext:value-type="float">
            <text:p>39</text:p>
          </table:table-cell>
          <table:table-cell table:number-columns-repeated="1018"/>
        </table:table-row>
        <table:table-row table:style-name="ro3">
          <table:table-cell table:style-name="ce101" office:value-type="string" calcext:value-type="string">
            <text:p>Citrus</text:p>
          </table:table-cell>
          <table:table-cell table:style-name="ce105" office:value-type="float" office:value="12633.8977142857" calcext:value-type="float">
            <text:p>12,633.90</text:p>
          </table:table-cell>
          <table:table-cell table:style-name="ce88" table:formula="of:=RANK([.B12];[.$B$4:.$B$75];)" office:value-type="float" office:value="38" calcext:value-type="float">
            <text:p>38</text:p>
          </table:table-cell>
          <table:table-cell table:style-name="ce108" office:value-type="float" office:value="89354154" calcext:value-type="float">
            <text:p>89,354,154</text:p>
          </table:table-cell>
          <table:table-cell table:style-name="ce111" table:formula="of:=[.D12]/[.B12]" office:value-type="float" office:value="7072.57221965346" calcext:value-type="float">
            <text:p><text:s/>$7,072.57 </text:p>
          </table:table-cell>
          <table:table-cell table:style-name="ce88" table:formula="of:=RANK([.E12];[.$E$4:.$E$75];)" office:value-type="float" office:value="68" calcext:value-type="float">
            <text:p>68</text:p>
          </table:table-cell>
          <table:table-cell table:number-columns-repeated="1018"/>
        </table:table-row>
        <table:table-row table:style-name="ro3">
          <table:table-cell table:style-name="ce101" office:value-type="string" calcext:value-type="string">
            <text:p>Coast</text:p>
          </table:table-cell>
          <table:table-cell table:style-name="ce105" office:value-type="float" office:value="38077.7961904763" calcext:value-type="float">
            <text:p>38,077.80</text:p>
          </table:table-cell>
          <table:table-cell table:style-name="ce88" table:formula="of:=RANK([.B13];[.$B$4:.$B$75];)" office:value-type="float" office:value="5" calcext:value-type="float">
            <text:p>5</text:p>
          </table:table-cell>
          <table:table-cell table:style-name="ce108" office:value-type="float" office:value="256368313" calcext:value-type="float">
            <text:p>256,368,313</text:p>
          </table:table-cell>
          <table:table-cell table:style-name="ce111" table:formula="of:=[.D13]/[.B13]" office:value-type="float" office:value="6732.75080620661" calcext:value-type="float">
            <text:p><text:s/>$6,732.75 </text:p>
          </table:table-cell>
          <table:table-cell table:style-name="ce88" table:formula="of:=RANK([.E13];[.$E$4:.$E$75];)" office:value-type="float" office:value="70" calcext:value-type="float">
            <text:p>70</text:p>
          </table:table-cell>
          <table:table-cell table:number-columns-repeated="1018"/>
        </table:table-row>
        <table:table-row table:style-name="ro3">
          <table:table-cell table:style-name="ce101" office:value-type="string" calcext:value-type="string">
            <text:p>Compton</text:p>
          </table:table-cell>
          <table:table-cell table:style-name="ce105" office:value-type="float" office:value="4966.47961904759" calcext:value-type="float">
            <text:p>4,966.48</text:p>
          </table:table-cell>
          <table:table-cell table:style-name="ce88" table:formula="of:=RANK([.B14];[.$B$4:.$B$75];)" office:value-type="float" office:value="61" calcext:value-type="float">
            <text:p>61</text:p>
          </table:table-cell>
          <table:table-cell table:style-name="ce108" office:value-type="float" office:value="47240545" calcext:value-type="float">
            <text:p>47,240,545</text:p>
          </table:table-cell>
          <table:table-cell table:style-name="ce111" table:formula="of:=[.D14]/[.B14]" office:value-type="float" office:value="9511.87735047209" calcext:value-type="float">
            <text:p><text:s/>$9,511.88 </text:p>
          </table:table-cell>
          <table:table-cell table:style-name="ce88" table:formula="of:=RANK([.E14];[.$E$4:.$E$75];)" office:value-type="float" office:value="15" calcext:value-type="float">
            <text:p>15</text:p>
          </table:table-cell>
          <table:table-cell table:number-columns-repeated="1018"/>
        </table:table-row>
        <table:table-row table:style-name="ro3">
          <table:table-cell table:style-name="ce101" office:value-type="string" calcext:value-type="string">
            <text:p>Contra Costa</text:p>
          </table:table-cell>
          <table:table-cell table:style-name="ce105" office:value-type="float" office:value="30679.270095238" calcext:value-type="float">
            <text:p>30,679.27</text:p>
          </table:table-cell>
          <table:table-cell table:style-name="ce88" table:formula="of:=RANK([.B15];[.$B$4:.$B$75];)" office:value-type="float" office:value="9" calcext:value-type="float">
            <text:p>9</text:p>
          </table:table-cell>
          <table:table-cell table:style-name="ce108" office:value-type="float" office:value="246347012" calcext:value-type="float">
            <text:p>246,347,012</text:p>
          </table:table-cell>
          <table:table-cell table:style-name="ce111" table:formula="of:=[.D15]/[.B15]" office:value-type="float" office:value="8029.75465958812" calcext:value-type="float">
            <text:p><text:s/>$8,029.75 </text:p>
          </table:table-cell>
          <table:table-cell table:style-name="ce88" table:formula="of:=RANK([.E15];[.$E$4:.$E$75];)" office:value-type="float" office:value="45" calcext:value-type="float">
            <text:p>45</text:p>
          </table:table-cell>
          <table:table-cell table:number-columns-repeated="1018"/>
        </table:table-row>
        <table:table-row table:style-name="ro3">
          <table:table-cell table:style-name="ce101" office:value-type="string" calcext:value-type="string">
            <text:p>Copper Mountain</text:p>
          </table:table-cell>
          <table:table-cell table:style-name="ce105" office:value-type="float" office:value="1496.57771428571" calcext:value-type="float">
            <text:p>1,496.58</text:p>
          </table:table-cell>
          <table:table-cell table:style-name="ce88" table:formula="of:=RANK([.B16];[.$B$4:.$B$75];)" office:value-type="float" office:value="72" calcext:value-type="float">
            <text:p>72</text:p>
          </table:table-cell>
          <table:table-cell table:style-name="ce108" office:value-type="float" office:value="16452465" calcext:value-type="float">
            <text:p>16,452,465</text:p>
          </table:table-cell>
          <table:table-cell table:style-name="ce111" table:formula="of:=[.D16]/[.B16]" office:value-type="float" office:value="10993.3916848765" calcext:value-type="float">
            <text:p><text:s/>$10,993.39 </text:p>
          </table:table-cell>
          <table:table-cell table:style-name="ce88" table:formula="of:=RANK([.E16];[.$E$4:.$E$75];)" office:value-type="float" office:value="7" calcext:value-type="float">
            <text:p>7</text:p>
          </table:table-cell>
          <table:table-cell table:number-columns-repeated="1018"/>
        </table:table-row>
        <table:table-row table:style-name="ro3">
          <table:table-cell table:style-name="ce101" office:value-type="string" calcext:value-type="string">
            <text:p>Desert</text:p>
          </table:table-cell>
          <table:table-cell table:style-name="ce105" office:value-type="float" office:value="8961.19542857147" calcext:value-type="float">
            <text:p>8,961.20</text:p>
          </table:table-cell>
          <table:table-cell table:style-name="ce88" table:formula="of:=RANK([.B17];[.$B$4:.$B$75];)" office:value-type="float" office:value="50" calcext:value-type="float">
            <text:p>50</text:p>
          </table:table-cell>
          <table:table-cell table:style-name="ce108" office:value-type="float" office:value="71877901" calcext:value-type="float">
            <text:p>71,877,901</text:p>
          </table:table-cell>
          <table:table-cell table:style-name="ce111" table:formula="of:=[.D17]/[.B17]" office:value-type="float" office:value="8021.01701418404" calcext:value-type="float">
            <text:p><text:s/>$8,021.02 </text:p>
          </table:table-cell>
          <table:table-cell table:style-name="ce88" table:formula="of:=RANK([.E17];[.$E$4:.$E$75];)" office:value-type="float" office:value="46" calcext:value-type="float">
            <text:p>46</text:p>
          </table:table-cell>
          <table:table-cell table:number-columns-repeated="1018"/>
        </table:table-row>
        <table:table-row table:style-name="ro3">
          <table:table-cell table:style-name="ce101" office:value-type="string" calcext:value-type="string">
            <text:p>El Camino</text:p>
          </table:table-cell>
          <table:table-cell table:style-name="ce105" office:value-type="float" office:value="18171.7929523811" calcext:value-type="float">
            <text:p>18,171.79</text:p>
          </table:table-cell>
          <table:table-cell table:style-name="ce88" table:formula="of:=RANK([.B18];[.$B$4:.$B$75];)" office:value-type="float" office:value="24" calcext:value-type="float">
            <text:p>24</text:p>
          </table:table-cell>
          <table:table-cell table:style-name="ce108" office:value-type="float" office:value="155749016" calcext:value-type="float">
            <text:p>155,749,016</text:p>
          </table:table-cell>
          <table:table-cell table:style-name="ce111" table:formula="of:=[.D18]/[.B18]" office:value-type="float" office:value="8570.92178015332" calcext:value-type="float">
            <text:p><text:s/>$8,570.92 </text:p>
          </table:table-cell>
          <table:table-cell table:style-name="ce88" table:formula="of:=RANK([.E18];[.$E$4:.$E$75];)" office:value-type="float" office:value="28" calcext:value-type="float">
            <text:p>28</text:p>
          </table:table-cell>
          <table:table-cell table:number-columns-repeated="1018"/>
        </table:table-row>
        <table:table-row table:style-name="ro3">
          <table:table-cell table:style-name="ce101" office:value-type="string" calcext:value-type="string">
            <text:p>Feather River</text:p>
          </table:table-cell>
          <table:table-cell table:style-name="ce105" office:value-type="float" office:value="1795.2699047619" calcext:value-type="float">
            <text:p>1,795.27</text:p>
          </table:table-cell>
          <table:table-cell table:style-name="ce88" table:formula="of:=RANK([.B19];[.$B$4:.$B$75];)" office:value-type="float" office:value="71" calcext:value-type="float">
            <text:p>71</text:p>
          </table:table-cell>
          <table:table-cell table:style-name="ce108" office:value-type="float" office:value="20543288" calcext:value-type="float">
            <text:p>20,543,288</text:p>
          </table:table-cell>
          <table:table-cell table:style-name="ce111" table:formula="of:=[.D19]/[.B19]" office:value-type="float" office:value="11443.0080655335" calcext:value-type="float">
            <text:p><text:s/>$11,443.01 </text:p>
          </table:table-cell>
          <table:table-cell table:style-name="ce88" table:formula="of:=RANK([.E19];[.$E$4:.$E$75];)" office:value-type="float" office:value="4" calcext:value-type="float">
            <text:p>4</text:p>
          </table:table-cell>
          <table:table-cell table:number-columns-repeated="1018"/>
        </table:table-row>
        <table:table-row table:style-name="ro3">
          <table:table-cell table:style-name="ce101" office:value-type="string" calcext:value-type="string">
            <text:p>Foothill-DeAnza</text:p>
          </table:table-cell>
          <table:table-cell table:style-name="ce105" office:value-type="float" office:value="32951.5481904763" calcext:value-type="float">
            <text:p>32,951.55</text:p>
          </table:table-cell>
          <table:table-cell table:style-name="ce88" table:formula="of:=RANK([.B20];[.$B$4:.$B$75];)" office:value-type="float" office:value="6" calcext:value-type="float">
            <text:p>6</text:p>
          </table:table-cell>
          <table:table-cell table:style-name="ce108" office:value-type="float" office:value="257454557" calcext:value-type="float">
            <text:p>257,454,557</text:p>
          </table:table-cell>
          <table:table-cell table:style-name="ce111" table:formula="of:=[.D20]/[.B20]" office:value-type="float" office:value="7813.12475856324" calcext:value-type="float">
            <text:p><text:s/>$7,813.12 </text:p>
          </table:table-cell>
          <table:table-cell table:style-name="ce88" table:formula="of:=RANK([.E20];[.$E$4:.$E$75];)" office:value-type="float" office:value="52" calcext:value-type="float">
            <text:p>52</text:p>
          </table:table-cell>
          <table:table-cell table:number-columns-repeated="1018"/>
        </table:table-row>
        <table:table-row table:style-name="ro3">
          <table:table-cell table:style-name="ce101" office:value-type="string" calcext:value-type="string">
            <text:p>Gavilan</text:p>
          </table:table-cell>
          <table:table-cell table:style-name="ce105" office:value-type="float" office:value="5533.00209523806" calcext:value-type="float">
            <text:p>5,533.00</text:p>
          </table:table-cell>
          <table:table-cell table:style-name="ce88" table:formula="of:=RANK([.B21];[.$B$4:.$B$75];)" office:value-type="float" office:value="59" calcext:value-type="float">
            <text:p>59</text:p>
          </table:table-cell>
          <table:table-cell table:style-name="ce108" office:value-type="float" office:value="44471259" calcext:value-type="float">
            <text:p>44,471,259</text:p>
          </table:table-cell>
          <table:table-cell table:style-name="ce111" table:formula="of:=[.D21]/[.B21]" office:value-type="float" office:value="8037.4556587054" calcext:value-type="float">
            <text:p><text:s/>$8,037.46 </text:p>
          </table:table-cell>
          <table:table-cell table:style-name="ce88" table:formula="of:=RANK([.E21];[.$E$4:.$E$75];)" office:value-type="float" office:value="42" calcext:value-type="float">
            <text:p>42</text:p>
          </table:table-cell>
          <table:table-cell table:number-columns-repeated="1018"/>
        </table:table-row>
        <table:table-row table:style-name="ro3">
          <table:table-cell table:style-name="ce101" office:value-type="string" calcext:value-type="string">
            <text:p>Glendale</text:p>
          </table:table-cell>
          <table:table-cell table:style-name="ce105" office:value-type="float" office:value="14842.2443809524" calcext:value-type="float">
            <text:p>14,842.24</text:p>
          </table:table-cell>
          <table:table-cell table:style-name="ce88" table:formula="of:=RANK([.B22];[.$B$4:.$B$75];)" office:value-type="float" office:value="31" calcext:value-type="float">
            <text:p>31</text:p>
          </table:table-cell>
          <table:table-cell table:style-name="ce108" office:value-type="float" office:value="120160502" calcext:value-type="float">
            <text:p>120,160,502</text:p>
          </table:table-cell>
          <table:table-cell table:style-name="ce111" table:formula="of:=[.D22]/[.B22]" office:value-type="float" office:value="8095.84446367199" calcext:value-type="float">
            <text:p><text:s/>$8,095.84 </text:p>
          </table:table-cell>
          <table:table-cell table:style-name="ce88" table:formula="of:=RANK([.E22];[.$E$4:.$E$75];)" office:value-type="float" office:value="41" calcext:value-type="float">
            <text:p>41</text:p>
          </table:table-cell>
          <table:table-cell table:number-columns-repeated="1018"/>
        </table:table-row>
        <table:table-row table:style-name="ro3">
          <table:table-cell table:style-name="ce101" office:value-type="string" calcext:value-type="string">
            <text:p>Grossmont-Cuyamaca</text:p>
          </table:table-cell>
          <table:table-cell table:style-name="ce105" office:value-type="float" office:value="17109.6491428571" calcext:value-type="float">
            <text:p>17,109.65</text:p>
          </table:table-cell>
          <table:table-cell table:style-name="ce88" table:formula="of:=RANK([.B23];[.$B$4:.$B$75];)" office:value-type="float" office:value="26" calcext:value-type="float">
            <text:p>26</text:p>
          </table:table-cell>
          <table:table-cell table:style-name="ce108" office:value-type="float" office:value="154291319" calcext:value-type="float">
            <text:p>154,291,319</text:p>
          </table:table-cell>
          <table:table-cell table:style-name="ce111" table:formula="of:=[.D23]/[.B23]" office:value-type="float" office:value="9017.79561414401" calcext:value-type="float">
            <text:p><text:s/>$9,017.80 </text:p>
          </table:table-cell>
          <table:table-cell table:style-name="ce88" table:formula="of:=RANK([.E23];[.$E$4:.$E$75];)" office:value-type="float" office:value="21" calcext:value-type="float">
            <text:p>21</text:p>
          </table:table-cell>
          <table:table-cell table:number-columns-repeated="1018"/>
        </table:table-row>
        <table:table-row table:style-name="ro3">
          <table:table-cell table:style-name="ce101" office:value-type="string" calcext:value-type="string">
            <text:p>Hartnell</text:p>
          </table:table-cell>
          <table:table-cell table:style-name="ce105" office:value-type="float" office:value="7542.7838095238" calcext:value-type="float">
            <text:p>7,542.78</text:p>
          </table:table-cell>
          <table:table-cell table:style-name="ce88" table:formula="of:=RANK([.B24];[.$B$4:.$B$75];)" office:value-type="float" office:value="54" calcext:value-type="float">
            <text:p>54</text:p>
          </table:table-cell>
          <table:table-cell table:style-name="ce108" office:value-type="float" office:value="63478949" calcext:value-type="float">
            <text:p>63,478,949</text:p>
          </table:table-cell>
          <table:table-cell table:style-name="ce111" table:formula="of:=[.D24]/[.B24]" office:value-type="float" office:value="8415.85157456708" calcext:value-type="float">
            <text:p><text:s/>$8,415.85 </text:p>
          </table:table-cell>
          <table:table-cell table:style-name="ce88" table:formula="of:=RANK([.E24];[.$E$4:.$E$75];)" office:value-type="float" office:value="31" calcext:value-type="float">
            <text:p>31</text:p>
          </table:table-cell>
          <table:table-cell table:number-columns-repeated="1018"/>
        </table:table-row>
        <table:table-row table:style-name="ro3">
          <table:table-cell table:style-name="ce101" office:value-type="string" calcext:value-type="string">
            <text:p>Imperial</text:p>
          </table:table-cell>
          <table:table-cell table:style-name="ce105" office:value-type="float" office:value="7161.15428571426" calcext:value-type="float">
            <text:p>7,161.15</text:p>
          </table:table-cell>
          <table:table-cell table:style-name="ce88" table:formula="of:=RANK([.B25];[.$B$4:.$B$75];)" office:value-type="float" office:value="55" calcext:value-type="float">
            <text:p>55</text:p>
          </table:table-cell>
          <table:table-cell table:style-name="ce108" office:value-type="float" office:value="57097703" calcext:value-type="float">
            <text:p>57,097,703</text:p>
          </table:table-cell>
          <table:table-cell table:style-name="ce111" table:formula="of:=[.D25]/[.B25]" office:value-type="float" office:value="7973.25413221495" calcext:value-type="float">
            <text:p><text:s/>$7,973.25 </text:p>
          </table:table-cell>
          <table:table-cell table:style-name="ce88" table:formula="of:=RANK([.E25];[.$E$4:.$E$75];)" office:value-type="float" office:value="49" calcext:value-type="float">
            <text:p>49</text:p>
          </table:table-cell>
          <table:table-cell table:number-columns-repeated="1018"/>
        </table:table-row>
        <table:table-row table:style-name="ro3">
          <table:table-cell table:style-name="ce101" office:value-type="string" calcext:value-type="string">
            <text:p>Kern</text:p>
          </table:table-cell>
          <table:table-cell table:style-name="ce105" office:value-type="float" office:value="20200.8411428572" calcext:value-type="float">
            <text:p>20,200.84</text:p>
          </table:table-cell>
          <table:table-cell table:style-name="ce88" table:formula="of:=RANK([.B26];[.$B$4:.$B$75];)" office:value-type="float" office:value="19" calcext:value-type="float">
            <text:p>19</text:p>
          </table:table-cell>
          <table:table-cell table:style-name="ce108" office:value-type="float" office:value="174911224" calcext:value-type="float">
            <text:p>174,911,224</text:p>
          </table:table-cell>
          <table:table-cell table:style-name="ce111" table:formula="of:=[.D26]/[.B26]" office:value-type="float" office:value="8658.61093422078" calcext:value-type="float">
            <text:p><text:s/>$8,658.61 </text:p>
          </table:table-cell>
          <table:table-cell table:style-name="ce88" table:formula="of:=RANK([.E26];[.$E$4:.$E$75];)" office:value-type="float" office:value="27" calcext:value-type="float">
            <text:p>27</text:p>
          </table:table-cell>
          <table:table-cell table:number-columns-repeated="1018"/>
        </table:table-row>
        <table:table-row table:style-name="ro3">
          <table:table-cell table:style-name="ce101" office:value-type="string" calcext:value-type="string">
            <text:p>Lake Tahoe</text:p>
          </table:table-cell>
          <table:table-cell table:style-name="ce105" office:value-type="float" office:value="2922.37180952381" calcext:value-type="float">
            <text:p>2,922.37</text:p>
          </table:table-cell>
          <table:table-cell table:style-name="ce88" table:formula="of:=RANK([.B27];[.$B$4:.$B$75];)" office:value-type="float" office:value="66" calcext:value-type="float">
            <text:p>66</text:p>
          </table:table-cell>
          <table:table-cell table:style-name="ce108" office:value-type="float" office:value="19119330" calcext:value-type="float">
            <text:p>19,119,330</text:p>
          </table:table-cell>
          <table:table-cell table:style-name="ce111" table:formula="of:=[.D27]/[.B27]" office:value-type="float" office:value="6542.40159917071" calcext:value-type="float">
            <text:p><text:s/>$6,542.40 </text:p>
          </table:table-cell>
          <table:table-cell table:style-name="ce88" table:formula="of:=RANK([.E27];[.$E$4:.$E$75];)" office:value-type="float" office:value="71" calcext:value-type="float">
            <text:p>71</text:p>
          </table:table-cell>
          <table:table-cell table:number-columns-repeated="1018"/>
        </table:table-row>
        <table:table-row table:style-name="ro3">
          <table:table-cell table:style-name="ce101" office:value-type="string" calcext:value-type="string">
            <text:p>Lassen</text:p>
          </table:table-cell>
          <table:table-cell table:style-name="ce105" office:value-type="float" office:value="1842.97428571429" calcext:value-type="float">
            <text:p>1,842.97</text:p>
          </table:table-cell>
          <table:table-cell table:style-name="ce88" table:formula="of:=RANK([.B28];[.$B$4:.$B$75];)" office:value-type="float" office:value="70" calcext:value-type="float">
            <text:p>70</text:p>
          </table:table-cell>
          <table:table-cell table:style-name="ce108" office:value-type="float" office:value="20301233" calcext:value-type="float">
            <text:p>20,301,233</text:p>
          </table:table-cell>
          <table:table-cell table:style-name="ce111" table:formula="of:=[.D28]/[.B28]" office:value-type="float" office:value="11015.4727373919" calcext:value-type="float">
            <text:p><text:s/>$11,015.47 </text:p>
          </table:table-cell>
          <table:table-cell table:style-name="ce88" table:formula="of:=RANK([.E28];[.$E$4:.$E$75];)" office:value-type="float" office:value="6" calcext:value-type="float">
            <text:p>6</text:p>
          </table:table-cell>
          <table:table-cell table:number-columns-repeated="1018"/>
        </table:table-row>
        <table:table-row table:style-name="ro3">
          <table:table-cell table:style-name="ce101" office:value-type="string" calcext:value-type="string">
            <text:p>Long Beach</text:p>
          </table:table-cell>
          <table:table-cell table:style-name="ce105" office:value-type="float" office:value="20156.5537142856" calcext:value-type="float">
            <text:p>20,156.55</text:p>
          </table:table-cell>
          <table:table-cell table:style-name="ce88" table:formula="of:=RANK([.B29];[.$B$4:.$B$75];)" office:value-type="float" office:value="20" calcext:value-type="float">
            <text:p>20</text:p>
          </table:table-cell>
          <table:table-cell table:style-name="ce108" office:value-type="float" office:value="165421343" calcext:value-type="float">
            <text:p>165,421,343</text:p>
          </table:table-cell>
          <table:table-cell table:style-name="ce111" table:formula="of:=[.D29]/[.B29]" office:value-type="float" office:value="8206.82668995945" calcext:value-type="float">
            <text:p><text:s/>$8,206.83 </text:p>
          </table:table-cell>
          <table:table-cell table:style-name="ce88" table:formula="of:=RANK([.E29];[.$E$4:.$E$75];)" office:value-type="float" office:value="37" calcext:value-type="float">
            <text:p>37</text:p>
          </table:table-cell>
          <table:table-cell table:number-columns-repeated="1018"/>
        </table:table-row>
        <table:table-row table:style-name="ro3">
          <table:table-cell table:style-name="ce101" office:value-type="string" calcext:value-type="string">
            <text:p>Los Angeles</text:p>
          </table:table-cell>
          <table:table-cell table:style-name="ce105" office:value-type="float" office:value="99271.5967619051" calcext:value-type="float">
            <text:p>99,271.60</text:p>
          </table:table-cell>
          <table:table-cell table:style-name="ce88" table:formula="of:=RANK([.B30];[.$B$4:.$B$75];)" office:value-type="float" office:value="1" calcext:value-type="float">
            <text:p>1</text:p>
          </table:table-cell>
          <table:table-cell table:style-name="ce108" office:value-type="float" office:value="846633879" calcext:value-type="float">
            <text:p>846,633,879</text:p>
          </table:table-cell>
          <table:table-cell table:style-name="ce111" table:formula="of:=[.D30]/[.B30]" office:value-type="float" office:value="8528.46037150568" calcext:value-type="float">
            <text:p><text:s/>$8,528.46 </text:p>
          </table:table-cell>
          <table:table-cell table:style-name="ce88" table:formula="of:=RANK([.E30];[.$E$4:.$E$75];)" office:value-type="float" office:value="29" calcext:value-type="float">
            <text:p>29</text:p>
          </table:table-cell>
          <table:table-cell table:number-columns-repeated="1018"/>
        </table:table-row>
        <table:table-row table:style-name="ro3">
          <table:table-cell table:style-name="ce101" office:value-type="string" calcext:value-type="string">
            <text:p>Los Rios</text:p>
          </table:table-cell>
          <table:table-cell table:style-name="ce105" office:value-type="float" office:value="54257.4680000005" calcext:value-type="float">
            <text:p>54,257.47</text:p>
          </table:table-cell>
          <table:table-cell table:style-name="ce88" table:formula="of:=RANK([.B31];[.$B$4:.$B$75];)" office:value-type="float" office:value="2" calcext:value-type="float">
            <text:p>2</text:p>
          </table:table-cell>
          <table:table-cell table:style-name="ce108" office:value-type="float" office:value="401187375" calcext:value-type="float">
            <text:p>401,187,375</text:p>
          </table:table-cell>
          <table:table-cell table:style-name="ce111" table:formula="of:=[.D31]/[.B31]" office:value-type="float" office:value="7394.14111620536" calcext:value-type="float">
            <text:p><text:s/>$7,394.14 </text:p>
          </table:table-cell>
          <table:table-cell table:style-name="ce88" table:formula="of:=RANK([.E31];[.$E$4:.$E$75];)" office:value-type="float" office:value="63" calcext:value-type="float">
            <text:p>63</text:p>
          </table:table-cell>
          <table:table-cell table:number-columns-repeated="1018"/>
        </table:table-row>
        <table:table-row table:style-name="ro3">
          <table:table-cell table:style-name="ce102" office:value-type="string" calcext:value-type="string">
            <text:p>Marin</text:p>
          </table:table-cell>
          <table:table-cell table:style-name="ce105" office:value-type="float" office:value="3815.06495238095" calcext:value-type="float">
            <text:p>3,815.06</text:p>
          </table:table-cell>
          <table:table-cell table:style-name="ce88" table:formula="of:=RANK([.B32];[.$B$4:.$B$75];)" office:value-type="float" office:value="63" calcext:value-type="float">
            <text:p>63</text:p>
          </table:table-cell>
          <table:table-cell table:style-name="ce108" office:value-type="float" office:value="64312696" calcext:value-type="float">
            <text:p>64,312,696</text:p>
          </table:table-cell>
          <table:table-cell table:style-name="ce111" table:formula="of:=[.D32]/[.B32]" office:value-type="float" office:value="16857.5625324185" calcext:value-type="float">
            <text:p><text:s/>$16,857.56 </text:p>
          </table:table-cell>
          <table:table-cell table:style-name="ce88" table:formula="of:=RANK([.E32];[.$E$4:.$E$75];)" office:value-type="float" office:value="1" calcext:value-type="float">
            <text:p>1</text:p>
          </table:table-cell>
          <table:table-cell table:number-columns-repeated="1018"/>
        </table:table-row>
        <table:table-row table:style-name="ro3">
          <table:table-cell table:style-name="ce102" office:value-type="string" calcext:value-type="string">
            <text:p>Mendocino-Lake</text:p>
          </table:table-cell>
          <table:table-cell table:style-name="ce105" office:value-type="float" office:value="3115.14209523809" calcext:value-type="float">
            <text:p>3,115.14</text:p>
          </table:table-cell>
          <table:table-cell table:style-name="ce88" table:formula="of:=RANK([.B33];[.$B$4:.$B$75];)" office:value-type="float" office:value="64" calcext:value-type="float">
            <text:p>64</text:p>
          </table:table-cell>
          <table:table-cell table:style-name="ce108" office:value-type="float" office:value="29970176" calcext:value-type="float">
            <text:p>29,970,176</text:p>
          </table:table-cell>
          <table:table-cell table:style-name="ce111" table:formula="of:=[.D33]/[.B33]" office:value-type="float" office:value="9620.80543478688" calcext:value-type="float">
            <text:p><text:s/>$9,620.81 </text:p>
          </table:table-cell>
          <table:table-cell table:style-name="ce88" table:formula="of:=RANK([.E33];[.$E$4:.$E$75];)" office:value-type="float" office:value="14" calcext:value-type="float">
            <text:p>14</text:p>
          </table:table-cell>
          <table:table-cell table:number-columns-repeated="1018"/>
        </table:table-row>
        <table:table-row table:style-name="ro3">
          <table:table-cell table:style-name="ce102" office:value-type="string" calcext:value-type="string">
            <text:p>Merced</text:p>
          </table:table-cell>
          <table:table-cell table:style-name="ce105" office:value-type="float" office:value="9925.20685714283" calcext:value-type="float">
            <text:p>9,925.21</text:p>
          </table:table-cell>
          <table:table-cell table:style-name="ce88" table:formula="of:=RANK([.B34];[.$B$4:.$B$75];)" office:value-type="float" office:value="44" calcext:value-type="float">
            <text:p>44</text:p>
          </table:table-cell>
          <table:table-cell table:style-name="ce108" office:value-type="float" office:value="75687389" calcext:value-type="float">
            <text:p>75,687,389</text:p>
          </table:table-cell>
          <table:table-cell table:style-name="ce111" table:formula="of:=[.D34]/[.B34]" office:value-type="float" office:value="7625.77446388741" calcext:value-type="float">
            <text:p><text:s/>$7,625.77 </text:p>
          </table:table-cell>
          <table:table-cell table:style-name="ce88" table:formula="of:=RANK([.E34];[.$E$4:.$E$75];)" office:value-type="float" office:value="58" calcext:value-type="float">
            <text:p>58</text:p>
          </table:table-cell>
          <table:table-cell table:number-columns-repeated="1018"/>
        </table:table-row>
        <table:table-row table:style-name="ro3">
          <table:table-cell table:style-name="ce102" office:value-type="string" calcext:value-type="string">
            <text:p>Mira Costa</text:p>
          </table:table-cell>
          <table:table-cell table:style-name="ce105" office:value-type="float" office:value="12063.3198095238" calcext:value-type="float">
            <text:p>12,063.32</text:p>
          </table:table-cell>
          <table:table-cell table:style-name="ce88" table:formula="of:=RANK([.B35];[.$B$4:.$B$75];)" office:value-type="float" office:value="40" calcext:value-type="float">
            <text:p>40</text:p>
          </table:table-cell>
          <table:table-cell table:style-name="ce108" office:value-type="float" office:value="127904244" calcext:value-type="float">
            <text:p>127,904,244</text:p>
          </table:table-cell>
          <table:table-cell table:style-name="ce111" table:formula="of:=[.D35]/[.B35]" office:value-type="float" office:value="10602.7400433355" calcext:value-type="float">
            <text:p><text:s/>$10,602.74 </text:p>
          </table:table-cell>
          <table:table-cell table:style-name="ce88" table:formula="of:=RANK([.E35];[.$E$4:.$E$75];)" office:value-type="float" office:value="10" calcext:value-type="float">
            <text:p>10</text:p>
          </table:table-cell>
          <table:table-cell table:number-columns-repeated="1018"/>
        </table:table-row>
        <table:table-row table:style-name="ro3">
          <table:table-cell table:style-name="ce102" office:value-type="string" calcext:value-type="string">
            <text:p>Monterey Peninsula</text:p>
          </table:table-cell>
          <table:table-cell table:style-name="ce105" office:value-type="float" office:value="6478.81866666668" calcext:value-type="float">
            <text:p>6,478.82</text:p>
          </table:table-cell>
          <table:table-cell table:style-name="ce88" table:formula="of:=RANK([.B36];[.$B$4:.$B$75];)" office:value-type="float" office:value="57" calcext:value-type="float">
            <text:p>57</text:p>
          </table:table-cell>
          <table:table-cell table:style-name="ce108" office:value-type="float" office:value="51926933" calcext:value-type="float">
            <text:p>51,926,933</text:p>
          </table:table-cell>
          <table:table-cell table:style-name="ce111" table:formula="of:=[.D36]/[.B36]" office:value-type="float" office:value="8014.87673472982" calcext:value-type="float">
            <text:p><text:s/>$8,014.88 </text:p>
          </table:table-cell>
          <table:table-cell table:style-name="ce88" table:formula="of:=RANK([.E36];[.$E$4:.$E$75];)" office:value-type="float" office:value="47" calcext:value-type="float">
            <text:p>47</text:p>
          </table:table-cell>
          <table:table-cell table:number-columns-repeated="1018"/>
        </table:table-row>
        <table:table-row table:style-name="ro3">
          <table:table-cell table:style-name="ce102" office:value-type="string" calcext:value-type="string">
            <text:p>Mt. San Antonio</text:p>
          </table:table-cell>
          <table:table-cell table:style-name="ce105" office:value-type="float" office:value="32154.3668571424" calcext:value-type="float">
            <text:p>32,154.37</text:p>
          </table:table-cell>
          <table:table-cell table:style-name="ce88" table:formula="of:=RANK([.B37];[.$B$4:.$B$75];)" office:value-type="float" office:value="8" calcext:value-type="float">
            <text:p>8</text:p>
          </table:table-cell>
          <table:table-cell table:style-name="ce108" office:value-type="float" office:value="226479256" calcext:value-type="float">
            <text:p>226,479,256</text:p>
          </table:table-cell>
          <table:table-cell table:style-name="ce111" table:formula="of:=[.D37]/[.B37]" office:value-type="float" office:value="7043.49916159809" calcext:value-type="float">
            <text:p><text:s/>$7,043.50 </text:p>
          </table:table-cell>
          <table:table-cell table:style-name="ce88" table:formula="of:=RANK([.E37];[.$E$4:.$E$75];)" office:value-type="float" office:value="69" calcext:value-type="float">
            <text:p>69</text:p>
          </table:table-cell>
          <table:table-cell table:number-columns-repeated="1018"/>
        </table:table-row>
        <table:table-row table:style-name="ro3">
          <table:table-cell table:style-name="ce102" office:value-type="string" calcext:value-type="string">
            <text:p>Mt. San Jacinto</text:p>
          </table:table-cell>
          <table:table-cell table:style-name="ce105" office:value-type="float" office:value="11869.0851428571" calcext:value-type="float">
            <text:p>11,869.09</text:p>
          </table:table-cell>
          <table:table-cell table:style-name="ce88" table:formula="of:=RANK([.B38];[.$B$4:.$B$75];)" office:value-type="float" office:value="41" calcext:value-type="float">
            <text:p>41</text:p>
          </table:table-cell>
          <table:table-cell table:style-name="ce108" office:value-type="float" office:value="90372725" calcext:value-type="float">
            <text:p>90,372,725</text:p>
          </table:table-cell>
          <table:table-cell table:style-name="ce111" table:formula="of:=[.D38]/[.B38]" office:value-type="float" office:value="7614.12728211722" calcext:value-type="float">
            <text:p><text:s/>$7,614.13 </text:p>
          </table:table-cell>
          <table:table-cell table:style-name="ce88" table:formula="of:=RANK([.E38];[.$E$4:.$E$75];)" office:value-type="float" office:value="60" calcext:value-type="float">
            <text:p>60</text:p>
          </table:table-cell>
          <table:table-cell table:number-columns-repeated="1018"/>
        </table:table-row>
        <table:table-row table:style-name="ro3">
          <table:table-cell table:style-name="ce102" office:value-type="string" calcext:value-type="string">
            <text:p>Napa Valley</text:p>
          </table:table-cell>
          <table:table-cell table:style-name="ce105" office:value-type="float" office:value="5925.48209523808" calcext:value-type="float">
            <text:p>5,925.48</text:p>
          </table:table-cell>
          <table:table-cell table:style-name="ce88" table:formula="of:=RANK([.B39];[.$B$4:.$B$75];)" office:value-type="float" office:value="58" calcext:value-type="float">
            <text:p>58</text:p>
          </table:table-cell>
          <table:table-cell table:style-name="ce108" office:value-type="float" office:value="48047793" calcext:value-type="float">
            <text:p>48,047,793</text:p>
          </table:table-cell>
          <table:table-cell table:style-name="ce111" table:formula="of:=[.D39]/[.B39]" office:value-type="float" office:value="8108.67237935169" calcext:value-type="float">
            <text:p><text:s/>$8,108.67 </text:p>
          </table:table-cell>
          <table:table-cell table:style-name="ce88" table:formula="of:=RANK([.E39];[.$E$4:.$E$75];)" office:value-type="float" office:value="40" calcext:value-type="float">
            <text:p>40</text:p>
          </table:table-cell>
          <table:table-cell table:number-columns-repeated="1018"/>
        </table:table-row>
        <table:table-row table:style-name="ro3">
          <table:table-cell table:style-name="ce102" office:value-type="string" calcext:value-type="string">
            <text:p>North Orange Co.</text:p>
          </table:table-cell>
          <table:table-cell table:style-name="ce105" office:value-type="float" office:value="40910.9767619048" calcext:value-type="float">
            <text:p>40,910.98</text:p>
          </table:table-cell>
          <table:table-cell table:style-name="ce88" table:formula="of:=RANK([.B40];[.$B$4:.$B$75];)" office:value-type="float" office:value="4" calcext:value-type="float">
            <text:p>4</text:p>
          </table:table-cell>
          <table:table-cell table:style-name="ce108" office:value-type="float" office:value="260083003" calcext:value-type="float">
            <text:p>260,083,003</text:p>
          </table:table-cell>
          <table:table-cell table:style-name="ce111" table:formula="of:=[.D40]/[.B40]" office:value-type="float" office:value="6357.29145538715" calcext:value-type="float">
            <text:p><text:s/>$6,357.29 </text:p>
          </table:table-cell>
          <table:table-cell table:style-name="ce88" table:formula="of:=RANK([.E40];[.$E$4:.$E$75];)" office:value-type="float" office:value="72" calcext:value-type="float">
            <text:p>72</text:p>
          </table:table-cell>
          <table:table-cell table:number-columns-repeated="1018"/>
        </table:table-row>
        <table:table-row table:style-name="ro3">
          <table:table-cell table:style-name="ce102" office:value-type="string" calcext:value-type="string">
            <text:p>Ohlone</text:p>
          </table:table-cell>
          <table:table-cell table:style-name="ce105" office:value-type="float" office:value="9001.35866666662" calcext:value-type="float">
            <text:p>9,001.36</text:p>
          </table:table-cell>
          <table:table-cell table:style-name="ce88" table:formula="of:=RANK([.B41];[.$B$4:.$B$75];)" office:value-type="float" office:value="49" calcext:value-type="float">
            <text:p>49</text:p>
          </table:table-cell>
          <table:table-cell table:style-name="ce108" office:value-type="float" office:value="69781829" calcext:value-type="float">
            <text:p>69,781,829</text:p>
          </table:table-cell>
          <table:table-cell table:style-name="ce111" table:formula="of:=[.D41]/[.B41]" office:value-type="float" office:value="7752.36623537873" calcext:value-type="float">
            <text:p><text:s/>$7,752.37 </text:p>
          </table:table-cell>
          <table:table-cell table:style-name="ce88" table:formula="of:=RANK([.E41];[.$E$4:.$E$75];)" office:value-type="float" office:value="55" calcext:value-type="float">
            <text:p>55</text:p>
          </table:table-cell>
          <table:table-cell table:number-columns-repeated="1018"/>
        </table:table-row>
        <table:table-row table:style-name="ro3">
          <table:table-cell table:style-name="ce102" office:value-type="string" calcext:value-type="string">
            <text:p>Palo Verde</text:p>
          </table:table-cell>
          <table:table-cell table:style-name="ce105" office:value-type="float" office:value="1886.44552380952" calcext:value-type="float">
            <text:p>1,886.45</text:p>
          </table:table-cell>
          <table:table-cell table:style-name="ce88" table:formula="of:=RANK([.B42];[.$B$4:.$B$75];)" office:value-type="float" office:value="69" calcext:value-type="float">
            <text:p>69</text:p>
          </table:table-cell>
          <table:table-cell table:style-name="ce108" office:value-type="float" office:value="20835816" calcext:value-type="float">
            <text:p>20,835,816</text:p>
          </table:table-cell>
          <table:table-cell table:style-name="ce111" table:formula="of:=[.D42]/[.B42]" office:value-type="float" office:value="11045.0133529029" calcext:value-type="float">
            <text:p><text:s/>$11,045.01 </text:p>
          </table:table-cell>
          <table:table-cell table:style-name="ce88" table:formula="of:=RANK([.E42];[.$E$4:.$E$75];)" office:value-type="float" office:value="5" calcext:value-type="float">
            <text:p>5</text:p>
          </table:table-cell>
          <table:table-cell table:number-columns-repeated="1018"/>
        </table:table-row>
        <table:table-row table:style-name="ro3">
          <table:table-cell table:style-name="ce102" office:value-type="string" calcext:value-type="string">
            <text:p>Palomar</text:p>
          </table:table-cell>
          <table:table-cell table:style-name="ce105" office:value-type="float" office:value="18946.6318095238" calcext:value-type="float">
            <text:p>18,946.63</text:p>
          </table:table-cell>
          <table:table-cell table:style-name="ce88" table:formula="of:=RANK([.B43];[.$B$4:.$B$75];)" office:value-type="float" office:value="22" calcext:value-type="float">
            <text:p>22</text:p>
          </table:table-cell>
          <table:table-cell table:style-name="ce108" office:value-type="float" office:value="147541335" calcext:value-type="float">
            <text:p>147,541,335</text:p>
          </table:table-cell>
          <table:table-cell table:style-name="ce111" table:formula="of:=[.D43]/[.B43]" office:value-type="float" office:value="7787.20653271134" calcext:value-type="float">
            <text:p><text:s/>$7,787.21 </text:p>
          </table:table-cell>
          <table:table-cell table:style-name="ce88" table:formula="of:=RANK([.E43];[.$E$4:.$E$75];)" office:value-type="float" office:value="53" calcext:value-type="float">
            <text:p>53</text:p>
          </table:table-cell>
          <table:table-cell table:number-columns-repeated="1018"/>
        </table:table-row>
        <table:table-row table:style-name="ro3">
          <table:table-cell table:style-name="ce102" office:value-type="string" calcext:value-type="string">
            <text:p>Pasadena Area</text:p>
          </table:table-cell>
          <table:table-cell table:style-name="ce105" office:value-type="float" office:value="25420.4502857145" calcext:value-type="float">
            <text:p>25,420.45</text:p>
          </table:table-cell>
          <table:table-cell table:style-name="ce88" table:formula="of:=RANK([.B44];[.$B$4:.$B$75];)" office:value-type="float" office:value="15" calcext:value-type="float">
            <text:p>15</text:p>
          </table:table-cell>
          <table:table-cell table:style-name="ce108" office:value-type="float" office:value="180349844" calcext:value-type="float">
            <text:p>180,349,844</text:p>
          </table:table-cell>
          <table:table-cell table:style-name="ce111" table:formula="of:=[.D44]/[.B44]" office:value-type="float" office:value="7094.67542757694" calcext:value-type="float">
            <text:p><text:s/>$7,094.68 </text:p>
          </table:table-cell>
          <table:table-cell table:style-name="ce88" table:formula="of:=RANK([.E44];[.$E$4:.$E$75];)" office:value-type="float" office:value="67" calcext:value-type="float">
            <text:p>67</text:p>
          </table:table-cell>
          <table:table-cell table:number-columns-repeated="1018"/>
        </table:table-row>
        <table:table-row table:style-name="ro3">
          <table:table-cell table:style-name="ce102" office:value-type="string" calcext:value-type="string">
            <text:p>Peralta</text:p>
          </table:table-cell>
          <table:table-cell table:style-name="ce105" office:value-type="float" office:value="21581.8236190476" calcext:value-type="float">
            <text:p>21,581.82</text:p>
          </table:table-cell>
          <table:table-cell table:style-name="ce88" table:formula="of:=RANK([.B45];[.$B$4:.$B$75];)" office:value-type="float" office:value="17" calcext:value-type="float">
            <text:p>17</text:p>
          </table:table-cell>
          <table:table-cell table:style-name="ce108" office:value-type="float" office:value="177625313" calcext:value-type="float">
            <text:p>177,625,313</text:p>
          </table:table-cell>
          <table:table-cell table:style-name="ce111" table:formula="of:=[.D45]/[.B45]" office:value-type="float" office:value="8230.31992733144" calcext:value-type="float">
            <text:p><text:s/>$8,230.32 </text:p>
          </table:table-cell>
          <table:table-cell table:style-name="ce88" table:formula="of:=RANK([.E45];[.$E$4:.$E$75];)" office:value-type="float" office:value="36" calcext:value-type="float">
            <text:p>36</text:p>
          </table:table-cell>
          <table:table-cell table:number-columns-repeated="1018"/>
        </table:table-row>
        <table:table-row table:style-name="ro3">
          <table:table-cell table:style-name="ce102" office:value-type="string" calcext:value-type="string">
            <text:p>Rancho Santiago</text:p>
          </table:table-cell>
          <table:table-cell table:style-name="ce105" office:value-type="float" office:value="32678.1369523809" calcext:value-type="float">
            <text:p>32,678.14</text:p>
          </table:table-cell>
          <table:table-cell table:style-name="ce88" table:formula="of:=RANK([.B46];[.$B$4:.$B$75];)" office:value-type="float" office:value="7" calcext:value-type="float">
            <text:p>7</text:p>
          </table:table-cell>
          <table:table-cell table:style-name="ce108" office:value-type="float" office:value="233627540" calcext:value-type="float">
            <text:p>233,627,540</text:p>
          </table:table-cell>
          <table:table-cell table:style-name="ce111" table:formula="of:=[.D46]/[.B46]" office:value-type="float" office:value="7149.3531084849" calcext:value-type="float">
            <text:p><text:s/>$7,149.35 </text:p>
          </table:table-cell>
          <table:table-cell table:style-name="ce88" table:formula="of:=RANK([.E46];[.$E$4:.$E$75];)" office:value-type="float" office:value="66" calcext:value-type="float">
            <text:p>66</text:p>
          </table:table-cell>
          <table:table-cell table:number-columns-repeated="1018"/>
        </table:table-row>
        <table:table-row table:style-name="ro3">
          <table:table-cell table:style-name="ce102" office:value-type="string" calcext:value-type="string">
            <text:p>Redwoods</text:p>
          </table:table-cell>
          <table:table-cell table:style-name="ce105" office:value-type="float" office:value="4004.4592380952" calcext:value-type="float">
            <text:p>4,004.46</text:p>
          </table:table-cell>
          <table:table-cell table:style-name="ce88" table:formula="of:=RANK([.B47];[.$B$4:.$B$75];)" office:value-type="float" office:value="62" calcext:value-type="float">
            <text:p>62</text:p>
          </table:table-cell>
          <table:table-cell table:style-name="ce108" office:value-type="float" office:value="36666736" calcext:value-type="float">
            <text:p>36,666,736</text:p>
          </table:table-cell>
          <table:table-cell table:style-name="ce111" table:formula="of:=[.D47]/[.B47]" office:value-type="float" office:value="9156.47627304635" calcext:value-type="float">
            <text:p><text:s/>$9,156.48 </text:p>
          </table:table-cell>
          <table:table-cell table:style-name="ce88" table:formula="of:=RANK([.E47];[.$E$4:.$E$75];)" office:value-type="float" office:value="19" calcext:value-type="float">
            <text:p>19</text:p>
          </table:table-cell>
          <table:table-cell table:number-columns-repeated="1018"/>
        </table:table-row>
        <table:table-row table:style-name="ro3">
          <table:table-cell table:style-name="ce102" office:value-type="string" calcext:value-type="string">
            <text:p>Rio Hondo</text:p>
          </table:table-cell>
          <table:table-cell table:style-name="ce105" office:value-type="float" office:value="12751.5026666665" calcext:value-type="float">
            <text:p>12,751.50</text:p>
          </table:table-cell>
          <table:table-cell table:style-name="ce88" table:formula="of:=RANK([.B48];[.$B$4:.$B$75];)" office:value-type="float" office:value="37" calcext:value-type="float">
            <text:p>37</text:p>
          </table:table-cell>
          <table:table-cell table:style-name="ce108" office:value-type="float" office:value="95445352" calcext:value-type="float">
            <text:p>95,445,352</text:p>
          </table:table-cell>
          <table:table-cell table:style-name="ce111" table:formula="of:=[.D48]/[.B48]" office:value-type="float" office:value="7485.02780378206" calcext:value-type="float">
            <text:p><text:s/>$7,485.03 </text:p>
          </table:table-cell>
          <table:table-cell table:style-name="ce88" table:formula="of:=RANK([.E48];[.$E$4:.$E$75];)" office:value-type="float" office:value="62" calcext:value-type="float">
            <text:p>62</text:p>
          </table:table-cell>
          <table:table-cell table:number-columns-repeated="1018"/>
        </table:table-row>
        <table:table-row table:style-name="ro3">
          <table:table-cell table:style-name="ce102" office:value-type="string" calcext:value-type="string">
            <text:p>Riverside</text:p>
          </table:table-cell>
          <table:table-cell table:style-name="ce105" office:value-type="float" office:value="28967.0224761905" calcext:value-type="float">
            <text:p>28,967.02</text:p>
          </table:table-cell>
          <table:table-cell table:style-name="ce88" table:formula="of:=RANK([.B49];[.$B$4:.$B$75];)" office:value-type="float" office:value="10" calcext:value-type="float">
            <text:p>10</text:p>
          </table:table-cell>
          <table:table-cell table:style-name="ce108" office:value-type="float" office:value="231376996" calcext:value-type="float">
            <text:p>231,376,996</text:p>
          </table:table-cell>
          <table:table-cell table:style-name="ce111" table:formula="of:=[.D49]/[.B49]" office:value-type="float" office:value="7987.60025094679" calcext:value-type="float">
            <text:p><text:s/>$7,987.60 </text:p>
          </table:table-cell>
          <table:table-cell table:style-name="ce88" table:formula="of:=RANK([.E49];[.$E$4:.$E$75];)" office:value-type="float" office:value="48" calcext:value-type="float">
            <text:p>48</text:p>
          </table:table-cell>
          <table:table-cell table:number-columns-repeated="1018"/>
        </table:table-row>
        <table:table-row table:style-name="ro3">
          <table:table-cell table:style-name="ce102" office:value-type="string" calcext:value-type="string">
            <text:p>San Bernardino</text:p>
          </table:table-cell>
          <table:table-cell table:style-name="ce105" office:value-type="float" office:value="14640.0925714286" calcext:value-type="float">
            <text:p>14,640.09</text:p>
          </table:table-cell>
          <table:table-cell table:style-name="ce88" table:formula="of:=RANK([.B50];[.$B$4:.$B$75];)" office:value-type="float" office:value="33" calcext:value-type="float">
            <text:p>33</text:p>
          </table:table-cell>
          <table:table-cell table:style-name="ce108" office:value-type="float" office:value="122001042" calcext:value-type="float">
            <text:p>122,001,042</text:p>
          </table:table-cell>
          <table:table-cell table:style-name="ce111" table:formula="of:=[.D50]/[.B50]" office:value-type="float" office:value="8333.3518148714" calcext:value-type="float">
            <text:p><text:s/>$8,333.35 </text:p>
          </table:table-cell>
          <table:table-cell table:style-name="ce88" table:formula="of:=RANK([.E50];[.$E$4:.$E$75];)" office:value-type="float" office:value="35" calcext:value-type="float">
            <text:p>35</text:p>
          </table:table-cell>
          <table:table-cell table:number-columns-repeated="1018"/>
        </table:table-row>
        <table:table-row table:style-name="ro3">
          <table:table-cell table:style-name="ce102" office:value-type="string" calcext:value-type="string">
            <text:p>San Diego</text:p>
          </table:table-cell>
          <table:table-cell table:style-name="ce105" office:value-type="float" office:value="43239.0321904763" calcext:value-type="float">
            <text:p>43,239.03</text:p>
          </table:table-cell>
          <table:table-cell table:style-name="ce88" table:formula="of:=RANK([.B51];[.$B$4:.$B$75];)" office:value-type="float" office:value="3" calcext:value-type="float">
            <text:p>3</text:p>
          </table:table-cell>
          <table:table-cell table:style-name="ce108" office:value-type="float" office:value="338569067" calcext:value-type="float">
            <text:p>338,569,067</text:p>
          </table:table-cell>
          <table:table-cell table:style-name="ce111" table:formula="of:=[.D51]/[.B51]" office:value-type="float" office:value="7830.17218120281" calcext:value-type="float">
            <text:p><text:s/>$7,830.17 </text:p>
          </table:table-cell>
          <table:table-cell table:style-name="ce88" table:formula="of:=RANK([.E51];[.$E$4:.$E$75];)" office:value-type="float" office:value="51" calcext:value-type="float">
            <text:p>51</text:p>
          </table:table-cell>
          <table:table-cell table:number-columns-repeated="1018"/>
        </table:table-row>
        <table:table-row table:style-name="ro3">
          <table:table-cell table:style-name="ce102" office:value-type="string" calcext:value-type="string">
            <text:p>San Francisco</text:p>
          </table:table-cell>
          <table:table-cell table:style-name="ce105" office:value-type="float" office:value="22540.7933333335" calcext:value-type="float">
            <text:p>22,540.79</text:p>
          </table:table-cell>
          <table:table-cell table:style-name="ce88" table:formula="of:=RANK([.B52];[.$B$4:.$B$75];)" office:value-type="float" office:value="16" calcext:value-type="float">
            <text:p>16</text:p>
          </table:table-cell>
          <table:table-cell table:style-name="ce108" office:value-type="float" office:value="241000407" calcext:value-type="float">
            <text:p>241,000,407</text:p>
          </table:table-cell>
          <table:table-cell table:style-name="ce111" table:formula="of:=[.D52]/[.B52]" office:value-type="float" office:value="10691.744670921" calcext:value-type="float">
            <text:p><text:s/>$10,691.74 </text:p>
          </table:table-cell>
          <table:table-cell table:style-name="ce88" table:formula="of:=RANK([.E52];[.$E$4:.$E$75];)" office:value-type="float" office:value="8" calcext:value-type="float">
            <text:p>8</text:p>
          </table:table-cell>
          <table:table-cell table:number-columns-repeated="1018"/>
        </table:table-row>
        <table:table-row table:style-name="ro3">
          <table:table-cell table:style-name="ce102" office:value-type="string" calcext:value-type="string">
            <text:p>San Joaquin Delta</text:p>
          </table:table-cell>
          <table:table-cell table:style-name="ce105" office:value-type="float" office:value="15330.8880000001" calcext:value-type="float">
            <text:p>15,330.89</text:p>
          </table:table-cell>
          <table:table-cell table:style-name="ce88" table:formula="of:=RANK([.B53];[.$B$4:.$B$75];)" office:value-type="float" office:value="30" calcext:value-type="float">
            <text:p>30</text:p>
          </table:table-cell>
          <table:table-cell table:style-name="ce108" office:value-type="float" office:value="116734264" calcext:value-type="float">
            <text:p>116,734,264</text:p>
          </table:table-cell>
          <table:table-cell table:style-name="ce111" table:formula="of:=[.D53]/[.B53]" office:value-type="float" office:value="7614.31849218384" calcext:value-type="float">
            <text:p><text:s/>$7,614.32 </text:p>
          </table:table-cell>
          <table:table-cell table:style-name="ce88" table:formula="of:=RANK([.E53];[.$E$4:.$E$75];)" office:value-type="float" office:value="59" calcext:value-type="float">
            <text:p>59</text:p>
          </table:table-cell>
          <table:table-cell table:number-columns-repeated="1018"/>
        </table:table-row>
        <table:table-row table:style-name="ro3">
          <table:table-cell table:style-name="ce102" office:value-type="string" calcext:value-type="string">
            <text:p>San Jose/Evergreen</text:p>
          </table:table-cell>
          <table:table-cell table:style-name="ce105" office:value-type="float" office:value="12089.9306666667" calcext:value-type="float">
            <text:p>12,089.93</text:p>
          </table:table-cell>
          <table:table-cell table:style-name="ce88" table:formula="of:=RANK([.B54];[.$B$4:.$B$75];)" office:value-type="float" office:value="39" calcext:value-type="float">
            <text:p>39</text:p>
          </table:table-cell>
          <table:table-cell table:style-name="ce108" office:value-type="float" office:value="128573655" calcext:value-type="float">
            <text:p>128,573,655</text:p>
          </table:table-cell>
          <table:table-cell table:style-name="ce111" table:formula="of:=[.D54]/[.B54]" office:value-type="float" office:value="10634.7719060533" calcext:value-type="float">
            <text:p><text:s/>$10,634.77 </text:p>
          </table:table-cell>
          <table:table-cell table:style-name="ce88" table:formula="of:=RANK([.E54];[.$E$4:.$E$75];)" office:value-type="float" office:value="9" calcext:value-type="float">
            <text:p>9</text:p>
          </table:table-cell>
          <table:table-cell table:number-columns-repeated="1018"/>
        </table:table-row>
        <table:table-row table:style-name="ro3">
          <table:table-cell table:style-name="ce102" office:value-type="string" calcext:value-type="string">
            <text:p>San Luis Obispo Co.</text:p>
          </table:table-cell>
          <table:table-cell table:style-name="ce105" office:value-type="float" office:value="7964.93238095238" calcext:value-type="float">
            <text:p>7,964.93</text:p>
          </table:table-cell>
          <table:table-cell table:style-name="ce88" table:formula="of:=RANK([.B55];[.$B$4:.$B$75];)" office:value-type="float" office:value="51" calcext:value-type="float">
            <text:p>51</text:p>
          </table:table-cell>
          <table:table-cell table:style-name="ce108" office:value-type="float" office:value="66985839" calcext:value-type="float">
            <text:p>66,985,839</text:p>
          </table:table-cell>
          <table:table-cell table:style-name="ce111" table:formula="of:=[.D55]/[.B55]" office:value-type="float" office:value="8410.09512650633" calcext:value-type="float">
            <text:p><text:s/>$8,410.10 </text:p>
          </table:table-cell>
          <table:table-cell table:style-name="ce88" table:formula="of:=RANK([.E55];[.$E$4:.$E$75];)" office:value-type="float" office:value="32" calcext:value-type="float">
            <text:p>32</text:p>
          </table:table-cell>
          <table:table-cell table:number-columns-repeated="1018"/>
        </table:table-row>
        <table:table-row table:style-name="ro3">
          <table:table-cell table:style-name="ce102" office:value-type="string" calcext:value-type="string">
            <text:p>San Mateo Co.</text:p>
          </table:table-cell>
          <table:table-cell table:style-name="ce105" office:value-type="float" office:value="21580.4982857142" calcext:value-type="float">
            <text:p>21,580.50</text:p>
          </table:table-cell>
          <table:table-cell table:style-name="ce88" table:formula="of:=RANK([.B56];[.$B$4:.$B$75];)" office:value-type="float" office:value="18" calcext:value-type="float">
            <text:p>18</text:p>
          </table:table-cell>
          <table:table-cell table:style-name="ce108" office:value-type="float" office:value="194106734" calcext:value-type="float">
            <text:p>194,106,734</text:p>
          </table:table-cell>
          <table:table-cell table:style-name="ce111" table:formula="of:=[.D56]/[.B56]" office:value-type="float" office:value="8994.54365835911" calcext:value-type="float">
            <text:p><text:s/>$8,994.54 </text:p>
          </table:table-cell>
          <table:table-cell table:style-name="ce88" table:formula="of:=RANK([.E56];[.$E$4:.$E$75];)" office:value-type="float" office:value="23" calcext:value-type="float">
            <text:p>23</text:p>
          </table:table-cell>
          <table:table-cell table:number-columns-repeated="1018"/>
        </table:table-row>
        <table:table-row table:style-name="ro3">
          <table:table-cell table:style-name="ce102" office:value-type="string" calcext:value-type="string">
            <text:p>Santa Barbara</text:p>
          </table:table-cell>
          <table:table-cell table:style-name="ce105" office:value-type="float" office:value="17430.1196190475" calcext:value-type="float">
            <text:p>17,430.12</text:p>
          </table:table-cell>
          <table:table-cell table:style-name="ce88" table:formula="of:=RANK([.B57];[.$B$4:.$B$75];)" office:value-type="float" office:value="25" calcext:value-type="float">
            <text:p>25</text:p>
          </table:table-cell>
          <table:table-cell table:style-name="ce108" office:value-type="float" office:value="131932792" calcext:value-type="float">
            <text:p>131,932,792</text:p>
          </table:table-cell>
          <table:table-cell table:style-name="ce111" table:formula="of:=[.D57]/[.B57]" office:value-type="float" office:value="7569.2419147729" calcext:value-type="float">
            <text:p><text:s/>$7,569.24 </text:p>
          </table:table-cell>
          <table:table-cell table:style-name="ce88" table:formula="of:=RANK([.E57];[.$E$4:.$E$75];)" office:value-type="float" office:value="61" calcext:value-type="float">
            <text:p>61</text:p>
          </table:table-cell>
          <table:table-cell table:number-columns-repeated="1018"/>
        </table:table-row>
        <table:table-row table:style-name="ro3">
          <table:table-cell table:style-name="ce102" office:value-type="string" calcext:value-type="string">
            <text:p>Santa Clarita</text:p>
          </table:table-cell>
          <table:table-cell table:style-name="ce105" office:value-type="float" office:value="15898.1580952381" calcext:value-type="float">
            <text:p>15,898.16</text:p>
          </table:table-cell>
          <table:table-cell table:style-name="ce88" table:formula="of:=RANK([.B58];[.$B$4:.$B$75];)" office:value-type="float" office:value="28" calcext:value-type="float">
            <text:p>28</text:p>
          </table:table-cell>
          <table:table-cell table:style-name="ce108" office:value-type="float" office:value="130029425" calcext:value-type="float">
            <text:p>130,029,425</text:p>
          </table:table-cell>
          <table:table-cell table:style-name="ce111" table:formula="of:=[.D58]/[.B58]" office:value-type="float" office:value="8178.89872657303" calcext:value-type="float">
            <text:p><text:s/>$8,178.90 </text:p>
          </table:table-cell>
          <table:table-cell table:style-name="ce88" table:formula="of:=RANK([.E58];[.$E$4:.$E$75];)" office:value-type="float" office:value="38" calcext:value-type="float">
            <text:p>38</text:p>
          </table:table-cell>
          <table:table-cell table:number-columns-repeated="1018"/>
        </table:table-row>
        <table:table-row table:style-name="ro3">
          <table:table-cell table:style-name="ce102" office:value-type="string" calcext:value-type="string">
            <text:p>Santa Monica</text:p>
          </table:table-cell>
          <table:table-cell table:style-name="ce105" office:value-type="float" office:value="26104.4678095238" calcext:value-type="float">
            <text:p>26,104.47</text:p>
          </table:table-cell>
          <table:table-cell table:style-name="ce88" table:formula="of:=RANK([.B59];[.$B$4:.$B$75];)" office:value-type="float" office:value="14" calcext:value-type="float">
            <text:p>14</text:p>
          </table:table-cell>
          <table:table-cell table:style-name="ce108" office:value-type="float" office:value="209661258" calcext:value-type="float">
            <text:p>209,661,258</text:p>
          </table:table-cell>
          <table:table-cell table:style-name="ce111" table:formula="of:=[.D59]/[.B59]" office:value-type="float" office:value="8031.62353394189" calcext:value-type="float">
            <text:p><text:s/>$8,031.62 </text:p>
          </table:table-cell>
          <table:table-cell table:style-name="ce88" table:formula="of:=RANK([.E59];[.$E$4:.$E$75];)" office:value-type="float" office:value="44" calcext:value-type="float">
            <text:p>44</text:p>
          </table:table-cell>
          <table:table-cell table:number-columns-repeated="1018"/>
        </table:table-row>
        <table:table-row table:style-name="ro3">
          <table:table-cell table:style-name="ce102" office:value-type="string" calcext:value-type="string">
            <text:p>Sequoias</text:p>
          </table:table-cell>
          <table:table-cell table:style-name="ce105" office:value-type="float" office:value="9428.42857142856" calcext:value-type="float">
            <text:p>9,428.43</text:p>
          </table:table-cell>
          <table:table-cell table:style-name="ce88" table:formula="of:=RANK([.B60];[.$B$4:.$B$75];)" office:value-type="float" office:value="48" calcext:value-type="float">
            <text:p>48</text:p>
          </table:table-cell>
          <table:table-cell table:style-name="ce108" office:value-type="float" office:value="72903750" calcext:value-type="float">
            <text:p>72,903,750</text:p>
          </table:table-cell>
          <table:table-cell table:style-name="ce111" table:formula="of:=[.D60]/[.B60]" office:value-type="float" office:value="7732.33306565252" calcext:value-type="float">
            <text:p><text:s/>$7,732.33 </text:p>
          </table:table-cell>
          <table:table-cell table:style-name="ce88" table:formula="of:=RANK([.E60];[.$E$4:.$E$75];)" office:value-type="float" office:value="56" calcext:value-type="float">
            <text:p>56</text:p>
          </table:table-cell>
          <table:table-cell table:number-columns-repeated="1018"/>
        </table:table-row>
        <table:table-row table:style-name="ro3">
          <table:table-cell table:style-name="ce102" office:value-type="string" calcext:value-type="string">
            <text:p>Shasta-Teh.-Tri.</text:p>
          </table:table-cell>
          <table:table-cell table:style-name="ce105" office:value-type="float" office:value="6883.38285714285" calcext:value-type="float">
            <text:p>6,883.38</text:p>
          </table:table-cell>
          <table:table-cell table:style-name="ce88" table:formula="of:=RANK([.B61];[.$B$4:.$B$75];)" office:value-type="float" office:value="56" calcext:value-type="float">
            <text:p>56</text:p>
          </table:table-cell>
          <table:table-cell table:style-name="ce108" office:value-type="float" office:value="61676394" calcext:value-type="float">
            <text:p>61,676,394</text:p>
          </table:table-cell>
          <table:table-cell table:style-name="ce111" table:formula="of:=[.D61]/[.B61]" office:value-type="float" office:value="8960.18647807723" calcext:value-type="float">
            <text:p><text:s/>$8,960.19 </text:p>
          </table:table-cell>
          <table:table-cell table:style-name="ce88" table:formula="of:=RANK([.E61];[.$E$4:.$E$75];)" office:value-type="float" office:value="24" calcext:value-type="float">
            <text:p>24</text:p>
          </table:table-cell>
          <table:table-cell table:number-columns-repeated="1018"/>
        </table:table-row>
        <table:table-row table:style-name="ro3">
          <table:table-cell table:style-name="ce102" office:value-type="string" calcext:value-type="string">
            <text:p>Sierra Joint</text:p>
          </table:table-cell>
          <table:table-cell table:style-name="ce105" office:value-type="float" office:value="14620.5546666667" calcext:value-type="float">
            <text:p>14,620.55</text:p>
          </table:table-cell>
          <table:table-cell table:style-name="ce88" table:formula="of:=RANK([.B62];[.$B$4:.$B$75];)" office:value-type="float" office:value="34" calcext:value-type="float">
            <text:p>34</text:p>
          </table:table-cell>
          <table:table-cell table:style-name="ce108" office:value-type="float" office:value="115334423" calcext:value-type="float">
            <text:p>115,334,423</text:p>
          </table:table-cell>
          <table:table-cell table:style-name="ce111" table:formula="of:=[.D62]/[.B62]" office:value-type="float" office:value="7888.51214126302" calcext:value-type="float">
            <text:p><text:s/>$7,888.51 </text:p>
          </table:table-cell>
          <table:table-cell table:style-name="ce88" table:formula="of:=RANK([.E62];[.$E$4:.$E$75];)" office:value-type="float" office:value="50" calcext:value-type="float">
            <text:p>50</text:p>
          </table:table-cell>
          <table:table-cell table:number-columns-repeated="1018"/>
        </table:table-row>
        <table:table-row table:style-name="ro3">
          <table:table-cell table:style-name="ce102" office:value-type="string" calcext:value-type="string">
            <text:p>Siskiyou Joint</text:p>
          </table:table-cell>
          <table:table-cell table:style-name="ce105" office:value-type="float" office:value="3016.53676190477" calcext:value-type="float">
            <text:p>3,016.54</text:p>
          </table:table-cell>
          <table:table-cell table:style-name="ce88" table:formula="of:=RANK([.B63];[.$B$4:.$B$75];)" office:value-type="float" office:value="65" calcext:value-type="float">
            <text:p>65</text:p>
          </table:table-cell>
          <table:table-cell table:style-name="ce108" office:value-type="float" office:value="27184367" calcext:value-type="float">
            <text:p>27,184,367</text:p>
          </table:table-cell>
          <table:table-cell table:style-name="ce111" table:formula="of:=[.D63]/[.B63]" office:value-type="float" office:value="9011.78044415234" calcext:value-type="float">
            <text:p><text:s/>$9,011.78 </text:p>
          </table:table-cell>
          <table:table-cell table:style-name="ce88" table:formula="of:=RANK([.E63];[.$E$4:.$E$75];)" office:value-type="float" office:value="22" calcext:value-type="float">
            <text:p>22</text:p>
          </table:table-cell>
          <table:table-cell table:number-columns-repeated="1018"/>
        </table:table-row>
        <table:table-row table:style-name="ro3">
          <table:table-cell table:style-name="ce102" office:value-type="string" calcext:value-type="string">
            <text:p>Solano Co.</text:p>
          </table:table-cell>
          <table:table-cell table:style-name="ce105" office:value-type="float" office:value="7723.0620952381" calcext:value-type="float">
            <text:p>7,723.06</text:p>
          </table:table-cell>
          <table:table-cell table:style-name="ce88" table:formula="of:=RANK([.B64];[.$B$4:.$B$75];)" office:value-type="float" office:value="53" calcext:value-type="float">
            <text:p>53</text:p>
          </table:table-cell>
          <table:table-cell table:style-name="ce108" office:value-type="float" office:value="67354616" calcext:value-type="float">
            <text:p>67,354,616</text:p>
          </table:table-cell>
          <table:table-cell table:style-name="ce111" table:formula="of:=[.D64]/[.B64]" office:value-type="float" office:value="8721.23196335941" calcext:value-type="float">
            <text:p><text:s/>$8,721.23 </text:p>
          </table:table-cell>
          <table:table-cell table:style-name="ce88" table:formula="of:=RANK([.E64];[.$E$4:.$E$75];)" office:value-type="float" office:value="25" calcext:value-type="float">
            <text:p>25</text:p>
          </table:table-cell>
          <table:table-cell table:number-columns-repeated="1018"/>
        </table:table-row>
        <table:table-row table:style-name="ro3">
          <table:table-cell table:style-name="ce102" office:value-type="string" calcext:value-type="string">
            <text:p>Sonoma Co.</text:p>
          </table:table-cell>
          <table:table-cell table:style-name="ce105" office:value-type="float" office:value="19949.608952381" calcext:value-type="float">
            <text:p>19,949.61</text:p>
          </table:table-cell>
          <table:table-cell table:style-name="ce88" table:formula="of:=RANK([.B65];[.$B$4:.$B$75];)" office:value-type="float" office:value="21" calcext:value-type="float">
            <text:p>21</text:p>
          </table:table-cell>
          <table:table-cell table:style-name="ce108" office:value-type="float" office:value="147100329" calcext:value-type="float">
            <text:p>147,100,329</text:p>
          </table:table-cell>
          <table:table-cell table:style-name="ce111" table:formula="of:=[.D65]/[.B65]" office:value-type="float" office:value="7373.59460785038" calcext:value-type="float">
            <text:p><text:s/>$7,373.59 </text:p>
          </table:table-cell>
          <table:table-cell table:style-name="ce88" table:formula="of:=RANK([.E65];[.$E$4:.$E$75];)" office:value-type="float" office:value="64" calcext:value-type="float">
            <text:p>64</text:p>
          </table:table-cell>
          <table:table-cell table:number-columns-repeated="1018"/>
        </table:table-row>
        <table:table-row table:style-name="ro3">
          <table:table-cell table:style-name="ce102" office:value-type="string" calcext:value-type="string">
            <text:p>South Orange Co.</text:p>
          </table:table-cell>
          <table:table-cell table:style-name="ce105" office:value-type="float" office:value="26307.1483809521" calcext:value-type="float">
            <text:p>26,307.15</text:p>
          </table:table-cell>
          <table:table-cell table:style-name="ce88" table:formula="of:=RANK([.B66];[.$B$4:.$B$75];)" office:value-type="float" office:value="13" calcext:value-type="float">
            <text:p>13</text:p>
          </table:table-cell>
          <table:table-cell table:style-name="ce108" office:value-type="float" office:value="271964634" calcext:value-type="float">
            <text:p>271,964,634</text:p>
          </table:table-cell>
          <table:table-cell table:style-name="ce111" table:formula="of:=[.D66]/[.B66]" office:value-type="float" office:value="10338.0507100845" calcext:value-type="float">
            <text:p><text:s/>$10,338.05 </text:p>
          </table:table-cell>
          <table:table-cell table:style-name="ce88" table:formula="of:=RANK([.E66];[.$E$4:.$E$75];)" office:value-type="float" office:value="11" calcext:value-type="float">
            <text:p>11</text:p>
          </table:table-cell>
          <table:table-cell table:number-columns-repeated="1018"/>
        </table:table-row>
        <table:table-row table:style-name="ro3">
          <table:table-cell table:style-name="ce102" office:value-type="string" calcext:value-type="string">
            <text:p>Southwestern</text:p>
          </table:table-cell>
          <table:table-cell table:style-name="ce105" office:value-type="float" office:value="14795.8815238096" calcext:value-type="float">
            <text:p>14,795.88</text:p>
          </table:table-cell>
          <table:table-cell table:style-name="ce88" table:formula="of:=RANK([.B67];[.$B$4:.$B$75];)" office:value-type="float" office:value="32" calcext:value-type="float">
            <text:p>32</text:p>
          </table:table-cell>
          <table:table-cell table:style-name="ce108" office:value-type="float" office:value="124143881" calcext:value-type="float">
            <text:p>124,143,881</text:p>
          </table:table-cell>
          <table:table-cell table:style-name="ce111" table:formula="of:=[.D67]/[.B67]" office:value-type="float" office:value="8390.43491935424" calcext:value-type="float">
            <text:p><text:s/>$8,390.43 </text:p>
          </table:table-cell>
          <table:table-cell table:style-name="ce88" table:formula="of:=RANK([.E67];[.$E$4:.$E$75];)" office:value-type="float" office:value="33" calcext:value-type="float">
            <text:p>33</text:p>
          </table:table-cell>
          <table:table-cell table:number-columns-repeated="1018"/>
        </table:table-row>
        <table:table-row table:style-name="ro3">
          <table:table-cell table:style-name="ce102" office:value-type="string" calcext:value-type="string">
            <text:p>State Center</text:p>
          </table:table-cell>
          <table:table-cell table:style-name="ce105" office:value-type="float" office:value="28713.5015238094" calcext:value-type="float">
            <text:p>28,713.50</text:p>
          </table:table-cell>
          <table:table-cell table:style-name="ce88" table:formula="of:=RANK([.B68];[.$B$4:.$B$75];)" office:value-type="float" office:value="11" calcext:value-type="float">
            <text:p>11</text:p>
          </table:table-cell>
          <table:table-cell table:style-name="ce108" office:value-type="float" office:value="239595273" calcext:value-type="float">
            <text:p>239,595,273</text:p>
          </table:table-cell>
          <table:table-cell table:style-name="ce111" table:formula="of:=[.D68]/[.B68]" office:value-type="float" office:value="8344.34187001979" calcext:value-type="float">
            <text:p><text:s/>$8,344.34 </text:p>
          </table:table-cell>
          <table:table-cell table:style-name="ce88" table:formula="of:=RANK([.E68];[.$E$4:.$E$75];)" office:value-type="float" office:value="34" calcext:value-type="float">
            <text:p>34</text:p>
          </table:table-cell>
          <table:table-cell table:number-columns-repeated="1018"/>
        </table:table-row>
        <table:table-row table:style-name="ro3">
          <table:table-cell table:style-name="ce102" office:value-type="string" calcext:value-type="string">
            <text:p>Ventura Co.</text:p>
          </table:table-cell>
          <table:table-cell table:style-name="ce105" office:value-type="float" office:value="26601.6060952381" calcext:value-type="float">
            <text:p>26,601.61</text:p>
          </table:table-cell>
          <table:table-cell table:style-name="ce88" table:formula="of:=RANK([.B69];[.$B$4:.$B$75];)" office:value-type="float" office:value="12" calcext:value-type="float">
            <text:p>12</text:p>
          </table:table-cell>
          <table:table-cell table:style-name="ce108" office:value-type="float" office:value="206901227" calcext:value-type="float">
            <text:p>206,901,227</text:p>
          </table:table-cell>
          <table:table-cell table:style-name="ce111" table:formula="of:=[.D69]/[.B69]" office:value-type="float" office:value="7777.77199839965" calcext:value-type="float">
            <text:p><text:s/>$7,777.77 </text:p>
          </table:table-cell>
          <table:table-cell table:style-name="ce88" table:formula="of:=RANK([.E69];[.$E$4:.$E$75];)" office:value-type="float" office:value="54" calcext:value-type="float">
            <text:p>54</text:p>
          </table:table-cell>
          <table:table-cell table:number-columns-repeated="1018"/>
        </table:table-row>
        <table:table-row table:style-name="ro3">
          <table:table-cell table:style-name="ce102" office:value-type="string" calcext:value-type="string">
            <text:p>Victor Valley</text:p>
          </table:table-cell>
          <table:table-cell table:style-name="ce105" office:value-type="float" office:value="9455.86761904762" calcext:value-type="float">
            <text:p>9,455.87</text:p>
          </table:table-cell>
          <table:table-cell table:style-name="ce88" table:formula="of:=RANK([.B70];[.$B$4:.$B$75];)" office:value-type="float" office:value="47" calcext:value-type="float">
            <text:p>47</text:p>
          </table:table-cell>
          <table:table-cell table:style-name="ce108" office:value-type="float" office:value="79875366" calcext:value-type="float">
            <text:p>79,875,366</text:p>
          </table:table-cell>
          <table:table-cell table:style-name="ce111" table:formula="of:=[.D70]/[.B70]" office:value-type="float" office:value="8447.17472980495" calcext:value-type="float">
            <text:p><text:s/>$8,447.17 </text:p>
          </table:table-cell>
          <table:table-cell table:style-name="ce88" table:formula="of:=RANK([.E70];[.$E$4:.$E$75];)" office:value-type="float" office:value="30" calcext:value-type="float">
            <text:p>30</text:p>
          </table:table-cell>
          <table:table-cell table:number-columns-repeated="1018"/>
        </table:table-row>
        <table:table-row table:style-name="ro3">
          <table:table-cell table:style-name="ce102" office:value-type="string" calcext:value-type="string">
            <text:p>West Hills</text:p>
          </table:table-cell>
          <table:table-cell table:style-name="ce105" office:value-type="float" office:value="5289.98342857143" calcext:value-type="float">
            <text:p>5,289.98</text:p>
          </table:table-cell>
          <table:table-cell table:style-name="ce88" table:formula="of:=RANK([.B71];[.$B$4:.$B$75];)" office:value-type="float" office:value="60" calcext:value-type="float">
            <text:p>60</text:p>
          </table:table-cell>
          <table:table-cell table:style-name="ce108" office:value-type="float" office:value="54616242" calcext:value-type="float">
            <text:p>54,616,242</text:p>
          </table:table-cell>
          <table:table-cell table:style-name="ce111" table:formula="of:=[.D71]/[.B71]" office:value-type="float" office:value="10324.4637223276" calcext:value-type="float">
            <text:p><text:s/>$10,324.46 </text:p>
          </table:table-cell>
          <table:table-cell table:style-name="ce88" table:formula="of:=RANK([.E71];[.$E$4:.$E$75];)" office:value-type="float" office:value="12" calcext:value-type="float">
            <text:p>12</text:p>
          </table:table-cell>
          <table:table-cell table:number-columns-repeated="1018"/>
        </table:table-row>
        <table:table-row table:style-name="ro3">
          <table:table-cell table:style-name="ce102" office:value-type="string" calcext:value-type="string">
            <text:p>West Kern</text:p>
          </table:table-cell>
          <table:table-cell table:style-name="ce105" office:value-type="float" office:value="2624.43657142858" calcext:value-type="float">
            <text:p>2,624.44</text:p>
          </table:table-cell>
          <table:table-cell table:style-name="ce88" table:formula="of:=RANK([.B72];[.$B$4:.$B$75];)" office:value-type="float" office:value="67" calcext:value-type="float">
            <text:p>67</text:p>
          </table:table-cell>
          <table:table-cell table:style-name="ce108" office:value-type="float" office:value="34778623" calcext:value-type="float">
            <text:p>34,778,623</text:p>
          </table:table-cell>
          <table:table-cell table:style-name="ce111" table:formula="of:=[.D72]/[.B72]" office:value-type="float" office:value="13251.843606595" calcext:value-type="float">
            <text:p><text:s/>$13,251.84 </text:p>
          </table:table-cell>
          <table:table-cell table:style-name="ce88" table:formula="of:=RANK([.E72];[.$E$4:.$E$75];)" office:value-type="float" office:value="2" calcext:value-type="float">
            <text:p>2</text:p>
          </table:table-cell>
          <table:table-cell table:number-columns-repeated="1018"/>
        </table:table-row>
        <table:table-row table:style-name="ro3">
          <table:table-cell table:style-name="ce102" office:value-type="string" calcext:value-type="string">
            <text:p>West Valley-Mission</text:p>
          </table:table-cell>
          <table:table-cell table:style-name="ce105" office:value-type="float" office:value="14160.0706666666" calcext:value-type="float">
            <text:p>14,160.07</text:p>
          </table:table-cell>
          <table:table-cell table:style-name="ce88" table:formula="of:=RANK([.B73];[.$B$4:.$B$75];)" office:value-type="float" office:value="36" calcext:value-type="float">
            <text:p>36</text:p>
          </table:table-cell>
          <table:table-cell table:style-name="ce108" office:value-type="float" office:value="136750215" calcext:value-type="float">
            <text:p>136,750,215</text:p>
          </table:table-cell>
          <table:table-cell table:style-name="ce111" table:formula="of:=[.D73]/[.B73]" office:value-type="float" office:value="9657.45286299424" calcext:value-type="float">
            <text:p><text:s/>$9,657.45 </text:p>
          </table:table-cell>
          <table:table-cell table:style-name="ce88" table:formula="of:=RANK([.E73];[.$E$4:.$E$75];)" office:value-type="float" office:value="13" calcext:value-type="float">
            <text:p>13</text:p>
          </table:table-cell>
          <table:table-cell table:number-columns-repeated="1018"/>
        </table:table-row>
        <table:table-row table:style-name="ro3">
          <table:table-cell table:style-name="ce102" office:value-type="string" calcext:value-type="string">
            <text:p>Yosemite</text:p>
          </table:table-cell>
          <table:table-cell table:style-name="ce105" office:value-type="float" office:value="14545.4975238094" calcext:value-type="float">
            <text:p>14,545.50</text:p>
          </table:table-cell>
          <table:table-cell table:style-name="ce88" table:formula="of:=RANK([.B74];[.$B$4:.$B$75];)" office:value-type="float" office:value="35" calcext:value-type="float">
            <text:p>35</text:p>
          </table:table-cell>
          <table:table-cell table:style-name="ce108" office:value-type="float" office:value="136188921" calcext:value-type="float">
            <text:p>136,188,921</text:p>
          </table:table-cell>
          <table:table-cell table:style-name="ce111" table:formula="of:=[.D74]/[.B74]" office:value-type="float" office:value="9362.96065343061" calcext:value-type="float">
            <text:p><text:s/>$9,362.96 </text:p>
          </table:table-cell>
          <table:table-cell table:style-name="ce88" table:formula="of:=RANK([.E74];[.$E$4:.$E$75];)" office:value-type="float" office:value="18" calcext:value-type="float">
            <text:p>18</text:p>
          </table:table-cell>
          <table:table-cell table:number-columns-repeated="1018"/>
        </table:table-row>
        <table:table-row table:style-name="ro3">
          <table:table-cell table:style-name="ce102" office:value-type="string" calcext:value-type="string">
            <text:p>Yuba</text:p>
          </table:table-cell>
          <table:table-cell table:style-name="ce105" office:value-type="float" office:value="7930.6994285714" calcext:value-type="float">
            <text:p>7,930.70</text:p>
          </table:table-cell>
          <table:table-cell table:style-name="ce88" table:formula="of:=RANK([.B75];[.$B$4:.$B$75];)" office:value-type="float" office:value="52" calcext:value-type="float">
            <text:p>52</text:p>
          </table:table-cell>
          <table:table-cell table:style-name="ce108" office:value-type="float" office:value="68834674" calcext:value-type="float">
            <text:p>68,834,674</text:p>
          </table:table-cell>
          <table:table-cell table:style-name="ce111" table:formula="of:=[.D75]/[.B75]" office:value-type="float" office:value="8679.52122255623" calcext:value-type="float">
            <text:p><text:s/>$8,679.52 </text:p>
          </table:table-cell>
          <table:table-cell table:style-name="ce88" table:formula="of:=RANK([.E75];[.$E$4:.$E$75];)" office:value-type="float" office:value="26" calcext:value-type="float">
            <text:p>26</text:p>
          </table:table-cell>
          <table:table-cell table:number-columns-repeated="1018"/>
        </table:table-row>
        <table:table-row table:style-name="ro3">
          <table:table-cell table:style-name="ce103" office:value-type="string" calcext:value-type="string">
            <text:p>Statewide FTES</text:p>
          </table:table-cell>
          <table:table-cell table:style-name="ce106" table:formula="of:=SUM([.B4:.B75])" office:value-type="float" office:value="1186678.11485714" calcext:value-type="float">
            <text:p>1,186,678</text:p>
          </table:table-cell>
          <table:table-cell table:style-name="ce88"/>
          <table:table-cell table:style-name="ce109" table:formula="of:=SUM([.D4:.D75])" office:value-type="float" office:value="9753961600" calcext:value-type="float">
            <text:p>$9,753,961,600 </text:p>
          </table:table-cell>
          <table:table-cell table:style-name="ce112"/>
          <table:table-cell table:style-name="ce88"/>
          <table:table-cell table:number-columns-repeated="1018"/>
        </table:table-row>
        <table:table-row table:style-name="ro3">
          <table:table-cell table:number-columns-repeated="1024"/>
        </table:table-row>
        <table:table-row table:style-name="ro3">
          <table:table-cell table:number-columns-repeated="4"/>
          <table:table-cell table:style-name="ce113"/>
          <table:table-cell table:number-columns-repeated="1019"/>
        </table:table-row>
        <table:table-row table:style-name="ro3">
          <table:table-cell table:number-columns-repeated="3"/>
          <table:table-cell table:style-name="ce110"/>
          <table:table-cell table:style-name="ce113"/>
          <table:table-cell table:number-columns-repeated="1019"/>
        </table:table-row>
        <table:table-row table:style-name="ro3" table:number-rows-repeated="1048496">
          <table:table-cell table:number-columns-repeated="1024"/>
        </table:table-row>
        <table:table-row table:style-name="ro3">
          <table:table-cell table:number-columns-repeated="1024"/>
        </table:table-row>
        <table:named-expressions>
          <table:named-range table:name="_xlnm.Print_Titles" table:base-cell-address="$'1 Methodology &amp; Index'.$A$1" table:cell-range-address="$'8 FTES &amp; GF Funding'.$A$1:.$AMJ$3" table:range-usable-as="repeat-column repeat-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 </loext:text>
      <loext:fill-character> </loext:fill-character>
      <number:text>(</number:text>
      <number:number number:decimal-places="2" loext:min-decimal-places="2" number:min-integer-digits="1" number:grouping="true"/>
      <number:text>)</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5">
      <number:text>$</number:text>
      <number:number number:decimal-places="2" loext:min-decimal-places="2" number:min-integer-digits="1" number:grouping="true"/>
    </number:number-style>
    <number:number-style style:name="N136P0" style:volatile="true">
      <number:text>$</number:text>
      <number:number number:decimal-places="2" loext:min-decimal-places="2" number:min-integer-digits="1" number:grouping="true"/>
    </number:number-style>
    <number:number-style style:name="N136">
      <number:text>($</number:text>
      <number:number number:decimal-places="2" loext:min-decimal-places="2" number:min-integer-digits="1" number:grouping="true"/>
      <number:text>)</number:text>
      <style:map style:condition="value()&gt;=0" style:apply-style-name="N136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number:text>(</number:text>
      <number:currency-symbol/>
      <number:number number:decimal-places="2" loext:min-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loext:min-decimal-places="0" number:min-integer-digits="1" number:grouping="true"/>
      <number:text> </number:text>
    </number:number-style>
    <number:number-style style:name="N10136" number:language="en" number:country="US">
      <style:text-properties fo:color="#ff0000"/>
      <number:text>(</number:text>
      <number:number number:decimal-places="0" loext:min-decimal-places="0" number:min-integer-digits="1" number:grouping="true"/>
      <number:text>)</number:text>
      <style:map style:condition="value()&gt;=0" style:apply-style-name="N10136P0"/>
    </number:number-style>
    <number:number-style style:name="N10138P0" style:volatile="true" number:language="en" number:country="US">
      <number:number number:decimal-places="2" loext:min-decimal-places="2" number:min-integer-digits="1" number:grouping="true"/>
      <number:text> </number:text>
    </number:number-style>
    <number:number-style style:name="N10138" number:language="en" number:country="US">
      <style:text-properties fo:color="#ff0000"/>
      <number:text>(</number:text>
      <number:number number:decimal-places="2" loext:min-decimal-places="2" number:min-integer-digits="1" number:grouping="true"/>
      <number:text>)</number:text>
      <style:map style:condition="value()&gt;=0" style:apply-style-name="N10138P0"/>
    </number:number-style>
    <number:number-style style:name="N10142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2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2P2" style:volatile="true" number:language="en" number:country="US">
      <loext:text> </loext:text>
      <loext:fill-character> </loext:fill-character>
      <number:text>- </number:text>
    </number:number-style>
    <number:text-style style:name="N10142" number:language="en" number:country="US">
      <number:text> </number:text>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 </number:text>
      <number:text-content/>
      <number:text> </number:text>
      <style:map style:condition="value()&gt;0" style:apply-style-name="N10146P0"/>
      <style:map style:condition="value()&lt;0" style:apply-style-name="N10146P1"/>
      <style:map style:condition="value()=0" style:apply-style-name="N10146P2"/>
    </number:text-style>
    <number:currency-style style:name="N10147P0" style:volatile="true" number:language="en" number:country="US">
      <number:currency-symbol/>
      <number:number number:decimal-places="0" loext:min-decimal-places="0" number:min-integer-digits="1" number:grouping="true"/>
      <number:text> </number:text>
    </number:currency-style>
    <number:currency-style style:name="N10147"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47P0"/>
    </number:currency-style>
    <number:number-style style:name="N10148P0" style:volatile="true" number:language="en" number:country="US">
      <number:number number:decimal-places="0" loext:min-decimal-places="0" number:min-integer-digits="1" number:grouping="true"/>
    </number:number-style>
    <number:number-style style:name="N10148" number:language="en" number:country="US">
      <number:text>(</number:text>
      <number:number number:decimal-places="0" loext:min-decimal-places="0" number:min-integer-digits="1" number:grouping="true"/>
      <number:text>)</number:text>
      <style:map style:condition="value()&gt;=0" style:apply-style-name="N10148P0"/>
    </number:number-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urrency" style:display-name="Excel Built-in Currency" style:family="table-cell" style:parent-style-name="Default" style:data-style-name="N124"/>
    <style:style style:name="Excel_20_Built-in_20_Percent" style:display-name="Excel Built-in Percent" style:family="table-cell" style:parent-style-name="Default" style:data-style-name="N10"/>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21.6pt" fo:margin-bottom="21.6pt" fo:margin-left="50.4pt" fo:margin-right="50.4pt" style:print-page-order="ttb" style:first-page-number="continue" loext:scale-to-X="1" loext:scale-to-Y="2" style:writing-mode="lr-tb" style:print="charts drawings objects zero-values"/>
      <style:header-style>
        <style:header-footer-properties fo:min-height="32.4pt" fo:margin-left="0pt" fo:margin-right="0pt" fo:margin-bottom="10.4pt"/>
      </style:header-style>
      <style:footer-style>
        <style:header-footer-properties fo:min-height="32.4pt" fo:margin-left="0pt" fo:margin-right="0pt" fo:margin-top="10.4pt"/>
      </style:footer-style>
    </style:page-layout>
    <style:page-layout style:name="Mpm4">
      <style:page-layout-properties fo:page-width="612pt" fo:page-height="792pt" style:num-format="1" style:print-orientation="portrait" fo:margin-top="21.6pt" fo:margin-bottom="21.6pt" fo:margin-left="50.4pt" fo:margin-right="50.4pt" style:print-page-order="ttb" style:first-page-number="continue" style:scale-to="100%" style:writing-mode="lr-tb" style:print="charts drawings objects zero-values"/>
      <style:header-style>
        <style:header-footer-properties fo:min-height="32.4pt" fo:margin-left="0pt" fo:margin-right="0pt" fo:margin-bottom="21.4pt"/>
      </style:header-style>
      <style:footer-style>
        <style:header-footer-properties fo:min-height="32.4pt" fo:margin-left="0pt" fo:margin-right="0pt" fo:margin-top="10.4pt"/>
      </style:footer-style>
    </style:page-layout>
    <style:page-layout style:name="Mpm5">
      <style:page-layout-properties fo:page-width="612pt" fo:page-height="792pt" style:num-format="1" style:print-orientation="portrait" fo:margin-top="21.6pt" fo:margin-bottom="21.6pt" fo:margin-left="50.4pt" fo:margin-right="50.4pt" style:print-page-order="ttb" style:first-page-number="continue" loext:scale-to-X="1" loext:scale-to-Y="3" style:writing-mode="lr-tb" style:print="charts drawings objects zero-values"/>
      <style:header-style>
        <style:header-footer-properties fo:min-height="32.4pt" fo:margin-left="0pt" fo:margin-right="0pt" fo:margin-bottom="21.4pt"/>
      </style:header-style>
      <style:footer-style>
        <style:header-footer-properties fo:min-height="32.4pt" fo:margin-left="0pt" fo:margin-right="0pt" fo:margin-top="10.4pt"/>
      </style:footer-style>
    </style:page-layout>
    <style:page-layout style:name="Mpm6">
      <style:page-layout-properties fo:page-width="612pt" fo:page-height="792pt" style:num-format="1" style:print-orientation="portrait" fo:margin-top="21.6pt" fo:margin-bottom="21.6pt" fo:margin-left="18pt" fo:margin-right="18pt" style:print-page-order="ttb" style:first-page-number="continue" loext:scale-to-X="1" loext:scale-to-Y="3" style:writing-mode="lr-tb" style:print="charts drawings objects zero-values"/>
      <style:header-style>
        <style:header-footer-properties svg:height="32.4pt" fo:margin-left="0pt" fo:margin-right="0pt" fo:margin-bottom="0pt"/>
      </style:header-style>
      <style:footer-style>
        <style:header-footer-properties fo:min-height="32.4pt" fo:margin-left="0pt" fo:margin-right="0pt" fo:margin-top="10.4pt"/>
      </style:footer-style>
    </style:page-layout>
    <style:page-layout style:name="Mpm7">
      <style:page-layout-properties fo:page-width="612pt" fo:page-height="792pt" style:num-format="1" style:print-orientation="portrait" fo:margin-top="54pt" fo:margin-bottom="21.6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32.4pt" fo:margin-left="0pt" fo:margin-right="0pt" fo:margin-top="10.4pt"/>
      </style:footer-style>
    </style:page-layout>
    <style:page-layout style:name="Mpm8">
      <style:page-layout-properties fo:page-width="612pt" fo:page-height="792pt" style:num-format="1" style:print-orientation="portrait" fo:margin-top="54pt" fo:margin-bottom="21.6pt" fo:margin-left="50.4pt" fo:margin-right="50.4pt" style:print-page-order="ttb" style:first-page-number="continue" loext:scale-to-Y="1" style:writing-mode="lr-tb" style:print="charts drawings objects zero-values"/>
      <style:header-style>
        <style:header-footer-properties fo:min-height="21.26pt" fo:margin-left="0pt" fo:margin-right="0pt" fo:margin-bottom="7.09pt"/>
      </style:header-style>
      <style:footer-style>
        <style:header-footer-properties fo:min-height="32.4pt" fo:margin-left="0pt" fo:margin-right="0pt" fo:margin-top="10.4pt"/>
      </style:footer-style>
    </style:page-layout>
    <style:style style:name="MT1" style:family="text">
      <style:text-properties fo:color="#00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2">00/00/0000</text:date>, <text:time style:data-style-name="N2" text:time-value="18:32:54.015000000">00:00:00</text:time></text:p>
        </style:region-right>
      </style:header>
      <style:header-left style:display="false"/>
      <style:footer>
        <text:p>Page <text:page-number>1</text:page-number> / <text:page-count>99</text:page-count></text:p>
      </style:footer>
      <style:footer-left style:display="false"/>
    </style:master-page>
    <style:master-page style:name="PageStyle_5f_6_20_FT_20_MA_20_Steps_20_1_20__26__20_5" style:display-name="PageStyle_6 FT MA Steps 1 &amp; 5" style:page-layout-name="Mpm3">
      <style:header>
        <text:p><text:span text:style-name="MT1">Full-time Salary Converted to Hourly Rates</text:span></text:p>
        <text:p><text:span text:style-name="MT1"/></text:p>
      </style:header>
      <style:header-left style:display="false"/>
      <style:footer>
        <style:region-left>
          <text:p><text:span text:style-name="MT1">California Federation of Teachers</text:span></text:p>
          <text:p><text:span text:style-name="MT1">Research Department</text:span></text:p>
        </style:region-left>
        <style:region-right>
          <text:p><text:span text:style-name="MT1">7/27/16</text:span></text:p>
        </style:region-right>
      </style:footer>
      <style:footer-left style:display="false"/>
    </style:master-page>
    <style:master-page style:name="PageStyle_5f_3_20_MA30_20_Highest_20_w-o_20__26__20_w_20_PhD" style:display-name="PageStyle_3 MA30 Highest w-o &amp; w PhD" style:page-layout-name="Mpm4">
      <style:header>
        <text:p><text:span text:style-name="MT1">Part-Time Faculty Salary Comparison in California Community Colleges 2017</text:span></text:p>
      </style:header>
      <style:header-left style:display="false"/>
      <style:footer>
        <style:region-left>
          <text:p><text:span text:style-name="MT1">California Federation of Teachers</text:span></text:p>
          <text:p><text:span text:style-name="MT1">Research Department</text:span></text:p>
        </style:region-left>
        <style:region-right>
          <text:p><text:span text:style-name="MT1">7/27/16</text:span></text:p>
        </style:region-right>
      </style:footer>
      <style:footer-left style:display="false"/>
    </style:master-page>
    <style:master-page style:name="PageStyle_5f_7_20_FT_20_MA30_20_Highest_20_w-o_20__26__20_w_20_PhD" style:display-name="PageStyle_7 FT MA30 Highest w-o &amp; w PhD" style:page-layout-name="Mpm5">
      <style:header>
        <text:p><text:span text:style-name="MT1">Full-time Salary Converted to Hourly Rates</text:span></text:p>
      </style:header>
      <style:header-left style:display="false"/>
      <style:footer>
        <style:region-left>
          <text:p><text:span text:style-name="MT1">California Federation of Teachers</text:span></text:p>
          <text:p><text:span text:style-name="MT1">Research Department</text:span></text:p>
        </style:region-left>
        <style:region-right>
          <text:p><text:span text:style-name="MT1">7/27/16</text:span></text:p>
        </style:region-right>
      </style:footer>
      <style:footer-left style:display="false"/>
    </style:master-page>
    <style:master-page style:name="PageStyle_5f_5_20_Office_20_Hours" style:display-name="PageStyle_5 Office Hours" style:page-layout-name="Mpm6">
      <style:header>
        <text:p><text:span text:style-name="MT1">Part-Time Faculty Salary Comparisons in California Community Colleges 2017</text:span></text:p>
        <text:p><text:span text:style-name="MT1"/></text:p>
        <text:p><text:span text:style-name="MT1"/></text:p>
      </style:header>
      <style:header-left style:display="false"/>
      <style:footer>
        <style:region-left>
          <text:p><text:span text:style-name="MT1">California Federation of Teachers</text:span></text:p>
          <text:p><text:span text:style-name="MT1">Research Department</text:span></text:p>
        </style:region-left>
        <style:region-right>
          <text:p><text:span text:style-name="MT1">7/27/16</text:span></text:p>
        </style:region-right>
      </style:footer>
      <style:footer-left style:display="false"/>
    </style:master-page>
    <style:master-page style:name="PageStyle_5f_2_20_MA_20_Step_20_1_20__26__20_5th_20_Yr" style:display-name="PageStyle_2 MA Step 1 &amp; 5th Yr" style:page-layout-name="Mpm4">
      <style:header>
        <text:p><text:span text:style-name="MT1">Part-Time Faculty Salary Comparisons in California Community Colleges 2017</text:span></text:p>
      </style:header>
      <style:header-left style:display="false"/>
      <style:footer>
        <style:region-left>
          <text:p><text:span text:style-name="MT1">California Federation of Teachers</text:span></text:p>
          <text:p><text:span text:style-name="MT1">Research Department</text:span></text:p>
        </style:region-left>
        <style:region-right>
          <text:p><text:span text:style-name="MT1">7/27/16</text:span></text:p>
          <text:p><text:span text:style-name="MT1"/></text:p>
        </style:region-right>
      </style:footer>
      <style:footer-left style:display="false"/>
    </style:master-page>
    <style:master-page style:name="PageStyle_5f_8_20_FTES_20__26__20_GF_20_Funding" style:display-name="PageStyle_8 FTES &amp; GF Funding" style:page-layout-name="Mpm7">
      <style:header style:display="false"/>
      <style:header-left style:display="false"/>
      <style:footer>
        <style:region-left>
          <text:p><text:span text:style-name="MT1">California Federation of Teachers</text:span></text:p>
          <text:p><text:span text:style-name="MT1">Research Department</text:span></text:p>
        </style:region-left>
        <style:region-right>
          <text:p><text:span text:style-name="MT1">July 27, 2015</text:span></text:p>
        </style:region-right>
      </style:footer>
      <style:footer-left style:display="false"/>
    </style:master-page>
    <style:master-page style:name="PageStyle_5f_4_20_Steps_20_Cols" style:display-name="PageStyle_4 Steps Cols" style:page-layout-name="Mpm4">
      <style:header>
        <text:p><text:span text:style-name="MT1">Part-Time Faculty Salary Comparisons in California Community Colleges 2017</text:span></text:p>
      </style:header>
      <style:header-left style:display="false"/>
      <style:footer>
        <style:region-left>
          <text:p><text:span text:style-name="MT1">California Federation of Teachers</text:span></text:p>
          <text:p><text:span text:style-name="MT1">Research Department</text:span></text:p>
        </style:region-left>
        <style:region-right>
          <text:p><text:span text:style-name="MT1">7/27/16</text:span></text:p>
        </style:region-right>
      </style:footer>
      <style:footer-left style:display="false"/>
    </style:master-page>
    <style:master-page style:name="PageStyle_5f_1_20_Methodology_20__26__20_Index" style:display-name="PageStyle_1 Methodology &amp; Index" style:page-layout-name="Mpm8">
      <style:header style:display="false"/>
      <style:header-left style:display="false"/>
      <style:footer>
        <style:region-right>
          <text:p><text:span text:style-name="MT1">7/27/15</text:span></text:p>
          <text:p><text:span text:style-name="MT1"/></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nna</meta:initial-creator>
    <meta:print-date>2017-08-11T22:19:47</meta:print-date>
    <meta:creation-date>2015-07-17T17:18:49</meta:creation-date>
    <dc:date>2018-06-02T18:33:10.485000000</dc:date>
    <meta:generator>LibreOffice/5.3.3.2$Windows_X86_64 LibreOffice_project/3d9a8b4b4e538a85e0782bd6c2d430bafe583448</meta:generator>
    <meta:editing-duration>PT16M21S</meta:editing-duration>
    <meta:editing-cycles>3</meta:editing-cycles>
    <meta:document-statistic meta:table-count="8" meta:cell-count="408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